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2.24pt"/>
    </style:style>
    <style:style style:name="co2" style:family="table-column">
      <style:table-column-properties fo:break-before="auto" style:column-width="78.75pt"/>
    </style:style>
    <style:style style:name="co3" style:family="table-column">
      <style:table-column-properties fo:break-before="auto" style:column-width="79.94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449.26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31.49pt"/>
    </style:style>
    <style:style style:name="co8" style:family="table-column">
      <style:table-column-properties fo:break-before="auto" style:column-width="33.76pt"/>
    </style:style>
    <style:style style:name="co9" style:family="table-column">
      <style:table-column-properties fo:break-before="auto" style:column-width="61.51pt"/>
    </style:style>
    <style:style style:name="co10" style:family="table-column">
      <style:table-column-properties fo:break-before="auto" style:column-width="63.01pt"/>
    </style:style>
    <style:style style:name="co11" style:family="table-column">
      <style:table-column-properties fo:break-before="auto" style:column-width="67.49pt"/>
    </style:style>
    <style:style style:name="co12" style:family="table-column">
      <style:table-column-properties fo:break-before="auto" style:column-width="71.26pt"/>
    </style:style>
    <style:style style:name="ro1" style:family="table-row">
      <style:table-row-properties style:row-height="29.99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ro5" style:family="table-row">
      <style:table-row-properties style:row-height="22.45pt" fo:break-before="auto" style:use-optimal-row-height="true"/>
    </style:style>
    <style:style style:name="ro6" style:family="table-row">
      <style:table-row-properties style:row-height="32.94pt" fo:break-before="auto" style:use-optimal-row-height="true"/>
    </style:style>
    <style:style style:name="ro7" style:family="table-row">
      <style:table-row-properties style:row-height="23.9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fo:border-bottom="0.06pt solid #000000" fo:background-color="#ddebf7" style:text-align-source="fix" style:repeat-content="false" fo:wrap-option="wrap" fo:border-left="none" fo:border-right="0.06pt solid #000000" fo:border-top="none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none" fo:background-color="#ddebf7" fo:border-left="none" fo:border-right="0.06pt solid #000000" fo:border-top="none"/>
    </style:style>
    <style:style style:name="ce3" style:family="table-cell" style:parent-style-name="Default" style:data-style-name="N0"/>
    <style:style style:name="ce8" style:family="table-cell" style:parent-style-name="Default" style:data-style-name="N0">
      <style:table-cell-properties fo:border-bottom="0.06pt solid #000000" fo:background-color="#f8cbad" style:text-align-source="fix" style:repeat-content="false" fo:wrap-option="wrap" fo:border-left="0.06pt solid #000000" fo:border-right="0.06pt solid #000000" fo:border-top="none" style:vertical-align="automatic"/>
      <style:paragraph-properties fo:text-align="center"/>
    </style:style>
    <style:style style:name="ce5" style:family="table-cell" style:parent-style-name="Default" style:data-style-name="N110">
      <style:table-cell-properties fo:border-bottom="none" fo:background-color="#f8cbad" fo:border-left="0.06pt solid #000000" fo:border-right="0.06pt solid #000000" fo:border-top="none"/>
    </style:style>
    <style:style style:name="ce38" style:family="table-cell" style:parent-style-name="Default" style:data-style-name="N0">
      <style:table-cell-properties fo:border-bottom="0.06pt solid #000000" fo:background-color="#f4b084" style:text-align-source="fix" style:repeat-content="false" fo:wrap-option="wrap" fo:border-left="0.06pt solid #000000" fo:border-right="0.06pt solid #000000" fo:border-top="none" style:vertical-align="automatic"/>
      <style:paragraph-properties fo:text-align="center"/>
    </style:style>
    <style:style style:name="ce7" style:family="table-cell" style:parent-style-name="Default" style:data-style-name="N2">
      <style:table-cell-properties fo:border-bottom="none" fo:background-color="#f4b084" fo:border-left="0.06pt solid #000000" fo:border-right="0.06pt solid #000000" fo:border-top="none"/>
    </style:style>
    <style:style style:name="ce41" style:family="table-cell" style:parent-style-name="Default" style:data-style-name="N0">
      <style:table-cell-properties fo:border-bottom="0.06pt solid #000000" fo:background-color="#a9d08e" style:text-align-source="fix" style:repeat-content="false" fo:wrap-option="wrap" fo:border-left="0.06pt solid #000000" fo:border-right="0.06pt solid #000000" fo:border-top="none" style:vertical-align="automatic"/>
      <style:paragraph-properties fo:text-align="center"/>
    </style:style>
    <style:style style:name="ce9" style:family="table-cell" style:parent-style-name="Default" style:data-style-name="N2">
      <style:table-cell-properties fo:border-bottom="none" fo:background-color="#a9d08e" fo:border-left="0.06pt solid #000000" fo:border-right="0.06pt solid #000000" fo:border-top="none"/>
    </style:style>
    <style:style style:name="ce45" style:family="table-cell" style:parent-style-name="Default" style:data-style-name="N0">
      <style:table-cell-properties fo:border-bottom="0.06pt solid #000000" fo:background-color="#8ea9db" style:text-align-source="fix" style:repeat-content="false" fo:wrap-option="wrap" fo:border-left="0.06pt solid #000000" fo:border-right="0.06pt solid #000000" fo:border-top="none" style:vertical-align="automatic"/>
      <style:paragraph-properties fo:text-align="center"/>
    </style:style>
    <style:style style:name="ce11" style:family="table-cell" style:parent-style-name="Default" style:data-style-name="N109">
      <style:table-cell-properties fo:background-color="#8ea9db"/>
    </style:style>
    <style:style style:name="ce12" style:family="table-cell" style:parent-style-name="Default" style:data-style-name="N2">
      <style:table-cell-properties fo:border-bottom="none" fo:background-color="#8ea9db" fo:border-left="0.06pt solid #000000" fo:border-right="0.06pt solid #000000" fo:border-top="none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 style:data-style-name="N0">
      <style:table-cell-properties fo:background-color="#ddebf7" style:vertical-align="automatic"/>
    </style:style>
    <style:style style:name="ce15" style:family="table-cell" style:parent-style-name="Default" style:data-style-name="N0">
      <style:table-cell-properties style:vertical-align="automatic"/>
    </style:style>
    <style:style style:name="ce16" style:family="table-cell" style:parent-style-name="Default" style:data-style-name="N0">
      <style:table-cell-properties fo:border-bottom="0.06pt solid #000000" fo:background-color="#bdd7e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7" style:family="table-cell" style:parent-style-name="Default" style:data-style-name="N0">
      <style:table-cell-properties fo:border-bottom="none" fo:background-color="#bdd7ee" fo:border-left="none" fo:border-right="0.06pt solid #000000" fo:border-top="none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-bottom="0.06pt solid #000000" fo:background-color="#bdd7e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0" style:family="table-cell" style:parent-style-name="Default" style:data-style-name="N0">
      <style:table-cell-properties fo:border-bottom="none" fo:background-color="#bdd7ee" fo:border-left="0.06pt solid #000000" fo:border-right="0.06pt solid #000000" fo:border-top="none"/>
    </style:style>
    <style:style style:name="ce21" style:family="table-cell" style:parent-style-name="Default" style:data-style-name="N0">
      <style:table-cell-properties fo:border-bottom="0.06pt solid #000000" fo:background-color="#f8cbad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2" style:family="table-cell" style:parent-style-name="Default" style:data-style-name="N0">
      <style:table-cell-properties fo:border-bottom="none" fo:background-color="#f8cbad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border-bottom="0.06pt solid #000000" fo:background-color="#f4b084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4" style:family="table-cell" style:parent-style-name="Default" style:data-style-name="N0">
      <style:table-cell-properties fo:border-bottom="0.06pt solid #000000" fo:background-color="#a9d08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5" style:family="table-cell" style:parent-style-name="Default" style:data-style-name="N2">
      <style:table-cell-properties fo:border-bottom="0.06pt solid #000000" fo:background-color="#a9d08e" fo:border-left="0.06pt solid #000000" fo:border-right="0.06pt solid #000000" fo:border-top="none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0.06pt solid #000000" fo:background-color="#9bc2e6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8" style:family="table-cell" style:parent-style-name="Default" style:data-style-name="N2">
      <style:table-cell-properties fo:border-bottom="none" fo:background-color="#9bc2e6" fo:border-left="0.06pt solid #000000" fo:border-right="0.06pt solid #000000" fo:border-top="none"/>
    </style:style>
    <style:style style:name="ce29" style:family="table-cell" style:parent-style-name="Default" style:data-style-name="N2">
      <style:table-cell-properties fo:border-bottom="none" fo:background-color="#9bc2e6" fo:border-left="0.06pt solid #000000" fo:border-right="0.06pt solid #000000" fo:border-top="0.06pt solid #000000"/>
    </style:style>
    <style:style style:name="ce30" style:family="table-cell" style:parent-style-name="Default" style:data-style-name="N110">
      <style:table-cell-properties fo:border-bottom="none" fo:background-color="#f8cbad" fo:border-left="0.06pt solid #000000" fo:border-right="0.06pt solid #000000" fo:border-top="0.06pt solid #000000"/>
    </style:style>
    <style:style style:name="ce31" style:family="table-cell" style:parent-style-name="Default" style:data-style-name="N2">
      <style:table-cell-properties fo:border-bottom="none" fo:background-color="#f4b084" fo:border-left="0.06pt solid #000000" fo:border-right="0.06pt solid #000000" fo:border-top="0.06pt solid #000000"/>
    </style:style>
    <style:style style:name="ce32" style:family="table-cell" style:parent-style-name="Default" style:data-style-name="N2">
      <style:table-cell-properties fo:border-bottom="none" fo:background-color="#a9d08e" fo:border-left="0.06pt solid #000000" fo:border-right="0.06pt solid #000000" fo:border-top="0.06pt solid #000000"/>
    </style:style>
    <style:style style:name="ce33" style:family="table-cell" style:parent-style-name="Default" style:data-style-name="N0">
      <style:table-cell-properties fo:border-bottom="0.06pt solid #000000" fo:background-color="#8ea9db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34" style:family="table-cell" style:parent-style-name="Default" style:data-style-name="N2">
      <style:table-cell-properties fo:border-bottom="0.06pt solid #000000" fo:background-color="#8ea9db" fo:border-left="0.06pt solid #000000" fo:border-right="0.06pt solid #000000" fo:border-top="none"/>
    </style:style>
    <style:style style:name="ce35" style:family="table-cell" style:parent-style-name="Default" style:data-style-name="N2">
      <style:table-cell-properties fo:border-bottom="none" fo:background-color="#8ea9db" fo:border-left="0.06pt solid #000000" fo:border-right="0.06pt solid #000000" fo:border-top="0.06pt solid #000000"/>
    </style:style>
    <style:style style:name="ce36" style:family="table-cell" style:parent-style-name="Default" style:data-style-name="N0">
      <style:table-cell-properties style:rotation-angle="75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ummary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3" table:default-cell-style-name="ce3"/>
        <table:table-column table:style-name="co4" table:number-columns-repeated="1017" table:default-cell-style-name="ce3"/>
        <table:table-row table:style-name="ro1">
          <table:table-cell table:style-name="ce1" office:value-type="string" calcext:value-type="string">
            <text:p>codec</text:p>
          </table:table-cell>
          <table:table-cell table:style-name="ce8" office:value-type="string" calcext:value-type="string">
            <text:p>compression ratio</text:p>
          </table:table-cell>
          <table:table-cell table:style-name="ce38" office:value-type="string" calcext:value-type="string">
            <text:p>avg. enc. time</text:p>
          </table:table-cell>
          <table:table-cell table:style-name="ce41" office:value-type="string" calcext:value-type="string">
            <text:p>avg. dec. time</text:p>
          </table:table-cell>
          <table:table-cell table:style-name="ce45" office:value-type="string" calcext:value-type="string">
            <text:p>Reduction gain from PNG</text:p>
          </table:table-cell>
          <table:table-cell table:style-name="ce45" office:value-type="string" calcext:value-type="string">
            <text:p>Weissman score</text:p>
          </table:table-cell>
          <table:table-cell table:style-name="ce45" office:value-type="string" calcext:value-type="string">
            <text:p>Weissman score (dec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aala</text:p>
          </table:table-cell>
          <table:table-cell table:style-name="ce5" table:formula="of:=[data.Q220]" office:value-type="float" office:value="4.24892644584952" calcext:value-type="float">
            <text:p>4,249</text:p>
          </table:table-cell>
          <table:table-cell table:style-name="ce7" table:formula="of:=[data.R220]" office:value-type="float" office:value="0.12764" calcext:value-type="float">
            <text:p>0,13</text:p>
          </table:table-cell>
          <table:table-cell table:style-name="ce9" table:formula="of:=[data.S220]" office:value-type="float" office:value="0.12816" calcext:value-type="float">
            <text:p>0,13</text:p>
          </table:table-cell>
          <table:table-cell table:style-name="ce11" table:formula="of:=([Summary.B2]/[Summary.$B$9])-1" office:value-type="percentage" office:value="1.83623351170127" calcext:value-type="percentage">
            <text:p>183,62%</text:p>
          </table:table-cell>
          <table:table-cell table:style-name="ce12" table:formula="of:=[data.T220]" office:value-type="float" office:value="3.09995939906594" calcext:value-type="float">
            <text:p>3,10</text:p>
          </table:table-cell>
          <table:table-cell table:style-name="ce12" table:formula="of:=[data.U220]" office:value-type="float" office:value="2.72219613330423" calcext:value-type="float">
            <text:p>2,7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V1 oct2016</text:p>
          </table:table-cell>
          <table:table-cell table:style-name="ce5" table:formula="of:=[data.Q52]" office:value-type="float" office:value="4.4362497585069" calcext:value-type="float">
            <text:p>4,436</text:p>
          </table:table-cell>
          <table:table-cell table:style-name="ce7" table:formula="of:=[data.R52]" office:value-type="float" office:value="1.27336" calcext:value-type="float">
            <text:p>1,27</text:p>
          </table:table-cell>
          <table:table-cell table:style-name="ce9" table:formula="of:=[data.S52]" office:value-type="float" office:value="0.08988" calcext:value-type="float">
            <text:p>0,09</text:p>
          </table:table-cell>
          <table:table-cell table:style-name="ce11" table:formula="of:=([Summary.B3]/[Summary.$B$9])-1" office:value-type="percentage" office:value="1.96127513425059" calcext:value-type="percentage">
            <text:p>196,13%</text:p>
          </table:table-cell>
          <table:table-cell table:style-name="ce12" table:formula="of:=[data.T52]" office:value-type="float" office:value="2.61001807747906" calcext:value-type="float">
            <text:p>2,61</text:p>
          </table:table-cell>
          <table:table-cell table:style-name="ce12" table:formula="of:=[data.U52]" office:value-type="float" office:value="2.52457690981261" calcext:value-type="float">
            <text:p>2,5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V1 jul2017</text:p>
          </table:table-cell>
          <table:table-cell table:style-name="ce5" table:formula="of:=[data.Q108]" office:value-type="float" office:value="4.56511691397287" calcext:value-type="float">
            <text:p>4,565</text:p>
          </table:table-cell>
          <table:table-cell table:style-name="ce7" table:formula="of:=[data.R108]" office:value-type="float" office:value="9.24624" calcext:value-type="float">
            <text:p>9,25</text:p>
          </table:table-cell>
          <table:table-cell table:style-name="ce9" table:formula="of:=[data.S108]" office:value-type="float" office:value="0.12772" calcext:value-type="float">
            <text:p>0,13</text:p>
          </table:table-cell>
          <table:table-cell table:style-name="ce11" table:formula="of:=([Summary.B4]/[Summary.$B$9])-1" office:value-type="percentage" office:value="2.04729623853382" calcext:value-type="percentage">
            <text:p>204,73%</text:p>
          </table:table-cell>
          <table:table-cell table:style-name="ce12" table:formula="of:=[data.T108]" office:value-type="float" office:value="2.10273873695087" calcext:value-type="float">
            <text:p>2,10</text:p>
          </table:table-cell>
          <table:table-cell table:style-name="ce12" table:formula="of:=[data.U108]" office:value-type="float" office:value="2.40969697159221" calcext:value-type="float">
            <text:p>2,4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PEG 2000</text:p>
          </table:table-cell>
          <table:table-cell table:style-name="ce5" table:formula="of:=[data.Q388]" office:value-type="float" office:value="2.36386027855994" calcext:value-type="float">
            <text:p>2,364</text:p>
          </table:table-cell>
          <table:table-cell table:style-name="ce7" table:formula="of:=[data.R388]" office:value-type="float" office:value="0.08004" calcext:value-type="float">
            <text:p>0,08</text:p>
          </table:table-cell>
          <table:table-cell table:style-name="ce9" table:formula="of:=[data.S388]" office:value-type="float" office:value="0.05776" calcext:value-type="float">
            <text:p>0,06</text:p>
          </table:table-cell>
          <table:table-cell table:style-name="ce11" table:formula="of:=([Summary.B5]/[Summary.$B$9])-1" office:value-type="percentage" office:value="0.577918522355288" calcext:value-type="percentage">
            <text:p>57,79%</text:p>
          </table:table-cell>
          <table:table-cell table:style-name="ce12" table:formula="of:=[data.T388]" office:value-type="float" office:value="1.90829440315496" calcext:value-type="float">
            <text:p>1,91</text:p>
          </table:table-cell>
          <table:table-cell table:style-name="ce12" table:formula="of:=[data.U388]" office:value-type="float" office:value="1.81203929816729" calcext:value-type="float">
            <text:p>1,8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PEG XR</text:p>
          </table:table-cell>
          <table:table-cell table:style-name="ce5" table:formula="of:=[data.Q332]" office:value-type="float" office:value="2.32955357240603" calcext:value-type="float">
            <text:p>2,330</text:p>
          </table:table-cell>
          <table:table-cell table:style-name="ce7" table:formula="of:=[data.R332]" office:value-type="float" office:value="0.07736" calcext:value-type="float">
            <text:p>0,08</text:p>
          </table:table-cell>
          <table:table-cell table:style-name="ce9" table:formula="of:=[data.S332]" office:value-type="float" office:value="0.08976" calcext:value-type="float">
            <text:p>0,09</text:p>
          </table:table-cell>
          <table:table-cell table:style-name="ce11" table:formula="of:=([Summary.B6]/[Summary.$B$9])-1" office:value-type="percentage" office:value="0.555018189551257" calcext:value-type="percentage">
            <text:p>55,50%</text:p>
          </table:table-cell>
          <table:table-cell table:style-name="ce12" table:formula="of:=[data.T332]" office:value-type="float" office:value="1.89532793781654" calcext:value-type="float">
            <text:p>1,90</text:p>
          </table:table-cell>
          <table:table-cell table:style-name="ce12" table:formula="of:=[data.U332]" office:value-type="float" office:value="1.61068958241569" calcext:value-type="float">
            <text:p>1,6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LIF</text:p>
          </table:table-cell>
          <table:table-cell table:style-name="ce5" table:formula="of:=[data.Q276]" office:value-type="float" office:value="3.78181687268312" calcext:value-type="float">
            <text:p>3,782</text:p>
          </table:table-cell>
          <table:table-cell table:style-name="ce7" table:formula="of:=[data.R276]" office:value-type="float" office:value="4.54456" calcext:value-type="float">
            <text:p>4,54</text:p>
          </table:table-cell>
          <table:table-cell table:style-name="ce9" table:formula="of:=[data.S276]" office:value-type="float" office:value="0.86816" calcext:value-type="float">
            <text:p>0,87</text:p>
          </table:table-cell>
          <table:table-cell table:style-name="ce11" table:formula="of:=([Summary.B7]/[Summary.$B$9])-1" office:value-type="percentage" office:value="1.52442961442619" calcext:value-type="percentage">
            <text:p>152,44%</text:p>
          </table:table-cell>
          <table:table-cell table:style-name="ce12" table:formula="of:=[data.T276]" office:value-type="float" office:value="1.58872805872238" calcext:value-type="float">
            <text:p>1,59</text:p>
          </table:table-cell>
          <table:table-cell table:style-name="ce12" table:formula="of:=[data.U276]" office:value-type="float" office:value="1.73788032772641" calcext:value-type="float">
            <text:p>1,7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ebP</text:p>
          </table:table-cell>
          <table:table-cell table:style-name="ce5" table:formula="of:=[data.Q556]" office:value-type="float" office:value="3.24061988626109" calcext:value-type="float">
            <text:p>3,241</text:p>
          </table:table-cell>
          <table:table-cell table:style-name="ce7" table:formula="of:=[data.R556]" office:value-type="float" office:value="11.8324" calcext:value-type="float">
            <text:p>11,83</text:p>
          </table:table-cell>
          <table:table-cell table:style-name="ce9" table:formula="of:=[data.S556]" office:value-type="float" office:value="0.45296" calcext:value-type="float">
            <text:p>0,45</text:p>
          </table:table-cell>
          <table:table-cell table:style-name="ce11" table:formula="of:=([Summary.B8]/[Summary.$B$9])-1" office:value-type="percentage" office:value="1.16317105914541" calcext:value-type="percentage">
            <text:p>116,32%</text:p>
          </table:table-cell>
          <table:table-cell table:style-name="ce12" table:formula="of:=[data.T556]" office:value-type="float" office:value="1.22247040031447" calcext:value-type="float">
            <text:p>1,22</text:p>
          </table:table-cell>
          <table:table-cell table:style-name="ce12" table:formula="of:=[data.U556]" office:value-type="float" office:value="1.64759341718003" calcext:value-type="float">
            <text:p>1,6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eference (PNG)</text:p>
          </table:table-cell>
          <table:table-cell table:style-name="ce5" table:formula="of:=[data.Q500]" office:value-type="float" office:value="1.49808766743641" calcext:value-type="float">
            <text:p>1,498</text:p>
          </table:table-cell>
          <table:table-cell table:style-name="ce7" table:formula="of:=[data.R500]" office:value-type="float" office:value="0.20036" calcext:value-type="float">
            <text:p>0,20</text:p>
          </table:table-cell>
          <table:table-cell table:style-name="ce9" table:formula="of:=[data.S500]" office:value-type="float" office:value="0.10544" calcext:value-type="float">
            <text:p>0,11</text:p>
          </table:table-cell>
          <table:table-cell table:style-name="ce11" table:formula="of:=([Summary.B9]/[Summary.$B$9])-1" office:value-type="percentage" office:value="0" calcext:value-type="percentage">
            <text:p>0,00%</text:p>
          </table:table-cell>
          <table:table-cell table:style-name="ce12" table:formula="of:=[data.T500]" office:value-type="float" office:value="1" calcext:value-type="float">
            <text:p>1,00</text:p>
          </table:table-cell>
          <table:table-cell table:style-name="ce12" table:formula="of:=[data.U500]" office:value-type="float" office:value="1" calcext:value-type="float">
            <text:p>1,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PG</text:p>
          </table:table-cell>
          <table:table-cell table:style-name="ce5" table:formula="of:=[data.Q164]" office:value-type="float" office:value="1.75173686174444" calcext:value-type="float">
            <text:p>1,752</text:p>
          </table:table-cell>
          <table:table-cell table:style-name="ce7" table:formula="of:=[data.R164]" office:value-type="float" office:value="0.717" calcext:value-type="float">
            <text:p>0,72</text:p>
          </table:table-cell>
          <table:table-cell table:style-name="ce9" table:formula="of:=[data.S164]" office:value-type="float" office:value="0.67572" calcext:value-type="float">
            <text:p>0,68</text:p>
          </table:table-cell>
          <table:table-cell table:style-name="ce11" table:formula="of:=([Summary.B10]/[Summary.$B$9])-1" office:value-type="percentage" office:value="0.169315321006603" calcext:value-type="percentage">
            <text:p>16,93%</text:p>
          </table:table-cell>
          <table:table-cell table:style-name="ce12" table:formula="of:=[data.T164]" office:value-type="float" office:value="0.942575674876454" calcext:value-type="float">
            <text:p>0,94</text:p>
          </table:table-cell>
          <table:table-cell table:style-name="ce12" table:formula="of:=[data.U164]" office:value-type="float" office:value="0.835945643198956" calcext:value-type="float">
            <text:p>0,8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penJPEG</text:p>
          </table:table-cell>
          <table:table-cell table:style-name="ce5" table:formula="of:=[data.Q612]" office:value-type="float" office:value="2.36373977249357" calcext:value-type="float">
            <text:p>2,364</text:p>
          </table:table-cell>
          <table:table-cell table:style-name="ce7" table:formula="of:=[data.R612]" office:value-type="float" office:value="1.85996" calcext:value-type="float">
            <text:p>1,86</text:p>
          </table:table-cell>
          <table:table-cell table:style-name="ce9" table:formula="of:=[data.S612]" office:value-type="float" office:value="2.68948" calcext:value-type="float">
            <text:p>2,69</text:p>
          </table:table-cell>
          <table:table-cell table:style-name="ce11" table:formula="of:=([Summary.B11]/[Summary.$B$9])-1" office:value-type="percentage" office:value="0.577838082425778" calcext:value-type="percentage">
            <text:p>57,78%</text:p>
          </table:table-cell>
          <table:table-cell table:style-name="ce12" table:formula="of:=[data.T612]" office:value-type="float" office:value="0.908682002800956" calcext:value-type="float">
            <text:p>0,91</text:p>
          </table:table-cell>
          <table:table-cell table:style-name="ce12" table:formula="of:=[data.U612]" office:value-type="float" office:value="0.564881439884817" calcext:value-type="float">
            <text:p>0,5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zjpeg</text:p>
          </table:table-cell>
          <table:table-cell table:style-name="ce5" table:formula="of:=[data.Q444]" office:value-type="float" office:value="1.74540032975147" calcext:value-type="float">
            <text:p>1,745</text:p>
          </table:table-cell>
          <table:table-cell table:style-name="ce7" table:formula="of:=[data.R444]" office:value-type="float" office:value="1.54324" calcext:value-type="float">
            <text:p>1,54</text:p>
          </table:table-cell>
          <table:table-cell table:style-name="ce9" table:formula="of:=[data.S444]" office:value-type="float" office:value="0.0872" calcext:value-type="float">
            <text:p>0,09</text:p>
          </table:table-cell>
          <table:table-cell table:style-name="ce11" table:formula="of:=([Summary.B12]/[Summary.$B$9])-1" office:value-type="percentage" office:value="0.165085573889191" calcext:value-type="percentage">
            <text:p>16,51%</text:p>
          </table:table-cell>
          <table:table-cell table:style-name="ce12" table:formula="of:=[data.T444]" office:value-type="float" office:value="0.841104837447398" calcext:value-type="float">
            <text:p>0,84</text:p>
          </table:table-cell>
          <table:table-cell table:style-name="ce12" table:formula="of:=[data.U444]" office:value-type="float" office:value="1.21461189458423" calcext:value-type="float">
            <text:p>1,21</text:p>
          </table:table-cell>
          <table:table-cell table:number-columns-repeated="1017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Criteria" table:base-cell-address="$Summary.$A$1" table:cell-range-address="Summary.$A$1:Summary.$G$1"/>
        </table:named-expressions>
      </table:table>
      <table:table table:name="data" table:style-name="ta1">
        <table:table-column table:style-name="co5" table:default-cell-style-name="ce15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6" table:default-cell-style-name="ce18"/>
        <table:table-column table:style-name="co8" table:number-columns-repeated="10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2" table:number-columns-repeated="2" table:default-cell-style-name="ce3"/>
        <table:table-column table:style-name="co4" table:number-columns-repeated="1003" table:default-cell-style-name="ce3"/>
        <table:table-row table:style-name="ro4">
          <table:table-cell table:style-name="ce13" office:value-type="string" calcext:value-type="string">
            <text:p>AV1 oct2016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style-name="ce36"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635145" calcext:value-type="float">
            <text:p>635145</text:p>
          </table:table-cell>
          <table:table-cell table:style-name="ce7" office:value-type="float" office:value="1.07" calcext:value-type="float">
            <text:p>1,07</text:p>
          </table:table-cell>
          <table:table-cell table:style-name="ce7" office:value-type="float" office:value="1.06" calcext:value-type="float">
            <text:p>1,06</text:p>
          </table:table-cell>
          <table:table-cell table:style-name="ce7" office:value-type="float" office:value="1.07" calcext:value-type="float">
            <text:p>1,07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office:value-type="float" office:value="1.08" calcext:value-type="float">
            <text:p>1,08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2]/([data.C2]*[data.D2])" office:value-type="float" office:value="0.60589250963483" calcext:value-type="float">
            <text:p>0,61</text:p>
          </table:table-cell>
          <table:table-cell table:style-name="ce5" table:formula="of:=[data.B2]/[data.E2]" office:value-type="float" office:value="4.95139849955522" calcext:value-type="float">
            <text:p>4,951</text:p>
          </table:table-cell>
          <table:table-cell table:style-name="ce7" table:formula="of:=AVERAGE([data.F2:.J2])" office:value-type="float" office:value="1.066" calcext:value-type="float">
            <text:p>1,07</text:p>
          </table:table-cell>
          <table:table-cell table:style-name="ce9" table:formula="of:=AVERAGE([data.K2:.O2])" office:value-type="float" office:value="0.08" calcext:value-type="float">
            <text:p>0,08</text:p>
          </table:table-cell>
          <table:table-cell table:style-name="ce12" table:formula="of:=[data.Q2]/[data.Q394]*(LOG([data.R394]*1000)/LOG([data.R2]*1000))" office:value-type="float" office:value="2.6941741229778" calcext:value-type="float">
            <text:p>2,69</text:p>
          </table:table-cell>
          <table:table-cell table:style-name="ce12" table:formula="of:=[data.Q2]/[data.Q394]*(LOG([data.S394]*1000)/LOG([data.S2]*1000))" office:value-type="float" office:value="2.61514457328642" calcext:value-type="float">
            <text:p>2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905503" calcext:value-type="float">
            <text:p>905503</text:p>
          </table:table-cell>
          <table:table-cell table:style-name="ce7" office:value-type="float" office:value="1.35" calcext:value-type="float">
            <text:p>1,35</text:p>
          </table:table-cell>
          <table:table-cell table:number-columns-repeated="2" table:style-name="ce7" office:value-type="float" office:value="1.06" calcext:value-type="float">
            <text:p>1,06</text:p>
          </table:table-cell>
          <table:table-cell table:style-name="ce7" office:value-type="float" office:value="1.09" calcext:value-type="float">
            <text:p>1,09</text:p>
          </table:table-cell>
          <table:table-cell table:style-name="ce7" office:value-type="float" office:value="1.07" calcext:value-type="float">
            <text:p>1,07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3]/([data.C3]*[data.D3])" office:value-type="float" office:value="0.903652320048541" calcext:value-type="float">
            <text:p>0,90</text:p>
          </table:table-cell>
          <table:table-cell table:style-name="ce5" table:formula="of:=[data.B3]/[data.E3]" office:value-type="float" office:value="3.31987856473143" calcext:value-type="float">
            <text:p>3,320</text:p>
          </table:table-cell>
          <table:table-cell table:style-name="ce7" table:formula="of:=AVERAGE([data.F3:.J3])" office:value-type="float" office:value="1.126" calcext:value-type="float">
            <text:p>1,13</text:p>
          </table:table-cell>
          <table:table-cell table:style-name="ce9" table:formula="of:=AVERAGE([data.K3:.O3])" office:value-type="float" office:value="0.1" calcext:value-type="float">
            <text:p>0,10</text:p>
          </table:table-cell>
          <table:table-cell table:style-name="ce12" table:formula="of:=[data.Q3]/[data.Q395]*(LOG([data.R395]*1000)/LOG([data.R3]*1000))" office:value-type="float" office:value="2.65380682928541" calcext:value-type="float">
            <text:p>2,65</text:p>
          </table:table-cell>
          <table:table-cell table:style-name="ce12" table:formula="of:=[data.Q3]/[data.Q395]*(LOG([data.S395]*1000)/LOG([data.S3]*1000))" office:value-type="float" office:value="2.44184436334968" calcext:value-type="float">
            <text:p>2,4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986651" calcext:value-type="float">
            <text:p>986651</text:p>
          </table:table-cell>
          <table:table-cell table:style-name="ce7" office:value-type="float" office:value="1.16" calcext:value-type="float">
            <text:p>1,16</text:p>
          </table:table-cell>
          <table:table-cell table:style-name="ce7" office:value-type="float" office:value="1.11" calcext:value-type="float">
            <text:p>1,11</text:p>
          </table:table-cell>
          <table:table-cell table:style-name="ce7" office:value-type="float" office:value="1.14" calcext:value-type="float">
            <text:p>1,14</text:p>
          </table:table-cell>
          <table:table-cell table:style-name="ce7" office:value-type="float" office:value="1.12" calcext:value-type="float">
            <text:p>1,12</text:p>
          </table:table-cell>
          <table:table-cell table:style-name="ce7" office:value-type="float" office:value="1.11" calcext:value-type="float">
            <text:p>1,11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4]/([data.C4]*[data.D4])" office:value-type="float" office:value="0.967691978752285" calcext:value-type="float">
            <text:p>0,97</text:p>
          </table:table-cell>
          <table:table-cell table:style-name="ce5" table:formula="of:=[data.B4]/[data.E4]" office:value-type="float" office:value="3.10017625279861" calcext:value-type="float">
            <text:p>3,100</text:p>
          </table:table-cell>
          <table:table-cell table:style-name="ce7" table:formula="of:=AVERAGE([data.F4:.J4])" office:value-type="float" office:value="1.128" calcext:value-type="float">
            <text:p>1,13</text:p>
          </table:table-cell>
          <table:table-cell table:style-name="ce9" table:formula="of:=AVERAGE([data.K4:.O4])" office:value-type="float" office:value="0.11" calcext:value-type="float">
            <text:p>0,11</text:p>
          </table:table-cell>
          <table:table-cell table:style-name="ce12" table:formula="of:=[data.Q4]/[data.Q396]*(LOG([data.R396]*1000)/LOG([data.R4]*1000))" office:value-type="float" office:value="2.70281626671972" calcext:value-type="float">
            <text:p>2,70</text:p>
          </table:table-cell>
          <table:table-cell table:style-name="ce12" table:formula="of:=[data.Q4]/[data.Q396]*(LOG([data.S396]*1000)/LOG([data.S4]*1000))" office:value-type="float" office:value="2.39982189025834" calcext:value-type="float">
            <text:p>2,4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50502" calcext:value-type="float">
            <text:p>650502</text:p>
          </table:table-cell>
          <table:table-cell table:style-name="ce7" office:value-type="float" office:value="1.12" calcext:value-type="float">
            <text:p>1,12</text:p>
          </table:table-cell>
          <table:table-cell table:style-name="ce7" office:value-type="float" office:value="1.11" calcext:value-type="float">
            <text:p>1,11</text:p>
          </table:table-cell>
          <table:table-cell table:style-name="ce7" office:value-type="float" office:value="1.1" calcext:value-type="float">
            <text:p>1,10</text:p>
          </table:table-cell>
          <table:table-cell table:style-name="ce7" office:value-type="float" office:value="1.09" calcext:value-type="float">
            <text:p>1,09</text:p>
          </table:table-cell>
          <table:table-cell table:style-name="ce7" office:value-type="float" office:value="1.07" calcext:value-type="float">
            <text:p>1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28" table:formula="of:=[data.E5]/([data.C5]*[data.D5])" office:value-type="float" office:value="0.580938143004115" calcext:value-type="float">
            <text:p>0,58</text:p>
          </table:table-cell>
          <table:table-cell table:style-name="ce5" table:formula="of:=[data.B5]/[data.E5]" office:value-type="float" office:value="5.16408558313426" calcext:value-type="float">
            <text:p>5,164</text:p>
          </table:table-cell>
          <table:table-cell table:style-name="ce7" table:formula="of:=AVERAGE([data.F5:.J5])" office:value-type="float" office:value="1.098" calcext:value-type="float">
            <text:p>1,10</text:p>
          </table:table-cell>
          <table:table-cell table:style-name="ce9" table:formula="of:=AVERAGE([data.K5:.O5])" office:value-type="float" office:value="0.082" calcext:value-type="float">
            <text:p>0,08</text:p>
          </table:table-cell>
          <table:table-cell table:style-name="ce12" table:formula="of:=[data.Q5]/[data.Q397]*(LOG([data.R397]*1000)/LOG([data.R5]*1000))" office:value-type="float" office:value="2.54593212427099" calcext:value-type="float">
            <text:p>2,55</text:p>
          </table:table-cell>
          <table:table-cell table:style-name="ce12" table:formula="of:=[data.Q5]/[data.Q397]*(LOG([data.S397]*1000)/LOG([data.S5]*1000))" office:value-type="float" office:value="2.52016277259806" calcext:value-type="float">
            <text:p>2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719925" calcext:value-type="float">
            <text:p>719925</text:p>
          </table:table-cell>
          <table:table-cell table:number-columns-repeated="2" table:style-name="ce7" office:value-type="float" office:value="0.99" calcext:value-type="float">
            <text:p>0,99</text:p>
          </table:table-cell>
          <table:table-cell table:style-name="ce7" office:value-type="float" office:value="1.01" calcext:value-type="float">
            <text:p>1,01</text:p>
          </table:table-cell>
          <table:table-cell table:style-name="ce7" office:value-type="float" office:value="0.99" calcext:value-type="float">
            <text:p>0,99</text:p>
          </table:table-cell>
          <table:table-cell table:style-name="ce7" office:value-type="float" office:value="1.01" calcext:value-type="float">
            <text:p>1,01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6]/([data.C6]*[data.D6])" office:value-type="float" office:value="0.737628073770492" calcext:value-type="float">
            <text:p>0,74</text:p>
          </table:table-cell>
          <table:table-cell table:style-name="ce5" table:formula="of:=[data.B6]/[data.E6]" office:value-type="float" office:value="4.06711254644581" calcext:value-type="float">
            <text:p>4,067</text:p>
          </table:table-cell>
          <table:table-cell table:style-name="ce7" table:formula="of:=AVERAGE([data.F6:.J6])" office:value-type="float" office:value="0.998" calcext:value-type="float">
            <text:p>1,00</text:p>
          </table:table-cell>
          <table:table-cell table:style-name="ce9" table:formula="of:=AVERAGE([data.K6:.O6])" office:value-type="float" office:value="0.08" calcext:value-type="float">
            <text:p>0,08</text:p>
          </table:table-cell>
          <table:table-cell table:style-name="ce12" table:formula="of:=[data.Q6]/[data.Q398]*(LOG([data.R398]*1000)/LOG([data.R6]*1000))" office:value-type="float" office:value="2.56845034667162" calcext:value-type="float">
            <text:p>2,57</text:p>
          </table:table-cell>
          <table:table-cell table:style-name="ce12" table:formula="of:=[data.Q6]/[data.Q398]*(LOG([data.S398]*1000)/LOG([data.S6]*1000))" office:value-type="float" office:value="2.43333926789946" calcext:value-type="float">
            <text:p>2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80353" calcext:value-type="float">
            <text:p>980353</text:p>
          </table:table-cell>
          <table:table-cell table:style-name="ce7" office:value-type="float" office:value="1.43" calcext:value-type="float">
            <text:p>1,43</text:p>
          </table:table-cell>
          <table:table-cell table:style-name="ce7" office:value-type="float" office:value="1.39" calcext:value-type="float">
            <text:p>1,39</text:p>
          </table:table-cell>
          <table:table-cell table:style-name="ce7" office:value-type="float" office:value="1.41" calcext:value-type="float">
            <text:p>1,41</text:p>
          </table:table-cell>
          <table:table-cell table:style-name="ce7" office:value-type="float" office:value="1.37" calcext:value-type="float">
            <text:p>1,37</text:p>
          </table:table-cell>
          <table:table-cell table:style-name="ce7" office:value-type="float" office:value="1.41" calcext:value-type="float">
            <text:p>1,41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28" table:formula="of:=[data.E7]/([data.C7]*[data.D7])" office:value-type="float" office:value="0.746001199259746" calcext:value-type="float">
            <text:p>0,75</text:p>
          </table:table-cell>
          <table:table-cell table:style-name="ce5" table:formula="of:=[data.B7]/[data.E7]" office:value-type="float" office:value="4.02145757701563" calcext:value-type="float">
            <text:p>4,021</text:p>
          </table:table-cell>
          <table:table-cell table:style-name="ce7" table:formula="of:=AVERAGE([data.F7:.J7])" office:value-type="float" office:value="1.402" calcext:value-type="float">
            <text:p>1,40</text:p>
          </table:table-cell>
          <table:table-cell table:style-name="ce9" table:formula="of:=AVERAGE([data.K7:.O7])" office:value-type="float" office:value="0.112" calcext:value-type="float">
            <text:p>0,11</text:p>
          </table:table-cell>
          <table:table-cell table:style-name="ce12" table:formula="of:=[data.Q7]/[data.Q399]*(LOG([data.R399]*1000)/LOG([data.R7]*1000))" office:value-type="float" office:value="2.70313953842292" calcext:value-type="float">
            <text:p>2,70</text:p>
          </table:table-cell>
          <table:table-cell table:style-name="ce12" table:formula="of:=[data.Q7]/[data.Q399]*(LOG([data.S399]*1000)/LOG([data.S7]*1000))" office:value-type="float" office:value="2.53499926478367" calcext:value-type="float">
            <text:p>2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959710" calcext:value-type="float">
            <text:p>959710</text:p>
          </table:table-cell>
          <table:table-cell table:number-columns-repeated="2" table:style-name="ce7" office:value-type="float" office:value="1.66" calcext:value-type="float">
            <text:p>1,66</text:p>
          </table:table-cell>
          <table:table-cell table:number-columns-repeated="2" table:style-name="ce7" office:value-type="float" office:value="1.7" calcext:value-type="float">
            <text:p>1,70</text:p>
          </table:table-cell>
          <table:table-cell table:style-name="ce7" office:value-type="float" office:value="1.67" calcext:value-type="float">
            <text:p>1,67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28" table:formula="of:=[data.E8]/([data.C8]*[data.D8])" office:value-type="float" office:value="0.964959379021879" calcext:value-type="float">
            <text:p>0,96</text:p>
          </table:table-cell>
          <table:table-cell table:style-name="ce5" table:formula="of:=[data.B8]/[data.E8]" office:value-type="float" office:value="3.1089558304071" calcext:value-type="float">
            <text:p>3,109</text:p>
          </table:table-cell>
          <table:table-cell table:style-name="ce7" table:formula="of:=AVERAGE([data.F8:.J8])" office:value-type="float" office:value="1.678" calcext:value-type="float">
            <text:p>1,68</text:p>
          </table:table-cell>
          <table:table-cell table:style-name="ce9" table:formula="of:=AVERAGE([data.K8:.O8])" office:value-type="float" office:value="0.102" calcext:value-type="float">
            <text:p>0,10</text:p>
          </table:table-cell>
          <table:table-cell table:style-name="ce12" table:formula="of:=[data.Q8]/[data.Q400]*(LOG([data.R400]*1000)/LOG([data.R8]*1000))" office:value-type="float" office:value="2.90418090685914" calcext:value-type="float">
            <text:p>2,90</text:p>
          </table:table-cell>
          <table:table-cell table:style-name="ce12" table:formula="of:=[data.Q8]/[data.Q400]*(LOG([data.S400]*1000)/LOG([data.S8]*1000))" office:value-type="float" office:value="2.7178950511571" calcext:value-type="float">
            <text:p>2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526573" calcext:value-type="float">
            <text:p>526573</text:p>
          </table:table-cell>
          <table:table-cell table:style-name="ce7" office:value-type="float" office:value="1.01" calcext:value-type="float">
            <text:p>1,01</text:p>
          </table:table-cell>
          <table:table-cell table:style-name="ce7" office:value-type="float" office:value="1.02" calcext:value-type="float">
            <text:p>1,02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office:value-type="float" office:value="1.02" calcext:value-type="float">
            <text:p>1,02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data.E9]/([data.C9]*[data.D9])" office:value-type="float" office:value="0.53274431008806" calcext:value-type="float">
            <text:p>0,53</text:p>
          </table:table-cell>
          <table:table-cell table:style-name="ce5" table:formula="of:=[data.B9]/[data.E9]" office:value-type="float" office:value="5.63124960831642" calcext:value-type="float">
            <text:p>5,631</text:p>
          </table:table-cell>
          <table:table-cell table:style-name="ce7" table:formula="of:=AVERAGE([data.F9:.J9])" office:value-type="float" office:value="1.02" calcext:value-type="float">
            <text:p>1,02</text:p>
          </table:table-cell>
          <table:table-cell table:style-name="ce9" table:formula="of:=AVERAGE([data.K9:.O9])" office:value-type="float" office:value="0.07" calcext:value-type="float">
            <text:p>0,07</text:p>
          </table:table-cell>
          <table:table-cell table:style-name="ce12" table:formula="of:=[data.Q9]/[data.Q401]*(LOG([data.R401]*1000)/LOG([data.R9]*1000))" office:value-type="float" office:value="2.77419276205462" calcext:value-type="float">
            <text:p>2,77</text:p>
          </table:table-cell>
          <table:table-cell table:style-name="ce12" table:formula="of:=[data.Q9]/[data.Q401]*(LOG([data.S401]*1000)/LOG([data.S9]*1000))" office:value-type="float" office:value="2.7099661395476" calcext:value-type="float">
            <text:p>2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897229" calcext:value-type="float">
            <text:p>897229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float" office:value="1.14" calcext:value-type="float">
            <text:p>1,14</text:p>
          </table:table-cell>
          <table:table-cell table:number-columns-repeated="2" table:style-name="ce7" office:value-type="float" office:value="1.16" calcext:value-type="float">
            <text:p>1,16</text:p>
          </table:table-cell>
          <table:table-cell table:style-name="ce7" office:value-type="float" office:value="1.15" calcext:value-type="float">
            <text:p>1,15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28" table:formula="of:=[data.E10]/([data.C10]*[data.D10])" office:value-type="float" office:value="0.845262275313713" calcext:value-type="float">
            <text:p>0,85</text:p>
          </table:table-cell>
          <table:table-cell table:style-name="ce5" table:formula="of:=[data.B10]/[data.E10]" office:value-type="float" office:value="3.54921207406359" calcext:value-type="float">
            <text:p>3,549</text:p>
          </table:table-cell>
          <table:table-cell table:style-name="ce7" table:formula="of:=AVERAGE([data.F10:.J10])" office:value-type="float" office:value="1.156" calcext:value-type="float">
            <text:p>1,16</text:p>
          </table:table-cell>
          <table:table-cell table:style-name="ce9" table:formula="of:=AVERAGE([data.K10:.O10])" office:value-type="float" office:value="0.102" calcext:value-type="float">
            <text:p>0,10</text:p>
          </table:table-cell>
          <table:table-cell table:style-name="ce12" table:formula="of:=[data.Q10]/[data.Q402]*(LOG([data.R402]*1000)/LOG([data.R10]*1000))" office:value-type="float" office:value="2.77905186304163" calcext:value-type="float">
            <text:p>2,78</text:p>
          </table:table-cell>
          <table:table-cell table:style-name="ce12" table:formula="of:=[data.Q10]/[data.Q402]*(LOG([data.S402]*1000)/LOG([data.S10]*1000))" office:value-type="float" office:value="2.58881640295012" calcext:value-type="float">
            <text:p>2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996450" calcext:value-type="float">
            <text:p>996450</text:p>
          </table:table-cell>
          <table:table-cell table:style-name="ce7" office:value-type="float" office:value="1.09" calcext:value-type="float">
            <text:p>1,09</text:p>
          </table:table-cell>
          <table:table-cell table:style-name="ce7" office:value-type="float" office:value="1.07" calcext:value-type="float">
            <text:p>1,07</text:p>
          </table:table-cell>
          <table:table-cell table:style-name="ce7" office:value-type="float" office:value="1.1" calcext:value-type="float">
            <text:p>1,10</text:p>
          </table:table-cell>
          <table:table-cell table:style-name="ce7" office:value-type="float" office:value="1.09" calcext:value-type="float">
            <text:p>1,09</text:p>
          </table:table-cell>
          <table:table-cell table:style-name="ce7" office:value-type="float" office:value="1.08" calcext:value-type="float">
            <text:p>1,08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11]/([data.C11]*[data.D11])" office:value-type="float" office:value="1.05283121735161" calcext:value-type="float">
            <text:p>1,05</text:p>
          </table:table-cell>
          <table:table-cell table:style-name="ce5" table:formula="of:=[data.B11]/[data.E11]" office:value-type="float" office:value="2.84947563851673" calcext:value-type="float">
            <text:p>2,849</text:p>
          </table:table-cell>
          <table:table-cell table:style-name="ce7" table:formula="of:=AVERAGE([data.F11:.J11])" office:value-type="float" office:value="1.086" calcext:value-type="float">
            <text:p>1,09</text:p>
          </table:table-cell>
          <table:table-cell table:style-name="ce9" table:formula="of:=AVERAGE([data.K11:.O11])" office:value-type="float" office:value="0.11" calcext:value-type="float">
            <text:p>0,11</text:p>
          </table:table-cell>
          <table:table-cell table:style-name="ce12" table:formula="of:=[data.Q11]/[data.Q403]*(LOG([data.R403]*1000)/LOG([data.R11]*1000))" office:value-type="float" office:value="2.66985627142013" calcext:value-type="float">
            <text:p>2,67</text:p>
          </table:table-cell>
          <table:table-cell table:style-name="ce12" table:formula="of:=[data.Q11]/[data.Q403]*(LOG([data.S403]*1000)/LOG([data.S11]*1000))" office:value-type="float" office:value="2.29022247638878" calcext:value-type="float">
            <text:p>2,2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760430" calcext:value-type="float">
            <text:p>760430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office:value-type="float" office:value="1.21" calcext:value-type="float">
            <text:p>1,21</text:p>
          </table:table-cell>
          <table:table-cell table:style-name="ce7" office:value-type="float" office:value="1.18" calcext:value-type="float">
            <text:p>1,18</text:p>
          </table:table-cell>
          <table:table-cell table:style-name="ce7" office:value-type="float" office:value="1.19" calcext:value-type="float">
            <text:p>1,19</text:p>
          </table:table-cell>
          <table:table-cell table:style-name="ce7" office:value-type="float" office:value="1.2" calcext:value-type="float">
            <text:p>1,20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data.E12]/([data.C12]*[data.D12])" office:value-type="float" office:value="0.646492212473645" calcext:value-type="float">
            <text:p>0,65</text:p>
          </table:table-cell>
          <table:table-cell table:style-name="ce5" table:formula="of:=[data.B12]/[data.E12]" office:value-type="float" office:value="4.64044816748419" calcext:value-type="float">
            <text:p>4,640</text:p>
          </table:table-cell>
          <table:table-cell table:style-name="ce7" table:formula="of:=AVERAGE([data.F12:.J12])" office:value-type="float" office:value="1.206" calcext:value-type="float">
            <text:p>1,21</text:p>
          </table:table-cell>
          <table:table-cell table:style-name="ce9" table:formula="of:=AVERAGE([data.K12:.O12])" office:value-type="float" office:value="0.09" calcext:value-type="float">
            <text:p>0,09</text:p>
          </table:table-cell>
          <table:table-cell table:style-name="ce12" table:formula="of:=[data.Q12]/[data.Q404]*(LOG([data.R404]*1000)/LOG([data.R12]*1000))" office:value-type="float" office:value="2.60709627274965" calcext:value-type="float">
            <text:p>2,61</text:p>
          </table:table-cell>
          <table:table-cell table:style-name="ce12" table:formula="of:=[data.Q12]/[data.Q404]*(LOG([data.S404]*1000)/LOG([data.S12]*1000))" office:value-type="float" office:value="2.52520679089463" calcext:value-type="float">
            <text:p>2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807131" calcext:value-type="float">
            <text:p>807131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37" calcext:value-type="float">
            <text:p>1,37</text:p>
          </table:table-cell>
          <table:table-cell table:number-columns-repeated="2" table:style-name="ce7" office:value-type="float" office:value="1.36" calcext:value-type="float">
            <text:p>1,36</text:p>
          </table:table-cell>
          <table:table-cell table:style-name="ce7" office:value-type="float" office:value="1.37" calcext:value-type="float">
            <text:p>1,37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13]/([data.C13]*[data.D13])" office:value-type="float" office:value="0.614187638493194" calcext:value-type="float">
            <text:p>0,61</text:p>
          </table:table-cell>
          <table:table-cell table:style-name="ce5" table:formula="of:=[data.B13]/[data.E13]" office:value-type="float" office:value="4.88452060446198" calcext:value-type="float">
            <text:p>4,885</text:p>
          </table:table-cell>
          <table:table-cell table:style-name="ce7" table:formula="of:=AVERAGE([data.F13:.J13])" office:value-type="float" office:value="1.418" calcext:value-type="float">
            <text:p>1,42</text:p>
          </table:table-cell>
          <table:table-cell table:style-name="ce9" table:formula="of:=AVERAGE([data.K13:.O13])" office:value-type="float" office:value="0.1" calcext:value-type="float">
            <text:p>0,10</text:p>
          </table:table-cell>
          <table:table-cell table:style-name="ce12" table:formula="of:=[data.Q13]/[data.Q405]*(LOG([data.R405]*1000)/LOG([data.R13]*1000))" office:value-type="float" office:value="2.58627729497159" calcext:value-type="float">
            <text:p>2,59</text:p>
          </table:table-cell>
          <table:table-cell table:style-name="ce12" table:formula="of:=[data.Q13]/[data.Q405]*(LOG([data.S405]*1000)/LOG([data.S13]*1000))" office:value-type="float" office:value="2.50969329229506" calcext:value-type="float">
            <text:p>2,5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929566" calcext:value-type="float">
            <text:p>929566</text:p>
          </table:table-cell>
          <table:table-cell table:style-name="ce7" office:value-type="float" office:value="1.35" calcext:value-type="float">
            <text:p>1,35</text:p>
          </table:table-cell>
          <table:table-cell table:style-name="ce7" office:value-type="float" office:value="1.09" calcext:value-type="float">
            <text:p>1,09</text:p>
          </table:table-cell>
          <table:table-cell table:style-name="ce7" office:value-type="float" office:value="1.07" calcext:value-type="float">
            <text:p>1,07</text:p>
          </table:table-cell>
          <table:table-cell table:style-name="ce7" office:value-type="float" office:value="1.06" calcext:value-type="float">
            <text:p>1,06</text:p>
          </table:table-cell>
          <table:table-cell table:style-name="ce7" office:value-type="float" office:value="1.08" calcext:value-type="float">
            <text:p>1,08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14]/([data.C14]*[data.D14])" office:value-type="float" office:value="0.961877385120984" calcext:value-type="float">
            <text:p>0,96</text:p>
          </table:table-cell>
          <table:table-cell table:style-name="ce5" table:formula="of:=[data.B14]/[data.E14]" office:value-type="float" office:value="3.11891786059301" calcext:value-type="float">
            <text:p>3,119</text:p>
          </table:table-cell>
          <table:table-cell table:style-name="ce7" table:formula="of:=AVERAGE([data.F14:.J14])" office:value-type="float" office:value="1.13" calcext:value-type="float">
            <text:p>1,13</text:p>
          </table:table-cell>
          <table:table-cell table:style-name="ce9" table:formula="of:=AVERAGE([data.K14:.O14])" office:value-type="float" office:value="0.1" calcext:value-type="float">
            <text:p>0,10</text:p>
          </table:table-cell>
          <table:table-cell table:style-name="ce12" table:formula="of:=[data.Q14]/[data.Q406]*(LOG([data.R406]*1000)/LOG([data.R14]*1000))" office:value-type="float" office:value="2.66264308631223" calcext:value-type="float">
            <text:p>2,66</text:p>
          </table:table-cell>
          <table:table-cell table:style-name="ce12" table:formula="of:=[data.Q14]/[data.Q406]*(LOG([data.S406]*1000)/LOG([data.S14]*1000))" office:value-type="float" office:value="2.43299057167435" calcext:value-type="float">
            <text:p>2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727503" calcext:value-type="float">
            <text:p>727503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58" calcext:value-type="float">
            <text:p>1,58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59" calcext:value-type="float">
            <text:p>1,59</text:p>
          </table:table-cell>
          <table:table-cell table:style-name="ce7" office:value-type="float" office:value="1.6" calcext:value-type="float">
            <text:p>1,60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data.E15]/([data.C15]*[data.D15])" office:value-type="float" office:value="0.73441235140199" calcext:value-type="float">
            <text:p>0,73</text:p>
          </table:table-cell>
          <table:table-cell table:style-name="ce5" table:formula="of:=[data.B15]/[data.E15]" office:value-type="float" office:value="4.08492061201122" calcext:value-type="float">
            <text:p>4,085</text:p>
          </table:table-cell>
          <table:table-cell table:style-name="ce7" table:formula="of:=AVERAGE([data.F15:.J15])" office:value-type="float" office:value="1.658" calcext:value-type="float">
            <text:p>1,66</text:p>
          </table:table-cell>
          <table:table-cell table:style-name="ce9" table:formula="of:=AVERAGE([data.K15:.O15])" office:value-type="float" office:value="0.086" calcext:value-type="float">
            <text:p>0,09</text:p>
          </table:table-cell>
          <table:table-cell table:style-name="ce12" table:formula="of:=[data.Q15]/[data.Q407]*(LOG([data.R407]*1000)/LOG([data.R15]*1000))" office:value-type="float" office:value="2.34646310633727" calcext:value-type="float">
            <text:p>2,35</text:p>
          </table:table-cell>
          <table:table-cell table:style-name="ce12" table:formula="of:=[data.Q15]/[data.Q407]*(LOG([data.S407]*1000)/LOG([data.S15]*1000))" office:value-type="float" office:value="2.42920922662862" calcext:value-type="float">
            <text:p>2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807370" calcext:value-type="float">
            <text:p>807370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6" calcext:value-type="float">
            <text:p>1,60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62" calcext:value-type="float">
            <text:p>1,62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data.E16]/([data.C16]*[data.D16])" office:value-type="float" office:value="0.815525252525253" calcext:value-type="float">
            <text:p>0,82</text:p>
          </table:table-cell>
          <table:table-cell table:style-name="ce5" table:formula="of:=[data.B16]/[data.E16]" office:value-type="float" office:value="3.67863061545512" calcext:value-type="float">
            <text:p>3,679</text:p>
          </table:table-cell>
          <table:table-cell table:style-name="ce7" table:formula="of:=AVERAGE([data.F16:.J16])" office:value-type="float" office:value="1.672" calcext:value-type="float">
            <text:p>1,67</text:p>
          </table:table-cell>
          <table:table-cell table:style-name="ce9" table:formula="of:=AVERAGE([data.K16:.O16])" office:value-type="float" office:value="0.09" calcext:value-type="float">
            <text:p>0,09</text:p>
          </table:table-cell>
          <table:table-cell table:style-name="ce12" table:formula="of:=[data.Q16]/[data.Q408]*(LOG([data.R408]*1000)/LOG([data.R16]*1000))" office:value-type="float" office:value="2.66733609154424" calcext:value-type="float">
            <text:p>2,67</text:p>
          </table:table-cell>
          <table:table-cell table:style-name="ce12" table:formula="of:=[data.Q16]/[data.Q408]*(LOG([data.S408]*1000)/LOG([data.S16]*1000))" office:value-type="float" office:value="2.63869046174275" calcext:value-type="float">
            <text:p>2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458191" calcext:value-type="float">
            <text:p>458191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0.97" calcext:value-type="float">
            <text:p>0,97</text:p>
          </table:table-cell>
          <table:table-cell table:style-name="ce7" office:value-type="float" office:value="0.98" calcext:value-type="float">
            <text:p>0,98</text:p>
          </table:table-cell>
          <table:table-cell table:style-name="ce7" office:value-type="float" office:value="0.95" calcext:value-type="float">
            <text:p>0,95</text:p>
          </table:table-cell>
          <table:table-cell table:style-name="ce7" office:value-type="float" office:value="0.96" calcext:value-type="float">
            <text:p>0,96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data.E17]/([data.C17]*[data.D17])" office:value-type="float" office:value="0.493077197906264" calcext:value-type="float">
            <text:p>0,49</text:p>
          </table:table-cell>
          <table:table-cell table:style-name="ce5" table:formula="of:=[data.B17]/[data.E17]" office:value-type="float" office:value="6.08427489845938" calcext:value-type="float">
            <text:p>6,084</text:p>
          </table:table-cell>
          <table:table-cell table:style-name="ce7" table:formula="of:=AVERAGE([data.F17:.J17])" office:value-type="float" office:value="1.026" calcext:value-type="float">
            <text:p>1,03</text:p>
          </table:table-cell>
          <table:table-cell table:style-name="ce9" table:formula="of:=AVERAGE([data.K17:.O17])" office:value-type="float" office:value="0.06" calcext:value-type="float">
            <text:p>0,06</text:p>
          </table:table-cell>
          <table:table-cell table:style-name="ce12" table:formula="of:=[data.Q17]/[data.Q409]*(LOG([data.R409]*1000)/LOG([data.R17]*1000))" office:value-type="float" office:value="2.36746931545307" calcext:value-type="float">
            <text:p>2,37</text:p>
          </table:table-cell>
          <table:table-cell table:style-name="ce12" table:formula="of:=[data.Q17]/[data.Q409]*(LOG([data.S409]*1000)/LOG([data.S17]*1000))" office:value-type="float" office:value="2.43882804865349" calcext:value-type="float">
            <text:p>2,4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684519" calcext:value-type="float">
            <text:p>684519</text:p>
          </table:table-cell>
          <table:table-cell table:style-name="ce7" office:value-type="float" office:value="1.21" calcext:value-type="float">
            <text:p>1,21</text:p>
          </table:table-cell>
          <table:table-cell table:style-name="ce7" office:value-type="float" office:value="1.19" calcext:value-type="float">
            <text:p>1,19</text:p>
          </table:table-cell>
          <table:table-cell table:style-name="ce7" office:value-type="float" office:value="1.18" calcext:value-type="float">
            <text:p>1,18</text:p>
          </table:table-cell>
          <table:table-cell table:style-name="ce7" office:value-type="float" office:value="1.21" calcext:value-type="float">
            <text:p>1,21</text:p>
          </table:table-cell>
          <table:table-cell table:style-name="ce7" office:value-type="float" office:value="1.19" calcext:value-type="float">
            <text:p>1,19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data.E18]/([data.C18]*[data.D18])" office:value-type="float" office:value="0.569862637362637" calcext:value-type="float">
            <text:p>0,57</text:p>
          </table:table-cell>
          <table:table-cell table:style-name="ce5" table:formula="of:=[data.B18]/[data.E18]" office:value-type="float" office:value="5.26444992761341" calcext:value-type="float">
            <text:p>5,264</text:p>
          </table:table-cell>
          <table:table-cell table:style-name="ce7" table:formula="of:=AVERAGE([data.F18:.J18])" office:value-type="float" office:value="1.196" calcext:value-type="float">
            <text:p>1,20</text:p>
          </table:table-cell>
          <table:table-cell table:style-name="ce9" table:formula="of:=AVERAGE([data.K18:.O18])" office:value-type="float" office:value="0.088" calcext:value-type="float">
            <text:p>0,09</text:p>
          </table:table-cell>
          <table:table-cell table:style-name="ce12" table:formula="of:=[data.Q18]/[data.Q410]*(LOG([data.R410]*1000)/LOG([data.R18]*1000))" office:value-type="float" office:value="2.55471486082574" calcext:value-type="float">
            <text:p>2,55</text:p>
          </table:table-cell>
          <table:table-cell table:style-name="ce12" table:formula="of:=[data.Q18]/[data.Q410]*(LOG([data.S410]*1000)/LOG([data.S18]*1000))" office:value-type="float" office:value="2.53599197969826" calcext:value-type="float">
            <text:p>2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864158" calcext:value-type="float">
            <text:p>864158</text:p>
          </table:table-cell>
          <table:table-cell table:number-columns-repeated="2" table:style-name="ce7" office:value-type="float" office:value="1.27" calcext:value-type="float">
            <text:p>1,27</text:p>
          </table:table-cell>
          <table:table-cell table:style-name="ce7" office:value-type="float" office:value="1.24" calcext:value-type="float">
            <text:p>1,24</text:p>
          </table:table-cell>
          <table:table-cell table:style-name="ce7" office:value-type="float" office:value="1.26" calcext:value-type="float">
            <text:p>1,26</text:p>
          </table:table-cell>
          <table:table-cell table:style-name="ce7" office:value-type="float" office:value="1.29" calcext:value-type="float">
            <text:p>1,2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19]/([data.C19]*[data.D19])" office:value-type="float" office:value="0.683470318767954" calcext:value-type="float">
            <text:p>0,68</text:p>
          </table:table-cell>
          <table:table-cell table:style-name="ce5" table:formula="of:=[data.B19]/[data.E19]" office:value-type="float" office:value="4.38938249718223" calcext:value-type="float">
            <text:p>4,389</text:p>
          </table:table-cell>
          <table:table-cell table:style-name="ce7" table:formula="of:=AVERAGE([data.F19:.J19])" office:value-type="float" office:value="1.266" calcext:value-type="float">
            <text:p>1,27</text:p>
          </table:table-cell>
          <table:table-cell table:style-name="ce9" table:formula="of:=AVERAGE([data.K19:.O19])" office:value-type="float" office:value="0.104" calcext:value-type="float">
            <text:p>0,10</text:p>
          </table:table-cell>
          <table:table-cell table:style-name="ce12" table:formula="of:=[data.Q19]/[data.Q411]*(LOG([data.R411]*1000)/LOG([data.R19]*1000))" office:value-type="float" office:value="2.84675451726497" calcext:value-type="float">
            <text:p>2,85</text:p>
          </table:table-cell>
          <table:table-cell table:style-name="ce12" table:formula="of:=[data.Q19]/[data.Q411]*(LOG([data.S411]*1000)/LOG([data.S19]*1000))" office:value-type="float" office:value="2.72873494879888" calcext:value-type="float">
            <text:p>2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570629" calcext:value-type="float">
            <text:p>570629</text:p>
          </table:table-cell>
          <table:table-cell table:style-name="ce7" office:value-type="float" office:value="0.95" calcext:value-type="float">
            <text:p>0,95</text:p>
          </table:table-cell>
          <table:table-cell table:number-columns-repeated="2" table:style-name="ce7" office:value-type="float" office:value="0.96" calcext:value-type="float">
            <text:p>0,96</text:p>
          </table:table-cell>
          <table:table-cell table:style-name="ce7" office:value-type="float" office:value="0.99" calcext:value-type="float">
            <text:p>0,99</text:p>
          </table:table-cell>
          <table:table-cell table:style-name="ce7" office:value-type="float" office:value="0.98" calcext:value-type="float">
            <text:p>0,98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data.E20]/([data.C20]*[data.D20])" office:value-type="float" office:value="0.59408341315121" calcext:value-type="float">
            <text:p>0,59</text:p>
          </table:table-cell>
          <table:table-cell table:style-name="ce5" table:formula="of:=[data.B20]/[data.E20]" office:value-type="float" office:value="5.04982396618468" calcext:value-type="float">
            <text:p>5,050</text:p>
          </table:table-cell>
          <table:table-cell table:style-name="ce7" table:formula="of:=AVERAGE([data.F20:.J20])" office:value-type="float" office:value="0.968" calcext:value-type="float">
            <text:p>0,97</text:p>
          </table:table-cell>
          <table:table-cell table:style-name="ce9" table:formula="of:=AVERAGE([data.K20:.O20])" office:value-type="float" office:value="0.07" calcext:value-type="float">
            <text:p>0,07</text:p>
          </table:table-cell>
          <table:table-cell table:style-name="ce12" table:formula="of:=[data.Q20]/[data.Q412]*(LOG([data.R412]*1000)/LOG([data.R20]*1000))" office:value-type="float" office:value="2.60887810354637" calcext:value-type="float">
            <text:p>2,61</text:p>
          </table:table-cell>
          <table:table-cell table:style-name="ce12" table:formula="of:=[data.Q20]/[data.Q412]*(LOG([data.S412]*1000)/LOG([data.S20]*1000))" office:value-type="float" office:value="2.52745479111647" calcext:value-type="float">
            <text:p>2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486942" calcext:value-type="float">
            <text:p>486942</text:p>
          </table:table-cell>
          <table:table-cell table:style-name="ce7" office:value-type="float" office:value="1.02" calcext:value-type="float">
            <text:p>1,02</text:p>
          </table:table-cell>
          <table:table-cell table:number-columns-repeated="2" table:style-name="ce7" office:value-type="float" office:value="0.98" calcext:value-type="float">
            <text:p>0,98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1.01" calcext:value-type="float">
            <text:p>1,01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4" table:style-name="ce9" office:value-type="float" office:value="0.06" calcext:value-type="float">
            <text:p>0,06</text:p>
          </table:table-cell>
          <table:table-cell table:style-name="ce28" table:formula="of:=[data.E21]/([data.C21]*[data.D21])" office:value-type="float" office:value="0.500121193696285" calcext:value-type="float">
            <text:p>0,50</text:p>
          </table:table-cell>
          <table:table-cell table:style-name="ce5" table:formula="of:=[data.B21]/[data.E21]" office:value-type="float" office:value="5.99857888619179" calcext:value-type="float">
            <text:p>5,999</text:p>
          </table:table-cell>
          <table:table-cell table:style-name="ce7" table:formula="of:=AVERAGE([data.F21:.J21])" office:value-type="float" office:value="0.998" calcext:value-type="float">
            <text:p>1,00</text:p>
          </table:table-cell>
          <table:table-cell table:style-name="ce9" table:formula="of:=AVERAGE([data.K21:.O21])" office:value-type="float" office:value="0.062" calcext:value-type="float">
            <text:p>0,06</text:p>
          </table:table-cell>
          <table:table-cell table:style-name="ce12" table:formula="of:=[data.Q21]/[data.Q413]*(LOG([data.R413]*1000)/LOG([data.R21]*1000))" office:value-type="float" office:value="2.4532056497299" calcext:value-type="float">
            <text:p>2,45</text:p>
          </table:table-cell>
          <table:table-cell table:style-name="ce12" table:formula="of:=[data.Q21]/[data.Q413]*(LOG([data.S413]*1000)/LOG([data.S21]*1000))" office:value-type="float" office:value="2.50368800930672" calcext:value-type="float">
            <text:p>2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584492" calcext:value-type="float">
            <text:p>584492</text:p>
          </table:table-cell>
          <table:table-cell table:style-name="ce7" office:value-type="float" office:value="1.85" calcext:value-type="float">
            <text:p>1,85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58" calcext:value-type="float">
            <text:p>1,58</text:p>
          </table:table-cell>
          <table:table-cell table:style-name="ce7" office:value-type="float" office:value="1.53" calcext:value-type="float">
            <text:p>1,53</text:p>
          </table:table-cell>
          <table:table-cell table:style-name="ce7" office:value-type="float" office:value="1.58" calcext:value-type="float">
            <text:p>1,58</text:p>
          </table:table-cell>
          <table:table-cell table:number-columns-repeated="4"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data.E22]/([data.C22]*[data.D22])" office:value-type="float" office:value="0.600311406175538" calcext:value-type="float">
            <text:p>0,60</text:p>
          </table:table-cell>
          <table:table-cell table:style-name="ce5" table:formula="of:=[data.B22]/[data.E22]" office:value-type="float" office:value="4.99743366889538" calcext:value-type="float">
            <text:p>4,997</text:p>
          </table:table-cell>
          <table:table-cell table:style-name="ce7" table:formula="of:=AVERAGE([data.F22:.J22])" office:value-type="float" office:value="1.63" calcext:value-type="float">
            <text:p>1,63</text:p>
          </table:table-cell>
          <table:table-cell table:style-name="ce9" table:formula="of:=AVERAGE([data.K22:.O22])" office:value-type="float" office:value="0.072" calcext:value-type="float">
            <text:p>0,07</text:p>
          </table:table-cell>
          <table:table-cell table:style-name="ce12" table:formula="of:=[data.Q22]/[data.Q414]*(LOG([data.R414]*1000)/LOG([data.R22]*1000))" office:value-type="float" office:value="2.51355848162979" calcext:value-type="float">
            <text:p>2,51</text:p>
          </table:table-cell>
          <table:table-cell table:style-name="ce12" table:formula="of:=[data.Q22]/[data.Q414]*(LOG([data.S414]*1000)/LOG([data.S22]*1000))" office:value-type="float" office:value="2.66017938352054" calcext:value-type="float">
            <text:p>2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841303" calcext:value-type="float">
            <text:p>841303</text:p>
          </table:table-cell>
          <table:table-cell table:style-name="ce7" office:value-type="float" office:value="1.36" calcext:value-type="float">
            <text:p>1,36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office:value-type="float" office:value="1.09" calcext:value-type="float">
            <text:p>1,09</text:p>
          </table:table-cell>
          <table:table-cell table:style-name="ce7" office:value-type="float" office:value="1.07" calcext:value-type="float">
            <text:p>1,07</text:p>
          </table:table-cell>
          <table:table-cell table:style-name="ce7" office:value-type="float" office:value="1.1" calcext:value-type="float">
            <text:p>1,10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data.E23]/([data.C23]*[data.D23])" office:value-type="float" office:value="0.891286337825239" calcext:value-type="float">
            <text:p>0,89</text:p>
          </table:table-cell>
          <table:table-cell table:style-name="ce5" table:formula="of:=[data.B23]/[data.E23]" office:value-type="float" office:value="3.36594068962074" calcext:value-type="float">
            <text:p>3,366</text:p>
          </table:table-cell>
          <table:table-cell table:style-name="ce7" table:formula="of:=AVERAGE([data.F23:.J23])" office:value-type="float" office:value="1.134" calcext:value-type="float">
            <text:p>1,13</text:p>
          </table:table-cell>
          <table:table-cell table:style-name="ce9" table:formula="of:=AVERAGE([data.K23:.O23])" office:value-type="float" office:value="0.096" calcext:value-type="float">
            <text:p>0,10</text:p>
          </table:table-cell>
          <table:table-cell table:style-name="ce12" table:formula="of:=[data.Q23]/[data.Q415]*(LOG([data.R415]*1000)/LOG([data.R23]*1000))" office:value-type="float" office:value="2.62311498488305" calcext:value-type="float">
            <text:p>2,62</text:p>
          </table:table-cell>
          <table:table-cell table:style-name="ce12" table:formula="of:=[data.Q23]/[data.Q415]*(LOG([data.S415]*1000)/LOG([data.S23]*1000))" office:value-type="float" office:value="2.40197883121527" calcext:value-type="float">
            <text:p>2,4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06281" calcext:value-type="float">
            <text:p>606281</text:p>
          </table:table-cell>
          <table:table-cell table:style-name="ce7" office:value-type="float" office:value="1.2" calcext:value-type="float">
            <text:p>1,20</text:p>
          </table:table-cell>
          <table:table-cell table:style-name="ce7" office:value-type="float" office:value="1.08" calcext:value-type="float">
            <text:p>1,08</text:p>
          </table:table-cell>
          <table:table-cell table:style-name="ce7" office:value-type="float" office:value="1.09" calcext:value-type="float">
            <text:p>1,09</text:p>
          </table:table-cell>
          <table:table-cell table:number-columns-repeated="2" table:style-name="ce7" office:value-type="float" office:value="1.1" calcext:value-type="float">
            <text:p>1,10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data.E24]/([data.C24]*[data.D24])" office:value-type="float" office:value="0.541446080532693" calcext:value-type="float">
            <text:p>0,54</text:p>
          </table:table-cell>
          <table:table-cell table:style-name="ce5" table:formula="of:=[data.B24]/[data.E24]" office:value-type="float" office:value="5.54074430833228" calcext:value-type="float">
            <text:p>5,541</text:p>
          </table:table-cell>
          <table:table-cell table:style-name="ce7" table:formula="of:=AVERAGE([data.F24:.J24])" office:value-type="float" office:value="1.114" calcext:value-type="float">
            <text:p>1,11</text:p>
          </table:table-cell>
          <table:table-cell table:style-name="ce9" table:formula="of:=AVERAGE([data.K24:.O24])" office:value-type="float" office:value="0.076" calcext:value-type="float">
            <text:p>0,08</text:p>
          </table:table-cell>
          <table:table-cell table:style-name="ce12" table:formula="of:=[data.Q24]/[data.Q416]*(LOG([data.R416]*1000)/LOG([data.R24]*1000))" office:value-type="float" office:value="2.61596149060022" calcext:value-type="float">
            <text:p>2,62</text:p>
          </table:table-cell>
          <table:table-cell table:style-name="ce12" table:formula="of:=[data.Q24]/[data.Q416]*(LOG([data.S416]*1000)/LOG([data.S24]*1000))" office:value-type="float" office:value="2.60186078215949" calcext:value-type="float">
            <text:p>2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979893" calcext:value-type="float">
            <text:p>979893</text:p>
          </table:table-cell>
          <table:table-cell table:style-name="ce7" office:value-type="float" office:value="1.65" calcext:value-type="float">
            <text:p>1,65</text:p>
          </table:table-cell>
          <table:table-cell table:number-columns-repeated="2" table:style-name="ce7" office:value-type="float" office:value="1.38" calcext:value-type="float">
            <text:p>1,38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39" calcext:value-type="float">
            <text:p>1,39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data.E25]/([data.C25]*[data.D25])" office:value-type="float" office:value="0.762391775228587" calcext:value-type="float">
            <text:p>0,76</text:p>
          </table:table-cell>
          <table:table-cell table:style-name="ce5" table:formula="of:=[data.B25]/[data.E25]" office:value-type="float" office:value="3.93500106644297" calcext:value-type="float">
            <text:p>3,935</text:p>
          </table:table-cell>
          <table:table-cell table:style-name="ce7" table:formula="of:=AVERAGE([data.F25:.J25])" office:value-type="float" office:value="1.44" calcext:value-type="float">
            <text:p>1,44</text:p>
          </table:table-cell>
          <table:table-cell table:style-name="ce9" table:formula="of:=AVERAGE([data.K25:.O25])" office:value-type="float" office:value="0.114" calcext:value-type="float">
            <text:p>0,11</text:p>
          </table:table-cell>
          <table:table-cell table:style-name="ce12" table:formula="of:=[data.Q25]/[data.Q417]*(LOG([data.R417]*1000)/LOG([data.R25]*1000))" office:value-type="float" office:value="2.57596494793257" calcext:value-type="float">
            <text:p>2,58</text:p>
          </table:table-cell>
          <table:table-cell table:style-name="ce12" table:formula="of:=[data.Q25]/[data.Q417]*(LOG([data.S417]*1000)/LOG([data.S25]*1000))" office:value-type="float" office:value="2.46027345823579" calcext:value-type="float">
            <text:p>2,4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661061" calcext:value-type="float">
            <text:p>661061</text:p>
          </table:table-cell>
          <table:table-cell table:style-name="ce7" office:value-type="float" office:value="1.19" calcext:value-type="float">
            <text:p>1,19</text:p>
          </table:table-cell>
          <table:table-cell table:number-columns-repeated="3" table:style-name="ce7" office:value-type="float" office:value="1.16" calcext:value-type="float">
            <text:p>1,16</text:p>
          </table:table-cell>
          <table:table-cell table:style-name="ce7" office:value-type="float" office:value="1.17" calcext:value-type="float">
            <text:p>1,17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26]/([data.C26]*[data.D26])" office:value-type="float" office:value="0.588719186377885" calcext:value-type="float">
            <text:p>0,59</text:p>
          </table:table-cell>
          <table:table-cell table:style-name="ce5" table:formula="of:=[data.B26]/[data.E26]" office:value-type="float" office:value="5.09583230594453" calcext:value-type="float">
            <text:p>5,096</text:p>
          </table:table-cell>
          <table:table-cell table:style-name="ce7" table:formula="of:=AVERAGE([data.F26:.J26])" office:value-type="float" office:value="1.168" calcext:value-type="float">
            <text:p>1,17</text:p>
          </table:table-cell>
          <table:table-cell table:style-name="ce9" table:formula="of:=AVERAGE([data.K26:.O26])" office:value-type="float" office:value="0.08" calcext:value-type="float">
            <text:p>0,08</text:p>
          </table:table-cell>
          <table:table-cell table:style-name="ce12" table:formula="of:=[data.Q26]/[data.Q418]*(LOG([data.R418]*1000)/LOG([data.R26]*1000))" office:value-type="float" office:value="2.60655527478989" calcext:value-type="float">
            <text:p>2,61</text:p>
          </table:table-cell>
          <table:table-cell table:style-name="ce12" table:formula="of:=[data.Q26]/[data.Q418]*(LOG([data.S418]*1000)/LOG([data.S26]*1000))" office:value-type="float" office:value="2.57337259306262" calcext:value-type="float">
            <text:p>2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659254" calcext:value-type="float">
            <text:p>659254</text:p>
          </table:table-cell>
          <table:table-cell table:style-name="ce7" office:value-type="float" office:value="1.05" calcext:value-type="float">
            <text:p>1,05</text:p>
          </table:table-cell>
          <table:table-cell table:number-columns-repeated="3" table:style-name="ce7" office:value-type="float" office:value="0.98" calcext:value-type="float">
            <text:p>0,98</text:p>
          </table:table-cell>
          <table:table-cell table:style-name="ce7" office:value-type="float" office:value="0.99" calcext:value-type="float">
            <text:p>0,99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27]/([data.C27]*[data.D27])" office:value-type="float" office:value="0.710060229544358" calcext:value-type="float">
            <text:p>0,71</text:p>
          </table:table-cell>
          <table:table-cell table:style-name="ce5" table:formula="of:=[data.B27]/[data.E27]" office:value-type="float" office:value="4.2250179748625" calcext:value-type="float">
            <text:p>4,225</text:p>
          </table:table-cell>
          <table:table-cell table:style-name="ce7" table:formula="of:=AVERAGE([data.F27:.J27])" office:value-type="float" office:value="0.996" calcext:value-type="float">
            <text:p>1,00</text:p>
          </table:table-cell>
          <table:table-cell table:style-name="ce9" table:formula="of:=AVERAGE([data.K27:.O27])" office:value-type="float" office:value="0.08" calcext:value-type="float">
            <text:p>0,08</text:p>
          </table:table-cell>
          <table:table-cell table:style-name="ce12" table:formula="of:=[data.Q27]/[data.Q419]*(LOG([data.R419]*1000)/LOG([data.R27]*1000))" office:value-type="float" office:value="2.6341881243861" calcext:value-type="float">
            <text:p>2,63</text:p>
          </table:table-cell>
          <table:table-cell table:style-name="ce12" table:formula="of:=[data.Q27]/[data.Q419]*(LOG([data.S419]*1000)/LOG([data.S27]*1000))" office:value-type="float" office:value="2.4538139417535" calcext:value-type="float">
            <text:p>2,4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979566" calcext:value-type="float">
            <text:p>979566</text:p>
          </table:table-cell>
          <table:table-cell table:style-name="ce7" office:value-type="float" office:value="1.43" calcext:value-type="float">
            <text:p>1,43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44" calcext:value-type="float">
            <text:p>1,44</text:p>
          </table:table-cell>
          <table:table-cell table:style-name="ce7" office:value-type="float" office:value="1.42" calcext:value-type="float">
            <text:p>1,42</text:p>
          </table:table-cell>
          <table:table-cell table:style-name="ce7" office:value-type="float" office:value="1.41" calcext:value-type="float">
            <text:p>1,41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28]/([data.C28]*[data.D28])" office:value-type="float" office:value="0.745935894194657" calcext:value-type="float">
            <text:p>0,75</text:p>
          </table:table-cell>
          <table:table-cell table:style-name="ce5" table:formula="of:=[data.B28]/[data.E28]" office:value-type="float" office:value="4.02180965856308" calcext:value-type="float">
            <text:p>4,022</text:p>
          </table:table-cell>
          <table:table-cell table:style-name="ce7" table:formula="of:=AVERAGE([data.F28:.J28])" office:value-type="float" office:value="1.42" calcext:value-type="float">
            <text:p>1,42</text:p>
          </table:table-cell>
          <table:table-cell table:style-name="ce9" table:formula="of:=AVERAGE([data.K28:.O28])" office:value-type="float" office:value="0.112" calcext:value-type="float">
            <text:p>0,11</text:p>
          </table:table-cell>
          <table:table-cell table:style-name="ce12" table:formula="of:=[data.Q28]/[data.Q420]*(LOG([data.R420]*1000)/LOG([data.R28]*1000))" office:value-type="float" office:value="2.69431213812545" calcext:value-type="float">
            <text:p>2,69</text:p>
          </table:table-cell>
          <table:table-cell table:style-name="ce12" table:formula="of:=[data.Q28]/[data.Q420]*(LOG([data.S420]*1000)/LOG([data.S28]*1000))" office:value-type="float" office:value="2.520917194577" calcext:value-type="float">
            <text:p>2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814843" calcext:value-type="float">
            <text:p>814843</text:p>
          </table:table-cell>
          <table:table-cell table:style-name="ce7" office:value-type="float" office:value="1.86" calcext:value-type="float">
            <text:p>1,86</text:p>
          </table:table-cell>
          <table:table-cell table:style-name="ce7" office:value-type="float" office:value="1.82" calcext:value-type="float">
            <text:p>1,82</text:p>
          </table:table-cell>
          <table:table-cell table:number-columns-repeated="2" table:style-name="ce7" office:value-type="float" office:value="1.88" calcext:value-type="float">
            <text:p>1,88</text:p>
          </table:table-cell>
          <table:table-cell table:style-name="ce7" office:value-type="float" office:value="1.87" calcext:value-type="float">
            <text:p>1,87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29]/([data.C29]*[data.D29])" office:value-type="float" office:value="0.729205147479954" calcext:value-type="float">
            <text:p>0,73</text:p>
          </table:table-cell>
          <table:table-cell table:style-name="ce5" table:formula="of:=[data.B29]/[data.E29]" office:value-type="float" office:value="4.1140882354024" calcext:value-type="float">
            <text:p>4,114</text:p>
          </table:table-cell>
          <table:table-cell table:style-name="ce7" table:formula="of:=AVERAGE([data.F29:.J29])" office:value-type="float" office:value="1.862" calcext:value-type="float">
            <text:p>1,86</text:p>
          </table:table-cell>
          <table:table-cell table:style-name="ce9" table:formula="of:=AVERAGE([data.K29:.O29])" office:value-type="float" office:value="0.096" calcext:value-type="float">
            <text:p>0,10</text:p>
          </table:table-cell>
          <table:table-cell table:style-name="ce12" table:formula="of:=[data.Q29]/[data.Q421]*(LOG([data.R421]*1000)/LOG([data.R29]*1000))" office:value-type="float" office:value="2.60448950616179" calcext:value-type="float">
            <text:p>2,60</text:p>
          </table:table-cell>
          <table:table-cell table:style-name="ce12" table:formula="of:=[data.Q29]/[data.Q421]*(LOG([data.S421]*1000)/LOG([data.S29]*1000))" office:value-type="float" office:value="2.62815830765611" calcext:value-type="float">
            <text:p>2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218732" calcext:value-type="float">
            <text:p>1218732</text:p>
          </table:table-cell>
          <table:table-cell table:style-name="ce7" office:value-type="float" office:value="1.49" calcext:value-type="float">
            <text:p>1,49</text:p>
          </table:table-cell>
          <table:table-cell table:number-columns-repeated="2" table:style-name="ce7" office:value-type="float" office:value="1.44" calcext:value-type="float">
            <text:p>1,44</text:p>
          </table:table-cell>
          <table:table-cell table:number-columns-repeated="2" table:style-name="ce7" office:value-type="float" office:value="1.45" calcext:value-type="float">
            <text:p>1,45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28" table:formula="of:=[data.E30]/([data.C30]*[data.D30])" office:value-type="float" office:value="0.932037320281432" calcext:value-type="float">
            <text:p>0,93</text:p>
          </table:table-cell>
          <table:table-cell table:style-name="ce5" table:formula="of:=[data.B30]/[data.E30]" office:value-type="float" office:value="3.21876835924551" calcext:value-type="float">
            <text:p>3,219</text:p>
          </table:table-cell>
          <table:table-cell table:style-name="ce7" table:formula="of:=AVERAGE([data.F30:.J30])" office:value-type="float" office:value="1.454" calcext:value-type="float">
            <text:p>1,45</text:p>
          </table:table-cell>
          <table:table-cell table:style-name="ce9" table:formula="of:=AVERAGE([data.K30:.O30])" office:value-type="float" office:value="0.132" calcext:value-type="float">
            <text:p>0,13</text:p>
          </table:table-cell>
          <table:table-cell table:style-name="ce12" table:formula="of:=[data.Q30]/[data.Q422]*(LOG([data.R422]*1000)/LOG([data.R30]*1000))" office:value-type="float" office:value="2.53707177704738" calcext:value-type="float">
            <text:p>2,54</text:p>
          </table:table-cell>
          <table:table-cell table:style-name="ce12" table:formula="of:=[data.Q30]/[data.Q422]*(LOG([data.S422]*1000)/LOG([data.S30]*1000))" office:value-type="float" office:value="2.30820044503608" calcext:value-type="float">
            <text:p>2,3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779914" calcext:value-type="float">
            <text:p>779914</text:p>
          </table:table-cell>
          <table:table-cell table:style-name="ce7" office:value-type="float" office:value="1.56" calcext:value-type="float">
            <text:p>1,56</text:p>
          </table:table-cell>
          <table:table-cell table:style-name="ce7" office:value-type="float" office:value="1.28" calcext:value-type="float">
            <text:p>1,28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1.28" calcext:value-type="float">
            <text:p>1,28</text:p>
          </table:table-cell>
          <table:table-cell table:style-name="ce7" office:value-type="float" office:value="1.26" calcext:value-type="float">
            <text:p>1,26</text:p>
          </table:table-cell>
          <table:table-cell table:number-columns-repeated="4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31]/([data.C31]*[data.D31])" office:value-type="float" office:value="0.607107049445759" calcext:value-type="float">
            <text:p>0,61</text:p>
          </table:table-cell>
          <table:table-cell table:style-name="ce5" table:formula="of:=[data.B31]/[data.E31]" office:value-type="float" office:value="4.94148970271081" calcext:value-type="float">
            <text:p>4,941</text:p>
          </table:table-cell>
          <table:table-cell table:style-name="ce7" table:formula="of:=AVERAGE([data.F31:.J31])" office:value-type="float" office:value="1.33" calcext:value-type="float">
            <text:p>1,33</text:p>
          </table:table-cell>
          <table:table-cell table:style-name="ce9" table:formula="of:=AVERAGE([data.K31:.O31])" office:value-type="float" office:value="0.092" calcext:value-type="float">
            <text:p>0,09</text:p>
          </table:table-cell>
          <table:table-cell table:style-name="ce12" table:formula="of:=[data.Q31]/[data.Q423]*(LOG([data.R423]*1000)/LOG([data.R31]*1000))" office:value-type="float" office:value="2.53096339578975" calcext:value-type="float">
            <text:p>2,53</text:p>
          </table:table-cell>
          <table:table-cell table:style-name="ce12" table:formula="of:=[data.Q31]/[data.Q423]*(LOG([data.S423]*1000)/LOG([data.S31]*1000))" office:value-type="float" office:value="2.47562423549263" calcext:value-type="float">
            <text:p>2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820314" calcext:value-type="float">
            <text:p>820314</text:p>
          </table:table-cell>
          <table:table-cell table:style-name="ce7" office:value-type="float" office:value="2.06" calcext:value-type="float">
            <text:p>2,06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75" calcext:value-type="float">
            <text:p>1,75</text:p>
          </table:table-cell>
          <table:table-cell table:style-name="ce7" office:value-type="float" office:value="1.78" calcext:value-type="float">
            <text:p>1,78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data.E32]/([data.C32]*[data.D32])" office:value-type="float" office:value="0.756604845582566" calcext:value-type="float">
            <text:p>0,76</text:p>
          </table:table-cell>
          <table:table-cell table:style-name="ce5" table:formula="of:=[data.B32]/[data.E32]" office:value-type="float" office:value="3.96510116857691" calcext:value-type="float">
            <text:p>3,965</text:p>
          </table:table-cell>
          <table:table-cell table:style-name="ce7" table:formula="of:=AVERAGE([data.F32:.J32])" office:value-type="float" office:value="1.81" calcext:value-type="float">
            <text:p>1,81</text:p>
          </table:table-cell>
          <table:table-cell table:style-name="ce9" table:formula="of:=AVERAGE([data.K32:.O32])" office:value-type="float" office:value="0.092" calcext:value-type="float">
            <text:p>0,09</text:p>
          </table:table-cell>
          <table:table-cell table:style-name="ce12" table:formula="of:=[data.Q32]/[data.Q424]*(LOG([data.R424]*1000)/LOG([data.R32]*1000))" office:value-type="float" office:value="2.51478970315518" calcext:value-type="float">
            <text:p>2,51</text:p>
          </table:table-cell>
          <table:table-cell table:style-name="ce12" table:formula="of:=[data.Q32]/[data.Q424]*(LOG([data.S424]*1000)/LOG([data.S32]*1000))" office:value-type="float" office:value="2.5309432089685" calcext:value-type="float">
            <text:p>2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79119" calcext:value-type="float">
            <text:p>979119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41" calcext:value-type="float">
            <text:p>1,41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38" calcext:value-type="float">
            <text:p>1,38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33]/([data.C33]*[data.D33])" office:value-type="float" office:value="0.745062184966031" calcext:value-type="float">
            <text:p>0,75</text:p>
          </table:table-cell>
          <table:table-cell table:style-name="ce5" table:formula="of:=[data.B33]/[data.E33]" office:value-type="float" office:value="4.02652588704744" calcext:value-type="float">
            <text:p>4,027</text:p>
          </table:table-cell>
          <table:table-cell table:style-name="ce7" table:formula="of:=AVERAGE([data.F33:.J33])" office:value-type="float" office:value="1.452" calcext:value-type="float">
            <text:p>1,45</text:p>
          </table:table-cell>
          <table:table-cell table:style-name="ce9" table:formula="of:=AVERAGE([data.K33:.O33])" office:value-type="float" office:value="0.114" calcext:value-type="float">
            <text:p>0,11</text:p>
          </table:table-cell>
          <table:table-cell table:style-name="ce12" table:formula="of:=[data.Q33]/[data.Q425]*(LOG([data.R425]*1000)/LOG([data.R33]*1000))" office:value-type="float" office:value="2.57652555622695" calcext:value-type="float">
            <text:p>2,58</text:p>
          </table:table-cell>
          <table:table-cell table:style-name="ce12" table:formula="of:=[data.Q33]/[data.Q425]*(LOG([data.S425]*1000)/LOG([data.S33]*1000))" office:value-type="float" office:value="2.43328685768427" calcext:value-type="float">
            <text:p>2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622220" calcext:value-type="float">
            <text:p>622220</text:p>
          </table:table-cell>
          <table:table-cell table:style-name="ce7" office:value-type="float" office:value="1.03" calcext:value-type="float">
            <text:p>1,03</text:p>
          </table:table-cell>
          <table:table-cell table:number-columns-repeated="3" table:style-name="ce7" office:value-type="float" office:value="0.99" calcext:value-type="float">
            <text:p>0,99</text:p>
          </table:table-cell>
          <table:table-cell table:style-name="ce7" office:value-type="float" office:value="1" calcext:value-type="float">
            <text:p>1,00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data.E34]/([data.C34]*[data.D34])" office:value-type="float" office:value="0.650748828647925" calcext:value-type="float">
            <text:p>0,65</text:p>
          </table:table-cell>
          <table:table-cell table:style-name="ce5" table:formula="of:=[data.B34]/[data.E34]" office:value-type="float" office:value="4.61009932178329" calcext:value-type="float">
            <text:p>4,610</text:p>
          </table:table-cell>
          <table:table-cell table:style-name="ce7" table:formula="of:=AVERAGE([data.F34:.J34])" office:value-type="float" office:value="1" calcext:value-type="float">
            <text:p>1,00</text:p>
          </table:table-cell>
          <table:table-cell table:style-name="ce9" table:formula="of:=AVERAGE([data.K34:.O34])" office:value-type="float" office:value="0.076" calcext:value-type="float">
            <text:p>0,08</text:p>
          </table:table-cell>
          <table:table-cell table:style-name="ce12" table:formula="of:=[data.Q34]/[data.Q426]*(LOG([data.R426]*1000)/LOG([data.R34]*1000))" office:value-type="float" office:value="2.73757273208987" calcext:value-type="float">
            <text:p>2,74</text:p>
          </table:table-cell>
          <table:table-cell table:style-name="ce12" table:formula="of:=[data.Q34]/[data.Q426]*(LOG([data.S426]*1000)/LOG([data.S34]*1000))" office:value-type="float" office:value="2.67442170950127" calcext:value-type="float">
            <text:p>2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642277" calcext:value-type="float">
            <text:p>642277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1.13" calcext:value-type="float">
            <text:p>1,13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float" office:value="1.16" calcext:value-type="float">
            <text:p>1,16</text:p>
          </table:table-cell>
          <table:table-cell table:style-name="ce7" office:value-type="float" office:value="1.13" calcext:value-type="float">
            <text:p>1,13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35]/([data.C35]*[data.D35])" office:value-type="float" office:value="0.573326465904465" calcext:value-type="float">
            <text:p>0,57</text:p>
          </table:table-cell>
          <table:table-cell table:style-name="ce5" table:formula="of:=[data.B35]/[data.E35]" office:value-type="float" office:value="5.23264572762219" calcext:value-type="float">
            <text:p>5,233</text:p>
          </table:table-cell>
          <table:table-cell table:style-name="ce7" table:formula="of:=AVERAGE([data.F35:.J35])" office:value-type="float" office:value="1.172" calcext:value-type="float">
            <text:p>1,17</text:p>
          </table:table-cell>
          <table:table-cell table:style-name="ce9" table:formula="of:=AVERAGE([data.K35:.O35])" office:value-type="float" office:value="0.08" calcext:value-type="float">
            <text:p>0,08</text:p>
          </table:table-cell>
          <table:table-cell table:style-name="ce12" table:formula="of:=[data.Q35]/[data.Q427]*(LOG([data.R427]*1000)/LOG([data.R35]*1000))" office:value-type="float" office:value="2.58453009121337" calcext:value-type="float">
            <text:p>2,58</text:p>
          </table:table-cell>
          <table:table-cell table:style-name="ce12" table:formula="of:=[data.Q35]/[data.Q427]*(LOG([data.S427]*1000)/LOG([data.S35]*1000))" office:value-type="float" office:value="2.57734857480405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76718" calcext:value-type="float">
            <text:p>676718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1.04" calcext:value-type="float">
            <text:p>1,04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office:value-type="float" office:value="1.02" calcext:value-type="float">
            <text:p>1,02</text:p>
          </table:table-cell>
          <table:table-cell table:style-name="ce7" office:value-type="float" office:value="1.01" calcext:value-type="float">
            <text:p>1,01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36]/([data.C36]*[data.D36])" office:value-type="float" office:value="0.695033523408871" calcext:value-type="float">
            <text:p>0,70</text:p>
          </table:table-cell>
          <table:table-cell table:style-name="ce5" table:formula="of:=[data.B36]/[data.E36]" office:value-type="float" office:value="4.31636220700499" calcext:value-type="float">
            <text:p>4,316</text:p>
          </table:table-cell>
          <table:table-cell table:style-name="ce7" table:formula="of:=AVERAGE([data.F36:.J36])" office:value-type="float" office:value="1.078" calcext:value-type="float">
            <text:p>1,08</text:p>
          </table:table-cell>
          <table:table-cell table:style-name="ce9" table:formula="of:=AVERAGE([data.K36:.O36])" office:value-type="float" office:value="0.08" calcext:value-type="float">
            <text:p>0,08</text:p>
          </table:table-cell>
          <table:table-cell table:style-name="ce12" table:formula="of:=[data.Q36]/[data.Q428]*(LOG([data.R428]*1000)/LOG([data.R36]*1000))" office:value-type="float" office:value="2.59523611172082" calcext:value-type="float">
            <text:p>2,60</text:p>
          </table:table-cell>
          <table:table-cell table:style-name="ce12" table:formula="of:=[data.Q36]/[data.Q428]*(LOG([data.S428]*1000)/LOG([data.S36]*1000))" office:value-type="float" office:value="2.54193031661637" calcext:value-type="float">
            <text:p>2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65735" calcext:value-type="float">
            <text:p>665735</text:p>
          </table:table-cell>
          <table:table-cell table:style-name="ce7" office:value-type="float" office:value="1.29" calcext:value-type="float">
            <text:p>1,29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office:value-type="float" office:value="1.03" calcext:value-type="float">
            <text:p>1,03</text:p>
          </table:table-cell>
          <table:table-cell table:style-name="ce7" office:value-type="float" office:value="1.04" calcext:value-type="float">
            <text:p>1,04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37]/([data.C37]*[data.D37])" office:value-type="float" office:value="0.683753266067408" calcext:value-type="float">
            <text:p>0,68</text:p>
          </table:table-cell>
          <table:table-cell table:style-name="ce5" table:formula="of:=[data.B37]/[data.E37]" office:value-type="float" office:value="4.38757163135482" calcext:value-type="float">
            <text:p>4,388</text:p>
          </table:table-cell>
          <table:table-cell table:style-name="ce7" table:formula="of:=AVERAGE([data.F37:.J37])" office:value-type="float" office:value="1.082" calcext:value-type="float">
            <text:p>1,08</text:p>
          </table:table-cell>
          <table:table-cell table:style-name="ce9" table:formula="of:=AVERAGE([data.K37:.O37])" office:value-type="float" office:value="0.08" calcext:value-type="float">
            <text:p>0,08</text:p>
          </table:table-cell>
          <table:table-cell table:style-name="ce12" table:formula="of:=[data.Q37]/[data.Q429]*(LOG([data.R429]*1000)/LOG([data.R37]*1000))" office:value-type="float" office:value="2.8052807589261" calcext:value-type="float">
            <text:p>2,81</text:p>
          </table:table-cell>
          <table:table-cell table:style-name="ce12" table:formula="of:=[data.Q37]/[data.Q429]*(LOG([data.S429]*1000)/LOG([data.S37]*1000))" office:value-type="float" office:value="2.68256500815942" calcext:value-type="float">
            <text:p>2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55685" calcext:value-type="float">
            <text:p>955685</text:p>
          </table:table-cell>
          <table:table-cell table:style-name="ce7" office:value-type="float" office:value="1.19" calcext:value-type="float">
            <text:p>1,19</text:p>
          </table:table-cell>
          <table:table-cell table:style-name="ce7" office:value-type="float" office:value="1.2" calcext:value-type="float">
            <text:p>1,20</text:p>
          </table:table-cell>
          <table:table-cell table:style-name="ce7" office:value-type="float" office:value="1.16" calcext:value-type="float">
            <text:p>1,16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float" office:value="1.2" calcext:value-type="float">
            <text:p>1,2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data.E38]/([data.C38]*[data.D38])" office:value-type="float" office:value="0.853485260916781" calcext:value-type="float">
            <text:p>0,85</text:p>
          </table:table-cell>
          <table:table-cell table:style-name="ce5" table:formula="of:=[data.B38]/[data.E38]" office:value-type="float" office:value="3.51501593098144" calcext:value-type="float">
            <text:p>3,515</text:p>
          </table:table-cell>
          <table:table-cell table:style-name="ce7" table:formula="of:=AVERAGE([data.F38:.J38])" office:value-type="float" office:value="1.184" calcext:value-type="float">
            <text:p>1,18</text:p>
          </table:table-cell>
          <table:table-cell table:style-name="ce9" table:formula="of:=AVERAGE([data.K38:.O38])" office:value-type="float" office:value="0.108" calcext:value-type="float">
            <text:p>0,11</text:p>
          </table:table-cell>
          <table:table-cell table:style-name="ce12" table:formula="of:=[data.Q38]/[data.Q430]*(LOG([data.R430]*1000)/LOG([data.R38]*1000))" office:value-type="float" office:value="2.5563727877517" calcext:value-type="float">
            <text:p>2,56</text:p>
          </table:table-cell>
          <table:table-cell table:style-name="ce12" table:formula="of:=[data.Q38]/[data.Q430]*(LOG([data.S430]*1000)/LOG([data.S38]*1000))" office:value-type="float" office:value="2.34154668655443" calcext:value-type="float">
            <text:p>2,3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680900" calcext:value-type="float">
            <text:p>680900</text:p>
          </table:table-cell>
          <table:table-cell table:style-name="ce7" office:value-type="float" office:value="2.06" calcext:value-type="float">
            <text:p>2,06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64" calcext:value-type="float">
            <text:p>1,64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39]/([data.C39]*[data.D39])" office:value-type="float" office:value="0.681827285107747" calcext:value-type="float">
            <text:p>0,68</text:p>
          </table:table-cell>
          <table:table-cell table:style-name="ce5" table:formula="of:=[data.B39]/[data.E39]" office:value-type="float" office:value="4.39996475253341" calcext:value-type="float">
            <text:p>4,400</text:p>
          </table:table-cell>
          <table:table-cell table:style-name="ce7" table:formula="of:=AVERAGE([data.F39:.J39])" office:value-type="float" office:value="1.712" calcext:value-type="float">
            <text:p>1,71</text:p>
          </table:table-cell>
          <table:table-cell table:style-name="ce9" table:formula="of:=AVERAGE([data.K39:.O39])" office:value-type="float" office:value="0.08" calcext:value-type="float">
            <text:p>0,08</text:p>
          </table:table-cell>
          <table:table-cell table:style-name="ce12" table:formula="of:=[data.Q39]/[data.Q431]*(LOG([data.R431]*1000)/LOG([data.R39]*1000))" office:value-type="float" office:value="2.59959882512891" calcext:value-type="float">
            <text:p>2,60</text:p>
          </table:table-cell>
          <table:table-cell table:style-name="ce12" table:formula="of:=[data.Q39]/[data.Q431]*(LOG([data.S431]*1000)/LOG([data.S39]*1000))" office:value-type="float" office:value="2.72121640317208" calcext:value-type="float">
            <text:p>2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443826" calcext:value-type="float">
            <text:p>443826</text:p>
          </table:table-cell>
          <table:table-cell table:style-name="ce7" office:value-type="float" office:value="1.23" calcext:value-type="float">
            <text:p>1,23</text:p>
          </table:table-cell>
          <table:table-cell table:number-columns-repeated="2" table:style-name="ce7" office:value-type="float" office:value="0.96" calcext:value-type="float">
            <text:p>0,96</text:p>
          </table:table-cell>
          <table:table-cell table:style-name="ce7" office:value-type="float" office:value="0.94" calcext:value-type="float">
            <text:p>0,94</text:p>
          </table:table-cell>
          <table:table-cell table:style-name="ce7" office:value-type="float" office:value="0.96" calcext:value-type="float">
            <text:p>0,96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data.E40]/([data.C40]*[data.D40])" office:value-type="float" office:value="0.46231875" calcext:value-type="float">
            <text:p>0,46</text:p>
          </table:table-cell>
          <table:table-cell table:style-name="ce5" table:formula="of:=[data.B40]/[data.E40]" office:value-type="float" office:value="6.48906553469152" calcext:value-type="float">
            <text:p>6,489</text:p>
          </table:table-cell>
          <table:table-cell table:style-name="ce7" table:formula="of:=AVERAGE([data.F40:.J40])" office:value-type="float" office:value="1.01" calcext:value-type="float">
            <text:p>1,01</text:p>
          </table:table-cell>
          <table:table-cell table:style-name="ce9" table:formula="of:=AVERAGE([data.K40:.O40])" office:value-type="float" office:value="0.06" calcext:value-type="float">
            <text:p>0,06</text:p>
          </table:table-cell>
          <table:table-cell table:style-name="ce12" table:formula="of:=[data.Q40]/[data.Q432]*(LOG([data.R432]*1000)/LOG([data.R40]*1000))" office:value-type="float" office:value="2.50610570276244" calcext:value-type="float">
            <text:p>2,51</text:p>
          </table:table-cell>
          <table:table-cell table:style-name="ce12" table:formula="of:=[data.Q40]/[data.Q432]*(LOG([data.S432]*1000)/LOG([data.S40]*1000))" office:value-type="float" office:value="2.55617967401639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33621" calcext:value-type="float">
            <text:p>833621</text:p>
          </table:table-cell>
          <table:table-cell table:number-columns-repeated="2" table:style-name="ce7" office:value-type="float" office:value="1.14" calcext:value-type="float">
            <text:p>1,14</text:p>
          </table:table-cell>
          <table:table-cell table:style-name="ce7" office:value-type="float" office:value="1.16" calcext:value-type="float">
            <text:p>1,16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float" office:value="1.15" calcext:value-type="float">
            <text:p>1,15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28" table:formula="of:=[data.E41]/([data.C41]*[data.D41])" office:value-type="float" office:value="0.744474629915409" calcext:value-type="float">
            <text:p>0,74</text:p>
          </table:table-cell>
          <table:table-cell table:style-name="ce5" table:formula="of:=[data.B41]/[data.E41]" office:value-type="float" office:value="4.02970654530056" calcext:value-type="float">
            <text:p>4,030</text:p>
          </table:table-cell>
          <table:table-cell table:style-name="ce7" table:formula="of:=AVERAGE([data.F41:.J41])" office:value-type="float" office:value="1.152" calcext:value-type="float">
            <text:p>1,15</text:p>
          </table:table-cell>
          <table:table-cell table:style-name="ce9" table:formula="of:=AVERAGE([data.K41:.O41])" office:value-type="float" office:value="0.098" calcext:value-type="float">
            <text:p>0,10</text:p>
          </table:table-cell>
          <table:table-cell table:style-name="ce12" table:formula="of:=[data.Q41]/[data.Q433]*(LOG([data.R433]*1000)/LOG([data.R41]*1000))" office:value-type="float" office:value="2.62880302328972" calcext:value-type="float">
            <text:p>2,63</text:p>
          </table:table-cell>
          <table:table-cell table:style-name="ce12" table:formula="of:=[data.Q41]/[data.Q433]*(LOG([data.S433]*1000)/LOG([data.S41]*1000))" office:value-type="float" office:value="2.47101392317165" calcext:value-type="float">
            <text:p>2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550977" calcext:value-type="float">
            <text:p>550977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58" calcext:value-type="float">
            <text:p>1,58</text:p>
          </table:table-cell>
          <table:table-cell table:style-name="ce7" office:value-type="float" office:value="1.59" calcext:value-type="float">
            <text:p>1,59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4" table:style-name="ce9" office:value-type="float" office:value="0.07" calcext:value-type="float">
            <text:p>0,07</text:p>
          </table:table-cell>
          <table:table-cell table:style-name="ce28" table:formula="of:=[data.E42]/([data.C42]*[data.D42])" office:value-type="float" office:value="0.547029634159902" calcext:value-type="float">
            <text:p>0,55</text:p>
          </table:table-cell>
          <table:table-cell table:style-name="ce5" table:formula="of:=[data.B42]/[data.E42]" office:value-type="float" office:value="5.4841926251005" calcext:value-type="float">
            <text:p>5,484</text:p>
          </table:table-cell>
          <table:table-cell table:style-name="ce7" table:formula="of:=AVERAGE([data.F42:.J42])" office:value-type="float" office:value="1.604" calcext:value-type="float">
            <text:p>1,60</text:p>
          </table:table-cell>
          <table:table-cell table:style-name="ce9" table:formula="of:=AVERAGE([data.K42:.O42])" office:value-type="float" office:value="0.074" calcext:value-type="float">
            <text:p>0,07</text:p>
          </table:table-cell>
          <table:table-cell table:style-name="ce12" table:formula="of:=[data.Q42]/[data.Q434]*(LOG([data.R434]*1000)/LOG([data.R42]*1000))" office:value-type="float" office:value="2.57431429091965" calcext:value-type="float">
            <text:p>2,57</text:p>
          </table:table-cell>
          <table:table-cell table:style-name="ce12" table:formula="of:=[data.Q42]/[data.Q434]*(LOG([data.S434]*1000)/LOG([data.S42]*1000))" office:value-type="float" office:value="2.70659594301216" calcext:value-type="float">
            <text:p>2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76751" calcext:value-type="float">
            <text:p>676751</text:p>
          </table:table-cell>
          <table:table-cell table:style-name="ce7" office:value-type="float" office:value="1.12" calcext:value-type="float">
            <text:p>1,12</text:p>
          </table:table-cell>
          <table:table-cell table:style-name="ce7" office:value-type="float" office:value="1.11" calcext:value-type="float">
            <text:p>1,11</text:p>
          </table:table-cell>
          <table:table-cell table:style-name="ce7" office:value-type="float" office:value="1.14" calcext:value-type="float">
            <text:p>1,14</text:p>
          </table:table-cell>
          <table:table-cell table:style-name="ce7" office:value-type="float" office:value="1.13" calcext:value-type="float">
            <text:p>1,13</text:p>
          </table:table-cell>
          <table:table-cell table:style-name="ce7" office:value-type="float" office:value="1.1" calcext:value-type="float">
            <text:p>1,10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43]/([data.C43]*[data.D43])" office:value-type="float" office:value="0.604380108310471" calcext:value-type="float">
            <text:p>0,60</text:p>
          </table:table-cell>
          <table:table-cell table:style-name="ce5" table:formula="of:=[data.B43]/[data.E43]" office:value-type="float" office:value="4.96378727183262" calcext:value-type="float">
            <text:p>4,964</text:p>
          </table:table-cell>
          <table:table-cell table:style-name="ce7" table:formula="of:=AVERAGE([data.F43:.J43])" office:value-type="float" office:value="1.12" calcext:value-type="float">
            <text:p>1,12</text:p>
          </table:table-cell>
          <table:table-cell table:style-name="ce9" table:formula="of:=AVERAGE([data.K43:.O43])" office:value-type="float" office:value="0.08" calcext:value-type="float">
            <text:p>0,08</text:p>
          </table:table-cell>
          <table:table-cell table:style-name="ce12" table:formula="of:=[data.Q43]/[data.Q435]*(LOG([data.R435]*1000)/LOG([data.R43]*1000))" office:value-type="float" office:value="2.53770338018137" calcext:value-type="float">
            <text:p>2,54</text:p>
          </table:table-cell>
          <table:table-cell table:style-name="ce12" table:formula="of:=[data.Q43]/[data.Q435]*(LOG([data.S435]*1000)/LOG([data.S43]*1000))" office:value-type="float" office:value="2.54740187549618" calcext:value-type="float">
            <text:p>2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769747" calcext:value-type="float">
            <text:p>769747</text:p>
          </table:table-cell>
          <table:table-cell table:style-name="ce7" office:value-type="float" office:value="1.49" calcext:value-type="float">
            <text:p>1,49</text:p>
          </table:table-cell>
          <table:table-cell table:number-columns-repeated="2" table:style-name="ce7" office:value-type="float" office:value="1.19" calcext:value-type="float">
            <text:p>1,19</text:p>
          </table:table-cell>
          <table:table-cell table:number-columns-repeated="2" table:style-name="ce7" office:value-type="float" office:value="1.2" calcext:value-type="float">
            <text:p>1,2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28" table:formula="of:=[data.E44]/([data.C44]*[data.D44])" office:value-type="float" office:value="0.657903418803419" calcext:value-type="float">
            <text:p>0,66</text:p>
          </table:table-cell>
          <table:table-cell table:style-name="ce5" table:formula="of:=[data.B44]/[data.E44]" office:value-type="float" office:value="4.55996061043434" calcext:value-type="float">
            <text:p>4,560</text:p>
          </table:table-cell>
          <table:table-cell table:style-name="ce7" table:formula="of:=AVERAGE([data.F44:.J44])" office:value-type="float" office:value="1.254" calcext:value-type="float">
            <text:p>1,25</text:p>
          </table:table-cell>
          <table:table-cell table:style-name="ce9" table:formula="of:=AVERAGE([data.K44:.O44])" office:value-type="float" office:value="0.092" calcext:value-type="float">
            <text:p>0,09</text:p>
          </table:table-cell>
          <table:table-cell table:style-name="ce12" table:formula="of:=[data.Q44]/[data.Q436]*(LOG([data.R436]*1000)/LOG([data.R44]*1000))" office:value-type="float" office:value="2.5275087357968" calcext:value-type="float">
            <text:p>2,53</text:p>
          </table:table-cell>
          <table:table-cell table:style-name="ce12" table:formula="of:=[data.Q44]/[data.Q436]*(LOG([data.S436]*1000)/LOG([data.S44]*1000))" office:value-type="float" office:value="2.48839414177637" calcext:value-type="float">
            <text:p>2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071708" calcext:value-type="float">
            <text:p>1071708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float" office:value="1.16" calcext:value-type="float">
            <text:p>1,16</text:p>
          </table:table-cell>
          <table:table-cell table:style-name="ce7" office:value-type="float" office:value="1.19" calcext:value-type="float">
            <text:p>1,19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float" office:value="1.15" calcext:value-type="float">
            <text:p>1,15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45]/([data.C45]*[data.D45])" office:value-type="float" office:value="1.01222940043069" calcext:value-type="float">
            <text:p>1,01</text:p>
          </table:table-cell>
          <table:table-cell table:style-name="ce5" table:formula="of:=[data.B45]/[data.E45]" office:value-type="float" office:value="2.963769982122" calcext:value-type="float">
            <text:p>2,964</text:p>
          </table:table-cell>
          <table:table-cell table:style-name="ce7" table:formula="of:=AVERAGE([data.F45:.J45])" office:value-type="float" office:value="1.168" calcext:value-type="float">
            <text:p>1,17</text:p>
          </table:table-cell>
          <table:table-cell table:style-name="ce9" table:formula="of:=AVERAGE([data.K45:.O45])" office:value-type="float" office:value="0.12" calcext:value-type="float">
            <text:p>0,12</text:p>
          </table:table-cell>
          <table:table-cell table:style-name="ce12" table:formula="of:=[data.Q45]/[data.Q437]*(LOG([data.R437]*1000)/LOG([data.R45]*1000))" office:value-type="float" office:value="2.6660467599792" calcext:value-type="float">
            <text:p>2,67</text:p>
          </table:table-cell>
          <table:table-cell table:style-name="ce12" table:formula="of:=[data.Q45]/[data.Q437]*(LOG([data.S437]*1000)/LOG([data.S45]*1000))" office:value-type="float" office:value="2.37111109958906" calcext:value-type="float">
            <text:p>2,3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536301" calcext:value-type="float">
            <text:p>536301</text:p>
          </table:table-cell>
          <table:table-cell table:style-name="ce7" office:value-type="float" office:value="1.87" calcext:value-type="float">
            <text:p>1,87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1.78" calcext:value-type="float">
            <text:p>1,78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data.E46]/([data.C46]*[data.D46])" office:value-type="float" office:value="0.478949652777778" calcext:value-type="float">
            <text:p>0,48</text:p>
          </table:table-cell>
          <table:table-cell table:style-name="ce5" table:formula="of:=[data.B46]/[data.E46]" office:value-type="float" office:value="6.2637362227555" calcext:value-type="float">
            <text:p>6,264</text:p>
          </table:table-cell>
          <table:table-cell table:style-name="ce7" table:formula="of:=AVERAGE([data.F46:.J46])" office:value-type="float" office:value="1.806" calcext:value-type="float">
            <text:p>1,81</text:p>
          </table:table-cell>
          <table:table-cell table:style-name="ce9" table:formula="of:=AVERAGE([data.K46:.O46])" office:value-type="float" office:value="0.07" calcext:value-type="float">
            <text:p>0,07</text:p>
          </table:table-cell>
          <table:table-cell table:style-name="ce12" table:formula="of:=[data.Q46]/[data.Q438]*(LOG([data.R438]*1000)/LOG([data.R46]*1000))" office:value-type="float" office:value="2.33880929488428" calcext:value-type="float">
            <text:p>2,34</text:p>
          </table:table-cell>
          <table:table-cell table:style-name="ce12" table:formula="of:=[data.Q46]/[data.Q438]*(LOG([data.S438]*1000)/LOG([data.S46]*1000))" office:value-type="float" office:value="2.55411641727367" calcext:value-type="float">
            <text:p>2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658324" calcext:value-type="float">
            <text:p>658324</text:p>
          </table:table-cell>
          <table:table-cell table:style-name="ce7" office:value-type="float" office:value="1" calcext:value-type="float">
            <text:p>1,00</text:p>
          </table:table-cell>
          <table:table-cell table:style-name="ce7" office:value-type="float" office:value="1.03" calcext:value-type="float">
            <text:p>1,03</text:p>
          </table:table-cell>
          <table:table-cell table:number-columns-repeated="2" table:style-name="ce7" office:value-type="float" office:value="1.01" calcext:value-type="float">
            <text:p>1,01</text:p>
          </table:table-cell>
          <table:table-cell table:style-name="ce7" office:value-type="float" office:value="1.03" calcext:value-type="float">
            <text:p>1,03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47]/([data.C47]*[data.D47])" office:value-type="float" office:value="0.712842169092169" calcext:value-type="float">
            <text:p>0,71</text:p>
          </table:table-cell>
          <table:table-cell table:style-name="ce5" table:formula="of:=[data.B47]/[data.E47]" office:value-type="float" office:value="4.20852953864662" calcext:value-type="float">
            <text:p>4,209</text:p>
          </table:table-cell>
          <table:table-cell table:style-name="ce7" table:formula="of:=AVERAGE([data.F47:.J47])" office:value-type="float" office:value="1.016" calcext:value-type="float">
            <text:p>1,02</text:p>
          </table:table-cell>
          <table:table-cell table:style-name="ce9" table:formula="of:=AVERAGE([data.K47:.O47])" office:value-type="float" office:value="0.08" calcext:value-type="float">
            <text:p>0,08</text:p>
          </table:table-cell>
          <table:table-cell table:style-name="ce12" table:formula="of:=[data.Q47]/[data.Q439]*(LOG([data.R439]*1000)/LOG([data.R47]*1000))" office:value-type="float" office:value="2.6713817745275" calcext:value-type="float">
            <text:p>2,67</text:p>
          </table:table-cell>
          <table:table-cell table:style-name="ce12" table:formula="of:=[data.Q47]/[data.Q439]*(LOG([data.S439]*1000)/LOG([data.S47]*1000))" office:value-type="float" office:value="2.57515296419392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918153" calcext:value-type="float">
            <text:p>918153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39" calcext:value-type="float">
            <text:p>1,39</text:p>
          </table:table-cell>
          <table:table-cell table:number-columns-repeated="2" table:style-name="ce7" office:value-type="float" office:value="1.36" calcext:value-type="float">
            <text:p>1,36</text:p>
          </table:table-cell>
          <table:table-cell table:style-name="ce7" office:value-type="float" office:value="1.37" calcext:value-type="float">
            <text:p>1,37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48]/([data.C48]*[data.D48])" office:value-type="float" office:value="0.712820715869496" calcext:value-type="float">
            <text:p>0,71</text:p>
          </table:table-cell>
          <table:table-cell table:style-name="ce5" table:formula="of:=[data.B48]/[data.E48]" office:value-type="float" office:value="4.20864932097374" calcext:value-type="float">
            <text:p>4,209</text:p>
          </table:table-cell>
          <table:table-cell table:style-name="ce7" table:formula="of:=AVERAGE([data.F48:.J48])" office:value-type="float" office:value="1.376" calcext:value-type="float">
            <text:p>1,38</text:p>
          </table:table-cell>
          <table:table-cell table:style-name="ce9" table:formula="of:=AVERAGE([data.K48:.O48])" office:value-type="float" office:value="0.11" calcext:value-type="float">
            <text:p>0,11</text:p>
          </table:table-cell>
          <table:table-cell table:style-name="ce12" table:formula="of:=[data.Q48]/[data.Q440]*(LOG([data.R440]*1000)/LOG([data.R48]*1000))" office:value-type="float" office:value="2.51876789127428" calcext:value-type="float">
            <text:p>2,52</text:p>
          </table:table-cell>
          <table:table-cell table:style-name="ce12" table:formula="of:=[data.Q48]/[data.Q440]*(LOG([data.S440]*1000)/LOG([data.S48]*1000))" office:value-type="float" office:value="2.44142642892851" calcext:value-type="float">
            <text:p>2,4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718195" calcext:value-type="float">
            <text:p>718195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office:value-type="float" office:value="1.13" calcext:value-type="float">
            <text:p>1,13</text:p>
          </table:table-cell>
          <table:table-cell table:style-name="ce7" office:value-type="float" office:value="1.12" calcext:value-type="float">
            <text:p>1,12</text:p>
          </table:table-cell>
          <table:table-cell table:style-name="ce7" office:value-type="float" office:value="1.16" calcext:value-type="float">
            <text:p>1,16</text:p>
          </table:table-cell>
          <table:table-cell table:style-name="ce7" office:value-type="float" office:value="1.13" calcext:value-type="float">
            <text:p>1,13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data.E49]/([data.C49]*[data.D49])" office:value-type="float" office:value="0.659853401640549" calcext:value-type="float">
            <text:p>0,66</text:p>
          </table:table-cell>
          <table:table-cell table:style-name="ce5" table:formula="of:=[data.B49]/[data.E49]" office:value-type="float" office:value="4.54648667840907" calcext:value-type="float">
            <text:p>4,546</text:p>
          </table:table-cell>
          <table:table-cell table:style-name="ce7" table:formula="of:=AVERAGE([data.F49:.J49])" office:value-type="float" office:value="1.142" calcext:value-type="float">
            <text:p>1,14</text:p>
          </table:table-cell>
          <table:table-cell table:style-name="ce9" table:formula="of:=AVERAGE([data.K49:.O49])" office:value-type="float" office:value="0.09" calcext:value-type="float">
            <text:p>0,09</text:p>
          </table:table-cell>
          <table:table-cell table:style-name="ce12" table:formula="of:=[data.Q49]/[data.Q441]*(LOG([data.R441]*1000)/LOG([data.R49]*1000))" office:value-type="float" office:value="2.68079404847126" calcext:value-type="float">
            <text:p>2,68</text:p>
          </table:table-cell>
          <table:table-cell table:style-name="ce12" table:formula="of:=[data.Q49]/[data.Q441]*(LOG([data.S441]*1000)/LOG([data.S49]*1000))" office:value-type="float" office:value="2.57893117504202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769684" calcext:value-type="float">
            <text:p>769684</text:p>
          </table:table-cell>
          <table:table-cell table:number-columns-repeated="2" table:style-name="ce7" office:value-type="float" office:value="1.6" calcext:value-type="float">
            <text:p>1,60</text:p>
          </table:table-cell>
          <table:table-cell table:style-name="ce7" office:value-type="float" office:value="1.56" calcext:value-type="float">
            <text:p>1,56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62" calcext:value-type="float">
            <text:p>1,62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data.E50]/([data.C50]*[data.D50])" office:value-type="float" office:value="0.820208866155158" calcext:value-type="float">
            <text:p>0,82</text:p>
          </table:table-cell>
          <table:table-cell table:style-name="ce5" table:formula="of:=[data.B50]/[data.E50]" office:value-type="float" office:value="3.6576257269217" calcext:value-type="float">
            <text:p>3,658</text:p>
          </table:table-cell>
          <table:table-cell table:style-name="ce7" table:formula="of:=AVERAGE([data.F50:.J50])" office:value-type="float" office:value="1.598" calcext:value-type="float">
            <text:p>1,60</text:p>
          </table:table-cell>
          <table:table-cell table:style-name="ce9" table:formula="of:=AVERAGE([data.K50:.O50])" office:value-type="float" office:value="0.086" calcext:value-type="float">
            <text:p>0,09</text:p>
          </table:table-cell>
          <table:table-cell table:style-name="ce12" table:formula="of:=[data.Q50]/[data.Q442]*(LOG([data.R442]*1000)/LOG([data.R50]*1000))" office:value-type="float" office:value="2.62188942448727" calcext:value-type="float">
            <text:p>2,62</text:p>
          </table:table-cell>
          <table:table-cell table:style-name="ce12" table:formula="of:=[data.Q50]/[data.Q442]*(LOG([data.S442]*1000)/LOG([data.S50]*1000))" office:value-type="float" office:value="2.58551648824955" calcext:value-type="float">
            <text:p>2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03030" calcext:value-type="float">
            <text:p>603030</text:p>
          </table:table-cell>
          <table:table-cell table:number-columns-repeated="3" table:style-name="ce7" office:value-type="float" office:value="1.09" calcext:value-type="float">
            <text:p>1,09</text:p>
          </table:table-cell>
          <table:table-cell table:style-name="ce7" office:value-type="float" office:value="1.07" calcext:value-type="float">
            <text:p>1,07</text:p>
          </table:table-cell>
          <table:table-cell table:style-name="ce7" office:value-type="float" office:value="1.1" calcext:value-type="float">
            <text:p>1,10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5" office:value-type="float" office:value="0.07" calcext:value-type="float">
            <text:p>0,07</text:p>
          </table:table-cell>
          <table:table-cell table:style-name="ce28" table:formula="of:=[data.E51]/([data.C51]*[data.D51])" office:value-type="float" office:value="0.538542738340192" calcext:value-type="float">
            <text:p>0,54</text:p>
          </table:table-cell>
          <table:table-cell table:style-name="ce5" table:formula="of:=[data.B51]/[data.E51]" office:value-type="float" office:value="5.57061506061058" calcext:value-type="float">
            <text:p>5,571</text:p>
          </table:table-cell>
          <table:table-cell table:style-name="ce7" table:formula="of:=AVERAGE([data.F51:.J51])" office:value-type="float" office:value="1.088" calcext:value-type="float">
            <text:p>1,09</text:p>
          </table:table-cell>
          <table:table-cell table:style-name="ce9" table:formula="of:=AVERAGE([data.K51:.O51])" office:value-type="float" office:value="0.076" calcext:value-type="float">
            <text:p>0,08</text:p>
          </table:table-cell>
          <table:table-cell table:style-name="ce34" table:formula="of:=[data.Q51]/[data.Q443]*(LOG([data.R443]*1000)/LOG([data.R51]*1000))" office:value-type="float" office:value="2.58833022601283" calcext:value-type="float">
            <text:p>2,59</text:p>
          </table:table-cell>
          <table:table-cell table:style-name="ce34" table:formula="of:=[data.Q51]/[data.Q443]*(LOG([data.S443]*1000)/LOG([data.S51]*1000))" office:value-type="float" office:value="2.55616166518972" calcext:value-type="float">
            <text:p>2,56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2:.P51])" office:value-type="float" office:value="0.705012131606556" calcext:value-type="float">
            <text:p>0,71</text:p>
          </table:table-cell>
          <table:table-cell table:style-name="ce30" table:formula="of:=AVERAGE([data.Q2:.Q51])" office:value-type="float" office:value="4.4362497585069" calcext:value-type="float">
            <text:p>4,436</text:p>
          </table:table-cell>
          <table:table-cell table:style-name="ce31" table:formula="of:=AVERAGE([data.R2:.R51])" office:value-type="float" office:value="1.27336" calcext:value-type="float">
            <text:p>1,27</text:p>
          </table:table-cell>
          <table:table-cell table:style-name="ce32" table:formula="of:=AVERAGE([data.S2:.S51])" office:value-type="float" office:value="0.08988" calcext:value-type="float">
            <text:p>0,09</text:p>
          </table:table-cell>
          <table:table-cell table:style-name="ce35" table:formula="of:=[data.Q52]/[data.Q444]*(LOG([data.R444]*1000)/LOG([data.R52]*1000))" office:value-type="float" office:value="2.61001807747906" calcext:value-type="float">
            <text:p>2,61</text:p>
          </table:table-cell>
          <table:table-cell table:style-name="ce35" table:formula="of:=[data.Q52]/[data.Q444]*(LOG([data.S444]*1000)/LOG([data.S52]*1000))" office:value-type="float" office:value="2.52457690981261" calcext:value-type="float">
            <text:p>2,52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table:style-name="ce13" office:value-type="string" calcext:value-type="string">
            <text:p>AV1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612953" calcext:value-type="float">
            <text:p>612953</text:p>
          </table:table-cell>
          <table:table-cell table:style-name="ce7" office:value-type="float" office:value="8.73" calcext:value-type="float">
            <text:p>8,73</text:p>
          </table:table-cell>
          <table:table-cell table:style-name="ce7" office:value-type="float" office:value="8.99" calcext:value-type="float">
            <text:p>8,99</text:p>
          </table:table-cell>
          <table:table-cell table:style-name="ce7" office:value-type="float" office:value="8.83" calcext:value-type="float">
            <text:p>8,83</text:p>
          </table:table-cell>
          <table:table-cell table:style-name="ce7" office:value-type="float" office:value="8.57" calcext:value-type="float">
            <text:p>8,57</text:p>
          </table:table-cell>
          <table:table-cell table:style-name="ce7" office:value-type="float" office:value="8.52" calcext:value-type="float">
            <text:p>8,52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data.E58]/([data.C58]*[data.D58])" office:value-type="float" office:value="0.58472259320029" calcext:value-type="float">
            <text:p>0,58</text:p>
          </table:table-cell>
          <table:table-cell table:style-name="ce5" table:formula="of:=[data.B58]/[data.E58]" office:value-type="float" office:value="5.13066417816701" calcext:value-type="float">
            <text:p>5,131</text:p>
          </table:table-cell>
          <table:table-cell table:style-name="ce7" table:formula="of:=AVERAGE([data.F58:.J58])" office:value-type="float" office:value="8.728" calcext:value-type="float">
            <text:p>8,73</text:p>
          </table:table-cell>
          <table:table-cell table:style-name="ce9" table:formula="of:=AVERAGE([data.K58:.O58])" office:value-type="float" office:value="0.114" calcext:value-type="float">
            <text:p>0,11</text:p>
          </table:table-cell>
          <table:table-cell table:style-name="ce12" table:formula="of:=[data.Q58]/[data.Q394]*(LOG([data.R394]*1000)/LOG([data.R58]*1000))" office:value-type="float" office:value="2.14484235095026" calcext:value-type="float">
            <text:p>2,14</text:p>
          </table:table-cell>
          <table:table-cell table:style-name="ce12" table:formula="of:=[data.Q58]/[data.Q394]*(LOG([data.S394]*1000)/LOG([data.S58]*1000))" office:value-type="float" office:value="2.50718588062153" calcext:value-type="float">
            <text:p>2,5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884976" calcext:value-type="float">
            <text:p>884976</text:p>
          </table:table-cell>
          <table:table-cell table:style-name="ce7" office:value-type="float" office:value="9.1" calcext:value-type="float">
            <text:p>9,10</text:p>
          </table:table-cell>
          <table:table-cell table:style-name="ce7" office:value-type="float" office:value="9.43" calcext:value-type="float">
            <text:p>9,43</text:p>
          </table:table-cell>
          <table:table-cell table:style-name="ce7" office:value-type="float" office:value="9.29" calcext:value-type="float">
            <text:p>9,29</text:p>
          </table:table-cell>
          <table:table-cell table:style-name="ce7" office:value-type="float" office:value="9.26" calcext:value-type="float">
            <text:p>9,26</text:p>
          </table:table-cell>
          <table:table-cell table:style-name="ce7" office:value-type="float" office:value="9.03" calcext:value-type="float">
            <text:p>9,0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3" table:style-name="ce9" office:value-type="float" office:value="0.14" calcext:value-type="float">
            <text:p>0,14</text:p>
          </table:table-cell>
          <table:table-cell table:style-name="ce28" table:formula="of:=[data.E59]/([data.C59]*[data.D59])" office:value-type="float" office:value="0.883167273424028" calcext:value-type="float">
            <text:p>0,88</text:p>
          </table:table-cell>
          <table:table-cell table:style-name="ce5" table:formula="of:=[data.B59]/[data.E59]" office:value-type="float" office:value="3.39688307931515" calcext:value-type="float">
            <text:p>3,397</text:p>
          </table:table-cell>
          <table:table-cell table:style-name="ce7" table:formula="of:=AVERAGE([data.F59:.J59])" office:value-type="float" office:value="9.222" calcext:value-type="float">
            <text:p>9,22</text:p>
          </table:table-cell>
          <table:table-cell table:style-name="ce9" table:formula="of:=AVERAGE([data.K59:.O59])" office:value-type="float" office:value="0.142" calcext:value-type="float">
            <text:p>0,14</text:p>
          </table:table-cell>
          <table:table-cell table:style-name="ce12" table:formula="of:=[data.Q59]/[data.Q395]*(LOG([data.R395]*1000)/LOG([data.R59]*1000))" office:value-type="float" office:value="2.08988558207788" calcext:value-type="float">
            <text:p>2,09</text:p>
          </table:table-cell>
          <table:table-cell table:style-name="ce12" table:formula="of:=[data.Q59]/[data.Q395]*(LOG([data.S395]*1000)/LOG([data.S59]*1000))" office:value-type="float" office:value="2.32169904123588" calcext:value-type="float">
            <text:p>2,3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972534" calcext:value-type="float">
            <text:p>972534</text:p>
          </table:table-cell>
          <table:table-cell table:style-name="ce7" office:value-type="float" office:value="9.3" calcext:value-type="float">
            <text:p>9,30</text:p>
          </table:table-cell>
          <table:table-cell table:style-name="ce7" office:value-type="float" office:value="9.58" calcext:value-type="float">
            <text:p>9,58</text:p>
          </table:table-cell>
          <table:table-cell table:style-name="ce7" office:value-type="float" office:value="9.49" calcext:value-type="float">
            <text:p>9,49</text:p>
          </table:table-cell>
          <table:table-cell table:style-name="ce7" office:value-type="float" office:value="9.34" calcext:value-type="float">
            <text:p>9,34</text:p>
          </table:table-cell>
          <table:table-cell table:style-name="ce7" office:value-type="float" office:value="9.42" calcext:value-type="float">
            <text:p>9,42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data.E60]/([data.C60]*[data.D60])" office:value-type="float" office:value="0.953846244380105" calcext:value-type="float">
            <text:p>0,95</text:p>
          </table:table-cell>
          <table:table-cell table:style-name="ce5" table:formula="of:=[data.B60]/[data.E60]" office:value-type="float" office:value="3.14517744366778" calcext:value-type="float">
            <text:p>3,145</text:p>
          </table:table-cell>
          <table:table-cell table:style-name="ce7" table:formula="of:=AVERAGE([data.F60:.J60])" office:value-type="float" office:value="9.426" calcext:value-type="float">
            <text:p>9,43</text:p>
          </table:table-cell>
          <table:table-cell table:style-name="ce9" table:formula="of:=AVERAGE([data.K60:.O60])" office:value-type="float" office:value="0.14" calcext:value-type="float">
            <text:p>0,14</text:p>
          </table:table-cell>
          <table:table-cell table:style-name="ce12" table:formula="of:=[data.Q60]/[data.Q396]*(LOG([data.R396]*1000)/LOG([data.R60]*1000))" office:value-type="float" office:value="2.1059117017655" calcext:value-type="float">
            <text:p>2,11</text:p>
          </table:table-cell>
          <table:table-cell table:style-name="ce12" table:formula="of:=[data.Q60]/[data.Q396]*(LOG([data.S396]*1000)/LOG([data.S60]*1000))" office:value-type="float" office:value="2.31584081555271" calcext:value-type="float">
            <text:p>2,3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24156" calcext:value-type="float">
            <text:p>624156</text:p>
          </table:table-cell>
          <table:table-cell table:number-columns-repeated="2" table:style-name="ce7" office:value-type="float" office:value="8.87" calcext:value-type="float">
            <text:p>8,87</text:p>
          </table:table-cell>
          <table:table-cell table:number-columns-repeated="2" table:style-name="ce7" office:value-type="float" office:value="8.94" calcext:value-type="float">
            <text:p>8,94</text:p>
          </table:table-cell>
          <table:table-cell table:style-name="ce7" office:value-type="float" office:value="8.95" calcext:value-type="float">
            <text:p>8,95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61]/([data.C61]*[data.D61])" office:value-type="float" office:value="0.557409550754458" calcext:value-type="float">
            <text:p>0,56</text:p>
          </table:table-cell>
          <table:table-cell table:style-name="ce5" table:formula="of:=[data.B61]/[data.E61]" office:value-type="float" office:value="5.3820647402252" calcext:value-type="float">
            <text:p>5,382</text:p>
          </table:table-cell>
          <table:table-cell table:style-name="ce7" table:formula="of:=AVERAGE([data.F61:.J61])" office:value-type="float" office:value="8.914" calcext:value-type="float">
            <text:p>8,91</text:p>
          </table:table-cell>
          <table:table-cell table:style-name="ce9" table:formula="of:=AVERAGE([data.K61:.O61])" office:value-type="float" office:value="0.118" calcext:value-type="float">
            <text:p>0,12</text:p>
          </table:table-cell>
          <table:table-cell table:style-name="ce12" table:formula="of:=[data.Q61]/[data.Q397]*(LOG([data.R397]*1000)/LOG([data.R61]*1000))" office:value-type="float" office:value="2.04247548120335" calcext:value-type="float">
            <text:p>2,04</text:p>
          </table:table-cell>
          <table:table-cell table:style-name="ce12" table:formula="of:=[data.Q61]/[data.Q397]*(LOG([data.S397]*1000)/LOG([data.S61]*1000))" office:value-type="float" office:value="2.4261561729441" calcext:value-type="float">
            <text:p>2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687157" calcext:value-type="float">
            <text:p>687157</text:p>
          </table:table-cell>
          <table:table-cell table:style-name="ce7" office:value-type="float" office:value="8.76" calcext:value-type="float">
            <text:p>8,76</text:p>
          </table:table-cell>
          <table:table-cell table:style-name="ce7" office:value-type="float" office:value="8.7" calcext:value-type="float">
            <text:p>8,70</text:p>
          </table:table-cell>
          <table:table-cell table:style-name="ce7" office:value-type="float" office:value="8.66" calcext:value-type="float">
            <text:p>8,66</text:p>
          </table:table-cell>
          <table:table-cell table:style-name="ce7" office:value-type="float" office:value="8.5" calcext:value-type="float">
            <text:p>8,50</text:p>
          </table:table-cell>
          <table:table-cell table:style-name="ce7" office:value-type="float" office:value="8.55" calcext:value-type="float">
            <text:p>8,55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28" table:formula="of:=[data.E62]/([data.C62]*[data.D62])" office:value-type="float" office:value="0.704054303278689" calcext:value-type="float">
            <text:p>0,70</text:p>
          </table:table-cell>
          <table:table-cell table:style-name="ce5" table:formula="of:=[data.B62]/[data.E62]" office:value-type="float" office:value="4.26105824433135" calcext:value-type="float">
            <text:p>4,261</text:p>
          </table:table-cell>
          <table:table-cell table:style-name="ce7" table:formula="of:=AVERAGE([data.F62:.J62])" office:value-type="float" office:value="8.634" calcext:value-type="float">
            <text:p>8,63</text:p>
          </table:table-cell>
          <table:table-cell table:style-name="ce9" table:formula="of:=AVERAGE([data.K62:.O62])" office:value-type="float" office:value="0.118" calcext:value-type="float">
            <text:p>0,12</text:p>
          </table:table-cell>
          <table:table-cell table:style-name="ce12" table:formula="of:=[data.Q62]/[data.Q398]*(LOG([data.R398]*1000)/LOG([data.R62]*1000))" office:value-type="float" office:value="2.05030909403413" calcext:value-type="float">
            <text:p>2,05</text:p>
          </table:table-cell>
          <table:table-cell table:style-name="ce12" table:formula="of:=[data.Q62]/[data.Q398]*(LOG([data.S398]*1000)/LOG([data.S62]*1000))" office:value-type="float" office:value="2.34168379220655" calcext:value-type="float">
            <text:p>2,3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44528" calcext:value-type="float">
            <text:p>944528</text:p>
          </table:table-cell>
          <table:table-cell table:style-name="ce7" office:value-type="float" office:value="10.99" calcext:value-type="float">
            <text:p>10,99</text:p>
          </table:table-cell>
          <table:table-cell table:style-name="ce7" office:value-type="float" office:value="10.91" calcext:value-type="float">
            <text:p>10,91</text:p>
          </table:table-cell>
          <table:table-cell table:style-name="ce7" office:value-type="float" office:value="10.87" calcext:value-type="float">
            <text:p>10,87</text:p>
          </table:table-cell>
          <table:table-cell table:style-name="ce7" office:value-type="float" office:value="10.91" calcext:value-type="float">
            <text:p>10,91</text:p>
          </table:table-cell>
          <table:table-cell table:style-name="ce7" office:value-type="float" office:value="10.92" calcext:value-type="float">
            <text:p>10,92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4" table:style-name="ce9" office:value-type="float" office:value="0.16" calcext:value-type="float">
            <text:p>0,16</text:p>
          </table:table-cell>
          <table:table-cell table:style-name="ce28" table:formula="of:=[data.E63]/([data.C63]*[data.D63])" office:value-type="float" office:value="0.718740107628997" calcext:value-type="float">
            <text:p>0,72</text:p>
          </table:table-cell>
          <table:table-cell table:style-name="ce5" table:formula="of:=[data.B63]/[data.E63]" office:value-type="float" office:value="4.17398743075907" calcext:value-type="float">
            <text:p>4,174</text:p>
          </table:table-cell>
          <table:table-cell table:style-name="ce7" table:formula="of:=AVERAGE([data.F63:.J63])" office:value-type="float" office:value="10.92" calcext:value-type="float">
            <text:p>10,92</text:p>
          </table:table-cell>
          <table:table-cell table:style-name="ce9" table:formula="of:=AVERAGE([data.K63:.O63])" office:value-type="float" office:value="0.162" calcext:value-type="float">
            <text:p>0,16</text:p>
          </table:table-cell>
          <table:table-cell table:style-name="ce12" table:formula="of:=[data.Q63]/[data.Q399]*(LOG([data.R399]*1000)/LOG([data.R63]*1000))" office:value-type="float" office:value="2.1862902492156" calcext:value-type="float">
            <text:p>2,19</text:p>
          </table:table-cell>
          <table:table-cell table:style-name="ce12" table:formula="of:=[data.Q63]/[data.Q399]*(LOG([data.S399]*1000)/LOG([data.S63]*1000))" office:value-type="float" office:value="2.44026332386082" calcext:value-type="float">
            <text:p>2,4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947890" calcext:value-type="float">
            <text:p>947890</text:p>
          </table:table-cell>
          <table:table-cell table:style-name="ce7" office:value-type="float" office:value="8.19" calcext:value-type="float">
            <text:p>8,19</text:p>
          </table:table-cell>
          <table:table-cell table:style-name="ce7" office:value-type="float" office:value="7.73" calcext:value-type="float">
            <text:p>7,73</text:p>
          </table:table-cell>
          <table:table-cell table:style-name="ce7" office:value-type="float" office:value="7.95" calcext:value-type="float">
            <text:p>7,95</text:p>
          </table:table-cell>
          <table:table-cell table:style-name="ce7" office:value-type="float" office:value="7.94" calcext:value-type="float">
            <text:p>7,94</text:p>
          </table:table-cell>
          <table:table-cell table:style-name="ce7" office:value-type="float" office:value="7.71" calcext:value-type="float">
            <text:p>7,71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data.E64]/([data.C64]*[data.D64])" office:value-type="float" office:value="0.953074726512226" calcext:value-type="float">
            <text:p>0,95</text:p>
          </table:table-cell>
          <table:table-cell table:style-name="ce5" table:formula="of:=[data.B64]/[data.E64]" office:value-type="float" office:value="3.14772389201279" calcext:value-type="float">
            <text:p>3,148</text:p>
          </table:table-cell>
          <table:table-cell table:style-name="ce7" table:formula="of:=AVERAGE([data.F64:.J64])" office:value-type="float" office:value="7.904" calcext:value-type="float">
            <text:p>7,90</text:p>
          </table:table-cell>
          <table:table-cell table:style-name="ce9" table:formula="of:=AVERAGE([data.K64:.O64])" office:value-type="float" office:value="0.14" calcext:value-type="float">
            <text:p>0,14</text:p>
          </table:table-cell>
          <table:table-cell table:style-name="ce12" table:formula="of:=[data.Q64]/[data.Q400]*(LOG([data.R400]*1000)/LOG([data.R64]*1000))" office:value-type="float" office:value="2.43266701171578" calcext:value-type="float">
            <text:p>2,43</text:p>
          </table:table-cell>
          <table:table-cell table:style-name="ce12" table:formula="of:=[data.Q64]/[data.Q400]*(LOG([data.S400]*1000)/LOG([data.S64]*1000))" office:value-type="float" office:value="2.57544707078207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502779" calcext:value-type="float">
            <text:p>502779</text:p>
          </table:table-cell>
          <table:table-cell table:style-name="ce7" office:value-type="float" office:value="7.51" calcext:value-type="float">
            <text:p>7,51</text:p>
          </table:table-cell>
          <table:table-cell table:style-name="ce7" office:value-type="float" office:value="7.29" calcext:value-type="float">
            <text:p>7,29</text:p>
          </table:table-cell>
          <table:table-cell table:style-name="ce7" office:value-type="float" office:value="7.51" calcext:value-type="float">
            <text:p>7,51</text:p>
          </table:table-cell>
          <table:table-cell table:style-name="ce7" office:value-type="float" office:value="7.36" calcext:value-type="float">
            <text:p>7,36</text:p>
          </table:table-cell>
          <table:table-cell table:style-name="ce7" office:value-type="float" office:value="7.32" calcext:value-type="float">
            <text:p>7,32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65]/([data.C65]*[data.D65])" office:value-type="float" office:value="0.5086714500777" calcext:value-type="float">
            <text:p>0,51</text:p>
          </table:table-cell>
          <table:table-cell table:style-name="ce5" table:formula="of:=[data.B65]/[data.E65]" office:value-type="float" office:value="5.89774831486598" calcext:value-type="float">
            <text:p>5,898</text:p>
          </table:table-cell>
          <table:table-cell table:style-name="ce7" table:formula="of:=AVERAGE([data.F65:.J65])" office:value-type="float" office:value="7.398" calcext:value-type="float">
            <text:p>7,40</text:p>
          </table:table-cell>
          <table:table-cell table:style-name="ce9" table:formula="of:=AVERAGE([data.K65:.O65])" office:value-type="float" office:value="0.1" calcext:value-type="float">
            <text:p>0,10</text:p>
          </table:table-cell>
          <table:table-cell table:style-name="ce12" table:formula="of:=[data.Q65]/[data.Q401]*(LOG([data.R401]*1000)/LOG([data.R65]*1000))" office:value-type="float" office:value="2.25928492561607" calcext:value-type="float">
            <text:p>2,26</text:p>
          </table:table-cell>
          <table:table-cell table:style-name="ce12" table:formula="of:=[data.Q65]/[data.Q401]*(LOG([data.S401]*1000)/LOG([data.S65]*1000))" office:value-type="float" office:value="2.61839265125447" calcext:value-type="float">
            <text:p>2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887417" calcext:value-type="float">
            <text:p>887417</text:p>
          </table:table-cell>
          <table:table-cell table:style-name="ce7" office:value-type="float" office:value="9.98" calcext:value-type="float">
            <text:p>9,98</text:p>
          </table:table-cell>
          <table:table-cell table:style-name="ce7" office:value-type="float" office:value="9.56" calcext:value-type="float">
            <text:p>9,56</text:p>
          </table:table-cell>
          <table:table-cell table:style-name="ce7" office:value-type="float" office:value="9.7" calcext:value-type="float">
            <text:p>9,70</text:p>
          </table:table-cell>
          <table:table-cell table:style-name="ce7" office:value-type="float" office:value="9.41" calcext:value-type="float">
            <text:p>9,41</text:p>
          </table:table-cell>
          <table:table-cell table:style-name="ce7" office:value-type="float" office:value="9.47" calcext:value-type="float">
            <text:p>9,47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data.E66]/([data.C66]*[data.D66])" office:value-type="float" office:value="0.836018577834721" calcext:value-type="float">
            <text:p>0,84</text:p>
          </table:table-cell>
          <table:table-cell table:style-name="ce5" table:formula="of:=[data.B66]/[data.E66]" office:value-type="float" office:value="3.58845503297773" calcext:value-type="float">
            <text:p>3,588</text:p>
          </table:table-cell>
          <table:table-cell table:style-name="ce7" table:formula="of:=AVERAGE([data.F66:.J66])" office:value-type="float" office:value="9.624" calcext:value-type="float">
            <text:p>9,62</text:p>
          </table:table-cell>
          <table:table-cell table:style-name="ce9" table:formula="of:=AVERAGE([data.K66:.O66])" office:value-type="float" office:value="0.14" calcext:value-type="float">
            <text:p>0,14</text:p>
          </table:table-cell>
          <table:table-cell table:style-name="ce12" table:formula="of:=[data.Q66]/[data.Q402]*(LOG([data.R402]*1000)/LOG([data.R66]*1000))" office:value-type="float" office:value="2.16054913903015" calcext:value-type="float">
            <text:p>2,16</text:p>
          </table:table-cell>
          <table:table-cell table:style-name="ce12" table:formula="of:=[data.Q66]/[data.Q402]*(LOG([data.S402]*1000)/LOG([data.S66]*1000))" office:value-type="float" office:value="2.44971001327465" calcext:value-type="float">
            <text:p>2,4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987422" calcext:value-type="float">
            <text:p>987422</text:p>
          </table:table-cell>
          <table:table-cell table:style-name="ce7" office:value-type="float" office:value="9.8" calcext:value-type="float">
            <text:p>9,80</text:p>
          </table:table-cell>
          <table:table-cell table:style-name="ce7" office:value-type="float" office:value="9.44" calcext:value-type="float">
            <text:p>9,44</text:p>
          </table:table-cell>
          <table:table-cell table:style-name="ce7" office:value-type="float" office:value="9.39" calcext:value-type="float">
            <text:p>9,39</text:p>
          </table:table-cell>
          <table:table-cell table:style-name="ce7" office:value-type="float" office:value="9.16" calcext:value-type="float">
            <text:p>9,16</text:p>
          </table:table-cell>
          <table:table-cell table:style-name="ce7" office:value-type="float" office:value="9.42" calcext:value-type="float">
            <text:p>9,42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67]/([data.C67]*[data.D67])" office:value-type="float" office:value="1.04329239429953" calcext:value-type="float">
            <text:p>1,04</text:p>
          </table:table-cell>
          <table:table-cell table:style-name="ce5" table:formula="of:=[data.B67]/[data.E67]" office:value-type="float" office:value="2.87552839616699" calcext:value-type="float">
            <text:p>2,876</text:p>
          </table:table-cell>
          <table:table-cell table:style-name="ce7" table:formula="of:=AVERAGE([data.F67:.J67])" office:value-type="float" office:value="9.442" calcext:value-type="float">
            <text:p>9,44</text:p>
          </table:table-cell>
          <table:table-cell table:style-name="ce9" table:formula="of:=AVERAGE([data.K67:.O67])" office:value-type="float" office:value="0.144" calcext:value-type="float">
            <text:p>0,14</text:p>
          </table:table-cell>
          <table:table-cell table:style-name="ce12" table:formula="of:=[data.Q67]/[data.Q403]*(LOG([data.R403]*1000)/LOG([data.R67]*1000))" office:value-type="float" office:value="2.05766131634343" calcext:value-type="float">
            <text:p>2,06</text:p>
          </table:table-cell>
          <table:table-cell table:style-name="ce12" table:formula="of:=[data.Q67]/[data.Q403]*(LOG([data.S403]*1000)/LOG([data.S67]*1000))" office:value-type="float" office:value="2.18591139420026" calcext:value-type="float">
            <text:p>2,1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731243" calcext:value-type="float">
            <text:p>731243</text:p>
          </table:table-cell>
          <table:table-cell table:style-name="ce7" office:value-type="float" office:value="9.82" calcext:value-type="float">
            <text:p>9,82</text:p>
          </table:table-cell>
          <table:table-cell table:style-name="ce7" office:value-type="float" office:value="9.34" calcext:value-type="float">
            <text:p>9,34</text:p>
          </table:table-cell>
          <table:table-cell table:style-name="ce7" office:value-type="float" office:value="9.27" calcext:value-type="float">
            <text:p>9,27</text:p>
          </table:table-cell>
          <table:table-cell table:style-name="ce7" office:value-type="float" office:value="9.57" calcext:value-type="float">
            <text:p>9,57</text:p>
          </table:table-cell>
          <table:table-cell table:style-name="ce7" office:value-type="float" office:value="9.62" calcext:value-type="float">
            <text:p>9,62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data.E68]/([data.C68]*[data.D68])" office:value-type="float" office:value="0.621678398966197" calcext:value-type="float">
            <text:p>0,62</text:p>
          </table:table-cell>
          <table:table-cell table:style-name="ce5" table:formula="of:=[data.B68]/[data.E68]" office:value-type="float" office:value="4.82566807477131" calcext:value-type="float">
            <text:p>4,826</text:p>
          </table:table-cell>
          <table:table-cell table:style-name="ce7" table:formula="of:=AVERAGE([data.F68:.J68])" office:value-type="float" office:value="9.524" calcext:value-type="float">
            <text:p>9,52</text:p>
          </table:table-cell>
          <table:table-cell table:style-name="ce9" table:formula="of:=AVERAGE([data.K68:.O68])" office:value-type="float" office:value="0.13" calcext:value-type="float">
            <text:p>0,13</text:p>
          </table:table-cell>
          <table:table-cell table:style-name="ce12" table:formula="of:=[data.Q68]/[data.Q404]*(LOG([data.R404]*1000)/LOG([data.R68]*1000))" office:value-type="float" office:value="2.09962151991958" calcext:value-type="float">
            <text:p>2,10</text:p>
          </table:table-cell>
          <table:table-cell table:style-name="ce12" table:formula="of:=[data.Q68]/[data.Q404]*(LOG([data.S404]*1000)/LOG([data.S68]*1000))" office:value-type="float" office:value="2.42761369945855" calcext:value-type="float">
            <text:p>2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778266" calcext:value-type="float">
            <text:p>778266</text:p>
          </table:table-cell>
          <table:table-cell table:style-name="ce7" office:value-type="float" office:value="11.37" calcext:value-type="float">
            <text:p>11,37</text:p>
          </table:table-cell>
          <table:table-cell table:style-name="ce7" office:value-type="float" office:value="11.25" calcext:value-type="float">
            <text:p>11,25</text:p>
          </table:table-cell>
          <table:table-cell table:style-name="ce7" office:value-type="float" office:value="10.99" calcext:value-type="float">
            <text:p>10,99</text:p>
          </table:table-cell>
          <table:table-cell table:number-columns-repeated="2" table:style-name="ce7" office:value-type="float" office:value="10.66" calcext:value-type="float">
            <text:p>10,6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8" table:formula="of:=[data.E69]/([data.C69]*[data.D69])" office:value-type="float" office:value="0.592222770107385" calcext:value-type="float">
            <text:p>0,59</text:p>
          </table:table-cell>
          <table:table-cell table:style-name="ce5" table:formula="of:=[data.B69]/[data.E69]" office:value-type="float" office:value="5.0656819133818" calcext:value-type="float">
            <text:p>5,066</text:p>
          </table:table-cell>
          <table:table-cell table:style-name="ce7" table:formula="of:=AVERAGE([data.F69:.J69])" office:value-type="float" office:value="10.986" calcext:value-type="float">
            <text:p>10,99</text:p>
          </table:table-cell>
          <table:table-cell table:style-name="ce9" table:formula="of:=AVERAGE([data.K69:.O69])" office:value-type="float" office:value="0.144" calcext:value-type="float">
            <text:p>0,14</text:p>
          </table:table-cell>
          <table:table-cell table:style-name="ce12" table:formula="of:=[data.Q69]/[data.Q405]*(LOG([data.R405]*1000)/LOG([data.R69]*1000))" office:value-type="float" office:value="2.09199692807984" calcext:value-type="float">
            <text:p>2,09</text:p>
          </table:table-cell>
          <table:table-cell table:style-name="ce12" table:formula="of:=[data.Q69]/[data.Q405]*(LOG([data.S405]*1000)/LOG([data.S69]*1000))" office:value-type="float" office:value="2.41180521726669" calcext:value-type="float">
            <text:p>2,4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914958" calcext:value-type="float">
            <text:p>914958</text:p>
          </table:table-cell>
          <table:table-cell table:style-name="ce7" office:value-type="float" office:value="9.21" calcext:value-type="float">
            <text:p>9,21</text:p>
          </table:table-cell>
          <table:table-cell table:style-name="ce7" office:value-type="float" office:value="9.27" calcext:value-type="float">
            <text:p>9,27</text:p>
          </table:table-cell>
          <table:table-cell table:style-name="ce7" office:value-type="float" office:value="9.19" calcext:value-type="float">
            <text:p>9,19</text:p>
          </table:table-cell>
          <table:table-cell table:style-name="ce7" office:value-type="float" office:value="9.02" calcext:value-type="float">
            <text:p>9,02</text:p>
          </table:table-cell>
          <table:table-cell table:style-name="ce7" office:value-type="float" office:value="9.18" calcext:value-type="float">
            <text:p>9,18</text:p>
          </table:table-cell>
          <table:table-cell table:number-columns-repeated="4"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70]/([data.C70]*[data.D70])" office:value-type="float" office:value="0.946761616211786" calcext:value-type="float">
            <text:p>0,95</text:p>
          </table:table-cell>
          <table:table-cell table:style-name="ce5" table:formula="of:=[data.B70]/[data.E70]" office:value-type="float" office:value="3.1687137551669" calcext:value-type="float">
            <text:p>3,169</text:p>
          </table:table-cell>
          <table:table-cell table:style-name="ce7" table:formula="of:=AVERAGE([data.F70:.J70])" office:value-type="float" office:value="9.174" calcext:value-type="float">
            <text:p>9,17</text:p>
          </table:table-cell>
          <table:table-cell table:style-name="ce9" table:formula="of:=AVERAGE([data.K70:.O70])" office:value-type="float" office:value="0.138" calcext:value-type="float">
            <text:p>0,14</text:p>
          </table:table-cell>
          <table:table-cell table:style-name="ce12" table:formula="of:=[data.Q70]/[data.Q406]*(LOG([data.R406]*1000)/LOG([data.R70]*1000))" office:value-type="float" office:value="2.08427143852563" calcext:value-type="float">
            <text:p>2,08</text:p>
          </table:table-cell>
          <table:table-cell table:style-name="ce12" table:formula="of:=[data.Q70]/[data.Q406]*(LOG([data.S406]*1000)/LOG([data.S70]*1000))" office:value-type="float" office:value="2.31025680970747" calcext:value-type="float">
            <text:p>2,3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708787" calcext:value-type="float">
            <text:p>708787</text:p>
          </table:table-cell>
          <table:table-cell table:style-name="ce7" office:value-type="float" office:value="8.82" calcext:value-type="float">
            <text:p>8,82</text:p>
          </table:table-cell>
          <table:table-cell table:style-name="ce7" office:value-type="float" office:value="8.35" calcext:value-type="float">
            <text:p>8,35</text:p>
          </table:table-cell>
          <table:table-cell table:style-name="ce7" office:value-type="float" office:value="8.37" calcext:value-type="float">
            <text:p>8,37</text:p>
          </table:table-cell>
          <table:table-cell table:style-name="ce7" office:value-type="float" office:value="8.45" calcext:value-type="float">
            <text:p>8,45</text:p>
          </table:table-cell>
          <table:table-cell table:style-name="ce7" office:value-type="float" office:value="8.56" calcext:value-type="float">
            <text:p>8,56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71]/([data.C71]*[data.D71])" office:value-type="float" office:value="0.715518598979196" calcext:value-type="float">
            <text:p>0,72</text:p>
          </table:table-cell>
          <table:table-cell table:style-name="ce5" table:formula="of:=[data.B71]/[data.E71]" office:value-type="float" office:value="4.19278570289805" calcext:value-type="float">
            <text:p>4,193</text:p>
          </table:table-cell>
          <table:table-cell table:style-name="ce7" table:formula="of:=AVERAGE([data.F71:.J71])" office:value-type="float" office:value="8.51" calcext:value-type="float">
            <text:p>8,51</text:p>
          </table:table-cell>
          <table:table-cell table:style-name="ce9" table:formula="of:=AVERAGE([data.K71:.O71])" office:value-type="float" office:value="0.12" calcext:value-type="float">
            <text:p>0,12</text:p>
          </table:table-cell>
          <table:table-cell table:style-name="ce12" table:formula="of:=[data.Q71]/[data.Q407]*(LOG([data.R407]*1000)/LOG([data.R71]*1000))" office:value-type="float" office:value="1.97309429340545" calcext:value-type="float">
            <text:p>1,97</text:p>
          </table:table-cell>
          <table:table-cell table:style-name="ce12" table:formula="of:=[data.Q71]/[data.Q407]*(LOG([data.S407]*1000)/LOG([data.S71]*1000))" office:value-type="float" office:value="2.31985053209781" calcext:value-type="float">
            <text:p>2,3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793823" calcext:value-type="float">
            <text:p>793823</text:p>
          </table:table-cell>
          <table:table-cell table:style-name="ce7" office:value-type="float" office:value="9.11" calcext:value-type="float">
            <text:p>9,11</text:p>
          </table:table-cell>
          <table:table-cell table:style-name="ce7" office:value-type="float" office:value="8.8" calcext:value-type="float">
            <text:p>8,80</text:p>
          </table:table-cell>
          <table:table-cell table:number-columns-repeated="2" table:style-name="ce7" office:value-type="float" office:value="8.85" calcext:value-type="float">
            <text:p>8,85</text:p>
          </table:table-cell>
          <table:table-cell table:style-name="ce7" office:value-type="float" office:value="9.1" calcext:value-type="float">
            <text:p>9,10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data.E72]/([data.C72]*[data.D72])" office:value-type="float" office:value="0.801841414141414" calcext:value-type="float">
            <text:p>0,80</text:p>
          </table:table-cell>
          <table:table-cell table:style-name="ce5" table:formula="of:=[data.B72]/[data.E72]" office:value-type="float" office:value="3.74140834921639" calcext:value-type="float">
            <text:p>3,741</text:p>
          </table:table-cell>
          <table:table-cell table:style-name="ce7" table:formula="of:=AVERAGE([data.F72:.J72])" office:value-type="float" office:value="8.942" calcext:value-type="float">
            <text:p>8,94</text:p>
          </table:table-cell>
          <table:table-cell table:style-name="ce9" table:formula="of:=AVERAGE([data.K72:.O72])" office:value-type="float" office:value="0.13" calcext:value-type="float">
            <text:p>0,13</text:p>
          </table:table-cell>
          <table:table-cell table:style-name="ce12" table:formula="of:=[data.Q72]/[data.Q408]*(LOG([data.R408]*1000)/LOG([data.R72]*1000))" office:value-type="float" office:value="2.21291130664879" calcext:value-type="float">
            <text:p>2,21</text:p>
          </table:table-cell>
          <table:table-cell table:style-name="ce12" table:formula="of:=[data.Q72]/[data.Q408]*(LOG([data.S408]*1000)/LOG([data.S72]*1000))" office:value-type="float" office:value="2.48097557124341" calcext:value-type="float">
            <text:p>2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442393" calcext:value-type="float">
            <text:p>442393</text:p>
          </table:table-cell>
          <table:table-cell table:style-name="ce7" office:value-type="float" office:value="7.66" calcext:value-type="float">
            <text:p>7,66</text:p>
          </table:table-cell>
          <table:table-cell table:style-name="ce7" office:value-type="float" office:value="7.46" calcext:value-type="float">
            <text:p>7,46</text:p>
          </table:table-cell>
          <table:table-cell table:style-name="ce7" office:value-type="float" office:value="7.27" calcext:value-type="float">
            <text:p>7,27</text:p>
          </table:table-cell>
          <table:table-cell table:style-name="ce7" office:value-type="float" office:value="7.31" calcext:value-type="float">
            <text:p>7,31</text:p>
          </table:table-cell>
          <table:table-cell table:style-name="ce7" office:value-type="float" office:value="7.49" calcext:value-type="float">
            <text:p>7,49</text:p>
          </table:table-cell>
          <table:table-cell table:number-columns-repeated="4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73]/([data.C73]*[data.D73])" office:value-type="float" office:value="0.476076354213299" calcext:value-type="float">
            <text:p>0,48</text:p>
          </table:table-cell>
          <table:table-cell table:style-name="ce5" table:formula="of:=[data.B73]/[data.E73]" office:value-type="float" office:value="6.30154636262328" calcext:value-type="float">
            <text:p>6,302</text:p>
          </table:table-cell>
          <table:table-cell table:style-name="ce7" table:formula="of:=AVERAGE([data.F73:.J73])" office:value-type="float" office:value="7.438" calcext:value-type="float">
            <text:p>7,44</text:p>
          </table:table-cell>
          <table:table-cell table:style-name="ce9" table:formula="of:=AVERAGE([data.K73:.O73])" office:value-type="float" office:value="0.092" calcext:value-type="float">
            <text:p>0,09</text:p>
          </table:table-cell>
          <table:table-cell table:style-name="ce12" table:formula="of:=[data.Q73]/[data.Q409]*(LOG([data.R409]*1000)/LOG([data.R73]*1000))" office:value-type="float" office:value="1.9071301373064" calcext:value-type="float">
            <text:p>1,91</text:p>
          </table:table-cell>
          <table:table-cell table:style-name="ce12" table:formula="of:=[data.Q73]/[data.Q409]*(LOG([data.S409]*1000)/LOG([data.S73]*1000))" office:value-type="float" office:value="2.28714461013871" calcext:value-type="float">
            <text:p>2,2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672168" calcext:value-type="float">
            <text:p>672168</text:p>
          </table:table-cell>
          <table:table-cell table:style-name="ce7" office:value-type="float" office:value="10.84" calcext:value-type="float">
            <text:p>10,84</text:p>
          </table:table-cell>
          <table:table-cell table:style-name="ce7" office:value-type="float" office:value="10.34" calcext:value-type="float">
            <text:p>10,34</text:p>
          </table:table-cell>
          <table:table-cell table:style-name="ce7" office:value-type="float" office:value="10.06" calcext:value-type="float">
            <text:p>10,06</text:p>
          </table:table-cell>
          <table:table-cell table:style-name="ce7" office:value-type="float" office:value="10.36" calcext:value-type="float">
            <text:p>10,36</text:p>
          </table:table-cell>
          <table:table-cell table:style-name="ce7" office:value-type="float" office:value="10.07" calcext:value-type="float">
            <text:p>10,07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74]/([data.C74]*[data.D74])" office:value-type="float" office:value="0.55958041958042" calcext:value-type="float">
            <text:p>0,56</text:p>
          </table:table-cell>
          <table:table-cell table:style-name="ce5" table:formula="of:=[data.B74]/[data.E74]" office:value-type="float" office:value="5.3611835136454" calcext:value-type="float">
            <text:p>5,361</text:p>
          </table:table-cell>
          <table:table-cell table:style-name="ce7" table:formula="of:=AVERAGE([data.F74:.J74])" office:value-type="float" office:value="10.334" calcext:value-type="float">
            <text:p>10,33</text:p>
          </table:table-cell>
          <table:table-cell table:style-name="ce9" table:formula="of:=AVERAGE([data.K74:.O74])" office:value-type="float" office:value="0.13" calcext:value-type="float">
            <text:p>0,13</text:p>
          </table:table-cell>
          <table:table-cell table:style-name="ce12" table:formula="of:=[data.Q74]/[data.Q410]*(LOG([data.R410]*1000)/LOG([data.R74]*1000))" office:value-type="float" office:value="1.9946852664501" calcext:value-type="float">
            <text:p>1,99</text:p>
          </table:table-cell>
          <table:table-cell table:style-name="ce12" table:formula="of:=[data.Q74]/[data.Q410]*(LOG([data.S410]*1000)/LOG([data.S74]*1000))" office:value-type="float" office:value="2.37556152059443" calcext:value-type="float">
            <text:p>2,3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854576" calcext:value-type="float">
            <text:p>854576</text:p>
          </table:table-cell>
          <table:table-cell table:style-name="ce7" office:value-type="float" office:value="10.73" calcext:value-type="float">
            <text:p>10,73</text:p>
          </table:table-cell>
          <table:table-cell table:style-name="ce7" office:value-type="float" office:value="10.35" calcext:value-type="float">
            <text:p>10,35</text:p>
          </table:table-cell>
          <table:table-cell table:style-name="ce7" office:value-type="float" office:value="10.18" calcext:value-type="float">
            <text:p>10,18</text:p>
          </table:table-cell>
          <table:table-cell table:style-name="ce7" office:value-type="float" office:value="10.34" calcext:value-type="float">
            <text:p>10,34</text:p>
          </table:table-cell>
          <table:table-cell table:style-name="ce7" office:value-type="float" office:value="10.38" calcext:value-type="float">
            <text:p>10,38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75]/([data.C75]*[data.D75])" office:value-type="float" office:value="0.675891828961188" calcext:value-type="float">
            <text:p>0,68</text:p>
          </table:table-cell>
          <table:table-cell table:style-name="ce5" table:formula="of:=[data.B75]/[data.E75]" office:value-type="float" office:value="4.43859879051132" calcext:value-type="float">
            <text:p>4,439</text:p>
          </table:table-cell>
          <table:table-cell table:style-name="ce7" table:formula="of:=AVERAGE([data.F75:.J75])" office:value-type="float" office:value="10.396" calcext:value-type="float">
            <text:p>10,40</text:p>
          </table:table-cell>
          <table:table-cell table:style-name="ce9" table:formula="of:=AVERAGE([data.K75:.O75])" office:value-type="float" office:value="0.144" calcext:value-type="float">
            <text:p>0,14</text:p>
          </table:table-cell>
          <table:table-cell table:style-name="ce12" table:formula="of:=[data.Q75]/[data.Q411]*(LOG([data.R411]*1000)/LOG([data.R75]*1000))" office:value-type="float" office:value="2.22334889013327" calcext:value-type="float">
            <text:p>2,22</text:p>
          </table:table-cell>
          <table:table-cell table:style-name="ce12" table:formula="of:=[data.Q75]/[data.Q411]*(LOG([data.S411]*1000)/LOG([data.S75]*1000))" office:value-type="float" office:value="2.57865064252484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549236" calcext:value-type="float">
            <text:p>549236</text:p>
          </table:table-cell>
          <table:table-cell table:style-name="ce7" office:value-type="float" office:value="7.53" calcext:value-type="float">
            <text:p>7,53</text:p>
          </table:table-cell>
          <table:table-cell table:style-name="ce7" office:value-type="float" office:value="7.66" calcext:value-type="float">
            <text:p>7,66</text:p>
          </table:table-cell>
          <table:table-cell table:style-name="ce7" office:value-type="float" office:value="7.45" calcext:value-type="float">
            <text:p>7,45</text:p>
          </table:table-cell>
          <table:table-cell table:style-name="ce7" office:value-type="float" office:value="7.48" calcext:value-type="float">
            <text:p>7,48</text:p>
          </table:table-cell>
          <table:table-cell table:style-name="ce7" office:value-type="float" office:value="7.46" calcext:value-type="float">
            <text:p>7,46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76]/([data.C76]*[data.D76])" office:value-type="float" office:value="0.571811102319577" calcext:value-type="float">
            <text:p>0,57</text:p>
          </table:table-cell>
          <table:table-cell table:style-name="ce5" table:formula="of:=[data.B76]/[data.E76]" office:value-type="float" office:value="5.24651697995033" calcext:value-type="float">
            <text:p>5,247</text:p>
          </table:table-cell>
          <table:table-cell table:style-name="ce7" table:formula="of:=AVERAGE([data.F76:.J76])" office:value-type="float" office:value="7.516" calcext:value-type="float">
            <text:p>7,52</text:p>
          </table:table-cell>
          <table:table-cell table:style-name="ce9" table:formula="of:=AVERAGE([data.K76:.O76])" office:value-type="float" office:value="0.102" calcext:value-type="float">
            <text:p>0,10</text:p>
          </table:table-cell>
          <table:table-cell table:style-name="ce12" table:formula="of:=[data.Q76]/[data.Q412]*(LOG([data.R412]*1000)/LOG([data.R76]*1000))" office:value-type="float" office:value="2.08803618090881" calcext:value-type="float">
            <text:p>2,09</text:p>
          </table:table-cell>
          <table:table-cell table:style-name="ce12" table:formula="of:=[data.Q76]/[data.Q412]*(LOG([data.S412]*1000)/LOG([data.S76]*1000))" office:value-type="float" office:value="2.41214933743884" calcext:value-type="float">
            <text:p>2,4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471096" calcext:value-type="float">
            <text:p>471096</text:p>
          </table:table-cell>
          <table:table-cell table:style-name="ce7" office:value-type="float" office:value="8.13" calcext:value-type="float">
            <text:p>8,13</text:p>
          </table:table-cell>
          <table:table-cell table:style-name="ce7" office:value-type="float" office:value="7.74" calcext:value-type="float">
            <text:p>7,74</text:p>
          </table:table-cell>
          <table:table-cell table:style-name="ce7" office:value-type="float" office:value="7.91" calcext:value-type="float">
            <text:p>7,91</text:p>
          </table:table-cell>
          <table:table-cell table:style-name="ce7" office:value-type="float" office:value="7.75" calcext:value-type="float">
            <text:p>7,75</text:p>
          </table:table-cell>
          <table:table-cell table:style-name="ce7" office:value-type="float" office:value="7.68" calcext:value-type="float">
            <text:p>7,68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28" table:formula="of:=[data.E77]/([data.C77]*[data.D77])" office:value-type="float" office:value="0.48384631817659" calcext:value-type="float">
            <text:p>0,48</text:p>
          </table:table-cell>
          <table:table-cell table:style-name="ce5" table:formula="of:=[data.B77]/[data.E77]" office:value-type="float" office:value="6.20034982254148" calcext:value-type="float">
            <text:p>6,200</text:p>
          </table:table-cell>
          <table:table-cell table:style-name="ce7" table:formula="of:=AVERAGE([data.F77:.J77])" office:value-type="float" office:value="7.842" calcext:value-type="float">
            <text:p>7,84</text:p>
          </table:table-cell>
          <table:table-cell table:style-name="ce9" table:formula="of:=AVERAGE([data.K77:.O77])" office:value-type="float" office:value="0.096" calcext:value-type="float">
            <text:p>0,10</text:p>
          </table:table-cell>
          <table:table-cell table:style-name="ce12" table:formula="of:=[data.Q77]/[data.Q413]*(LOG([data.R413]*1000)/LOG([data.R77]*1000))" office:value-type="float" office:value="1.95278124174951" calcext:value-type="float">
            <text:p>1,95</text:p>
          </table:table-cell>
          <table:table-cell table:style-name="ce12" table:formula="of:=[data.Q77]/[data.Q413]*(LOG([data.S413]*1000)/LOG([data.S77]*1000))" office:value-type="float" office:value="2.3400108493403" calcext:value-type="float">
            <text:p>2,3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576930" calcext:value-type="float">
            <text:p>576930</text:p>
          </table:table-cell>
          <table:table-cell table:style-name="ce7" office:value-type="float" office:value="8.36" calcext:value-type="float">
            <text:p>8,36</text:p>
          </table:table-cell>
          <table:table-cell table:style-name="ce7" office:value-type="float" office:value="8.08" calcext:value-type="float">
            <text:p>8,08</text:p>
          </table:table-cell>
          <table:table-cell table:style-name="ce7" office:value-type="float" office:value="8.07" calcext:value-type="float">
            <text:p>8,07</text:p>
          </table:table-cell>
          <table:table-cell table:style-name="ce7" office:value-type="float" office:value="7.86" calcext:value-type="float">
            <text:p>7,86</text:p>
          </table:table-cell>
          <table:table-cell table:style-name="ce7" office:value-type="float" office:value="8.08" calcext:value-type="float">
            <text:p>8,08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78]/([data.C78]*[data.D78])" office:value-type="float" office:value="0.592544738961103" calcext:value-type="float">
            <text:p>0,59</text:p>
          </table:table-cell>
          <table:table-cell table:style-name="ce5" table:formula="of:=[data.B78]/[data.E78]" office:value-type="float" office:value="5.0629365780944" calcext:value-type="float">
            <text:p>5,063</text:p>
          </table:table-cell>
          <table:table-cell table:style-name="ce7" table:formula="of:=AVERAGE([data.F78:.J78])" office:value-type="float" office:value="8.09" calcext:value-type="float">
            <text:p>8,09</text:p>
          </table:table-cell>
          <table:table-cell table:style-name="ce9" table:formula="of:=AVERAGE([data.K78:.O78])" office:value-type="float" office:value="0.11" calcext:value-type="float">
            <text:p>0,11</text:p>
          </table:table-cell>
          <table:table-cell table:style-name="ce12" table:formula="of:=[data.Q78]/[data.Q414]*(LOG([data.R414]*1000)/LOG([data.R78]*1000))" office:value-type="float" office:value="2.09313148543012" calcext:value-type="float">
            <text:p>2,09</text:p>
          </table:table-cell>
          <table:table-cell table:style-name="ce12" table:formula="of:=[data.Q78]/[data.Q414]*(LOG([data.S414]*1000)/LOG([data.S78]*1000))" office:value-type="float" office:value="2.45205086652731" calcext:value-type="float">
            <text:p>2,4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824906" calcext:value-type="float">
            <text:p>824906</text:p>
          </table:table-cell>
          <table:table-cell table:style-name="ce7" office:value-type="float" office:value="9.08" calcext:value-type="float">
            <text:p>9,08</text:p>
          </table:table-cell>
          <table:table-cell table:style-name="ce7" office:value-type="float" office:value="8.62" calcext:value-type="float">
            <text:p>8,62</text:p>
          </table:table-cell>
          <table:table-cell table:style-name="ce7" office:value-type="float" office:value="8.58" calcext:value-type="float">
            <text:p>8,58</text:p>
          </table:table-cell>
          <table:table-cell table:style-name="ce7" office:value-type="float" office:value="8.6" calcext:value-type="float">
            <text:p>8,60</text:p>
          </table:table-cell>
          <table:table-cell table:style-name="ce7" office:value-type="float" office:value="8.8" calcext:value-type="float">
            <text:p>8,80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data.E79]/([data.C79]*[data.D79])" office:value-type="float" office:value="0.87391516230189" calcext:value-type="float">
            <text:p>0,87</text:p>
          </table:table-cell>
          <table:table-cell table:style-name="ce5" table:formula="of:=[data.B79]/[data.E79]" office:value-type="float" office:value="3.43284689407035" calcext:value-type="float">
            <text:p>3,433</text:p>
          </table:table-cell>
          <table:table-cell table:style-name="ce7" table:formula="of:=AVERAGE([data.F79:.J79])" office:value-type="float" office:value="8.736" calcext:value-type="float">
            <text:p>8,74</text:p>
          </table:table-cell>
          <table:table-cell table:style-name="ce9" table:formula="of:=AVERAGE([data.K79:.O79])" office:value-type="float" office:value="0.13" calcext:value-type="float">
            <text:p>0,13</text:p>
          </table:table-cell>
          <table:table-cell table:style-name="ce12" table:formula="of:=[data.Q79]/[data.Q415]*(LOG([data.R415]*1000)/LOG([data.R79]*1000))" office:value-type="float" office:value="2.07338819949231" calcext:value-type="float">
            <text:p>2,07</text:p>
          </table:table-cell>
          <table:table-cell table:style-name="ce12" table:formula="of:=[data.Q79]/[data.Q415]*(LOG([data.S415]*1000)/LOG([data.S79]*1000))" office:value-type="float" office:value="2.2971369305446" calcext:value-type="float">
            <text:p>2,3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593148" calcext:value-type="float">
            <text:p>593148</text:p>
          </table:table-cell>
          <table:table-cell table:style-name="ce7" office:value-type="float" office:value="9.23" calcext:value-type="float">
            <text:p>9,23</text:p>
          </table:table-cell>
          <table:table-cell table:style-name="ce7" office:value-type="float" office:value="9.24" calcext:value-type="float">
            <text:p>9,24</text:p>
          </table:table-cell>
          <table:table-cell table:style-name="ce7" office:value-type="float" office:value="9.16" calcext:value-type="float">
            <text:p>9,16</text:p>
          </table:table-cell>
          <table:table-cell table:style-name="ce7" office:value-type="float" office:value="9.28" calcext:value-type="float">
            <text:p>9,28</text:p>
          </table:table-cell>
          <table:table-cell table:style-name="ce7" office:value-type="float" office:value="9.11" calcext:value-type="float">
            <text:p>9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80]/([data.C80]*[data.D80])" office:value-type="float" office:value="0.529717506858711" calcext:value-type="float">
            <text:p>0,53</text:p>
          </table:table-cell>
          <table:table-cell table:style-name="ce5" table:formula="of:=[data.B80]/[data.E80]" office:value-type="float" office:value="5.66342295683371" calcext:value-type="float">
            <text:p>5,663</text:p>
          </table:table-cell>
          <table:table-cell table:style-name="ce7" table:formula="of:=AVERAGE([data.F80:.J80])" office:value-type="float" office:value="9.204" calcext:value-type="float">
            <text:p>9,20</text:p>
          </table:table-cell>
          <table:table-cell table:style-name="ce9" table:formula="of:=AVERAGE([data.K80:.O80])" office:value-type="float" office:value="0.118" calcext:value-type="float">
            <text:p>0,12</text:p>
          </table:table-cell>
          <table:table-cell table:style-name="ce12" table:formula="of:=[data.Q80]/[data.Q416]*(LOG([data.R416]*1000)/LOG([data.R80]*1000))" office:value-type="float" office:value="2.05526222969779" calcext:value-type="float">
            <text:p>2,06</text:p>
          </table:table-cell>
          <table:table-cell table:style-name="ce12" table:formula="of:=[data.Q80]/[data.Q416]*(LOG([data.S416]*1000)/LOG([data.S80]*1000))" office:value-type="float" office:value="2.41421352555426" calcext:value-type="float">
            <text:p>2,4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951123" calcext:value-type="float">
            <text:p>951123</text:p>
          </table:table-cell>
          <table:table-cell table:style-name="ce7" office:value-type="float" office:value="11.36" calcext:value-type="float">
            <text:p>11,36</text:p>
          </table:table-cell>
          <table:table-cell table:style-name="ce7" office:value-type="float" office:value="10.77" calcext:value-type="float">
            <text:p>10,77</text:p>
          </table:table-cell>
          <table:table-cell table:style-name="ce7" office:value-type="float" office:value="11.08" calcext:value-type="float">
            <text:p>11,08</text:p>
          </table:table-cell>
          <table:table-cell table:style-name="ce7" office:value-type="float" office:value="10.8" calcext:value-type="float">
            <text:p>10,80</text:p>
          </table:table-cell>
          <table:table-cell table:style-name="ce7" office:value-type="float" office:value="11.17" calcext:value-type="float">
            <text:p>11,17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28" table:formula="of:=[data.E81]/([data.C81]*[data.D81])" office:value-type="float" office:value="0.74000768699311" calcext:value-type="float">
            <text:p>0,74</text:p>
          </table:table-cell>
          <table:table-cell table:style-name="ce5" table:formula="of:=[data.B81]/[data.E81]" office:value-type="float" office:value="4.05402876389279" calcext:value-type="float">
            <text:p>4,054</text:p>
          </table:table-cell>
          <table:table-cell table:style-name="ce7" table:formula="of:=AVERAGE([data.F81:.J81])" office:value-type="float" office:value="11.036" calcext:value-type="float">
            <text:p>11,04</text:p>
          </table:table-cell>
          <table:table-cell table:style-name="ce9" table:formula="of:=AVERAGE([data.K81:.O81])" office:value-type="float" office:value="0.158" calcext:value-type="float">
            <text:p>0,16</text:p>
          </table:table-cell>
          <table:table-cell table:style-name="ce12" table:formula="of:=[data.Q81]/[data.Q417]*(LOG([data.R417]*1000)/LOG([data.R81]*1000))" office:value-type="float" office:value="2.07329156555876" calcext:value-type="float">
            <text:p>2,07</text:p>
          </table:table-cell>
          <table:table-cell table:style-name="ce12" table:formula="of:=[data.Q81]/[data.Q417]*(LOG([data.S417]*1000)/LOG([data.S81]*1000))" office:value-type="float" office:value="2.37127572415693" calcext:value-type="float">
            <text:p>2,3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639156" calcext:value-type="float">
            <text:p>639156</text:p>
          </table:table-cell>
          <table:table-cell table:style-name="ce7" office:value-type="float" office:value="9.07" calcext:value-type="float">
            <text:p>9,07</text:p>
          </table:table-cell>
          <table:table-cell table:style-name="ce7" office:value-type="float" office:value="9.11" calcext:value-type="float">
            <text:p>9,11</text:p>
          </table:table-cell>
          <table:table-cell table:style-name="ce7" office:value-type="float" office:value="8.97" calcext:value-type="float">
            <text:p>8,97</text:p>
          </table:table-cell>
          <table:table-cell table:style-name="ce7" office:value-type="float" office:value="8.91" calcext:value-type="float">
            <text:p>8,91</text:p>
          </table:table-cell>
          <table:table-cell table:style-name="ce7" office:value-type="float" office:value="8.85" calcext:value-type="float">
            <text:p>8,85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82]/([data.C82]*[data.D82])" office:value-type="float" office:value="0.569211313764605" calcext:value-type="float">
            <text:p>0,57</text:p>
          </table:table-cell>
          <table:table-cell table:style-name="ce5" table:formula="of:=[data.B82]/[data.E82]" office:value-type="float" office:value="5.27047543948582" calcext:value-type="float">
            <text:p>5,270</text:p>
          </table:table-cell>
          <table:table-cell table:style-name="ce7" table:formula="of:=AVERAGE([data.F82:.J82])" office:value-type="float" office:value="8.982" calcext:value-type="float">
            <text:p>8,98</text:p>
          </table:table-cell>
          <table:table-cell table:style-name="ce9" table:formula="of:=AVERAGE([data.K82:.O82])" office:value-type="float" office:value="0.12" calcext:value-type="float">
            <text:p>0,12</text:p>
          </table:table-cell>
          <table:table-cell table:style-name="ce12" table:formula="of:=[data.Q82]/[data.Q418]*(LOG([data.R418]*1000)/LOG([data.R82]*1000))" office:value-type="float" office:value="2.09175245186267" calcext:value-type="float">
            <text:p>2,09</text:p>
          </table:table-cell>
          <table:table-cell table:style-name="ce12" table:formula="of:=[data.Q82]/[data.Q418]*(LOG([data.S418]*1000)/LOG([data.S82]*1000))" office:value-type="float" office:value="2.43615161001752" calcext:value-type="float">
            <text:p>2,4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630793" calcext:value-type="float">
            <text:p>630793</text:p>
          </table:table-cell>
          <table:table-cell table:style-name="ce7" office:value-type="float" office:value="8.43" calcext:value-type="float">
            <text:p>8,43</text:p>
          </table:table-cell>
          <table:table-cell table:number-columns-repeated="2" table:style-name="ce7" office:value-type="float" office:value="7.97" calcext:value-type="float">
            <text:p>7,97</text:p>
          </table:table-cell>
          <table:table-cell table:style-name="ce7" office:value-type="float" office:value="8.12" calcext:value-type="float">
            <text:p>8,12</text:p>
          </table:table-cell>
          <table:table-cell table:style-name="ce7" office:value-type="float" office:value="7.87" calcext:value-type="float">
            <text:p>7,87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83]/([data.C83]*[data.D83])" office:value-type="float" office:value="0.679405847177225" calcext:value-type="float">
            <text:p>0,68</text:p>
          </table:table-cell>
          <table:table-cell table:style-name="ce5" table:formula="of:=[data.B83]/[data.E83]" office:value-type="float" office:value="4.41564823959683" calcext:value-type="float">
            <text:p>4,416</text:p>
          </table:table-cell>
          <table:table-cell table:style-name="ce7" table:formula="of:=AVERAGE([data.F83:.J83])" office:value-type="float" office:value="8.072" calcext:value-type="float">
            <text:p>8,07</text:p>
          </table:table-cell>
          <table:table-cell table:style-name="ce9" table:formula="of:=AVERAGE([data.K83:.O83])" office:value-type="float" office:value="0.11" calcext:value-type="float">
            <text:p>0,11</text:p>
          </table:table-cell>
          <table:table-cell table:style-name="ce12" table:formula="of:=[data.Q83]/[data.Q419]*(LOG([data.R419]*1000)/LOG([data.R83]*1000))" office:value-type="float" office:value="2.11271334015672" calcext:value-type="float">
            <text:p>2,11</text:p>
          </table:table-cell>
          <table:table-cell table:style-name="ce12" table:formula="of:=[data.Q83]/[data.Q419]*(LOG([data.S419]*1000)/LOG([data.S83]*1000))" office:value-type="float" office:value="2.39078381953236" calcext:value-type="float">
            <text:p>2,3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947054" calcext:value-type="float">
            <text:p>947054</text:p>
          </table:table-cell>
          <table:table-cell table:style-name="ce7" office:value-type="float" office:value="10.52" calcext:value-type="float">
            <text:p>10,52</text:p>
          </table:table-cell>
          <table:table-cell table:style-name="ce7" office:value-type="float" office:value="10.49" calcext:value-type="float">
            <text:p>10,49</text:p>
          </table:table-cell>
          <table:table-cell table:style-name="ce7" office:value-type="float" office:value="10.83" calcext:value-type="float">
            <text:p>10,83</text:p>
          </table:table-cell>
          <table:table-cell table:style-name="ce7" office:value-type="float" office:value="10.49" calcext:value-type="float">
            <text:p>10,49</text:p>
          </table:table-cell>
          <table:table-cell table:style-name="ce7" office:value-type="float" office:value="10.65" calcext:value-type="float">
            <text:p>10,65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84]/([data.C84]*[data.D84])" office:value-type="float" office:value="0.721178126170801" calcext:value-type="float">
            <text:p>0,72</text:p>
          </table:table-cell>
          <table:table-cell table:style-name="ce5" table:formula="of:=[data.B84]/[data.E84]" office:value-type="float" office:value="4.15987683912427" calcext:value-type="float">
            <text:p>4,160</text:p>
          </table:table-cell>
          <table:table-cell table:style-name="ce7" table:formula="of:=AVERAGE([data.F84:.J84])" office:value-type="float" office:value="10.596" calcext:value-type="float">
            <text:p>10,60</text:p>
          </table:table-cell>
          <table:table-cell table:style-name="ce9" table:formula="of:=AVERAGE([data.K84:.O84])" office:value-type="float" office:value="0.156" calcext:value-type="float">
            <text:p>0,16</text:p>
          </table:table-cell>
          <table:table-cell table:style-name="ce12" table:formula="of:=[data.Q84]/[data.Q420]*(LOG([data.R420]*1000)/LOG([data.R84]*1000))" office:value-type="float" office:value="2.18248668640237" calcext:value-type="float">
            <text:p>2,18</text:p>
          </table:table-cell>
          <table:table-cell table:style-name="ce12" table:formula="of:=[data.Q84]/[data.Q420]*(LOG([data.S420]*1000)/LOG([data.S84]*1000))" office:value-type="float" office:value="2.43636527649782" calcext:value-type="float">
            <text:p>2,4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809003" calcext:value-type="float">
            <text:p>809003</text:p>
          </table:table-cell>
          <table:table-cell table:style-name="ce7" office:value-type="float" office:value="10.29" calcext:value-type="float">
            <text:p>10,29</text:p>
          </table:table-cell>
          <table:table-cell table:number-columns-repeated="2" table:style-name="ce7" office:value-type="float" office:value="9.71" calcext:value-type="float">
            <text:p>9,71</text:p>
          </table:table-cell>
          <table:table-cell table:style-name="ce7" office:value-type="float" office:value="10.02" calcext:value-type="float">
            <text:p>10,02</text:p>
          </table:table-cell>
          <table:table-cell table:style-name="ce7" office:value-type="float" office:value="9.97" calcext:value-type="float">
            <text:p>9,97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28" table:formula="of:=[data.E85]/([data.C85]*[data.D85])" office:value-type="float" office:value="0.723978916093929" calcext:value-type="float">
            <text:p>0,72</text:p>
          </table:table-cell>
          <table:table-cell table:style-name="ce5" table:formula="of:=[data.B85]/[data.E85]" office:value-type="float" office:value="4.14378685863959" calcext:value-type="float">
            <text:p>4,144</text:p>
          </table:table-cell>
          <table:table-cell table:style-name="ce7" table:formula="of:=AVERAGE([data.F85:.J85])" office:value-type="float" office:value="9.94" calcext:value-type="float">
            <text:p>9,94</text:p>
          </table:table-cell>
          <table:table-cell table:style-name="ce9" table:formula="of:=AVERAGE([data.K85:.O85])" office:value-type="float" office:value="0.134" calcext:value-type="float">
            <text:p>0,13</text:p>
          </table:table-cell>
          <table:table-cell table:style-name="ce12" table:formula="of:=[data.Q85]/[data.Q421]*(LOG([data.R421]*1000)/LOG([data.R85]*1000))" office:value-type="float" office:value="2.14592897355558" calcext:value-type="float">
            <text:p>2,15</text:p>
          </table:table-cell>
          <table:table-cell table:style-name="ce12" table:formula="of:=[data.Q85]/[data.Q421]*(LOG([data.S421]*1000)/LOG([data.S85]*1000))" office:value-type="float" office:value="2.46688849559266" calcext:value-type="float">
            <text:p>2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178435" calcext:value-type="float">
            <text:p>1178435</text:p>
          </table:table-cell>
          <table:table-cell table:style-name="ce7" office:value-type="float" office:value="12.58" calcext:value-type="float">
            <text:p>12,58</text:p>
          </table:table-cell>
          <table:table-cell table:style-name="ce7" office:value-type="float" office:value="12.01" calcext:value-type="float">
            <text:p>12,01</text:p>
          </table:table-cell>
          <table:table-cell table:style-name="ce7" office:value-type="float" office:value="12.25" calcext:value-type="float">
            <text:p>12,25</text:p>
          </table:table-cell>
          <table:table-cell table:style-name="ce7" office:value-type="float" office:value="12.16" calcext:value-type="float">
            <text:p>12,16</text:p>
          </table:table-cell>
          <table:table-cell table:style-name="ce7" office:value-type="float" office:value="12.17" calcext:value-type="float">
            <text:p>12,17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28" table:formula="of:=[data.E86]/([data.C86]*[data.D86])" office:value-type="float" office:value="0.901219791985317" calcext:value-type="float">
            <text:p>0,90</text:p>
          </table:table-cell>
          <table:table-cell table:style-name="ce5" table:formula="of:=[data.B86]/[data.E86]" office:value-type="float" office:value="3.32883527729574" calcext:value-type="float">
            <text:p>3,329</text:p>
          </table:table-cell>
          <table:table-cell table:style-name="ce7" table:formula="of:=AVERAGE([data.F86:.J86])" office:value-type="float" office:value="12.234" calcext:value-type="float">
            <text:p>12,23</text:p>
          </table:table-cell>
          <table:table-cell table:style-name="ce9" table:formula="of:=AVERAGE([data.K86:.O86])" office:value-type="float" office:value="0.178" calcext:value-type="float">
            <text:p>0,18</text:p>
          </table:table-cell>
          <table:table-cell table:style-name="ce12" table:formula="of:=[data.Q86]/[data.Q422]*(LOG([data.R422]*1000)/LOG([data.R86]*1000))" office:value-type="float" office:value="2.03006373715122" calcext:value-type="float">
            <text:p>2,03</text:p>
          </table:table-cell>
          <table:table-cell table:style-name="ce12" table:formula="of:=[data.Q86]/[data.Q422]*(LOG([data.S422]*1000)/LOG([data.S86]*1000))" office:value-type="float" office:value="2.24939611668677" calcext:value-type="float">
            <text:p>2,2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745095" calcext:value-type="float">
            <text:p>745095</text:p>
          </table:table-cell>
          <table:table-cell table:style-name="ce7" office:value-type="float" office:value="10.22" calcext:value-type="float">
            <text:p>10,22</text:p>
          </table:table-cell>
          <table:table-cell table:style-name="ce7" office:value-type="float" office:value="9.89" calcext:value-type="float">
            <text:p>9,89</text:p>
          </table:table-cell>
          <table:table-cell table:number-columns-repeated="2" table:style-name="ce7" office:value-type="float" office:value="9.96" calcext:value-type="float">
            <text:p>9,96</text:p>
          </table:table-cell>
          <table:table-cell table:style-name="ce7" office:value-type="float" office:value="9.88" calcext:value-type="float">
            <text:p>9,88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data.E87]/([data.C87]*[data.D87])" office:value-type="float" office:value="0.580002958027152" calcext:value-type="float">
            <text:p>0,58</text:p>
          </table:table-cell>
          <table:table-cell table:style-name="ce5" table:formula="of:=[data.B87]/[data.E87]" office:value-type="float" office:value="5.17241022956804" calcext:value-type="float">
            <text:p>5,172</text:p>
          </table:table-cell>
          <table:table-cell table:style-name="ce7" table:formula="of:=AVERAGE([data.F87:.J87])" office:value-type="float" office:value="9.982" calcext:value-type="float">
            <text:p>9,98</text:p>
          </table:table-cell>
          <table:table-cell table:style-name="ce9" table:formula="of:=AVERAGE([data.K87:.O87])" office:value-type="float" office:value="0.13" calcext:value-type="float">
            <text:p>0,13</text:p>
          </table:table-cell>
          <table:table-cell table:style-name="ce12" table:formula="of:=[data.Q87]/[data.Q423]*(LOG([data.R423]*1000)/LOG([data.R87]*1000))" office:value-type="float" office:value="2.06936119182706" calcext:value-type="float">
            <text:p>2,07</text:p>
          </table:table-cell>
          <table:table-cell table:style-name="ce12" table:formula="of:=[data.Q87]/[data.Q423]*(LOG([data.S423]*1000)/LOG([data.S87]*1000))" office:value-type="float" office:value="2.40724897976293" calcext:value-type="float">
            <text:p>2,4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798641" calcext:value-type="float">
            <text:p>798641</text:p>
          </table:table-cell>
          <table:table-cell table:style-name="ce7" office:value-type="float" office:value="9.82" calcext:value-type="float">
            <text:p>9,82</text:p>
          </table:table-cell>
          <table:table-cell table:style-name="ce7" office:value-type="float" office:value="9.63" calcext:value-type="float">
            <text:p>9,63</text:p>
          </table:table-cell>
          <table:table-cell table:style-name="ce7" office:value-type="float" office:value="9.53" calcext:value-type="float">
            <text:p>9,53</text:p>
          </table:table-cell>
          <table:table-cell table:style-name="ce7" office:value-type="float" office:value="9.79" calcext:value-type="float">
            <text:p>9,79</text:p>
          </table:table-cell>
          <table:table-cell table:style-name="ce7" office:value-type="float" office:value="9.85" calcext:value-type="float">
            <text:p>9,85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28" table:formula="of:=[data.E88]/([data.C88]*[data.D88])" office:value-type="float" office:value="0.736615065061557" calcext:value-type="float">
            <text:p>0,74</text:p>
          </table:table-cell>
          <table:table-cell table:style-name="ce5" table:formula="of:=[data.B88]/[data.E88]" office:value-type="float" office:value="4.07270350507925" calcext:value-type="float">
            <text:p>4,073</text:p>
          </table:table-cell>
          <table:table-cell table:style-name="ce7" table:formula="of:=AVERAGE([data.F88:.J88])" office:value-type="float" office:value="9.724" calcext:value-type="float">
            <text:p>9,72</text:p>
          </table:table-cell>
          <table:table-cell table:style-name="ce9" table:formula="of:=AVERAGE([data.K88:.O88])" office:value-type="float" office:value="0.132" calcext:value-type="float">
            <text:p>0,13</text:p>
          </table:table-cell>
          <table:table-cell table:style-name="ce12" table:formula="of:=[data.Q88]/[data.Q424]*(LOG([data.R424]*1000)/LOG([data.R88]*1000))" office:value-type="float" office:value="2.11008603075298" calcext:value-type="float">
            <text:p>2,11</text:p>
          </table:table-cell>
          <table:table-cell table:style-name="ce12" table:formula="of:=[data.Q88]/[data.Q424]*(LOG([data.S424]*1000)/LOG([data.S88]*1000))" office:value-type="float" office:value="2.40742112672153" calcext:value-type="float">
            <text:p>2,4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44134" calcext:value-type="float">
            <text:p>944134</text:p>
          </table:table-cell>
          <table:table-cell table:style-name="ce7" office:value-type="float" office:value="11.74" calcext:value-type="float">
            <text:p>11,74</text:p>
          </table:table-cell>
          <table:table-cell table:style-name="ce7" office:value-type="float" office:value="11.6" calcext:value-type="float">
            <text:p>11,60</text:p>
          </table:table-cell>
          <table:table-cell table:style-name="ce7" office:value-type="float" office:value="11.38" calcext:value-type="float">
            <text:p>11,38</text:p>
          </table:table-cell>
          <table:table-cell table:style-name="ce7" office:value-type="float" office:value="11.43" calcext:value-type="float">
            <text:p>11,43</text:p>
          </table:table-cell>
          <table:table-cell table:style-name="ce7" office:value-type="float" office:value="11.41" calcext:value-type="float">
            <text:p>11,41</text:p>
          </table:table-cell>
          <table:table-cell table:number-columns-repeated="5" table:style-name="ce9" office:value-type="float" office:value="0.16" calcext:value-type="float">
            <text:p>0,16</text:p>
          </table:table-cell>
          <table:table-cell table:style-name="ce28" table:formula="of:=[data.E89]/([data.C89]*[data.D89])" office:value-type="float" office:value="0.718440292692429" calcext:value-type="float">
            <text:p>0,72</text:p>
          </table:table-cell>
          <table:table-cell table:style-name="ce5" table:formula="of:=[data.B89]/[data.E89]" office:value-type="float" office:value="4.17572929266396" calcext:value-type="float">
            <text:p>4,176</text:p>
          </table:table-cell>
          <table:table-cell table:style-name="ce7" table:formula="of:=AVERAGE([data.F89:.J89])" office:value-type="float" office:value="11.512" calcext:value-type="float">
            <text:p>11,51</text:p>
          </table:table-cell>
          <table:table-cell table:style-name="ce9" table:formula="of:=AVERAGE([data.K89:.O89])" office:value-type="float" office:value="0.16" calcext:value-type="float">
            <text:p>0,16</text:p>
          </table:table-cell>
          <table:table-cell table:style-name="ce12" table:formula="of:=[data.Q89]/[data.Q425]*(LOG([data.R425]*1000)/LOG([data.R89]*1000))" office:value-type="float" office:value="2.08038858125018" calcext:value-type="float">
            <text:p>2,08</text:p>
          </table:table-cell>
          <table:table-cell table:style-name="ce12" table:formula="of:=[data.Q89]/[data.Q425]*(LOG([data.S425]*1000)/LOG([data.S89]*1000))" office:value-type="float" office:value="2.3549089573265" calcext:value-type="float">
            <text:p>2,3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608291" calcext:value-type="float">
            <text:p>608291</text:p>
          </table:table-cell>
          <table:table-cell table:style-name="ce7" office:value-type="float" office:value="8.1" calcext:value-type="float">
            <text:p>8,10</text:p>
          </table:table-cell>
          <table:table-cell table:style-name="ce7" office:value-type="float" office:value="7.8" calcext:value-type="float">
            <text:p>7,80</text:p>
          </table:table-cell>
          <table:table-cell table:style-name="ce7" office:value-type="float" office:value="7.83" calcext:value-type="float">
            <text:p>7,83</text:p>
          </table:table-cell>
          <table:table-cell table:style-name="ce7" office:value-type="float" office:value="8.01" calcext:value-type="float">
            <text:p>8,01</text:p>
          </table:table-cell>
          <table:table-cell table:style-name="ce7" office:value-type="float" office:value="8.02" calcext:value-type="float">
            <text:p>8,02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90]/([data.C90]*[data.D90])" office:value-type="float" office:value="0.636181183065596" calcext:value-type="float">
            <text:p>0,64</text:p>
          </table:table-cell>
          <table:table-cell table:style-name="ce5" table:formula="of:=[data.B90]/[data.E90]" office:value-type="float" office:value="4.71566404895026" calcext:value-type="float">
            <text:p>4,716</text:p>
          </table:table-cell>
          <table:table-cell table:style-name="ce7" table:formula="of:=AVERAGE([data.F90:.J90])" office:value-type="float" office:value="7.952" calcext:value-type="float">
            <text:p>7,95</text:p>
          </table:table-cell>
          <table:table-cell table:style-name="ce9" table:formula="of:=AVERAGE([data.K90:.O90])" office:value-type="float" office:value="0.11" calcext:value-type="float">
            <text:p>0,11</text:p>
          </table:table-cell>
          <table:table-cell table:style-name="ce12" table:formula="of:=[data.Q90]/[data.Q426]*(LOG([data.R426]*1000)/LOG([data.R90]*1000))" office:value-type="float" office:value="2.15378250739166" calcext:value-type="float">
            <text:p>2,15</text:p>
          </table:table-cell>
          <table:table-cell table:style-name="ce12" table:formula="of:=[data.Q90]/[data.Q426]*(LOG([data.S426]*1000)/LOG([data.S90]*1000))" office:value-type="float" office:value="2.52047076863117" calcext:value-type="float">
            <text:p>2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617402" calcext:value-type="float">
            <text:p>617402</text:p>
          </table:table-cell>
          <table:table-cell table:style-name="ce7" office:value-type="float" office:value="9.29" calcext:value-type="float">
            <text:p>9,29</text:p>
          </table:table-cell>
          <table:table-cell table:style-name="ce7" office:value-type="float" office:value="9.02" calcext:value-type="float">
            <text:p>9,02</text:p>
          </table:table-cell>
          <table:table-cell table:style-name="ce7" office:value-type="float" office:value="8.88" calcext:value-type="float">
            <text:p>8,88</text:p>
          </table:table-cell>
          <table:table-cell table:style-name="ce7" office:value-type="float" office:value="8.89" calcext:value-type="float">
            <text:p>8,89</text:p>
          </table:table-cell>
          <table:table-cell table:style-name="ce7" office:value-type="float" office:value="9.08" calcext:value-type="float">
            <text:p>9,08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91]/([data.C91]*[data.D91])" office:value-type="float" office:value="0.551121878414374" calcext:value-type="float">
            <text:p>0,55</text:p>
          </table:table-cell>
          <table:table-cell table:style-name="ce5" table:formula="of:=[data.B91]/[data.E91]" office:value-type="float" office:value="5.44346795118902" calcext:value-type="float">
            <text:p>5,443</text:p>
          </table:table-cell>
          <table:table-cell table:style-name="ce7" table:formula="of:=AVERAGE([data.F91:.J91])" office:value-type="float" office:value="9.032" calcext:value-type="float">
            <text:p>9,03</text:p>
          </table:table-cell>
          <table:table-cell table:style-name="ce9" table:formula="of:=AVERAGE([data.K91:.O91])" office:value-type="float" office:value="0.116" calcext:value-type="float">
            <text:p>0,12</text:p>
          </table:table-cell>
          <table:table-cell table:style-name="ce12" table:formula="of:=[data.Q91]/[data.Q427]*(LOG([data.R427]*1000)/LOG([data.R91]*1000))" office:value-type="float" office:value="2.08588333337405" calcext:value-type="float">
            <text:p>2,09</text:p>
          </table:table-cell>
          <table:table-cell table:style-name="ce12" table:formula="of:=[data.Q91]/[data.Q427]*(LOG([data.S427]*1000)/LOG([data.S91]*1000))" office:value-type="float" office:value="2.47161471241338" calcext:value-type="float">
            <text:p>2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49867" calcext:value-type="float">
            <text:p>649867</text:p>
          </table:table-cell>
          <table:table-cell table:style-name="ce7" office:value-type="float" office:value="8.44" calcext:value-type="float">
            <text:p>8,44</text:p>
          </table:table-cell>
          <table:table-cell table:style-name="ce7" office:value-type="float" office:value="8.31" calcext:value-type="float">
            <text:p>8,31</text:p>
          </table:table-cell>
          <table:table-cell table:style-name="ce7" office:value-type="float" office:value="8.13" calcext:value-type="float">
            <text:p>8,13</text:p>
          </table:table-cell>
          <table:table-cell table:style-name="ce7" office:value-type="float" office:value="8.27" calcext:value-type="float">
            <text:p>8,27</text:p>
          </table:table-cell>
          <table:table-cell table:style-name="ce7" office:value-type="float" office:value="8.17" calcext:value-type="float">
            <text:p>8,17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92]/([data.C92]*[data.D92])" office:value-type="float" office:value="0.667455795112813" calcext:value-type="float">
            <text:p>0,67</text:p>
          </table:table-cell>
          <table:table-cell table:style-name="ce5" table:formula="of:=[data.B92]/[data.E92]" office:value-type="float" office:value="4.4947043010339" calcext:value-type="float">
            <text:p>4,495</text:p>
          </table:table-cell>
          <table:table-cell table:style-name="ce7" table:formula="of:=AVERAGE([data.F92:.J92])" office:value-type="float" office:value="8.264" calcext:value-type="float">
            <text:p>8,26</text:p>
          </table:table-cell>
          <table:table-cell table:style-name="ce9" table:formula="of:=AVERAGE([data.K92:.O92])" office:value-type="float" office:value="0.116" calcext:value-type="float">
            <text:p>0,12</text:p>
          </table:table-cell>
          <table:table-cell table:style-name="ce12" table:formula="of:=[data.Q92]/[data.Q428]*(LOG([data.R428]*1000)/LOG([data.R92]*1000))" office:value-type="float" office:value="2.09220032784564" calcext:value-type="float">
            <text:p>2,09</text:p>
          </table:table-cell>
          <table:table-cell table:style-name="ce12" table:formula="of:=[data.Q92]/[data.Q428]*(LOG([data.S428]*1000)/LOG([data.S92]*1000))" office:value-type="float" office:value="2.44005805648064" calcext:value-type="float">
            <text:p>2,4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56053" calcext:value-type="float">
            <text:p>656053</text:p>
          </table:table-cell>
          <table:table-cell table:style-name="ce7" office:value-type="float" office:value="8.74" calcext:value-type="float">
            <text:p>8,74</text:p>
          </table:table-cell>
          <table:table-cell table:style-name="ce7" office:value-type="float" office:value="8.61" calcext:value-type="float">
            <text:p>8,61</text:p>
          </table:table-cell>
          <table:table-cell table:style-name="ce7" office:value-type="float" office:value="8.65" calcext:value-type="float">
            <text:p>8,65</text:p>
          </table:table-cell>
          <table:table-cell table:style-name="ce7" office:value-type="float" office:value="8.47" calcext:value-type="float">
            <text:p>8,47</text:p>
          </table:table-cell>
          <table:table-cell table:style-name="ce7" office:value-type="float" office:value="8.42" calcext:value-type="float">
            <text:p>8,42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28" table:formula="of:=[data.E93]/([data.C93]*[data.D93])" office:value-type="float" office:value="0.673809220580744" calcext:value-type="float">
            <text:p>0,67</text:p>
          </table:table-cell>
          <table:table-cell table:style-name="ce5" table:formula="of:=[data.B93]/[data.E93]" office:value-type="float" office:value="4.45232321169174" calcext:value-type="float">
            <text:p>4,452</text:p>
          </table:table-cell>
          <table:table-cell table:style-name="ce7" table:formula="of:=AVERAGE([data.F93:.J93])" office:value-type="float" office:value="8.578" calcext:value-type="float">
            <text:p>8,58</text:p>
          </table:table-cell>
          <table:table-cell table:style-name="ce9" table:formula="of:=AVERAGE([data.K93:.O93])" office:value-type="float" office:value="0.116" calcext:value-type="float">
            <text:p>0,12</text:p>
          </table:table-cell>
          <table:table-cell table:style-name="ce12" table:formula="of:=[data.Q93]/[data.Q429]*(LOG([data.R429]*1000)/LOG([data.R93]*1000))" office:value-type="float" office:value="2.19593929750945" calcext:value-type="float">
            <text:p>2,20</text:p>
          </table:table-cell>
          <table:table-cell table:style-name="ce12" table:formula="of:=[data.Q93]/[data.Q429]*(LOG([data.S429]*1000)/LOG([data.S93]*1000))" office:value-type="float" office:value="2.50937746781985" calcext:value-type="float">
            <text:p>2,5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25868" calcext:value-type="float">
            <text:p>925868</text:p>
          </table:table-cell>
          <table:table-cell table:style-name="ce7" office:value-type="float" office:value="10.48" calcext:value-type="float">
            <text:p>10,48</text:p>
          </table:table-cell>
          <table:table-cell table:style-name="ce7" office:value-type="float" office:value="10.19" calcext:value-type="float">
            <text:p>10,19</text:p>
          </table:table-cell>
          <table:table-cell table:style-name="ce7" office:value-type="float" office:value="10.01" calcext:value-type="float">
            <text:p>10,01</text:p>
          </table:table-cell>
          <table:table-cell table:style-name="ce7" office:value-type="float" office:value="9.97" calcext:value-type="float">
            <text:p>9,97</text:p>
          </table:table-cell>
          <table:table-cell table:style-name="ce7" office:value-type="float" office:value="9.95" calcext:value-type="float">
            <text:p>9,95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94]/([data.C94]*[data.D94])" office:value-type="float" office:value="0.82685685299497" calcext:value-type="float">
            <text:p>0,83</text:p>
          </table:table-cell>
          <table:table-cell table:style-name="ce5" table:formula="of:=[data.B94]/[data.E94]" office:value-type="float" office:value="3.62821482111921" calcext:value-type="float">
            <text:p>3,628</text:p>
          </table:table-cell>
          <table:table-cell table:style-name="ce7" table:formula="of:=AVERAGE([data.F94:.J94])" office:value-type="float" office:value="10.12" calcext:value-type="float">
            <text:p>10,12</text:p>
          </table:table-cell>
          <table:table-cell table:style-name="ce9" table:formula="of:=AVERAGE([data.K94:.O94])" office:value-type="float" office:value="0.146" calcext:value-type="float">
            <text:p>0,15</text:p>
          </table:table-cell>
          <table:table-cell table:style-name="ce12" table:formula="of:=[data.Q94]/[data.Q430]*(LOG([data.R430]*1000)/LOG([data.R94]*1000))" office:value-type="float" office:value="2.02479028746285" calcext:value-type="float">
            <text:p>2,02</text:p>
          </table:table-cell>
          <table:table-cell table:style-name="ce12" table:formula="of:=[data.Q94]/[data.Q430]*(LOG([data.S430]*1000)/LOG([data.S94]*1000))" office:value-type="float" office:value="2.27074488236826" calcext:value-type="float">
            <text:p>2,2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671108" calcext:value-type="float">
            <text:p>671108</text:p>
          </table:table-cell>
          <table:table-cell table:style-name="ce7" office:value-type="float" office:value="8.8" calcext:value-type="float">
            <text:p>8,80</text:p>
          </table:table-cell>
          <table:table-cell table:style-name="ce7" office:value-type="float" office:value="8.72" calcext:value-type="float">
            <text:p>8,72</text:p>
          </table:table-cell>
          <table:table-cell table:style-name="ce7" office:value-type="float" office:value="8.49" calcext:value-type="float">
            <text:p>8,49</text:p>
          </table:table-cell>
          <table:table-cell table:style-name="ce7" office:value-type="float" office:value="8.48" calcext:value-type="float">
            <text:p>8,48</text:p>
          </table:table-cell>
          <table:table-cell table:style-name="ce7" office:value-type="float" office:value="8.79" calcext:value-type="float">
            <text:p>8,79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95]/([data.C95]*[data.D95])" office:value-type="float" office:value="0.672021949851798" calcext:value-type="float">
            <text:p>0,67</text:p>
          </table:table-cell>
          <table:table-cell table:style-name="ce5" table:formula="of:=[data.B95]/[data.E95]" office:value-type="float" office:value="4.46416374115642" calcext:value-type="float">
            <text:p>4,464</text:p>
          </table:table-cell>
          <table:table-cell table:style-name="ce7" table:formula="of:=AVERAGE([data.F95:.J95])" office:value-type="float" office:value="8.656" calcext:value-type="float">
            <text:p>8,66</text:p>
          </table:table-cell>
          <table:table-cell table:style-name="ce9" table:formula="of:=AVERAGE([data.K95:.O95])" office:value-type="float" office:value="0.12" calcext:value-type="float">
            <text:p>0,12</text:p>
          </table:table-cell>
          <table:table-cell table:style-name="ce12" table:formula="of:=[data.Q95]/[data.Q431]*(LOG([data.R431]*1000)/LOG([data.R95]*1000))" office:value-type="float" office:value="2.16605864787087" calcext:value-type="float">
            <text:p>2,17</text:p>
          </table:table-cell>
          <table:table-cell table:style-name="ce12" table:formula="of:=[data.Q95]/[data.Q431]*(LOG([data.S431]*1000)/LOG([data.S95]*1000))" office:value-type="float" office:value="2.52709153780276" calcext:value-type="float">
            <text:p>2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432634" calcext:value-type="float">
            <text:p>432634</text:p>
          </table:table-cell>
          <table:table-cell table:style-name="ce7" office:value-type="float" office:value="7.69" calcext:value-type="float">
            <text:p>7,69</text:p>
          </table:table-cell>
          <table:table-cell table:style-name="ce7" office:value-type="float" office:value="7.46" calcext:value-type="float">
            <text:p>7,46</text:p>
          </table:table-cell>
          <table:table-cell table:style-name="ce7" office:value-type="float" office:value="7.33" calcext:value-type="float">
            <text:p>7,33</text:p>
          </table:table-cell>
          <table:table-cell table:style-name="ce7" office:value-type="float" office:value="7.3" calcext:value-type="float">
            <text:p>7,30</text:p>
          </table:table-cell>
          <table:table-cell table:style-name="ce7" office:value-type="float" office:value="7.31" calcext:value-type="float">
            <text:p>7,31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data.E96]/([data.C96]*[data.D96])" office:value-type="float" office:value="0.450660416666667" calcext:value-type="float">
            <text:p>0,45</text:p>
          </table:table-cell>
          <table:table-cell table:style-name="ce5" table:formula="of:=[data.B96]/[data.E96]" office:value-type="float" office:value="6.65693403662218" calcext:value-type="float">
            <text:p>6,657</text:p>
          </table:table-cell>
          <table:table-cell table:style-name="ce7" table:formula="of:=AVERAGE([data.F96:.J96])" office:value-type="float" office:value="7.418" calcext:value-type="float">
            <text:p>7,42</text:p>
          </table:table-cell>
          <table:table-cell table:style-name="ce9" table:formula="of:=AVERAGE([data.K96:.O96])" office:value-type="float" office:value="0.092" calcext:value-type="float">
            <text:p>0,09</text:p>
          </table:table-cell>
          <table:table-cell table:style-name="ce12" table:formula="of:=[data.Q96]/[data.Q432]*(LOG([data.R432]*1000)/LOG([data.R96]*1000))" office:value-type="float" office:value="1.99569750146222" calcext:value-type="float">
            <text:p>2,00</text:p>
          </table:table-cell>
          <table:table-cell table:style-name="ce12" table:formula="of:=[data.Q96]/[data.Q432]*(LOG([data.S432]*1000)/LOG([data.S96]*1000))" office:value-type="float" office:value="2.3744203529108" calcext:value-type="float">
            <text:p>2,3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08016" calcext:value-type="float">
            <text:p>808016</text:p>
          </table:table-cell>
          <table:table-cell table:style-name="ce7" office:value-type="float" office:value="9.76" calcext:value-type="float">
            <text:p>9,76</text:p>
          </table:table-cell>
          <table:table-cell table:style-name="ce7" office:value-type="float" office:value="9.42" calcext:value-type="float">
            <text:p>9,42</text:p>
          </table:table-cell>
          <table:table-cell table:style-name="ce7" office:value-type="float" office:value="9.41" calcext:value-type="float">
            <text:p>9,41</text:p>
          </table:table-cell>
          <table:table-cell table:style-name="ce7" office:value-type="float" office:value="9.43" calcext:value-type="float">
            <text:p>9,43</text:p>
          </table:table-cell>
          <table:table-cell table:style-name="ce7" office:value-type="float" office:value="9.38" calcext:value-type="float">
            <text:p>9,38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97]/([data.C97]*[data.D97])" office:value-type="float" office:value="0.721607796067673" calcext:value-type="float">
            <text:p>0,72</text:p>
          </table:table-cell>
          <table:table-cell table:style-name="ce5" table:formula="of:=[data.B97]/[data.E97]" office:value-type="float" office:value="4.15740282370646" calcext:value-type="float">
            <text:p>4,157</text:p>
          </table:table-cell>
          <table:table-cell table:style-name="ce7" table:formula="of:=AVERAGE([data.F97:.J97])" office:value-type="float" office:value="9.48" calcext:value-type="float">
            <text:p>9,48</text:p>
          </table:table-cell>
          <table:table-cell table:style-name="ce9" table:formula="of:=AVERAGE([data.K97:.O97])" office:value-type="float" office:value="0.132" calcext:value-type="float">
            <text:p>0,13</text:p>
          </table:table-cell>
          <table:table-cell table:style-name="ce12" table:formula="of:=[data.Q97]/[data.Q433]*(LOG([data.R433]*1000)/LOG([data.R97]*1000))" office:value-type="float" office:value="2.08785144008337" calcext:value-type="float">
            <text:p>2,09</text:p>
          </table:table-cell>
          <table:table-cell table:style-name="ce12" table:formula="of:=[data.Q97]/[data.Q433]*(LOG([data.S433]*1000)/LOG([data.S97]*1000))" office:value-type="float" office:value="2.39381746431552" calcext:value-type="float">
            <text:p>2,3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531633" calcext:value-type="float">
            <text:p>531633</text:p>
          </table:table-cell>
          <table:table-cell table:style-name="ce7" office:value-type="float" office:value="7.99" calcext:value-type="float">
            <text:p>7,99</text:p>
          </table:table-cell>
          <table:table-cell table:number-columns-repeated="2" table:style-name="ce7" office:value-type="float" office:value="7.72" calcext:value-type="float">
            <text:p>7,72</text:p>
          </table:table-cell>
          <table:table-cell table:style-name="ce7" office:value-type="float" office:value="7.76" calcext:value-type="float">
            <text:p>7,76</text:p>
          </table:table-cell>
          <table:table-cell table:style-name="ce7" office:value-type="float" office:value="7.56" calcext:value-type="float">
            <text:p>7,56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98]/([data.C98]*[data.D98])" office:value-type="float" office:value="0.52782422042541" calcext:value-type="float">
            <text:p>0,53</text:p>
          </table:table-cell>
          <table:table-cell table:style-name="ce5" table:formula="of:=[data.B98]/[data.E98]" office:value-type="float" office:value="5.68374047510219" calcext:value-type="float">
            <text:p>5,684</text:p>
          </table:table-cell>
          <table:table-cell table:style-name="ce7" table:formula="of:=AVERAGE([data.F98:.J98])" office:value-type="float" office:value="7.75" calcext:value-type="float">
            <text:p>7,75</text:p>
          </table:table-cell>
          <table:table-cell table:style-name="ce9" table:formula="of:=AVERAGE([data.K98:.O98])" office:value-type="float" office:value="0.1" calcext:value-type="float">
            <text:p>0,10</text:p>
          </table:table-cell>
          <table:table-cell table:style-name="ce12" table:formula="of:=[data.Q98]/[data.Q434]*(LOG([data.R434]*1000)/LOG([data.R98]*1000))" office:value-type="float" office:value="2.19870618589599" calcext:value-type="float">
            <text:p>2,20</text:p>
          </table:table-cell>
          <table:table-cell table:style-name="ce12" table:formula="of:=[data.Q98]/[data.Q434]*(LOG([data.S434]*1000)/LOG([data.S98]*1000))" office:value-type="float" office:value="2.62167052851295" calcext:value-type="float">
            <text:p>2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56113" calcext:value-type="float">
            <text:p>656113</text:p>
          </table:table-cell>
          <table:table-cell table:style-name="ce7" office:value-type="float" office:value="9.83" calcext:value-type="float">
            <text:p>9,83</text:p>
          </table:table-cell>
          <table:table-cell table:style-name="ce7" office:value-type="float" office:value="9.43" calcext:value-type="float">
            <text:p>9,43</text:p>
          </table:table-cell>
          <table:table-cell table:style-name="ce7" office:value-type="float" office:value="9.56" calcext:value-type="float">
            <text:p>9,56</text:p>
          </table:table-cell>
          <table:table-cell table:style-name="ce7" office:value-type="float" office:value="9.47" calcext:value-type="float">
            <text:p>9,47</text:p>
          </table:table-cell>
          <table:table-cell table:style-name="ce7" office:value-type="float" office:value="9.63" calcext:value-type="float">
            <text:p>9,63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99]/([data.C99]*[data.D99])" office:value-type="float" office:value="0.585949109796525" calcext:value-type="float">
            <text:p>0,59</text:p>
          </table:table-cell>
          <table:table-cell table:style-name="ce5" table:formula="of:=[data.B99]/[data.E99]" office:value-type="float" office:value="5.11992294010331" calcext:value-type="float">
            <text:p>5,120</text:p>
          </table:table-cell>
          <table:table-cell table:style-name="ce7" table:formula="of:=AVERAGE([data.F99:.J99])" office:value-type="float" office:value="9.584" calcext:value-type="float">
            <text:p>9,58</text:p>
          </table:table-cell>
          <table:table-cell table:style-name="ce9" table:formula="of:=AVERAGE([data.K99:.O99])" office:value-type="float" office:value="0.12" calcext:value-type="float">
            <text:p>0,12</text:p>
          </table:table-cell>
          <table:table-cell table:style-name="ce12" table:formula="of:=[data.Q99]/[data.Q435]*(LOG([data.R435]*1000)/LOG([data.R99]*1000))" office:value-type="float" office:value="2.00460022204729" calcext:value-type="float">
            <text:p>2,00</text:p>
          </table:table-cell>
          <table:table-cell table:style-name="ce12" table:formula="of:=[data.Q99]/[data.Q435]*(LOG([data.S435]*1000)/LOG([data.S99]*1000))" office:value-type="float" office:value="2.40499790617571" calcext:value-type="float">
            <text:p>2,4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750423" calcext:value-type="float">
            <text:p>750423</text:p>
          </table:table-cell>
          <table:table-cell table:style-name="ce7" office:value-type="float" office:value="10.54" calcext:value-type="float">
            <text:p>10,54</text:p>
          </table:table-cell>
          <table:table-cell table:style-name="ce7" office:value-type="float" office:value="10.38" calcext:value-type="float">
            <text:p>10,38</text:p>
          </table:table-cell>
          <table:table-cell table:style-name="ce7" office:value-type="float" office:value="10.09" calcext:value-type="float">
            <text:p>10,09</text:p>
          </table:table-cell>
          <table:table-cell table:style-name="ce7" office:value-type="float" office:value="10.2" calcext:value-type="float">
            <text:p>10,20</text:p>
          </table:table-cell>
          <table:table-cell table:style-name="ce7" office:value-type="float" office:value="10.09" calcext:value-type="float">
            <text:p>10,09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28" table:formula="of:=[data.E100]/([data.C100]*[data.D100])" office:value-type="float" office:value="0.641387179487179" calcext:value-type="float">
            <text:p>0,64</text:p>
          </table:table-cell>
          <table:table-cell table:style-name="ce5" table:formula="of:=[data.B100]/[data.E100]" office:value-type="float" office:value="4.67738328915825" calcext:value-type="float">
            <text:p>4,677</text:p>
          </table:table-cell>
          <table:table-cell table:style-name="ce7" table:formula="of:=AVERAGE([data.F100:.J100])" office:value-type="float" office:value="10.26" calcext:value-type="float">
            <text:p>10,26</text:p>
          </table:table-cell>
          <table:table-cell table:style-name="ce9" table:formula="of:=AVERAGE([data.K100:.O100])" office:value-type="float" office:value="0.132" calcext:value-type="float">
            <text:p>0,13</text:p>
          </table:table-cell>
          <table:table-cell table:style-name="ce12" table:formula="of:=[data.Q100]/[data.Q436]*(LOG([data.R436]*1000)/LOG([data.R100]*1000))" office:value-type="float" office:value="2.00257614393995" calcext:value-type="float">
            <text:p>2,00</text:p>
          </table:table-cell>
          <table:table-cell table:style-name="ce12" table:formula="of:=[data.Q100]/[data.Q436]*(LOG([data.S436]*1000)/LOG([data.S100]*1000))" office:value-type="float" office:value="2.36375349655439" calcext:value-type="float">
            <text:p>2,3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056213" calcext:value-type="float">
            <text:p>1056213</text:p>
          </table:table-cell>
          <table:table-cell table:style-name="ce7" office:value-type="float" office:value="10.63" calcext:value-type="float">
            <text:p>10,63</text:p>
          </table:table-cell>
          <table:table-cell table:style-name="ce7" office:value-type="float" office:value="10.56" calcext:value-type="float">
            <text:p>10,56</text:p>
          </table:table-cell>
          <table:table-cell table:style-name="ce7" office:value-type="float" office:value="10.58" calcext:value-type="float">
            <text:p>10,58</text:p>
          </table:table-cell>
          <table:table-cell table:style-name="ce7" office:value-type="float" office:value="10.45" calcext:value-type="float">
            <text:p>10,45</text:p>
          </table:table-cell>
          <table:table-cell table:style-name="ce7" office:value-type="float" office:value="10.47" calcext:value-type="float">
            <text:p>10,47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101]/([data.C101]*[data.D101])" office:value-type="float" office:value="0.99759435566134" calcext:value-type="float">
            <text:p>1,00</text:p>
          </table:table-cell>
          <table:table-cell table:style-name="ce5" table:formula="of:=[data.B101]/[data.E101]" office:value-type="float" office:value="3.00724948471568" calcext:value-type="float">
            <text:p>3,007</text:p>
          </table:table-cell>
          <table:table-cell table:style-name="ce7" table:formula="of:=AVERAGE([data.F101:.J101])" office:value-type="float" office:value="10.538" calcext:value-type="float">
            <text:p>10,54</text:p>
          </table:table-cell>
          <table:table-cell table:style-name="ce9" table:formula="of:=AVERAGE([data.K101:.O101])" office:value-type="float" office:value="0.154" calcext:value-type="float">
            <text:p>0,15</text:p>
          </table:table-cell>
          <table:table-cell table:style-name="ce12" table:formula="of:=[data.Q101]/[data.Q437]*(LOG([data.R437]*1000)/LOG([data.R101]*1000))" office:value-type="float" office:value="2.06274373731635" calcext:value-type="float">
            <text:p>2,06</text:p>
          </table:table-cell>
          <table:table-cell table:style-name="ce12" table:formula="of:=[data.Q101]/[data.Q437]*(LOG([data.S437]*1000)/LOG([data.S101]*1000))" office:value-type="float" office:value="2.28674133104609" calcext:value-type="float">
            <text:p>2,2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521819" calcext:value-type="float">
            <text:p>521819</text:p>
          </table:table-cell>
          <table:table-cell table:style-name="ce7" office:value-type="float" office:value="8.63" calcext:value-type="float">
            <text:p>8,63</text:p>
          </table:table-cell>
          <table:table-cell table:style-name="ce7" office:value-type="float" office:value="8.46" calcext:value-type="float">
            <text:p>8,46</text:p>
          </table:table-cell>
          <table:table-cell table:style-name="ce7" office:value-type="float" office:value="8.39" calcext:value-type="float">
            <text:p>8,39</text:p>
          </table:table-cell>
          <table:table-cell table:style-name="ce7" office:value-type="float" office:value="8.52" calcext:value-type="float">
            <text:p>8,52</text:p>
          </table:table-cell>
          <table:table-cell table:style-name="ce7" office:value-type="float" office:value="8.37" calcext:value-type="float">
            <text:p>8,37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102]/([data.C102]*[data.D102])" office:value-type="float" office:value="0.466016339449017" calcext:value-type="float">
            <text:p>0,47</text:p>
          </table:table-cell>
          <table:table-cell table:style-name="ce5" table:formula="of:=[data.B102]/[data.E102]" office:value-type="float" office:value="6.43757318150546" calcext:value-type="float">
            <text:p>6,438</text:p>
          </table:table-cell>
          <table:table-cell table:style-name="ce7" table:formula="of:=AVERAGE([data.F102:.J102])" office:value-type="float" office:value="8.474" calcext:value-type="float">
            <text:p>8,47</text:p>
          </table:table-cell>
          <table:table-cell table:style-name="ce9" table:formula="of:=AVERAGE([data.K102:.O102])" office:value-type="float" office:value="0.11" calcext:value-type="float">
            <text:p>0,11</text:p>
          </table:table-cell>
          <table:table-cell table:style-name="ce12" table:formula="of:=[data.Q102]/[data.Q438]*(LOG([data.R438]*1000)/LOG([data.R102]*1000))" office:value-type="float" office:value="1.99288570020316" calcext:value-type="float">
            <text:p>1,99</text:p>
          </table:table-cell>
          <table:table-cell table:style-name="ce12" table:formula="of:=[data.Q102]/[data.Q438]*(LOG([data.S438]*1000)/LOG([data.S102]*1000))" office:value-type="float" office:value="2.37258784136076" calcext:value-type="float">
            <text:p>2,3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644380" calcext:value-type="float">
            <text:p>644380</text:p>
          </table:table-cell>
          <table:table-cell table:style-name="ce7" office:value-type="float" office:value="8.33" calcext:value-type="float">
            <text:p>8,33</text:p>
          </table:table-cell>
          <table:table-cell table:style-name="ce7" office:value-type="float" office:value="8.02" calcext:value-type="float">
            <text:p>8,02</text:p>
          </table:table-cell>
          <table:table-cell table:style-name="ce7" office:value-type="float" office:value="8.16" calcext:value-type="float">
            <text:p>8,16</text:p>
          </table:table-cell>
          <table:table-cell table:style-name="ce7" office:value-type="float" office:value="8" calcext:value-type="float">
            <text:p>8,00</text:p>
          </table:table-cell>
          <table:table-cell table:style-name="ce7" office:value-type="float" office:value="8.37" calcext:value-type="float">
            <text:p>8,37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103]/([data.C103]*[data.D103])" office:value-type="float" office:value="0.697743416493417" calcext:value-type="float">
            <text:p>0,70</text:p>
          </table:table-cell>
          <table:table-cell table:style-name="ce5" table:formula="of:=[data.B103]/[data.E103]" office:value-type="float" office:value="4.29959961513393" calcext:value-type="float">
            <text:p>4,300</text:p>
          </table:table-cell>
          <table:table-cell table:style-name="ce7" table:formula="of:=AVERAGE([data.F103:.J103])" office:value-type="float" office:value="8.176" calcext:value-type="float">
            <text:p>8,18</text:p>
          </table:table-cell>
          <table:table-cell table:style-name="ce9" table:formula="of:=AVERAGE([data.K103:.O103])" office:value-type="float" office:value="0.114" calcext:value-type="float">
            <text:p>0,11</text:p>
          </table:table-cell>
          <table:table-cell table:style-name="ce12" table:formula="of:=[data.Q103]/[data.Q439]*(LOG([data.R439]*1000)/LOG([data.R103]*1000))" office:value-type="float" office:value="2.09745562781277" calcext:value-type="float">
            <text:p>2,10</text:p>
          </table:table-cell>
          <table:table-cell table:style-name="ce12" table:formula="of:=[data.Q103]/[data.Q439]*(LOG([data.S439]*1000)/LOG([data.S103]*1000))" office:value-type="float" office:value="2.43414131983241" calcext:value-type="float">
            <text:p>2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888646" calcext:value-type="float">
            <text:p>888646</text:p>
          </table:table-cell>
          <table:table-cell table:style-name="ce7" office:value-type="float" office:value="12.05" calcext:value-type="float">
            <text:p>12,05</text:p>
          </table:table-cell>
          <table:table-cell table:style-name="ce7" office:value-type="float" office:value="11.79" calcext:value-type="float">
            <text:p>11,79</text:p>
          </table:table-cell>
          <table:table-cell table:style-name="ce7" office:value-type="float" office:value="11.6" calcext:value-type="float">
            <text:p>11,60</text:p>
          </table:table-cell>
          <table:table-cell table:style-name="ce7" office:value-type="float" office:value="11.77" calcext:value-type="float">
            <text:p>11,77</text:p>
          </table:table-cell>
          <table:table-cell table:style-name="ce7" office:value-type="float" office:value="11.73" calcext:value-type="float">
            <text:p>11,73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28" table:formula="of:=[data.E104]/([data.C104]*[data.D104])" office:value-type="float" office:value="0.689912550386008" calcext:value-type="float">
            <text:p>0,69</text:p>
          </table:table-cell>
          <table:table-cell table:style-name="ce5" table:formula="of:=[data.B104]/[data.E104]" office:value-type="float" office:value="4.34839519898812" calcext:value-type="float">
            <text:p>4,348</text:p>
          </table:table-cell>
          <table:table-cell table:style-name="ce7" table:formula="of:=AVERAGE([data.F104:.J104])" office:value-type="float" office:value="11.788" calcext:value-type="float">
            <text:p>11,79</text:p>
          </table:table-cell>
          <table:table-cell table:style-name="ce9" table:formula="of:=AVERAGE([data.K104:.O104])" office:value-type="float" office:value="0.156" calcext:value-type="float">
            <text:p>0,16</text:p>
          </table:table-cell>
          <table:table-cell table:style-name="ce12" table:formula="of:=[data.Q104]/[data.Q440]*(LOG([data.R440]*1000)/LOG([data.R104]*1000))" office:value-type="float" office:value="2.00615684568278" calcext:value-type="float">
            <text:p>2,01</text:p>
          </table:table-cell>
          <table:table-cell table:style-name="ce12" table:formula="of:=[data.Q104]/[data.Q440]*(LOG([data.S440]*1000)/LOG([data.S104]*1000))" office:value-type="float" office:value="2.34797331624905" calcext:value-type="float">
            <text:p>2,3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693689" calcext:value-type="float">
            <text:p>693689</text:p>
          </table:table-cell>
          <table:table-cell table:style-name="ce7" office:value-type="float" office:value="9.57" calcext:value-type="float">
            <text:p>9,57</text:p>
          </table:table-cell>
          <table:table-cell table:style-name="ce7" office:value-type="float" office:value="9.2" calcext:value-type="float">
            <text:p>9,20</text:p>
          </table:table-cell>
          <table:table-cell table:style-name="ce7" office:value-type="float" office:value="9.34" calcext:value-type="float">
            <text:p>9,34</text:p>
          </table:table-cell>
          <table:table-cell table:style-name="ce7" office:value-type="float" office:value="9.18" calcext:value-type="float">
            <text:p>9,18</text:p>
          </table:table-cell>
          <table:table-cell table:style-name="ce7" office:value-type="float" office:value="9.32" calcext:value-type="float">
            <text:p>9,32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data.E105]/([data.C105]*[data.D105])" office:value-type="float" office:value="0.637338113368418" calcext:value-type="float">
            <text:p>0,64</text:p>
          </table:table-cell>
          <table:table-cell table:style-name="ce5" table:formula="of:=[data.B105]/[data.E105]" office:value-type="float" office:value="4.7071007324608" calcext:value-type="float">
            <text:p>4,707</text:p>
          </table:table-cell>
          <table:table-cell table:style-name="ce7" table:formula="of:=AVERAGE([data.F105:.J105])" office:value-type="float" office:value="9.322" calcext:value-type="float">
            <text:p>9,32</text:p>
          </table:table-cell>
          <table:table-cell table:style-name="ce9" table:formula="of:=AVERAGE([data.K105:.O105])" office:value-type="float" office:value="0.13" calcext:value-type="float">
            <text:p>0,13</text:p>
          </table:table-cell>
          <table:table-cell table:style-name="ce12" table:formula="of:=[data.Q105]/[data.Q441]*(LOG([data.R441]*1000)/LOG([data.R105]*1000))" office:value-type="float" office:value="2.13793391744052" calcext:value-type="float">
            <text:p>2,14</text:p>
          </table:table-cell>
          <table:table-cell table:style-name="ce12" table:formula="of:=[data.Q105]/[data.Q441]*(LOG([data.S441]*1000)/LOG([data.S105]*1000))" office:value-type="float" office:value="2.4683255135941" calcext:value-type="float">
            <text:p>2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755265" calcext:value-type="float">
            <text:p>755265</text:p>
          </table:table-cell>
          <table:table-cell table:style-name="ce7" office:value-type="float" office:value="9.26" calcext:value-type="float">
            <text:p>9,26</text:p>
          </table:table-cell>
          <table:table-cell table:style-name="ce7" office:value-type="float" office:value="8.66" calcext:value-type="float">
            <text:p>8,66</text:p>
          </table:table-cell>
          <table:table-cell table:style-name="ce7" office:value-type="float" office:value="8.7" calcext:value-type="float">
            <text:p>8,70</text:p>
          </table:table-cell>
          <table:table-cell table:style-name="ce7" office:value-type="float" office:value="8.73" calcext:value-type="float">
            <text:p>8,73</text:p>
          </table:table-cell>
          <table:table-cell table:style-name="ce7" office:value-type="float" office:value="8.71" calcext:value-type="float">
            <text:p>8,7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106]/([data.C106]*[data.D106])" office:value-type="float" office:value="0.804843350383632" calcext:value-type="float">
            <text:p>0,80</text:p>
          </table:table-cell>
          <table:table-cell table:style-name="ce5" table:formula="of:=[data.B106]/[data.E106]" office:value-type="float" office:value="3.7274546020271" calcext:value-type="float">
            <text:p>3,727</text:p>
          </table:table-cell>
          <table:table-cell table:style-name="ce7" table:formula="of:=AVERAGE([data.F106:.J106])" office:value-type="float" office:value="8.812" calcext:value-type="float">
            <text:p>8,81</text:p>
          </table:table-cell>
          <table:table-cell table:style-name="ce9" table:formula="of:=AVERAGE([data.K106:.O106])" office:value-type="float" office:value="0.124" calcext:value-type="float">
            <text:p>0,12</text:p>
          </table:table-cell>
          <table:table-cell table:style-name="ce12" table:formula="of:=[data.Q106]/[data.Q442]*(LOG([data.R442]*1000)/LOG([data.R106]*1000))" office:value-type="float" office:value="2.169738523321" calcext:value-type="float">
            <text:p>2,17</text:p>
          </table:table-cell>
          <table:table-cell table:style-name="ce12" table:formula="of:=[data.Q106]/[data.Q442]*(LOG([data.S442]*1000)/LOG([data.S106]*1000))" office:value-type="float" office:value="2.43484925579317" calcext:value-type="float">
            <text:p>2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585224" calcext:value-type="float">
            <text:p>585224</text:p>
          </table:table-cell>
          <table:table-cell table:style-name="ce7" office:value-type="float" office:value="9.47" calcext:value-type="float">
            <text:p>9,47</text:p>
          </table:table-cell>
          <table:table-cell table:style-name="ce7" office:value-type="float" office:value="9.18" calcext:value-type="float">
            <text:p>9,18</text:p>
          </table:table-cell>
          <table:table-cell table:style-name="ce7" office:value-type="float" office:value="9.14" calcext:value-type="float">
            <text:p>9,14</text:p>
          </table:table-cell>
          <table:table-cell table:style-name="ce7" office:value-type="float" office:value="9.04" calcext:value-type="float">
            <text:p>9,04</text:p>
          </table:table-cell>
          <table:table-cell table:style-name="ce7" office:value-type="float" office:value="8.8" calcext:value-type="float">
            <text:p>8,80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25" office:value-type="float" office:value="0.11" calcext:value-type="float">
            <text:p>0,11</text:p>
          </table:table-cell>
          <table:table-cell table:style-name="ce28" table:formula="of:=[data.E107]/([data.C107]*[data.D107])" office:value-type="float" office:value="0.522640889346136" calcext:value-type="float">
            <text:p>0,52</text:p>
          </table:table-cell>
          <table:table-cell table:style-name="ce5" table:formula="of:=[data.B107]/[data.E107]" office:value-type="float" office:value="5.74010635243941" calcext:value-type="float">
            <text:p>5,740</text:p>
          </table:table-cell>
          <table:table-cell table:style-name="ce7" table:formula="of:=AVERAGE([data.F107:.J107])" office:value-type="float" office:value="9.126" calcext:value-type="float">
            <text:p>9,13</text:p>
          </table:table-cell>
          <table:table-cell table:style-name="ce9" table:formula="of:=AVERAGE([data.K107:.O107])" office:value-type="float" office:value="0.118" calcext:value-type="float">
            <text:p>0,12</text:p>
          </table:table-cell>
          <table:table-cell table:style-name="ce34" table:formula="of:=[data.Q107]/[data.Q443]*(LOG([data.R443]*1000)/LOG([data.R107]*1000))" office:value-type="float" office:value="2.04504209009296" calcext:value-type="float">
            <text:p>2,05</text:p>
          </table:table-cell>
          <table:table-cell table:style-name="ce34" table:formula="of:=[data.Q107]/[data.Q443]*(LOG([data.S443]*1000)/LOG([data.S107]*1000))" office:value-type="float" office:value="2.39103450410806" calcext:value-type="float">
            <text:p>2,39</text:p>
          </table:table-cell>
          <table:table-cell table:number-columns-repeated="1003"/>
        </table:table-row>
        <table:table-row table:style-name="ro2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58:.P107])" office:value-type="float" office:value="0.686508561333747" calcext:value-type="float">
            <text:p>0,69</text:p>
          </table:table-cell>
          <table:table-cell table:style-name="ce30" table:formula="of:=AVERAGE([data.Q58:.Q107])" office:value-type="float" office:value="4.56511691397287" calcext:value-type="float">
            <text:p>4,565</text:p>
          </table:table-cell>
          <table:table-cell table:style-name="ce31" table:formula="of:=AVERAGE([data.R58:.R107])" office:value-type="float" office:value="9.24624" calcext:value-type="float">
            <text:p>9,25</text:p>
          </table:table-cell>
          <table:table-cell table:style-name="ce32" table:formula="of:=AVERAGE([data.S58:.S107])" office:value-type="float" office:value="0.12772" calcext:value-type="float">
            <text:p>0,13</text:p>
          </table:table-cell>
          <table:table-cell table:style-name="ce35" table:formula="of:=[data.Q108]/[data.Q444]*(LOG([data.R444]*1000)/LOG([data.R108]*1000))" office:value-type="float" office:value="2.10273873695087" calcext:value-type="float">
            <text:p>2,10</text:p>
          </table:table-cell>
          <table:table-cell table:style-name="ce35" table:formula="of:=[data.Q108]/[data.Q444]*(LOG([data.S444]*1000)/LOG([data.S108]*1000))" office:value-type="float" office:value="2.40969697159221" calcext:value-type="float">
            <text:p>2,41</text:p>
          </table:table-cell>
          <table:table-cell table:number-columns-repeated="1003"/>
        </table:table-row>
        <table:table-row table:style-name="ro2" table:number-rows-repeated="4">
          <table:table-cell table:number-columns-repeated="1024"/>
        </table:table-row>
        <table:table-row table:style-name="ro6">
          <table:table-cell table:style-name="ce13" office:value-type="string" calcext:value-type="string">
            <text:p>BPG</text:p>
          </table:table-cell>
          <table:table-cell table:style-name="ce16" office:value-type="string" calcext:value-type="string">
            <text:p>area</text:p>
          </table:table-cell>
          <table:table-cell table:style-name="ce19" office:value-type="string" calcext:value-type="string">
            <text:p>filesize</text:p>
          </table:table-cell>
          <table:table-cell table:style-name="ce19" office:value-type="string" calcext:value-type="string">
            <text:p>bits per pixel</text:p>
          </table:table-cell>
          <table:table-cell table:style-name="ce21" office:value-type="string" calcext:value-type="string">
            <text:p>y-ssim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549788" calcext:value-type="float">
            <text:p>1549788</text:p>
          </table:table-cell>
          <table:table-cell table:style-name="ce7" office:value-type="float" office:value="0.76" calcext:value-type="float">
            <text:p>0,76</text:p>
          </table:table-cell>
          <table:table-cell table:style-name="ce7" office:value-type="float" office:value="0.66" calcext:value-type="float">
            <text:p>0,66</text:p>
          </table:table-cell>
          <table:table-cell table:number-columns-repeated="2" table:style-name="ce7" office:value-type="float" office:value="0.65" calcext:value-type="float">
            <text:p>0,65</text:p>
          </table:table-cell>
          <table:table-cell table:style-name="ce7" office:value-type="float" office:value="0.62" calcext:value-type="float">
            <text:p>0,62</text:p>
          </table:table-cell>
          <table:table-cell table:number-columns-repeated="2" table:style-name="ce9" office:value-type="float" office:value="0.65" calcext:value-type="float">
            <text:p>0,65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0.64" calcext:value-type="float">
            <text:p>0,64</text:p>
          </table:table-cell>
          <table:table-cell table:style-name="ce28" table:formula="of:=[data.E114]/([data.C114]*[data.D114])" office:value-type="float" office:value="1.4784103483802" calcext:value-type="float">
            <text:p>1,48</text:p>
          </table:table-cell>
          <table:table-cell table:style-name="ce5" table:formula="of:=[data.B114]/[data.E114]" office:value-type="float" office:value="2.02921689934365" calcext:value-type="float">
            <text:p>2,029</text:p>
          </table:table-cell>
          <table:table-cell table:style-name="ce7" table:formula="of:=AVERAGE([data.F114:.J114])" office:value-type="float" office:value="0.668" calcext:value-type="float">
            <text:p>0,67</text:p>
          </table:table-cell>
          <table:table-cell table:style-name="ce9" table:formula="of:=AVERAGE([data.K114:.O114])" office:value-type="float" office:value="0.658" calcext:value-type="float">
            <text:p>0,66</text:p>
          </table:table-cell>
          <table:table-cell table:style-name="ce12" table:formula="of:=[data.Q114]/[data.Q450]*(LOG([data.R450]*1000)/LOG([data.R114]*1000))" office:value-type="float" office:value="1.01054378763576" calcext:value-type="float">
            <text:p>1,01</text:p>
          </table:table-cell>
          <table:table-cell table:style-name="ce12" table:formula="of:=[data.Q114]/[data.Q450]*(LOG([data.S450]*1000)/LOG([data.S114]*1000))" office:value-type="float" office:value="0.848353271330577" calcext:value-type="float">
            <text:p>0,8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2207203" calcext:value-type="float">
            <text:p>2207203</text:p>
          </table:table-cell>
          <table:table-cell table:style-name="ce7" office:value-type="float" office:value="0.66" calcext:value-type="float">
            <text:p>0,66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0.63" calcext:value-type="float">
            <text:p>0,63</text:p>
          </table:table-cell>
          <table:table-cell table:number-columns-repeated="2" table:style-name="ce7" office:value-type="float" office:value="0.65" calcext:value-type="float">
            <text:p>0,65</text:p>
          </table:table-cell>
          <table:table-cell table:number-columns-repeated="3" table:style-name="ce9" office:value-type="float" office:value="0.58" calcext:value-type="float">
            <text:p>0,58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58" calcext:value-type="float">
            <text:p>0,58</text:p>
          </table:table-cell>
          <table:table-cell table:style-name="ce28" table:formula="of:=[data.E115]/([data.C115]*[data.D115])" office:value-type="float" office:value="2.20269188701539" calcext:value-type="float">
            <text:p>2,20</text:p>
          </table:table-cell>
          <table:table-cell table:style-name="ce5" table:formula="of:=[data.B115]/[data.E115]" office:value-type="float" office:value="1.36197712670742" calcext:value-type="float">
            <text:p>1,362</text:p>
          </table:table-cell>
          <table:table-cell table:style-name="ce7" table:formula="of:=AVERAGE([data.F115:.J115])" office:value-type="float" office:value="0.646" calcext:value-type="float">
            <text:p>0,65</text:p>
          </table:table-cell>
          <table:table-cell table:style-name="ce9" table:formula="of:=AVERAGE([data.K115:.O115])" office:value-type="float" office:value="0.584" calcext:value-type="float">
            <text:p>0,58</text:p>
          </table:table-cell>
          <table:table-cell table:style-name="ce12" table:formula="of:=[data.Q115]/[data.Q451]*(LOG([data.R451]*1000)/LOG([data.R115]*1000))" office:value-type="float" office:value="0.940266802961924" calcext:value-type="float">
            <text:p>0,94</text:p>
          </table:table-cell>
          <table:table-cell table:style-name="ce12" table:formula="of:=[data.Q115]/[data.Q451]*(LOG([data.S451]*1000)/LOG([data.S115]*1000))" office:value-type="float" office:value="0.858202272342162" calcext:value-type="float">
            <text:p>0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2494443" calcext:value-type="float">
            <text:p>2494443</text:p>
          </table:table-cell>
          <table:table-cell table:style-name="ce7" office:value-type="float" office:value="0.72" calcext:value-type="float">
            <text:p>0,72</text:p>
          </table:table-cell>
          <table:table-cell table:number-columns-repeated="4" table:style-name="ce7" office:value-type="float" office:value="0.7" calcext:value-type="float">
            <text:p>0,70</text:p>
          </table:table-cell>
          <table:table-cell table:number-columns-repeated="2" table:style-name="ce9" office:value-type="float" office:value="0.6" calcext:value-type="float">
            <text:p>0,60</text:p>
          </table:table-cell>
          <table:table-cell table:style-name="ce9" office:value-type="float" office:value="0.61" calcext:value-type="float">
            <text:p>0,61</text:p>
          </table:table-cell>
          <table:table-cell table:number-columns-repeated="2" table:style-name="ce9" office:value-type="float" office:value="0.6" calcext:value-type="float">
            <text:p>0,60</text:p>
          </table:table-cell>
          <table:table-cell table:style-name="ce28" table:formula="of:=[data.E116]/([data.C116]*[data.D116])" office:value-type="float" office:value="2.44651095732411" calcext:value-type="float">
            <text:p>2,45</text:p>
          </table:table-cell>
          <table:table-cell table:style-name="ce5" table:formula="of:=[data.B116]/[data.E116]" office:value-type="float" office:value="1.2262424918108" calcext:value-type="float">
            <text:p>1,226</text:p>
          </table:table-cell>
          <table:table-cell table:style-name="ce7" table:formula="of:=AVERAGE([data.F116:.J116])" office:value-type="float" office:value="0.704" calcext:value-type="float">
            <text:p>0,70</text:p>
          </table:table-cell>
          <table:table-cell table:style-name="ce9" table:formula="of:=AVERAGE([data.K116:.O116])" office:value-type="float" office:value="0.602" calcext:value-type="float">
            <text:p>0,60</text:p>
          </table:table-cell>
          <table:table-cell table:style-name="ce12" table:formula="of:=[data.Q116]/[data.Q452]*(LOG([data.R452]*1000)/LOG([data.R116]*1000))" office:value-type="float" office:value="0.843325963235323" calcext:value-type="float">
            <text:p>0,84</text:p>
          </table:table-cell>
          <table:table-cell table:style-name="ce12" table:formula="of:=[data.Q116]/[data.Q452]*(LOG([data.S452]*1000)/LOG([data.S116]*1000))" office:value-type="float" office:value="0.779226370841869" calcext:value-type="float">
            <text:p>0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687457" calcext:value-type="float">
            <text:p>1687457</text:p>
          </table:table-cell>
          <table:table-cell table:style-name="ce7" office:value-type="float" office:value="0.95" calcext:value-type="float">
            <text:p>0,95</text:p>
          </table:table-cell>
          <table:table-cell table:style-name="ce7" office:value-type="float" office:value="0.69" calcext:value-type="float">
            <text:p>0,69</text:p>
          </table:table-cell>
          <table:table-cell table:number-columns-repeated="3" table:style-name="ce7" office:value-type="float" office:value="0.68" calcext:value-type="float">
            <text:p>0,68</text:p>
          </table:table-cell>
          <table:table-cell table:number-columns-repeated="2" table:style-name="ce9" office:value-type="float" office:value="0.71" calcext:value-type="float">
            <text:p>0,71</text:p>
          </table:table-cell>
          <table:table-cell table:number-columns-repeated="2" table:style-name="ce9" office:value-type="float" office:value="0.7" calcext:value-type="float">
            <text:p>0,70</text:p>
          </table:table-cell>
          <table:table-cell table:style-name="ce9" office:value-type="float" office:value="0.71" calcext:value-type="float">
            <text:p>0,71</text:p>
          </table:table-cell>
          <table:table-cell table:style-name="ce28" table:formula="of:=[data.E117]/([data.C117]*[data.D117])" office:value-type="float" office:value="1.50700249342707" calcext:value-type="float">
            <text:p>1,51</text:p>
          </table:table-cell>
          <table:table-cell table:style-name="ce5" table:formula="of:=[data.B117]/[data.E117]" office:value-type="float" office:value="1.99071620787967" calcext:value-type="float">
            <text:p>1,991</text:p>
          </table:table-cell>
          <table:table-cell table:style-name="ce7" table:formula="of:=AVERAGE([data.F117:.J117])" office:value-type="float" office:value="0.736" calcext:value-type="float">
            <text:p>0,74</text:p>
          </table:table-cell>
          <table:table-cell table:style-name="ce9" table:formula="of:=AVERAGE([data.K117:.O117])" office:value-type="float" office:value="0.706" calcext:value-type="float">
            <text:p>0,71</text:p>
          </table:table-cell>
          <table:table-cell table:style-name="ce12" table:formula="of:=[data.Q117]/[data.Q453]*(LOG([data.R453]*1000)/LOG([data.R117]*1000))" office:value-type="float" office:value="1.04524348187882" calcext:value-type="float">
            <text:p>1,05</text:p>
          </table:table-cell>
          <table:table-cell table:style-name="ce12" table:formula="of:=[data.Q117]/[data.Q453]*(LOG([data.S453]*1000)/LOG([data.S117]*1000))" office:value-type="float" office:value="0.905757182530661" calcext:value-type="float">
            <text:p>0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757744" calcext:value-type="float">
            <text:p>1757744</text:p>
          </table:table-cell>
          <table:table-cell table:style-name="ce7" office:value-type="float" office:value="0.92" calcext:value-type="float">
            <text:p>0,92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0.63" calcext:value-type="float">
            <text:p>0,63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.64" calcext:value-type="float">
            <text:p>0,64</text:p>
          </table:table-cell>
          <table:table-cell table:number-columns-repeated="2" table:style-name="ce9" office:value-type="float" office:value="0.57" calcext:value-type="float">
            <text:p>0,57</text:p>
          </table:table-cell>
          <table:table-cell table:style-name="ce9" office:value-type="float" office:value="0.59" calcext:value-type="float">
            <text:p>0,59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58" calcext:value-type="float">
            <text:p>0,58</text:p>
          </table:table-cell>
          <table:table-cell table:style-name="ce28" table:formula="of:=[data.E118]/([data.C118]*[data.D118])" office:value-type="float" office:value="1.80096721311475" calcext:value-type="float">
            <text:p>1,80</text:p>
          </table:table-cell>
          <table:table-cell table:style-name="ce5" table:formula="of:=[data.B118]/[data.E118]" office:value-type="float" office:value="1.66578068251122" calcext:value-type="float">
            <text:p>1,666</text:p>
          </table:table-cell>
          <table:table-cell table:style-name="ce7" table:formula="of:=AVERAGE([data.F118:.J118])" office:value-type="float" office:value="0.696" calcext:value-type="float">
            <text:p>0,70</text:p>
          </table:table-cell>
          <table:table-cell table:style-name="ce9" table:formula="of:=AVERAGE([data.K118:.O118])" office:value-type="float" office:value="0.582" calcext:value-type="float">
            <text:p>0,58</text:p>
          </table:table-cell>
          <table:table-cell table:style-name="ce12" table:formula="of:=[data.Q118]/[data.Q454]*(LOG([data.R454]*1000)/LOG([data.R118]*1000))" office:value-type="float" office:value="0.857541194030121" calcext:value-type="float">
            <text:p>0,86</text:p>
          </table:table-cell>
          <table:table-cell table:style-name="ce12" table:formula="of:=[data.Q118]/[data.Q454]*(LOG([data.S454]*1000)/LOG([data.S118]*1000))" office:value-type="float" office:value="0.786981670644883" calcext:value-type="float">
            <text:p>0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463274" calcext:value-type="float">
            <text:p>2463274</text:p>
          </table:table-cell>
          <table:table-cell table:number-columns-repeated="2" table:style-name="ce7" office:value-type="float" office:value="1.08" calcext:value-type="float">
            <text:p>1,08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0.8" calcext:value-type="float">
            <text:p>0,80</text:p>
          </table:table-cell>
          <table:table-cell table:style-name="ce7" office:value-type="float" office:value="0.78" calcext:value-type="float">
            <text:p>0,78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8" calcext:value-type="float">
            <text:p>0,80</text:p>
          </table:table-cell>
          <table:table-cell table:style-name="ce28" table:formula="of:=[data.E119]/([data.C119]*[data.D119])" office:value-type="float" office:value="1.87443233009472" calcext:value-type="float">
            <text:p>1,87</text:p>
          </table:table-cell>
          <table:table-cell table:style-name="ce5" table:formula="of:=[data.B119]/[data.E119]" office:value-type="float" office:value="1.6004910537764" calcext:value-type="float">
            <text:p>1,600</text:p>
          </table:table-cell>
          <table:table-cell table:style-name="ce7" table:formula="of:=AVERAGE([data.F119:.J119])" office:value-type="float" office:value="0.906" calcext:value-type="float">
            <text:p>0,91</text:p>
          </table:table-cell>
          <table:table-cell table:style-name="ce9" table:formula="of:=AVERAGE([data.K119:.O119])" office:value-type="float" office:value="0.796" calcext:value-type="float">
            <text:p>0,80</text:p>
          </table:table-cell>
          <table:table-cell table:style-name="ce12" table:formula="of:=[data.Q119]/[data.Q455]*(LOG([data.R455]*1000)/LOG([data.R119]*1000))" office:value-type="float" office:value="0.894833189734618" calcext:value-type="float">
            <text:p>0,89</text:p>
          </table:table-cell>
          <table:table-cell table:style-name="ce12" table:formula="of:=[data.Q119]/[data.Q455]*(LOG([data.S455]*1000)/LOG([data.S119]*1000))" office:value-type="float" office:value="0.779975098126782" calcext:value-type="float">
            <text:p>0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2736310" calcext:value-type="float">
            <text:p>2736310</text:p>
          </table:table-cell>
          <table:table-cell table:style-name="ce7" office:value-type="float" office:value="0.71" calcext:value-type="float">
            <text:p>0,71</text:p>
          </table:table-cell>
          <table:table-cell table:style-name="ce7" office:value-type="float" office:value="0.67" calcext:value-type="float">
            <text:p>0,67</text:p>
          </table:table-cell>
          <table:table-cell table:style-name="ce7" office:value-type="float" office:value="0.68" calcext:value-type="float">
            <text:p>0,68</text:p>
          </table:table-cell>
          <table:table-cell table:style-name="ce7" office:value-type="float" office:value="0.7" calcext:value-type="float">
            <text:p>0,70</text:p>
          </table:table-cell>
          <table:table-cell table:style-name="ce7" office:value-type="float" office:value="0.68" calcext:value-type="float">
            <text:p>0,68</text:p>
          </table:table-cell>
          <table:table-cell table:number-columns-repeated="2" table:style-name="ce9" office:value-type="float" office:value="0.61" calcext:value-type="float">
            <text:p>0,61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62" calcext:value-type="float">
            <text:p>0,62</text:p>
          </table:table-cell>
          <table:table-cell table:style-name="ce28" table:formula="of:=[data.E120]/([data.C120]*[data.D120])" office:value-type="float" office:value="2.75127694658945" calcext:value-type="float">
            <text:p>2,75</text:p>
          </table:table-cell>
          <table:table-cell table:style-name="ce5" table:formula="of:=[data.B120]/[data.E120]" office:value-type="float" office:value="1.09040861598284" calcext:value-type="float">
            <text:p>1,090</text:p>
          </table:table-cell>
          <table:table-cell table:style-name="ce7" table:formula="of:=AVERAGE([data.F120:.J120])" office:value-type="float" office:value="0.688" calcext:value-type="float">
            <text:p>0,69</text:p>
          </table:table-cell>
          <table:table-cell table:style-name="ce9" table:formula="of:=AVERAGE([data.K120:.O120])" office:value-type="float" office:value="0.614" calcext:value-type="float">
            <text:p>0,61</text:p>
          </table:table-cell>
          <table:table-cell table:style-name="ce12" table:formula="of:=[data.Q120]/[data.Q456]*(LOG([data.R456]*1000)/LOG([data.R120]*1000))" office:value-type="float" office:value="0.595486866743061" calcext:value-type="float">
            <text:p>0,60</text:p>
          </table:table-cell>
          <table:table-cell table:style-name="ce12" table:formula="of:=[data.Q120]/[data.Q456]*(LOG([data.S456]*1000)/LOG([data.S120]*1000))" office:value-type="float" office:value="0.519673807744084" calcext:value-type="float">
            <text:p>0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1342421" calcext:value-type="float">
            <text:p>1342421</text:p>
          </table:table-cell>
          <table:table-cell table:style-name="ce7" office:value-type="float" office:value="0.87" calcext:value-type="float">
            <text:p>0,87</text:p>
          </table:table-cell>
          <table:table-cell table:style-name="ce7" office:value-type="float" office:value="0.59" calcext:value-type="float">
            <text:p>0,59</text:p>
          </table:table-cell>
          <table:table-cell table:style-name="ce7" office:value-type="float" office:value="0.6" calcext:value-type="float">
            <text:p>0,60</text:p>
          </table:table-cell>
          <table:table-cell table:number-columns-repeated="2" table:style-name="ce7" office:value-type="float" office:value="0.59" calcext:value-type="float">
            <text:p>0,59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0.56" calcext:value-type="float">
            <text:p>0,56</text:p>
          </table:table-cell>
          <table:table-cell table:style-name="ce28" table:formula="of:=[data.E121]/([data.C121]*[data.D121])" office:value-type="float" office:value="1.3581538542476" calcext:value-type="float">
            <text:p>1,36</text:p>
          </table:table-cell>
          <table:table-cell table:style-name="ce5" table:formula="of:=[data.B121]/[data.E121]" office:value-type="float" office:value="2.20889273931203" calcext:value-type="float">
            <text:p>2,209</text:p>
          </table:table-cell>
          <table:table-cell table:style-name="ce7" table:formula="of:=AVERAGE([data.F121:.J121])" office:value-type="float" office:value="0.648" calcext:value-type="float">
            <text:p>0,65</text:p>
          </table:table-cell>
          <table:table-cell table:style-name="ce9" table:formula="of:=AVERAGE([data.K121:.O121])" office:value-type="float" office:value="0.556" calcext:value-type="float">
            <text:p>0,56</text:p>
          </table:table-cell>
          <table:table-cell table:style-name="ce12" table:formula="of:=[data.Q121]/[data.Q457]*(LOG([data.R457]*1000)/LOG([data.R121]*1000))" office:value-type="float" office:value="0.882820236156883" calcext:value-type="float">
            <text:p>0,88</text:p>
          </table:table-cell>
          <table:table-cell table:style-name="ce12" table:formula="of:=[data.Q121]/[data.Q457]*(LOG([data.S457]*1000)/LOG([data.S121]*1000))" office:value-type="float" office:value="0.75542812678712" calcext:value-type="float">
            <text:p>0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2323597" calcext:value-type="float">
            <text:p>2323597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office:value-type="float" office:value="0.67" calcext:value-type="float">
            <text:p>0,67</text:p>
          </table:table-cell>
          <table:table-cell table:number-columns-repeated="2" table:style-name="ce7" office:value-type="float" office:value="0.7" calcext:value-type="float">
            <text:p>0,70</text:p>
          </table:table-cell>
          <table:table-cell table:style-name="ce7" office:value-type="float" office:value="0.69" calcext:value-type="float">
            <text:p>0,69</text:p>
          </table:table-cell>
          <table:table-cell table:number-columns-repeated="2" table:style-name="ce9" office:value-type="float" office:value="0.63" calcext:value-type="float">
            <text:p>0,63</text:p>
          </table:table-cell>
          <table:table-cell table:number-columns-repeated="2" table:style-name="ce9" office:value-type="float" office:value="0.61" calcext:value-type="float">
            <text:p>0,61</text:p>
          </table:table-cell>
          <table:table-cell table:style-name="ce9" office:value-type="float" office:value="0.62" calcext:value-type="float">
            <text:p>0,62</text:p>
          </table:table-cell>
          <table:table-cell table:style-name="ce28" table:formula="of:=[data.E122]/([data.C122]*[data.D122])" office:value-type="float" office:value="2.1890162791574" calcext:value-type="float">
            <text:p>2,19</text:p>
          </table:table-cell>
          <table:table-cell table:style-name="ce5" table:formula="of:=[data.B122]/[data.E122]" office:value-type="float" office:value="1.37048550157364" calcext:value-type="float">
            <text:p>1,370</text:p>
          </table:table-cell>
          <table:table-cell table:style-name="ce7" table:formula="of:=AVERAGE([data.F122:.J122])" office:value-type="float" office:value="0.69" calcext:value-type="float">
            <text:p>0,69</text:p>
          </table:table-cell>
          <table:table-cell table:style-name="ce9" table:formula="of:=AVERAGE([data.K122:.O122])" office:value-type="float" office:value="0.62" calcext:value-type="float">
            <text:p>0,62</text:p>
          </table:table-cell>
          <table:table-cell table:style-name="ce12" table:formula="of:=[data.Q122]/[data.Q458]*(LOG([data.R458]*1000)/LOG([data.R122]*1000))" office:value-type="float" office:value="0.936941261068664" calcext:value-type="float">
            <text:p>0,94</text:p>
          </table:table-cell>
          <table:table-cell table:style-name="ce12" table:formula="of:=[data.Q122]/[data.Q458]*(LOG([data.S458]*1000)/LOG([data.S122]*1000))" office:value-type="float" office:value="0.85953981829494" calcext:value-type="float">
            <text:p>0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2438141" calcext:value-type="float">
            <text:p>2438141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0.63" calcext:value-type="float">
            <text:p>0,63</text:p>
          </table:table-cell>
          <table:table-cell table:number-columns-repeated="3" table:style-name="ce7" office:value-type="float" office:value="0.64" calcext:value-type="float">
            <text:p>0,64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0.54" calcext:value-type="float">
            <text:p>0,54</text:p>
          </table:table-cell>
          <table:table-cell table:number-columns-repeated="3" table:style-name="ce9" office:value-type="float" office:value="0.53" calcext:value-type="float">
            <text:p>0,53</text:p>
          </table:table-cell>
          <table:table-cell table:style-name="ce28" table:formula="of:=[data.E123]/([data.C123]*[data.D123])" office:value-type="float" office:value="2.57609609825368" calcext:value-type="float">
            <text:p>2,58</text:p>
          </table:table-cell>
          <table:table-cell table:style-name="ce5" table:formula="of:=[data.B123]/[data.E123]" office:value-type="float" office:value="1.1645593917661" calcext:value-type="float">
            <text:p>1,165</text:p>
          </table:table-cell>
          <table:table-cell table:style-name="ce7" table:formula="of:=AVERAGE([data.F123:.J123])" office:value-type="float" office:value="0.638" calcext:value-type="float">
            <text:p>0,64</text:p>
          </table:table-cell>
          <table:table-cell table:style-name="ce9" table:formula="of:=AVERAGE([data.K123:.O123])" office:value-type="float" office:value="0.532" calcext:value-type="float">
            <text:p>0,53</text:p>
          </table:table-cell>
          <table:table-cell table:style-name="ce12" table:formula="of:=[data.Q123]/[data.Q459]*(LOG([data.R459]*1000)/LOG([data.R123]*1000))" office:value-type="float" office:value="0.857557480947624" calcext:value-type="float">
            <text:p>0,86</text:p>
          </table:table-cell>
          <table:table-cell table:style-name="ce12" table:formula="of:=[data.Q123]/[data.Q459]*(LOG([data.S459]*1000)/LOG([data.S123]*1000))" office:value-type="float" office:value="0.794115382622897" calcext:value-type="float">
            <text:p>0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882997" calcext:value-type="float">
            <text:p>1882997</text:p>
          </table:table-cell>
          <table:table-cell table:style-name="ce7" office:value-type="float" office:value="0.73" calcext:value-type="float">
            <text:p>0,73</text:p>
          </table:table-cell>
          <table:table-cell table:number-columns-repeated="2" table:style-name="ce7" office:value-type="float" office:value="0.72" calcext:value-type="float">
            <text:p>0,72</text:p>
          </table:table-cell>
          <table:table-cell table:style-name="ce7" office:value-type="float" office:value="0.7" calcext:value-type="float">
            <text:p>0,70</text:p>
          </table:table-cell>
          <table:table-cell table:style-name="ce7" office:value-type="float" office:value="0.72" calcext:value-type="float">
            <text:p>0,72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7" calcext:value-type="float">
            <text:p>0,77</text:p>
          </table:table-cell>
          <table:table-cell table:style-name="ce28" table:formula="of:=[data.E124]/([data.C124]*[data.D124])" office:value-type="float" office:value="1.60086121879888" calcext:value-type="float">
            <text:p>1,60</text:p>
          </table:table-cell>
          <table:table-cell table:style-name="ce5" table:formula="of:=[data.B124]/[data.E124]" office:value-type="float" office:value="1.87399979925619" calcext:value-type="float">
            <text:p>1,874</text:p>
          </table:table-cell>
          <table:table-cell table:style-name="ce7" table:formula="of:=AVERAGE([data.F124:.J124])" office:value-type="float" office:value="0.718" calcext:value-type="float">
            <text:p>0,72</text:p>
          </table:table-cell>
          <table:table-cell table:style-name="ce9" table:formula="of:=AVERAGE([data.K124:.O124])" office:value-type="float" office:value="0.772" calcext:value-type="float">
            <text:p>0,77</text:p>
          </table:table-cell>
          <table:table-cell table:style-name="ce12" table:formula="of:=[data.Q124]/[data.Q460]*(LOG([data.R460]*1000)/LOG([data.R124]*1000))" office:value-type="float" office:value="0.971032262972101" calcext:value-type="float">
            <text:p>0,97</text:p>
          </table:table-cell>
          <table:table-cell table:style-name="ce12" table:formula="of:=[data.Q124]/[data.Q460]*(LOG([data.S460]*1000)/LOG([data.S124]*1000))" office:value-type="float" office:value="0.83516012257824" calcext:value-type="float">
            <text:p>0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109461" calcext:value-type="float">
            <text:p>2109461</text:p>
          </table:table-cell>
          <table:table-cell table:style-name="ce7" office:value-type="float" office:value="0.84" calcext:value-type="float">
            <text:p>0,84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0.78" calcext:value-type="float">
            <text:p>0,78</text:p>
          </table:table-cell>
          <table:table-cell table:style-name="ce7" office:value-type="float" office:value="0.8" calcext:value-type="float">
            <text:p>0,80</text:p>
          </table:table-cell>
          <table:table-cell table:style-name="ce7" office:value-type="float" office:value="0.79" calcext:value-type="float">
            <text:p>0,79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0.83" calcext:value-type="float">
            <text:p>0,83</text:p>
          </table:table-cell>
          <table:table-cell table:number-columns-repeated="2" table:style-name="ce9" office:value-type="float" office:value="0.84" calcext:value-type="float">
            <text:p>0,84</text:p>
          </table:table-cell>
          <table:table-cell table:style-name="ce9" office:value-type="float" office:value="0.85" calcext:value-type="float">
            <text:p>0,85</text:p>
          </table:table-cell>
          <table:table-cell table:style-name="ce28" table:formula="of:=[data.E125]/([data.C125]*[data.D125])" office:value-type="float" office:value="1.60519775610588" calcext:value-type="float">
            <text:p>1,61</text:p>
          </table:table-cell>
          <table:table-cell table:style-name="ce5" table:formula="of:=[data.B125]/[data.E125]" office:value-type="float" office:value="1.8689361879646" calcext:value-type="float">
            <text:p>1,869</text:p>
          </table:table-cell>
          <table:table-cell table:style-name="ce7" table:formula="of:=AVERAGE([data.F125:.J125])" office:value-type="float" office:value="0.8" calcext:value-type="float">
            <text:p>0,80</text:p>
          </table:table-cell>
          <table:table-cell table:style-name="ce9" table:formula="of:=AVERAGE([data.K125:.O125])" office:value-type="float" office:value="0.842" calcext:value-type="float">
            <text:p>0,84</text:p>
          </table:table-cell>
          <table:table-cell table:style-name="ce12" table:formula="of:=[data.Q125]/[data.Q461]*(LOG([data.R461]*1000)/LOG([data.R125]*1000))" office:value-type="float" office:value="1.10442195849934" calcext:value-type="float">
            <text:p>1,10</text:p>
          </table:table-cell>
          <table:table-cell table:style-name="ce12" table:formula="of:=[data.Q125]/[data.Q461]*(LOG([data.S461]*1000)/LOG([data.S125]*1000))" office:value-type="float" office:value="0.960824748648938" calcext:value-type="float">
            <text:p>0,9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2319031" calcext:value-type="float">
            <text:p>2319031</text:p>
          </table:table-cell>
          <table:table-cell table:style-name="ce7" office:value-type="float" office:value="0.94" calcext:value-type="float">
            <text:p>0,94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0.63" calcext:value-type="float">
            <text:p>0,63</text:p>
          </table:table-cell>
          <table:table-cell table:number-columns-repeated="2" table:style-name="ce7" office:value-type="float" office:value="0.66" calcext:value-type="float">
            <text:p>0,66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8" calcext:value-type="float">
            <text:p>0,58</text:p>
          </table:table-cell>
          <table:table-cell table:number-columns-repeated="2" table:style-name="ce9" office:value-type="float" office:value="0.57" calcext:value-type="float">
            <text:p>0,57</text:p>
          </table:table-cell>
          <table:table-cell table:style-name="ce28" table:formula="of:=[data.E126]/([data.C126]*[data.D126])" office:value-type="float" office:value="2.39963969669125" calcext:value-type="float">
            <text:p>2,40</text:p>
          </table:table-cell>
          <table:table-cell table:style-name="ce5" table:formula="of:=[data.B126]/[data.E126]" office:value-type="float" office:value="1.25019458558338" calcext:value-type="float">
            <text:p>1,250</text:p>
          </table:table-cell>
          <table:table-cell table:style-name="ce7" table:formula="of:=AVERAGE([data.F126:.J126])" office:value-type="float" office:value="0.706" calcext:value-type="float">
            <text:p>0,71</text:p>
          </table:table-cell>
          <table:table-cell table:style-name="ce9" table:formula="of:=AVERAGE([data.K126:.O126])" office:value-type="float" office:value="0.57" calcext:value-type="float">
            <text:p>0,57</text:p>
          </table:table-cell>
          <table:table-cell table:style-name="ce12" table:formula="of:=[data.Q126]/[data.Q462]*(LOG([data.R462]*1000)/LOG([data.R126]*1000))" office:value-type="float" office:value="0.882019198536779" calcext:value-type="float">
            <text:p>0,88</text:p>
          </table:table-cell>
          <table:table-cell table:style-name="ce12" table:formula="of:=[data.Q126]/[data.Q462]*(LOG([data.S462]*1000)/LOG([data.S126]*1000))" office:value-type="float" office:value="0.819446943367104" calcext:value-type="float">
            <text:p>0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1879056" calcext:value-type="float">
            <text:p>1879056</text:p>
          </table:table-cell>
          <table:table-cell table:style-name="ce7" office:value-type="float" office:value="0.94" calcext:value-type="float">
            <text:p>0,94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.67" calcext:value-type="float">
            <text:p>0,67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.66" calcext:value-type="float">
            <text:p>0,66</text:p>
          </table:table-cell>
          <table:table-cell table:style-name="ce9" office:value-type="float" office:value="0.61" calcext:value-type="float">
            <text:p>0,61</text:p>
          </table:table-cell>
          <table:table-cell table:number-columns-repeated="2" table:style-name="ce9" office:value-type="float" office:value="0.63" calcext:value-type="float">
            <text:p>0,63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0.63" calcext:value-type="float">
            <text:p>0,63</text:p>
          </table:table-cell>
          <table:table-cell table:style-name="ce28" table:formula="of:=[data.E127]/([data.C127]*[data.D127])" office:value-type="float" office:value="1.89690205452901" calcext:value-type="float">
            <text:p>1,90</text:p>
          </table:table-cell>
          <table:table-cell table:style-name="ce5" table:formula="of:=[data.B127]/[data.E127]" office:value-type="float" office:value="1.58153455777795" calcext:value-type="float">
            <text:p>1,582</text:p>
          </table:table-cell>
          <table:table-cell table:style-name="ce7" table:formula="of:=AVERAGE([data.F127:.J127])" office:value-type="float" office:value="0.714" calcext:value-type="float">
            <text:p>0,71</text:p>
          </table:table-cell>
          <table:table-cell table:style-name="ce9" table:formula="of:=AVERAGE([data.K127:.O127])" office:value-type="float" office:value="0.624" calcext:value-type="float">
            <text:p>0,62</text:p>
          </table:table-cell>
          <table:table-cell table:style-name="ce12" table:formula="of:=[data.Q127]/[data.Q463]*(LOG([data.R463]*1000)/LOG([data.R127]*1000))" office:value-type="float" office:value="0.95253432596703" calcext:value-type="float">
            <text:p>0,95</text:p>
          </table:table-cell>
          <table:table-cell table:style-name="ce12" table:formula="of:=[data.Q127]/[data.Q463]*(LOG([data.S463]*1000)/LOG([data.S127]*1000))" office:value-type="float" office:value="0.864260374003937" calcext:value-type="float">
            <text:p>0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2121508" calcext:value-type="float">
            <text:p>2121508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0.7" calcext:value-type="float">
            <text:p>0,70</text:p>
          </table:table-cell>
          <table:table-cell table:style-name="ce7" office:value-type="float" office:value="0.69" calcext:value-type="float">
            <text:p>0,69</text:p>
          </table:table-cell>
          <table:table-cell table:number-columns-repeated="2" table:style-name="ce7" office:value-type="float" office:value="0.7" calcext:value-type="float">
            <text:p>0,70</text:p>
          </table:table-cell>
          <table:table-cell table:number-columns-repeated="4" table:style-name="ce9" office:value-type="float" office:value="0.6" calcext:value-type="float">
            <text:p>0,60</text:p>
          </table:table-cell>
          <table:table-cell table:style-name="ce9" office:value-type="float" office:value="0.61" calcext:value-type="float">
            <text:p>0,61</text:p>
          </table:table-cell>
          <table:table-cell table:style-name="ce28" table:formula="of:=[data.E128]/([data.C128]*[data.D128])" office:value-type="float" office:value="2.14293737373737" calcext:value-type="float">
            <text:p>2,14</text:p>
          </table:table-cell>
          <table:table-cell table:style-name="ce5" table:formula="of:=[data.B128]/[data.E128]" office:value-type="float" office:value="1.39995512625925" calcext:value-type="float">
            <text:p>1,400</text:p>
          </table:table-cell>
          <table:table-cell table:style-name="ce7" table:formula="of:=AVERAGE([data.F128:.J128])" office:value-type="float" office:value="0.702" calcext:value-type="float">
            <text:p>0,70</text:p>
          </table:table-cell>
          <table:table-cell table:style-name="ce9" table:formula="of:=AVERAGE([data.K128:.O128])" office:value-type="float" office:value="0.602" calcext:value-type="float">
            <text:p>0,60</text:p>
          </table:table-cell>
          <table:table-cell table:style-name="ce12" table:formula="of:=[data.Q128]/[data.Q464]*(LOG([data.R464]*1000)/LOG([data.R128]*1000))" office:value-type="float" office:value="0.824163314593421" calcext:value-type="float">
            <text:p>0,82</text:p>
          </table:table-cell>
          <table:table-cell table:style-name="ce12" table:formula="of:=[data.Q128]/[data.Q464]*(LOG([data.S464]*1000)/LOG([data.S128]*1000))" office:value-type="float" office:value="0.748425937736513" calcext:value-type="float">
            <text:p>0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1135815" calcext:value-type="float">
            <text:p>1135815</text:p>
          </table:table-cell>
          <table:table-cell table:style-name="ce7" office:value-type="float" office:value="0.58" calcext:value-type="float">
            <text:p>0,58</text:p>
          </table:table-cell>
          <table:table-cell table:style-name="ce7" office:value-type="float" office:value="0.55" calcext:value-type="float">
            <text:p>0,55</text:p>
          </table:table-cell>
          <table:table-cell table:style-name="ce7" office:value-type="float" office:value="0.56" calcext:value-type="float">
            <text:p>0,56</text:p>
          </table:table-cell>
          <table:table-cell table:style-name="ce7" office:value-type="float" office:value="0.57" calcext:value-type="float">
            <text:p>0,57</text:p>
          </table:table-cell>
          <table:table-cell table:style-name="ce7" office:value-type="float" office:value="0.56" calcext:value-type="float">
            <text:p>0,56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59" calcext:value-type="float">
            <text:p>0,59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59" calcext:value-type="float">
            <text:p>0,59</text:p>
          </table:table-cell>
          <table:table-cell table:style-name="ce28" table:formula="of:=[data.E129]/([data.C129]*[data.D129])" office:value-type="float" office:value="1.22229480181824" calcext:value-type="float">
            <text:p>1,22</text:p>
          </table:table-cell>
          <table:table-cell table:style-name="ce5" table:formula="of:=[data.B129]/[data.E129]" office:value-type="float" office:value="2.45441379097828" calcext:value-type="float">
            <text:p>2,454</text:p>
          </table:table-cell>
          <table:table-cell table:style-name="ce7" table:formula="of:=AVERAGE([data.F129:.J129])" office:value-type="float" office:value="0.564" calcext:value-type="float">
            <text:p>0,56</text:p>
          </table:table-cell>
          <table:table-cell table:style-name="ce9" table:formula="of:=AVERAGE([data.K129:.O129])" office:value-type="float" office:value="0.592" calcext:value-type="float">
            <text:p>0,59</text:p>
          </table:table-cell>
          <table:table-cell table:style-name="ce12" table:formula="of:=[data.Q129]/[data.Q465]*(LOG([data.R465]*1000)/LOG([data.R129]*1000))" office:value-type="float" office:value="1.02222819158633" calcext:value-type="float">
            <text:p>1,02</text:p>
          </table:table-cell>
          <table:table-cell table:style-name="ce12" table:formula="of:=[data.Q129]/[data.Q465]*(LOG([data.S465]*1000)/LOG([data.S129]*1000))" office:value-type="float" office:value="0.88946840560817" calcext:value-type="float">
            <text:p>0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1737052" calcext:value-type="float">
            <text:p>1737052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0.78" calcext:value-type="float">
            <text:p>0,78</text:p>
          </table:table-cell>
          <table:table-cell table:style-name="ce7" office:value-type="float" office:value="0.74" calcext:value-type="float">
            <text:p>0,74</text:p>
          </table:table-cell>
          <table:table-cell table:style-name="ce7" office:value-type="float" office:value="0.77" calcext:value-type="float">
            <text:p>0,77</text:p>
          </table:table-cell>
          <table:table-cell table:style-name="ce9" office:value-type="float" office:value="0.89" calcext:value-type="float">
            <text:p>0,89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0.89" calcext:value-type="float">
            <text:p>0,89</text:p>
          </table:table-cell>
          <table:table-cell table:style-name="ce9" office:value-type="float" office:value="0.88" calcext:value-type="float">
            <text:p>0,88</text:p>
          </table:table-cell>
          <table:table-cell table:style-name="ce28" table:formula="of:=[data.E130]/([data.C130]*[data.D130])" office:value-type="float" office:value="1.44609723609724" calcext:value-type="float">
            <text:p>1,45</text:p>
          </table:table-cell>
          <table:table-cell table:style-name="ce5" table:formula="of:=[data.B130]/[data.E130]" office:value-type="float" office:value="2.07455850486917" calcext:value-type="float">
            <text:p>2,075</text:p>
          </table:table-cell>
          <table:table-cell table:style-name="ce7" table:formula="of:=AVERAGE([data.F130:.J130])" office:value-type="float" office:value="0.766" calcext:value-type="float">
            <text:p>0,77</text:p>
          </table:table-cell>
          <table:table-cell table:style-name="ce9" table:formula="of:=AVERAGE([data.K130:.O130])" office:value-type="float" office:value="0.882" calcext:value-type="float">
            <text:p>0,88</text:p>
          </table:table-cell>
          <table:table-cell table:style-name="ce12" table:formula="of:=[data.Q130]/[data.Q466]*(LOG([data.R466]*1000)/LOG([data.R130]*1000))" office:value-type="float" office:value="1.10548666151749" calcext:value-type="float">
            <text:p>1,11</text:p>
          </table:table-cell>
          <table:table-cell table:style-name="ce12" table:formula="of:=[data.Q130]/[data.Q466]*(LOG([data.S466]*1000)/LOG([data.S130]*1000))" office:value-type="float" office:value="0.96974601267819" calcext:value-type="float">
            <text:p>0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2175533" calcext:value-type="float">
            <text:p>2175533</text:p>
          </table:table-cell>
          <table:table-cell table:style-name="ce7" office:value-type="float" office:value="1.06" calcext:value-type="float">
            <text:p>1,06</text:p>
          </table:table-cell>
          <table:table-cell table:style-name="ce7" office:value-type="float" office:value="0.78" calcext:value-type="float">
            <text:p>0,78</text:p>
          </table:table-cell>
          <table:table-cell table:style-name="ce7" office:value-type="float" office:value="0.76" calcext:value-type="float">
            <text:p>0,76</text:p>
          </table:table-cell>
          <table:table-cell table:style-name="ce7" office:value-type="float" office:value="0.78" calcext:value-type="float">
            <text:p>0,78</text:p>
          </table:table-cell>
          <table:table-cell table:style-name="ce7" office:value-type="float" office:value="0.79" calcext:value-type="float">
            <text:p>0,79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75" calcext:value-type="float">
            <text:p>0,75</text:p>
          </table:table-cell>
          <table:table-cell table:style-name="ce28" table:formula="of:=[data.E131]/([data.C131]*[data.D131])" office:value-type="float" office:value="1.72064857699657" calcext:value-type="float">
            <text:p>1,72</text:p>
          </table:table-cell>
          <table:table-cell table:style-name="ce5" table:formula="of:=[data.B131]/[data.E131]" office:value-type="float" office:value="1.74353595187938" calcext:value-type="float">
            <text:p>1,744</text:p>
          </table:table-cell>
          <table:table-cell table:style-name="ce7" table:formula="of:=AVERAGE([data.F131:.J131])" office:value-type="float" office:value="0.834" calcext:value-type="float">
            <text:p>0,83</text:p>
          </table:table-cell>
          <table:table-cell table:style-name="ce9" table:formula="of:=AVERAGE([data.K131:.O131])" office:value-type="float" office:value="0.754" calcext:value-type="float">
            <text:p>0,75</text:p>
          </table:table-cell>
          <table:table-cell table:style-name="ce12" table:formula="of:=[data.Q131]/[data.Q467]*(LOG([data.R467]*1000)/LOG([data.R131]*1000))" office:value-type="float" office:value="0.878310993430903" calcext:value-type="float">
            <text:p>0,88</text:p>
          </table:table-cell>
          <table:table-cell table:style-name="ce12" table:formula="of:=[data.Q131]/[data.Q467]*(LOG([data.S467]*1000)/LOG([data.S131]*1000))" office:value-type="float" office:value="0.780697696217867" calcext:value-type="float">
            <text:p>0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393044" calcext:value-type="float">
            <text:p>1393044</text:p>
          </table:table-cell>
          <table:table-cell table:style-name="ce7" office:value-type="float" office:value="0.59" calcext:value-type="float">
            <text:p>0,59</text:p>
          </table:table-cell>
          <table:table-cell table:number-columns-repeated="3" table:style-name="ce7" office:value-type="float" office:value="0.58" calcext:value-type="float">
            <text:p>0,58</text:p>
          </table:table-cell>
          <table:table-cell table:style-name="ce7" office:value-type="float" office:value="0.59" calcext:value-type="float">
            <text:p>0,59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0.57" calcext:value-type="float">
            <text:p>0,57</text:p>
          </table:table-cell>
          <table:table-cell table:number-columns-repeated="2" table:style-name="ce9" office:value-type="float" office:value="0.55" calcext:value-type="float">
            <text:p>0,55</text:p>
          </table:table-cell>
          <table:table-cell table:style-name="ce9" office:value-type="float" office:value="0.54" calcext:value-type="float">
            <text:p>0,54</text:p>
          </table:table-cell>
          <table:table-cell table:style-name="ce28" table:formula="of:=[data.E132]/([data.C132]*[data.D132])" office:value-type="float" office:value="1.45030191979345" calcext:value-type="float">
            <text:p>1,45</text:p>
          </table:table-cell>
          <table:table-cell table:style-name="ce5" table:formula="of:=[data.B132]/[data.E132]" office:value-type="float" office:value="2.06854629143085" calcext:value-type="float">
            <text:p>2,069</text:p>
          </table:table-cell>
          <table:table-cell table:style-name="ce7" table:formula="of:=AVERAGE([data.F132:.J132])" office:value-type="float" office:value="0.584" calcext:value-type="float">
            <text:p>0,58</text:p>
          </table:table-cell>
          <table:table-cell table:style-name="ce9" table:formula="of:=AVERAGE([data.K132:.O132])" office:value-type="float" office:value="0.552" calcext:value-type="float">
            <text:p>0,55</text:p>
          </table:table-cell>
          <table:table-cell table:style-name="ce12" table:formula="of:=[data.Q132]/[data.Q468]*(LOG([data.R468]*1000)/LOG([data.R132]*1000))" office:value-type="float" office:value="0.909794432716123" calcext:value-type="float">
            <text:p>0,91</text:p>
          </table:table-cell>
          <table:table-cell table:style-name="ce12" table:formula="of:=[data.Q132]/[data.Q468]*(LOG([data.S468]*1000)/LOG([data.S132]*1000))" office:value-type="float" office:value="0.787913689715038" calcext:value-type="float">
            <text:p>0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53060" calcext:value-type="float">
            <text:p>1253060</text:p>
          </table:table-cell>
          <table:table-cell table:style-name="ce7" office:value-type="float" office:value="0.6" calcext:value-type="float">
            <text:p>0,60</text:p>
          </table:table-cell>
          <table:table-cell table:style-name="ce7" office:value-type="float" office:value="0.61" calcext:value-type="float">
            <text:p>0,61</text:p>
          </table:table-cell>
          <table:table-cell table:number-columns-repeated="2" table:style-name="ce7" office:value-type="float" office:value="0.6" calcext:value-type="float">
            <text:p>0,60</text:p>
          </table:table-cell>
          <table:table-cell table:style-name="ce7" office:value-type="float" office:value="0.59" calcext:value-type="float">
            <text:p>0,59</text:p>
          </table:table-cell>
          <table:table-cell table:style-name="ce9" office:value-type="float" office:value="0.65" calcext:value-type="float">
            <text:p>0,65</text:p>
          </table:table-cell>
          <table:table-cell table:number-columns-repeated="3" table:style-name="ce9" office:value-type="float" office:value="0.66" calcext:value-type="float">
            <text:p>0,66</text:p>
          </table:table-cell>
          <table:table-cell table:style-name="ce9" office:value-type="float" office:value="0.68" calcext:value-type="float">
            <text:p>0,68</text:p>
          </table:table-cell>
          <table:table-cell table:style-name="ce28" table:formula="of:=[data.E133]/([data.C133]*[data.D133])" office:value-type="float" office:value="1.286974348019" calcext:value-type="float">
            <text:p>1,29</text:p>
          </table:table-cell>
          <table:table-cell table:style-name="ce5" table:formula="of:=[data.B133]/[data.E133]" office:value-type="float" office:value="2.33106156129794" calcext:value-type="float">
            <text:p>2,331</text:p>
          </table:table-cell>
          <table:table-cell table:style-name="ce7" table:formula="of:=AVERAGE([data.F133:.J133])" office:value-type="float" office:value="0.6" calcext:value-type="float">
            <text:p>0,60</text:p>
          </table:table-cell>
          <table:table-cell table:style-name="ce9" table:formula="of:=AVERAGE([data.K133:.O133])" office:value-type="float" office:value="0.662" calcext:value-type="float">
            <text:p>0,66</text:p>
          </table:table-cell>
          <table:table-cell table:style-name="ce12" table:formula="of:=[data.Q133]/[data.Q469]*(LOG([data.R469]*1000)/LOG([data.R133]*1000))" office:value-type="float" office:value="0.938013417812364" calcext:value-type="float">
            <text:p>0,94</text:p>
          </table:table-cell>
          <table:table-cell table:style-name="ce12" table:formula="of:=[data.Q133]/[data.Q469]*(LOG([data.S469]*1000)/LOG([data.S133]*1000))" office:value-type="float" office:value="0.802705281524654" calcext:value-type="float">
            <text:p>0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476007" calcext:value-type="float">
            <text:p>1476007</text:p>
          </table:table-cell>
          <table:table-cell table:style-name="ce7" office:value-type="float" office:value="0.69" calcext:value-type="float">
            <text:p>0,69</text:p>
          </table:table-cell>
          <table:table-cell table:number-columns-repeated="3" table:style-name="ce7" office:value-type="float" office:value="0.67" calcext:value-type="float">
            <text:p>0,67</text:p>
          </table:table-cell>
          <table:table-cell table:style-name="ce7" office:value-type="float" office:value="0.68" calcext:value-type="float">
            <text:p>0,68</text:p>
          </table:table-cell>
          <table:table-cell table:number-columns-repeated="3" table:style-name="ce9" office:value-type="float" office:value="0.63" calcext:value-type="float">
            <text:p>0,63</text:p>
          </table:table-cell>
          <table:table-cell table:style-name="ce9" office:value-type="float" office:value="0.64" calcext:value-type="float">
            <text:p>0,64</text:p>
          </table:table-cell>
          <table:table-cell table:style-name="ce9" office:value-type="float" office:value="0.63" calcext:value-type="float">
            <text:p>0,63</text:p>
          </table:table-cell>
          <table:table-cell table:style-name="ce28" table:formula="of:=[data.E134]/([data.C134]*[data.D134])" office:value-type="float" office:value="1.51595545823542" calcext:value-type="float">
            <text:p>1,52</text:p>
          </table:table-cell>
          <table:table-cell table:style-name="ce5" table:formula="of:=[data.B134]/[data.E134]" office:value-type="float" office:value="1.97896080438643" calcext:value-type="float">
            <text:p>1,979</text:p>
          </table:table-cell>
          <table:table-cell table:style-name="ce7" table:formula="of:=AVERAGE([data.F134:.J134])" office:value-type="float" office:value="0.676" calcext:value-type="float">
            <text:p>0,68</text:p>
          </table:table-cell>
          <table:table-cell table:style-name="ce9" table:formula="of:=AVERAGE([data.K134:.O134])" office:value-type="float" office:value="0.632" calcext:value-type="float">
            <text:p>0,63</text:p>
          </table:table-cell>
          <table:table-cell table:style-name="ce12" table:formula="of:=[data.Q134]/[data.Q470]*(LOG([data.R470]*1000)/LOG([data.R134]*1000))" office:value-type="float" office:value="0.958041103978514" calcext:value-type="float">
            <text:p>0,96</text:p>
          </table:table-cell>
          <table:table-cell table:style-name="ce12" table:formula="of:=[data.Q134]/[data.Q470]*(LOG([data.S470]*1000)/LOG([data.S134]*1000))" office:value-type="float" office:value="0.849622071412135" calcext:value-type="float">
            <text:p>0,8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2060549" calcext:value-type="float">
            <text:p>2060549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.63" calcext:value-type="float">
            <text:p>0,63</text:p>
          </table:table-cell>
          <table:table-cell table:style-name="ce7" office:value-type="float" office:value="0.61" calcext:value-type="float">
            <text:p>0,61</text:p>
          </table:table-cell>
          <table:table-cell table:number-columns-repeated="2" table:style-name="ce7" office:value-type="float" office:value="0.62" calcext:value-type="float">
            <text:p>0,62</text:p>
          </table:table-cell>
          <table:table-cell table:number-columns-repeated="2" table:style-name="ce9" office:value-type="float" office:value="0.53" calcext:value-type="float">
            <text:p>0,53</text:p>
          </table:table-cell>
          <table:table-cell table:style-name="ce9" office:value-type="float" office:value="0.55" calcext:value-type="float">
            <text:p>0,55</text:p>
          </table:table-cell>
          <table:table-cell table:number-columns-repeated="2" table:style-name="ce9" office:value-type="float" office:value="0.53" calcext:value-type="float">
            <text:p>0,53</text:p>
          </table:table-cell>
          <table:table-cell table:style-name="ce28" table:formula="of:=[data.E135]/([data.C135]*[data.D135])" office:value-type="float" office:value="2.18296995508094" calcext:value-type="float">
            <text:p>2,18</text:p>
          </table:table-cell>
          <table:table-cell table:style-name="ce5" table:formula="of:=[data.B135]/[data.E135]" office:value-type="float" office:value="1.37428229078755" calcext:value-type="float">
            <text:p>1,374</text:p>
          </table:table-cell>
          <table:table-cell table:style-name="ce7" table:formula="of:=AVERAGE([data.F135:.J135])" office:value-type="float" office:value="0.626" calcext:value-type="float">
            <text:p>0,63</text:p>
          </table:table-cell>
          <table:table-cell table:style-name="ce9" table:formula="of:=AVERAGE([data.K135:.O135])" office:value-type="float" office:value="0.534" calcext:value-type="float">
            <text:p>0,53</text:p>
          </table:table-cell>
          <table:table-cell table:style-name="ce12" table:formula="of:=[data.Q135]/[data.Q471]*(LOG([data.R471]*1000)/LOG([data.R135]*1000))" office:value-type="float" office:value="0.886093225162033" calcext:value-type="float">
            <text:p>0,89</text:p>
          </table:table-cell>
          <table:table-cell table:style-name="ce12" table:formula="of:=[data.Q135]/[data.Q471]*(LOG([data.S471]*1000)/LOG([data.S135]*1000))" office:value-type="float" office:value="0.814652075981016" calcext:value-type="float">
            <text:p>0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58328" calcext:value-type="float">
            <text:p>1558328</text:p>
          </table:table-cell>
          <table:table-cell table:style-name="ce7" office:value-type="float" office:value="0.7" calcext:value-type="float">
            <text:p>0,70</text:p>
          </table:table-cell>
          <table:table-cell table:number-columns-repeated="4" table:style-name="ce7" office:value-type="float" office:value="0.69" calcext:value-type="float">
            <text:p>0,69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82" calcext:value-type="float">
            <text:p>0,82</text:p>
          </table:table-cell>
          <table:table-cell table:style-name="ce9" office:value-type="float" office:value="0.8" calcext:value-type="float">
            <text:p>0,80</text:p>
          </table:table-cell>
          <table:table-cell table:style-name="ce28" table:formula="of:=[data.E136]/([data.C136]*[data.D136])" office:value-type="float" office:value="1.39168238454504" calcext:value-type="float">
            <text:p>1,39</text:p>
          </table:table-cell>
          <table:table-cell table:style-name="ce5" table:formula="of:=[data.B136]/[data.E136]" office:value-type="float" office:value="2.15567454348507" calcext:value-type="float">
            <text:p>2,156</text:p>
          </table:table-cell>
          <table:table-cell table:style-name="ce7" table:formula="of:=AVERAGE([data.F136:.J136])" office:value-type="float" office:value="0.692" calcext:value-type="float">
            <text:p>0,69</text:p>
          </table:table-cell>
          <table:table-cell table:style-name="ce9" table:formula="of:=AVERAGE([data.K136:.O136])" office:value-type="float" office:value="0.794" calcext:value-type="float">
            <text:p>0,79</text:p>
          </table:table-cell>
          <table:table-cell table:style-name="ce12" table:formula="of:=[data.Q136]/[data.Q472]*(LOG([data.R472]*1000)/LOG([data.R136]*1000))" office:value-type="float" office:value="1.10376689991821" calcext:value-type="float">
            <text:p>1,10</text:p>
          </table:table-cell>
          <table:table-cell table:style-name="ce12" table:formula="of:=[data.Q136]/[data.Q472]*(LOG([data.S472]*1000)/LOG([data.S136]*1000))" office:value-type="float" office:value="0.9902378146462" calcext:value-type="float">
            <text:p>0,9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2492747" calcext:value-type="float">
            <text:p>2492747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0.8" calcext:value-type="float">
            <text:p>0,80</text:p>
          </table:table-cell>
          <table:table-cell table:number-columns-repeated="2" table:style-name="ce7" office:value-type="float" office:value="0.79" calcext:value-type="float">
            <text:p>0,79</text:p>
          </table:table-cell>
          <table:table-cell table:style-name="ce7" office:value-type="float" office:value="0.78" calcext:value-type="float">
            <text:p>0,78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8" calcext:value-type="float">
            <text:p>0,78</text:p>
          </table:table-cell>
          <table:table-cell table:number-columns-repeated="2" table:style-name="ce9" office:value-type="float" office:value="0.77" calcext:value-type="float">
            <text:p>0,77</text:p>
          </table:table-cell>
          <table:table-cell table:style-name="ce9" office:value-type="float" office:value="0.78" calcext:value-type="float">
            <text:p>0,78</text:p>
          </table:table-cell>
          <table:table-cell table:style-name="ce28" table:formula="of:=[data.E137]/([data.C137]*[data.D137])" office:value-type="float" office:value="1.93944625640323" calcext:value-type="float">
            <text:p>1,94</text:p>
          </table:table-cell>
          <table:table-cell table:style-name="ce5" table:formula="of:=[data.B137]/[data.E137]" office:value-type="float" office:value="1.54683969131244" calcext:value-type="float">
            <text:p>1,547</text:p>
          </table:table-cell>
          <table:table-cell table:style-name="ce7" table:formula="of:=AVERAGE([data.F137:.J137])" office:value-type="float" office:value="0.79" calcext:value-type="float">
            <text:p>0,79</text:p>
          </table:table-cell>
          <table:table-cell table:style-name="ce9" table:formula="of:=AVERAGE([data.K137:.O137])" office:value-type="float" office:value="0.778" calcext:value-type="float">
            <text:p>0,78</text:p>
          </table:table-cell>
          <table:table-cell table:style-name="ce12" table:formula="of:=[data.Q137]/[data.Q473]*(LOG([data.R473]*1000)/LOG([data.R137]*1000))" office:value-type="float" office:value="0.894077187780481" calcext:value-type="float">
            <text:p>0,89</text:p>
          </table:table-cell>
          <table:table-cell table:style-name="ce12" table:formula="of:=[data.Q137]/[data.Q473]*(LOG([data.S473]*1000)/LOG([data.S137]*1000))" office:value-type="float" office:value="0.768570185170595" calcext:value-type="float">
            <text:p>0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1648219" calcext:value-type="float">
            <text:p>1648219</text:p>
          </table:table-cell>
          <table:table-cell table:style-name="ce7" office:value-type="float" office:value="0.7" calcext:value-type="float">
            <text:p>0,70</text:p>
          </table:table-cell>
          <table:table-cell table:number-columns-repeated="2" table:style-name="ce7" office:value-type="float" office:value="0.67" calcext:value-type="float">
            <text:p>0,67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office:value-type="float" office:value="0.67" calcext:value-type="float">
            <text:p>0,67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67" calcext:value-type="float">
            <text:p>0,67</text:p>
          </table:table-cell>
          <table:table-cell table:number-columns-repeated="2" table:style-name="ce9" office:value-type="float" office:value="0.68" calcext:value-type="float">
            <text:p>0,68</text:p>
          </table:table-cell>
          <table:table-cell table:style-name="ce9" office:value-type="float" office:value="0.64" calcext:value-type="float">
            <text:p>0,64</text:p>
          </table:table-cell>
          <table:table-cell table:style-name="ce28" table:formula="of:=[data.E138]/([data.C138]*[data.D138])" office:value-type="float" office:value="1.46784963664862" calcext:value-type="float">
            <text:p>1,47</text:p>
          </table:table-cell>
          <table:table-cell table:style-name="ce5" table:formula="of:=[data.B138]/[data.E138]" office:value-type="float" office:value="2.04381577933515" calcext:value-type="float">
            <text:p>2,044</text:p>
          </table:table-cell>
          <table:table-cell table:style-name="ce7" table:formula="of:=AVERAGE([data.F138:.J138])" office:value-type="float" office:value="0.68" calcext:value-type="float">
            <text:p>0,68</text:p>
          </table:table-cell>
          <table:table-cell table:style-name="ce9" table:formula="of:=AVERAGE([data.K138:.O138])" office:value-type="float" office:value="0.672" calcext:value-type="float">
            <text:p>0,67</text:p>
          </table:table-cell>
          <table:table-cell table:style-name="ce12" table:formula="of:=[data.Q138]/[data.Q474]*(LOG([data.R474]*1000)/LOG([data.R138]*1000))" office:value-type="float" office:value="1.02518403017359" calcext:value-type="float">
            <text:p>1,03</text:p>
          </table:table-cell>
          <table:table-cell table:style-name="ce12" table:formula="of:=[data.Q138]/[data.Q474]*(LOG([data.S474]*1000)/LOG([data.S138]*1000))" office:value-type="float" office:value="0.866993713400075" calcext:value-type="float">
            <text:p>0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687636" calcext:value-type="float">
            <text:p>1687636</text:p>
          </table:table-cell>
          <table:table-cell table:style-name="ce7" office:value-type="float" office:value="1.07" calcext:value-type="float">
            <text:p>1,07</text:p>
          </table:table-cell>
          <table:table-cell table:number-columns-repeated="2" table:style-name="ce7" office:value-type="float" office:value="0.62" calcext:value-type="float">
            <text:p>0,62</text:p>
          </table:table-cell>
          <table:table-cell table:number-columns-repeated="2" table:style-name="ce7" office:value-type="float" office:value="0.61" calcext:value-type="float">
            <text:p>0,61</text:p>
          </table:table-cell>
          <table:table-cell table:number-columns-repeated="4" table:style-name="ce9" office:value-type="float" office:value="0.57" calcext:value-type="float">
            <text:p>0,57</text:p>
          </table:table-cell>
          <table:table-cell table:style-name="ce9" office:value-type="float" office:value="0.59" calcext:value-type="float">
            <text:p>0,59</text:p>
          </table:table-cell>
          <table:table-cell table:style-name="ce28" table:formula="of:=[data.E139]/([data.C139]*[data.D139])" office:value-type="float" office:value="1.81769576756049" calcext:value-type="float">
            <text:p>1,82</text:p>
          </table:table-cell>
          <table:table-cell table:style-name="ce5" table:formula="of:=[data.B139]/[data.E139]" office:value-type="float" office:value="1.65045068960368" calcext:value-type="float">
            <text:p>1,650</text:p>
          </table:table-cell>
          <table:table-cell table:style-name="ce7" table:formula="of:=AVERAGE([data.F139:.J139])" office:value-type="float" office:value="0.706" calcext:value-type="float">
            <text:p>0,71</text:p>
          </table:table-cell>
          <table:table-cell table:style-name="ce9" table:formula="of:=AVERAGE([data.K139:.O139])" office:value-type="float" office:value="0.574" calcext:value-type="float">
            <text:p>0,57</text:p>
          </table:table-cell>
          <table:table-cell table:style-name="ce12" table:formula="of:=[data.Q139]/[data.Q475]*(LOG([data.R475]*1000)/LOG([data.R139]*1000))" office:value-type="float" office:value="0.846367976383167" calcext:value-type="float">
            <text:p>0,85</text:p>
          </table:table-cell>
          <table:table-cell table:style-name="ce12" table:formula="of:=[data.Q139]/[data.Q475]*(LOG([data.S475]*1000)/LOG([data.S139]*1000))" office:value-type="float" office:value="0.776702790209651" calcext:value-type="float">
            <text:p>0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366566" calcext:value-type="float">
            <text:p>2366566</text:p>
          </table:table-cell>
          <table:table-cell table:style-name="ce7" office:value-type="float" office:value="1.08" calcext:value-type="float">
            <text:p>1,08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0.8" calcext:value-type="float">
            <text:p>0,80</text:p>
          </table:table-cell>
          <table:table-cell table:number-columns-repeated="2" table:style-name="ce9" office:value-type="float" office:value="0.82" calcext:value-type="float">
            <text:p>0,82</text:p>
          </table:table-cell>
          <table:table-cell table:style-name="ce9" office:value-type="float" office:value="0.86" calcext:value-type="float">
            <text:p>0,86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0.81" calcext:value-type="float">
            <text:p>0,81</text:p>
          </table:table-cell>
          <table:table-cell table:style-name="ce28" table:formula="of:=[data.E140]/([data.C140]*[data.D140])" office:value-type="float" office:value="1.80213127587184" calcext:value-type="float">
            <text:p>1,80</text:p>
          </table:table-cell>
          <table:table-cell table:style-name="ce5" table:formula="of:=[data.B140]/[data.E140]" office:value-type="float" office:value="1.66470235776226" calcext:value-type="float">
            <text:p>1,665</text:p>
          </table:table-cell>
          <table:table-cell table:style-name="ce7" table:formula="of:=AVERAGE([data.F140:.J140])" office:value-type="float" office:value="0.854" calcext:value-type="float">
            <text:p>0,85</text:p>
          </table:table-cell>
          <table:table-cell table:style-name="ce9" table:formula="of:=AVERAGE([data.K140:.O140])" office:value-type="float" office:value="0.832" calcext:value-type="float">
            <text:p>0,83</text:p>
          </table:table-cell>
          <table:table-cell table:style-name="ce12" table:formula="of:=[data.Q140]/[data.Q476]*(LOG([data.R476]*1000)/LOG([data.R140]*1000))" office:value-type="float" office:value="0.916218823045687" calcext:value-type="float">
            <text:p>0,92</text:p>
          </table:table-cell>
          <table:table-cell table:style-name="ce12" table:formula="of:=[data.Q140]/[data.Q476]*(LOG([data.S476]*1000)/LOG([data.S140]*1000))" office:value-type="float" office:value="0.803654557070624" calcext:value-type="float">
            <text:p>0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2075603" calcext:value-type="float">
            <text:p>2075603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office:value-type="float" office:value="0.79" calcext:value-type="float">
            <text:p>0,79</text:p>
          </table:table-cell>
          <table:table-cell table:number-columns-repeated="2" table:style-name="ce7" office:value-type="float" office:value="0.78" calcext:value-type="float">
            <text:p>0,78</text:p>
          </table:table-cell>
          <table:table-cell table:style-name="ce7" office:value-type="float" office:value="0.79" calcext:value-type="float">
            <text:p>0,79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0.67" calcext:value-type="float">
            <text:p>0,67</text:p>
          </table:table-cell>
          <table:table-cell table:style-name="ce28" table:formula="of:=[data.E141]/([data.C141]*[data.D141])" office:value-type="float" office:value="1.85746259306987" calcext:value-type="float">
            <text:p>1,86</text:p>
          </table:table-cell>
          <table:table-cell table:style-name="ce5" table:formula="of:=[data.B141]/[data.E141]" office:value-type="float" office:value="1.61511425836251" calcext:value-type="float">
            <text:p>1,615</text:p>
          </table:table-cell>
          <table:table-cell table:style-name="ce7" table:formula="of:=AVERAGE([data.F141:.J141])" office:value-type="float" office:value="0.838" calcext:value-type="float">
            <text:p>0,84</text:p>
          </table:table-cell>
          <table:table-cell table:style-name="ce9" table:formula="of:=AVERAGE([data.K141:.O141])" office:value-type="float" office:value="0.672" calcext:value-type="float">
            <text:p>0,67</text:p>
          </table:table-cell>
          <table:table-cell table:style-name="ce12" table:formula="of:=[data.Q141]/[data.Q477]*(LOG([data.R477]*1000)/LOG([data.R141]*1000))" office:value-type="float" office:value="0.938913084181461" calcext:value-type="float">
            <text:p>0,94</text:p>
          </table:table-cell>
          <table:table-cell table:style-name="ce12" table:formula="of:=[data.Q141]/[data.Q477]*(LOG([data.S477]*1000)/LOG([data.S141]*1000))" office:value-type="float" office:value="0.87139261597412" calcext:value-type="float">
            <text:p>0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966766" calcext:value-type="float">
            <text:p>2966766</text:p>
          </table:table-cell>
          <table:table-cell table:style-name="ce7" office:value-type="float" office:value="0.83" calcext:value-type="float">
            <text:p>0,83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0.82" calcext:value-type="float">
            <text:p>0,82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0.82" calcext:value-type="float">
            <text:p>0,82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82" calcext:value-type="float">
            <text:p>0,82</text:p>
          </table:table-cell>
          <table:table-cell table:number-columns-repeated="2" table:style-name="ce9" office:value-type="float" office:value="0.78" calcext:value-type="float">
            <text:p>0,78</text:p>
          </table:table-cell>
          <table:table-cell table:style-name="ce9" office:value-type="float" office:value="0.82" calcext:value-type="float">
            <text:p>0,82</text:p>
          </table:table-cell>
          <table:table-cell table:style-name="ce28" table:formula="of:=[data.E142]/([data.C142]*[data.D142])" office:value-type="float" office:value="2.26886356684001" calcext:value-type="float">
            <text:p>2,27</text:p>
          </table:table-cell>
          <table:table-cell table:style-name="ce5" table:formula="of:=[data.B142]/[data.E142]" office:value-type="float" office:value="1.32225325489102" calcext:value-type="float">
            <text:p>1,322</text:p>
          </table:table-cell>
          <table:table-cell table:style-name="ce7" table:formula="of:=AVERAGE([data.F142:.J142])" office:value-type="float" office:value="0.818" calcext:value-type="float">
            <text:p>0,82</text:p>
          </table:table-cell>
          <table:table-cell table:style-name="ce9" table:formula="of:=AVERAGE([data.K142:.O142])" office:value-type="float" office:value="0.798" calcext:value-type="float">
            <text:p>0,80</text:p>
          </table:table-cell>
          <table:table-cell table:style-name="ce12" table:formula="of:=[data.Q142]/[data.Q478]*(LOG([data.R478]*1000)/LOG([data.R142]*1000))" office:value-type="float" office:value="0.868831529117326" calcext:value-type="float">
            <text:p>0,87</text:p>
          </table:table-cell>
          <table:table-cell table:style-name="ce12" table:formula="of:=[data.Q142]/[data.Q478]*(LOG([data.S478]*1000)/LOG([data.S142]*1000))" office:value-type="float" office:value="0.768763506708564" calcext:value-type="float">
            <text:p>0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895573" calcext:value-type="float">
            <text:p>1895573</text:p>
          </table:table-cell>
          <table:table-cell table:style-name="ce7" office:value-type="float" office:value="0.8" calcext:value-type="float">
            <text:p>0,80</text:p>
          </table:table-cell>
          <table:table-cell table:number-columns-repeated="2" table:style-name="ce7" office:value-type="float" office:value="0.75" calcext:value-type="float">
            <text:p>0,75</text:p>
          </table:table-cell>
          <table:table-cell table:number-columns-repeated="2" table:style-name="ce7" office:value-type="float" office:value="0.76" calcext:value-type="float">
            <text:p>0,76</text:p>
          </table:table-cell>
          <table:table-cell table:style-name="ce9" office:value-type="float" office:value="0.79" calcext:value-type="float">
            <text:p>0,79</text:p>
          </table:table-cell>
          <table:table-cell table:number-columns-repeated="3" table:style-name="ce9" office:value-type="float" office:value="0.77" calcext:value-type="float">
            <text:p>0,77</text:p>
          </table:table-cell>
          <table:table-cell table:style-name="ce9" office:value-type="float" office:value="0.78" calcext:value-type="float">
            <text:p>0,78</text:p>
          </table:table-cell>
          <table:table-cell table:style-name="ce28" table:formula="of:=[data.E143]/([data.C143]*[data.D143])" office:value-type="float" office:value="1.47556747415618" calcext:value-type="float">
            <text:p>1,48</text:p>
          </table:table-cell>
          <table:table-cell table:style-name="ce5" table:formula="of:=[data.B143]/[data.E143]" office:value-type="float" office:value="2.03312507616431" calcext:value-type="float">
            <text:p>2,033</text:p>
          </table:table-cell>
          <table:table-cell table:style-name="ce7" table:formula="of:=AVERAGE([data.F143:.J143])" office:value-type="float" office:value="0.764" calcext:value-type="float">
            <text:p>0,76</text:p>
          </table:table-cell>
          <table:table-cell table:style-name="ce9" table:formula="of:=AVERAGE([data.K143:.O143])" office:value-type="float" office:value="0.776" calcext:value-type="float">
            <text:p>0,78</text:p>
          </table:table-cell>
          <table:table-cell table:style-name="ce12" table:formula="of:=[data.Q143]/[data.Q479]*(LOG([data.R479]*1000)/LOG([data.R143]*1000))" office:value-type="float" office:value="0.921942630223216" calcext:value-type="float">
            <text:p>0,92</text:p>
          </table:table-cell>
          <table:table-cell table:style-name="ce12" table:formula="of:=[data.Q143]/[data.Q479]*(LOG([data.S479]*1000)/LOG([data.S143]*1000))" office:value-type="float" office:value="0.749877053980165" calcext:value-type="float">
            <text:p>0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2079818" calcext:value-type="float">
            <text:p>2079818</text:p>
          </table:table-cell>
          <table:table-cell table:style-name="ce7" office:value-type="float" office:value="0.74" calcext:value-type="float">
            <text:p>0,74</text:p>
          </table:table-cell>
          <table:table-cell table:style-name="ce7" office:value-type="float" office:value="0.73" calcext:value-type="float">
            <text:p>0,73</text:p>
          </table:table-cell>
          <table:table-cell table:number-columns-repeated="2" table:style-name="ce7" office:value-type="float" office:value="0.74" calcext:value-type="float">
            <text:p>0,74</text:p>
          </table:table-cell>
          <table:table-cell table:style-name="ce7" office:value-type="float" office:value="0.75" calcext:value-type="float">
            <text:p>0,75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67" calcext:value-type="float">
            <text:p>0,67</text:p>
          </table:table-cell>
          <table:table-cell table:style-name="ce28" table:formula="of:=[data.E144]/([data.C144]*[data.D144])" office:value-type="float" office:value="1.91829028485414" calcext:value-type="float">
            <text:p>1,92</text:p>
          </table:table-cell>
          <table:table-cell table:style-name="ce5" table:formula="of:=[data.B144]/[data.E144]" office:value-type="float" office:value="1.56390030281496" calcext:value-type="float">
            <text:p>1,564</text:p>
          </table:table-cell>
          <table:table-cell table:style-name="ce7" table:formula="of:=AVERAGE([data.F144:.J144])" office:value-type="float" office:value="0.74" calcext:value-type="float">
            <text:p>0,74</text:p>
          </table:table-cell>
          <table:table-cell table:style-name="ce9" table:formula="of:=AVERAGE([data.K144:.O144])" office:value-type="float" office:value="0.678" calcext:value-type="float">
            <text:p>0,68</text:p>
          </table:table-cell>
          <table:table-cell table:style-name="ce12" table:formula="of:=[data.Q144]/[data.Q480]*(LOG([data.R480]*1000)/LOG([data.R144]*1000))" office:value-type="float" office:value="0.895032626952977" calcext:value-type="float">
            <text:p>0,90</text:p>
          </table:table-cell>
          <table:table-cell table:style-name="ce12" table:formula="of:=[data.Q144]/[data.Q480]*(LOG([data.S480]*1000)/LOG([data.S144]*1000))" office:value-type="float" office:value="0.810947482330871" calcext:value-type="float">
            <text:p>0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405216" calcext:value-type="float">
            <text:p>2405216</text:p>
          </table:table-cell>
          <table:table-cell table:style-name="ce7" office:value-type="float" office:value="1.06" calcext:value-type="float">
            <text:p>1,06</text:p>
          </table:table-cell>
          <table:table-cell table:style-name="ce7" office:value-type="float" office:value="0.82" calcext:value-type="float">
            <text:p>0,82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0.8" calcext:value-type="float">
            <text:p>0,80</text:p>
          </table:table-cell>
          <table:table-cell table:style-name="ce9" office:value-type="float" office:value="0.78" calcext:value-type="float">
            <text:p>0,78</text:p>
          </table:table-cell>
          <table:table-cell table:number-columns-repeated="2" table:style-name="ce9" office:value-type="float" office:value="0.79" calcext:value-type="float">
            <text:p>0,79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81" calcext:value-type="float">
            <text:p>0,81</text:p>
          </table:table-cell>
          <table:table-cell table:style-name="ce28" table:formula="of:=[data.E145]/([data.C145]*[data.D145])" office:value-type="float" office:value="1.83025300119317" calcext:value-type="float">
            <text:p>1,83</text:p>
          </table:table-cell>
          <table:table-cell table:style-name="ce5" table:formula="of:=[data.B145]/[data.E145]" office:value-type="float" office:value="1.63912430318109" calcext:value-type="float">
            <text:p>1,639</text:p>
          </table:table-cell>
          <table:table-cell table:style-name="ce7" table:formula="of:=AVERAGE([data.F145:.J145])" office:value-type="float" office:value="0.856" calcext:value-type="float">
            <text:p>0,86</text:p>
          </table:table-cell>
          <table:table-cell table:style-name="ce9" table:formula="of:=AVERAGE([data.K145:.O145])" office:value-type="float" office:value="0.79" calcext:value-type="float">
            <text:p>0,79</text:p>
          </table:table-cell>
          <table:table-cell table:style-name="ce12" table:formula="of:=[data.Q145]/[data.Q481]*(LOG([data.R481]*1000)/LOG([data.R145]*1000))" office:value-type="float" office:value="0.930195990746405" calcext:value-type="float">
            <text:p>0,93</text:p>
          </table:table-cell>
          <table:table-cell table:style-name="ce12" table:formula="of:=[data.Q145]/[data.Q481]*(LOG([data.S481]*1000)/LOG([data.S145]*1000))" office:value-type="float" office:value="0.838442299070847" calcext:value-type="float">
            <text:p>0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635067" calcext:value-type="float">
            <text:p>1635067</text:p>
          </table:table-cell>
          <table:table-cell table:style-name="ce7" office:value-type="float" office:value="0.88" calcext:value-type="float">
            <text:p>0,88</text:p>
          </table:table-cell>
          <table:table-cell table:style-name="ce7" office:value-type="float" office:value="0.63" calcext:value-type="float">
            <text:p>0,63</text:p>
          </table:table-cell>
          <table:table-cell table:style-name="ce7" office:value-type="float" office:value="0.61" calcext:value-type="float">
            <text:p>0,61</text:p>
          </table:table-cell>
          <table:table-cell table:style-name="ce7" office:value-type="float" office:value="0.63" calcext:value-type="float">
            <text:p>0,63</text:p>
          </table:table-cell>
          <table:table-cell table:style-name="ce7" office:value-type="float" office:value="0.61" calcext:value-type="float">
            <text:p>0,61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0.61" calcext:value-type="float">
            <text:p>0,61</text:p>
          </table:table-cell>
          <table:table-cell table:number-columns-repeated="2" table:style-name="ce9" office:value-type="float" office:value="0.62" calcext:value-type="float">
            <text:p>0,62</text:p>
          </table:table-cell>
          <table:table-cell table:style-name="ce9" office:value-type="float" office:value="0.61" calcext:value-type="float">
            <text:p>0,61</text:p>
          </table:table-cell>
          <table:table-cell table:style-name="ce28" table:formula="of:=[data.E146]/([data.C146]*[data.D146])" office:value-type="float" office:value="1.71003493139224" calcext:value-type="float">
            <text:p>1,71</text:p>
          </table:table-cell>
          <table:table-cell table:style-name="ce5" table:formula="of:=[data.B146]/[data.E146]" office:value-type="float" office:value="1.75435991308001" calcext:value-type="float">
            <text:p>1,754</text:p>
          </table:table-cell>
          <table:table-cell table:style-name="ce7" table:formula="of:=AVERAGE([data.F146:.J146])" office:value-type="float" office:value="0.672" calcext:value-type="float">
            <text:p>0,67</text:p>
          </table:table-cell>
          <table:table-cell table:style-name="ce9" table:formula="of:=AVERAGE([data.K146:.O146])" office:value-type="float" office:value="0.616" calcext:value-type="float">
            <text:p>0,62</text:p>
          </table:table-cell>
          <table:table-cell table:style-name="ce12" table:formula="of:=[data.Q146]/[data.Q482]*(LOG([data.R482]*1000)/LOG([data.R146]*1000))" office:value-type="float" office:value="0.892215361021927" calcext:value-type="float">
            <text:p>0,89</text:p>
          </table:table-cell>
          <table:table-cell table:style-name="ce12" table:formula="of:=[data.Q146]/[data.Q482]*(LOG([data.S482]*1000)/LOG([data.S146]*1000))" office:value-type="float" office:value="0.808893386253819" calcext:value-type="float">
            <text:p>0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631467" calcext:value-type="float">
            <text:p>1631467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office:value-type="float" office:value="0.7" calcext:value-type="float">
            <text:p>0,70</text:p>
          </table:table-cell>
          <table:table-cell table:number-columns-repeated="3" table:style-name="ce7" office:value-type="float" office:value="0.67" calcext:value-type="float">
            <text:p>0,67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3" calcext:value-type="float">
            <text:p>0,73</text:p>
          </table:table-cell>
          <table:table-cell table:number-columns-repeated="2" table:style-name="ce9" office:value-type="float" office:value="0.74" calcext:value-type="float">
            <text:p>0,74</text:p>
          </table:table-cell>
          <table:table-cell table:style-name="ce28" table:formula="of:=[data.E147]/([data.C147]*[data.D147])" office:value-type="float" office:value="1.45632368798783" calcext:value-type="float">
            <text:p>1,46</text:p>
          </table:table-cell>
          <table:table-cell table:style-name="ce5" table:formula="of:=[data.B147]/[data.E147]" office:value-type="float" office:value="2.05999140650715" calcext:value-type="float">
            <text:p>2,060</text:p>
          </table:table-cell>
          <table:table-cell table:style-name="ce7" table:formula="of:=AVERAGE([data.F147:.J147])" office:value-type="float" office:value="0.68" calcext:value-type="float">
            <text:p>0,68</text:p>
          </table:table-cell>
          <table:table-cell table:style-name="ce9" table:formula="of:=AVERAGE([data.K147:.O147])" office:value-type="float" office:value="0.738" calcext:value-type="float">
            <text:p>0,74</text:p>
          </table:table-cell>
          <table:table-cell table:style-name="ce12" table:formula="of:=[data.Q147]/[data.Q483]*(LOG([data.R483]*1000)/LOG([data.R147]*1000))" office:value-type="float" office:value="0.973111052461574" calcext:value-type="float">
            <text:p>0,97</text:p>
          </table:table-cell>
          <table:table-cell table:style-name="ce12" table:formula="of:=[data.Q147]/[data.Q483]*(LOG([data.S483]*1000)/LOG([data.S147]*1000))" office:value-type="float" office:value="0.844830012509286" calcext:value-type="float">
            <text:p>0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742152" calcext:value-type="float">
            <text:p>1742152</text:p>
          </table:table-cell>
          <table:table-cell table:style-name="ce7" office:value-type="float" office:value="0.88" calcext:value-type="float">
            <text:p>0,88</text:p>
          </table:table-cell>
          <table:table-cell table:number-columns-repeated="4" table:style-name="ce7" office:value-type="float" office:value="0.61" calcext:value-type="float">
            <text:p>0,61</text:p>
          </table:table-cell>
          <table:table-cell table:style-name="ce9" office:value-type="float" office:value="0.6" calcext:value-type="float">
            <text:p>0,60</text:p>
          </table:table-cell>
          <table:table-cell table:number-columns-repeated="4" table:style-name="ce9" office:value-type="float" office:value="0.61" calcext:value-type="float">
            <text:p>0,61</text:p>
          </table:table-cell>
          <table:table-cell table:style-name="ce28" table:formula="of:=[data.E148]/([data.C148]*[data.D148])" office:value-type="float" office:value="1.78930373194419" calcext:value-type="float">
            <text:p>1,79</text:p>
          </table:table-cell>
          <table:table-cell table:style-name="ce5" table:formula="of:=[data.B148]/[data.E148]" office:value-type="float" office:value="1.67663900738856" calcext:value-type="float">
            <text:p>1,677</text:p>
          </table:table-cell>
          <table:table-cell table:style-name="ce7" table:formula="of:=AVERAGE([data.F148:.J148])" office:value-type="float" office:value="0.664" calcext:value-type="float">
            <text:p>0,66</text:p>
          </table:table-cell>
          <table:table-cell table:style-name="ce9" table:formula="of:=AVERAGE([data.K148:.O148])" office:value-type="float" office:value="0.608" calcext:value-type="float">
            <text:p>0,61</text:p>
          </table:table-cell>
          <table:table-cell table:style-name="ce12" table:formula="of:=[data.Q148]/[data.Q484]*(LOG([data.R484]*1000)/LOG([data.R148]*1000))" office:value-type="float" office:value="1.05532876719636" calcext:value-type="float">
            <text:p>1,06</text:p>
          </table:table-cell>
          <table:table-cell table:style-name="ce12" table:formula="of:=[data.Q148]/[data.Q484]*(LOG([data.S484]*1000)/LOG([data.S148]*1000))" office:value-type="float" office:value="0.963424477533958" calcext:value-type="float">
            <text:p>0,9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706463" calcext:value-type="float">
            <text:p>1706463</text:p>
          </table:table-cell>
          <table:table-cell table:style-name="ce7" office:value-type="float" office:value="0.91" calcext:value-type="float">
            <text:p>0,91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0.66" calcext:value-type="float">
            <text:p>0,66</text:p>
          </table:table-cell>
          <table:table-cell table:number-columns-repeated="2" table:style-name="ce7" office:value-type="float" office:value="0.65" calcext:value-type="float">
            <text:p>0,65</text:p>
          </table:table-cell>
          <table:table-cell table:style-name="ce9" office:value-type="float" office:value="0.59" calcext:value-type="float">
            <text:p>0,59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58" calcext:value-type="float">
            <text:p>0,58</text:p>
          </table:table-cell>
          <table:table-cell table:style-name="ce28" table:formula="of:=[data.E149]/([data.C149]*[data.D149])" office:value-type="float" office:value="1.75264880120947" calcext:value-type="float">
            <text:p>1,75</text:p>
          </table:table-cell>
          <table:table-cell table:style-name="ce5" table:formula="of:=[data.B149]/[data.E149]" office:value-type="float" office:value="1.71170426783352" calcext:value-type="float">
            <text:p>1,712</text:p>
          </table:table-cell>
          <table:table-cell table:style-name="ce7" table:formula="of:=AVERAGE([data.F149:.J149])" office:value-type="float" office:value="0.702" calcext:value-type="float">
            <text:p>0,70</text:p>
          </table:table-cell>
          <table:table-cell table:style-name="ce9" table:formula="of:=AVERAGE([data.K149:.O149])" office:value-type="float" office:value="0.598" calcext:value-type="float">
            <text:p>0,60</text:p>
          </table:table-cell>
          <table:table-cell table:style-name="ce12" table:formula="of:=[data.Q149]/[data.Q485]*(LOG([data.R485]*1000)/LOG([data.R149]*1000))" office:value-type="float" office:value="1.04632308035686" calcext:value-type="float">
            <text:p>1,05</text:p>
          </table:table-cell>
          <table:table-cell table:style-name="ce12" table:formula="of:=[data.Q149]/[data.Q485]*(LOG([data.S485]*1000)/LOG([data.S149]*1000))" office:value-type="float" office:value="0.949257039957861" calcext:value-type="float">
            <text:p>0,9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327510" calcext:value-type="float">
            <text:p>2327510</text:p>
          </table:table-cell>
          <table:table-cell table:style-name="ce7" office:value-type="float" office:value="0.7" calcext:value-type="float">
            <text:p>0,70</text:p>
          </table:table-cell>
          <table:table-cell table:number-columns-repeated="2" table:style-name="ce7" office:value-type="float" office:value="0.72" calcext:value-type="float">
            <text:p>0,72</text:p>
          </table:table-cell>
          <table:table-cell table:style-name="ce7" office:value-type="float" office:value="0.7" calcext:value-type="float">
            <text:p>0,70</text:p>
          </table:table-cell>
          <table:table-cell table:style-name="ce7" office:value-type="float" office:value="0.71" calcext:value-type="float">
            <text:p>0,71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0.66" calcext:value-type="float">
            <text:p>0,66</text:p>
          </table:table-cell>
          <table:table-cell table:style-name="ce28" table:formula="of:=[data.E150]/([data.C150]*[data.D150])" office:value-type="float" office:value="2.07860903920896" calcext:value-type="float">
            <text:p>2,08</text:p>
          </table:table-cell>
          <table:table-cell table:style-name="ce5" table:formula="of:=[data.B150]/[data.E150]" office:value-type="float" office:value="1.44327972812147" calcext:value-type="float">
            <text:p>1,443</text:p>
          </table:table-cell>
          <table:table-cell table:style-name="ce7" table:formula="of:=AVERAGE([data.F150:.J150])" office:value-type="float" office:value="0.71" calcext:value-type="float">
            <text:p>0,71</text:p>
          </table:table-cell>
          <table:table-cell table:style-name="ce9" table:formula="of:=AVERAGE([data.K150:.O150])" office:value-type="float" office:value="0.662" calcext:value-type="float">
            <text:p>0,66</text:p>
          </table:table-cell>
          <table:table-cell table:style-name="ce12" table:formula="of:=[data.Q150]/[data.Q486]*(LOG([data.R486]*1000)/LOG([data.R150]*1000))" office:value-type="float" office:value="0.915522360643288" calcext:value-type="float">
            <text:p>0,92</text:p>
          </table:table-cell>
          <table:table-cell table:style-name="ce12" table:formula="of:=[data.Q150]/[data.Q486]*(LOG([data.S486]*1000)/LOG([data.S150]*1000))" office:value-type="float" office:value="0.819321794948644" calcext:value-type="float">
            <text:p>0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699679" calcext:value-type="float">
            <text:p>1699679</text:p>
          </table:table-cell>
          <table:table-cell table:style-name="ce7" office:value-type="float" office:value="1.88" calcext:value-type="float">
            <text:p>1,88</text:p>
          </table:table-cell>
          <table:table-cell table:number-columns-repeated="2" table:style-name="ce7" office:value-type="float" office:value="0.68" calcext:value-type="float">
            <text:p>0,68</text:p>
          </table:table-cell>
          <table:table-cell table:number-columns-repeated="2" table:style-name="ce7" office:value-type="float" office:value="0.67" calcext:value-type="float">
            <text:p>0,67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0.64" calcext:value-type="float">
            <text:p>0,64</text:p>
          </table:table-cell>
          <table:table-cell table:style-name="ce28" table:formula="of:=[data.E151]/([data.C151]*[data.D151])" office:value-type="float" office:value="1.70199371144757" calcext:value-type="float">
            <text:p>1,70</text:p>
          </table:table-cell>
          <table:table-cell table:style-name="ce5" table:formula="of:=[data.B151]/[data.E151]" office:value-type="float" office:value="1.76264812355745" calcext:value-type="float">
            <text:p>1,763</text:p>
          </table:table-cell>
          <table:table-cell table:style-name="ce7" table:formula="of:=AVERAGE([data.F151:.J151])" office:value-type="float" office:value="0.916" calcext:value-type="float">
            <text:p>0,92</text:p>
          </table:table-cell>
          <table:table-cell table:style-name="ce9" table:formula="of:=AVERAGE([data.K151:.O151])" office:value-type="float" office:value="0.642" calcext:value-type="float">
            <text:p>0,64</text:p>
          </table:table-cell>
          <table:table-cell table:style-name="ce12" table:formula="of:=[data.Q151]/[data.Q487]*(LOG([data.R487]*1000)/LOG([data.R151]*1000))" office:value-type="float" office:value="0.860411220258683" calcext:value-type="float">
            <text:p>0,86</text:p>
          </table:table-cell>
          <table:table-cell table:style-name="ce12" table:formula="of:=[data.Q151]/[data.Q487]*(LOG([data.S487]*1000)/LOG([data.S151]*1000))" office:value-type="float" office:value="0.800104544907179" calcext:value-type="float">
            <text:p>0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1178683" calcext:value-type="float">
            <text:p>1178683</text:p>
          </table:table-cell>
          <table:table-cell table:style-name="ce7" office:value-type="float" office:value="0.63" calcext:value-type="float">
            <text:p>0,63</text:p>
          </table:table-cell>
          <table:table-cell table:style-name="ce7" office:value-type="float" office:value="0.6" calcext:value-type="float">
            <text:p>0,60</text:p>
          </table:table-cell>
          <table:table-cell table:number-columns-repeated="2" table:style-name="ce7" office:value-type="float" office:value="0.59" calcext:value-type="float">
            <text:p>0,59</text:p>
          </table:table-cell>
          <table:table-cell table:style-name="ce7" office:value-type="float" office:value="0.58" calcext:value-type="float">
            <text:p>0,58</text:p>
          </table:table-cell>
          <table:table-cell table:number-columns-repeated="2" table:style-name="ce9" office:value-type="float" office:value="0.65" calcext:value-type="float">
            <text:p>0,65</text:p>
          </table:table-cell>
          <table:table-cell table:number-columns-repeated="2" table:style-name="ce9" office:value-type="float" office:value="0.64" calcext:value-type="float">
            <text:p>0,64</text:p>
          </table:table-cell>
          <table:table-cell table:style-name="ce9" office:value-type="float" office:value="0.65" calcext:value-type="float">
            <text:p>0,65</text:p>
          </table:table-cell>
          <table:table-cell table:style-name="ce28" table:formula="of:=[data.E152]/([data.C152]*[data.D152])" office:value-type="float" office:value="1.22779479166667" calcext:value-type="float">
            <text:p>1,23</text:p>
          </table:table-cell>
          <table:table-cell table:style-name="ce5" table:formula="of:=[data.B152]/[data.E152]" office:value-type="float" office:value="2.44341862909705" calcext:value-type="float">
            <text:p>2,443</text:p>
          </table:table-cell>
          <table:table-cell table:style-name="ce7" table:formula="of:=AVERAGE([data.F152:.J152])" office:value-type="float" office:value="0.598" calcext:value-type="float">
            <text:p>0,60</text:p>
          </table:table-cell>
          <table:table-cell table:style-name="ce9" table:formula="of:=AVERAGE([data.K152:.O152])" office:value-type="float" office:value="0.646" calcext:value-type="float">
            <text:p>0,65</text:p>
          </table:table-cell>
          <table:table-cell table:style-name="ce12" table:formula="of:=[data.Q152]/[data.Q488]*(LOG([data.R488]*1000)/LOG([data.R152]*1000))" office:value-type="float" office:value="0.955643689910541" calcext:value-type="float">
            <text:p>0,96</text:p>
          </table:table-cell>
          <table:table-cell table:style-name="ce12" table:formula="of:=[data.Q152]/[data.Q488]*(LOG([data.S488]*1000)/LOG([data.S152]*1000))" office:value-type="float" office:value="0.810511286416988" calcext:value-type="float">
            <text:p>0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086592" calcext:value-type="float">
            <text:p>2086592</text:p>
          </table:table-cell>
          <table:table-cell table:style-name="ce7" office:value-type="float" office:value="0.98" calcext:value-type="float">
            <text:p>0,98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0.7" calcext:value-type="float">
            <text:p>0,70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0.71" calcext:value-type="float">
            <text:p>0,71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67" calcext:value-type="float">
            <text:p>0,67</text:p>
          </table:table-cell>
          <table:table-cell table:number-columns-repeated="2" table:style-name="ce9" office:value-type="float" office:value="0.7" calcext:value-type="float">
            <text:p>0,70</text:p>
          </table:table-cell>
          <table:table-cell table:style-name="ce9" office:value-type="float" office:value="0.69" calcext:value-type="float">
            <text:p>0,69</text:p>
          </table:table-cell>
          <table:table-cell table:style-name="ce28" table:formula="of:=[data.E153]/([data.C153]*[data.D153])" office:value-type="float" office:value="1.8634545038866" calcext:value-type="float">
            <text:p>1,86</text:p>
          </table:table-cell>
          <table:table-cell table:style-name="ce5" table:formula="of:=[data.B153]/[data.E153]" office:value-type="float" office:value="1.60992086617796" calcext:value-type="float">
            <text:p>1,610</text:p>
          </table:table-cell>
          <table:table-cell table:style-name="ce7" table:formula="of:=AVERAGE([data.F153:.J153])" office:value-type="float" office:value="0.766" calcext:value-type="float">
            <text:p>0,77</text:p>
          </table:table-cell>
          <table:table-cell table:style-name="ce9" table:formula="of:=AVERAGE([data.K153:.O153])" office:value-type="float" office:value="0.692" calcext:value-type="float">
            <text:p>0,69</text:p>
          </table:table-cell>
          <table:table-cell table:style-name="ce12" table:formula="of:=[data.Q153]/[data.Q489]*(LOG([data.R489]*1000)/LOG([data.R153]*1000))" office:value-type="float" office:value="0.911112533082271" calcext:value-type="float">
            <text:p>0,91</text:p>
          </table:table-cell>
          <table:table-cell table:style-name="ce12" table:formula="of:=[data.Q153]/[data.Q489]*(LOG([data.S489]*1000)/LOG([data.S153]*1000))" office:value-type="float" office:value="0.809111625764877" calcext:value-type="float">
            <text:p>0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415145" calcext:value-type="float">
            <text:p>1415145</text:p>
          </table:table-cell>
          <table:table-cell table:style-name="ce7" office:value-type="float" office:value="0.91" calcext:value-type="float">
            <text:p>0,91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0.63" calcext:value-type="float">
            <text:p>0,63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0.67" calcext:value-type="float">
            <text:p>0,67</text:p>
          </table:table-cell>
          <table:table-cell table:number-columns-repeated="3" table:style-name="ce9" office:value-type="float" office:value="0.63" calcext:value-type="float">
            <text:p>0,63</text:p>
          </table:table-cell>
          <table:table-cell table:style-name="ce28" table:formula="of:=[data.E154]/([data.C154]*[data.D154])" office:value-type="float" office:value="1.40500647328875" calcext:value-type="float">
            <text:p>1,41</text:p>
          </table:table-cell>
          <table:table-cell table:style-name="ce5" table:formula="of:=[data.B154]/[data.E154]" office:value-type="float" office:value="2.13523278533295" calcext:value-type="float">
            <text:p>2,135</text:p>
          </table:table-cell>
          <table:table-cell table:style-name="ce7" table:formula="of:=AVERAGE([data.F154:.J154])" office:value-type="float" office:value="0.694" calcext:value-type="float">
            <text:p>0,69</text:p>
          </table:table-cell>
          <table:table-cell table:style-name="ce9" table:formula="of:=AVERAGE([data.K154:.O154])" office:value-type="float" office:value="0.642" calcext:value-type="float">
            <text:p>0,64</text:p>
          </table:table-cell>
          <table:table-cell table:style-name="ce12" table:formula="of:=[data.Q154]/[data.Q490]*(LOG([data.R490]*1000)/LOG([data.R154]*1000))" office:value-type="float" office:value="0.958337013327613" calcext:value-type="float">
            <text:p>0,96</text:p>
          </table:table-cell>
          <table:table-cell table:style-name="ce12" table:formula="of:=[data.Q154]/[data.Q490]*(LOG([data.S490]*1000)/LOG([data.S154]*1000))" office:value-type="float" office:value="0.844600953858901" calcext:value-type="float">
            <text:p>0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717547" calcext:value-type="float">
            <text:p>1717547</text:p>
          </table:table-cell>
          <table:table-cell table:style-name="ce7" office:value-type="float" office:value="0.71" calcext:value-type="float">
            <text:p>0,71</text:p>
          </table:table-cell>
          <table:table-cell table:number-columns-repeated="2" table:style-name="ce7" office:value-type="float" office:value="0.7" calcext:value-type="float">
            <text:p>0,70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0.71" calcext:value-type="float">
            <text:p>0,71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6" calcext:value-type="float">
            <text:p>0,76</text:p>
          </table:table-cell>
          <table:table-cell table:number-columns-repeated="2" table:style-name="ce9" office:value-type="float" office:value="0.75" calcext:value-type="float">
            <text:p>0,75</text:p>
          </table:table-cell>
          <table:table-cell table:style-name="ce9" office:value-type="float" office:value="0.78" calcext:value-type="float">
            <text:p>0,78</text:p>
          </table:table-cell>
          <table:table-cell table:style-name="ce28" table:formula="of:=[data.E155]/([data.C155]*[data.D155])" office:value-type="float" office:value="1.5338747070759" calcext:value-type="float">
            <text:p>1,53</text:p>
          </table:table-cell>
          <table:table-cell table:style-name="ce5" table:formula="of:=[data.B155]/[data.E155]" office:value-type="float" office:value="1.95584050975024" calcext:value-type="float">
            <text:p>1,956</text:p>
          </table:table-cell>
          <table:table-cell table:style-name="ce7" table:formula="of:=AVERAGE([data.F155:.J155])" office:value-type="float" office:value="0.708" calcext:value-type="float">
            <text:p>0,71</text:p>
          </table:table-cell>
          <table:table-cell table:style-name="ce9" table:formula="of:=AVERAGE([data.K155:.O155])" office:value-type="float" office:value="0.756" calcext:value-type="float">
            <text:p>0,76</text:p>
          </table:table-cell>
          <table:table-cell table:style-name="ce12" table:formula="of:=[data.Q155]/[data.Q491]*(LOG([data.R491]*1000)/LOG([data.R155]*1000))" office:value-type="float" office:value="1.1164979411039" calcext:value-type="float">
            <text:p>1,12</text:p>
          </table:table-cell>
          <table:table-cell table:style-name="ce12" table:formula="of:=[data.Q155]/[data.Q491]*(LOG([data.S491]*1000)/LOG([data.S155]*1000))" office:value-type="float" office:value="0.996106773513685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917839" calcext:value-type="float">
            <text:p>1917839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0.74" calcext:value-type="float">
            <text:p>0,74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0.74" calcext:value-type="float">
            <text:p>0,74</text:p>
          </table:table-cell>
          <table:table-cell table:style-name="ce7" office:value-type="float" office:value="0.72" calcext:value-type="float">
            <text:p>0,72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7" calcext:value-type="float">
            <text:p>0,77</text:p>
          </table:table-cell>
          <table:table-cell table:style-name="ce28" table:formula="of:=[data.E156]/([data.C156]*[data.D156])" office:value-type="float" office:value="1.63917863247863" calcext:value-type="float">
            <text:p>1,64</text:p>
          </table:table-cell>
          <table:table-cell table:style-name="ce5" table:formula="of:=[data.B156]/[data.E156]" office:value-type="float" office:value="1.8301932539697" calcext:value-type="float">
            <text:p>1,830</text:p>
          </table:table-cell>
          <table:table-cell table:style-name="ce7" table:formula="of:=AVERAGE([data.F156:.J156])" office:value-type="float" office:value="0.734" calcext:value-type="float">
            <text:p>0,73</text:p>
          </table:table-cell>
          <table:table-cell table:style-name="ce9" table:formula="of:=AVERAGE([data.K156:.O156])" office:value-type="float" office:value="0.768" calcext:value-type="float">
            <text:p>0,77</text:p>
          </table:table-cell>
          <table:table-cell table:style-name="ce12" table:formula="of:=[data.Q156]/[data.Q492]*(LOG([data.R492]*1000)/LOG([data.R156]*1000))" office:value-type="float" office:value="1.11354520750857" calcext:value-type="float">
            <text:p>1,11</text:p>
          </table:table-cell>
          <table:table-cell table:style-name="ce12" table:formula="of:=[data.Q156]/[data.Q492]*(LOG([data.S492]*1000)/LOG([data.S156]*1000))" office:value-type="float" office:value="0.99798831140566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2680299" calcext:value-type="float">
            <text:p>2680299</text:p>
          </table:table-cell>
          <table:table-cell table:style-name="ce7" office:value-type="float" office:value="0.75" calcext:value-type="float">
            <text:p>0,75</text:p>
          </table:table-cell>
          <table:table-cell table:number-columns-repeated="2" table:style-name="ce7" office:value-type="float" office:value="0.7" calcext:value-type="float">
            <text:p>0,70</text:p>
          </table:table-cell>
          <table:table-cell table:number-columns-repeated="2" table:style-name="ce7" office:value-type="float" office:value="0.69" calcext:value-type="float">
            <text:p>0,69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0.6" calcext:value-type="float">
            <text:p>0,60</text:p>
          </table:table-cell>
          <table:table-cell table:number-columns-repeated="3" table:style-name="ce9" office:value-type="float" office:value="0.58" calcext:value-type="float">
            <text:p>0,58</text:p>
          </table:table-cell>
          <table:table-cell table:style-name="ce28" table:formula="of:=[data.E157]/([data.C157]*[data.D157])" office:value-type="float" office:value="2.53154539272356" calcext:value-type="float">
            <text:p>2,53</text:p>
          </table:table-cell>
          <table:table-cell table:style-name="ce5" table:formula="of:=[data.B157]/[data.E157]" office:value-type="float" office:value="1.18505286163969" calcext:value-type="float">
            <text:p>1,185</text:p>
          </table:table-cell>
          <table:table-cell table:style-name="ce7" table:formula="of:=AVERAGE([data.F157:.J157])" office:value-type="float" office:value="0.706" calcext:value-type="float">
            <text:p>0,71</text:p>
          </table:table-cell>
          <table:table-cell table:style-name="ce9" table:formula="of:=AVERAGE([data.K157:.O157])" office:value-type="float" office:value="0.582" calcext:value-type="float">
            <text:p>0,58</text:p>
          </table:table-cell>
          <table:table-cell table:style-name="ce12" table:formula="of:=[data.Q157]/[data.Q493]*(LOG([data.R493]*1000)/LOG([data.R157]*1000))" office:value-type="float" office:value="0.878572878454481" calcext:value-type="float">
            <text:p>0,88</text:p>
          </table:table-cell>
          <table:table-cell table:style-name="ce12" table:formula="of:=[data.Q157]/[data.Q493]*(LOG([data.S493]*1000)/LOG([data.S157]*1000))" office:value-type="float" office:value="0.80625406491977" calcext:value-type="float">
            <text:p>0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409246" calcext:value-type="float">
            <text:p>1409246</text:p>
          </table:table-cell>
          <table:table-cell table:number-columns-repeated="3" table:style-name="ce7" office:value-type="float" office:value="0.71" calcext:value-type="float">
            <text:p>0,71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office:value-type="float" office:value="0.71" calcext:value-type="float">
            <text:p>0,71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5" calcext:value-type="float">
            <text:p>0,75</text:p>
          </table:table-cell>
          <table:table-cell table:number-columns-repeated="2" table:style-name="ce9" office:value-type="float" office:value="0.74" calcext:value-type="float">
            <text:p>0,74</text:p>
          </table:table-cell>
          <table:table-cell table:style-name="ce9" office:value-type="float" office:value="0.73" calcext:value-type="float">
            <text:p>0,73</text:p>
          </table:table-cell>
          <table:table-cell table:style-name="ce28" table:formula="of:=[data.E158]/([data.C158]*[data.D158])" office:value-type="float" office:value="1.2585430241198" calcext:value-type="float">
            <text:p>1,26</text:p>
          </table:table-cell>
          <table:table-cell table:style-name="ce5" table:formula="of:=[data.B158]/[data.E158]" office:value-type="float" office:value="2.38372008861476" calcext:value-type="float">
            <text:p>2,384</text:p>
          </table:table-cell>
          <table:table-cell table:style-name="ce7" table:formula="of:=AVERAGE([data.F158:.J158])" office:value-type="float" office:value="0.706" calcext:value-type="float">
            <text:p>0,71</text:p>
          </table:table-cell>
          <table:table-cell table:style-name="ce9" table:formula="of:=AVERAGE([data.K158:.O158])" office:value-type="float" office:value="0.74" calcext:value-type="float">
            <text:p>0,74</text:p>
          </table:table-cell>
          <table:table-cell table:style-name="ce12" table:formula="of:=[data.Q158]/[data.Q494]*(LOG([data.R494]*1000)/LOG([data.R158]*1000))" office:value-type="float" office:value="1.05009642662396" calcext:value-type="float">
            <text:p>1,05</text:p>
          </table:table-cell>
          <table:table-cell table:style-name="ce12" table:formula="of:=[data.Q158]/[data.Q494]*(LOG([data.S494]*1000)/LOG([data.S158]*1000))" office:value-type="float" office:value="0.888153290823876" calcext:value-type="float">
            <text:p>0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1666634" calcext:value-type="float">
            <text:p>1666634</text:p>
          </table:table-cell>
          <table:table-cell table:style-name="ce7" office:value-type="float" office:value="0.71" calcext:value-type="float">
            <text:p>0,71</text:p>
          </table:table-cell>
          <table:table-cell table:style-name="ce7" office:value-type="float" office:value="0.59" calcext:value-type="float">
            <text:p>0,59</text:p>
          </table:table-cell>
          <table:table-cell table:number-columns-repeated="2" table:style-name="ce7" office:value-type="float" office:value="0.6" calcext:value-type="float">
            <text:p>0,60</text:p>
          </table:table-cell>
          <table:table-cell table:style-name="ce7" office:value-type="float" office:value="0.59" calcext:value-type="float">
            <text:p>0,59</text:p>
          </table:table-cell>
          <table:table-cell table:number-columns-repeated="2" table:style-name="ce9" office:value-type="float" office:value="0.57" calcext:value-type="float">
            <text:p>0,57</text:p>
          </table:table-cell>
          <table:table-cell table:number-columns-repeated="2" table:style-name="ce9" office:value-type="float" office:value="0.58" calcext:value-type="float">
            <text:p>0,58</text:p>
          </table:table-cell>
          <table:table-cell table:style-name="ce9" office:value-type="float" office:value="0.61" calcext:value-type="float">
            <text:p>0,61</text:p>
          </table:table-cell>
          <table:table-cell table:style-name="ce28" table:formula="of:=[data.E159]/([data.C159]*[data.D159])" office:value-type="float" office:value="1.80465393277893" calcext:value-type="float">
            <text:p>1,80</text:p>
          </table:table-cell>
          <table:table-cell table:style-name="ce5" table:formula="of:=[data.B159]/[data.E159]" office:value-type="float" office:value="1.66237818261238" calcext:value-type="float">
            <text:p>1,662</text:p>
          </table:table-cell>
          <table:table-cell table:style-name="ce7" table:formula="of:=AVERAGE([data.F159:.J159])" office:value-type="float" office:value="0.618" calcext:value-type="float">
            <text:p>0,62</text:p>
          </table:table-cell>
          <table:table-cell table:style-name="ce9" table:formula="of:=AVERAGE([data.K159:.O159])" office:value-type="float" office:value="0.582" calcext:value-type="float">
            <text:p>0,58</text:p>
          </table:table-cell>
          <table:table-cell table:style-name="ce12" table:formula="of:=[data.Q159]/[data.Q495]*(LOG([data.R495]*1000)/LOG([data.R159]*1000))" office:value-type="float" office:value="1.01147917601459" calcext:value-type="float">
            <text:p>1,01</text:p>
          </table:table-cell>
          <table:table-cell table:style-name="ce12" table:formula="of:=[data.Q159]/[data.Q495]*(LOG([data.S495]*1000)/LOG([data.S159]*1000))" office:value-type="float" office:value="0.932069013195021" calcext:value-type="float">
            <text:p>0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2329739" calcext:value-type="float">
            <text:p>2329739</text:p>
          </table:table-cell>
          <table:table-cell table:style-name="ce7" office:value-type="float" office:value="0.86" calcext:value-type="float">
            <text:p>0,86</text:p>
          </table:table-cell>
          <table:table-cell table:number-columns-repeated="2" table:style-name="ce7" office:value-type="float" office:value="0.83" calcext:value-type="float">
            <text:p>0,83</text:p>
          </table:table-cell>
          <table:table-cell table:style-name="ce7" office:value-type="float" office:value="0.84" calcext:value-type="float">
            <text:p>0,84</text:p>
          </table:table-cell>
          <table:table-cell table:style-name="ce7" office:value-type="float" office:value="0.85" calcext:value-type="float">
            <text:p>0,85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2" calcext:value-type="float">
            <text:p>0,82</text:p>
          </table:table-cell>
          <table:table-cell table:number-columns-repeated="2" table:style-name="ce9" office:value-type="float" office:value="0.84" calcext:value-type="float">
            <text:p>0,84</text:p>
          </table:table-cell>
          <table:table-cell table:style-name="ce9" office:value-type="float" office:value="0.81" calcext:value-type="float">
            <text:p>0,81</text:p>
          </table:table-cell>
          <table:table-cell table:style-name="ce28" table:formula="of:=[data.E160]/([data.C160]*[data.D160])" office:value-type="float" office:value="1.80872493121417" calcext:value-type="float">
            <text:p>1,81</text:p>
          </table:table-cell>
          <table:table-cell table:style-name="ce5" table:formula="of:=[data.B160]/[data.E160]" office:value-type="float" office:value="1.65863386413671" calcext:value-type="float">
            <text:p>1,659</text:p>
          </table:table-cell>
          <table:table-cell table:style-name="ce7" table:formula="of:=AVERAGE([data.F160:.J160])" office:value-type="float" office:value="0.842" calcext:value-type="float">
            <text:p>0,84</text:p>
          </table:table-cell>
          <table:table-cell table:style-name="ce9" table:formula="of:=AVERAGE([data.K160:.O160])" office:value-type="float" office:value="0.828" calcext:value-type="float">
            <text:p>0,83</text:p>
          </table:table-cell>
          <table:table-cell table:style-name="ce12" table:formula="of:=[data.Q160]/[data.Q496]*(LOG([data.R496]*1000)/LOG([data.R160]*1000))" office:value-type="float" office:value="0.989814805757103" calcext:value-type="float">
            <text:p>0,99</text:p>
          </table:table-cell>
          <table:table-cell table:style-name="ce12" table:formula="of:=[data.Q160]/[data.Q496]*(LOG([data.S496]*1000)/LOG([data.S160]*1000))" office:value-type="float" office:value="0.886862482661884" calcext:value-type="float">
            <text:p>0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855489" calcext:value-type="float">
            <text:p>1855489</text:p>
          </table:table-cell>
          <table:table-cell table:style-name="ce7" office:value-type="float" office:value="0.77" calcext:value-type="float">
            <text:p>0,77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0.71" calcext:value-type="float">
            <text:p>0,71</text:p>
          </table:table-cell>
          <table:table-cell table:number-columns-repeated="2" table:style-name="ce7" office:value-type="float" office:value="0.73" calcext:value-type="float">
            <text:p>0,73</text:p>
          </table:table-cell>
          <table:table-cell table:number-columns-repeated="2" table:style-name="ce9" office:value-type="float" office:value="0.7" calcext:value-type="float">
            <text:p>0,70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71" calcext:value-type="float">
            <text:p>0,71</text:p>
          </table:table-cell>
          <table:table-cell table:style-name="ce28" table:formula="of:=[data.E161]/([data.C161]*[data.D161])" office:value-type="float" office:value="1.70476086349337" calcext:value-type="float">
            <text:p>1,70</text:p>
          </table:table-cell>
          <table:table-cell table:style-name="ce5" table:formula="of:=[data.B161]/[data.E161]" office:value-type="float" office:value="1.75978623424876" calcext:value-type="float">
            <text:p>1,760</text:p>
          </table:table-cell>
          <table:table-cell table:style-name="ce7" table:formula="of:=AVERAGE([data.F161:.J161])" office:value-type="float" office:value="0.732" calcext:value-type="float">
            <text:p>0,73</text:p>
          </table:table-cell>
          <table:table-cell table:style-name="ce9" table:formula="of:=AVERAGE([data.K161:.O161])" office:value-type="float" office:value="0.706" calcext:value-type="float">
            <text:p>0,71</text:p>
          </table:table-cell>
          <table:table-cell table:style-name="ce12" table:formula="of:=[data.Q161]/[data.Q497]*(LOG([data.R497]*1000)/LOG([data.R161]*1000))" office:value-type="float" office:value="0.838722946658581" calcext:value-type="float">
            <text:p>0,84</text:p>
          </table:table-cell>
          <table:table-cell table:style-name="ce12" table:formula="of:=[data.Q161]/[data.Q497]*(LOG([data.S497]*1000)/LOG([data.S161]*1000))" office:value-type="float" office:value="0.754073435043153" calcext:value-type="float">
            <text:p>0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1972367" calcext:value-type="float">
            <text:p>1972367</text:p>
          </table:table-cell>
          <table:table-cell table:style-name="ce7" office:value-type="float" office:value="0.66" calcext:value-type="float">
            <text:p>0,66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office:value-type="float" office:value="0.68" calcext:value-type="float">
            <text:p>0,68</text:p>
          </table:table-cell>
          <table:table-cell table:style-name="ce7" office:value-type="float" office:value="0.66" calcext:value-type="float">
            <text:p>0,66</text:p>
          </table:table-cell>
          <table:table-cell table:style-name="ce7" office:value-type="float" office:value="0.67" calcext:value-type="float">
            <text:p>0,67</text:p>
          </table:table-cell>
          <table:table-cell table:number-columns-repeated="2" table:style-name="ce9" office:value-type="float" office:value="0.57" calcext:value-type="float">
            <text:p>0,57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0.57" calcext:value-type="float">
            <text:p>0,57</text:p>
          </table:table-cell>
          <table:table-cell table:style-name="ce28" table:formula="of:=[data.E162]/([data.C162]*[data.D162])" office:value-type="float" office:value="2.10184036658142" calcext:value-type="float">
            <text:p>2,10</text:p>
          </table:table-cell>
          <table:table-cell table:style-name="ce5" table:formula="of:=[data.B162]/[data.E162]" office:value-type="float" office:value="1.42732868680119" calcext:value-type="float">
            <text:p>1,427</text:p>
          </table:table-cell>
          <table:table-cell table:style-name="ce7" table:formula="of:=AVERAGE([data.F162:.J162])" office:value-type="float" office:value="0.672" calcext:value-type="float">
            <text:p>0,67</text:p>
          </table:table-cell>
          <table:table-cell table:style-name="ce9" table:formula="of:=AVERAGE([data.K162:.O162])" office:value-type="float" office:value="0.57" calcext:value-type="float">
            <text:p>0,57</text:p>
          </table:table-cell>
          <table:table-cell table:style-name="ce12" table:formula="of:=[data.Q162]/[data.Q498]*(LOG([data.R498]*1000)/LOG([data.R162]*1000))" office:value-type="float" office:value="0.861266166317712" calcext:value-type="float">
            <text:p>0,86</text:p>
          </table:table-cell>
          <table:table-cell table:style-name="ce12" table:formula="of:=[data.Q162]/[data.Q498]*(LOG([data.S498]*1000)/LOG([data.S162]*1000))" office:value-type="float" office:value="0.79197217931958" calcext:value-type="float">
            <text:p>0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38847" calcext:value-type="float">
            <text:p>1538847</text:p>
          </table:table-cell>
          <table:table-cell table:number-columns-repeated="3" table:style-name="ce7" office:value-type="float" office:value="0.68" calcext:value-type="float">
            <text:p>0,68</text:p>
          </table:table-cell>
          <table:table-cell table:style-name="ce7" office:value-type="float" office:value="0.67" calcext:value-type="float">
            <text:p>0,67</text:p>
          </table:table-cell>
          <table:table-cell table:style-name="ce7" office:value-type="float" office:value="0.7" calcext:value-type="float">
            <text:p>0,70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8" calcext:value-type="float">
            <text:p>0,78</text:p>
          </table:table-cell>
          <table:table-cell table:style-name="ce25" office:value-type="float" office:value="0.77" calcext:value-type="float">
            <text:p>0,77</text:p>
          </table:table-cell>
          <table:table-cell table:style-name="ce28" table:formula="of:=[data.E163]/([data.C163]*[data.D163])" office:value-type="float" office:value="1.37428465792181" calcext:value-type="float">
            <text:p>1,37</text:p>
          </table:table-cell>
          <table:table-cell table:style-name="ce5" table:formula="of:=[data.B163]/[data.E163]" office:value-type="float" office:value="2.18296425830508" calcext:value-type="float">
            <text:p>2,183</text:p>
          </table:table-cell>
          <table:table-cell table:style-name="ce7" table:formula="of:=AVERAGE([data.F163:.J163])" office:value-type="float" office:value="0.682" calcext:value-type="float">
            <text:p>0,68</text:p>
          </table:table-cell>
          <table:table-cell table:style-name="ce9" table:formula="of:=AVERAGE([data.K163:.O163])" office:value-type="float" office:value="0.778" calcext:value-type="float">
            <text:p>0,78</text:p>
          </table:table-cell>
          <table:table-cell table:style-name="ce34" table:formula="of:=[data.Q163]/[data.Q499]*(LOG([data.R499]*1000)/LOG([data.R163]*1000))" office:value-type="float" office:value="1.04261735054291" calcext:value-type="float">
            <text:p>1,04</text:p>
          </table:table-cell>
          <table:table-cell table:style-name="ce34" table:formula="of:=[data.Q163]/[data.Q499]*(LOG([data.S499]*1000)/LOG([data.S163]*1000))" office:value-type="float" office:value="0.891746835799184" calcext:value-type="float">
            <text:p>0,89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114:.P163])" office:value-type="float" office:value="1.7833431445014" calcext:value-type="float">
            <text:p>1,78</text:p>
          </table:table-cell>
          <table:table-cell table:style-name="ce30" table:formula="of:=AVERAGE([data.Q114:.Q163])" office:value-type="float" office:value="1.75173686174444" calcext:value-type="float">
            <text:p>1,752</text:p>
          </table:table-cell>
          <table:table-cell table:style-name="ce31" table:formula="of:=AVERAGE([data.R114:.R163])" office:value-type="float" office:value="0.717" calcext:value-type="float">
            <text:p>0,72</text:p>
          </table:table-cell>
          <table:table-cell table:style-name="ce32" table:formula="of:=AVERAGE([data.S114:.S163])" office:value-type="float" office:value="0.67572" calcext:value-type="float">
            <text:p>0,68</text:p>
          </table:table-cell>
          <table:table-cell table:style-name="ce35" table:formula="of:=[data.Q164]/[data.Q500]*(LOG([data.R500]*1000)/LOG([data.R164]*1000))" office:value-type="float" office:value="0.942575674876454" calcext:value-type="float">
            <text:p>0,94</text:p>
          </table:table-cell>
          <table:table-cell table:style-name="ce35" table:formula="of:=[data.Q164]/[data.Q500]*(LOG([data.S500]*1000)/LOG([data.S164]*1000))" office:value-type="float" office:value="0.835945643198956" calcext:value-type="float">
            <text:p>0,84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6">
          <table:table-cell table:style-name="ce13" office:value-type="string" calcext:value-type="string">
            <text:p>Daala</text:p>
          </table:table-cell>
          <table:table-cell table:style-name="ce16" office:value-type="string" calcext:value-type="string">
            <text:p>area</text:p>
          </table:table-cell>
          <table:table-cell table:style-name="ce19" office:value-type="string" calcext:value-type="string">
            <text:p>filesize</text:p>
          </table:table-cell>
          <table:table-cell table:style-name="ce19" office:value-type="string" calcext:value-type="string">
            <text:p>bits per pixel</text:p>
          </table:table-cell>
          <table:table-cell table:style-name="ce21" office:value-type="string" calcext:value-type="string">
            <text:p>y-ssim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663011" calcext:value-type="float">
            <text:p>663011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170]/([data.C170]*[data.D170])" office:value-type="float" office:value="0.632475102071966" calcext:value-type="float">
            <text:p>0,63</text:p>
          </table:table-cell>
          <table:table-cell table:style-name="ce5" table:formula="of:=[data.B170]/[data.E170]" office:value-type="float" office:value="4.74329385183655" calcext:value-type="float">
            <text:p>4,743</text:p>
          </table:table-cell>
          <table:table-cell table:style-name="ce7" table:formula="of:=AVERAGE([data.F170:.J170])" office:value-type="float" office:value="0.12" calcext:value-type="float">
            <text:p>0,12</text:p>
          </table:table-cell>
          <table:table-cell table:style-name="ce9" table:formula="of:=AVERAGE([data.K170:.O170])" office:value-type="float" office:value="0.12" calcext:value-type="float">
            <text:p>0,12</text:p>
          </table:table-cell>
          <table:table-cell table:style-name="ce12" table:formula="of:=[data.Q170]/[data.Q450]*(LOG([data.R450]*1000)/LOG([data.R170]*1000))" office:value-type="float" office:value="3.20921218972594" calcext:value-type="float">
            <text:p>3,21</text:p>
          </table:table-cell>
          <table:table-cell table:style-name="ce12" table:formula="of:=[data.Q170]/[data.Q450]*(LOG([data.S450]*1000)/LOG([data.S170]*1000))" office:value-type="float" office:value="2.68789160249778" calcext:value-type="float">
            <text:p>2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946243" calcext:value-type="float">
            <text:p>946243</text:p>
          </table:table-cell>
          <table:table-cell table:number-columns-repeated="5" table:style-name="ce7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28" table:formula="of:=[data.E171]/([data.C171]*[data.D171])" office:value-type="float" office:value="0.944309055055247" calcext:value-type="float">
            <text:p>0,94</text:p>
          </table:table-cell>
          <table:table-cell table:style-name="ce5" table:formula="of:=[data.B171]/[data.E171]" office:value-type="float" office:value="3.17694292058171" calcext:value-type="float">
            <text:p>3,177</text:p>
          </table:table-cell>
          <table:table-cell table:style-name="ce7" table:formula="of:=AVERAGE([data.F171:.J171])" office:value-type="float" office:value="0.12" calcext:value-type="float">
            <text:p>0,12</text:p>
          </table:table-cell>
          <table:table-cell table:style-name="ce9" table:formula="of:=AVERAGE([data.K171:.O171])" office:value-type="float" office:value="0.128" calcext:value-type="float">
            <text:p>0,13</text:p>
          </table:table-cell>
          <table:table-cell table:style-name="ce12" table:formula="of:=[data.Q171]/[data.Q451]*(LOG([data.R451]*1000)/LOG([data.R171]*1000))" office:value-type="float" office:value="2.96442595304439" calcext:value-type="float">
            <text:p>2,96</text:p>
          </table:table-cell>
          <table:table-cell table:style-name="ce12" table:formula="of:=[data.Q171]/[data.Q451]*(LOG([data.S451]*1000)/LOG([data.S171]*1000))" office:value-type="float" office:value="2.62807913665869" calcext:value-type="float">
            <text:p>2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036688" calcext:value-type="float">
            <text:p>1036688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3" calcext:value-type="float">
            <text:p>0,13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number-columns-repeated="3" table:style-name="ce9" office:value-type="float" office:value="0.14" calcext:value-type="float">
            <text:p>0,14</text:p>
          </table:table-cell>
          <table:table-cell table:style-name="ce28" table:formula="of:=[data.E172]/([data.C172]*[data.D172])" office:value-type="float" office:value="1.01676749131025" calcext:value-type="float">
            <text:p>1,02</text:p>
          </table:table-cell>
          <table:table-cell table:style-name="ce5" table:formula="of:=[data.B172]/[data.E172]" office:value-type="float" office:value="2.95054249687466" calcext:value-type="float">
            <text:p>2,951</text:p>
          </table:table-cell>
          <table:table-cell table:style-name="ce7" table:formula="of:=AVERAGE([data.F172:.J172])" office:value-type="float" office:value="0.13" calcext:value-type="float">
            <text:p>0,13</text:p>
          </table:table-cell>
          <table:table-cell table:style-name="ce9" table:formula="of:=AVERAGE([data.K172:.O172])" office:value-type="float" office:value="0.136" calcext:value-type="float">
            <text:p>0,14</text:p>
          </table:table-cell>
          <table:table-cell table:style-name="ce12" table:formula="of:=[data.Q172]/[data.Q452]*(LOG([data.R452]*1000)/LOG([data.R172]*1000))" office:value-type="float" office:value="2.73339536177512" calcext:value-type="float">
            <text:p>2,73</text:p>
          </table:table-cell>
          <table:table-cell table:style-name="ce12" table:formula="of:=[data.Q172]/[data.Q452]*(LOG([data.S452]*1000)/LOG([data.S172]*1000))" office:value-type="float" office:value="2.44270117943396" calcext:value-type="float">
            <text:p>2,4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08697" calcext:value-type="float">
            <text:p>708697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3" calcext:value-type="float">
            <text:p>0,13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data.E173]/([data.C173]*[data.D173])" office:value-type="float" office:value="0.632909843678555" calcext:value-type="float">
            <text:p>0,63</text:p>
          </table:table-cell>
          <table:table-cell table:style-name="ce5" table:formula="of:=[data.B173]/[data.E173]" office:value-type="float" office:value="4.74003417539513" calcext:value-type="float">
            <text:p>4,740</text:p>
          </table:table-cell>
          <table:table-cell table:style-name="ce7" table:formula="of:=AVERAGE([data.F173:.J173])" office:value-type="float" office:value="0.124" calcext:value-type="float">
            <text:p>0,12</text:p>
          </table:table-cell>
          <table:table-cell table:style-name="ce9" table:formula="of:=AVERAGE([data.K173:.O173])" office:value-type="float" office:value="0.13" calcext:value-type="float">
            <text:p>0,13</text:p>
          </table:table-cell>
          <table:table-cell table:style-name="ce12" table:formula="of:=[data.Q173]/[data.Q453]*(LOG([data.R453]*1000)/LOG([data.R173]*1000))" office:value-type="float" office:value="3.40833326891549" calcext:value-type="float">
            <text:p>3,41</text:p>
          </table:table-cell>
          <table:table-cell table:style-name="ce12" table:formula="of:=[data.Q173]/[data.Q453]*(LOG([data.S453]*1000)/LOG([data.S173]*1000))" office:value-type="float" office:value="2.90638564104137" calcext:value-type="float">
            <text:p>2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728518" calcext:value-type="float">
            <text:p>728518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28" table:formula="of:=[data.E174]/([data.C174]*[data.D174])" office:value-type="float" office:value="0.74643237704918" calcext:value-type="float">
            <text:p>0,75</text:p>
          </table:table-cell>
          <table:table-cell table:style-name="ce5" table:formula="of:=[data.B174]/[data.E174]" office:value-type="float" office:value="4.01914022714607" calcext:value-type="float">
            <text:p>4,019</text:p>
          </table:table-cell>
          <table:table-cell table:style-name="ce7" table:formula="of:=AVERAGE([data.F174:.J174])" office:value-type="float" office:value="0.112" calcext:value-type="float">
            <text:p>0,11</text:p>
          </table:table-cell>
          <table:table-cell table:style-name="ce9" table:formula="of:=AVERAGE([data.K174:.O174])" office:value-type="float" office:value="0.118" calcext:value-type="float">
            <text:p>0,12</text:p>
          </table:table-cell>
          <table:table-cell table:style-name="ce12" table:formula="of:=[data.Q174]/[data.Q454]*(LOG([data.R454]*1000)/LOG([data.R174]*1000))" office:value-type="float" office:value="2.87011517972976" calcext:value-type="float">
            <text:p>2,87</text:p>
          </table:table-cell>
          <table:table-cell table:style-name="ce12" table:formula="of:=[data.Q174]/[data.Q454]*(LOG([data.S454]*1000)/LOG([data.S174]*1000))" office:value-type="float" office:value="2.53394961325079" calcext:value-type="float">
            <text:p>2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93960" calcext:value-type="float">
            <text:p>993960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28" table:formula="of:=[data.E175]/([data.C175]*[data.D175])" office:value-type="float" office:value="0.756355467893929" calcext:value-type="float">
            <text:p>0,76</text:p>
          </table:table-cell>
          <table:table-cell table:style-name="ce5" table:formula="of:=[data.B175]/[data.E175]" office:value-type="float" office:value="3.96640508672381" calcext:value-type="float">
            <text:p>3,966</text:p>
          </table:table-cell>
          <table:table-cell table:style-name="ce7" table:formula="of:=AVERAGE([data.F175:.J175])" office:value-type="float" office:value="0.144" calcext:value-type="float">
            <text:p>0,14</text:p>
          </table:table-cell>
          <table:table-cell table:style-name="ce9" table:formula="of:=AVERAGE([data.K175:.O175])" office:value-type="float" office:value="0.152" calcext:value-type="float">
            <text:p>0,15</text:p>
          </table:table-cell>
          <table:table-cell table:style-name="ce12" table:formula="of:=[data.Q175]/[data.Q455]*(LOG([data.R455]*1000)/LOG([data.R175]*1000))" office:value-type="float" office:value="3.03830708673092" calcext:value-type="float">
            <text:p>3,04</text:p>
          </table:table-cell>
          <table:table-cell table:style-name="ce12" table:formula="of:=[data.Q175]/[data.Q455]*(LOG([data.S455]*1000)/LOG([data.S175]*1000))" office:value-type="float" office:value="2.57001497341218" calcext:value-type="float">
            <text:p>2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963293" calcext:value-type="float">
            <text:p>963293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176]/([data.C176]*[data.D176])" office:value-type="float" office:value="0.968561977155727" calcext:value-type="float">
            <text:p>0,97</text:p>
          </table:table-cell>
          <table:table-cell table:style-name="ce5" table:formula="of:=[data.B176]/[data.E176]" office:value-type="float" office:value="3.0973919669301" calcext:value-type="float">
            <text:p>3,097</text:p>
          </table:table-cell>
          <table:table-cell table:style-name="ce7" table:formula="of:=AVERAGE([data.F176:.J176])" office:value-type="float" office:value="0.112" calcext:value-type="float">
            <text:p>0,11</text:p>
          </table:table-cell>
          <table:table-cell table:style-name="ce9" table:formula="of:=AVERAGE([data.K176:.O176])" office:value-type="float" office:value="0.12" calcext:value-type="float">
            <text:p>0,12</text:p>
          </table:table-cell>
          <table:table-cell table:style-name="ce12" table:formula="of:=[data.Q176]/[data.Q456]*(LOG([data.R456]*1000)/LOG([data.R176]*1000))" office:value-type="float" office:value="2.34228814357061" calcext:value-type="float">
            <text:p>2,34</text:p>
          </table:table-cell>
          <table:table-cell table:style-name="ce12" table:formula="of:=[data.Q176]/[data.Q456]*(LOG([data.S456]*1000)/LOG([data.S176]*1000))" office:value-type="float" office:value="1.97954039547512" calcext:value-type="float">
            <text:p>1,9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533438" calcext:value-type="float">
            <text:p>533438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177]/([data.C177]*[data.D177])" office:value-type="float" office:value="0.539689766252266" calcext:value-type="float">
            <text:p>0,54</text:p>
          </table:table-cell>
          <table:table-cell table:style-name="ce5" table:formula="of:=[data.B177]/[data.E177]" office:value-type="float" office:value="5.55877908960367" calcext:value-type="float">
            <text:p>5,559</text:p>
          </table:table-cell>
          <table:table-cell table:style-name="ce7" table:formula="of:=AVERAGE([data.F177:.J177])" office:value-type="float" office:value="0.108" calcext:value-type="float">
            <text:p>0,11</text:p>
          </table:table-cell>
          <table:table-cell table:style-name="ce9" table:formula="of:=AVERAGE([data.K177:.O177])" office:value-type="float" office:value="0.11" calcext:value-type="float">
            <text:p>0,11</text:p>
          </table:table-cell>
          <table:table-cell table:style-name="ce12" table:formula="of:=[data.Q177]/[data.Q457]*(LOG([data.R457]*1000)/LOG([data.R177]*1000))" office:value-type="float" office:value="3.07184181652546" calcext:value-type="float">
            <text:p>3,07</text:p>
          </table:table-cell>
          <table:table-cell table:style-name="ce12" table:formula="of:=[data.Q177]/[data.Q457]*(LOG([data.S457]*1000)/LOG([data.S177]*1000))" office:value-type="float" office:value="2.55638090976763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931484" calcext:value-type="float">
            <text:p>931484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178]/([data.C178]*[data.D178])" office:value-type="float" office:value="0.877533255454648" calcext:value-type="float">
            <text:p>0,88</text:p>
          </table:table-cell>
          <table:table-cell table:style-name="ce5" table:formula="of:=[data.B178]/[data.E178]" office:value-type="float" office:value="3.41869103495068" calcext:value-type="float">
            <text:p>3,419</text:p>
          </table:table-cell>
          <table:table-cell table:style-name="ce7" table:formula="of:=AVERAGE([data.F178:.J178])" office:value-type="float" office:value="0.124" calcext:value-type="float">
            <text:p>0,12</text:p>
          </table:table-cell>
          <table:table-cell table:style-name="ce9" table:formula="of:=AVERAGE([data.K178:.O178])" office:value-type="float" office:value="0.132" calcext:value-type="float">
            <text:p>0,13</text:p>
          </table:table-cell>
          <table:table-cell table:style-name="ce12" table:formula="of:=[data.Q178]/[data.Q458]*(LOG([data.R458]*1000)/LOG([data.R178]*1000))" office:value-type="float" office:value="3.1694460272452" calcext:value-type="float">
            <text:p>3,17</text:p>
          </table:table-cell>
          <table:table-cell table:style-name="ce12" table:formula="of:=[data.Q178]/[data.Q458]*(LOG([data.S458]*1000)/LOG([data.S178]*1000))" office:value-type="float" office:value="2.82341245681346" calcext:value-type="float">
            <text:p>2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029207" calcext:value-type="float">
            <text:p>1029207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28" table:formula="of:=[data.E179]/([data.C179]*[data.D179])" office:value-type="float" office:value="1.08744167666898" calcext:value-type="float">
            <text:p>1,09</text:p>
          </table:table-cell>
          <table:table-cell table:style-name="ce5" table:formula="of:=[data.B179]/[data.E179]" office:value-type="float" office:value="2.75878419015805" calcext:value-type="float">
            <text:p>2,759</text:p>
          </table:table-cell>
          <table:table-cell table:style-name="ce7" table:formula="of:=AVERAGE([data.F179:.J179])" office:value-type="float" office:value="0.118" calcext:value-type="float">
            <text:p>0,12</text:p>
          </table:table-cell>
          <table:table-cell table:style-name="ce9" table:formula="of:=AVERAGE([data.K179:.O179])" office:value-type="float" office:value="0.122" calcext:value-type="float">
            <text:p>0,12</text:p>
          </table:table-cell>
          <table:table-cell table:style-name="ce12" table:formula="of:=[data.Q179]/[data.Q459]*(LOG([data.R459]*1000)/LOG([data.R179]*1000))" office:value-type="float" office:value="2.75016916173175" calcext:value-type="float">
            <text:p>2,75</text:p>
          </table:table-cell>
          <table:table-cell table:style-name="ce12" table:formula="of:=[data.Q179]/[data.Q459]*(LOG([data.S459]*1000)/LOG([data.S179]*1000))" office:value-type="float" office:value="2.45788894049346" calcext:value-type="float">
            <text:p>2,4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766059" calcext:value-type="float">
            <text:p>766059</text:p>
          </table:table-cell>
          <table:table-cell table:number-columns-repeated="5" table:style-name="ce7" office:value-type="float" office:value="0.13" calcext:value-type="float">
            <text:p>0,13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data.E180]/([data.C180]*[data.D180])" office:value-type="float" office:value="0.651277800448888" calcext:value-type="float">
            <text:p>0,65</text:p>
          </table:table-cell>
          <table:table-cell table:style-name="ce5" table:formula="of:=[data.B180]/[data.E180]" office:value-type="float" office:value="4.60635016362969" calcext:value-type="float">
            <text:p>4,606</text:p>
          </table:table-cell>
          <table:table-cell table:style-name="ce7" table:formula="of:=AVERAGE([data.F180:.J180])" office:value-type="float" office:value="0.13" calcext:value-type="float">
            <text:p>0,13</text:p>
          </table:table-cell>
          <table:table-cell table:style-name="ce9" table:formula="of:=AVERAGE([data.K180:.O180])" office:value-type="float" office:value="0.14" calcext:value-type="float">
            <text:p>0,14</text:p>
          </table:table-cell>
          <table:table-cell table:style-name="ce12" table:formula="of:=[data.Q180]/[data.Q460]*(LOG([data.R460]*1000)/LOG([data.R180]*1000))" office:value-type="float" office:value="3.22481532899625" calcext:value-type="float">
            <text:p>3,22</text:p>
          </table:table-cell>
          <table:table-cell table:style-name="ce12" table:formula="of:=[data.Q180]/[data.Q460]*(LOG([data.S460]*1000)/LOG([data.S180]*1000))" office:value-type="float" office:value="2.7621112413847" calcext:value-type="float">
            <text:p>2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861975" calcext:value-type="float">
            <text:p>861975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4" table:style-name="ce7" office:value-type="float" office:value="0.14" calcext:value-type="float">
            <text:p>0,14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4" table:style-name="ce9" office:value-type="float" office:value="0.15" calcext:value-type="float">
            <text:p>0,15</text:p>
          </table:table-cell>
          <table:table-cell table:style-name="ce28" table:formula="of:=[data.E181]/([data.C181]*[data.D181])" office:value-type="float" office:value="0.655921268902038" calcext:value-type="float">
            <text:p>0,66</text:p>
          </table:table-cell>
          <table:table-cell table:style-name="ce5" table:formula="of:=[data.B181]/[data.E181]" office:value-type="float" office:value="4.5737382174657" calcext:value-type="float">
            <text:p>4,574</text:p>
          </table:table-cell>
          <table:table-cell table:style-name="ce7" table:formula="of:=AVERAGE([data.F181:.J181])" office:value-type="float" office:value="0.152" calcext:value-type="float">
            <text:p>0,15</text:p>
          </table:table-cell>
          <table:table-cell table:style-name="ce9" table:formula="of:=AVERAGE([data.K181:.O181])" office:value-type="float" office:value="0.152" calcext:value-type="float">
            <text:p>0,15</text:p>
          </table:table-cell>
          <table:table-cell table:style-name="ce12" table:formula="of:=[data.Q181]/[data.Q461]*(LOG([data.R461]*1000)/LOG([data.R181]*1000))" office:value-type="float" office:value="3.59624066395648" calcext:value-type="float">
            <text:p>3,60</text:p>
          </table:table-cell>
          <table:table-cell table:style-name="ce12" table:formula="of:=[data.Q181]/[data.Q461]*(LOG([data.S461]*1000)/LOG([data.S181]*1000))" office:value-type="float" office:value="3.15260531932434" calcext:value-type="float">
            <text:p>3,1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971283" calcext:value-type="float">
            <text:p>971283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7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182]/([data.C182]*[data.D182])" office:value-type="float" office:value="1.00504445327439" calcext:value-type="float">
            <text:p>1,01</text:p>
          </table:table-cell>
          <table:table-cell table:style-name="ce5" table:formula="of:=[data.B182]/[data.E182]" office:value-type="float" office:value="2.98495906960175" calcext:value-type="float">
            <text:p>2,985</text:p>
          </table:table-cell>
          <table:table-cell table:style-name="ce7" table:formula="of:=AVERAGE([data.F182:.J182])" office:value-type="float" office:value="0.122" calcext:value-type="float">
            <text:p>0,12</text:p>
          </table:table-cell>
          <table:table-cell table:style-name="ce9" table:formula="of:=AVERAGE([data.K182:.O182])" office:value-type="float" office:value="0.124" calcext:value-type="float">
            <text:p>0,12</text:p>
          </table:table-cell>
          <table:table-cell table:style-name="ce12" table:formula="of:=[data.Q182]/[data.Q462]*(LOG([data.R462]*1000)/LOG([data.R182]*1000))" office:value-type="float" office:value="2.87549270274015" calcext:value-type="float">
            <text:p>2,88</text:p>
          </table:table-cell>
          <table:table-cell table:style-name="ce12" table:formula="of:=[data.Q182]/[data.Q462]*(LOG([data.S462]*1000)/LOG([data.S182]*1000))" office:value-type="float" office:value="2.57563536773684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775536" calcext:value-type="float">
            <text:p>775536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3" table:style-name="ce7" office:value-type="float" office:value="0.11" calcext:value-type="float">
            <text:p>0,11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183]/([data.C183]*[data.D183])" office:value-type="float" office:value="0.782901537666365" calcext:value-type="float">
            <text:p>0,78</text:p>
          </table:table-cell>
          <table:table-cell table:style-name="ce5" table:formula="of:=[data.B183]/[data.E183]" office:value-type="float" office:value="3.83192011718347" calcext:value-type="float">
            <text:p>3,832</text:p>
          </table:table-cell>
          <table:table-cell table:style-name="ce7" table:formula="of:=AVERAGE([data.F183:.J183])" office:value-type="float" office:value="0.128" calcext:value-type="float">
            <text:p>0,13</text:p>
          </table:table-cell>
          <table:table-cell table:style-name="ce9" table:formula="of:=AVERAGE([data.K183:.O183])" office:value-type="float" office:value="0.12" calcext:value-type="float">
            <text:p>0,12</text:p>
          </table:table-cell>
          <table:table-cell table:style-name="ce12" table:formula="of:=[data.Q183]/[data.Q463]*(LOG([data.R463]*1000)/LOG([data.R183]*1000))" office:value-type="float" office:value="3.12549369161259" calcext:value-type="float">
            <text:p>3,13</text:p>
          </table:table-cell>
          <table:table-cell table:style-name="ce12" table:formula="of:=[data.Q183]/[data.Q463]*(LOG([data.S463]*1000)/LOG([data.S183]*1000))" office:value-type="float" office:value="2.81514329621044" calcext:value-type="float">
            <text:p>2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842398" calcext:value-type="float">
            <text:p>842398</text:p>
          </table:table-cell>
          <table:table-cell table:number-columns-repeated="5" table:style-name="ce7" office:value-type="float" office:value="0.12" calcext:value-type="float">
            <text:p>0,12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184]/([data.C184]*[data.D184])" office:value-type="float" office:value="0.850907070707071" calcext:value-type="float">
            <text:p>0,85</text:p>
          </table:table-cell>
          <table:table-cell table:style-name="ce5" table:formula="of:=[data.B184]/[data.E184]" office:value-type="float" office:value="3.52566838952609" calcext:value-type="float">
            <text:p>3,526</text:p>
          </table:table-cell>
          <table:table-cell table:style-name="ce7" table:formula="of:=AVERAGE([data.F184:.J184])" office:value-type="float" office:value="0.12" calcext:value-type="float">
            <text:p>0,12</text:p>
          </table:table-cell>
          <table:table-cell table:style-name="ce9" table:formula="of:=AVERAGE([data.K184:.O184])" office:value-type="float" office:value="0.126" calcext:value-type="float">
            <text:p>0,13</text:p>
          </table:table-cell>
          <table:table-cell table:style-name="ce12" table:formula="of:=[data.Q184]/[data.Q464]*(LOG([data.R464]*1000)/LOG([data.R184]*1000))" office:value-type="float" office:value="2.84141462871627" calcext:value-type="float">
            <text:p>2,84</text:p>
          </table:table-cell>
          <table:table-cell table:style-name="ce12" table:formula="of:=[data.Q184]/[data.Q464]*(LOG([data.S464]*1000)/LOG([data.S184]*1000))" office:value-type="float" office:value="2.49437653504799" calcext:value-type="float">
            <text:p>2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485151" calcext:value-type="float">
            <text:p>48515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185]/([data.C185]*[data.D185])" office:value-type="float" office:value="0.522089904955405" calcext:value-type="float">
            <text:p>0,52</text:p>
          </table:table-cell>
          <table:table-cell table:style-name="ce5" table:formula="of:=[data.B185]/[data.E185]" office:value-type="float" office:value="5.7461697492121" calcext:value-type="float">
            <text:p>5,746</text:p>
          </table:table-cell>
          <table:table-cell table:style-name="ce7" table:formula="of:=AVERAGE([data.F185:.J185])" office:value-type="float" office:value="0.096" calcext:value-type="float">
            <text:p>0,10</text:p>
          </table:table-cell>
          <table:table-cell table:style-name="ce9" table:formula="of:=AVERAGE([data.K185:.O185])" office:value-type="float" office:value="0.1" calcext:value-type="float">
            <text:p>0,10</text:p>
          </table:table-cell>
          <table:table-cell table:style-name="ce12" table:formula="of:=[data.Q185]/[data.Q465]*(LOG([data.R465]*1000)/LOG([data.R185]*1000))" office:value-type="float" office:value="3.32162112720243" calcext:value-type="float">
            <text:p>3,32</text:p>
          </table:table-cell>
          <table:table-cell table:style-name="ce12" table:formula="of:=[data.Q185]/[data.Q465]*(LOG([data.S465]*1000)/LOG([data.S185]*1000))" office:value-type="float" office:value="2.8865216885846" calcext:value-type="float">
            <text:p>2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716866" calcext:value-type="float">
            <text:p>716866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2" table:style-name="ce7" office:value-type="float" office:value="0.13" calcext:value-type="float">
            <text:p>0,13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data.E186]/([data.C186]*[data.D186])" office:value-type="float" office:value="0.596791541791542" calcext:value-type="float">
            <text:p>0,60</text:p>
          </table:table-cell>
          <table:table-cell table:style-name="ce5" table:formula="of:=[data.B186]/[data.E186]" office:value-type="float" office:value="5.02690321482676" calcext:value-type="float">
            <text:p>5,027</text:p>
          </table:table-cell>
          <table:table-cell table:style-name="ce7" table:formula="of:=AVERAGE([data.F186:.J186])" office:value-type="float" office:value="0.136" calcext:value-type="float">
            <text:p>0,14</text:p>
          </table:table-cell>
          <table:table-cell table:style-name="ce9" table:formula="of:=AVERAGE([data.K186:.O186])" office:value-type="float" office:value="0.14" calcext:value-type="float">
            <text:p>0,14</text:p>
          </table:table-cell>
          <table:table-cell table:style-name="ce12" table:formula="of:=[data.Q186]/[data.Q466]*(LOG([data.R466]*1000)/LOG([data.R186]*1000))" office:value-type="float" office:value="3.62124143350171" calcext:value-type="float">
            <text:p>3,62</text:p>
          </table:table-cell>
          <table:table-cell table:style-name="ce12" table:formula="of:=[data.Q186]/[data.Q466]*(LOG([data.S466]*1000)/LOG([data.S186]*1000))" office:value-type="float" office:value="3.2250140164295" calcext:value-type="float">
            <text:p>3,2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883128" calcext:value-type="float">
            <text:p>883128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14" calcext:value-type="float">
            <text:p>0,14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187]/([data.C187]*[data.D187])" office:value-type="float" office:value="0.698473862040165" calcext:value-type="float">
            <text:p>0,70</text:p>
          </table:table-cell>
          <table:table-cell table:style-name="ce5" table:formula="of:=[data.B187]/[data.E187]" office:value-type="float" office:value="4.29509652054968" calcext:value-type="float">
            <text:p>4,295</text:p>
          </table:table-cell>
          <table:table-cell table:style-name="ce7" table:formula="of:=AVERAGE([data.F187:.J187])" office:value-type="float" office:value="0.144" calcext:value-type="float">
            <text:p>0,14</text:p>
          </table:table-cell>
          <table:table-cell table:style-name="ce9" table:formula="of:=AVERAGE([data.K187:.O187])" office:value-type="float" office:value="0.152" calcext:value-type="float">
            <text:p>0,15</text:p>
          </table:table-cell>
          <table:table-cell table:style-name="ce12" table:formula="of:=[data.Q187]/[data.Q467]*(LOG([data.R467]*1000)/LOG([data.R187]*1000))" office:value-type="float" office:value="2.92834471408759" calcext:value-type="float">
            <text:p>2,93</text:p>
          </table:table-cell>
          <table:table-cell table:style-name="ce12" table:formula="of:=[data.Q187]/[data.Q467]*(LOG([data.S467]*1000)/LOG([data.S187]*1000))" office:value-type="float" office:value="2.5362801304456" calcext:value-type="float">
            <text:p>2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578240" calcext:value-type="float">
            <text:p>578240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4" table:style-name="ce7" office:value-type="float" office:value="0.1" calcext:value-type="float">
            <text:p>0,10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188]/([data.C188]*[data.D188])" office:value-type="float" office:value="0.602007246075043" calcext:value-type="float">
            <text:p>0,60</text:p>
          </table:table-cell>
          <table:table-cell table:style-name="ce5" table:formula="of:=[data.B188]/[data.E188]" office:value-type="float" office:value="4.98335639180963" calcext:value-type="float">
            <text:p>4,983</text:p>
          </table:table-cell>
          <table:table-cell table:style-name="ce7" table:formula="of:=AVERAGE([data.F188:.J188])" office:value-type="float" office:value="0.11" calcext:value-type="float">
            <text:p>0,11</text:p>
          </table:table-cell>
          <table:table-cell table:style-name="ce9" table:formula="of:=AVERAGE([data.K188:.O188])" office:value-type="float" office:value="0.11" calcext:value-type="float">
            <text:p>0,11</text:p>
          </table:table-cell>
          <table:table-cell table:style-name="ce12" table:formula="of:=[data.Q188]/[data.Q468]*(LOG([data.R468]*1000)/LOG([data.R188]*1000))" office:value-type="float" office:value="2.97023230064698" calcext:value-type="float">
            <text:p>2,97</text:p>
          </table:table-cell>
          <table:table-cell table:style-name="ce12" table:formula="of:=[data.Q188]/[data.Q468]*(LOG([data.S468]*1000)/LOG([data.S188]*1000))" office:value-type="float" office:value="2.54956798051596" calcext:value-type="float">
            <text:p>2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491399" calcext:value-type="float">
            <text:p>491399</text:p>
          </table:table-cell>
          <table:table-cell table:number-columns-repeated="5" table:style-name="ce7" office:value-type="float" office:value="0.1" calcext:value-type="float">
            <text:p>0,10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28" table:formula="of:=[data.E189]/([data.C189]*[data.D189])" office:value-type="float" office:value="0.504698823394081" calcext:value-type="float">
            <text:p>0,50</text:p>
          </table:table-cell>
          <table:table-cell table:style-name="ce5" table:formula="of:=[data.B189]/[data.E189]" office:value-type="float" office:value="5.94417164056093" calcext:value-type="float">
            <text:p>5,944</text:p>
          </table:table-cell>
          <table:table-cell table:style-name="ce7" table:formula="of:=AVERAGE([data.F189:.J189])" office:value-type="float" office:value="0.1" calcext:value-type="float">
            <text:p>0,10</text:p>
          </table:table-cell>
          <table:table-cell table:style-name="ce9" table:formula="of:=AVERAGE([data.K189:.O189])" office:value-type="float" office:value="0.108" calcext:value-type="float">
            <text:p>0,11</text:p>
          </table:table-cell>
          <table:table-cell table:style-name="ce12" table:formula="of:=[data.Q189]/[data.Q469]*(LOG([data.R469]*1000)/LOG([data.R189]*1000))" office:value-type="float" office:value="3.32255776161811" calcext:value-type="float">
            <text:p>3,32</text:p>
          </table:table-cell>
          <table:table-cell table:style-name="ce12" table:formula="of:=[data.Q189]/[data.Q469]*(LOG([data.S469]*1000)/LOG([data.S189]*1000))" office:value-type="float" office:value="2.83953384152007" calcext:value-type="float">
            <text:p>2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616557" calcext:value-type="float">
            <text:p>616557</text:p>
          </table:table-cell>
          <table:table-cell table:number-columns-repeated="5" table:style-name="ce7" office:value-type="float" office:value="0.11" calcext:value-type="float">
            <text:p>0,11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190]/([data.C190]*[data.D190])" office:value-type="float" office:value="0.633244252543014" calcext:value-type="float">
            <text:p>0,63</text:p>
          </table:table-cell>
          <table:table-cell table:style-name="ce5" table:formula="of:=[data.B190]/[data.E190]" office:value-type="float" office:value="4.73753440476712" calcext:value-type="float">
            <text:p>4,738</text:p>
          </table:table-cell>
          <table:table-cell table:style-name="ce7" table:formula="of:=AVERAGE([data.F190:.J190])" office:value-type="float" office:value="0.11" calcext:value-type="float">
            <text:p>0,11</text:p>
          </table:table-cell>
          <table:table-cell table:style-name="ce9" table:formula="of:=AVERAGE([data.K190:.O190])" office:value-type="float" office:value="0.118" calcext:value-type="float">
            <text:p>0,12</text:p>
          </table:table-cell>
          <table:table-cell table:style-name="ce12" table:formula="of:=[data.Q190]/[data.Q470]*(LOG([data.R470]*1000)/LOG([data.R190]*1000))" office:value-type="float" office:value="3.17944288622694" calcext:value-type="float">
            <text:p>3,18</text:p>
          </table:table-cell>
          <table:table-cell table:style-name="ce12" table:formula="of:=[data.Q190]/[data.Q470]*(LOG([data.S470]*1000)/LOG([data.S190]*1000))" office:value-type="float" office:value="2.74944597842336" calcext:value-type="float">
            <text:p>2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853718" calcext:value-type="float">
            <text:p>853718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191]/([data.C191]*[data.D191])" office:value-type="float" office:value="0.904438935503009" calcext:value-type="float">
            <text:p>0,90</text:p>
          </table:table-cell>
          <table:table-cell table:style-name="ce5" table:formula="of:=[data.B191]/[data.E191]" office:value-type="float" office:value="3.31699226208186" calcext:value-type="float">
            <text:p>3,317</text:p>
          </table:table-cell>
          <table:table-cell table:style-name="ce7" table:formula="of:=AVERAGE([data.F191:.J191])" office:value-type="float" office:value="0.112" calcext:value-type="float">
            <text:p>0,11</text:p>
          </table:table-cell>
          <table:table-cell table:style-name="ce9" table:formula="of:=AVERAGE([data.K191:.O191])" office:value-type="float" office:value="0.12" calcext:value-type="float">
            <text:p>0,12</text:p>
          </table:table-cell>
          <table:table-cell table:style-name="ce12" table:formula="of:=[data.Q191]/[data.Q471]*(LOG([data.R471]*1000)/LOG([data.R191]*1000))" office:value-type="float" office:value="2.91867759919707" calcext:value-type="float">
            <text:p>2,92</text:p>
          </table:table-cell>
          <table:table-cell table:style-name="ce12" table:formula="of:=[data.Q191]/[data.Q471]*(LOG([data.S471]*1000)/LOG([data.S191]*1000))" office:value-type="float" office:value="2.57940570509417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59683" calcext:value-type="float">
            <text:p>659683</text:p>
          </table:table-cell>
          <table:table-cell table:number-columns-repeated="3" table:style-name="ce7" office:value-type="float" office:value="0.12" calcext:value-type="float">
            <text:p>0,12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data.E192]/([data.C192]*[data.D192])" office:value-type="float" office:value="0.589137338534522" calcext:value-type="float">
            <text:p>0,59</text:p>
          </table:table-cell>
          <table:table-cell table:style-name="ce5" table:formula="of:=[data.B192]/[data.E192]" office:value-type="float" office:value="5.09221550350699" calcext:value-type="float">
            <text:p>5,092</text:p>
          </table:table-cell>
          <table:table-cell table:style-name="ce7" table:formula="of:=AVERAGE([data.F192:.J192])" office:value-type="float" office:value="0.122" calcext:value-type="float">
            <text:p>0,12</text:p>
          </table:table-cell>
          <table:table-cell table:style-name="ce9" table:formula="of:=AVERAGE([data.K192:.O192])" office:value-type="float" office:value="0.13" calcext:value-type="float">
            <text:p>0,13</text:p>
          </table:table-cell>
          <table:table-cell table:style-name="ce12" table:formula="of:=[data.Q192]/[data.Q472]*(LOG([data.R472]*1000)/LOG([data.R192]*1000))" office:value-type="float" office:value="3.54932933958622" calcext:value-type="float">
            <text:p>3,55</text:p>
          </table:table-cell>
          <table:table-cell table:style-name="ce12" table:formula="of:=[data.Q192]/[data.Q472]*(LOG([data.S472]*1000)/LOG([data.S192]*1000))" office:value-type="float" office:value="3.20878677766272" calcext:value-type="float">
            <text:p>3,2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022503" calcext:value-type="float">
            <text:p>1022503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28" table:formula="of:=[data.E193]/([data.C193]*[data.D193])" office:value-type="float" office:value="0.795543878103585" calcext:value-type="float">
            <text:p>0,80</text:p>
          </table:table-cell>
          <table:table-cell table:style-name="ce5" table:formula="of:=[data.B193]/[data.E193]" office:value-type="float" office:value="3.7710207207216" calcext:value-type="float">
            <text:p>3,771</text:p>
          </table:table-cell>
          <table:table-cell table:style-name="ce7" table:formula="of:=AVERAGE([data.F193:.J193])" office:value-type="float" office:value="0.152" calcext:value-type="float">
            <text:p>0,15</text:p>
          </table:table-cell>
          <table:table-cell table:style-name="ce9" table:formula="of:=AVERAGE([data.K193:.O193])" office:value-type="float" office:value="0.154" calcext:value-type="float">
            <text:p>0,15</text:p>
          </table:table-cell>
          <table:table-cell table:style-name="ce12" table:formula="of:=[data.Q193]/[data.Q473]*(LOG([data.R473]*1000)/LOG([data.R193]*1000))" office:value-type="float" office:value="2.8947262885689" calcext:value-type="float">
            <text:p>2,89</text:p>
          </table:table-cell>
          <table:table-cell table:style-name="ce12" table:formula="of:=[data.Q193]/[data.Q473]*(LOG([data.S473]*1000)/LOG([data.S193]*1000))" office:value-type="float" office:value="2.4762243823302" calcext:value-type="float">
            <text:p>2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695534" calcext:value-type="float">
            <text:p>695534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7" office:value-type="float" office:value="0.12" calcext:value-type="float">
            <text:p>0,12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194]/([data.C194]*[data.D194])" office:value-type="float" office:value="0.61941970646908" calcext:value-type="float">
            <text:p>0,62</text:p>
          </table:table-cell>
          <table:table-cell table:style-name="ce5" table:formula="of:=[data.B194]/[data.E194]" office:value-type="float" office:value="4.84326574976924" calcext:value-type="float">
            <text:p>4,843</text:p>
          </table:table-cell>
          <table:table-cell table:style-name="ce7" table:formula="of:=AVERAGE([data.F194:.J194])" office:value-type="float" office:value="0.122" calcext:value-type="float">
            <text:p>0,12</text:p>
          </table:table-cell>
          <table:table-cell table:style-name="ce9" table:formula="of:=AVERAGE([data.K194:.O194])" office:value-type="float" office:value="0.128" calcext:value-type="float">
            <text:p>0,13</text:p>
          </table:table-cell>
          <table:table-cell table:style-name="ce12" table:formula="of:=[data.Q194]/[data.Q474]*(LOG([data.R474]*1000)/LOG([data.R194]*1000))" office:value-type="float" office:value="3.29822634611077" calcext:value-type="float">
            <text:p>3,30</text:p>
          </table:table-cell>
          <table:table-cell table:style-name="ce12" table:formula="of:=[data.Q194]/[data.Q474]*(LOG([data.S474]*1000)/LOG([data.S194]*1000))" office:value-type="float" office:value="2.75668549794982" calcext:value-type="float">
            <text:p>2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683332" calcext:value-type="float">
            <text:p>683332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195]/([data.C195]*[data.D195])" office:value-type="float" office:value="0.735993830564555" calcext:value-type="float">
            <text:p>0,74</text:p>
          </table:table-cell>
          <table:table-cell table:style-name="ce5" table:formula="of:=[data.B195]/[data.E195]" office:value-type="float" office:value="4.07614453881861" calcext:value-type="float">
            <text:p>4,076</text:p>
          </table:table-cell>
          <table:table-cell table:style-name="ce7" table:formula="of:=AVERAGE([data.F195:.J195])" office:value-type="float" office:value="0.116" calcext:value-type="float">
            <text:p>0,12</text:p>
          </table:table-cell>
          <table:table-cell table:style-name="ce9" table:formula="of:=AVERAGE([data.K195:.O195])" office:value-type="float" office:value="0.11" calcext:value-type="float">
            <text:p>0,11</text:p>
          </table:table-cell>
          <table:table-cell table:style-name="ce12" table:formula="of:=[data.Q195]/[data.Q475]*(LOG([data.R475]*1000)/LOG([data.R195]*1000))" office:value-type="float" office:value="2.8844490532894" calcext:value-type="float">
            <text:p>2,88</text:p>
          </table:table-cell>
          <table:table-cell table:style-name="ce12" table:formula="of:=[data.Q195]/[data.Q475]*(LOG([data.S475]*1000)/LOG([data.S195]*1000))" office:value-type="float" office:value="2.59246656715972" calcext:value-type="float">
            <text:p>2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990824" calcext:value-type="float">
            <text:p>990824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3" table:style-name="ce7" office:value-type="float" office:value="0.14" calcext:value-type="float">
            <text:p>0,14</text:p>
          </table:table-cell>
          <table:table-cell table:style-name="ce7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196]/([data.C196]*[data.D196])" office:value-type="float" office:value="0.75450881965026" calcext:value-type="float">
            <text:p>0,75</text:p>
          </table:table-cell>
          <table:table-cell table:style-name="ce5" table:formula="of:=[data.B196]/[data.E196]" office:value-type="float" office:value="3.97611281115516" calcext:value-type="float">
            <text:p>3,976</text:p>
          </table:table-cell>
          <table:table-cell table:style-name="ce7" table:formula="of:=AVERAGE([data.F196:.J196])" office:value-type="float" office:value="0.15" calcext:value-type="float">
            <text:p>0,15</text:p>
          </table:table-cell>
          <table:table-cell table:style-name="ce9" table:formula="of:=AVERAGE([data.K196:.O196])" office:value-type="float" office:value="0.156" calcext:value-type="float">
            <text:p>0,16</text:p>
          </table:table-cell>
          <table:table-cell table:style-name="ce12" table:formula="of:=[data.Q196]/[data.Q476]*(LOG([data.R476]*1000)/LOG([data.R196]*1000))" office:value-type="float" office:value="2.94800262298313" calcext:value-type="float">
            <text:p>2,95</text:p>
          </table:table-cell>
          <table:table-cell table:style-name="ce12" table:formula="of:=[data.Q196]/[data.Q476]*(LOG([data.S476]*1000)/LOG([data.S196]*1000))" office:value-type="float" office:value="2.55581492736496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838190" calcext:value-type="float">
            <text:p>838190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7" office:value-type="float" office:value="0.13" calcext:value-type="float">
            <text:p>0,13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28" table:formula="of:=[data.E197]/([data.C197]*[data.D197])" office:value-type="float" office:value="0.750098439289805" calcext:value-type="float">
            <text:p>0,75</text:p>
          </table:table-cell>
          <table:table-cell table:style-name="ce5" table:formula="of:=[data.B197]/[data.E197]" office:value-type="float" office:value="3.99949414810484" calcext:value-type="float">
            <text:p>3,999</text:p>
          </table:table-cell>
          <table:table-cell table:style-name="ce7" table:formula="of:=AVERAGE([data.F197:.J197])" office:value-type="float" office:value="0.132" calcext:value-type="float">
            <text:p>0,13</text:p>
          </table:table-cell>
          <table:table-cell table:style-name="ce9" table:formula="of:=AVERAGE([data.K197:.O197])" office:value-type="float" office:value="0.132" calcext:value-type="float">
            <text:p>0,13</text:p>
          </table:table-cell>
          <table:table-cell table:style-name="ce12" table:formula="of:=[data.Q197]/[data.Q477]*(LOG([data.R477]*1000)/LOG([data.R197]*1000))" office:value-type="float" office:value="3.20507987540991" calcext:value-type="float">
            <text:p>3,21</text:p>
          </table:table-cell>
          <table:table-cell table:style-name="ce12" table:formula="of:=[data.Q197]/[data.Q477]*(LOG([data.S477]*1000)/LOG([data.S197]*1000))" office:value-type="float" office:value="2.87703275088316" calcext:value-type="float">
            <text:p>2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243563" calcext:value-type="float">
            <text:p>1243563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2" table:style-name="ce7" office:value-type="float" office:value="0.15" calcext:value-type="float">
            <text:p>0,15</text:p>
          </table:table-cell>
          <table:table-cell table:number-columns-repeated="2" table:style-name="ce7" office:value-type="float" office:value="0.16" calcext:value-type="float">
            <text:p>0,16</text:p>
          </table:table-cell>
          <table:table-cell table:number-columns-repeated="5" table:style-name="ce9" office:value-type="float" office:value="0.16" calcext:value-type="float">
            <text:p>0,16</text:p>
          </table:table-cell>
          <table:table-cell table:style-name="ce28" table:formula="of:=[data.E198]/([data.C198]*[data.D198])" office:value-type="float" office:value="0.951027072499235" calcext:value-type="float">
            <text:p>0,95</text:p>
          </table:table-cell>
          <table:table-cell table:style-name="ce5" table:formula="of:=[data.B198]/[data.E198]" office:value-type="float" office:value="3.15449719877481" calcext:value-type="float">
            <text:p>3,154</text:p>
          </table:table-cell>
          <table:table-cell table:style-name="ce7" table:formula="of:=AVERAGE([data.F198:.J198])" office:value-type="float" office:value="0.158" calcext:value-type="float">
            <text:p>0,16</text:p>
          </table:table-cell>
          <table:table-cell table:style-name="ce9" table:formula="of:=AVERAGE([data.K198:.O198])" office:value-type="float" office:value="0.16" calcext:value-type="float">
            <text:p>0,16</text:p>
          </table:table-cell>
          <table:table-cell table:style-name="ce12" table:formula="of:=[data.Q198]/[data.Q478]*(LOG([data.R478]*1000)/LOG([data.R198]*1000))" office:value-type="float" office:value="2.74597941662289" calcext:value-type="float">
            <text:p>2,75</text:p>
          </table:table-cell>
          <table:table-cell table:style-name="ce12" table:formula="of:=[data.Q198]/[data.Q478]*(LOG([data.S478]*1000)/LOG([data.S198]*1000))" office:value-type="float" office:value="2.41474274182315" calcext:value-type="float">
            <text:p>2,4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790276" calcext:value-type="float">
            <text:p>790276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4" table:style-name="ce7" office:value-type="float" office:value="0.14" calcext:value-type="float">
            <text:p>0,14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8" table:formula="of:=[data.E199]/([data.C199]*[data.D199])" office:value-type="float" office:value="0.615173122431187" calcext:value-type="float">
            <text:p>0,62</text:p>
          </table:table-cell>
          <table:table-cell table:style-name="ce5" table:formula="of:=[data.B199]/[data.E199]" office:value-type="float" office:value="4.87669750821232" calcext:value-type="float">
            <text:p>4,877</text:p>
          </table:table-cell>
          <table:table-cell table:style-name="ce7" table:formula="of:=AVERAGE([data.F199:.J199])" office:value-type="float" office:value="0.142" calcext:value-type="float">
            <text:p>0,14</text:p>
          </table:table-cell>
          <table:table-cell table:style-name="ce9" table:formula="of:=AVERAGE([data.K199:.O199])" office:value-type="float" office:value="0.142" calcext:value-type="float">
            <text:p>0,14</text:p>
          </table:table-cell>
          <table:table-cell table:style-name="ce12" table:formula="of:=[data.Q199]/[data.Q479]*(LOG([data.R479]*1000)/LOG([data.R199]*1000))" office:value-type="float" office:value="2.96226474584185" calcext:value-type="float">
            <text:p>2,96</text:p>
          </table:table-cell>
          <table:table-cell table:style-name="ce12" table:formula="of:=[data.Q199]/[data.Q479]*(LOG([data.S479]*1000)/LOG([data.S199]*1000))" office:value-type="float" office:value="2.41506261026569" calcext:value-type="float">
            <text:p>2,4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851081" calcext:value-type="float">
            <text:p>851081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7" office:value-type="float" office:value="0.13" calcext:value-type="float">
            <text:p>0,13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28" table:formula="of:=[data.E200]/([data.C200]*[data.D200])" office:value-type="float" office:value="0.784982346495678" calcext:value-type="float">
            <text:p>0,78</text:p>
          </table:table-cell>
          <table:table-cell table:style-name="ce5" table:formula="of:=[data.B200]/[data.E200]" office:value-type="float" office:value="3.82176079597594" calcext:value-type="float">
            <text:p>3,822</text:p>
          </table:table-cell>
          <table:table-cell table:style-name="ce7" table:formula="of:=AVERAGE([data.F200:.J200])" office:value-type="float" office:value="0.142" calcext:value-type="float">
            <text:p>0,14</text:p>
          </table:table-cell>
          <table:table-cell table:style-name="ce9" table:formula="of:=AVERAGE([data.K200:.O200])" office:value-type="float" office:value="0.132" calcext:value-type="float">
            <text:p>0,13</text:p>
          </table:table-cell>
          <table:table-cell table:style-name="ce12" table:formula="of:=[data.Q200]/[data.Q480]*(LOG([data.R480]*1000)/LOG([data.R200]*1000))" office:value-type="float" office:value="2.91580498436774" calcext:value-type="float">
            <text:p>2,92</text:p>
          </table:table-cell>
          <table:table-cell table:style-name="ce12" table:formula="of:=[data.Q200]/[data.Q480]*(LOG([data.S480]*1000)/LOG([data.S200]*1000))" office:value-type="float" office:value="2.6458721407314" calcext:value-type="float">
            <text:p>2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007180" calcext:value-type="float">
            <text:p>1007180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14" calcext:value-type="float">
            <text:p>0,14</text:p>
          </table:table-cell>
          <table:table-cell table:number-columns-repeated="5" table:style-name="ce9" office:value-type="float" office:value="0.15" calcext:value-type="float">
            <text:p>0,15</text:p>
          </table:table-cell>
          <table:table-cell table:style-name="ce28" table:formula="of:=[data.E201]/([data.C201]*[data.D201])" office:value-type="float" office:value="0.766415248252855" calcext:value-type="float">
            <text:p>0,77</text:p>
          </table:table-cell>
          <table:table-cell table:style-name="ce5" table:formula="of:=[data.B201]/[data.E201]" office:value-type="float" office:value="3.91434301713696" calcext:value-type="float">
            <text:p>3,914</text:p>
          </table:table-cell>
          <table:table-cell table:style-name="ce7" table:formula="of:=AVERAGE([data.F201:.J201])" office:value-type="float" office:value="0.144" calcext:value-type="float">
            <text:p>0,14</text:p>
          </table:table-cell>
          <table:table-cell table:style-name="ce9" table:formula="of:=AVERAGE([data.K201:.O201])" office:value-type="float" office:value="0.15" calcext:value-type="float">
            <text:p>0,15</text:p>
          </table:table-cell>
          <table:table-cell table:style-name="ce12" table:formula="of:=[data.Q201]/[data.Q481]*(LOG([data.R481]*1000)/LOG([data.R201]*1000))" office:value-type="float" office:value="3.01808317624257" calcext:value-type="float">
            <text:p>3,02</text:p>
          </table:table-cell>
          <table:table-cell table:style-name="ce12" table:formula="of:=[data.Q201]/[data.Q481]*(LOG([data.S481]*1000)/LOG([data.S201]*1000))" office:value-type="float" office:value="2.6661560195016" calcext:value-type="float">
            <text:p>2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655337" calcext:value-type="float">
            <text:p>655337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202]/([data.C202]*[data.D202])" office:value-type="float" office:value="0.685384245314592" calcext:value-type="float">
            <text:p>0,69</text:p>
          </table:table-cell>
          <table:table-cell table:style-name="ce5" table:formula="of:=[data.B202]/[data.E202]" office:value-type="float" office:value="4.3771311554208" calcext:value-type="float">
            <text:p>4,377</text:p>
          </table:table-cell>
          <table:table-cell table:style-name="ce7" table:formula="of:=AVERAGE([data.F202:.J202])" office:value-type="float" office:value="0.114" calcext:value-type="float">
            <text:p>0,11</text:p>
          </table:table-cell>
          <table:table-cell table:style-name="ce9" table:formula="of:=AVERAGE([data.K202:.O202])" office:value-type="float" office:value="0.118" calcext:value-type="float">
            <text:p>0,12</text:p>
          </table:table-cell>
          <table:table-cell table:style-name="ce12" table:formula="of:=[data.Q202]/[data.Q482]*(LOG([data.R482]*1000)/LOG([data.R202]*1000))" office:value-type="float" office:value="3.05991168607449" calcext:value-type="float">
            <text:p>3,06</text:p>
          </table:table-cell>
          <table:table-cell table:style-name="ce12" table:formula="of:=[data.Q202]/[data.Q482]*(LOG([data.S482]*1000)/LOG([data.S202]*1000))" office:value-type="float" office:value="2.71729044639368" calcext:value-type="float">
            <text:p>2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706041" calcext:value-type="float">
            <text:p>706041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4"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data.E203]/([data.C203]*[data.D203])" office:value-type="float" office:value="0.630245192204695" calcext:value-type="float">
            <text:p>0,63</text:p>
          </table:table-cell>
          <table:table-cell table:style-name="ce5" table:formula="of:=[data.B203]/[data.E203]" office:value-type="float" office:value="4.76007483984641" calcext:value-type="float">
            <text:p>4,760</text:p>
          </table:table-cell>
          <table:table-cell table:style-name="ce7" table:formula="of:=AVERAGE([data.F203:.J203])" office:value-type="float" office:value="0.136" calcext:value-type="float">
            <text:p>0,14</text:p>
          </table:table-cell>
          <table:table-cell table:style-name="ce9" table:formula="of:=AVERAGE([data.K203:.O203])" office:value-type="float" office:value="0.13" calcext:value-type="float">
            <text:p>0,13</text:p>
          </table:table-cell>
          <table:table-cell table:style-name="ce12" table:formula="of:=[data.Q203]/[data.Q483]*(LOG([data.R483]*1000)/LOG([data.R203]*1000))" office:value-type="float" office:value="2.98525541844821" calcext:value-type="float">
            <text:p>2,99</text:p>
          </table:table-cell>
          <table:table-cell table:style-name="ce12" table:formula="of:=[data.Q203]/[data.Q483]*(LOG([data.S483]*1000)/LOG([data.S203]*1000))" office:value-type="float" office:value="2.64857357888001" calcext:value-type="float">
            <text:p>2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751043" calcext:value-type="float">
            <text:p>751043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28" table:formula="of:=[data.E204]/([data.C204]*[data.D204])" office:value-type="float" office:value="0.771370146089757" calcext:value-type="float">
            <text:p>0,77</text:p>
          </table:table-cell>
          <table:table-cell table:style-name="ce5" table:formula="of:=[data.B204]/[data.E204]" office:value-type="float" office:value="3.88920474593332" calcext:value-type="float">
            <text:p>3,889</text:p>
          </table:table-cell>
          <table:table-cell table:style-name="ce7" table:formula="of:=AVERAGE([data.F204:.J204])" office:value-type="float" office:value="0.12" calcext:value-type="float">
            <text:p>0,12</text:p>
          </table:table-cell>
          <table:table-cell table:style-name="ce9" table:formula="of:=AVERAGE([data.K204:.O204])" office:value-type="float" office:value="0.118" calcext:value-type="float">
            <text:p>0,12</text:p>
          </table:table-cell>
          <table:table-cell table:style-name="ce12" table:formula="of:=[data.Q204]/[data.Q484]*(LOG([data.R484]*1000)/LOG([data.R204]*1000))" office:value-type="float" office:value="3.32276436351905" calcext:value-type="float">
            <text:p>3,32</text:p>
          </table:table-cell>
          <table:table-cell table:style-name="ce12" table:formula="of:=[data.Q204]/[data.Q484]*(LOG([data.S484]*1000)/LOG([data.S204]*1000))" office:value-type="float" office:value="3.00281161976039" calcext:value-type="float">
            <text:p>3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715270" calcext:value-type="float">
            <text:p>715270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3" table:style-name="ce7" office:value-type="float" office:value="0.11" calcext:value-type="float">
            <text:p>0,11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205]/([data.C205]*[data.D205])" office:value-type="float" office:value="0.734628941876325" calcext:value-type="float">
            <text:p>0,73</text:p>
          </table:table-cell>
          <table:table-cell table:style-name="ce5" table:formula="of:=[data.B205]/[data.E205]" office:value-type="float" office:value="4.08371663847219" calcext:value-type="float">
            <text:p>4,084</text:p>
          </table:table-cell>
          <table:table-cell table:style-name="ce7" table:formula="of:=AVERAGE([data.F205:.J205])" office:value-type="float" office:value="0.12" calcext:value-type="float">
            <text:p>0,12</text:p>
          </table:table-cell>
          <table:table-cell table:style-name="ce9" table:formula="of:=AVERAGE([data.K205:.O205])" office:value-type="float" office:value="0.118" calcext:value-type="float">
            <text:p>0,12</text:p>
          </table:table-cell>
          <table:table-cell table:style-name="ce12" table:formula="of:=[data.Q205]/[data.Q485]*(LOG([data.R485]*1000)/LOG([data.R205]*1000))" office:value-type="float" office:value="3.41732794151843" calcext:value-type="float">
            <text:p>3,42</text:p>
          </table:table-cell>
          <table:table-cell table:style-name="ce12" table:formula="of:=[data.Q205]/[data.Q485]*(LOG([data.S485]*1000)/LOG([data.S205]*1000))" office:value-type="float" office:value="3.03511268129587" calcext:value-type="float">
            <text:p>3,0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70696" calcext:value-type="float">
            <text:p>970696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4" table:style-name="ce7" office:value-type="float" office:value="0.13" calcext:value-type="float">
            <text:p>0,13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data.E206]/([data.C206]*[data.D206])" office:value-type="float" office:value="0.866891003657979" calcext:value-type="float">
            <text:p>0,87</text:p>
          </table:table-cell>
          <table:table-cell table:style-name="ce5" table:formula="of:=[data.B206]/[data.E206]" office:value-type="float" office:value="3.46065915590463" calcext:value-type="float">
            <text:p>3,461</text:p>
          </table:table-cell>
          <table:table-cell table:style-name="ce7" table:formula="of:=AVERAGE([data.F206:.J206])" office:value-type="float" office:value="0.14" calcext:value-type="float">
            <text:p>0,14</text:p>
          </table:table-cell>
          <table:table-cell table:style-name="ce9" table:formula="of:=AVERAGE([data.K206:.O206])" office:value-type="float" office:value="0.14" calcext:value-type="float">
            <text:p>0,14</text:p>
          </table:table-cell>
          <table:table-cell table:style-name="ce12" table:formula="of:=[data.Q206]/[data.Q486]*(LOG([data.R486]*1000)/LOG([data.R206]*1000))" office:value-type="float" office:value="2.91647470110192" calcext:value-type="float">
            <text:p>2,92</text:p>
          </table:table-cell>
          <table:table-cell table:style-name="ce12" table:formula="of:=[data.Q206]/[data.Q486]*(LOG([data.S486]*1000)/LOG([data.S206]*1000))" office:value-type="float" office:value="2.58219132882055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707636" calcext:value-type="float">
            <text:p>707636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207]/([data.C207]*[data.D207])" office:value-type="float" office:value="0.708599695585997" calcext:value-type="float">
            <text:p>0,71</text:p>
          </table:table-cell>
          <table:table-cell table:style-name="ce5" table:formula="of:=[data.B207]/[data.E207]" office:value-type="float" office:value="4.23372468331176" calcext:value-type="float">
            <text:p>4,234</text:p>
          </table:table-cell>
          <table:table-cell table:style-name="ce7" table:formula="of:=AVERAGE([data.F207:.J207])" office:value-type="float" office:value="0.118" calcext:value-type="float">
            <text:p>0,12</text:p>
          </table:table-cell>
          <table:table-cell table:style-name="ce9" table:formula="of:=AVERAGE([data.K207:.O207])" office:value-type="float" office:value="0.12" calcext:value-type="float">
            <text:p>0,12</text:p>
          </table:table-cell>
          <table:table-cell table:style-name="ce12" table:formula="of:=[data.Q207]/[data.Q487]*(LOG([data.R487]*1000)/LOG([data.R207]*1000))" office:value-type="float" office:value="2.95438958762517" calcext:value-type="float">
            <text:p>2,95</text:p>
          </table:table-cell>
          <table:table-cell table:style-name="ce12" table:formula="of:=[data.Q207]/[data.Q487]*(LOG([data.S487]*1000)/LOG([data.S207]*1000))" office:value-type="float" office:value="2.59499521431145" calcext:value-type="float">
            <text:p>2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477168" calcext:value-type="float">
            <text:p>477168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4" table:style-name="ce7" office:value-type="float" office:value="0.1" calcext:value-type="float">
            <text:p>0,10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28" table:formula="of:=[data.E208]/([data.C208]*[data.D208])" office:value-type="float" office:value="0.49705" calcext:value-type="float">
            <text:p>0,50</text:p>
          </table:table-cell>
          <table:table-cell table:style-name="ce5" table:formula="of:=[data.B208]/[data.E208]" office:value-type="float" office:value="6.03564363075479" calcext:value-type="float">
            <text:p>6,036</text:p>
          </table:table-cell>
          <table:table-cell table:style-name="ce7" table:formula="of:=AVERAGE([data.F208:.J208])" office:value-type="float" office:value="0.102" calcext:value-type="float">
            <text:p>0,10</text:p>
          </table:table-cell>
          <table:table-cell table:style-name="ce9" table:formula="of:=AVERAGE([data.K208:.O208])" office:value-type="float" office:value="0.102" calcext:value-type="float">
            <text:p>0,10</text:p>
          </table:table-cell>
          <table:table-cell table:style-name="ce12" table:formula="of:=[data.Q208]/[data.Q488]*(LOG([data.R488]*1000)/LOG([data.R208]*1000))" office:value-type="float" office:value="3.26330266106775" calcext:value-type="float">
            <text:p>3,26</text:p>
          </table:table-cell>
          <table:table-cell table:style-name="ce12" table:formula="of:=[data.Q208]/[data.Q488]*(LOG([data.S488]*1000)/LOG([data.S208]*1000))" office:value-type="float" office:value="2.80113174096807" calcext:value-type="float">
            <text:p>2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76253" calcext:value-type="float">
            <text:p>876253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7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28" table:formula="of:=[data.E209]/([data.C209]*[data.D209])" office:value-type="float" office:value="0.782547618026978" calcext:value-type="float">
            <text:p>0,78</text:p>
          </table:table-cell>
          <table:table-cell table:style-name="ce5" table:formula="of:=[data.B209]/[data.E209]" office:value-type="float" office:value="3.83365078350659" calcext:value-type="float">
            <text:p>3,834</text:p>
          </table:table-cell>
          <table:table-cell table:style-name="ce7" table:formula="of:=AVERAGE([data.F209:.J209])" office:value-type="float" office:value="0.132" calcext:value-type="float">
            <text:p>0,13</text:p>
          </table:table-cell>
          <table:table-cell table:style-name="ce9" table:formula="of:=AVERAGE([data.K209:.O209])" office:value-type="float" office:value="0.132" calcext:value-type="float">
            <text:p>0,13</text:p>
          </table:table-cell>
          <table:table-cell table:style-name="ce12" table:formula="of:=[data.Q209]/[data.Q489]*(LOG([data.R489]*1000)/LOG([data.R209]*1000))" office:value-type="float" office:value="2.95091246690595" calcext:value-type="float">
            <text:p>2,95</text:p>
          </table:table-cell>
          <table:table-cell table:style-name="ce12" table:formula="of:=[data.Q209]/[data.Q489]*(LOG([data.S489]*1000)/LOG([data.S209]*1000))" office:value-type="float" office:value="2.58046282626678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582449" calcext:value-type="float">
            <text:p>582449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data.E210]/([data.C210]*[data.D210])" office:value-type="float" office:value="0.578276159234961" calcext:value-type="float">
            <text:p>0,58</text:p>
          </table:table-cell>
          <table:table-cell table:style-name="ce5" table:formula="of:=[data.B210]/[data.E210]" office:value-type="float" office:value="5.18786022467203" calcext:value-type="float">
            <text:p>5,188</text:p>
          </table:table-cell>
          <table:table-cell table:style-name="ce7" table:formula="of:=AVERAGE([data.F210:.J210])" office:value-type="float" office:value="0.122" calcext:value-type="float">
            <text:p>0,12</text:p>
          </table:table-cell>
          <table:table-cell table:style-name="ce9" table:formula="of:=AVERAGE([data.K210:.O210])" office:value-type="float" office:value="0.112" calcext:value-type="float">
            <text:p>0,11</text:p>
          </table:table-cell>
          <table:table-cell table:style-name="ce12" table:formula="of:=[data.Q210]/[data.Q490]*(LOG([data.R490]*1000)/LOG([data.R210]*1000))" office:value-type="float" office:value="3.1710147932835" calcext:value-type="float">
            <text:p>3,17</text:p>
          </table:table-cell>
          <table:table-cell table:style-name="ce12" table:formula="of:=[data.Q210]/[data.Q490]*(LOG([data.S490]*1000)/LOG([data.S210]*1000))" office:value-type="float" office:value="2.81145813884881" calcext:value-type="float">
            <text:p>2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21668" calcext:value-type="float">
            <text:p>721668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2" table:style-name="ce7" office:value-type="float" office:value="0.13" calcext:value-type="float">
            <text:p>0,13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data.E211]/([data.C211]*[data.D211])" office:value-type="float" office:value="0.644493741426612" calcext:value-type="float">
            <text:p>0,64</text:p>
          </table:table-cell>
          <table:table-cell table:style-name="ce5" table:formula="of:=[data.B211]/[data.E211]" office:value-type="float" office:value="4.65483851300044" calcext:value-type="float">
            <text:p>4,655</text:p>
          </table:table-cell>
          <table:table-cell table:style-name="ce7" table:formula="of:=AVERAGE([data.F211:.J211])" office:value-type="float" office:value="0.132" calcext:value-type="float">
            <text:p>0,13</text:p>
          </table:table-cell>
          <table:table-cell table:style-name="ce9" table:formula="of:=AVERAGE([data.K211:.O211])" office:value-type="float" office:value="0.13" calcext:value-type="float">
            <text:p>0,13</text:p>
          </table:table-cell>
          <table:table-cell table:style-name="ce12" table:formula="of:=[data.Q211]/[data.Q491]*(LOG([data.R491]*1000)/LOG([data.R211]*1000))" office:value-type="float" office:value="3.57129411475501" calcext:value-type="float">
            <text:p>3,57</text:p>
          </table:table-cell>
          <table:table-cell table:style-name="ce12" table:formula="of:=[data.Q211]/[data.Q491]*(LOG([data.S491]*1000)/LOG([data.S211]*1000))" office:value-type="float" office:value="3.22814662167191" calcext:value-type="float">
            <text:p>3,2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829706" calcext:value-type="float">
            <text:p>829706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3" table:style-name="ce7" office:value-type="float" office:value="0.13" calcext:value-type="float">
            <text:p>0,13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data.E212]/([data.C212]*[data.D212])" office:value-type="float" office:value="0.709150427350427" calcext:value-type="float">
            <text:p>0,71</text:p>
          </table:table-cell>
          <table:table-cell table:style-name="ce5" table:formula="of:=[data.B212]/[data.E212]" office:value-type="float" office:value="4.23043343063688" calcext:value-type="float">
            <text:p>4,230</text:p>
          </table:table-cell>
          <table:table-cell table:style-name="ce7" table:formula="of:=AVERAGE([data.F212:.J212])" office:value-type="float" office:value="0.146" calcext:value-type="float">
            <text:p>0,15</text:p>
          </table:table-cell>
          <table:table-cell table:style-name="ce9" table:formula="of:=AVERAGE([data.K212:.O212])" office:value-type="float" office:value="0.14" calcext:value-type="float">
            <text:p>0,14</text:p>
          </table:table-cell>
          <table:table-cell table:style-name="ce12" table:formula="of:=[data.Q212]/[data.Q492]*(LOG([data.R492]*1000)/LOG([data.R212]*1000))" office:value-type="float" office:value="3.40798621517504" calcext:value-type="float">
            <text:p>3,41</text:p>
          </table:table-cell>
          <table:table-cell table:style-name="ce12" table:formula="of:=[data.Q212]/[data.Q492]*(LOG([data.S492]*1000)/LOG([data.S212]*1000))" office:value-type="float" office:value="3.10140107122581" calcext:value-type="float">
            <text:p>3,1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103968" calcext:value-type="float">
            <text:p>1103968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3" table:style-name="ce7" office:value-type="float" office:value="0.13" calcext:value-type="float">
            <text:p>0,13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data.E213]/([data.C213]*[data.D213])" office:value-type="float" office:value="1.04269900638483" calcext:value-type="float">
            <text:p>1,04</text:p>
          </table:table-cell>
          <table:table-cell table:style-name="ce5" table:formula="of:=[data.B213]/[data.E213]" office:value-type="float" office:value="2.87716310617699" calcext:value-type="float">
            <text:p>2,877</text:p>
          </table:table-cell>
          <table:table-cell table:style-name="ce7" table:formula="of:=AVERAGE([data.F213:.J213])" office:value-type="float" office:value="0.13" calcext:value-type="float">
            <text:p>0,13</text:p>
          </table:table-cell>
          <table:table-cell table:style-name="ce9" table:formula="of:=AVERAGE([data.K213:.O213])" office:value-type="float" office:value="0.13" calcext:value-type="float">
            <text:p>0,13</text:p>
          </table:table-cell>
          <table:table-cell table:style-name="ce12" table:formula="of:=[data.Q213]/[data.Q493]*(LOG([data.R493]*1000)/LOG([data.R213]*1000))" office:value-type="float" office:value="2.87457658637226" calcext:value-type="float">
            <text:p>2,87</text:p>
          </table:table-cell>
          <table:table-cell table:style-name="ce12" table:formula="of:=[data.Q213]/[data.Q493]*(LOG([data.S493]*1000)/LOG([data.S213]*1000))" office:value-type="float" office:value="2.56028534381011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583761" calcext:value-type="float">
            <text:p>583761</text:p>
          </table:table-cell>
          <table:table-cell table:style-name="ce7" office:value-type="float" office:value="0.38" calcext:value-type="float">
            <text:p>0,38</text:p>
          </table:table-cell>
          <table:table-cell table:number-columns-repeated="4" table:style-name="ce7" office:value-type="float" office:value="0.12" calcext:value-type="float">
            <text:p>0,12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214]/([data.C214]*[data.D214])" office:value-type="float" office:value="0.521334340706447" calcext:value-type="float">
            <text:p>0,52</text:p>
          </table:table-cell>
          <table:table-cell table:style-name="ce5" table:formula="of:=[data.B214]/[data.E214]" office:value-type="float" office:value="5.75449199244211" calcext:value-type="float">
            <text:p>5,754</text:p>
          </table:table-cell>
          <table:table-cell table:style-name="ce7" table:formula="of:=AVERAGE([data.F214:.J214])" office:value-type="float" office:value="0.172" calcext:value-type="float">
            <text:p>0,17</text:p>
          </table:table-cell>
          <table:table-cell table:style-name="ce9" table:formula="of:=AVERAGE([data.K214:.O214])" office:value-type="float" office:value="0.122" calcext:value-type="float">
            <text:p>0,12</text:p>
          </table:table-cell>
          <table:table-cell table:style-name="ce12" table:formula="of:=[data.Q214]/[data.Q494]*(LOG([data.R494]*1000)/LOG([data.R214]*1000))" office:value-type="float" office:value="3.23045273288538" calcext:value-type="float">
            <text:p>3,23</text:p>
          </table:table-cell>
          <table:table-cell table:style-name="ce12" table:formula="of:=[data.Q214]/[data.Q494]*(LOG([data.S494]*1000)/LOG([data.S214]*1000))" office:value-type="float" office:value="2.9486014430234" calcext:value-type="float">
            <text:p>2,9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694002" calcext:value-type="float">
            <text:p>694002</text:p>
          </table:table-cell>
          <table:table-cell table:number-columns-repeated="5" table:style-name="ce7" office:value-type="float" office:value="0.11" calcext:value-type="float">
            <text:p>0,11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215]/([data.C215]*[data.D215])" office:value-type="float" office:value="0.751474792099792" calcext:value-type="float">
            <text:p>0,75</text:p>
          </table:table-cell>
          <table:table-cell table:style-name="ce5" table:formula="of:=[data.B215]/[data.E215]" office:value-type="float" office:value="3.99217293321921" calcext:value-type="float">
            <text:p>3,992</text:p>
          </table:table-cell>
          <table:table-cell table:style-name="ce7" table:formula="of:=AVERAGE([data.F215:.J215])" office:value-type="float" office:value="0.11" calcext:value-type="float">
            <text:p>0,11</text:p>
          </table:table-cell>
          <table:table-cell table:style-name="ce9" table:formula="of:=AVERAGE([data.K215:.O215])" office:value-type="float" office:value="0.11" calcext:value-type="float">
            <text:p>0,11</text:p>
          </table:table-cell>
          <table:table-cell table:style-name="ce12" table:formula="of:=[data.Q215]/[data.Q495]*(LOG([data.R495]*1000)/LOG([data.R215]*1000))" office:value-type="float" office:value="3.32099292460339" calcext:value-type="float">
            <text:p>3,32</text:p>
          </table:table-cell>
          <table:table-cell table:style-name="ce12" table:formula="of:=[data.Q215]/[data.Q495]*(LOG([data.S495]*1000)/LOG([data.S215]*1000))" office:value-type="float" office:value="3.03168496453372" calcext:value-type="float">
            <text:p>3,0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950141" calcext:value-type="float">
            <text:p>950141</text:p>
          </table:table-cell>
          <table:table-cell table:number-columns-repeated="3" table:style-name="ce7" office:value-type="float" office:value="0.15" calcext:value-type="float">
            <text:p>0,15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5" calcext:value-type="float">
            <text:p>0,15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216]/([data.C216]*[data.D216])" office:value-type="float" office:value="0.737655039842988" calcext:value-type="float">
            <text:p>0,74</text:p>
          </table:table-cell>
          <table:table-cell table:style-name="ce5" table:formula="of:=[data.B216]/[data.E216]" office:value-type="float" office:value="4.0669584830041" calcext:value-type="float">
            <text:p>4,067</text:p>
          </table:table-cell>
          <table:table-cell table:style-name="ce7" table:formula="of:=AVERAGE([data.F216:.J216])" office:value-type="float" office:value="0.152" calcext:value-type="float">
            <text:p>0,15</text:p>
          </table:table-cell>
          <table:table-cell table:style-name="ce9" table:formula="of:=AVERAGE([data.K216:.O216])" office:value-type="float" office:value="0.154" calcext:value-type="float">
            <text:p>0,15</text:p>
          </table:table-cell>
          <table:table-cell table:style-name="ce12" table:formula="of:=[data.Q216]/[data.Q496]*(LOG([data.R496]*1000)/LOG([data.R216]*1000))" office:value-type="float" office:value="3.25403147423039" calcext:value-type="float">
            <text:p>3,25</text:p>
          </table:table-cell>
          <table:table-cell table:style-name="ce12" table:formula="of:=[data.Q216]/[data.Q496]*(LOG([data.S496]*1000)/LOG([data.S216]*1000))" office:value-type="float" office:value="2.9007688374704" calcext:value-type="float">
            <text:p>2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738659" calcext:value-type="float">
            <text:p>738659</text:p>
          </table:table-cell>
          <table:table-cell table:style-name="ce7" office:value-type="float" office:value="0.21" calcext:value-type="float">
            <text:p>0,21</text:p>
          </table:table-cell>
          <table:table-cell table:number-columns-repeated="4" table:style-name="ce7" office:value-type="float" office:value="0.12" calcext:value-type="float">
            <text:p>0,12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217]/([data.C217]*[data.D217])" office:value-type="float" office:value="0.678655036309646" calcext:value-type="float">
            <text:p>0,68</text:p>
          </table:table-cell>
          <table:table-cell table:style-name="ce5" table:formula="of:=[data.B217]/[data.E217]" office:value-type="float" office:value="4.42052963546102" calcext:value-type="float">
            <text:p>4,421</text:p>
          </table:table-cell>
          <table:table-cell table:style-name="ce7" table:formula="of:=AVERAGE([data.F217:.J217])" office:value-type="float" office:value="0.138" calcext:value-type="float">
            <text:p>0,14</text:p>
          </table:table-cell>
          <table:table-cell table:style-name="ce9" table:formula="of:=AVERAGE([data.K217:.O217])" office:value-type="float" office:value="0.126" calcext:value-type="float">
            <text:p>0,13</text:p>
          </table:table-cell>
          <table:table-cell table:style-name="ce12" table:formula="of:=[data.Q217]/[data.Q497]*(LOG([data.R497]*1000)/LOG([data.R217]*1000))" office:value-type="float" office:value="2.82029272856309" calcext:value-type="float">
            <text:p>2,82</text:p>
          </table:table-cell>
          <table:table-cell table:style-name="ce12" table:formula="of:=[data.Q217]/[data.Q497]*(LOG([data.S497]*1000)/LOG([data.S217]*1000))" office:value-type="float" office:value="2.56918152202853" calcext:value-type="float">
            <text:p>2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788041" calcext:value-type="float">
            <text:p>788041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218]/([data.C218]*[data.D218])" office:value-type="float" office:value="0.839770886615516" calcext:value-type="float">
            <text:p>0,84</text:p>
          </table:table-cell>
          <table:table-cell table:style-name="ce5" table:formula="of:=[data.B218]/[data.E218]" office:value-type="float" office:value="3.57242326224143" calcext:value-type="float">
            <text:p>3,572</text:p>
          </table:table-cell>
          <table:table-cell table:style-name="ce7" table:formula="of:=AVERAGE([data.F218:.J218])" office:value-type="float" office:value="0.11" calcext:value-type="float">
            <text:p>0,11</text:p>
          </table:table-cell>
          <table:table-cell table:style-name="ce9" table:formula="of:=AVERAGE([data.K218:.O218])" office:value-type="float" office:value="0.11" calcext:value-type="float">
            <text:p>0,11</text:p>
          </table:table-cell>
          <table:table-cell table:style-name="ce12" table:formula="of:=[data.Q218]/[data.Q498]*(LOG([data.R498]*1000)/LOG([data.R218]*1000))" office:value-type="float" office:value="2.985604528317" calcext:value-type="float">
            <text:p>2,99</text:p>
          </table:table-cell>
          <table:table-cell table:style-name="ce12" table:formula="of:=[data.Q218]/[data.Q498]*(LOG([data.S498]*1000)/LOG([data.S218]*1000))" office:value-type="float" office:value="2.67597331404727" calcext:value-type="float">
            <text:p>2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12194" calcext:value-type="float">
            <text:p>612194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4" table:style-name="ce7" office:value-type="float" office:value="0.12" calcext:value-type="float">
            <text:p>0,12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25" office:value-type="float" office:value="0.12" calcext:value-type="float">
            <text:p>0,12</text:p>
          </table:table-cell>
          <table:table-cell table:style-name="ce28" table:formula="of:=[data.E219]/([data.C219]*[data.D219])" office:value-type="float" office:value="0.546726751828989" calcext:value-type="float">
            <text:p>0,55</text:p>
          </table:table-cell>
          <table:table-cell table:style-name="ce5" table:formula="of:=[data.B219]/[data.E219]" office:value-type="float" office:value="5.48722790487983" calcext:value-type="float">
            <text:p>5,487</text:p>
          </table:table-cell>
          <table:table-cell table:style-name="ce7" table:formula="of:=AVERAGE([data.F219:.J219])" office:value-type="float" office:value="0.136" calcext:value-type="float">
            <text:p>0,14</text:p>
          </table:table-cell>
          <table:table-cell table:style-name="ce9" table:formula="of:=AVERAGE([data.K219:.O219])" office:value-type="float" office:value="0.124" calcext:value-type="float">
            <text:p>0,12</text:p>
          </table:table-cell>
          <table:table-cell table:style-name="ce34" table:formula="of:=[data.Q219]/[data.Q499]*(LOG([data.R499]*1000)/LOG([data.R219]*1000))" office:value-type="float" office:value="3.48094815716539" calcext:value-type="float">
            <text:p>3,48</text:p>
          </table:table-cell>
          <table:table-cell table:style-name="ce34" table:formula="of:=[data.Q219]/[data.Q499]*(LOG([data.S499]*1000)/LOG([data.S219]*1000))" office:value-type="float" office:value="3.09553884658133" calcext:value-type="float">
            <text:p>3,10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170:.P219])" office:value-type="float" office:value="0.733990510734781" calcext:value-type="float">
            <text:p>0,73</text:p>
          </table:table-cell>
          <table:table-cell table:style-name="ce30" table:formula="of:=AVERAGE([data.Q170:.Q219])" office:value-type="float" office:value="4.24892644584952" calcext:value-type="float">
            <text:p>4,249</text:p>
          </table:table-cell>
          <table:table-cell table:style-name="ce31" table:formula="of:=AVERAGE([data.R170:.R219])" office:value-type="float" office:value="0.12764" calcext:value-type="float">
            <text:p>0,13</text:p>
          </table:table-cell>
          <table:table-cell table:style-name="ce32" table:formula="of:=AVERAGE([data.S170:.S219])" office:value-type="float" office:value="0.12816" calcext:value-type="float">
            <text:p>0,13</text:p>
          </table:table-cell>
          <table:table-cell table:style-name="ce35" table:formula="of:=[data.Q220]/[data.Q500]*(LOG([data.R500]*1000)/LOG([data.R220]*1000))" office:value-type="float" office:value="3.09995939906594" calcext:value-type="float">
            <text:p>3,10</text:p>
          </table:table-cell>
          <table:table-cell table:style-name="ce35" table:formula="of:=[data.Q220]/[data.Q500]*(LOG([data.S500]*1000)/LOG([data.S220]*1000))" office:value-type="float" office:value="2.72219613330423" calcext:value-type="float">
            <text:p>2,72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table:style-name="ce13" office:value-type="string" calcext:value-type="string">
            <text:p>FLIF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763258" calcext:value-type="float">
            <text:p>763258</text:p>
          </table:table-cell>
          <table:table-cell table:style-name="ce7" office:value-type="float" office:value="4.64" calcext:value-type="float">
            <text:p>4,64</text:p>
          </table:table-cell>
          <table:table-cell table:style-name="ce7" office:value-type="float" office:value="4.5" calcext:value-type="float">
            <text:p>4,50</text:p>
          </table:table-cell>
          <table:table-cell table:style-name="ce7" office:value-type="float" office:value="4.52" calcext:value-type="float">
            <text:p>4,52</text:p>
          </table:table-cell>
          <table:table-cell table:style-name="ce7" office:value-type="float" office:value="4.51" calcext:value-type="float">
            <text:p>4,51</text:p>
          </table:table-cell>
          <table:table-cell table:style-name="ce7" office:value-type="float" office:value="4.34" calcext:value-type="float">
            <text:p>4,34</text:p>
          </table:table-cell>
          <table:table-cell table:style-name="ce9" office:value-type="float" office:value="0.9" calcext:value-type="float">
            <text:p>0,90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0.9" calcext:value-type="float">
            <text:p>0,90</text:p>
          </table:table-cell>
          <table:table-cell table:style-name="ce9" office:value-type="float" office:value="0.86" calcext:value-type="float">
            <text:p>0,86</text:p>
          </table:table-cell>
          <table:table-cell table:style-name="ce9" office:value-type="float" office:value="0.85" calcext:value-type="float">
            <text:p>0,85</text:p>
          </table:table-cell>
          <table:table-cell table:style-name="ce28" table:formula="of:=[data.E226]/([data.C226]*[data.D226])" office:value-type="float" office:value="0.72810508642729" calcext:value-type="float">
            <text:p>0,73</text:p>
          </table:table-cell>
          <table:table-cell table:style-name="ce5" table:formula="of:=[data.B226]/[data.E226]" office:value-type="float" office:value="4.1203053227087" calcext:value-type="float">
            <text:p>4,120</text:p>
          </table:table-cell>
          <table:table-cell table:style-name="ce7" table:formula="of:=AVERAGE([data.F226:.J226])" office:value-type="float" office:value="4.502" calcext:value-type="float">
            <text:p>4,50</text:p>
          </table:table-cell>
          <table:table-cell table:style-name="ce9" table:formula="of:=AVERAGE([data.K226:.O226])" office:value-type="float" office:value="0.878" calcext:value-type="float">
            <text:p>0,88</text:p>
          </table:table-cell>
          <table:table-cell table:style-name="ce12" table:formula="of:=[data.Q226]/[data.Q450]*(LOG([data.R450]*1000)/LOG([data.R226]*1000))" office:value-type="float" office:value="1.58650802806819" calcext:value-type="float">
            <text:p>1,59</text:p>
          </table:table-cell>
          <table:table-cell table:style-name="ce12" table:formula="of:=[data.Q226]/[data.Q450]*(LOG([data.S450]*1000)/LOG([data.S226]*1000))" office:value-type="float" office:value="1.6492642209987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1101478" calcext:value-type="float">
            <text:p>1101478</text:p>
          </table:table-cell>
          <table:table-cell table:style-name="ce7" office:value-type="float" office:value="4.92" calcext:value-type="float">
            <text:p>4,92</text:p>
          </table:table-cell>
          <table:table-cell table:style-name="ce7" office:value-type="float" office:value="4.89" calcext:value-type="float">
            <text:p>4,89</text:p>
          </table:table-cell>
          <table:table-cell table:style-name="ce7" office:value-type="float" office:value="4.82" calcext:value-type="float">
            <text:p>4,82</text:p>
          </table:table-cell>
          <table:table-cell table:style-name="ce7" office:value-type="float" office:value="4.87" calcext:value-type="float">
            <text:p>4,87</text:p>
          </table:table-cell>
          <table:table-cell table:style-name="ce7" office:value-type="float" office:value="4.88" calcext:value-type="float">
            <text:p>4,88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8" calcext:value-type="float">
            <text:p>0,78</text:p>
          </table:table-cell>
          <table:table-cell table:style-name="ce28" table:formula="of:=[data.E227]/([data.C227]*[data.D227])" office:value-type="float" office:value="1.0992267835473" calcext:value-type="float">
            <text:p>1,10</text:p>
          </table:table-cell>
          <table:table-cell table:style-name="ce5" table:formula="of:=[data.B227]/[data.E227]" office:value-type="float" office:value="2.72920566729431" calcext:value-type="float">
            <text:p>2,729</text:p>
          </table:table-cell>
          <table:table-cell table:style-name="ce7" table:formula="of:=AVERAGE([data.F227:.J227])" office:value-type="float" office:value="4.876" calcext:value-type="float">
            <text:p>4,88</text:p>
          </table:table-cell>
          <table:table-cell table:style-name="ce9" table:formula="of:=AVERAGE([data.K227:.O227])" office:value-type="float" office:value="0.78" calcext:value-type="float">
            <text:p>0,78</text:p>
          </table:table-cell>
          <table:table-cell table:style-name="ce12" table:formula="of:=[data.Q227]/[data.Q451]*(LOG([data.R451]*1000)/LOG([data.R227]*1000))" office:value-type="float" office:value="1.43569237960565" calcext:value-type="float">
            <text:p>1,44</text:p>
          </table:table-cell>
          <table:table-cell table:style-name="ce12" table:formula="of:=[data.Q227]/[data.Q451]*(LOG([data.S451]*1000)/LOG([data.S227]*1000))" office:value-type="float" office:value="1.64497994801016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199626" calcext:value-type="float">
            <text:p>1199626</text:p>
          </table:table-cell>
          <table:table-cell table:style-name="ce7" office:value-type="float" office:value="5.09" calcext:value-type="float">
            <text:p>5,09</text:p>
          </table:table-cell>
          <table:table-cell table:style-name="ce7" office:value-type="float" office:value="4.77" calcext:value-type="float">
            <text:p>4,77</text:p>
          </table:table-cell>
          <table:table-cell table:style-name="ce7" office:value-type="float" office:value="4.73" calcext:value-type="float">
            <text:p>4,73</text:p>
          </table:table-cell>
          <table:table-cell table:style-name="ce7" office:value-type="float" office:value="4.85" calcext:value-type="float">
            <text:p>4,85</text:p>
          </table:table-cell>
          <table:table-cell table:style-name="ce7" office:value-type="float" office:value="4.77" calcext:value-type="float">
            <text:p>4,77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78" calcext:value-type="float">
            <text:p>0,78</text:p>
          </table:table-cell>
          <table:table-cell table:number-columns-repeated="2" table:style-name="ce9" office:value-type="float" office:value="0.76" calcext:value-type="float">
            <text:p>0,76</text:p>
          </table:table-cell>
          <table:table-cell table:style-name="ce9" office:value-type="float" office:value="0.74" calcext:value-type="float">
            <text:p>0,74</text:p>
          </table:table-cell>
          <table:table-cell table:style-name="ce28" table:formula="of:=[data.E228]/([data.C228]*[data.D228])" office:value-type="float" office:value="1.17657455138918" calcext:value-type="float">
            <text:p>1,18</text:p>
          </table:table-cell>
          <table:table-cell table:style-name="ce5" table:formula="of:=[data.B228]/[data.E228]" office:value-type="float" office:value="2.54978801726538" calcext:value-type="float">
            <text:p>2,550</text:p>
          </table:table-cell>
          <table:table-cell table:style-name="ce7" table:formula="of:=AVERAGE([data.F228:.J228])" office:value-type="float" office:value="4.842" calcext:value-type="float">
            <text:p>4,84</text:p>
          </table:table-cell>
          <table:table-cell table:style-name="ce9" table:formula="of:=AVERAGE([data.K228:.O228])" office:value-type="float" office:value="0.76" calcext:value-type="float">
            <text:p>0,76</text:p>
          </table:table-cell>
          <table:table-cell table:style-name="ce12" table:formula="of:=[data.Q228]/[data.Q452]*(LOG([data.R452]*1000)/LOG([data.R228]*1000))" office:value-type="float" office:value="1.35505707104087" calcext:value-type="float">
            <text:p>1,36</text:p>
          </table:table-cell>
          <table:table-cell table:style-name="ce12" table:formula="of:=[data.Q228]/[data.Q452]*(LOG([data.S452]*1000)/LOG([data.S228]*1000))" office:value-type="float" office:value="1.56335624769986" calcext:value-type="float">
            <text:p>1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10584" calcext:value-type="float">
            <text:p>710584</text:p>
          </table:table-cell>
          <table:table-cell table:style-name="ce7" office:value-type="float" office:value="4.6" calcext:value-type="float">
            <text:p>4,60</text:p>
          </table:table-cell>
          <table:table-cell table:style-name="ce7" office:value-type="float" office:value="4.19" calcext:value-type="float">
            <text:p>4,19</text:p>
          </table:table-cell>
          <table:table-cell table:number-columns-repeated="2" table:style-name="ce7" office:value-type="float" office:value="4.31" calcext:value-type="float">
            <text:p>4,31</text:p>
          </table:table-cell>
          <table:table-cell table:style-name="ce7" office:value-type="float" office:value="4.35" calcext:value-type="float">
            <text:p>4,35</text:p>
          </table:table-cell>
          <table:table-cell table:style-name="ce9" office:value-type="float" office:value="0.91" calcext:value-type="float">
            <text:p>0,91</text:p>
          </table:table-cell>
          <table:table-cell table:number-columns-repeated="2" table:style-name="ce9" office:value-type="float" office:value="0.89" calcext:value-type="float">
            <text:p>0,89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0.9" calcext:value-type="float">
            <text:p>0,90</text:p>
          </table:table-cell>
          <table:table-cell table:style-name="ce28" table:formula="of:=[data.E229]/([data.C229]*[data.D229])" office:value-type="float" office:value="0.634595050297211" calcext:value-type="float">
            <text:p>0,63</text:p>
          </table:table-cell>
          <table:table-cell table:style-name="ce5" table:formula="of:=[data.B229]/[data.E229]" office:value-type="float" office:value="4.72744671988111" calcext:value-type="float">
            <text:p>4,727</text:p>
          </table:table-cell>
          <table:table-cell table:style-name="ce7" table:formula="of:=AVERAGE([data.F229:.J229])" office:value-type="float" office:value="4.352" calcext:value-type="float">
            <text:p>4,35</text:p>
          </table:table-cell>
          <table:table-cell table:style-name="ce9" table:formula="of:=AVERAGE([data.K229:.O229])" office:value-type="float" office:value="0.906" calcext:value-type="float">
            <text:p>0,91</text:p>
          </table:table-cell>
          <table:table-cell table:style-name="ce12" table:formula="of:=[data.Q229]/[data.Q453]*(LOG([data.R453]*1000)/LOG([data.R229]*1000))" office:value-type="float" office:value="1.95568550970411" calcext:value-type="float">
            <text:p>1,96</text:p>
          </table:table-cell>
          <table:table-cell table:style-name="ce12" table:formula="of:=[data.Q229]/[data.Q453]*(LOG([data.S453]*1000)/LOG([data.S229]*1000))" office:value-type="float" office:value="2.07215196470889" calcext:value-type="float">
            <text:p>2,0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825684" calcext:value-type="float">
            <text:p>825684</text:p>
          </table:table-cell>
          <table:table-cell table:style-name="ce7" office:value-type="float" office:value="3.98" calcext:value-type="float">
            <text:p>3,98</text:p>
          </table:table-cell>
          <table:table-cell table:style-name="ce7" office:value-type="float" office:value="4" calcext:value-type="float">
            <text:p>4,00</text:p>
          </table:table-cell>
          <table:table-cell table:style-name="ce7" office:value-type="float" office:value="3.98" calcext:value-type="float">
            <text:p>3,98</text:p>
          </table:table-cell>
          <table:table-cell table:number-columns-repeated="2" table:style-name="ce7" office:value-type="float" office:value="3.95" calcext:value-type="float">
            <text:p>3,95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3" calcext:value-type="float">
            <text:p>0,73</text:p>
          </table:table-cell>
          <table:table-cell table:number-columns-repeated="2" table:style-name="ce9" office:value-type="float" office:value="0.74" calcext:value-type="float">
            <text:p>0,74</text:p>
          </table:table-cell>
          <table:table-cell table:style-name="ce28" table:formula="of:=[data.E230]/([data.C230]*[data.D230])" office:value-type="float" office:value="0.845987704918033" calcext:value-type="float">
            <text:p>0,85</text:p>
          </table:table-cell>
          <table:table-cell table:style-name="ce5" table:formula="of:=[data.B230]/[data.E230]" office:value-type="float" office:value="3.54617020555079" calcext:value-type="float">
            <text:p>3,546</text:p>
          </table:table-cell>
          <table:table-cell table:style-name="ce7" table:formula="of:=AVERAGE([data.F230:.J230])" office:value-type="float" office:value="3.972" calcext:value-type="float">
            <text:p>3,97</text:p>
          </table:table-cell>
          <table:table-cell table:style-name="ce9" table:formula="of:=AVERAGE([data.K230:.O230])" office:value-type="float" office:value="0.736" calcext:value-type="float">
            <text:p>0,74</text:p>
          </table:table-cell>
          <table:table-cell table:style-name="ce12" table:formula="of:=[data.Q230]/[data.Q454]*(LOG([data.R454]*1000)/LOG([data.R230]*1000))" office:value-type="float" office:value="1.44188607771714" calcext:value-type="float">
            <text:p>1,44</text:p>
          </table:table-cell>
          <table:table-cell table:style-name="ce12" table:formula="of:=[data.Q230]/[data.Q454]*(LOG([data.S454]*1000)/LOG([data.S230]*1000))" office:value-type="float" office:value="1.61577255702212" calcext:value-type="float">
            <text:p>1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108183" calcext:value-type="float">
            <text:p>1108183</text:p>
          </table:table-cell>
          <table:table-cell table:style-name="ce7" office:value-type="float" office:value="5.92" calcext:value-type="float">
            <text:p>5,92</text:p>
          </table:table-cell>
          <table:table-cell table:style-name="ce7" office:value-type="float" office:value="5.64" calcext:value-type="float">
            <text:p>5,64</text:p>
          </table:table-cell>
          <table:table-cell table:style-name="ce7" office:value-type="float" office:value="5.61" calcext:value-type="float">
            <text:p>5,61</text:p>
          </table:table-cell>
          <table:table-cell table:style-name="ce7" office:value-type="float" office:value="5.63" calcext:value-type="float">
            <text:p>5,63</text:p>
          </table:table-cell>
          <table:table-cell table:style-name="ce7" office:value-type="float" office:value="5.66" calcext:value-type="float">
            <text:p>5,66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1.05" calcext:value-type="float">
            <text:p>1,05</text:p>
          </table:table-cell>
          <table:table-cell table:number-columns-repeated="2" table:style-name="ce9" office:value-type="float" office:value="1.02" calcext:value-type="float">
            <text:p>1,02</text:p>
          </table:table-cell>
          <table:table-cell table:style-name="ce28" table:formula="of:=[data.E231]/([data.C231]*[data.D231])" office:value-type="float" office:value="0.843273644288601" calcext:value-type="float">
            <text:p>0,84</text:p>
          </table:table-cell>
          <table:table-cell table:style-name="ce5" table:formula="of:=[data.B231]/[data.E231]" office:value-type="float" office:value="3.5575784865857" calcext:value-type="float">
            <text:p>3,558</text:p>
          </table:table-cell>
          <table:table-cell table:style-name="ce7" table:formula="of:=AVERAGE([data.F231:.J231])" office:value-type="float" office:value="5.692" calcext:value-type="float">
            <text:p>5,69</text:p>
          </table:table-cell>
          <table:table-cell table:style-name="ce9" table:formula="of:=AVERAGE([data.K231:.O231])" office:value-type="float" office:value="1.026" calcext:value-type="float">
            <text:p>1,03</text:p>
          </table:table-cell>
          <table:table-cell table:style-name="ce12" table:formula="of:=[data.Q231]/[data.Q455]*(LOG([data.R455]*1000)/LOG([data.R231]*1000))" office:value-type="float" office:value="1.56629260928582" calcext:value-type="float">
            <text:p>1,57</text:p>
          </table:table-cell>
          <table:table-cell table:style-name="ce12" table:formula="of:=[data.Q231]/[data.Q455]*(LOG([data.S455]*1000)/LOG([data.S231]*1000))" office:value-type="float" office:value="1.67026231048349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921294" calcext:value-type="float">
            <text:p>921294</text:p>
          </table:table-cell>
          <table:table-cell table:style-name="ce7" office:value-type="float" office:value="4.5" calcext:value-type="float">
            <text:p>4,50</text:p>
          </table:table-cell>
          <table:table-cell table:style-name="ce7" office:value-type="float" office:value="4.29" calcext:value-type="float">
            <text:p>4,29</text:p>
          </table:table-cell>
          <table:table-cell table:style-name="ce7" office:value-type="float" office:value="4.27" calcext:value-type="float">
            <text:p>4,27</text:p>
          </table:table-cell>
          <table:table-cell table:style-name="ce7" office:value-type="float" office:value="4.34" calcext:value-type="float">
            <text:p>4,34</text:p>
          </table:table-cell>
          <table:table-cell table:style-name="ce7" office:value-type="float" office:value="4.25" calcext:value-type="float">
            <text:p>4,25</text:p>
          </table:table-cell>
          <table:table-cell table:number-columns-repeated="2" table:style-name="ce9" office:value-type="float" office:value="0.71" calcext:value-type="float">
            <text:p>0,71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0.7" calcext:value-type="float">
            <text:p>0,70</text:p>
          </table:table-cell>
          <table:table-cell table:style-name="ce28" table:formula="of:=[data.E232]/([data.C232]*[data.D232])" office:value-type="float" office:value="0.926333252895753" calcext:value-type="float">
            <text:p>0,93</text:p>
          </table:table-cell>
          <table:table-cell table:style-name="ce5" table:formula="of:=[data.B232]/[data.E232]" office:value-type="float" office:value="3.23859267508526" calcext:value-type="float">
            <text:p>3,239</text:p>
          </table:table-cell>
          <table:table-cell table:style-name="ce7" table:formula="of:=AVERAGE([data.F232:.J232])" office:value-type="float" office:value="4.33" calcext:value-type="float">
            <text:p>4,33</text:p>
          </table:table-cell>
          <table:table-cell table:style-name="ce9" table:formula="of:=AVERAGE([data.K232:.O232])" office:value-type="float" office:value="0.71" calcext:value-type="float">
            <text:p>0,71</text:p>
          </table:table-cell>
          <table:table-cell table:style-name="ce12" table:formula="of:=[data.Q232]/[data.Q456]*(LOG([data.R456]*1000)/LOG([data.R232]*1000))" office:value-type="float" office:value="1.38008711779805" calcext:value-type="float">
            <text:p>1,38</text:p>
          </table:table-cell>
          <table:table-cell table:style-name="ce12" table:formula="of:=[data.Q232]/[data.Q456]*(LOG([data.S456]*1000)/LOG([data.S232]*1000))" office:value-type="float" office:value="1.50931646411177" calcext:value-type="float">
            <text:p>1,5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593742" calcext:value-type="float">
            <text:p>593742</text:p>
          </table:table-cell>
          <table:table-cell table:style-name="ce7" office:value-type="float" office:value="3.92" calcext:value-type="float">
            <text:p>3,92</text:p>
          </table:table-cell>
          <table:table-cell table:style-name="ce7" office:value-type="float" office:value="3.66" calcext:value-type="float">
            <text:p>3,66</text:p>
          </table:table-cell>
          <table:table-cell table:style-name="ce7" office:value-type="float" office:value="3.71" calcext:value-type="float">
            <text:p>3,71</text:p>
          </table:table-cell>
          <table:table-cell table:style-name="ce7" office:value-type="float" office:value="3.67" calcext:value-type="float">
            <text:p>3,67</text:p>
          </table:table-cell>
          <table:table-cell table:style-name="ce7" office:value-type="float" office:value="3.71" calcext:value-type="float">
            <text:p>3,71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1" calcext:value-type="float">
            <text:p>0,71</text:p>
          </table:table-cell>
          <table:table-cell table:style-name="ce28" table:formula="of:=[data.E233]/([data.C233]*[data.D233])" office:value-type="float" office:value="0.600700514763015" calcext:value-type="float">
            <text:p>0,60</text:p>
          </table:table-cell>
          <table:table-cell table:style-name="ce5" table:formula="of:=[data.B233]/[data.E233]" office:value-type="float" office:value="4.99419613232684" calcext:value-type="float">
            <text:p>4,994</text:p>
          </table:table-cell>
          <table:table-cell table:style-name="ce7" table:formula="of:=AVERAGE([data.F233:.J233])" office:value-type="float" office:value="3.734" calcext:value-type="float">
            <text:p>3,73</text:p>
          </table:table-cell>
          <table:table-cell table:style-name="ce9" table:formula="of:=AVERAGE([data.K233:.O233])" office:value-type="float" office:value="0.724" calcext:value-type="float">
            <text:p>0,72</text:p>
          </table:table-cell>
          <table:table-cell table:style-name="ce12" table:formula="of:=[data.Q233]/[data.Q457]*(LOG([data.R457]*1000)/LOG([data.R233]*1000))" office:value-type="float" office:value="1.57101480047313" calcext:value-type="float">
            <text:p>1,57</text:p>
          </table:table-cell>
          <table:table-cell table:style-name="ce12" table:formula="of:=[data.Q233]/[data.Q457]*(LOG([data.S457]*1000)/LOG([data.S233]*1000))" office:value-type="float" office:value="1.63950205933092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1045621" calcext:value-type="float">
            <text:p>1045621</text:p>
          </table:table-cell>
          <table:table-cell table:style-name="ce7" office:value-type="float" office:value="4.88" calcext:value-type="float">
            <text:p>4,88</text:p>
          </table:table-cell>
          <table:table-cell table:style-name="ce7" office:value-type="float" office:value="4.62" calcext:value-type="float">
            <text:p>4,62</text:p>
          </table:table-cell>
          <table:table-cell table:style-name="ce7" office:value-type="float" office:value="4.59" calcext:value-type="float">
            <text:p>4,59</text:p>
          </table:table-cell>
          <table:table-cell table:style-name="ce7" office:value-type="float" office:value="4.57" calcext:value-type="float">
            <text:p>4,57</text:p>
          </table:table-cell>
          <table:table-cell table:style-name="ce7" office:value-type="float" office:value="4.56" calcext:value-type="float">
            <text:p>4,56</text:p>
          </table:table-cell>
          <table:table-cell table:number-columns-repeated="2" table:style-name="ce9" office:value-type="float" office:value="0.77" calcext:value-type="float">
            <text:p>0,77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7" calcext:value-type="float">
            <text:p>0,77</text:p>
          </table:table-cell>
          <table:table-cell table:style-name="ce28" table:formula="of:=[data.E234]/([data.C234]*[data.D234])" office:value-type="float" office:value="0.985059539510872" calcext:value-type="float">
            <text:p>0,99</text:p>
          </table:table-cell>
          <table:table-cell table:style-name="ce5" table:formula="of:=[data.B234]/[data.E234]" office:value-type="float" office:value="3.0455164921133" calcext:value-type="float">
            <text:p>3,046</text:p>
          </table:table-cell>
          <table:table-cell table:style-name="ce7" table:formula="of:=AVERAGE([data.F234:.J234])" office:value-type="float" office:value="4.644" calcext:value-type="float">
            <text:p>4,64</text:p>
          </table:table-cell>
          <table:table-cell table:style-name="ce9" table:formula="of:=AVERAGE([data.K234:.O234])" office:value-type="float" office:value="0.78" calcext:value-type="float">
            <text:p>0,78</text:p>
          </table:table-cell>
          <table:table-cell table:style-name="ce12" table:formula="of:=[data.Q234]/[data.Q458]*(LOG([data.R458]*1000)/LOG([data.R234]*1000))" office:value-type="float" office:value="1.61191834396645" calcext:value-type="float">
            <text:p>1,61</text:p>
          </table:table-cell>
          <table:table-cell table:style-name="ce12" table:formula="of:=[data.Q234]/[data.Q458]*(LOG([data.S458]*1000)/LOG([data.S234]*1000))" office:value-type="float" office:value="1.84423539246666" calcext:value-type="float">
            <text:p>1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364773" calcext:value-type="float">
            <text:p>1364773</text:p>
          </table:table-cell>
          <table:table-cell table:style-name="ce7" office:value-type="float" office:value="4.58" calcext:value-type="float">
            <text:p>4,58</text:p>
          </table:table-cell>
          <table:table-cell table:style-name="ce7" office:value-type="float" office:value="4.61" calcext:value-type="float">
            <text:p>4,61</text:p>
          </table:table-cell>
          <table:table-cell table:style-name="ce7" office:value-type="float" office:value="4.63" calcext:value-type="float">
            <text:p>4,63</text:p>
          </table:table-cell>
          <table:table-cell table:style-name="ce7" office:value-type="float" office:value="4.59" calcext:value-type="float">
            <text:p>4,59</text:p>
          </table:table-cell>
          <table:table-cell table:style-name="ce7" office:value-type="float" office:value="4.58" calcext:value-type="float">
            <text:p>4,58</text:p>
          </table:table-cell>
          <table:table-cell table:number-columns-repeated="3" table:style-name="ce9" office:value-type="float" office:value="0.7" calcext:value-type="float">
            <text:p>0,70</text:p>
          </table:table-cell>
          <table:table-cell table:number-columns-repeated="2" table:style-name="ce9" office:value-type="float" office:value="0.69" calcext:value-type="float">
            <text:p>0,69</text:p>
          </table:table-cell>
          <table:table-cell table:style-name="ce28" table:formula="of:=[data.E235]/([data.C235]*[data.D235])" office:value-type="float" office:value="1.44199470018427" calcext:value-type="float">
            <text:p>1,44</text:p>
          </table:table-cell>
          <table:table-cell table:style-name="ce5" table:formula="of:=[data.B235]/[data.E235]" office:value-type="float" office:value="2.0804631979091" calcext:value-type="float">
            <text:p>2,080</text:p>
          </table:table-cell>
          <table:table-cell table:style-name="ce7" table:formula="of:=AVERAGE([data.F235:.J235])" office:value-type="float" office:value="4.598" calcext:value-type="float">
            <text:p>4,60</text:p>
          </table:table-cell>
          <table:table-cell table:style-name="ce9" table:formula="of:=AVERAGE([data.K235:.O235])" office:value-type="float" office:value="0.696" calcext:value-type="float">
            <text:p>0,70</text:p>
          </table:table-cell>
          <table:table-cell table:style-name="ce12" table:formula="of:=[data.Q235]/[data.Q459]*(LOG([data.R459]*1000)/LOG([data.R235]*1000))" office:value-type="float" office:value="1.17322396303043" calcext:value-type="float">
            <text:p>1,17</text:p>
          </table:table-cell>
          <table:table-cell table:style-name="ce12" table:formula="of:=[data.Q235]/[data.Q459]*(LOG([data.S459]*1000)/LOG([data.S235]*1000))" office:value-type="float" office:value="1.36043129549243" calcext:value-type="float">
            <text:p>1,3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896189" calcext:value-type="float">
            <text:p>896189</text:p>
          </table:table-cell>
          <table:table-cell table:style-name="ce7" office:value-type="float" office:value="4.79" calcext:value-type="float">
            <text:p>4,79</text:p>
          </table:table-cell>
          <table:table-cell table:style-name="ce7" office:value-type="float" office:value="4.71" calcext:value-type="float">
            <text:p>4,71</text:p>
          </table:table-cell>
          <table:table-cell table:style-name="ce7" office:value-type="float" office:value="4.73" calcext:value-type="float">
            <text:p>4,73</text:p>
          </table:table-cell>
          <table:table-cell table:style-name="ce7" office:value-type="float" office:value="4.72" calcext:value-type="float">
            <text:p>4,72</text:p>
          </table:table-cell>
          <table:table-cell table:style-name="ce7" office:value-type="float" office:value="4.75" calcext:value-type="float">
            <text:p>4,75</text:p>
          </table:table-cell>
          <table:table-cell table:number-columns-repeated="2" table:style-name="ce9" office:value-type="float" office:value="0.98" calcext:value-type="float">
            <text:p>0,98</text:p>
          </table:table-cell>
          <table:table-cell table:style-name="ce9" office:value-type="float" office:value="0.99" calcext:value-type="float">
            <text:p>0,99</text:p>
          </table:table-cell>
          <table:table-cell table:number-columns-repeated="2" table:style-name="ce9" office:value-type="float" office:value="0.98" calcext:value-type="float">
            <text:p>0,98</text:p>
          </table:table-cell>
          <table:table-cell table:style-name="ce28" table:formula="of:=[data.E236]/([data.C236]*[data.D236])" office:value-type="float" office:value="0.761909984356934" calcext:value-type="float">
            <text:p>0,76</text:p>
          </table:table-cell>
          <table:table-cell table:style-name="ce5" table:formula="of:=[data.B236]/[data.E236]" office:value-type="float" office:value="3.93749086409228" calcext:value-type="float">
            <text:p>3,937</text:p>
          </table:table-cell>
          <table:table-cell table:style-name="ce7" table:formula="of:=AVERAGE([data.F236:.J236])" office:value-type="float" office:value="4.74" calcext:value-type="float">
            <text:p>4,74</text:p>
          </table:table-cell>
          <table:table-cell table:style-name="ce9" table:formula="of:=AVERAGE([data.K236:.O236])" office:value-type="float" office:value="0.982" calcext:value-type="float">
            <text:p>0,98</text:p>
          </table:table-cell>
          <table:table-cell table:style-name="ce12" table:formula="of:=[data.Q236]/[data.Q460]*(LOG([data.R460]*1000)/LOG([data.R236]*1000))" office:value-type="float" office:value="1.58530011288019" calcext:value-type="float">
            <text:p>1,59</text:p>
          </table:table-cell>
          <table:table-cell table:style-name="ce12" table:formula="of:=[data.Q236]/[data.Q460]*(LOG([data.S460]*1000)/LOG([data.S236]*1000))" office:value-type="float" office:value="1.69348608310297" calcext:value-type="float">
            <text:p>1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11109" calcext:value-type="float">
            <text:p>911109</text:p>
          </table:table-cell>
          <table:table-cell table:style-name="ce7" office:value-type="float" office:value="5.19" calcext:value-type="float">
            <text:p>5,19</text:p>
          </table:table-cell>
          <table:table-cell table:style-name="ce7" office:value-type="float" office:value="5.05" calcext:value-type="float">
            <text:p>5,05</text:p>
          </table:table-cell>
          <table:table-cell table:style-name="ce7" office:value-type="float" office:value="5.12" calcext:value-type="float">
            <text:p>5,12</text:p>
          </table:table-cell>
          <table:table-cell table:style-name="ce7" office:value-type="float" office:value="5.13" calcext:value-type="float">
            <text:p>5,13</text:p>
          </table:table-cell>
          <table:table-cell table:style-name="ce7" office:value-type="float" office:value="5.05" calcext:value-type="float">
            <text:p>5,05</text:p>
          </table:table-cell>
          <table:table-cell table:number-columns-repeated="3" table:style-name="ce9" office:value-type="float" office:value="1.05" calcext:value-type="float">
            <text:p>1,05</text:p>
          </table:table-cell>
          <table:table-cell table:style-name="ce9" office:value-type="float" office:value="1.04" calcext:value-type="float">
            <text:p>1,04</text:p>
          </table:table-cell>
          <table:table-cell table:style-name="ce9" office:value-type="float" office:value="1.06" calcext:value-type="float">
            <text:p>1,06</text:p>
          </table:table-cell>
          <table:table-cell table:style-name="ce28" table:formula="of:=[data.E237]/([data.C237]*[data.D237])" office:value-type="float" office:value="0.693309865585507" calcext:value-type="float">
            <text:p>0,69</text:p>
          </table:table-cell>
          <table:table-cell table:style-name="ce5" table:formula="of:=[data.B237]/[data.E237]" office:value-type="float" office:value="4.32708709934816" calcext:value-type="float">
            <text:p>4,327</text:p>
          </table:table-cell>
          <table:table-cell table:style-name="ce7" table:formula="of:=AVERAGE([data.F237:.J237])" office:value-type="float" office:value="5.108" calcext:value-type="float">
            <text:p>5,11</text:p>
          </table:table-cell>
          <table:table-cell table:style-name="ce9" table:formula="of:=AVERAGE([data.K237:.O237])" office:value-type="float" office:value="1.05" calcext:value-type="float">
            <text:p>1,05</text:p>
          </table:table-cell>
          <table:table-cell table:style-name="ce12" table:formula="of:=[data.Q237]/[data.Q461]*(LOG([data.R461]*1000)/LOG([data.R237]*1000))" office:value-type="float" office:value="2.0018318052912" calcext:value-type="float">
            <text:p>2,00</text:p>
          </table:table-cell>
          <table:table-cell table:style-name="ce12" table:formula="of:=[data.Q237]/[data.Q461]*(LOG([data.S461]*1000)/LOG([data.S237]*1000))" office:value-type="float" office:value="2.15396981683753" calcext:value-type="float">
            <text:p>2,1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1170976" calcext:value-type="float">
            <text:p>1170976</text:p>
          </table:table-cell>
          <table:table-cell table:style-name="ce7" office:value-type="float" office:value="4.97" calcext:value-type="float">
            <text:p>4,97</text:p>
          </table:table-cell>
          <table:table-cell table:style-name="ce7" office:value-type="float" office:value="4.82" calcext:value-type="float">
            <text:p>4,82</text:p>
          </table:table-cell>
          <table:table-cell table:style-name="ce7" office:value-type="float" office:value="4.76" calcext:value-type="float">
            <text:p>4,76</text:p>
          </table:table-cell>
          <table:table-cell table:style-name="ce7" office:value-type="float" office:value="4.8" calcext:value-type="float">
            <text:p>4,80</text:p>
          </table:table-cell>
          <table:table-cell table:style-name="ce7" office:value-type="float" office:value="4.82" calcext:value-type="float">
            <text:p>4,82</text:p>
          </table:table-cell>
          <table:table-cell table:style-name="ce9" office:value-type="float" office:value="0.72" calcext:value-type="float">
            <text:p>0,72</text:p>
          </table:table-cell>
          <table:table-cell table:number-columns-repeated="3" table:style-name="ce9" office:value-type="float" office:value="0.74" calcext:value-type="float">
            <text:p>0,74</text:p>
          </table:table-cell>
          <table:table-cell table:style-name="ce9" office:value-type="float" office:value="0.75" calcext:value-type="float">
            <text:p>0,75</text:p>
          </table:table-cell>
          <table:table-cell table:style-name="ce28" table:formula="of:=[data.E238]/([data.C238]*[data.D238])" office:value-type="float" office:value="1.21167871126895" calcext:value-type="float">
            <text:p>1,21</text:p>
          </table:table-cell>
          <table:table-cell table:style-name="ce5" table:formula="of:=[data.B238]/[data.E238]" office:value-type="float" office:value="2.47591752520974" calcext:value-type="float">
            <text:p>2,476</text:p>
          </table:table-cell>
          <table:table-cell table:style-name="ce7" table:formula="of:=AVERAGE([data.F238:.J238])" office:value-type="float" office:value="4.834" calcext:value-type="float">
            <text:p>4,83</text:p>
          </table:table-cell>
          <table:table-cell table:style-name="ce9" table:formula="of:=AVERAGE([data.K238:.O238])" office:value-type="float" office:value="0.738" calcext:value-type="float">
            <text:p>0,74</text:p>
          </table:table-cell>
          <table:table-cell table:style-name="ce12" table:formula="of:=[data.Q238]/[data.Q462]*(LOG([data.R462]*1000)/LOG([data.R238]*1000))" office:value-type="float" office:value="1.35065212547665" calcext:value-type="float">
            <text:p>1,35</text:p>
          </table:table-cell>
          <table:table-cell table:style-name="ce12" table:formula="of:=[data.Q238]/[data.Q462]*(LOG([data.S462]*1000)/LOG([data.S238]*1000))" office:value-type="float" office:value="1.55937730948582" calcext:value-type="float">
            <text:p>1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836297" calcext:value-type="float">
            <text:p>836297</text:p>
          </table:table-cell>
          <table:table-cell table:style-name="ce7" office:value-type="float" office:value="4.49" calcext:value-type="float">
            <text:p>4,49</text:p>
          </table:table-cell>
          <table:table-cell table:style-name="ce7" office:value-type="float" office:value="4.21" calcext:value-type="float">
            <text:p>4,21</text:p>
          </table:table-cell>
          <table:table-cell table:style-name="ce7" office:value-type="float" office:value="4.17" calcext:value-type="float">
            <text:p>4,17</text:p>
          </table:table-cell>
          <table:table-cell table:style-name="ce7" office:value-type="float" office:value="4.18" calcext:value-type="float">
            <text:p>4,18</text:p>
          </table:table-cell>
          <table:table-cell table:style-name="ce7" office:value-type="float" office:value="4.19" calcext:value-type="float">
            <text:p>4,19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8" calcext:value-type="float">
            <text:p>0,78</text:p>
          </table:table-cell>
          <table:table-cell table:style-name="ce28" table:formula="of:=[data.E239]/([data.C239]*[data.D239])" office:value-type="float" office:value="0.844239606215273" calcext:value-type="float">
            <text:p>0,84</text:p>
          </table:table-cell>
          <table:table-cell table:style-name="ce5" table:formula="of:=[data.B239]/[data.E239]" office:value-type="float" office:value="3.55351268747825" calcext:value-type="float">
            <text:p>3,554</text:p>
          </table:table-cell>
          <table:table-cell table:style-name="ce7" table:formula="of:=AVERAGE([data.F239:.J239])" office:value-type="float" office:value="4.248" calcext:value-type="float">
            <text:p>4,25</text:p>
          </table:table-cell>
          <table:table-cell table:style-name="ce9" table:formula="of:=AVERAGE([data.K239:.O239])" office:value-type="float" office:value="0.782" calcext:value-type="float">
            <text:p>0,78</text:p>
          </table:table-cell>
          <table:table-cell table:style-name="ce12" table:formula="of:=[data.Q239]/[data.Q463]*(LOG([data.R463]*1000)/LOG([data.R239]*1000))" office:value-type="float" office:value="1.68336579342001" calcext:value-type="float">
            <text:p>1,68</text:p>
          </table:table-cell>
          <table:table-cell table:style-name="ce12" table:formula="of:=[data.Q239]/[data.Q463]*(LOG([data.S463]*1000)/LOG([data.S239]*1000))" office:value-type="float" office:value="1.87609492553582" calcext:value-type="float">
            <text:p>1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873424" calcext:value-type="float">
            <text:p>873424</text:p>
          </table:table-cell>
          <table:table-cell table:style-name="ce7" office:value-type="float" office:value="4.47" calcext:value-type="float">
            <text:p>4,47</text:p>
          </table:table-cell>
          <table:table-cell table:style-name="ce7" office:value-type="float" office:value="4.19" calcext:value-type="float">
            <text:p>4,19</text:p>
          </table:table-cell>
          <table:table-cell table:style-name="ce7" office:value-type="float" office:value="4.17" calcext:value-type="float">
            <text:p>4,17</text:p>
          </table:table-cell>
          <table:table-cell table:style-name="ce7" office:value-type="float" office:value="4.22" calcext:value-type="float">
            <text:p>4,22</text:p>
          </table:table-cell>
          <table:table-cell table:style-name="ce7" office:value-type="float" office:value="4.21" calcext:value-type="float">
            <text:p>4,2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75" calcext:value-type="float">
            <text:p>0,75</text:p>
          </table:table-cell>
          <table:table-cell table:style-name="ce28" table:formula="of:=[data.E240]/([data.C240]*[data.D240])" office:value-type="float" office:value="0.882246464646465" calcext:value-type="float">
            <text:p>0,88</text:p>
          </table:table-cell>
          <table:table-cell table:style-name="ce5" table:formula="of:=[data.B240]/[data.E240]" office:value-type="float" office:value="3.4004286577882" calcext:value-type="float">
            <text:p>3,400</text:p>
          </table:table-cell>
          <table:table-cell table:style-name="ce7" table:formula="of:=AVERAGE([data.F240:.J240])" office:value-type="float" office:value="4.252" calcext:value-type="float">
            <text:p>4,25</text:p>
          </table:table-cell>
          <table:table-cell table:style-name="ce9" table:formula="of:=AVERAGE([data.K240:.O240])" office:value-type="float" office:value="0.74" calcext:value-type="float">
            <text:p>0,74</text:p>
          </table:table-cell>
          <table:table-cell table:style-name="ce12" table:formula="of:=[data.Q240]/[data.Q464]*(LOG([data.R464]*1000)/LOG([data.R240]*1000))" office:value-type="float" office:value="1.57029366271658" calcext:value-type="float">
            <text:p>1,57</text:p>
          </table:table-cell>
          <table:table-cell table:style-name="ce12" table:formula="of:=[data.Q240]/[data.Q464]*(LOG([data.S464]*1000)/LOG([data.S240]*1000))" office:value-type="float" office:value="1.76110201526199" calcext:value-type="float">
            <text:p>1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559563" calcext:value-type="float">
            <text:p>559563</text:p>
          </table:table-cell>
          <table:table-cell table:style-name="ce7" office:value-type="float" office:value="3.74" calcext:value-type="float">
            <text:p>3,74</text:p>
          </table:table-cell>
          <table:table-cell table:style-name="ce7" office:value-type="float" office:value="3.56" calcext:value-type="float">
            <text:p>3,56</text:p>
          </table:table-cell>
          <table:table-cell table:style-name="ce7" office:value-type="float" office:value="3.59" calcext:value-type="float">
            <text:p>3,59</text:p>
          </table:table-cell>
          <table:table-cell table:style-name="ce7" office:value-type="float" office:value="3.55" calcext:value-type="float">
            <text:p>3,55</text:p>
          </table:table-cell>
          <table:table-cell table:style-name="ce7" office:value-type="float" office:value="3.56" calcext:value-type="float">
            <text:p>3,56</text:p>
          </table:table-cell>
          <table:table-cell table:number-columns-repeated="2" table:style-name="ce9" office:value-type="float" office:value="0.8" calcext:value-type="float">
            <text:p>0,80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78" calcext:value-type="float">
            <text:p>0,78</text:p>
          </table:table-cell>
          <table:table-cell table:style-name="ce28" table:formula="of:=[data.E241]/([data.C241]*[data.D241])" office:value-type="float" office:value="0.602167559144599" calcext:value-type="float">
            <text:p>0,60</text:p>
          </table:table-cell>
          <table:table-cell table:style-name="ce5" table:formula="of:=[data.B241]/[data.E241]" office:value-type="float" office:value="4.98203062032336" calcext:value-type="float">
            <text:p>4,982</text:p>
          </table:table-cell>
          <table:table-cell table:style-name="ce7" table:formula="of:=AVERAGE([data.F241:.J241])" office:value-type="float" office:value="3.6" calcext:value-type="float">
            <text:p>3,60</text:p>
          </table:table-cell>
          <table:table-cell table:style-name="ce9" table:formula="of:=AVERAGE([data.K241:.O241])" office:value-type="float" office:value="0.794" calcext:value-type="float">
            <text:p>0,79</text:p>
          </table:table-cell>
          <table:table-cell table:style-name="ce12" table:formula="of:=[data.Q241]/[data.Q465]*(LOG([data.R465]*1000)/LOG([data.R241]*1000))" office:value-type="float" office:value="1.60524903858767" calcext:value-type="float">
            <text:p>1,61</text:p>
          </table:table-cell>
          <table:table-cell table:style-name="ce12" table:formula="of:=[data.Q241]/[data.Q465]*(LOG([data.S465]*1000)/LOG([data.S241]*1000))" office:value-type="float" office:value="1.72608288203447" calcext:value-type="float">
            <text:p>1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822179" calcext:value-type="float">
            <text:p>822179</text:p>
          </table:table-cell>
          <table:table-cell table:number-columns-repeated="2" table:style-name="ce7" office:value-type="float" office:value="4.7" calcext:value-type="float">
            <text:p>4,70</text:p>
          </table:table-cell>
          <table:table-cell table:number-columns-repeated="2" table:style-name="ce7" office:value-type="float" office:value="4.76" calcext:value-type="float">
            <text:p>4,76</text:p>
          </table:table-cell>
          <table:table-cell table:style-name="ce7" office:value-type="float" office:value="4.68" calcext:value-type="float">
            <text:p>4,68</text:p>
          </table:table-cell>
          <table:table-cell table:style-name="ce9" office:value-type="float" office:value="1.11" calcext:value-type="float">
            <text:p>1,11</text:p>
          </table:table-cell>
          <table:table-cell table:style-name="ce9" office:value-type="float" office:value="1.14" calcext:value-type="float">
            <text:p>1,14</text:p>
          </table:table-cell>
          <table:table-cell table:style-name="ce9" office:value-type="float" office:value="1.11" calcext:value-type="float">
            <text:p>1,11</text:p>
          </table:table-cell>
          <table:table-cell table:style-name="ce9" office:value-type="float" office:value="1.1" calcext:value-type="float">
            <text:p>1,10</text:p>
          </table:table-cell>
          <table:table-cell table:style-name="ce9" office:value-type="float" office:value="1.11" calcext:value-type="float">
            <text:p>1,11</text:p>
          </table:table-cell>
          <table:table-cell table:style-name="ce28" table:formula="of:=[data.E242]/([data.C242]*[data.D242])" office:value-type="float" office:value="0.684464701964702" calcext:value-type="float">
            <text:p>0,68</text:p>
          </table:table-cell>
          <table:table-cell table:style-name="ce5" table:formula="of:=[data.B242]/[data.E242]" office:value-type="float" office:value="4.38300662021287" calcext:value-type="float">
            <text:p>4,383</text:p>
          </table:table-cell>
          <table:table-cell table:style-name="ce7" table:formula="of:=AVERAGE([data.F242:.J242])" office:value-type="float" office:value="4.72" calcext:value-type="float">
            <text:p>4,72</text:p>
          </table:table-cell>
          <table:table-cell table:style-name="ce9" table:formula="of:=AVERAGE([data.K242:.O242])" office:value-type="float" office:value="1.114" calcext:value-type="float">
            <text:p>1,11</text:p>
          </table:table-cell>
          <table:table-cell table:style-name="ce12" table:formula="of:=[data.Q242]/[data.Q466]*(LOG([data.R466]*1000)/LOG([data.R242]*1000))" office:value-type="float" office:value="1.83356941216704" calcext:value-type="float">
            <text:p>1,83</text:p>
          </table:table-cell>
          <table:table-cell table:style-name="ce12" table:formula="of:=[data.Q242]/[data.Q466]*(LOG([data.S466]*1000)/LOG([data.S242]*1000))" office:value-type="float" office:value="1.98062723887271" calcext:value-type="float">
            <text:p>1,9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1040925" calcext:value-type="float">
            <text:p>1040925</text:p>
          </table:table-cell>
          <table:table-cell table:style-name="ce7" office:value-type="float" office:value="5.17" calcext:value-type="float">
            <text:p>5,17</text:p>
          </table:table-cell>
          <table:table-cell table:style-name="ce7" office:value-type="float" office:value="4.91" calcext:value-type="float">
            <text:p>4,91</text:p>
          </table:table-cell>
          <table:table-cell table:style-name="ce7" office:value-type="float" office:value="4.92" calcext:value-type="float">
            <text:p>4,92</text:p>
          </table:table-cell>
          <table:table-cell table:style-name="ce7" office:value-type="float" office:value="5.03" calcext:value-type="float">
            <text:p>5,03</text:p>
          </table:table-cell>
          <table:table-cell table:style-name="ce7" office:value-type="float" office:value="4.96" calcext:value-type="float">
            <text:p>4,96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96" calcext:value-type="float">
            <text:p>0,96</text:p>
          </table:table-cell>
          <table:table-cell table:style-name="ce9" office:value-type="float" office:value="1" calcext:value-type="float">
            <text:p>1,00</text:p>
          </table:table-cell>
          <table:table-cell table:number-columns-repeated="2" table:style-name="ce9" office:value-type="float" office:value="0.97" calcext:value-type="float">
            <text:p>0,97</text:p>
          </table:table-cell>
          <table:table-cell table:style-name="ce28" table:formula="of:=[data.E243]/([data.C243]*[data.D243])" office:value-type="float" office:value="0.823276925705174" calcext:value-type="float">
            <text:p>0,82</text:p>
          </table:table-cell>
          <table:table-cell table:style-name="ce5" table:formula="of:=[data.B243]/[data.E243]" office:value-type="float" office:value="3.64398972068112" calcext:value-type="float">
            <text:p>3,644</text:p>
          </table:table-cell>
          <table:table-cell table:style-name="ce7" table:formula="of:=AVERAGE([data.F243:.J243])" office:value-type="float" office:value="4.998" calcext:value-type="float">
            <text:p>5,00</text:p>
          </table:table-cell>
          <table:table-cell table:style-name="ce9" table:formula="of:=AVERAGE([data.K243:.O243])" office:value-type="float" office:value="0.97" calcext:value-type="float">
            <text:p>0,97</text:p>
          </table:table-cell>
          <table:table-cell table:style-name="ce12" table:formula="of:=[data.Q243]/[data.Q467]*(LOG([data.R467]*1000)/LOG([data.R243]*1000))" office:value-type="float" office:value="1.44974089774642" calcext:value-type="float">
            <text:p>1,45</text:p>
          </table:table-cell>
          <table:table-cell table:style-name="ce12" table:formula="of:=[data.Q243]/[data.Q467]*(LOG([data.S467]*1000)/LOG([data.S243]*1000))" office:value-type="float" office:value="1.57189312951991" calcext:value-type="float">
            <text:p>1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696895" calcext:value-type="float">
            <text:p>696895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3.92" calcext:value-type="float">
            <text:p>3,92</text:p>
          </table:table-cell>
          <table:table-cell table:style-name="ce7" office:value-type="float" office:value="3.89" calcext:value-type="float">
            <text:p>3,89</text:p>
          </table:table-cell>
          <table:table-cell table:style-name="ce7" office:value-type="float" office:value="3.83" calcext:value-type="float">
            <text:p>3,83</text:p>
          </table:table-cell>
          <table:table-cell table:style-name="ce7" office:value-type="float" office:value="3.8" calcext:value-type="float">
            <text:p>3,80</text:p>
          </table:table-cell>
          <table:table-cell table:number-columns-repeated="2" table:style-name="ce9" office:value-type="float" office:value="0.77" calcext:value-type="float">
            <text:p>0,77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5" calcext:value-type="float">
            <text:p>0,75</text:p>
          </table:table-cell>
          <table:table-cell table:style-name="ce28" table:formula="of:=[data.E244]/([data.C244]*[data.D244])" office:value-type="float" office:value="0.725539291217257" calcext:value-type="float">
            <text:p>0,73</text:p>
          </table:table-cell>
          <table:table-cell table:style-name="ce5" table:formula="of:=[data.B244]/[data.E244]" office:value-type="float" office:value="4.13487828152017" calcext:value-type="float">
            <text:p>4,135</text:p>
          </table:table-cell>
          <table:table-cell table:style-name="ce7" table:formula="of:=AVERAGE([data.F244:.J244])" office:value-type="float" office:value="3.89" calcext:value-type="float">
            <text:p>3,89</text:p>
          </table:table-cell>
          <table:table-cell table:style-name="ce9" table:formula="of:=AVERAGE([data.K244:.O244])" office:value-type="float" office:value="0.758" calcext:value-type="float">
            <text:p>0,76</text:p>
          </table:table-cell>
          <table:table-cell table:style-name="ce12" table:formula="of:=[data.Q244]/[data.Q468]*(LOG([data.R468]*1000)/LOG([data.R244]*1000))" office:value-type="float" office:value="1.40142351860816" calcext:value-type="float">
            <text:p>1,40</text:p>
          </table:table-cell>
          <table:table-cell table:style-name="ce12" table:formula="of:=[data.Q244]/[data.Q468]*(LOG([data.S468]*1000)/LOG([data.S244]*1000))" office:value-type="float" office:value="1.49965489908964" calcext:value-type="float">
            <text:p>1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537592" calcext:value-type="float">
            <text:p>537592</text:p>
          </table:table-cell>
          <table:table-cell table:style-name="ce7" office:value-type="float" office:value="3.93" calcext:value-type="float">
            <text:p>3,93</text:p>
          </table:table-cell>
          <table:table-cell table:style-name="ce7" office:value-type="float" office:value="3.57" calcext:value-type="float">
            <text:p>3,57</text:p>
          </table:table-cell>
          <table:table-cell table:style-name="ce7" office:value-type="float" office:value="3.62" calcext:value-type="float">
            <text:p>3,62</text:p>
          </table:table-cell>
          <table:table-cell table:style-name="ce7" office:value-type="float" office:value="3.59" calcext:value-type="float">
            <text:p>3,59</text:p>
          </table:table-cell>
          <table:table-cell table:style-name="ce7" office:value-type="float" office:value="3.62" calcext:value-type="float">
            <text:p>3,62</text:p>
          </table:table-cell>
          <table:table-cell table:style-name="ce9" office:value-type="float" office:value="0.83" calcext:value-type="float">
            <text:p>0,83</text:p>
          </table:table-cell>
          <table:table-cell table:number-columns-repeated="3" table:style-name="ce9" office:value-type="float" office:value="0.84" calcext:value-type="float">
            <text:p>0,84</text:p>
          </table:table-cell>
          <table:table-cell table:style-name="ce9" office:value-type="float" office:value="0.82" calcext:value-type="float">
            <text:p>0,82</text:p>
          </table:table-cell>
          <table:table-cell table:style-name="ce28" table:formula="of:=[data.E245]/([data.C245]*[data.D245])" office:value-type="float" office:value="0.552142047228567" calcext:value-type="float">
            <text:p>0,55</text:p>
          </table:table-cell>
          <table:table-cell table:style-name="ce5" table:formula="of:=[data.B245]/[data.E245]" office:value-type="float" office:value="5.43341418771113" calcext:value-type="float">
            <text:p>5,433</text:p>
          </table:table-cell>
          <table:table-cell table:style-name="ce7" table:formula="of:=AVERAGE([data.F245:.J245])" office:value-type="float" office:value="3.666" calcext:value-type="float">
            <text:p>3,67</text:p>
          </table:table-cell>
          <table:table-cell table:style-name="ce9" table:formula="of:=AVERAGE([data.K245:.O245])" office:value-type="float" office:value="0.834" calcext:value-type="float">
            <text:p>0,83</text:p>
          </table:table-cell>
          <table:table-cell table:style-name="ce12" table:formula="of:=[data.Q245]/[data.Q469]*(LOG([data.R469]*1000)/LOG([data.R245]*1000))" office:value-type="float" office:value="1.70420901878246" calcext:value-type="float">
            <text:p>1,70</text:p>
          </table:table-cell>
          <table:table-cell table:style-name="ce12" table:formula="of:=[data.Q245]/[data.Q469]*(LOG([data.S469]*1000)/LOG([data.S245]*1000))" office:value-type="float" office:value="1.80675875662042" calcext:value-type="float">
            <text:p>1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672747" calcext:value-type="float">
            <text:p>672747</text:p>
          </table:table-cell>
          <table:table-cell table:style-name="ce7" office:value-type="float" office:value="3.81" calcext:value-type="float">
            <text:p>3,81</text:p>
          </table:table-cell>
          <table:table-cell table:style-name="ce7" office:value-type="float" office:value="3.91" calcext:value-type="float">
            <text:p>3,91</text:p>
          </table:table-cell>
          <table:table-cell table:number-columns-repeated="2" table:style-name="ce7" office:value-type="float" office:value="3.84" calcext:value-type="float">
            <text:p>3,84</text:p>
          </table:table-cell>
          <table:table-cell table:style-name="ce7" office:value-type="float" office:value="3.85" calcext:value-type="float">
            <text:p>3,85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" calcext:value-type="float">
            <text:p>0,80</text:p>
          </table:table-cell>
          <table:table-cell table:number-columns-repeated="2" table:style-name="ce9" office:value-type="float" office:value="0.81" calcext:value-type="float">
            <text:p>0,81</text:p>
          </table:table-cell>
          <table:table-cell table:style-name="ce9" office:value-type="float" office:value="0.82" calcext:value-type="float">
            <text:p>0,82</text:p>
          </table:table-cell>
          <table:table-cell table:style-name="ce28" table:formula="of:=[data.E246]/([data.C246]*[data.D246])" office:value-type="float" office:value="0.690955047409331" calcext:value-type="float">
            <text:p>0,69</text:p>
          </table:table-cell>
          <table:table-cell table:style-name="ce5" table:formula="of:=[data.B246]/[data.E246]" office:value-type="float" office:value="4.34184024603603" calcext:value-type="float">
            <text:p>4,342</text:p>
          </table:table-cell>
          <table:table-cell table:style-name="ce7" table:formula="of:=AVERAGE([data.F246:.J246])" office:value-type="float" office:value="3.85" calcext:value-type="float">
            <text:p>3,85</text:p>
          </table:table-cell>
          <table:table-cell table:style-name="ce9" table:formula="of:=AVERAGE([data.K246:.O246])" office:value-type="float" office:value="0.814" calcext:value-type="float">
            <text:p>0,81</text:p>
          </table:table-cell>
          <table:table-cell table:style-name="ce12" table:formula="of:=[data.Q246]/[data.Q470]*(LOG([data.R470]*1000)/LOG([data.R246]*1000))" office:value-type="float" office:value="1.65902937239967" calcext:value-type="float">
            <text:p>1,66</text:p>
          </table:table-cell>
          <table:table-cell table:style-name="ce12" table:formula="of:=[data.Q246]/[data.Q470]*(LOG([data.S470]*1000)/LOG([data.S246]*1000))" office:value-type="float" office:value="1.79368223363826" calcext:value-type="float">
            <text:p>1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1120692" calcext:value-type="float">
            <text:p>1120692</text:p>
          </table:table-cell>
          <table:table-cell table:style-name="ce7" office:value-type="float" office:value="4.53" calcext:value-type="float">
            <text:p>4,53</text:p>
          </table:table-cell>
          <table:table-cell table:style-name="ce7" office:value-type="float" office:value="4.32" calcext:value-type="float">
            <text:p>4,32</text:p>
          </table:table-cell>
          <table:table-cell table:style-name="ce7" office:value-type="float" office:value="4.25" calcext:value-type="float">
            <text:p>4,25</text:p>
          </table:table-cell>
          <table:table-cell table:style-name="ce7" office:value-type="float" office:value="4.28" calcext:value-type="float">
            <text:p>4,28</text:p>
          </table:table-cell>
          <table:table-cell table:style-name="ce7" office:value-type="float" office:value="4.27" calcext:value-type="float">
            <text:p>4,27</text:p>
          </table:table-cell>
          <table:table-cell table:number-columns-repeated="2" table:style-name="ce9" office:value-type="float" office:value="0.7" calcext:value-type="float">
            <text:p>0,70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71" calcext:value-type="float">
            <text:p>0,71</text:p>
          </table:table-cell>
          <table:table-cell table:style-name="ce28" table:formula="of:=[data.E247]/([data.C247]*[data.D247])" office:value-type="float" office:value="1.1872743452835" calcext:value-type="float">
            <text:p>1,19</text:p>
          </table:table-cell>
          <table:table-cell table:style-name="ce5" table:formula="of:=[data.B247]/[data.E247]" office:value-type="float" office:value="2.52681022082785" calcext:value-type="float">
            <text:p>2,527</text:p>
          </table:table-cell>
          <table:table-cell table:style-name="ce7" table:formula="of:=AVERAGE([data.F247:.J247])" office:value-type="float" office:value="4.33" calcext:value-type="float">
            <text:p>4,33</text:p>
          </table:table-cell>
          <table:table-cell table:style-name="ce9" table:formula="of:=AVERAGE([data.K247:.O247])" office:value-type="float" office:value="0.702" calcext:value-type="float">
            <text:p>0,70</text:p>
          </table:table-cell>
          <table:table-cell table:style-name="ce12" table:formula="of:=[data.Q247]/[data.Q471]*(LOG([data.R471]*1000)/LOG([data.R247]*1000))" office:value-type="float" office:value="1.25291125871648" calcext:value-type="float">
            <text:p>1,25</text:p>
          </table:table-cell>
          <table:table-cell table:style-name="ce12" table:formula="of:=[data.Q247]/[data.Q471]*(LOG([data.S471]*1000)/LOG([data.S247]*1000))" office:value-type="float" office:value="1.43533685530717" calcext:value-type="float">
            <text:p>1,4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38888" calcext:value-type="float">
            <text:p>738888</text:p>
          </table:table-cell>
          <table:table-cell table:style-name="ce7" office:value-type="float" office:value="4.77" calcext:value-type="float">
            <text:p>4,77</text:p>
          </table:table-cell>
          <table:table-cell table:style-name="ce7" office:value-type="float" office:value="4.4" calcext:value-type="float">
            <text:p>4,40</text:p>
          </table:table-cell>
          <table:table-cell table:style-name="ce7" office:value-type="float" office:value="4.48" calcext:value-type="float">
            <text:p>4,48</text:p>
          </table:table-cell>
          <table:table-cell table:style-name="ce7" office:value-type="float" office:value="4.45" calcext:value-type="float">
            <text:p>4,45</text:p>
          </table:table-cell>
          <table:table-cell table:style-name="ce7" office:value-type="float" office:value="4.49" calcext:value-type="float">
            <text:p>4,49</text:p>
          </table:table-cell>
          <table:table-cell table:style-name="ce9" office:value-type="float" office:value="0.99" calcext:value-type="float">
            <text:p>0,99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1" calcext:value-type="float">
            <text:p>1,00</text:p>
          </table:table-cell>
          <table:table-cell table:style-name="ce28" table:formula="of:=[data.E248]/([data.C248]*[data.D248])" office:value-type="float" office:value="0.659872256515775" calcext:value-type="float">
            <text:p>0,66</text:p>
          </table:table-cell>
          <table:table-cell table:style-name="ce5" table:formula="of:=[data.B248]/[data.E248]" office:value-type="float" office:value="4.54635614599236" calcext:value-type="float">
            <text:p>4,546</text:p>
          </table:table-cell>
          <table:table-cell table:style-name="ce7" table:formula="of:=AVERAGE([data.F248:.J248])" office:value-type="float" office:value="4.518" calcext:value-type="float">
            <text:p>4,52</text:p>
          </table:table-cell>
          <table:table-cell table:style-name="ce9" table:formula="of:=AVERAGE([data.K248:.O248])" office:value-type="float" office:value="1.002" calcext:value-type="float">
            <text:p>1,00</text:p>
          </table:table-cell>
          <table:table-cell table:style-name="ce12" table:formula="of:=[data.Q248]/[data.Q472]*(LOG([data.R472]*1000)/LOG([data.R248]*1000))" office:value-type="float" office:value="1.80888600570689" calcext:value-type="float">
            <text:p>1,81</text:p>
          </table:table-cell>
          <table:table-cell table:style-name="ce12" table:formula="of:=[data.Q248]/[data.Q472]*(LOG([data.S472]*1000)/LOG([data.S248]*1000))" office:value-type="float" office:value="2.01810626961039" calcext:value-type="float">
            <text:p>2,0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152424" calcext:value-type="float">
            <text:p>1152424</text:p>
          </table:table-cell>
          <table:table-cell table:style-name="ce7" office:value-type="float" office:value="5.96" calcext:value-type="float">
            <text:p>5,96</text:p>
          </table:table-cell>
          <table:table-cell table:number-columns-repeated="2" table:style-name="ce7" office:value-type="float" office:value="5.63" calcext:value-type="float">
            <text:p>5,63</text:p>
          </table:table-cell>
          <table:table-cell table:style-name="ce7" office:value-type="float" office:value="5.54" calcext:value-type="float">
            <text:p>5,54</text:p>
          </table:table-cell>
          <table:table-cell table:style-name="ce7" office:value-type="float" office:value="5.62" calcext:value-type="float">
            <text:p>5,62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1.04" calcext:value-type="float">
            <text:p>1,04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1.02" calcext:value-type="float">
            <text:p>1,02</text:p>
          </table:table-cell>
          <table:table-cell table:style-name="ce9" office:value-type="float" office:value="1.03" calcext:value-type="float">
            <text:p>1,03</text:p>
          </table:table-cell>
          <table:table-cell table:style-name="ce28" table:formula="of:=[data.E249]/([data.C249]*[data.D249])" office:value-type="float" office:value="0.896627059460603" calcext:value-type="float">
            <text:p>0,90</text:p>
          </table:table-cell>
          <table:table-cell table:style-name="ce5" table:formula="of:=[data.B249]/[data.E249]" office:value-type="float" office:value="3.34588658341027" calcext:value-type="float">
            <text:p>3,346</text:p>
          </table:table-cell>
          <table:table-cell table:style-name="ce7" table:formula="of:=AVERAGE([data.F249:.J249])" office:value-type="float" office:value="5.676" calcext:value-type="float">
            <text:p>5,68</text:p>
          </table:table-cell>
          <table:table-cell table:style-name="ce9" table:formula="of:=AVERAGE([data.K249:.O249])" office:value-type="float" office:value="1.02" calcext:value-type="float">
            <text:p>1,02</text:p>
          </table:table-cell>
          <table:table-cell table:style-name="ce12" table:formula="of:=[data.Q249]/[data.Q473]*(LOG([data.R473]*1000)/LOG([data.R249]*1000))" office:value-type="float" office:value="1.49274025148866" calcext:value-type="float">
            <text:p>1,49</text:p>
          </table:table-cell>
          <table:table-cell table:style-name="ce12" table:formula="of:=[data.Q249]/[data.Q473]*(LOG([data.S473]*1000)/LOG([data.S249]*1000))" office:value-type="float" office:value="1.5974599981048" calcext:value-type="float">
            <text:p>1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795844" calcext:value-type="float">
            <text:p>795844</text:p>
          </table:table-cell>
          <table:table-cell table:style-name="ce7" office:value-type="float" office:value="4.65" calcext:value-type="float">
            <text:p>4,65</text:p>
          </table:table-cell>
          <table:table-cell table:style-name="ce7" office:value-type="float" office:value="4.49" calcext:value-type="float">
            <text:p>4,49</text:p>
          </table:table-cell>
          <table:table-cell table:style-name="ce7" office:value-type="float" office:value="4.45" calcext:value-type="float">
            <text:p>4,45</text:p>
          </table:table-cell>
          <table:table-cell table:style-name="ce7" office:value-type="float" office:value="4.44" calcext:value-type="float">
            <text:p>4,44</text:p>
          </table:table-cell>
          <table:table-cell table:style-name="ce7" office:value-type="float" office:value="4.41" calcext:value-type="float">
            <text:p>4,41</text:p>
          </table:table-cell>
          <table:table-cell table:style-name="ce9" office:value-type="float" office:value="0.91" calcext:value-type="float">
            <text:p>0,91</text:p>
          </table:table-cell>
          <table:table-cell table:number-columns-repeated="4" table:style-name="ce9" office:value-type="float" office:value="0.89" calcext:value-type="float">
            <text:p>0,89</text:p>
          </table:table-cell>
          <table:table-cell table:style-name="ce28" table:formula="of:=[data.E250]/([data.C250]*[data.D250])" office:value-type="float" office:value="0.708752493587917" calcext:value-type="float">
            <text:p>0,71</text:p>
          </table:table-cell>
          <table:table-cell table:style-name="ce5" table:formula="of:=[data.B250]/[data.E250]" office:value-type="float" office:value="4.23280944506712" calcext:value-type="float">
            <text:p>4,233</text:p>
          </table:table-cell>
          <table:table-cell table:style-name="ce7" table:formula="of:=AVERAGE([data.F250:.J250])" office:value-type="float" office:value="4.488" calcext:value-type="float">
            <text:p>4,49</text:p>
          </table:table-cell>
          <table:table-cell table:style-name="ce9" table:formula="of:=AVERAGE([data.K250:.O250])" office:value-type="float" office:value="0.894" calcext:value-type="float">
            <text:p>0,89</text:p>
          </table:table-cell>
          <table:table-cell table:style-name="ce12" table:formula="of:=[data.Q250]/[data.Q474]*(LOG([data.R474]*1000)/LOG([data.R250]*1000))" office:value-type="float" office:value="1.64673241222979" calcext:value-type="float">
            <text:p>1,65</text:p>
          </table:table-cell>
          <table:table-cell table:style-name="ce12" table:formula="of:=[data.Q250]/[data.Q474]*(LOG([data.S474]*1000)/LOG([data.S250]*1000))" office:value-type="float" office:value="1.72015100413252" calcext:value-type="float">
            <text:p>1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725291" calcext:value-type="float">
            <text:p>725291</text:p>
          </table:table-cell>
          <table:table-cell table:style-name="ce7" office:value-type="float" office:value="3.76" calcext:value-type="float">
            <text:p>3,76</text:p>
          </table:table-cell>
          <table:table-cell table:number-columns-repeated="2" table:style-name="ce7" office:value-type="float" office:value="3.48" calcext:value-type="float">
            <text:p>3,48</text:p>
          </table:table-cell>
          <table:table-cell table:style-name="ce7" office:value-type="float" office:value="3.51" calcext:value-type="float">
            <text:p>3,51</text:p>
          </table:table-cell>
          <table:table-cell table:style-name="ce7" office:value-type="float" office:value="3.45" calcext:value-type="float">
            <text:p>3,45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7" calcext:value-type="float">
            <text:p>0,70</text:p>
          </table:table-cell>
          <table:table-cell table:style-name="ce28" table:formula="of:=[data.E251]/([data.C251]*[data.D251])" office:value-type="float" office:value="0.781186453091611" calcext:value-type="float">
            <text:p>0,78</text:p>
          </table:table-cell>
          <table:table-cell table:style-name="ce5" table:formula="of:=[data.B251]/[data.E251]" office:value-type="float" office:value="3.84033443128344" calcext:value-type="float">
            <text:p>3,840</text:p>
          </table:table-cell>
          <table:table-cell table:style-name="ce7" table:formula="of:=AVERAGE([data.F251:.J251])" office:value-type="float" office:value="3.536" calcext:value-type="float">
            <text:p>3,54</text:p>
          </table:table-cell>
          <table:table-cell table:style-name="ce9" table:formula="of:=AVERAGE([data.K251:.O251])" office:value-type="float" office:value="0.704" calcext:value-type="float">
            <text:p>0,70</text:p>
          </table:table-cell>
          <table:table-cell table:style-name="ce12" table:formula="of:=[data.Q251]/[data.Q475]*(LOG([data.R475]*1000)/LOG([data.R251]*1000))" office:value-type="float" office:value="1.58103718048326" calcext:value-type="float">
            <text:p>1,58</text:p>
          </table:table-cell>
          <table:table-cell table:style-name="ce12" table:formula="of:=[data.Q251]/[data.Q475]*(LOG([data.S475]*1000)/LOG([data.S251]*1000))" office:value-type="float" office:value="1.75099285814005" calcext:value-type="float">
            <text:p>1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258034" calcext:value-type="float">
            <text:p>1258034</text:p>
          </table:table-cell>
          <table:table-cell table:style-name="ce7" office:value-type="float" office:value="5.78" calcext:value-type="float">
            <text:p>5,78</text:p>
          </table:table-cell>
          <table:table-cell table:style-name="ce7" office:value-type="float" office:value="5.79" calcext:value-type="float">
            <text:p>5,79</text:p>
          </table:table-cell>
          <table:table-cell table:style-name="ce7" office:value-type="float" office:value="5.67" calcext:value-type="float">
            <text:p>5,67</text:p>
          </table:table-cell>
          <table:table-cell table:style-name="ce7" office:value-type="float" office:value="5.84" calcext:value-type="float">
            <text:p>5,84</text:p>
          </table:table-cell>
          <table:table-cell table:style-name="ce7" office:value-type="float" office:value="5.78" calcext:value-type="float">
            <text:p>5,78</text:p>
          </table:table-cell>
          <table:table-cell table:style-name="ce9" office:value-type="float" office:value="1.09" calcext:value-type="float">
            <text:p>1,09</text:p>
          </table:table-cell>
          <table:table-cell table:style-name="ce9" office:value-type="float" office:value="1.12" calcext:value-type="float">
            <text:p>1,12</text:p>
          </table:table-cell>
          <table:table-cell table:style-name="ce9" office:value-type="float" office:value="1.11" calcext:value-type="float">
            <text:p>1,11</text:p>
          </table:table-cell>
          <table:table-cell table:style-name="ce9" office:value-type="float" office:value="1.1" calcext:value-type="float">
            <text:p>1,10</text:p>
          </table:table-cell>
          <table:table-cell table:style-name="ce9" office:value-type="float" office:value="1.09" calcext:value-type="float">
            <text:p>1,09</text:p>
          </table:table-cell>
          <table:table-cell table:style-name="ce28" table:formula="of:=[data.E252]/([data.C252]*[data.D252])" office:value-type="float" office:value="0.957988248588947" calcext:value-type="float">
            <text:p>0,96</text:p>
          </table:table-cell>
          <table:table-cell table:style-name="ce5" table:formula="of:=[data.B252]/[data.E252]" office:value-type="float" office:value="3.13157514025853" calcext:value-type="float">
            <text:p>3,132</text:p>
          </table:table-cell>
          <table:table-cell table:style-name="ce7" table:formula="of:=AVERAGE([data.F252:.J252])" office:value-type="float" office:value="5.772" calcext:value-type="float">
            <text:p>5,77</text:p>
          </table:table-cell>
          <table:table-cell table:style-name="ce9" table:formula="of:=AVERAGE([data.K252:.O252])" office:value-type="float" office:value="1.102" calcext:value-type="float">
            <text:p>1,10</text:p>
          </table:table-cell>
          <table:table-cell table:style-name="ce12" table:formula="of:=[data.Q252]/[data.Q476]*(LOG([data.R476]*1000)/LOG([data.R252]*1000))" office:value-type="float" office:value="1.34328478550992" calcext:value-type="float">
            <text:p>1,34</text:p>
          </table:table-cell>
          <table:table-cell table:style-name="ce12" table:formula="of:=[data.Q252]/[data.Q476]*(LOG([data.S476]*1000)/LOG([data.S252]*1000))" office:value-type="float" office:value="1.45114801753592" calcext:value-type="float">
            <text:p>1,4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954389" calcext:value-type="float">
            <text:p>954389</text:p>
          </table:table-cell>
          <table:table-cell table:style-name="ce7" office:value-type="float" office:value="4.75" calcext:value-type="float">
            <text:p>4,75</text:p>
          </table:table-cell>
          <table:table-cell table:style-name="ce7" office:value-type="float" office:value="4.47" calcext:value-type="float">
            <text:p>4,47</text:p>
          </table:table-cell>
          <table:table-cell table:style-name="ce7" office:value-type="float" office:value="4.45" calcext:value-type="float">
            <text:p>4,45</text:p>
          </table:table-cell>
          <table:table-cell table:style-name="ce7" office:value-type="float" office:value="4.49" calcext:value-type="float">
            <text:p>4,49</text:p>
          </table:table-cell>
          <table:table-cell table:style-name="ce7" office:value-type="float" office:value="4.53" calcext:value-type="float">
            <text:p>4,53</text:p>
          </table:table-cell>
          <table:table-cell table:number-columns-repeated="2" table:style-name="ce9" office:value-type="float" office:value="0.82" calcext:value-type="float">
            <text:p>0,82</text:p>
          </table:table-cell>
          <table:table-cell table:style-name="ce9" office:value-type="float" office:value="0.83" calcext:value-type="float">
            <text:p>0,83</text:p>
          </table:table-cell>
          <table:table-cell table:number-columns-repeated="2" table:style-name="ce9" office:value-type="float" office:value="0.82" calcext:value-type="float">
            <text:p>0,82</text:p>
          </table:table-cell>
          <table:table-cell table:style-name="ce28" table:formula="of:=[data.E253]/([data.C253]*[data.D253])" office:value-type="float" office:value="0.854085230526919" calcext:value-type="float">
            <text:p>0,85</text:p>
          </table:table-cell>
          <table:table-cell table:style-name="ce5" table:formula="of:=[data.B253]/[data.E253]" office:value-type="float" office:value="3.51254677076119" calcext:value-type="float">
            <text:p>3,513</text:p>
          </table:table-cell>
          <table:table-cell table:style-name="ce7" table:formula="of:=AVERAGE([data.F253:.J253])" office:value-type="float" office:value="4.538" calcext:value-type="float">
            <text:p>4,54</text:p>
          </table:table-cell>
          <table:table-cell table:style-name="ce9" table:formula="of:=AVERAGE([data.K253:.O253])" office:value-type="float" office:value="0.822" calcext:value-type="float">
            <text:p>0,82</text:p>
          </table:table-cell>
          <table:table-cell table:style-name="ce12" table:formula="of:=[data.Q253]/[data.Q477]*(LOG([data.R477]*1000)/LOG([data.R253]*1000))" office:value-type="float" office:value="1.63230179442336" calcext:value-type="float">
            <text:p>1,63</text:p>
          </table:table-cell>
          <table:table-cell table:style-name="ce12" table:formula="of:=[data.Q253]/[data.Q477]*(LOG([data.S477]*1000)/LOG([data.S253]*1000))" office:value-type="float" office:value="1.83821291353423" calcext:value-type="float">
            <text:p>1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636254" calcext:value-type="float">
            <text:p>1636254</text:p>
          </table:table-cell>
          <table:table-cell table:style-name="ce7" office:value-type="float" office:value="6.18" calcext:value-type="float">
            <text:p>6,18</text:p>
          </table:table-cell>
          <table:table-cell table:style-name="ce7" office:value-type="float" office:value="6.21" calcext:value-type="float">
            <text:p>6,21</text:p>
          </table:table-cell>
          <table:table-cell table:style-name="ce7" office:value-type="float" office:value="6.26" calcext:value-type="float">
            <text:p>6,26</text:p>
          </table:table-cell>
          <table:table-cell table:style-name="ce7" office:value-type="float" office:value="6.24" calcext:value-type="float">
            <text:p>6,24</text:p>
          </table:table-cell>
          <table:table-cell table:style-name="ce7" office:value-type="float" office:value="6.17" calcext:value-type="float">
            <text:p>6,17</text:p>
          </table:table-cell>
          <table:table-cell table:style-name="ce9" office:value-type="float" office:value="1.04" calcext:value-type="float">
            <text:p>1,04</text:p>
          </table:table-cell>
          <table:table-cell table:style-name="ce9" office:value-type="float" office:value="1.07" calcext:value-type="float">
            <text:p>1,07</text:p>
          </table:table-cell>
          <table:table-cell table:style-name="ce9" office:value-type="float" office:value="1.06" calcext:value-type="float">
            <text:p>1,06</text:p>
          </table:table-cell>
          <table:table-cell table:style-name="ce9" office:value-type="float" office:value="1.05" calcext:value-type="float">
            <text:p>1,05</text:p>
          </table:table-cell>
          <table:table-cell table:style-name="ce9" office:value-type="float" office:value="1.07" calcext:value-type="float">
            <text:p>1,07</text:p>
          </table:table-cell>
          <table:table-cell table:style-name="ce28" table:formula="of:=[data.E254]/([data.C254]*[data.D254])" office:value-type="float" office:value="1.25134138880392" calcext:value-type="float">
            <text:p>1,25</text:p>
          </table:table-cell>
          <table:table-cell table:style-name="ce5" table:formula="of:=[data.B254]/[data.E254]" office:value-type="float" office:value="2.39743707272832" calcext:value-type="float">
            <text:p>2,397</text:p>
          </table:table-cell>
          <table:table-cell table:style-name="ce7" table:formula="of:=AVERAGE([data.F254:.J254])" office:value-type="float" office:value="6.212" calcext:value-type="float">
            <text:p>6,21</text:p>
          </table:table-cell>
          <table:table-cell table:style-name="ce9" table:formula="of:=AVERAGE([data.K254:.O254])" office:value-type="float" office:value="1.058" calcext:value-type="float">
            <text:p>1,06</text:p>
          </table:table-cell>
          <table:table-cell table:style-name="ce12" table:formula="of:=[data.Q254]/[data.Q478]*(LOG([data.R478]*1000)/LOG([data.R254]*1000))" office:value-type="float" office:value="1.20965773229161" calcext:value-type="float">
            <text:p>1,21</text:p>
          </table:table-cell>
          <table:table-cell table:style-name="ce12" table:formula="of:=[data.Q254]/[data.Q478]*(LOG([data.S478]*1000)/LOG([data.S254]*1000))" office:value-type="float" office:value="1.33743178746454" calcext:value-type="float">
            <text:p>1,3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911795" calcext:value-type="float">
            <text:p>911795</text:p>
          </table:table-cell>
          <table:table-cell table:style-name="ce7" office:value-type="float" office:value="5.27" calcext:value-type="float">
            <text:p>5,27</text:p>
          </table:table-cell>
          <table:table-cell table:style-name="ce7" office:value-type="float" office:value="5.03" calcext:value-type="float">
            <text:p>5,03</text:p>
          </table:table-cell>
          <table:table-cell table:style-name="ce7" office:value-type="float" office:value="5.14" calcext:value-type="float">
            <text:p>5,14</text:p>
          </table:table-cell>
          <table:table-cell table:style-name="ce7" office:value-type="float" office:value="4.99" calcext:value-type="float">
            <text:p>4,99</text:p>
          </table:table-cell>
          <table:table-cell table:style-name="ce7" office:value-type="float" office:value="5.02" calcext:value-type="float">
            <text:p>5,02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1.05" calcext:value-type="float">
            <text:p>1,05</text:p>
          </table:table-cell>
          <table:table-cell table:style-name="ce9" office:value-type="float" office:value="1.02" calcext:value-type="float">
            <text:p>1,02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1.04" calcext:value-type="float">
            <text:p>1,04</text:p>
          </table:table-cell>
          <table:table-cell table:style-name="ce28" table:formula="of:=[data.E255]/([data.C255]*[data.D255])" office:value-type="float" office:value="0.709766938597584" calcext:value-type="float">
            <text:p>0,71</text:p>
          </table:table-cell>
          <table:table-cell table:style-name="ce5" table:formula="of:=[data.B255]/[data.E255]" office:value-type="float" office:value="4.22675820771116" calcext:value-type="float">
            <text:p>4,227</text:p>
          </table:table-cell>
          <table:table-cell table:style-name="ce7" table:formula="of:=AVERAGE([data.F255:.J255])" office:value-type="float" office:value="5.09" calcext:value-type="float">
            <text:p>5,09</text:p>
          </table:table-cell>
          <table:table-cell table:style-name="ce9" table:formula="of:=AVERAGE([data.K255:.O255])" office:value-type="float" office:value="1.034" calcext:value-type="float">
            <text:p>1,03</text:p>
          </table:table-cell>
          <table:table-cell table:style-name="ce12" table:formula="of:=[data.Q255]/[data.Q479]*(LOG([data.R479]*1000)/LOG([data.R255]*1000))" office:value-type="float" office:value="1.49078971876273" calcext:value-type="float">
            <text:p>1,49</text:p>
          </table:table-cell>
          <table:table-cell table:style-name="ce12" table:formula="of:=[data.Q255]/[data.Q479]*(LOG([data.S479]*1000)/LOG([data.S255]*1000))" office:value-type="float" office:value="1.49448715801957" calcext:value-type="float">
            <text:p>1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982204" calcext:value-type="float">
            <text:p>982204</text:p>
          </table:table-cell>
          <table:table-cell table:style-name="ce7" office:value-type="float" office:value="4.74" calcext:value-type="float">
            <text:p>4,74</text:p>
          </table:table-cell>
          <table:table-cell table:style-name="ce7" office:value-type="float" office:value="4.72" calcext:value-type="float">
            <text:p>4,72</text:p>
          </table:table-cell>
          <table:table-cell table:style-name="ce7" office:value-type="float" office:value="4.7" calcext:value-type="float">
            <text:p>4,70</text:p>
          </table:table-cell>
          <table:table-cell table:style-name="ce7" office:value-type="float" office:value="4.71" calcext:value-type="float">
            <text:p>4,71</text:p>
          </table:table-cell>
          <table:table-cell table:style-name="ce7" office:value-type="float" office:value="4.68" calcext:value-type="float">
            <text:p>4,68</text:p>
          </table:table-cell>
          <table:table-cell table:style-name="ce9" office:value-type="float" office:value="0.87" calcext:value-type="float">
            <text:p>0,87</text:p>
          </table:table-cell>
          <table:table-cell table:number-columns-repeated="4" table:style-name="ce9" office:value-type="float" office:value="0.88" calcext:value-type="float">
            <text:p>0,88</text:p>
          </table:table-cell>
          <table:table-cell table:style-name="ce28" table:formula="of:=[data.E256]/([data.C256]*[data.D256])" office:value-type="float" office:value="0.905921763800908" calcext:value-type="float">
            <text:p>0,91</text:p>
          </table:table-cell>
          <table:table-cell table:style-name="ce5" table:formula="of:=[data.B256]/[data.E256]" office:value-type="float" office:value="3.31156053121347" calcext:value-type="float">
            <text:p>3,312</text:p>
          </table:table-cell>
          <table:table-cell table:style-name="ce7" table:formula="of:=AVERAGE([data.F256:.J256])" office:value-type="float" office:value="4.71" calcext:value-type="float">
            <text:p>4,71</text:p>
          </table:table-cell>
          <table:table-cell table:style-name="ce9" table:formula="of:=AVERAGE([data.K256:.O256])" office:value-type="float" office:value="0.878" calcext:value-type="float">
            <text:p>0,88</text:p>
          </table:table-cell>
          <table:table-cell table:style-name="ce12" table:formula="of:=[data.Q256]/[data.Q480]*(LOG([data.R480]*1000)/LOG([data.R256]*1000))" office:value-type="float" office:value="1.48048742923538" calcext:value-type="float">
            <text:p>1,48</text:p>
          </table:table-cell>
          <table:table-cell table:style-name="ce12" table:formula="of:=[data.Q256]/[data.Q480]*(LOG([data.S480]*1000)/LOG([data.S256]*1000))" office:value-type="float" office:value="1.65168885156538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191556" calcext:value-type="float">
            <text:p>1191556</text:p>
          </table:table-cell>
          <table:table-cell table:style-name="ce7" office:value-type="float" office:value="6.11" calcext:value-type="float">
            <text:p>6,11</text:p>
          </table:table-cell>
          <table:table-cell table:style-name="ce7" office:value-type="float" office:value="5.78" calcext:value-type="float">
            <text:p>5,78</text:p>
          </table:table-cell>
          <table:table-cell table:style-name="ce7" office:value-type="float" office:value="5.86" calcext:value-type="float">
            <text:p>5,86</text:p>
          </table:table-cell>
          <table:table-cell table:style-name="ce7" office:value-type="float" office:value="5.87" calcext:value-type="float">
            <text:p>5,87</text:p>
          </table:table-cell>
          <table:table-cell table:style-name="ce7" office:value-type="float" office:value="5.8" calcext:value-type="float">
            <text:p>5,80</text:p>
          </table:table-cell>
          <table:table-cell table:style-name="ce9" office:value-type="float" office:value="1.06" calcext:value-type="float">
            <text:p>1,06</text:p>
          </table:table-cell>
          <table:table-cell table:number-columns-repeated="3" table:style-name="ce9" office:value-type="float" office:value="1.04" calcext:value-type="float">
            <text:p>1,04</text:p>
          </table:table-cell>
          <table:table-cell table:style-name="ce9" office:value-type="float" office:value="1.07" calcext:value-type="float">
            <text:p>1,07</text:p>
          </table:table-cell>
          <table:table-cell table:style-name="ce28" table:formula="of:=[data.E257]/([data.C257]*[data.D257])" office:value-type="float" office:value="0.906716463340395" calcext:value-type="float">
            <text:p>0,91</text:p>
          </table:table-cell>
          <table:table-cell table:style-name="ce5" table:formula="of:=[data.B257]/[data.E257]" office:value-type="float" office:value="3.30865523735351" calcext:value-type="float">
            <text:p>3,309</text:p>
          </table:table-cell>
          <table:table-cell table:style-name="ce7" table:formula="of:=AVERAGE([data.F257:.J257])" office:value-type="float" office:value="5.884" calcext:value-type="float">
            <text:p>5,88</text:p>
          </table:table-cell>
          <table:table-cell table:style-name="ce9" table:formula="of:=AVERAGE([data.K257:.O257])" office:value-type="float" office:value="1.05" calcext:value-type="float">
            <text:p>1,05</text:p>
          </table:table-cell>
          <table:table-cell table:style-name="ce12" table:formula="of:=[data.Q257]/[data.Q481]*(LOG([data.R481]*1000)/LOG([data.R257]*1000))" office:value-type="float" office:value="1.46064469183374" calcext:value-type="float">
            <text:p>1,46</text:p>
          </table:table-cell>
          <table:table-cell table:style-name="ce12" table:formula="of:=[data.Q257]/[data.Q481]*(LOG([data.S481]*1000)/LOG([data.S257]*1000))" office:value-type="float" office:value="1.62321991428931" calcext:value-type="float">
            <text:p>1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698657" calcext:value-type="float">
            <text:p>698657</text:p>
          </table:table-cell>
          <table:table-cell table:style-name="ce7" office:value-type="float" office:value="3.87" calcext:value-type="float">
            <text:p>3,87</text:p>
          </table:table-cell>
          <table:table-cell table:style-name="ce7" office:value-type="float" office:value="3.6" calcext:value-type="float">
            <text:p>3,60</text:p>
          </table:table-cell>
          <table:table-cell table:style-name="ce7" office:value-type="float" office:value="3.58" calcext:value-type="float">
            <text:p>3,58</text:p>
          </table:table-cell>
          <table:table-cell table:style-name="ce7" office:value-type="float" office:value="3.67" calcext:value-type="float">
            <text:p>3,67</text:p>
          </table:table-cell>
          <table:table-cell table:style-name="ce7" office:value-type="float" office:value="3.64" calcext:value-type="float">
            <text:p>3,64</text:p>
          </table:table-cell>
          <table:table-cell table:number-columns-repeated="2" table:style-name="ce9" office:value-type="float" office:value="0.76" calcext:value-type="float">
            <text:p>0,76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6" calcext:value-type="float">
            <text:p>0,76</text:p>
          </table:table-cell>
          <table:table-cell table:style-name="ce28" table:formula="of:=[data.E258]/([data.C258]*[data.D258])" office:value-type="float" office:value="0.73069047021419" calcext:value-type="float">
            <text:p>0,73</text:p>
          </table:table-cell>
          <table:table-cell table:style-name="ce5" table:formula="of:=[data.B258]/[data.E258]" office:value-type="float" office:value="4.10572856208411" calcext:value-type="float">
            <text:p>4,106</text:p>
          </table:table-cell>
          <table:table-cell table:style-name="ce7" table:formula="of:=AVERAGE([data.F258:.J258])" office:value-type="float" office:value="3.672" calcext:value-type="float">
            <text:p>3,67</text:p>
          </table:table-cell>
          <table:table-cell table:style-name="ce9" table:formula="of:=AVERAGE([data.K258:.O258])" office:value-type="float" office:value="0.76" calcext:value-type="float">
            <text:p>0,76</text:p>
          </table:table-cell>
          <table:table-cell table:style-name="ce12" table:formula="of:=[data.Q258]/[data.Q482]*(LOG([data.R482]*1000)/LOG([data.R258]*1000))" office:value-type="float" office:value="1.65606009082514" calcext:value-type="float">
            <text:p>1,66</text:p>
          </table:table-cell>
          <table:table-cell table:style-name="ce12" table:formula="of:=[data.Q258]/[data.Q482]*(LOG([data.S482]*1000)/LOG([data.S258]*1000))" office:value-type="float" office:value="1.83310185677978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740548" calcext:value-type="float">
            <text:p>740548</text:p>
          </table:table-cell>
          <table:table-cell table:style-name="ce7" office:value-type="float" office:value="4.61" calcext:value-type="float">
            <text:p>4,61</text:p>
          </table:table-cell>
          <table:table-cell table:style-name="ce7" office:value-type="float" office:value="4.62" calcext:value-type="float">
            <text:p>4,62</text:p>
          </table:table-cell>
          <table:table-cell table:style-name="ce7" office:value-type="float" office:value="4.6" calcext:value-type="float">
            <text:p>4,60</text:p>
          </table:table-cell>
          <table:table-cell table:style-name="ce7" office:value-type="float" office:value="4.56" calcext:value-type="float">
            <text:p>4,56</text:p>
          </table:table-cell>
          <table:table-cell table:style-name="ce7" office:value-type="float" office:value="4.65" calcext:value-type="float">
            <text:p>4,65</text:p>
          </table:table-cell>
          <table:table-cell table:style-name="ce9" office:value-type="float" office:value="0.96" calcext:value-type="float">
            <text:p>0,96</text:p>
          </table:table-cell>
          <table:table-cell table:style-name="ce9" office:value-type="float" office:value="0.98" calcext:value-type="float">
            <text:p>0,98</text:p>
          </table:table-cell>
          <table:table-cell table:number-columns-repeated="2" table:style-name="ce9" office:value-type="float" office:value="0.95" calcext:value-type="float">
            <text:p>0,95</text:p>
          </table:table-cell>
          <table:table-cell table:style-name="ce9" office:value-type="float" office:value="0.96" calcext:value-type="float">
            <text:p>0,96</text:p>
          </table:table-cell>
          <table:table-cell table:style-name="ce28" table:formula="of:=[data.E259]/([data.C259]*[data.D259])" office:value-type="float" office:value="0.661047753029643" calcext:value-type="float">
            <text:p>0,66</text:p>
          </table:table-cell>
          <table:table-cell table:style-name="ce5" table:formula="of:=[data.B259]/[data.E259]" office:value-type="float" office:value="4.53827165828549" calcext:value-type="float">
            <text:p>4,538</text:p>
          </table:table-cell>
          <table:table-cell table:style-name="ce7" table:formula="of:=AVERAGE([data.F259:.J259])" office:value-type="float" office:value="4.608" calcext:value-type="float">
            <text:p>4,61</text:p>
          </table:table-cell>
          <table:table-cell table:style-name="ce9" table:formula="of:=AVERAGE([data.K259:.O259])" office:value-type="float" office:value="0.96" calcext:value-type="float">
            <text:p>0,96</text:p>
          </table:table-cell>
          <table:table-cell table:style-name="ce12" table:formula="of:=[data.Q259]/[data.Q483]*(LOG([data.R483]*1000)/LOG([data.R259]*1000))" office:value-type="float" office:value="1.65752885068297" calcext:value-type="float">
            <text:p>1,66</text:p>
          </table:table-cell>
          <table:table-cell table:style-name="ce12" table:formula="of:=[data.Q259]/[data.Q483]*(LOG([data.S483]*1000)/LOG([data.S259]*1000))" office:value-type="float" office:value="1.78992550456385" calcext:value-type="float">
            <text:p>1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816538" calcext:value-type="float">
            <text:p>816538</text:p>
          </table:table-cell>
          <table:table-cell table:style-name="ce7" office:value-type="float" office:value="4.19" calcext:value-type="float">
            <text:p>4,19</text:p>
          </table:table-cell>
          <table:table-cell table:style-name="ce7" office:value-type="float" office:value="4.17" calcext:value-type="float">
            <text:p>4,17</text:p>
          </table:table-cell>
          <table:table-cell table:style-name="ce7" office:value-type="float" office:value="4.2" calcext:value-type="float">
            <text:p>4,20</text:p>
          </table:table-cell>
          <table:table-cell table:style-name="ce7" office:value-type="float" office:value="4.15" calcext:value-type="float">
            <text:p>4,15</text:p>
          </table:table-cell>
          <table:table-cell table:style-name="ce7" office:value-type="float" office:value="4.18" calcext:value-type="float">
            <text:p>4,18</text:p>
          </table:table-cell>
          <table:table-cell table:style-name="ce9" office:value-type="float" office:value="0.8" calcext:value-type="float">
            <text:p>0,80</text:p>
          </table:table-cell>
          <table:table-cell table:number-columns-repeated="2" table:style-name="ce9" office:value-type="float" office:value="0.81" calcext:value-type="float">
            <text:p>0,81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82" calcext:value-type="float">
            <text:p>0,82</text:p>
          </table:table-cell>
          <table:table-cell table:style-name="ce28" table:formula="of:=[data.E260]/([data.C260]*[data.D260])" office:value-type="float" office:value="0.838637782853762" calcext:value-type="float">
            <text:p>0,84</text:p>
          </table:table-cell>
          <table:table-cell table:style-name="ce5" table:formula="of:=[data.B260]/[data.E260]" office:value-type="float" office:value="3.57724931356532" calcext:value-type="float">
            <text:p>3,577</text:p>
          </table:table-cell>
          <table:table-cell table:style-name="ce7" table:formula="of:=AVERAGE([data.F260:.J260])" office:value-type="float" office:value="4.178" calcext:value-type="float">
            <text:p>4,18</text:p>
          </table:table-cell>
          <table:table-cell table:style-name="ce9" table:formula="of:=AVERAGE([data.K260:.O260])" office:value-type="float" office:value="0.806" calcext:value-type="float">
            <text:p>0,81</text:p>
          </table:table-cell>
          <table:table-cell table:style-name="ce12" table:formula="of:=[data.Q260]/[data.Q484]*(LOG([data.R484]*1000)/LOG([data.R260]*1000))" office:value-type="float" office:value="1.75491285876939" calcext:value-type="float">
            <text:p>1,75</text:p>
          </table:table-cell>
          <table:table-cell table:style-name="ce12" table:formula="of:=[data.Q260]/[data.Q484]*(LOG([data.S484]*1000)/LOG([data.S260]*1000))" office:value-type="float" office:value="1.96895518064562" calcext:value-type="float">
            <text:p>1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792813" calcext:value-type="float">
            <text:p>792813</text:p>
          </table:table-cell>
          <table:table-cell table:style-name="ce7" office:value-type="float" office:value="4.25" calcext:value-type="float">
            <text:p>4,25</text:p>
          </table:table-cell>
          <table:table-cell table:style-name="ce7" office:value-type="float" office:value="4.04" calcext:value-type="float">
            <text:p>4,04</text:p>
          </table:table-cell>
          <table:table-cell table:style-name="ce7" office:value-type="float" office:value="4.02" calcext:value-type="float">
            <text:p>4,02</text:p>
          </table:table-cell>
          <table:table-cell table:style-name="ce7" office:value-type="float" office:value="3.97" calcext:value-type="float">
            <text:p>3,97</text:p>
          </table:table-cell>
          <table:table-cell table:style-name="ce7" office:value-type="float" office:value="4" calcext:value-type="float">
            <text:p>4,00</text:p>
          </table:table-cell>
          <table:table-cell table:number-columns-repeated="2" table:style-name="ce9" office:value-type="float" office:value="0.74" calcext:value-type="float">
            <text:p>0,74</text:p>
          </table:table-cell>
          <table:table-cell table:style-name="ce9" office:value-type="float" office:value="0.76" calcext:value-type="float">
            <text:p>0,76</text:p>
          </table:table-cell>
          <table:table-cell table:number-columns-repeated="2" table:style-name="ce9" office:value-type="float" office:value="0.75" calcext:value-type="float">
            <text:p>0,75</text:p>
          </table:table-cell>
          <table:table-cell table:style-name="ce28" table:formula="of:=[data.E261]/([data.C261]*[data.D261])" office:value-type="float" office:value="0.814270660444021" calcext:value-type="float">
            <text:p>0,81</text:p>
          </table:table-cell>
          <table:table-cell table:style-name="ce5" table:formula="of:=[data.B261]/[data.E261]" office:value-type="float" office:value="3.68429881951986" calcext:value-type="float">
            <text:p>3,684</text:p>
          </table:table-cell>
          <table:table-cell table:style-name="ce7" table:formula="of:=AVERAGE([data.F261:.J261])" office:value-type="float" office:value="4.056" calcext:value-type="float">
            <text:p>4,06</text:p>
          </table:table-cell>
          <table:table-cell table:style-name="ce9" table:formula="of:=AVERAGE([data.K261:.O261])" office:value-type="float" office:value="0.748" calcext:value-type="float">
            <text:p>0,75</text:p>
          </table:table-cell>
          <table:table-cell table:style-name="ce12" table:formula="of:=[data.Q261]/[data.Q485]*(LOG([data.R485]*1000)/LOG([data.R261]*1000))" office:value-type="float" office:value="1.77664204501497" calcext:value-type="float">
            <text:p>1,78</text:p>
          </table:table-cell>
          <table:table-cell table:style-name="ce12" table:formula="of:=[data.Q261]/[data.Q485]*(LOG([data.S485]*1000)/LOG([data.S261]*1000))" office:value-type="float" office:value="1.97409110533137" calcext:value-type="float">
            <text:p>1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24932" calcext:value-type="float">
            <text:p>1224932</text:p>
          </table:table-cell>
          <table:table-cell table:style-name="ce7" office:value-type="float" office:value="5.16" calcext:value-type="float">
            <text:p>5,16</text:p>
          </table:table-cell>
          <table:table-cell table:style-name="ce7" office:value-type="float" office:value="5.25" calcext:value-type="float">
            <text:p>5,25</text:p>
          </table:table-cell>
          <table:table-cell table:style-name="ce7" office:value-type="float" office:value="5.13" calcext:value-type="float">
            <text:p>5,13</text:p>
          </table:table-cell>
          <table:table-cell table:style-name="ce7" office:value-type="float" office:value="5.25" calcext:value-type="float">
            <text:p>5,25</text:p>
          </table:table-cell>
          <table:table-cell table:style-name="ce7" office:value-type="float" office:value="5.18" calcext:value-type="float">
            <text:p>5,18</text:p>
          </table:table-cell>
          <table:table-cell table:number-columns-repeated="2" table:style-name="ce9" office:value-type="float" office:value="0.87" calcext:value-type="float">
            <text:p>0,87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0.89" calcext:value-type="float">
            <text:p>0,89</text:p>
          </table:table-cell>
          <table:table-cell table:style-name="ce9" office:value-type="float" office:value="0.87" calcext:value-type="float">
            <text:p>0,87</text:p>
          </table:table-cell>
          <table:table-cell table:style-name="ce28" table:formula="of:=[data.E262]/([data.C262]*[data.D262])" office:value-type="float" office:value="1.09393932898948" calcext:value-type="float">
            <text:p>1,09</text:p>
          </table:table-cell>
          <table:table-cell table:style-name="ce5" table:formula="of:=[data.B262]/[data.E262]" office:value-type="float" office:value="2.74239549623979" calcext:value-type="float">
            <text:p>2,742</text:p>
          </table:table-cell>
          <table:table-cell table:style-name="ce7" table:formula="of:=AVERAGE([data.F262:.J262])" office:value-type="float" office:value="5.194" calcext:value-type="float">
            <text:p>5,19</text:p>
          </table:table-cell>
          <table:table-cell table:style-name="ce9" table:formula="of:=AVERAGE([data.K262:.O262])" office:value-type="float" office:value="0.876" calcext:value-type="float">
            <text:p>0,88</text:p>
          </table:table-cell>
          <table:table-cell table:style-name="ce12" table:formula="of:=[data.Q262]/[data.Q486]*(LOG([data.R486]*1000)/LOG([data.R262]*1000))" office:value-type="float" office:value="1.33495801809582" calcext:value-type="float">
            <text:p>1,33</text:p>
          </table:table-cell>
          <table:table-cell table:style-name="ce12" table:formula="of:=[data.Q262]/[data.Q486]*(LOG([data.S486]*1000)/LOG([data.S262]*1000))" office:value-type="float" office:value="1.4924446329097" calcext:value-type="float">
            <text:p>1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788968" calcext:value-type="float">
            <text:p>788968</text:p>
          </table:table-cell>
          <table:table-cell table:style-name="ce7" office:value-type="float" office:value="4.23" calcext:value-type="float">
            <text:p>4,23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3.9" calcext:value-type="float">
            <text:p>3,90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4.02" calcext:value-type="float">
            <text:p>4,02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2" calcext:value-type="float">
            <text:p>0,82</text:p>
          </table:table-cell>
          <table:table-cell table:number-columns-repeated="3" table:style-name="ce9" office:value-type="float" office:value="0.8" calcext:value-type="float">
            <text:p>0,80</text:p>
          </table:table-cell>
          <table:table-cell table:style-name="ce28" table:formula="of:=[data.E263]/([data.C263]*[data.D263])" office:value-type="float" office:value="0.79004245774253" calcext:value-type="float">
            <text:p>0,79</text:p>
          </table:table-cell>
          <table:table-cell table:style-name="ce5" table:formula="of:=[data.B263]/[data.E263]" office:value-type="float" office:value="3.79728455399966" calcext:value-type="float">
            <text:p>3,797</text:p>
          </table:table-cell>
          <table:table-cell table:style-name="ce7" table:formula="of:=AVERAGE([data.F263:.J263])" office:value-type="float" office:value="4.034" calcext:value-type="float">
            <text:p>4,03</text:p>
          </table:table-cell>
          <table:table-cell table:style-name="ce9" table:formula="of:=AVERAGE([data.K263:.O263])" office:value-type="float" office:value="0.81" calcext:value-type="float">
            <text:p>0,81</text:p>
          </table:table-cell>
          <table:table-cell table:style-name="ce12" table:formula="of:=[data.Q263]/[data.Q487]*(LOG([data.R487]*1000)/LOG([data.R263]*1000))" office:value-type="float" office:value="1.52261253146906" calcext:value-type="float">
            <text:p>1,52</text:p>
          </table:table-cell>
          <table:table-cell table:style-name="ce12" table:formula="of:=[data.Q263]/[data.Q487]*(LOG([data.S487]*1000)/LOG([data.S263]*1000))" office:value-type="float" office:value="1.66384401699883" calcext:value-type="float">
            <text:p>1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485039" calcext:value-type="float">
            <text:p>485039</text:p>
          </table:table-cell>
          <table:table-cell table:style-name="ce7" office:value-type="float" office:value="3.74" calcext:value-type="float">
            <text:p>3,74</text:p>
          </table:table-cell>
          <table:table-cell table:style-name="ce7" office:value-type="float" office:value="3.48" calcext:value-type="float">
            <text:p>3,48</text:p>
          </table:table-cell>
          <table:table-cell table:style-name="ce7" office:value-type="float" office:value="3.49" calcext:value-type="float">
            <text:p>3,49</text:p>
          </table:table-cell>
          <table:table-cell table:style-name="ce7" office:value-type="float" office:value="3.48" calcext:value-type="float">
            <text:p>3,48</text:p>
          </table:table-cell>
          <table:table-cell table:style-name="ce7" office:value-type="float" office:value="3.45" calcext:value-type="float">
            <text:p>3,45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82" calcext:value-type="float">
            <text:p>0,82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82" calcext:value-type="float">
            <text:p>0,82</text:p>
          </table:table-cell>
          <table:table-cell table:style-name="ce9" office:value-type="float" office:value="0.83" calcext:value-type="float">
            <text:p>0,83</text:p>
          </table:table-cell>
          <table:table-cell table:style-name="ce28" table:formula="of:=[data.E264]/([data.C264]*[data.D264])" office:value-type="float" office:value="0.505248958333333" calcext:value-type="float">
            <text:p>0,51</text:p>
          </table:table-cell>
          <table:table-cell table:style-name="ce5" table:formula="of:=[data.B264]/[data.E264]" office:value-type="float" office:value="5.9376998550632" calcext:value-type="float">
            <text:p>5,938</text:p>
          </table:table-cell>
          <table:table-cell table:style-name="ce7" table:formula="of:=AVERAGE([data.F264:.J264])" office:value-type="float" office:value="3.528" calcext:value-type="float">
            <text:p>3,53</text:p>
          </table:table-cell>
          <table:table-cell table:style-name="ce9" table:formula="of:=AVERAGE([data.K264:.O264])" office:value-type="float" office:value="0.816" calcext:value-type="float">
            <text:p>0,82</text:p>
          </table:table-cell>
          <table:table-cell table:style-name="ce12" table:formula="of:=[data.Q264]/[data.Q488]*(LOG([data.R488]*1000)/LOG([data.R264]*1000))" office:value-type="float" office:value="1.8176890852649" calcext:value-type="float">
            <text:p>1,82</text:p>
          </table:table-cell>
          <table:table-cell table:style-name="ce12" table:formula="of:=[data.Q264]/[data.Q488]*(LOG([data.S488]*1000)/LOG([data.S264]*1000))" office:value-type="float" office:value="1.90097551455465" calcext:value-type="float">
            <text:p>1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94602" calcext:value-type="float">
            <text:p>994602</text:p>
          </table:table-cell>
          <table:table-cell table:style-name="ce7" office:value-type="float" office:value="5.18" calcext:value-type="float">
            <text:p>5,18</text:p>
          </table:table-cell>
          <table:table-cell table:style-name="ce7" office:value-type="float" office:value="4.91" calcext:value-type="float">
            <text:p>4,91</text:p>
          </table:table-cell>
          <table:table-cell table:style-name="ce7" office:value-type="float" office:value="4.79" calcext:value-type="float">
            <text:p>4,79</text:p>
          </table:table-cell>
          <table:table-cell table:style-name="ce7" office:value-type="float" office:value="4.94" calcext:value-type="float">
            <text:p>4,94</text:p>
          </table:table-cell>
          <table:table-cell table:style-name="ce7" office:value-type="float" office:value="4.9" calcext:value-type="float">
            <text:p>4,90</text:p>
          </table:table-cell>
          <table:table-cell table:style-name="ce9" office:value-type="float" office:value="0.92" calcext:value-type="float">
            <text:p>0,92</text:p>
          </table:table-cell>
          <table:table-cell table:number-columns-repeated="3" table:style-name="ce9" office:value-type="float" office:value="0.9" calcext:value-type="float">
            <text:p>0,90</text:p>
          </table:table-cell>
          <table:table-cell table:style-name="ce9" office:value-type="float" office:value="0.94" calcext:value-type="float">
            <text:p>0,94</text:p>
          </table:table-cell>
          <table:table-cell table:style-name="ce28" table:formula="of:=[data.E265]/([data.C265]*[data.D265])" office:value-type="float" office:value="0.888240526406036" calcext:value-type="float">
            <text:p>0,89</text:p>
          </table:table-cell>
          <table:table-cell table:style-name="ce5" table:formula="of:=[data.B265]/[data.E265]" office:value-type="float" office:value="3.37747963507011" calcext:value-type="float">
            <text:p>3,377</text:p>
          </table:table-cell>
          <table:table-cell table:style-name="ce7" table:formula="of:=AVERAGE([data.F265:.J265])" office:value-type="float" office:value="4.944" calcext:value-type="float">
            <text:p>4,94</text:p>
          </table:table-cell>
          <table:table-cell table:style-name="ce9" table:formula="of:=AVERAGE([data.K265:.O265])" office:value-type="float" office:value="0.912" calcext:value-type="float">
            <text:p>0,91</text:p>
          </table:table-cell>
          <table:table-cell table:style-name="ce12" table:formula="of:=[data.Q265]/[data.Q489]*(LOG([data.R489]*1000)/LOG([data.R265]*1000))" office:value-type="float" office:value="1.49239511718989" calcext:value-type="float">
            <text:p>1,49</text:p>
          </table:table-cell>
          <table:table-cell table:style-name="ce12" table:formula="of:=[data.Q265]/[data.Q489]*(LOG([data.S489]*1000)/LOG([data.S265]*1000))" office:value-type="float" office:value="1.62869686792398" calcext:value-type="float">
            <text:p>1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612089" calcext:value-type="float">
            <text:p>612089</text:p>
          </table:table-cell>
          <table:table-cell table:style-name="ce7" office:value-type="float" office:value="4.2" calcext:value-type="float">
            <text:p>4,20</text:p>
          </table:table-cell>
          <table:table-cell table:style-name="ce7" office:value-type="float" office:value="3.84" calcext:value-type="float">
            <text:p>3,84</text:p>
          </table:table-cell>
          <table:table-cell table:style-name="ce7" office:value-type="float" office:value="3.95" calcext:value-type="float">
            <text:p>3,95</text:p>
          </table:table-cell>
          <table:table-cell table:style-name="ce7" office:value-type="float" office:value="3.85" calcext:value-type="float">
            <text:p>3,85</text:p>
          </table:table-cell>
          <table:table-cell table:style-name="ce7" office:value-type="float" office:value="3.87" calcext:value-type="float">
            <text:p>3,87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82" calcext:value-type="float">
            <text:p>0,82</text:p>
          </table:table-cell>
          <table:table-cell table:style-name="ce28" table:formula="of:=[data.E266]/([data.C266]*[data.D266])" office:value-type="float" office:value="0.607703809312005" calcext:value-type="float">
            <text:p>0,61</text:p>
          </table:table-cell>
          <table:table-cell table:style-name="ce5" table:formula="of:=[data.B266]/[data.E266]" office:value-type="float" office:value="4.93664156683097" calcext:value-type="float">
            <text:p>4,937</text:p>
          </table:table-cell>
          <table:table-cell table:style-name="ce7" table:formula="of:=AVERAGE([data.F266:.J266])" office:value-type="float" office:value="3.942" calcext:value-type="float">
            <text:p>3,94</text:p>
          </table:table-cell>
          <table:table-cell table:style-name="ce9" table:formula="of:=AVERAGE([data.K266:.O266])" office:value-type="float" office:value="0.812" calcext:value-type="float">
            <text:p>0,81</text:p>
          </table:table-cell>
          <table:table-cell table:style-name="ce12" table:formula="of:=[data.Q266]/[data.Q490]*(LOG([data.R490]*1000)/LOG([data.R266]*1000))" office:value-type="float" office:value="1.7508355344933" calcext:value-type="float">
            <text:p>1,75</text:p>
          </table:table-cell>
          <table:table-cell table:style-name="ce12" table:formula="of:=[data.Q266]/[data.Q490]*(LOG([data.S490]*1000)/LOG([data.S266]*1000))" office:value-type="float" office:value="1.88424075320163" calcext:value-type="float">
            <text:p>1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07750" calcext:value-type="float">
            <text:p>807750</text:p>
          </table:table-cell>
          <table:table-cell table:style-name="ce7" office:value-type="float" office:value="4.71" calcext:value-type="float">
            <text:p>4,71</text:p>
          </table:table-cell>
          <table:table-cell table:style-name="ce7" office:value-type="float" office:value="4.37" calcext:value-type="float">
            <text:p>4,37</text:p>
          </table:table-cell>
          <table:table-cell table:style-name="ce7" office:value-type="float" office:value="4.48" calcext:value-type="float">
            <text:p>4,48</text:p>
          </table:table-cell>
          <table:table-cell table:number-columns-repeated="2" table:style-name="ce7" office:value-type="float" office:value="4.41" calcext:value-type="float">
            <text:p>4,41</text:p>
          </table:table-cell>
          <table:table-cell table:number-columns-repeated="3" table:style-name="ce9" office:value-type="float" office:value="0.96" calcext:value-type="float">
            <text:p>0,96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0.96" calcext:value-type="float">
            <text:p>0,96</text:p>
          </table:table-cell>
          <table:table-cell table:style-name="ce28" table:formula="of:=[data.E267]/([data.C267]*[data.D267])" office:value-type="float" office:value="0.721370241769547" calcext:value-type="float">
            <text:p>0,72</text:p>
          </table:table-cell>
          <table:table-cell table:style-name="ce5" table:formula="of:=[data.B267]/[data.E267]" office:value-type="float" office:value="4.15877189724544" calcext:value-type="float">
            <text:p>4,159</text:p>
          </table:table-cell>
          <table:table-cell table:style-name="ce7" table:formula="of:=AVERAGE([data.F267:.J267])" office:value-type="float" office:value="4.476" calcext:value-type="float">
            <text:p>4,48</text:p>
          </table:table-cell>
          <table:table-cell table:style-name="ce9" table:formula="of:=AVERAGE([data.K267:.O267])" office:value-type="float" office:value="0.956" calcext:value-type="float">
            <text:p>0,96</text:p>
          </table:table-cell>
          <table:table-cell table:style-name="ce12" table:formula="of:=[data.Q267]/[data.Q491]*(LOG([data.R491]*1000)/LOG([data.R267]*1000))" office:value-type="float" office:value="1.853278812363" calcext:value-type="float">
            <text:p>1,85</text:p>
          </table:table-cell>
          <table:table-cell table:style-name="ce12" table:formula="of:=[data.Q267]/[data.Q491]*(LOG([data.S491]*1000)/LOG([data.S267]*1000))" office:value-type="float" office:value="2.04561588956704" calcext:value-type="float">
            <text:p>2,0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947695" calcext:value-type="float">
            <text:p>947695</text:p>
          </table:table-cell>
          <table:table-cell table:style-name="ce7" office:value-type="float" office:value="4.96" calcext:value-type="float">
            <text:p>4,96</text:p>
          </table:table-cell>
          <table:table-cell table:style-name="ce7" office:value-type="float" office:value="4.94" calcext:value-type="float">
            <text:p>4,94</text:p>
          </table:table-cell>
          <table:table-cell table:style-name="ce7" office:value-type="float" office:value="4.96" calcext:value-type="float">
            <text:p>4,96</text:p>
          </table:table-cell>
          <table:table-cell table:style-name="ce7" office:value-type="float" office:value="4.91" calcext:value-type="float">
            <text:p>4,91</text:p>
          </table:table-cell>
          <table:table-cell table:style-name="ce7" office:value-type="float" office:value="4.92" calcext:value-type="float">
            <text:p>4,92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0.99" calcext:value-type="float">
            <text:p>0,99</text:p>
          </table:table-cell>
          <table:table-cell table:number-columns-repeated="2" table:style-name="ce9" office:value-type="float" office:value="0.98" calcext:value-type="float">
            <text:p>0,98</text:p>
          </table:table-cell>
          <table:table-cell table:style-name="ce9" office:value-type="float" office:value="1" calcext:value-type="float">
            <text:p>1,00</text:p>
          </table:table-cell>
          <table:table-cell table:style-name="ce28" table:formula="of:=[data.E268]/([data.C268]*[data.D268])" office:value-type="float" office:value="0.809995726495727" calcext:value-type="float">
            <text:p>0,81</text:p>
          </table:table-cell>
          <table:table-cell table:style-name="ce5" table:formula="of:=[data.B268]/[data.E268]" office:value-type="float" office:value="3.70374012736165" calcext:value-type="float">
            <text:p>3,704</text:p>
          </table:table-cell>
          <table:table-cell table:style-name="ce7" table:formula="of:=AVERAGE([data.F268:.J268])" office:value-type="float" office:value="4.938" calcext:value-type="float">
            <text:p>4,94</text:p>
          </table:table-cell>
          <table:table-cell table:style-name="ce9" table:formula="of:=AVERAGE([data.K268:.O268])" office:value-type="float" office:value="0.99" calcext:value-type="float">
            <text:p>0,99</text:p>
          </table:table-cell>
          <table:table-cell table:style-name="ce12" table:formula="of:=[data.Q268]/[data.Q492]*(LOG([data.R492]*1000)/LOG([data.R268]*1000))" office:value-type="float" office:value="1.74838642641578" calcext:value-type="float">
            <text:p>1,75</text:p>
          </table:table-cell>
          <table:table-cell table:style-name="ce12" table:formula="of:=[data.Q268]/[data.Q492]*(LOG([data.S492]*1000)/LOG([data.S268]*1000))" office:value-type="float" office:value="1.94527173983688" calcext:value-type="float">
            <text:p>1,9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291093" calcext:value-type="float">
            <text:p>1291093</text:p>
          </table:table-cell>
          <table:table-cell table:style-name="ce7" office:value-type="float" office:value="5.18" calcext:value-type="float">
            <text:p>5,18</text:p>
          </table:table-cell>
          <table:table-cell table:style-name="ce7" office:value-type="float" office:value="5.21" calcext:value-type="float">
            <text:p>5,21</text:p>
          </table:table-cell>
          <table:table-cell table:style-name="ce7" office:value-type="float" office:value="5.1" calcext:value-type="float">
            <text:p>5,10</text:p>
          </table:table-cell>
          <table:table-cell table:style-name="ce7" office:value-type="float" office:value="5.15" calcext:value-type="float">
            <text:p>5,15</text:p>
          </table:table-cell>
          <table:table-cell table:style-name="ce7" office:value-type="float" office:value="5.27" calcext:value-type="float">
            <text:p>5,27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3" calcext:value-type="float">
            <text:p>0,73</text:p>
          </table:table-cell>
          <table:table-cell table:number-columns-repeated="2" table:style-name="ce9" office:value-type="float" office:value="0.77" calcext:value-type="float">
            <text:p>0,77</text:p>
          </table:table-cell>
          <table:table-cell table:style-name="ce28" table:formula="of:=[data.E269]/([data.C269]*[data.D269])" office:value-type="float" office:value="1.21943877743776" calcext:value-type="float">
            <text:p>1,22</text:p>
          </table:table-cell>
          <table:table-cell table:style-name="ce5" table:formula="of:=[data.B269]/[data.E269]" office:value-type="float" office:value="2.46016049966966" calcext:value-type="float">
            <text:p>2,460</text:p>
          </table:table-cell>
          <table:table-cell table:style-name="ce7" table:formula="of:=AVERAGE([data.F269:.J269])" office:value-type="float" office:value="5.182" calcext:value-type="float">
            <text:p>5,18</text:p>
          </table:table-cell>
          <table:table-cell table:style-name="ce9" table:formula="of:=AVERAGE([data.K269:.O269])" office:value-type="float" office:value="0.758" calcext:value-type="float">
            <text:p>0,76</text:p>
          </table:table-cell>
          <table:table-cell table:style-name="ce12" table:formula="of:=[data.Q269]/[data.Q493]*(LOG([data.R493]*1000)/LOG([data.R269]*1000))" office:value-type="float" office:value="1.39883383322623" calcext:value-type="float">
            <text:p>1,40</text:p>
          </table:table-cell>
          <table:table-cell table:style-name="ce12" table:formula="of:=[data.Q269]/[data.Q493]*(LOG([data.S493]*1000)/LOG([data.S269]*1000))" office:value-type="float" office:value="1.60708212891369" calcext:value-type="float">
            <text:p>1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610948" calcext:value-type="float">
            <text:p>610948</text:p>
          </table:table-cell>
          <table:table-cell table:style-name="ce7" office:value-type="float" office:value="4.34" calcext:value-type="float">
            <text:p>4,34</text:p>
          </table:table-cell>
          <table:table-cell table:style-name="ce7" office:value-type="float" office:value="4.33" calcext:value-type="float">
            <text:p>4,33</text:p>
          </table:table-cell>
          <table:table-cell table:style-name="ce7" office:value-type="float" office:value="4.31" calcext:value-type="float">
            <text:p>4,31</text:p>
          </table:table-cell>
          <table:table-cell table:style-name="ce7" office:value-type="float" office:value="4.36" calcext:value-type="float">
            <text:p>4,36</text:p>
          </table:table-cell>
          <table:table-cell table:style-name="ce7" office:value-type="float" office:value="4.29" calcext:value-type="float">
            <text:p>4,29</text:p>
          </table:table-cell>
          <table:table-cell table:number-columns-repeated="2" table:style-name="ce9" office:value-type="float" office:value="0.97" calcext:value-type="float">
            <text:p>0,97</text:p>
          </table:table-cell>
          <table:table-cell table:style-name="ce9" office:value-type="float" office:value="0.98" calcext:value-type="float">
            <text:p>0,98</text:p>
          </table:table-cell>
          <table:table-cell table:number-columns-repeated="2" table:style-name="ce9" office:value-type="float" office:value="0.96" calcext:value-type="float">
            <text:p>0,96</text:p>
          </table:table-cell>
          <table:table-cell table:style-name="ce28" table:formula="of:=[data.E270]/([data.C270]*[data.D270])" office:value-type="float" office:value="0.545613997485139" calcext:value-type="float">
            <text:p>0,55</text:p>
          </table:table-cell>
          <table:table-cell table:style-name="ce5" table:formula="of:=[data.B270]/[data.E270]" office:value-type="float" office:value="5.49841885070415" calcext:value-type="float">
            <text:p>5,498</text:p>
          </table:table-cell>
          <table:table-cell table:style-name="ce7" table:formula="of:=AVERAGE([data.F270:.J270])" office:value-type="float" office:value="4.326" calcext:value-type="float">
            <text:p>4,33</text:p>
          </table:table-cell>
          <table:table-cell table:style-name="ce9" table:formula="of:=AVERAGE([data.K270:.O270])" office:value-type="float" office:value="0.968" calcext:value-type="float">
            <text:p>0,97</text:p>
          </table:table-cell>
          <table:table-cell table:style-name="ce12" table:formula="of:=[data.Q270]/[data.Q494]*(LOG([data.R494]*1000)/LOG([data.R270]*1000))" office:value-type="float" office:value="1.89775530122307" calcext:value-type="float">
            <text:p>1,90</text:p>
          </table:table-cell>
          <table:table-cell table:style-name="ce12" table:formula="of:=[data.Q270]/[data.Q494]*(LOG([data.S494]*1000)/LOG([data.S270]*1000))" office:value-type="float" office:value="1.96863155234342" calcext:value-type="float">
            <text:p>1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775471" calcext:value-type="float">
            <text:p>775471</text:p>
          </table:table-cell>
          <table:table-cell table:style-name="ce7" office:value-type="float" office:value="4.13" calcext:value-type="float">
            <text:p>4,13</text:p>
          </table:table-cell>
          <table:table-cell table:style-name="ce7" office:value-type="float" office:value="3.9" calcext:value-type="float">
            <text:p>3,90</text:p>
          </table:table-cell>
          <table:table-cell table:style-name="ce7" office:value-type="float" office:value="3.82" calcext:value-type="float">
            <text:p>3,82</text:p>
          </table:table-cell>
          <table:table-cell table:style-name="ce7" office:value-type="float" office:value="3.89" calcext:value-type="float">
            <text:p>3,89</text:p>
          </table:table-cell>
          <table:table-cell table:style-name="ce7" office:value-type="float" office:value="3.88" calcext:value-type="float">
            <text:p>3,88</text:p>
          </table:table-cell>
          <table:table-cell table:number-columns-repeated="2" table:style-name="ce9" office:value-type="float" office:value="0.74" calcext:value-type="float">
            <text:p>0,74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4" calcext:value-type="float">
            <text:p>0,74</text:p>
          </table:table-cell>
          <table:table-cell table:style-name="ce28" table:formula="of:=[data.E271]/([data.C271]*[data.D271])" office:value-type="float" office:value="0.839690531878032" calcext:value-type="float">
            <text:p>0,84</text:p>
          </table:table-cell>
          <table:table-cell table:style-name="ce5" table:formula="of:=[data.B271]/[data.E271]" office:value-type="float" office:value="3.57276545480102" calcext:value-type="float">
            <text:p>3,573</text:p>
          </table:table-cell>
          <table:table-cell table:style-name="ce7" table:formula="of:=AVERAGE([data.F271:.J271])" office:value-type="float" office:value="3.924" calcext:value-type="float">
            <text:p>3,92</text:p>
          </table:table-cell>
          <table:table-cell table:style-name="ce9" table:formula="of:=AVERAGE([data.K271:.O271])" office:value-type="float" office:value="0.74" calcext:value-type="float">
            <text:p>0,74</text:p>
          </table:table-cell>
          <table:table-cell table:style-name="ce12" table:formula="of:=[data.Q271]/[data.Q495]*(LOG([data.R495]*1000)/LOG([data.R271]*1000))" office:value-type="float" office:value="1.68827947727244" calcext:value-type="float">
            <text:p>1,69</text:p>
          </table:table-cell>
          <table:table-cell table:style-name="ce12" table:formula="of:=[data.Q271]/[data.Q495]*(LOG([data.S495]*1000)/LOG([data.S271]*1000))" office:value-type="float" office:value="1.93036823063626" calcext:value-type="float">
            <text:p>1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1107817" calcext:value-type="float">
            <text:p>1107817</text:p>
          </table:table-cell>
          <table:table-cell table:style-name="ce7" office:value-type="float" office:value="5.56" calcext:value-type="float">
            <text:p>5,56</text:p>
          </table:table-cell>
          <table:table-cell table:style-name="ce7" office:value-type="float" office:value="5.26" calcext:value-type="float">
            <text:p>5,26</text:p>
          </table:table-cell>
          <table:table-cell table:style-name="ce7" office:value-type="float" office:value="5.29" calcext:value-type="float">
            <text:p>5,29</text:p>
          </table:table-cell>
          <table:table-cell table:style-name="ce7" office:value-type="float" office:value="5.38" calcext:value-type="float">
            <text:p>5,38</text:p>
          </table:table-cell>
          <table:table-cell table:style-name="ce7" office:value-type="float" office:value="5.43" calcext:value-type="float">
            <text:p>5,43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1.09" calcext:value-type="float">
            <text:p>1,09</text:p>
          </table:table-cell>
          <table:table-cell table:number-columns-repeated="2" table:style-name="ce9" office:value-type="float" office:value="1.04" calcext:value-type="float">
            <text:p>1,04</text:p>
          </table:table-cell>
          <table:table-cell table:style-name="ce9" office:value-type="float" office:value="1.01" calcext:value-type="float">
            <text:p>1,01</text:p>
          </table:table-cell>
          <table:table-cell table:style-name="ce28" table:formula="of:=[data.E272]/([data.C272]*[data.D272])" office:value-type="float" office:value="0.86006897215649" calcext:value-type="float">
            <text:p>0,86</text:p>
          </table:table-cell>
          <table:table-cell table:style-name="ce5" table:formula="of:=[data.B272]/[data.E272]" office:value-type="float" office:value="3.48810679020091" calcext:value-type="float">
            <text:p>3,488</text:p>
          </table:table-cell>
          <table:table-cell table:style-name="ce7" table:formula="of:=AVERAGE([data.F272:.J272])" office:value-type="float" office:value="5.384" calcext:value-type="float">
            <text:p>5,38</text:p>
          </table:table-cell>
          <table:table-cell table:style-name="ce9" table:formula="of:=AVERAGE([data.K272:.O272])" office:value-type="float" office:value="1.042" calcext:value-type="float">
            <text:p>1,04</text:p>
          </table:table-cell>
          <table:table-cell table:style-name="ce12" table:formula="of:=[data.Q272]/[data.Q496]*(LOG([data.R496]*1000)/LOG([data.R272]*1000))" office:value-type="float" office:value="1.63202918026109" calcext:value-type="float">
            <text:p>1,63</text:p>
          </table:table-cell>
          <table:table-cell table:style-name="ce12" table:formula="of:=[data.Q272]/[data.Q496]*(LOG([data.S496]*1000)/LOG([data.S272]*1000))" office:value-type="float" office:value="1.80337120436799" calcext:value-type="float">
            <text:p>1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812879" calcext:value-type="float">
            <text:p>812879</text:p>
          </table:table-cell>
          <table:table-cell table:style-name="ce7" office:value-type="float" office:value="4.13" calcext:value-type="float">
            <text:p>4,13</text:p>
          </table:table-cell>
          <table:table-cell table:style-name="ce7" office:value-type="float" office:value="4.05" calcext:value-type="float">
            <text:p>4,05</text:p>
          </table:table-cell>
          <table:table-cell table:style-name="ce7" office:value-type="float" office:value="4.03" calcext:value-type="float">
            <text:p>4,03</text:p>
          </table:table-cell>
          <table:table-cell table:style-name="ce7" office:value-type="float" office:value="4.06" calcext:value-type="float">
            <text:p>4,06</text:p>
          </table:table-cell>
          <table:table-cell table:style-name="ce7" office:value-type="float" office:value="4.1" calcext:value-type="float">
            <text:p>4,10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88" calcext:value-type="float">
            <text:p>0,88</text:p>
          </table:table-cell>
          <table:table-cell table:number-columns-repeated="2" table:style-name="ce9" office:value-type="float" office:value="0.87" calcext:value-type="float">
            <text:p>0,87</text:p>
          </table:table-cell>
          <table:table-cell table:style-name="ce9" office:value-type="float" office:value="0.9" calcext:value-type="float">
            <text:p>0,90</text:p>
          </table:table-cell>
          <table:table-cell table:style-name="ce28" table:formula="of:=[data.E273]/([data.C273]*[data.D273])" office:value-type="float" office:value="0.746845875106577" calcext:value-type="float">
            <text:p>0,75</text:p>
          </table:table-cell>
          <table:table-cell table:style-name="ce5" table:formula="of:=[data.B273]/[data.E273]" office:value-type="float" office:value="4.01691272624831" calcext:value-type="float">
            <text:p>4,017</text:p>
          </table:table-cell>
          <table:table-cell table:style-name="ce7" table:formula="of:=AVERAGE([data.F273:.J273])" office:value-type="float" office:value="4.074" calcext:value-type="float">
            <text:p>4,07</text:p>
          </table:table-cell>
          <table:table-cell table:style-name="ce9" table:formula="of:=AVERAGE([data.K273:.O273])" office:value-type="float" office:value="0.878" calcext:value-type="float">
            <text:p>0,88</text:p>
          </table:table-cell>
          <table:table-cell table:style-name="ce12" table:formula="of:=[data.Q273]/[data.Q497]*(LOG([data.R497]*1000)/LOG([data.R273]*1000))" office:value-type="float" office:value="1.51911894680179" calcext:value-type="float">
            <text:p>1,52</text:p>
          </table:table-cell>
          <table:table-cell table:style-name="ce12" table:formula="of:=[data.Q273]/[data.Q497]*(LOG([data.S497]*1000)/LOG([data.S273]*1000))" office:value-type="float" office:value="1.66588710979459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845492" calcext:value-type="float">
            <text:p>845492</text:p>
          </table:table-cell>
          <table:table-cell table:style-name="ce7" office:value-type="float" office:value="4.11" calcext:value-type="float">
            <text:p>4,11</text:p>
          </table:table-cell>
          <table:table-cell table:style-name="ce7" office:value-type="float" office:value="3.9" calcext:value-type="float">
            <text:p>3,90</text:p>
          </table:table-cell>
          <table:table-cell table:style-name="ce7" office:value-type="float" office:value="3.95" calcext:value-type="float">
            <text:p>3,95</text:p>
          </table:table-cell>
          <table:table-cell table:style-name="ce7" office:value-type="float" office:value="3.85" calcext:value-type="float">
            <text:p>3,85</text:p>
          </table:table-cell>
          <table:table-cell table:style-name="ce7" office:value-type="float" office:value="3.83" calcext:value-type="float">
            <text:p>3,83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71" calcext:value-type="float">
            <text:p>0,71</text:p>
          </table:table-cell>
          <table:table-cell table:style-name="ce28" table:formula="of:=[data.E274]/([data.C274]*[data.D274])" office:value-type="float" office:value="0.900993179880648" calcext:value-type="float">
            <text:p>0,90</text:p>
          </table:table-cell>
          <table:table-cell table:style-name="ce5" table:formula="of:=[data.B274]/[data.E274]" office:value-type="float" office:value="3.32967786803423" calcext:value-type="float">
            <text:p>3,330</text:p>
          </table:table-cell>
          <table:table-cell table:style-name="ce7" table:formula="of:=AVERAGE([data.F274:.J274])" office:value-type="float" office:value="3.928" calcext:value-type="float">
            <text:p>3,93</text:p>
          </table:table-cell>
          <table:table-cell table:style-name="ce9" table:formula="of:=AVERAGE([data.K274:.O274])" office:value-type="float" office:value="0.704" calcext:value-type="float">
            <text:p>0,70</text:p>
          </table:table-cell>
          <table:table-cell table:style-name="ce12" table:formula="of:=[data.Q274]/[data.Q498]*(LOG([data.R498]*1000)/LOG([data.R274]*1000))" office:value-type="float" office:value="1.58051765766781" calcext:value-type="float">
            <text:p>1,58</text:p>
          </table:table-cell>
          <table:table-cell table:style-name="ce12" table:formula="of:=[data.Q274]/[data.Q498]*(LOG([data.S498]*1000)/LOG([data.S274]*1000))" office:value-type="float" office:value="1.78802187910413" calcext:value-type="float">
            <text:p>1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33196" calcext:value-type="float">
            <text:p>733196</text:p>
          </table:table-cell>
          <table:table-cell table:style-name="ce7" office:value-type="float" office:value="4.78" calcext:value-type="float">
            <text:p>4,78</text:p>
          </table:table-cell>
          <table:table-cell table:style-name="ce7" office:value-type="float" office:value="4.68" calcext:value-type="float">
            <text:p>4,68</text:p>
          </table:table-cell>
          <table:table-cell table:style-name="ce7" office:value-type="float" office:value="4.65" calcext:value-type="float">
            <text:p>4,65</text:p>
          </table:table-cell>
          <table:table-cell table:number-columns-repeated="2" table:style-name="ce7" office:value-type="float" office:value="4.54" calcext:value-type="float">
            <text:p>4,54</text:p>
          </table:table-cell>
          <table:table-cell table:style-name="ce9" office:value-type="float" office:value="1.06" calcext:value-type="float">
            <text:p>1,06</text:p>
          </table:table-cell>
          <table:table-cell table:style-name="ce9" office:value-type="float" office:value="1.04" calcext:value-type="float">
            <text:p>1,04</text:p>
          </table:table-cell>
          <table:table-cell table:number-columns-repeated="2" table:style-name="ce9" office:value-type="float" office:value="1.03" calcext:value-type="float">
            <text:p>1,03</text:p>
          </table:table-cell>
          <table:table-cell table:style-name="ce25" office:value-type="float" office:value="1.01" calcext:value-type="float">
            <text:p>1,01</text:p>
          </table:table-cell>
          <table:table-cell table:style-name="ce28" table:formula="of:=[data.E275]/([data.C275]*[data.D275])" office:value-type="float" office:value="0.654788951760402" calcext:value-type="float">
            <text:p>0,65</text:p>
          </table:table-cell>
          <table:table-cell table:style-name="ce5" table:formula="of:=[data.B275]/[data.E275]" office:value-type="float" office:value="4.58165074550325" calcext:value-type="float">
            <text:p>4,582</text:p>
          </table:table-cell>
          <table:table-cell table:style-name="ce7" table:formula="of:=AVERAGE([data.F275:.J275])" office:value-type="float" office:value="4.638" calcext:value-type="float">
            <text:p>4,64</text:p>
          </table:table-cell>
          <table:table-cell table:style-name="ce9" table:formula="of:=AVERAGE([data.K275:.O275])" office:value-type="float" office:value="1.034" calcext:value-type="float">
            <text:p>1,03</text:p>
          </table:table-cell>
          <table:table-cell table:style-name="ce34" table:formula="of:=[data.Q275]/[data.Q499]*(LOG([data.R499]*1000)/LOG([data.R275]*1000))" office:value-type="float" office:value="1.6913576955832" calcext:value-type="float">
            <text:p>1,69</text:p>
          </table:table-cell>
          <table:table-cell table:style-name="ce34" table:formula="of:=[data.Q275]/[data.Q499]*(LOG([data.S499]*1000)/LOG([data.S275]*1000))" office:value-type="float" office:value="1.79491427576367" calcext:value-type="float">
            <text:p>1,79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226:.P275])" office:value-type="float" office:value="0.836038833517154" calcext:value-type="float">
            <text:p>0,84</text:p>
          </table:table-cell>
          <table:table-cell table:style-name="ce30" table:formula="of:=AVERAGE([data.Q226:.Q275])" office:value-type="float" office:value="3.78181687268312" calcext:value-type="float">
            <text:p>3,782</text:p>
          </table:table-cell>
          <table:table-cell table:style-name="ce31" table:formula="of:=AVERAGE([data.R226:.R275])" office:value-type="float" office:value="4.54456" calcext:value-type="float">
            <text:p>4,54</text:p>
          </table:table-cell>
          <table:table-cell table:style-name="ce32" table:formula="of:=AVERAGE([data.S226:.S275])" office:value-type="float" office:value="0.86816" calcext:value-type="float">
            <text:p>0,87</text:p>
          </table:table-cell>
          <table:table-cell table:style-name="ce35" table:formula="of:=[data.Q276]/[data.Q500]*(LOG([data.R500]*1000)/LOG([data.R276]*1000))" office:value-type="float" office:value="1.58872805872238" calcext:value-type="float">
            <text:p>1,59</text:p>
          </table:table-cell>
          <table:table-cell table:style-name="ce35" table:formula="of:=[data.Q276]/[data.Q500]*(LOG([data.S500]*1000)/LOG([data.S276]*1000))" office:value-type="float" office:value="1.73788032772641" calcext:value-type="float">
            <text:p>1,74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table:style-name="ce13" office:value-type="string" calcext:value-type="string">
            <text:p>JPEG XR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302249" calcext:value-type="float">
            <text:p>1302249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07" calcext:value-type="float">
            <text:p>0,07</text:p>
          </table:table-cell>
          <table:table-cell table:style-name="ce7" office:value-type="float" office:value="0.06" calcext:value-type="float">
            <text:p>0,06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data.E282]/([data.C282]*[data.D282])" office:value-type="float" office:value="1.24227210287328" calcext:value-type="float">
            <text:p>1,24</text:p>
          </table:table-cell>
          <table:table-cell table:style-name="ce5" table:formula="of:=[data.B282]/[data.E282]" office:value-type="float" office:value="2.41494215008036" calcext:value-type="float">
            <text:p>2,415</text:p>
          </table:table-cell>
          <table:table-cell table:style-name="ce7" table:formula="of:=AVERAGE([data.F282:.J282])" office:value-type="float" office:value="0.078" calcext:value-type="float">
            <text:p>0,08</text:p>
          </table:table-cell>
          <table:table-cell table:style-name="ce9" table:formula="of:=AVERAGE([data.K282:.O282])" office:value-type="float" office:value="0.09" calcext:value-type="float">
            <text:p>0,09</text:p>
          </table:table-cell>
          <table:table-cell table:style-name="ce12" table:formula="of:=[data.Q282]/[data.Q450]*(LOG([data.R450]*1000)/LOG([data.R282]*1000))" office:value-type="float" office:value="1.79545546292778" calcext:value-type="float">
            <text:p>1,80</text:p>
          </table:table-cell>
          <table:table-cell table:style-name="ce12" table:formula="of:=[data.Q282]/[data.Q450]*(LOG([data.S450]*1000)/LOG([data.S282]*1000))" office:value-type="float" office:value="1.45596972652028" calcext:value-type="float">
            <text:p>1,4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1527881" calcext:value-type="float">
            <text:p>152788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07" calcext:value-type="float">
            <text:p>0,07</text:p>
          </table:table-cell>
          <table:table-cell table:style-name="ce7" office:value-type="float" office:value="0.06" calcext:value-type="float">
            <text:p>0,06</text:p>
          </table:table-cell>
          <table:table-cell table:style-name="ce7" office:value-type="float" office:value="0.07" calcext:value-type="float">
            <text:p>0,07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283]/([data.C283]*[data.D283])" office:value-type="float" office:value="1.52475829501182" calcext:value-type="float">
            <text:p>1,52</text:p>
          </table:table-cell>
          <table:table-cell table:style-name="ce5" table:formula="of:=[data.B283]/[data.E283]" office:value-type="float" office:value="1.96753542978805" calcext:value-type="float">
            <text:p>1,968</text:p>
          </table:table-cell>
          <table:table-cell table:style-name="ce7" table:formula="of:=AVERAGE([data.F283:.J283])" office:value-type="float" office:value="0.076" calcext:value-type="float">
            <text:p>0,08</text:p>
          </table:table-cell>
          <table:table-cell table:style-name="ce9" table:formula="of:=AVERAGE([data.K283:.O283])" office:value-type="float" office:value="0.08" calcext:value-type="float">
            <text:p>0,08</text:p>
          </table:table-cell>
          <table:table-cell table:style-name="ce12" table:formula="of:=[data.Q283]/[data.Q451]*(LOG([data.R451]*1000)/LOG([data.R283]*1000))" office:value-type="float" office:value="2.02955278410294" calcext:value-type="float">
            <text:p>2,03</text:p>
          </table:table-cell>
          <table:table-cell table:style-name="ce12" table:formula="of:=[data.Q283]/[data.Q451]*(LOG([data.S451]*1000)/LOG([data.S283]*1000))" office:value-type="float" office:value="1.80218792771912" calcext:value-type="float">
            <text:p>1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590026" calcext:value-type="float">
            <text:p>1590026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data.E284]/([data.C284]*[data.D284])" office:value-type="float" office:value="1.55947280873134" calcext:value-type="float">
            <text:p>1,56</text:p>
          </table:table-cell>
          <table:table-cell table:style-name="ce5" table:formula="of:=[data.B284]/[data.E284]" office:value-type="float" office:value="1.92373709612296" calcext:value-type="float">
            <text:p>1,924</text:p>
          </table:table-cell>
          <table:table-cell table:style-name="ce7" table:formula="of:=AVERAGE([data.F284:.J284])" office:value-type="float" office:value="0.082" calcext:value-type="float">
            <text:p>0,08</text:p>
          </table:table-cell>
          <table:table-cell table:style-name="ce9" table:formula="of:=AVERAGE([data.K284:.O284])" office:value-type="float" office:value="0.082" calcext:value-type="float">
            <text:p>0,08</text:p>
          </table:table-cell>
          <table:table-cell table:style-name="ce12" table:formula="of:=[data.Q284]/[data.Q452]*(LOG([data.R452]*1000)/LOG([data.R284]*1000))" office:value-type="float" office:value="1.96852053788464" calcext:value-type="float">
            <text:p>1,97</text:p>
          </table:table-cell>
          <table:table-cell table:style-name="ce12" table:formula="of:=[data.Q284]/[data.Q452]*(LOG([data.S452]*1000)/LOG([data.S284]*1000))" office:value-type="float" office:value="1.77547704291192" calcext:value-type="float">
            <text:p>1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96832" calcext:value-type="float">
            <text:p>1296832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data.E285]/([data.C285]*[data.D285])" office:value-type="float" office:value="1.158150434385" calcext:value-type="float">
            <text:p>1,16</text:p>
          </table:table-cell>
          <table:table-cell table:style-name="ce5" table:formula="of:=[data.B285]/[data.E285]" office:value-type="float" office:value="2.59034940532004" calcext:value-type="float">
            <text:p>2,590</text:p>
          </table:table-cell>
          <table:table-cell table:style-name="ce7" table:formula="of:=AVERAGE([data.F285:.J285])" office:value-type="float" office:value="0.076" calcext:value-type="float">
            <text:p>0,08</text:p>
          </table:table-cell>
          <table:table-cell table:style-name="ce9" table:formula="of:=AVERAGE([data.K285:.O285])" office:value-type="float" office:value="0.09" calcext:value-type="float">
            <text:p>0,09</text:p>
          </table:table-cell>
          <table:table-cell table:style-name="ce12" table:formula="of:=[data.Q285]/[data.Q453]*(LOG([data.R453]*1000)/LOG([data.R285]*1000))" office:value-type="float" office:value="2.07314602622359" calcext:value-type="float">
            <text:p>2,07</text:p>
          </table:table-cell>
          <table:table-cell table:style-name="ce12" table:formula="of:=[data.Q285]/[data.Q453]*(LOG([data.S453]*1000)/LOG([data.S285]*1000))" office:value-type="float" office:value="1.71808641729591" calcext:value-type="float">
            <text:p>1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266642" calcext:value-type="float">
            <text:p>1266642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286]/([data.C286]*[data.D286])" office:value-type="float" office:value="1.29778893442623" calcext:value-type="float">
            <text:p>1,30</text:p>
          </table:table-cell>
          <table:table-cell table:style-name="ce5" table:formula="of:=[data.B286]/[data.E286]" office:value-type="float" office:value="2.31163659502843" calcext:value-type="float">
            <text:p>2,312</text:p>
          </table:table-cell>
          <table:table-cell table:style-name="ce7" table:formula="of:=AVERAGE([data.F286:.J286])" office:value-type="float" office:value="0.068" calcext:value-type="float">
            <text:p>0,07</text:p>
          </table:table-cell>
          <table:table-cell table:style-name="ce9" table:formula="of:=AVERAGE([data.K286:.O286])" office:value-type="float" office:value="0.08" calcext:value-type="float">
            <text:p>0,08</text:p>
          </table:table-cell>
          <table:table-cell table:style-name="ce12" table:formula="of:=[data.Q286]/[data.Q454]*(LOG([data.R454]*1000)/LOG([data.R286]*1000))" office:value-type="float" office:value="1.84598343264326" calcext:value-type="float">
            <text:p>1,85</text:p>
          </table:table-cell>
          <table:table-cell table:style-name="ce12" table:formula="of:=[data.Q286]/[data.Q454]*(LOG([data.S454]*1000)/LOG([data.S286]*1000))" office:value-type="float" office:value="1.58668264559493" calcext:value-type="float">
            <text:p>1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767322" calcext:value-type="float">
            <text:p>1767322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3" table:style-name="ce7" office:value-type="float" office:value="0.09" calcext:value-type="float">
            <text:p>0,09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287]/([data.C287]*[data.D287])" office:value-type="float" office:value="1.34484653127816" calcext:value-type="float">
            <text:p>1,34</text:p>
          </table:table-cell>
          <table:table-cell table:style-name="ce5" table:formula="of:=[data.B287]/[data.E287]" office:value-type="float" office:value="2.23074685880671" calcext:value-type="float">
            <text:p>2,231</text:p>
          </table:table-cell>
          <table:table-cell table:style-name="ce7" table:formula="of:=AVERAGE([data.F287:.J287])" office:value-type="float" office:value="0.092" calcext:value-type="float">
            <text:p>0,09</text:p>
          </table:table-cell>
          <table:table-cell table:style-name="ce9" table:formula="of:=AVERAGE([data.K287:.O287])" office:value-type="float" office:value="0.11" calcext:value-type="float">
            <text:p>0,11</text:p>
          </table:table-cell>
          <table:table-cell table:style-name="ce12" table:formula="of:=[data.Q287]/[data.Q455]*(LOG([data.R455]*1000)/LOG([data.R287]*1000))" office:value-type="float" office:value="1.87808269866546" calcext:value-type="float">
            <text:p>1,88</text:p>
          </table:table-cell>
          <table:table-cell table:style-name="ce12" table:formula="of:=[data.Q287]/[data.Q455]*(LOG([data.S455]*1000)/LOG([data.S287]*1000))" office:value-type="float" office:value="1.54484864670954" calcext:value-type="float">
            <text:p>1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1544215" calcext:value-type="float">
            <text:p>1544215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288]/([data.C288]*[data.D288])" office:value-type="float" office:value="1.55266147844273" calcext:value-type="float">
            <text:p>1,55</text:p>
          </table:table-cell>
          <table:table-cell table:style-name="ce5" table:formula="of:=[data.B288]/[data.E288]" office:value-type="float" office:value="1.93217654277416" calcext:value-type="float">
            <text:p>1,932</text:p>
          </table:table-cell>
          <table:table-cell table:style-name="ce7" table:formula="of:=AVERAGE([data.F288:.J288])" office:value-type="float" office:value="0.082" calcext:value-type="float">
            <text:p>0,08</text:p>
          </table:table-cell>
          <table:table-cell table:style-name="ce9" table:formula="of:=AVERAGE([data.K288:.O288])" office:value-type="float" office:value="0.08" calcext:value-type="float">
            <text:p>0,08</text:p>
          </table:table-cell>
          <table:table-cell table:style-name="ce12" table:formula="of:=[data.Q288]/[data.Q456]*(LOG([data.R456]*1000)/LOG([data.R288]*1000))" office:value-type="float" office:value="1.56451391720695" calcext:value-type="float">
            <text:p>1,56</text:p>
          </table:table-cell>
          <table:table-cell table:style-name="ce12" table:formula="of:=[data.Q288]/[data.Q456]*(LOG([data.S456]*1000)/LOG([data.S288]*1000))" office:value-type="float" office:value="1.34911208078725" calcext:value-type="float">
            <text:p>1,3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1137381" calcext:value-type="float">
            <text:p>1137381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289]/([data.C289]*[data.D289])" office:value-type="float" office:value="1.15071083430458" calcext:value-type="float">
            <text:p>1,15</text:p>
          </table:table-cell>
          <table:table-cell table:style-name="ce5" table:formula="of:=[data.B289]/[data.E289]" office:value-type="float" office:value="2.6070982370903" calcext:value-type="float">
            <text:p>2,607</text:p>
          </table:table-cell>
          <table:table-cell table:style-name="ce7" table:formula="of:=AVERAGE([data.F289:.J289])" office:value-type="float" office:value="0.066" calcext:value-type="float">
            <text:p>0,07</text:p>
          </table:table-cell>
          <table:table-cell table:style-name="ce9" table:formula="of:=AVERAGE([data.K289:.O289])" office:value-type="float" office:value="0.08" calcext:value-type="float">
            <text:p>0,08</text:p>
          </table:table-cell>
          <table:table-cell table:style-name="ce12" table:formula="of:=[data.Q289]/[data.Q457]*(LOG([data.R457]*1000)/LOG([data.R289]*1000))" office:value-type="float" office:value="1.61006042426999" calcext:value-type="float">
            <text:p>1,61</text:p>
          </table:table-cell>
          <table:table-cell table:style-name="ce12" table:formula="of:=[data.Q289]/[data.Q457]*(LOG([data.S457]*1000)/LOG([data.S289]*1000))" office:value-type="float" office:value="1.28608826801288" calcext:value-type="float">
            <text:p>1,2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1538399" calcext:value-type="float">
            <text:p>1538399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data.E290]/([data.C290]*[data.D290])" office:value-type="float" office:value="1.44929626559144" calcext:value-type="float">
            <text:p>1,45</text:p>
          </table:table-cell>
          <table:table-cell table:style-name="ce5" table:formula="of:=[data.B290]/[data.E290]" office:value-type="float" office:value="2.06998054470914" calcext:value-type="float">
            <text:p>2,070</text:p>
          </table:table-cell>
          <table:table-cell table:style-name="ce7" table:formula="of:=AVERAGE([data.F290:.J290])" office:value-type="float" office:value="0.088" calcext:value-type="float">
            <text:p>0,09</text:p>
          </table:table-cell>
          <table:table-cell table:style-name="ce9" table:formula="of:=AVERAGE([data.K290:.O290])" office:value-type="float" office:value="0.084" calcext:value-type="float">
            <text:p>0,08</text:p>
          </table:table-cell>
          <table:table-cell table:style-name="ce12" table:formula="of:=[data.Q290]/[data.Q458]*(LOG([data.R458]*1000)/LOG([data.R290]*1000))" office:value-type="float" office:value="2.06605753890757" calcext:value-type="float">
            <text:p>2,07</text:p>
          </table:table-cell>
          <table:table-cell table:style-name="ce12" table:formula="of:=[data.Q290]/[data.Q458]*(LOG([data.S458]*1000)/LOG([data.S290]*1000))" office:value-type="float" office:value="1.88393558878139" calcext:value-type="float">
            <text:p>1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576888" calcext:value-type="float">
            <text:p>1576888</text:p>
          </table:table-cell>
          <table:table-cell table:number-columns-repeated="5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291]/([data.C291]*[data.D291])" office:value-type="float" office:value="1.66611160887867" calcext:value-type="float">
            <text:p>1,67</text:p>
          </table:table-cell>
          <table:table-cell table:style-name="ce5" table:formula="of:=[data.B291]/[data.E291]" office:value-type="float" office:value="1.80060980868648" calcext:value-type="float">
            <text:p>1,801</text:p>
          </table:table-cell>
          <table:table-cell table:style-name="ce7" table:formula="of:=AVERAGE([data.F291:.J291])" office:value-type="float" office:value="0.06" calcext:value-type="float">
            <text:p>0,06</text:p>
          </table:table-cell>
          <table:table-cell table:style-name="ce9" table:formula="of:=AVERAGE([data.K291:.O291])" office:value-type="float" office:value="0.08" calcext:value-type="float">
            <text:p>0,08</text:p>
          </table:table-cell>
          <table:table-cell table:style-name="ce12" table:formula="of:=[data.Q291]/[data.Q459]*(LOG([data.R459]*1000)/LOG([data.R291]*1000))" office:value-type="float" office:value="2.09149875519372" calcext:value-type="float">
            <text:p>2,09</text:p>
          </table:table-cell>
          <table:table-cell table:style-name="ce12" table:formula="of:=[data.Q291]/[data.Q459]*(LOG([data.S459]*1000)/LOG([data.S291]*1000))" office:value-type="float" office:value="1.75870916509907" calcext:value-type="float">
            <text:p>1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476497" calcext:value-type="float">
            <text:p>1476497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3" table:style-name="ce7" office:value-type="float" office:value="0.08" calcext:value-type="float">
            <text:p>0,08</text:p>
          </table:table-cell>
          <table:table-cell table:style-name="ce7" office:value-type="float" office:value="0.07" calcext:value-type="float">
            <text:p>0,07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data.E292]/([data.C292]*[data.D292])" office:value-type="float" office:value="1.25526848262259" calcext:value-type="float">
            <text:p>1,26</text:p>
          </table:table-cell>
          <table:table-cell table:style-name="ce5" table:formula="of:=[data.B292]/[data.E292]" office:value-type="float" office:value="2.38993780549503" calcext:value-type="float">
            <text:p>2,390</text:p>
          </table:table-cell>
          <table:table-cell table:style-name="ce7" table:formula="of:=AVERAGE([data.F292:.J292])" office:value-type="float" office:value="0.084" calcext:value-type="float">
            <text:p>0,08</text:p>
          </table:table-cell>
          <table:table-cell table:style-name="ce9" table:formula="of:=AVERAGE([data.K292:.O292])" office:value-type="float" office:value="0.098" calcext:value-type="float">
            <text:p>0,10</text:p>
          </table:table-cell>
          <table:table-cell table:style-name="ce12" table:formula="of:=[data.Q292]/[data.Q460]*(LOG([data.R460]*1000)/LOG([data.R292]*1000))" office:value-type="float" office:value="1.83806023799349" calcext:value-type="float">
            <text:p>1,84</text:p>
          </table:table-cell>
          <table:table-cell table:style-name="ce12" table:formula="of:=[data.Q292]/[data.Q460]*(LOG([data.S460]*1000)/LOG([data.S292]*1000))" office:value-type="float" office:value="1.5445638738746" calcext:value-type="float">
            <text:p>1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560100" calcext:value-type="float">
            <text:p>1560100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3" table:style-name="ce7" office:value-type="float" office:value="0.08" calcext:value-type="float">
            <text:p>0,08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293]/([data.C293]*[data.D293])" office:value-type="float" office:value="1.18716061557942" calcext:value-type="float">
            <text:p>1,19</text:p>
          </table:table-cell>
          <table:table-cell table:style-name="ce5" table:formula="of:=[data.B293]/[data.E293]" office:value-type="float" office:value="2.52704826613679" calcext:value-type="float">
            <text:p>2,527</text:p>
          </table:table-cell>
          <table:table-cell table:style-name="ce7" table:formula="of:=AVERAGE([data.F293:.J293])" office:value-type="float" office:value="0.086" calcext:value-type="float">
            <text:p>0,09</text:p>
          </table:table-cell>
          <table:table-cell table:style-name="ce9" table:formula="of:=AVERAGE([data.K293:.O293])" office:value-type="float" office:value="0.11" calcext:value-type="float">
            <text:p>0,11</text:p>
          </table:table-cell>
          <table:table-cell table:style-name="ce12" table:formula="of:=[data.Q293]/[data.Q461]*(LOG([data.R461]*1000)/LOG([data.R293]*1000))" office:value-type="float" office:value="2.24102245398611" calcext:value-type="float">
            <text:p>2,24</text:p>
          </table:table-cell>
          <table:table-cell table:style-name="ce12" table:formula="of:=[data.Q293]/[data.Q461]*(LOG([data.S461]*1000)/LOG([data.S293]*1000))" office:value-type="float" office:value="1.86169656160692" calcext:value-type="float">
            <text:p>1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1528245" calcext:value-type="float">
            <text:p>1528245</text:p>
          </table:table-cell>
          <table:table-cell table:style-name="ce7" office:value-type="float" office:value="0.09" calcext:value-type="float">
            <text:p>0,09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2" table:style-name="ce7" office:value-type="float" office:value="0.06" calcext:value-type="float">
            <text:p>0,06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294]/([data.C294]*[data.D294])" office:value-type="float" office:value="1.58136625524623" calcext:value-type="float">
            <text:p>1,58</text:p>
          </table:table-cell>
          <table:table-cell table:style-name="ce5" table:formula="of:=[data.B294]/[data.E294]" office:value-type="float" office:value="1.89710419468083" calcext:value-type="float">
            <text:p>1,897</text:p>
          </table:table-cell>
          <table:table-cell table:style-name="ce7" table:formula="of:=AVERAGE([data.F294:.J294])" office:value-type="float" office:value="0.07" calcext:value-type="float">
            <text:p>0,07</text:p>
          </table:table-cell>
          <table:table-cell table:style-name="ce9" table:formula="of:=AVERAGE([data.K294:.O294])" office:value-type="float" office:value="0.08" calcext:value-type="float">
            <text:p>0,08</text:p>
          </table:table-cell>
          <table:table-cell table:style-name="ce12" table:formula="of:=[data.Q294]/[data.Q462]*(LOG([data.R462]*1000)/LOG([data.R294]*1000))" office:value-type="float" office:value="2.06649728367684" calcext:value-type="float">
            <text:p>2,07</text:p>
          </table:table-cell>
          <table:table-cell table:style-name="ce12" table:formula="of:=[data.Q294]/[data.Q462]*(LOG([data.S462]*1000)/LOG([data.S294]*1000))" office:value-type="float" office:value="1.80067186264565" calcext:value-type="float">
            <text:p>1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1284359" calcext:value-type="float">
            <text:p>1284359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295]/([data.C295]*[data.D295])" office:value-type="float" office:value="1.29655700833441" calcext:value-type="float">
            <text:p>1,30</text:p>
          </table:table-cell>
          <table:table-cell table:style-name="ce5" table:formula="of:=[data.B295]/[data.E295]" office:value-type="float" office:value="2.31383281465696" calcext:value-type="float">
            <text:p>2,314</text:p>
          </table:table-cell>
          <table:table-cell table:style-name="ce7" table:formula="of:=AVERAGE([data.F295:.J295])" office:value-type="float" office:value="0.074" calcext:value-type="float">
            <text:p>0,07</text:p>
          </table:table-cell>
          <table:table-cell table:style-name="ce9" table:formula="of:=AVERAGE([data.K295:.O295])" office:value-type="float" office:value="0.08" calcext:value-type="float">
            <text:p>0,08</text:p>
          </table:table-cell>
          <table:table-cell table:style-name="ce12" table:formula="of:=[data.Q295]/[data.Q463]*(LOG([data.R463]*1000)/LOG([data.R295]*1000))" office:value-type="float" office:value="2.12754534904059" calcext:value-type="float">
            <text:p>2,13</text:p>
          </table:table-cell>
          <table:table-cell table:style-name="ce12" table:formula="of:=[data.Q295]/[data.Q463]*(LOG([data.S463]*1000)/LOG([data.S295]*1000))" office:value-type="float" office:value="1.8571588840326" calcext:value-type="float">
            <text:p>1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1401275" calcext:value-type="float">
            <text:p>1401275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3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296]/([data.C296]*[data.D296])" office:value-type="float" office:value="1.41542929292929" calcext:value-type="float">
            <text:p>1,42</text:p>
          </table:table-cell>
          <table:table-cell table:style-name="ce5" table:formula="of:=[data.B296]/[data.E296]" office:value-type="float" office:value="2.11950973220817" calcext:value-type="float">
            <text:p>2,120</text:p>
          </table:table-cell>
          <table:table-cell table:style-name="ce7" table:formula="of:=AVERAGE([data.F296:.J296])" office:value-type="float" office:value="0.08" calcext:value-type="float">
            <text:p>0,08</text:p>
          </table:table-cell>
          <table:table-cell table:style-name="ce9" table:formula="of:=AVERAGE([data.K296:.O296])" office:value-type="float" office:value="0.08" calcext:value-type="float">
            <text:p>0,08</text:p>
          </table:table-cell>
          <table:table-cell table:style-name="ce12" table:formula="of:=[data.Q296]/[data.Q464]*(LOG([data.R464]*1000)/LOG([data.R296]*1000))" office:value-type="float" office:value="1.86621463228892" calcext:value-type="float">
            <text:p>1,87</text:p>
          </table:table-cell>
          <table:table-cell table:style-name="ce12" table:formula="of:=[data.Q296]/[data.Q464]*(LOG([data.S464]*1000)/LOG([data.S296]*1000))" office:value-type="float" office:value="1.65497927905917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1016385" calcext:value-type="float">
            <text:p>1016385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4"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28" table:formula="of:=[data.E297]/([data.C297]*[data.D297])" office:value-type="float" office:value="1.09377152277971" calcext:value-type="float">
            <text:p>1,09</text:p>
          </table:table-cell>
          <table:table-cell table:style-name="ce5" table:formula="of:=[data.B297]/[data.E297]" office:value-type="float" office:value="2.74281891212483" calcext:value-type="float">
            <text:p>2,743</text:p>
          </table:table-cell>
          <table:table-cell table:style-name="ce7" table:formula="of:=AVERAGE([data.F297:.J297])" office:value-type="float" office:value="0.068" calcext:value-type="float">
            <text:p>0,07</text:p>
          </table:table-cell>
          <table:table-cell table:style-name="ce9" table:formula="of:=AVERAGE([data.K297:.O297])" office:value-type="float" office:value="0.078" calcext:value-type="float">
            <text:p>0,08</text:p>
          </table:table-cell>
          <table:table-cell table:style-name="ce12" table:formula="of:=[data.Q297]/[data.Q465]*(LOG([data.R465]*1000)/LOG([data.R297]*1000))" office:value-type="float" office:value="1.71508544347132" calcext:value-type="float">
            <text:p>1,72</text:p>
          </table:table-cell>
          <table:table-cell table:style-name="ce12" table:formula="of:=[data.Q297]/[data.Q465]*(LOG([data.S465]*1000)/LOG([data.S297]*1000))" office:value-type="float" office:value="1.45639995783665" calcext:value-type="float">
            <text:p>1,4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1405849" calcext:value-type="float">
            <text:p>1405849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08" calcext:value-type="float">
            <text:p>0,08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298]/([data.C298]*[data.D298])" office:value-type="float" office:value="1.17037046287046" calcext:value-type="float">
            <text:p>1,17</text:p>
          </table:table-cell>
          <table:table-cell table:style-name="ce5" table:formula="of:=[data.B298]/[data.E298]" office:value-type="float" office:value="2.56330231767423" calcext:value-type="float">
            <text:p>2,563</text:p>
          </table:table-cell>
          <table:table-cell table:style-name="ce7" table:formula="of:=AVERAGE([data.F298:.J298])" office:value-type="float" office:value="0.096" calcext:value-type="float">
            <text:p>0,10</text:p>
          </table:table-cell>
          <table:table-cell table:style-name="ce9" table:formula="of:=AVERAGE([data.K298:.O298])" office:value-type="float" office:value="0.1" calcext:value-type="float">
            <text:p>0,10</text:p>
          </table:table-cell>
          <table:table-cell table:style-name="ce12" table:formula="of:=[data.Q298]/[data.Q466]*(LOG([data.R466]*1000)/LOG([data.R298]*1000))" office:value-type="float" office:value="1.98744114338576" calcext:value-type="float">
            <text:p>1,99</text:p>
          </table:table-cell>
          <table:table-cell table:style-name="ce12" table:formula="of:=[data.Q298]/[data.Q466]*(LOG([data.S466]*1000)/LOG([data.S298]*1000))" office:value-type="float" office:value="1.7646417307096" calcext:value-type="float">
            <text:p>1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1660958" calcext:value-type="float">
            <text:p>1660958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4" table:style-name="ce7" office:value-type="float" office:value="0.08" calcext:value-type="float">
            <text:p>0,08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299]/([data.C299]*[data.D299])" office:value-type="float" office:value="1.31366659073941" calcext:value-type="float">
            <text:p>1,31</text:p>
          </table:table-cell>
          <table:table-cell table:style-name="ce5" table:formula="of:=[data.B299]/[data.E299]" office:value-type="float" office:value="2.28369410906236" calcext:value-type="float">
            <text:p>2,284</text:p>
          </table:table-cell>
          <table:table-cell table:style-name="ce7" table:formula="of:=AVERAGE([data.F299:.J299])" office:value-type="float" office:value="0.086" calcext:value-type="float">
            <text:p>0,09</text:p>
          </table:table-cell>
          <table:table-cell table:style-name="ce9" table:formula="of:=AVERAGE([data.K299:.O299])" office:value-type="float" office:value="0.1" calcext:value-type="float">
            <text:p>0,10</text:p>
          </table:table-cell>
          <table:table-cell table:style-name="ce12" table:formula="of:=[data.Q299]/[data.Q467]*(LOG([data.R467]*1000)/LOG([data.R299]*1000))" office:value-type="float" office:value="1.73717352348163" calcext:value-type="float">
            <text:p>1,74</text:p>
          </table:table-cell>
          <table:table-cell table:style-name="ce12" table:formula="of:=[data.Q299]/[data.Q467]*(LOG([data.S467]*1000)/LOG([data.S299]*1000))" office:value-type="float" office:value="1.47114622308323" calcext:value-type="float">
            <text:p>1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158321" calcext:value-type="float">
            <text:p>1158321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300]/([data.C300]*[data.D300])" office:value-type="float" office:value="1.20593116228709" calcext:value-type="float">
            <text:p>1,21</text:p>
          </table:table-cell>
          <table:table-cell table:style-name="ce5" table:formula="of:=[data.B300]/[data.E300]" office:value-type="float" office:value="2.48771799872401" calcext:value-type="float">
            <text:p>2,488</text:p>
          </table:table-cell>
          <table:table-cell table:style-name="ce7" table:formula="of:=AVERAGE([data.F300:.J300])" office:value-type="float" office:value="0.064" calcext:value-type="float">
            <text:p>0,06</text:p>
          </table:table-cell>
          <table:table-cell table:style-name="ce9" table:formula="of:=AVERAGE([data.K300:.O300])" office:value-type="float" office:value="0.08" calcext:value-type="float">
            <text:p>0,08</text:p>
          </table:table-cell>
          <table:table-cell table:style-name="ce12" table:formula="of:=[data.Q300]/[data.Q468]*(LOG([data.R468]*1000)/LOG([data.R300]*1000))" office:value-type="float" office:value="1.67585002037925" calcext:value-type="float">
            <text:p>1,68</text:p>
          </table:table-cell>
          <table:table-cell table:style-name="ce12" table:formula="of:=[data.Q300]/[data.Q468]*(LOG([data.S468]*1000)/LOG([data.S300]*1000))" office:value-type="float" office:value="1.36525264667538" calcext:value-type="float">
            <text:p>1,3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050979" calcext:value-type="float">
            <text:p>1050979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301]/([data.C301]*[data.D301])" office:value-type="float" office:value="1.07942398074047" calcext:value-type="float">
            <text:p>1,08</text:p>
          </table:table-cell>
          <table:table-cell table:style-name="ce5" table:formula="of:=[data.B301]/[data.E301]" office:value-type="float" office:value="2.77927532329381" calcext:value-type="float">
            <text:p>2,779</text:p>
          </table:table-cell>
          <table:table-cell table:style-name="ce7" table:formula="of:=AVERAGE([data.F301:.J301])" office:value-type="float" office:value="0.062" calcext:value-type="float">
            <text:p>0,06</text:p>
          </table:table-cell>
          <table:table-cell table:style-name="ce9" table:formula="of:=AVERAGE([data.K301:.O301])" office:value-type="float" office:value="0.08" calcext:value-type="float">
            <text:p>0,08</text:p>
          </table:table-cell>
          <table:table-cell table:style-name="ce12" table:formula="of:=[data.Q301]/[data.Q469]*(LOG([data.R469]*1000)/LOG([data.R301]*1000))" office:value-type="float" office:value="1.73344411084435" calcext:value-type="float">
            <text:p>1,73</text:p>
          </table:table-cell>
          <table:table-cell table:style-name="ce12" table:formula="of:=[data.Q301]/[data.Q469]*(LOG([data.S469]*1000)/LOG([data.S301]*1000))" office:value-type="float" office:value="1.41858658196287" calcext:value-type="float">
            <text:p>1,4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197715" calcext:value-type="float">
            <text:p>1197715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302]/([data.C302]*[data.D302])" office:value-type="float" office:value="1.2301314232659" calcext:value-type="float">
            <text:p>1,23</text:p>
          </table:table-cell>
          <table:table-cell table:style-name="ce5" table:formula="of:=[data.B302]/[data.E302]" office:value-type="float" office:value="2.43877717153079" calcext:value-type="float">
            <text:p>2,439</text:p>
          </table:table-cell>
          <table:table-cell table:style-name="ce7" table:formula="of:=AVERAGE([data.F302:.J302])" office:value-type="float" office:value="0.062" calcext:value-type="float">
            <text:p>0,06</text:p>
          </table:table-cell>
          <table:table-cell table:style-name="ce9" table:formula="of:=AVERAGE([data.K302:.O302])" office:value-type="float" office:value="0.08" calcext:value-type="float">
            <text:p>0,08</text:p>
          </table:table-cell>
          <table:table-cell table:style-name="ce12" table:formula="of:=[data.Q302]/[data.Q470]*(LOG([data.R470]*1000)/LOG([data.R302]*1000))" office:value-type="float" office:value="1.86407939015547" calcext:value-type="float">
            <text:p>1,86</text:p>
          </table:table-cell>
          <table:table-cell table:style-name="ce12" table:formula="of:=[data.Q302]/[data.Q470]*(LOG([data.S470]*1000)/LOG([data.S302]*1000))" office:value-type="float" office:value="1.54088642772748" calcext:value-type="float">
            <text:p>1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1412240" calcext:value-type="float">
            <text:p>1412240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data.E303]/([data.C303]*[data.D303])" office:value-type="float" office:value="1.496143740995" calcext:value-type="float">
            <text:p>1,50</text:p>
          </table:table-cell>
          <table:table-cell table:style-name="ce5" table:formula="of:=[data.B303]/[data.E303]" office:value-type="float" office:value="2.00516626069223" calcext:value-type="float">
            <text:p>2,005</text:p>
          </table:table-cell>
          <table:table-cell table:style-name="ce7" table:formula="of:=AVERAGE([data.F303:.J303])" office:value-type="float" office:value="0.066" calcext:value-type="float">
            <text:p>0,07</text:p>
          </table:table-cell>
          <table:table-cell table:style-name="ce9" table:formula="of:=AVERAGE([data.K303:.O303])" office:value-type="float" office:value="0.078" calcext:value-type="float">
            <text:p>0,08</text:p>
          </table:table-cell>
          <table:table-cell table:style-name="ce12" table:formula="of:=[data.Q303]/[data.Q471]*(LOG([data.R471]*1000)/LOG([data.R303]*1000))" office:value-type="float" office:value="1.98709062824153" calcext:value-type="float">
            <text:p>1,99</text:p>
          </table:table-cell>
          <table:table-cell table:style-name="ce12" table:formula="of:=[data.Q303]/[data.Q471]*(LOG([data.S471]*1000)/LOG([data.S303]*1000))" office:value-type="float" office:value="1.71346441117654" calcext:value-type="float">
            <text:p>1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74188" calcext:value-type="float">
            <text:p>1274188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data.E304]/([data.C304]*[data.D304])" office:value-type="float" office:value="1.13792795496113" calcext:value-type="float">
            <text:p>1,14</text:p>
          </table:table-cell>
          <table:table-cell table:style-name="ce5" table:formula="of:=[data.B304]/[data.E304]" office:value-type="float" office:value="2.63638332804892" calcext:value-type="float">
            <text:p>2,636</text:p>
          </table:table-cell>
          <table:table-cell table:style-name="ce7" table:formula="of:=AVERAGE([data.F304:.J304])" office:value-type="float" office:value="0.076" calcext:value-type="float">
            <text:p>0,08</text:p>
          </table:table-cell>
          <table:table-cell table:style-name="ce9" table:formula="of:=AVERAGE([data.K304:.O304])" office:value-type="float" office:value="0.09" calcext:value-type="float">
            <text:p>0,09</text:p>
          </table:table-cell>
          <table:table-cell table:style-name="ce12" table:formula="of:=[data.Q304]/[data.Q472]*(LOG([data.R472]*1000)/LOG([data.R304]*1000))" office:value-type="float" office:value="2.03840998820791" calcext:value-type="float">
            <text:p>2,04</text:p>
          </table:table-cell>
          <table:table-cell table:style-name="ce12" table:formula="of:=[data.Q304]/[data.Q472]*(LOG([data.S472]*1000)/LOG([data.S304]*1000))" office:value-type="float" office:value="1.79703911598895" calcext:value-type="float">
            <text:p>1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720099" calcext:value-type="float">
            <text:p>1720099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4" table:style-name="ce7" office:value-type="float" office:value="0.08" calcext:value-type="float">
            <text:p>0,08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305]/([data.C305]*[data.D305])" office:value-type="float" office:value="1.33829849807981" calcext:value-type="float">
            <text:p>1,34</text:p>
          </table:table-cell>
          <table:table-cell table:style-name="ce5" table:formula="of:=[data.B305]/[data.E305]" office:value-type="float" office:value="2.24166167179912" calcext:value-type="float">
            <text:p>2,242</text:p>
          </table:table-cell>
          <table:table-cell table:style-name="ce7" table:formula="of:=AVERAGE([data.F305:.J305])" office:value-type="float" office:value="0.086" calcext:value-type="float">
            <text:p>0,09</text:p>
          </table:table-cell>
          <table:table-cell table:style-name="ce9" table:formula="of:=AVERAGE([data.K305:.O305])" office:value-type="float" office:value="0.106" calcext:value-type="float">
            <text:p>0,11</text:p>
          </table:table-cell>
          <table:table-cell table:style-name="ce12" table:formula="of:=[data.Q305]/[data.Q473]*(LOG([data.R473]*1000)/LOG([data.R305]*1000))" office:value-type="float" office:value="1.94076914945945" calcext:value-type="float">
            <text:p>1,94</text:p>
          </table:table-cell>
          <table:table-cell table:style-name="ce12" table:formula="of:=[data.Q305]/[data.Q473]*(LOG([data.S473]*1000)/LOG([data.S305]*1000))" office:value-type="float" office:value="1.5898739670677" calcext:value-type="float">
            <text:p>1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1347801" calcext:value-type="float">
            <text:p>1347801</text:p>
          </table:table-cell>
          <table:table-cell table:number-columns-repeated="5" table:style-name="ce7" office:value-type="float" office:value="0.07" calcext:value-type="float">
            <text:p>0,07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4" table:style-name="ce9" office:value-type="float" office:value="0.09" calcext:value-type="float">
            <text:p>0,09</text:p>
          </table:table-cell>
          <table:table-cell table:style-name="ce28" table:formula="of:=[data.E306]/([data.C306]*[data.D306])" office:value-type="float" office:value="1.20030724565403" calcext:value-type="float">
            <text:p>1,20</text:p>
          </table:table-cell>
          <table:table-cell table:style-name="ce5" table:formula="of:=[data.B306]/[data.E306]" office:value-type="float" office:value="2.49937193992288" calcext:value-type="float">
            <text:p>2,499</text:p>
          </table:table-cell>
          <table:table-cell table:style-name="ce7" table:formula="of:=AVERAGE([data.F306:.J306])" office:value-type="float" office:value="0.07" calcext:value-type="float">
            <text:p>0,07</text:p>
          </table:table-cell>
          <table:table-cell table:style-name="ce9" table:formula="of:=AVERAGE([data.K306:.O306])" office:value-type="float" office:value="0.092" calcext:value-type="float">
            <text:p>0,09</text:p>
          </table:table-cell>
          <table:table-cell table:style-name="ce12" table:formula="of:=[data.Q306]/[data.Q474]*(LOG([data.R474]*1000)/LOG([data.R306]*1000))" office:value-type="float" office:value="1.92461032723391" calcext:value-type="float">
            <text:p>1,92</text:p>
          </table:table-cell>
          <table:table-cell table:style-name="ce12" table:formula="of:=[data.Q306]/[data.Q474]*(LOG([data.S474]*1000)/LOG([data.S306]*1000))" office:value-type="float" office:value="1.52648682596991" calcext:value-type="float">
            <text:p>1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176161" calcext:value-type="float">
            <text:p>1176161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28" table:formula="of:=[data.E307]/([data.C307]*[data.D307])" office:value-type="float" office:value="1.26680331047081" calcext:value-type="float">
            <text:p>1,27</text:p>
          </table:table-cell>
          <table:table-cell table:style-name="ce5" table:formula="of:=[data.B307]/[data.E307]" office:value-type="float" office:value="2.36817918635289" calcext:value-type="float">
            <text:p>2,368</text:p>
          </table:table-cell>
          <table:table-cell table:style-name="ce7" table:formula="of:=AVERAGE([data.F307:.J307])" office:value-type="float" office:value="0.076" calcext:value-type="float">
            <text:p>0,08</text:p>
          </table:table-cell>
          <table:table-cell table:style-name="ce9" table:formula="of:=AVERAGE([data.K307:.O307])" office:value-type="float" office:value="0.078" calcext:value-type="float">
            <text:p>0,08</text:p>
          </table:table-cell>
          <table:table-cell table:style-name="ce12" table:formula="of:=[data.Q307]/[data.Q475]*(LOG([data.R475]*1000)/LOG([data.R307]*1000))" office:value-type="float" office:value="1.83945069670262" calcext:value-type="float">
            <text:p>1,84</text:p>
          </table:table-cell>
          <table:table-cell table:style-name="ce12" table:formula="of:=[data.Q307]/[data.Q475]*(LOG([data.S475]*1000)/LOG([data.S307]*1000))" office:value-type="float" office:value="1.62503177002997" calcext:value-type="float">
            <text:p>1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796527" calcext:value-type="float">
            <text:p>1796527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3" table:style-name="ce7" office:value-type="float" office:value="0.09" calcext:value-type="float">
            <text:p>0,09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308]/([data.C308]*[data.D308])" office:value-type="float" office:value="1.36804868093609" calcext:value-type="float">
            <text:p>1,37</text:p>
          </table:table-cell>
          <table:table-cell table:style-name="ce5" table:formula="of:=[data.B308]/[data.E308]" office:value-type="float" office:value="2.19291332665749" calcext:value-type="float">
            <text:p>2,193</text:p>
          </table:table-cell>
          <table:table-cell table:style-name="ce7" table:formula="of:=AVERAGE([data.F308:.J308])" office:value-type="float" office:value="0.094" calcext:value-type="float">
            <text:p>0,09</text:p>
          </table:table-cell>
          <table:table-cell table:style-name="ce9" table:formula="of:=AVERAGE([data.K308:.O308])" office:value-type="float" office:value="0.108" calcext:value-type="float">
            <text:p>0,11</text:p>
          </table:table-cell>
          <table:table-cell table:style-name="ce12" table:formula="of:=[data.Q308]/[data.Q476]*(LOG([data.R476]*1000)/LOG([data.R308]*1000))" office:value-type="float" office:value="1.79313303552583" calcext:value-type="float">
            <text:p>1,79</text:p>
          </table:table-cell>
          <table:table-cell table:style-name="ce12" table:formula="of:=[data.Q308]/[data.Q476]*(LOG([data.S476]*1000)/LOG([data.S308]*1000))" office:value-type="float" office:value="1.52029401040332" calcext:value-type="float">
            <text:p>1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1485132" calcext:value-type="float">
            <text:p>1485132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data.E309]/([data.C309]*[data.D309])" office:value-type="float" office:value="1.3290485395189" calcext:value-type="float">
            <text:p>1,33</text:p>
          </table:table-cell>
          <table:table-cell table:style-name="ce5" table:formula="of:=[data.B309]/[data.E309]" office:value-type="float" office:value="2.25726467411651" calcext:value-type="float">
            <text:p>2,257</text:p>
          </table:table-cell>
          <table:table-cell table:style-name="ce7" table:formula="of:=AVERAGE([data.F309:.J309])" office:value-type="float" office:value="0.084" calcext:value-type="float">
            <text:p>0,08</text:p>
          </table:table-cell>
          <table:table-cell table:style-name="ce9" table:formula="of:=AVERAGE([data.K309:.O309])" office:value-type="float" office:value="0.09" calcext:value-type="float">
            <text:p>0,09</text:p>
          </table:table-cell>
          <table:table-cell table:style-name="ce12" table:formula="of:=[data.Q309]/[data.Q477]*(LOG([data.R477]*1000)/LOG([data.R309]*1000))" office:value-type="float" office:value="1.99343275398524" calcext:value-type="float">
            <text:p>1,99</text:p>
          </table:table-cell>
          <table:table-cell table:style-name="ce12" table:formula="of:=[data.Q309]/[data.Q477]*(LOG([data.S477]*1000)/LOG([data.S309]*1000))" office:value-type="float" office:value="1.7619646348321" calcext:value-type="float">
            <text:p>1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008579" calcext:value-type="float">
            <text:p>2008579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09" calcext:value-type="float">
            <text:p>0,09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2" table:style-name="ce7" office:value-type="float" office:value="0.09" calcext:value-type="float">
            <text:p>0,09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data.E310]/([data.C310]*[data.D310])" office:value-type="float" office:value="1.53608060568981" calcext:value-type="float">
            <text:p>1,54</text:p>
          </table:table-cell>
          <table:table-cell table:style-name="ce5" table:formula="of:=[data.B310]/[data.E310]" office:value-type="float" office:value="1.95303047577417" calcext:value-type="float">
            <text:p>1,953</text:p>
          </table:table-cell>
          <table:table-cell table:style-name="ce7" table:formula="of:=AVERAGE([data.F310:.J310])" office:value-type="float" office:value="0.096" calcext:value-type="float">
            <text:p>0,10</text:p>
          </table:table-cell>
          <table:table-cell table:style-name="ce9" table:formula="of:=AVERAGE([data.K310:.O310])" office:value-type="float" office:value="0.114" calcext:value-type="float">
            <text:p>0,11</text:p>
          </table:table-cell>
          <table:table-cell table:style-name="ce12" table:formula="of:=[data.Q310]/[data.Q478]*(LOG([data.R478]*1000)/LOG([data.R310]*1000))" office:value-type="float" office:value="1.88569119496077" calcext:value-type="float">
            <text:p>1,89</text:p>
          </table:table-cell>
          <table:table-cell table:style-name="ce12" table:formula="of:=[data.Q310]/[data.Q478]*(LOG([data.S478]*1000)/LOG([data.S310]*1000))" office:value-type="float" office:value="1.60203047360161" calcext:value-type="float">
            <text:p>1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565562" calcext:value-type="float">
            <text:p>1565562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3" table:style-name="ce7" office:value-type="float" office:value="0.08" calcext:value-type="float">
            <text:p>0,08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311]/([data.C311]*[data.D311])" office:value-type="float" office:value="1.21867760617761" calcext:value-type="float">
            <text:p>1,22</text:p>
          </table:table-cell>
          <table:table-cell table:style-name="ce5" table:formula="of:=[data.B311]/[data.E311]" office:value-type="float" office:value="2.4616955444754" calcext:value-type="float">
            <text:p>2,462</text:p>
          </table:table-cell>
          <table:table-cell table:style-name="ce7" table:formula="of:=AVERAGE([data.F311:.J311])" office:value-type="float" office:value="0.086" calcext:value-type="float">
            <text:p>0,09</text:p>
          </table:table-cell>
          <table:table-cell table:style-name="ce9" table:formula="of:=AVERAGE([data.K311:.O311])" office:value-type="float" office:value="0.11" calcext:value-type="float">
            <text:p>0,11</text:p>
          </table:table-cell>
          <table:table-cell table:style-name="ce12" table:formula="of:=[data.Q311]/[data.Q479]*(LOG([data.R479]*1000)/LOG([data.R311]*1000))" office:value-type="float" office:value="1.66365955647671" calcext:value-type="float">
            <text:p>1,66</text:p>
          </table:table-cell>
          <table:table-cell table:style-name="ce12" table:formula="of:=[data.Q311]/[data.Q479]*(LOG([data.S479]*1000)/LOG([data.S311]*1000))" office:value-type="float" office:value="1.28531866837151" calcext:value-type="float">
            <text:p>1,2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1494544" calcext:value-type="float">
            <text:p>1494544</text:p>
          </table:table-cell>
          <table:table-cell table:number-columns-repeated="2" table:style-name="ce7" office:value-type="float" office:value="0.07" calcext:value-type="float">
            <text:p>0,07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2" table:style-name="ce7" office:value-type="float" office:value="0.07" calcext:value-type="float">
            <text:p>0,07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28" table:formula="of:=[data.E312]/([data.C312]*[data.D312])" office:value-type="float" office:value="1.37847121021505" calcext:value-type="float">
            <text:p>1,38</text:p>
          </table:table-cell>
          <table:table-cell table:style-name="ce5" table:formula="of:=[data.B312]/[data.E312]" office:value-type="float" office:value="2.17633472149365" calcext:value-type="float">
            <text:p>2,176</text:p>
          </table:table-cell>
          <table:table-cell table:style-name="ce7" table:formula="of:=AVERAGE([data.F312:.J312])" office:value-type="float" office:value="0.072" calcext:value-type="float">
            <text:p>0,07</text:p>
          </table:table-cell>
          <table:table-cell table:style-name="ce9" table:formula="of:=AVERAGE([data.K312:.O312])" office:value-type="float" office:value="0.092" calcext:value-type="float">
            <text:p>0,09</text:p>
          </table:table-cell>
          <table:table-cell table:style-name="ce12" table:formula="of:=[data.Q312]/[data.Q480]*(LOG([data.R480]*1000)/LOG([data.R312]*1000))" office:value-type="float" office:value="1.92411692729978" calcext:value-type="float">
            <text:p>1,92</text:p>
          </table:table-cell>
          <table:table-cell table:style-name="ce12" table:formula="of:=[data.Q312]/[data.Q480]*(LOG([data.S480]*1000)/LOG([data.S312]*1000))" office:value-type="float" office:value="1.62700878464453" calcext:value-type="float">
            <text:p>1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769368" calcext:value-type="float">
            <text:p>1769368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2" table:style-name="ce7" office:value-type="float" office:value="0.08" calcext:value-type="float">
            <text:p>0,08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313]/([data.C313]*[data.D313])" office:value-type="float" office:value="1.34640343828378" calcext:value-type="float">
            <text:p>1,35</text:p>
          </table:table-cell>
          <table:table-cell table:style-name="ce5" table:formula="of:=[data.B313]/[data.E313]" office:value-type="float" office:value="2.2281673456285" calcext:value-type="float">
            <text:p>2,228</text:p>
          </table:table-cell>
          <table:table-cell table:style-name="ce7" table:formula="of:=AVERAGE([data.F313:.J313])" office:value-type="float" office:value="0.1" calcext:value-type="float">
            <text:p>0,10</text:p>
          </table:table-cell>
          <table:table-cell table:style-name="ce9" table:formula="of:=AVERAGE([data.K313:.O313])" office:value-type="float" office:value="0.108" calcext:value-type="float">
            <text:p>0,11</text:p>
          </table:table-cell>
          <table:table-cell table:style-name="ce12" table:formula="of:=[data.Q313]/[data.Q481]*(LOG([data.R481]*1000)/LOG([data.R313]*1000))" office:value-type="float" office:value="1.85402044387025" calcext:value-type="float">
            <text:p>1,85</text:p>
          </table:table-cell>
          <table:table-cell table:style-name="ce12" table:formula="of:=[data.Q313]/[data.Q481]*(LOG([data.S481]*1000)/LOG([data.S313]*1000))" office:value-type="float" office:value="1.62414087459368" calcext:value-type="float">
            <text:p>1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189716" calcext:value-type="float">
            <text:p>1189716</text:p>
          </table:table-cell>
          <table:table-cell table:number-columns-repeated="5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314]/([data.C314]*[data.D314])" office:value-type="float" office:value="1.24426455823293" calcext:value-type="float">
            <text:p>1,24</text:p>
          </table:table-cell>
          <table:table-cell table:style-name="ce5" table:formula="of:=[data.B314]/[data.E314]" office:value-type="float" office:value="2.41107625685458" calcext:value-type="float">
            <text:p>2,411</text:p>
          </table:table-cell>
          <table:table-cell table:style-name="ce7" table:formula="of:=AVERAGE([data.F314:.J314])" office:value-type="float" office:value="0.06" calcext:value-type="float">
            <text:p>0,06</text:p>
          </table:table-cell>
          <table:table-cell table:style-name="ce9" table:formula="of:=AVERAGE([data.K314:.O314])" office:value-type="float" office:value="0.08" calcext:value-type="float">
            <text:p>0,08</text:p>
          </table:table-cell>
          <table:table-cell table:style-name="ce12" table:formula="of:=[data.Q314]/[data.Q482]*(LOG([data.R482]*1000)/LOG([data.R314]*1000))" office:value-type="float" office:value="1.9497358700653" calcext:value-type="float">
            <text:p>1,95</text:p>
          </table:table-cell>
          <table:table-cell table:style-name="ce12" table:formula="of:=[data.Q314]/[data.Q482]*(LOG([data.S482]*1000)/LOG([data.S314]*1000))" office:value-type="float" office:value="1.62953293655145" calcext:value-type="float">
            <text:p>1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342732" calcext:value-type="float">
            <text:p>1342732</text:p>
          </table:table-cell>
          <table:table-cell table:number-columns-repeated="5" table:style-name="ce7" office:value-type="float" office:value="0.07" calcext:value-type="float">
            <text:p>0,07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data.E315]/([data.C315]*[data.D315])" office:value-type="float" office:value="1.19858533345711" calcext:value-type="float">
            <text:p>1,20</text:p>
          </table:table-cell>
          <table:table-cell table:style-name="ce5" table:formula="of:=[data.B315]/[data.E315]" office:value-type="float" office:value="2.50296261651618" calcext:value-type="float">
            <text:p>2,503</text:p>
          </table:table-cell>
          <table:table-cell table:style-name="ce7" table:formula="of:=AVERAGE([data.F315:.J315])" office:value-type="float" office:value="0.07" calcext:value-type="float">
            <text:p>0,07</text:p>
          </table:table-cell>
          <table:table-cell table:style-name="ce9" table:formula="of:=AVERAGE([data.K315:.O315])" office:value-type="float" office:value="0.094" calcext:value-type="float">
            <text:p>0,09</text:p>
          </table:table-cell>
          <table:table-cell table:style-name="ce12" table:formula="of:=[data.Q315]/[data.Q483]*(LOG([data.R483]*1000)/LOG([data.R315]*1000))" office:value-type="float" office:value="1.81511103589533" calcext:value-type="float">
            <text:p>1,82</text:p>
          </table:table-cell>
          <table:table-cell table:style-name="ce12" table:formula="of:=[data.Q315]/[data.Q483]*(LOG([data.S483]*1000)/LOG([data.S315]*1000))" office:value-type="float" office:value="1.49207530514457" calcext:value-type="float">
            <text:p>1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77758" calcext:value-type="float">
            <text:p>1277758</text:p>
          </table:table-cell>
          <table:table-cell table:number-columns-repeated="5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316]/([data.C316]*[data.D316])" office:value-type="float" office:value="1.31234080489047" calcext:value-type="float">
            <text:p>1,31</text:p>
          </table:table-cell>
          <table:table-cell table:style-name="ce5" table:formula="of:=[data.B316]/[data.E316]" office:value-type="float" office:value="2.28600407901966" calcext:value-type="float">
            <text:p>2,286</text:p>
          </table:table-cell>
          <table:table-cell table:style-name="ce7" table:formula="of:=AVERAGE([data.F316:.J316])" office:value-type="float" office:value="0.06" calcext:value-type="float">
            <text:p>0,06</text:p>
          </table:table-cell>
          <table:table-cell table:style-name="ce9" table:formula="of:=AVERAGE([data.K316:.O316])" office:value-type="float" office:value="0.08" calcext:value-type="float">
            <text:p>0,08</text:p>
          </table:table-cell>
          <table:table-cell table:style-name="ce12" table:formula="of:=[data.Q316]/[data.Q484]*(LOG([data.R484]*1000)/LOG([data.R316]*1000))" office:value-type="float" office:value="2.28370176586574" calcext:value-type="float">
            <text:p>2,28</text:p>
          </table:table-cell>
          <table:table-cell table:style-name="ce12" table:formula="of:=[data.Q316]/[data.Q484]*(LOG([data.S484]*1000)/LOG([data.S316]*1000))" office:value-type="float" office:value="1.92154241988118" calcext:value-type="float">
            <text:p>1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74974" calcext:value-type="float">
            <text:p>1274974</text:p>
          </table:table-cell>
          <table:table-cell table:number-columns-repeated="5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317]/([data.C317]*[data.D317])" office:value-type="float" office:value="1.30948145531034" calcext:value-type="float">
            <text:p>1,31</text:p>
          </table:table-cell>
          <table:table-cell table:style-name="ce5" table:formula="of:=[data.B317]/[data.E317]" office:value-type="float" office:value="2.2909957379523" calcext:value-type="float">
            <text:p>2,291</text:p>
          </table:table-cell>
          <table:table-cell table:style-name="ce7" table:formula="of:=AVERAGE([data.F317:.J317])" office:value-type="float" office:value="0.06" calcext:value-type="float">
            <text:p>0,06</text:p>
          </table:table-cell>
          <table:table-cell table:style-name="ce9" table:formula="of:=AVERAGE([data.K317:.O317])" office:value-type="float" office:value="0.08" calcext:value-type="float">
            <text:p>0,08</text:p>
          </table:table-cell>
          <table:table-cell table:style-name="ce12" table:formula="of:=[data.Q317]/[data.Q485]*(LOG([data.R485]*1000)/LOG([data.R317]*1000))" office:value-type="float" office:value="2.2417077279244" calcext:value-type="float">
            <text:p>2,24</text:p>
          </table:table-cell>
          <table:table-cell table:style-name="ce12" table:formula="of:=[data.Q317]/[data.Q485]*(LOG([data.S485]*1000)/LOG([data.S317]*1000))" office:value-type="float" office:value="1.85374159805072" calcext:value-type="float">
            <text:p>1,8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87195" calcext:value-type="float">
            <text:p>1587195</text:p>
          </table:table-cell>
          <table:table-cell table:number-columns-repeated="5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data.E318]/([data.C318]*[data.D318])" office:value-type="float" office:value="1.41746238425926" calcext:value-type="float">
            <text:p>1,42</text:p>
          </table:table-cell>
          <table:table-cell table:style-name="ce5" table:formula="of:=[data.B318]/[data.E318]" office:value-type="float" office:value="2.11646836085043" calcext:value-type="float">
            <text:p>2,116</text:p>
          </table:table-cell>
          <table:table-cell table:style-name="ce7" table:formula="of:=AVERAGE([data.F318:.J318])" office:value-type="float" office:value="0.07" calcext:value-type="float">
            <text:p>0,07</text:p>
          </table:table-cell>
          <table:table-cell table:style-name="ce9" table:formula="of:=AVERAGE([data.K318:.O318])" office:value-type="float" office:value="0.09" calcext:value-type="float">
            <text:p>0,09</text:p>
          </table:table-cell>
          <table:table-cell table:style-name="ce12" table:formula="of:=[data.Q318]/[data.Q486]*(LOG([data.R486]*1000)/LOG([data.R318]*1000))" office:value-type="float" office:value="2.07466197547215" calcext:value-type="float">
            <text:p>2,07</text:p>
          </table:table-cell>
          <table:table-cell table:style-name="ce12" table:formula="of:=[data.Q318]/[data.Q486]*(LOG([data.S486]*1000)/LOG([data.S318]*1000))" office:value-type="float" office:value="1.7342773160645" calcext:value-type="float">
            <text:p>1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291952" calcext:value-type="float">
            <text:p>1291952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3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319]/([data.C319]*[data.D319])" office:value-type="float" office:value="1.29371144756869" calcext:value-type="float">
            <text:p>1,29</text:p>
          </table:table-cell>
          <table:table-cell table:style-name="ce5" table:formula="of:=[data.B319]/[data.E319]" office:value-type="float" office:value="2.31892206521605" calcext:value-type="float">
            <text:p>2,319</text:p>
          </table:table-cell>
          <table:table-cell table:style-name="ce7" table:formula="of:=AVERAGE([data.F319:.J319])" office:value-type="float" office:value="0.09" calcext:value-type="float">
            <text:p>0,09</text:p>
          </table:table-cell>
          <table:table-cell table:style-name="ce9" table:formula="of:=AVERAGE([data.K319:.O319])" office:value-type="float" office:value="0.08" calcext:value-type="float">
            <text:p>0,08</text:p>
          </table:table-cell>
          <table:table-cell table:style-name="ce12" table:formula="of:=[data.Q319]/[data.Q487]*(LOG([data.R487]*1000)/LOG([data.R319]*1000))" office:value-type="float" office:value="1.71560722803334" calcext:value-type="float">
            <text:p>1,72</text:p>
          </table:table-cell>
          <table:table-cell table:style-name="ce12" table:formula="of:=[data.Q319]/[data.Q487]*(LOG([data.S487]*1000)/LOG([data.S319]*1000))" office:value-type="float" office:value="1.55286294432728" calcext:value-type="float">
            <text:p>1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995191" calcext:value-type="float">
            <text:p>995191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3" table:style-name="ce9" office:value-type="float" office:value="0.08" calcext:value-type="float">
            <text:p>0,08</text:p>
          </table:table-cell>
          <table:table-cell table:style-name="ce28" table:formula="of:=[data.E320]/([data.C320]*[data.D320])" office:value-type="float" office:value="1.03665729166667" calcext:value-type="float">
            <text:p>1,04</text:p>
          </table:table-cell>
          <table:table-cell table:style-name="ce5" table:formula="of:=[data.B320]/[data.E320]" office:value-type="float" office:value="2.89393292342877" calcext:value-type="float">
            <text:p>2,894</text:p>
          </table:table-cell>
          <table:table-cell table:style-name="ce7" table:formula="of:=AVERAGE([data.F320:.J320])" office:value-type="float" office:value="0.096" calcext:value-type="float">
            <text:p>0,10</text:p>
          </table:table-cell>
          <table:table-cell table:style-name="ce9" table:formula="of:=AVERAGE([data.K320:.O320])" office:value-type="float" office:value="0.078" calcext:value-type="float">
            <text:p>0,08</text:p>
          </table:table-cell>
          <table:table-cell table:style-name="ce12" table:formula="of:=[data.Q320]/[data.Q488]*(LOG([data.R488]*1000)/LOG([data.R320]*1000))" office:value-type="float" office:value="1.58545034001376" calcext:value-type="float">
            <text:p>1,59</text:p>
          </table:table-cell>
          <table:table-cell table:style-name="ce12" table:formula="of:=[data.Q320]/[data.Q488]*(LOG([data.S488]*1000)/LOG([data.S320]*1000))" office:value-type="float" office:value="1.42576862890898" calcext:value-type="float">
            <text:p>1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499406" calcext:value-type="float">
            <text:p>1499406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data.E321]/([data.C321]*[data.D321])" office:value-type="float" office:value="1.33906142832647" calcext:value-type="float">
            <text:p>1,34</text:p>
          </table:table-cell>
          <table:table-cell table:style-name="ce5" table:formula="of:=[data.B321]/[data.E321]" office:value-type="float" office:value="2.24038585946702" calcext:value-type="float">
            <text:p>2,240</text:p>
          </table:table-cell>
          <table:table-cell table:style-name="ce7" table:formula="of:=AVERAGE([data.F321:.J321])" office:value-type="float" office:value="0.088" calcext:value-type="float">
            <text:p>0,09</text:p>
          </table:table-cell>
          <table:table-cell table:style-name="ce9" table:formula="of:=AVERAGE([data.K321:.O321])" office:value-type="float" office:value="0.092" calcext:value-type="float">
            <text:p>0,09</text:p>
          </table:table-cell>
          <table:table-cell table:style-name="ce12" table:formula="of:=[data.Q321]/[data.Q489]*(LOG([data.R489]*1000)/LOG([data.R321]*1000))" office:value-type="float" office:value="1.88068448369793" calcext:value-type="float">
            <text:p>1,88</text:p>
          </table:table-cell>
          <table:table-cell table:style-name="ce12" table:formula="of:=[data.Q321]/[data.Q489]*(LOG([data.S489]*1000)/LOG([data.S321]*1000))" office:value-type="float" office:value="1.62842115254016" calcext:value-type="float">
            <text:p>1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179603" calcext:value-type="float">
            <text:p>1179603</text:p>
          </table:table-cell>
          <table:table-cell table:style-name="ce7" office:value-type="float" office:value="0.06" calcext:value-type="float">
            <text:p>0,06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3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322]/([data.C322]*[data.D322])" office:value-type="float" office:value="1.17115196740322" calcext:value-type="float">
            <text:p>1,17</text:p>
          </table:table-cell>
          <table:table-cell table:style-name="ce5" table:formula="of:=[data.B322]/[data.E322]" office:value-type="float" office:value="2.56159402782122" calcext:value-type="float">
            <text:p>2,562</text:p>
          </table:table-cell>
          <table:table-cell table:style-name="ce7" table:formula="of:=AVERAGE([data.F322:.J322])" office:value-type="float" office:value="0.062" calcext:value-type="float">
            <text:p>0,06</text:p>
          </table:table-cell>
          <table:table-cell table:style-name="ce9" table:formula="of:=AVERAGE([data.K322:.O322])" office:value-type="float" office:value="0.08" calcext:value-type="float">
            <text:p>0,08</text:p>
          </table:table-cell>
          <table:table-cell table:style-name="ce12" table:formula="of:=[data.Q322]/[data.Q490]*(LOG([data.R490]*1000)/LOG([data.R322]*1000))" office:value-type="float" office:value="1.82253801016766" calcext:value-type="float">
            <text:p>1,82</text:p>
          </table:table-cell>
          <table:table-cell table:style-name="ce12" table:formula="of:=[data.Q322]/[data.Q490]*(LOG([data.S490]*1000)/LOG([data.S322]*1000))" office:value-type="float" office:value="1.4947979707398" calcext:value-type="float">
            <text:p>1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318309" calcext:value-type="float">
            <text:p>1318309</text:p>
          </table:table-cell>
          <table:table-cell table:number-columns-repeated="5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data.E323]/([data.C323]*[data.D323])" office:value-type="float" office:value="1.17733071130544" calcext:value-type="float">
            <text:p>1,18</text:p>
          </table:table-cell>
          <table:table-cell table:style-name="ce5" table:formula="of:=[data.B323]/[data.E323]" office:value-type="float" office:value="2.5481491820203" calcext:value-type="float">
            <text:p>2,548</text:p>
          </table:table-cell>
          <table:table-cell table:style-name="ce7" table:formula="of:=AVERAGE([data.F323:.J323])" office:value-type="float" office:value="0.07" calcext:value-type="float">
            <text:p>0,07</text:p>
          </table:table-cell>
          <table:table-cell table:style-name="ce9" table:formula="of:=AVERAGE([data.K323:.O323])" office:value-type="float" office:value="0.09" calcext:value-type="float">
            <text:p>0,09</text:p>
          </table:table-cell>
          <table:table-cell table:style-name="ce12" table:formula="of:=[data.Q323]/[data.Q491]*(LOG([data.R491]*1000)/LOG([data.R323]*1000))" office:value-type="float" office:value="2.24687969810314" calcext:value-type="float">
            <text:p>2,25</text:p>
          </table:table-cell>
          <table:table-cell table:style-name="ce12" table:formula="of:=[data.Q323]/[data.Q491]*(LOG([data.S491]*1000)/LOG([data.S323]*1000))" office:value-type="float" office:value="1.91156193010269" calcext:value-type="float">
            <text:p>1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461270" calcext:value-type="float">
            <text:p>1461270</text:p>
          </table:table-cell>
          <table:table-cell table:number-columns-repeated="2" table:style-name="ce7" office:value-type="float" office:value="0.08" calcext:value-type="float">
            <text:p>0,08</text:p>
          </table:table-cell>
          <table:table-cell table:style-name="ce7" office:value-type="float" office:value="0.07" calcext:value-type="float">
            <text:p>0,07</text:p>
          </table:table-cell>
          <table:table-cell table:style-name="ce7" office:value-type="float" office:value="0.08" calcext:value-type="float">
            <text:p>0,08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data.E324]/([data.C324]*[data.D324])" office:value-type="float" office:value="1.24894871794872" calcext:value-type="float">
            <text:p>1,25</text:p>
          </table:table-cell>
          <table:table-cell table:style-name="ce5" table:formula="of:=[data.B324]/[data.E324]" office:value-type="float" office:value="2.40203110992493" calcext:value-type="float">
            <text:p>2,402</text:p>
          </table:table-cell>
          <table:table-cell table:style-name="ce7" table:formula="of:=AVERAGE([data.F324:.J324])" office:value-type="float" office:value="0.076" calcext:value-type="float">
            <text:p>0,08</text:p>
          </table:table-cell>
          <table:table-cell table:style-name="ce9" table:formula="of:=AVERAGE([data.K324:.O324])" office:value-type="float" office:value="0.098" calcext:value-type="float">
            <text:p>0,10</text:p>
          </table:table-cell>
          <table:table-cell table:style-name="ce12" table:formula="of:=[data.Q324]/[data.Q492]*(LOG([data.R492]*1000)/LOG([data.R324]*1000))" office:value-type="float" office:value="2.22676251920156" calcext:value-type="float">
            <text:p>2,23</text:p>
          </table:table-cell>
          <table:table-cell table:style-name="ce12" table:formula="of:=[data.Q324]/[data.Q492]*(LOG([data.S492]*1000)/LOG([data.S324]*1000))" office:value-type="float" office:value="1.89795867469818" calcext:value-type="float">
            <text:p>1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717126" calcext:value-type="float">
            <text:p>1717126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data.E325]/([data.C325]*[data.D325])" office:value-type="float" office:value="1.62182742075636" calcext:value-type="float">
            <text:p>1,62</text:p>
          </table:table-cell>
          <table:table-cell table:style-name="ce5" table:formula="of:=[data.B325]/[data.E325]" office:value-type="float" office:value="1.8497745651746" calcext:value-type="float">
            <text:p>1,850</text:p>
          </table:table-cell>
          <table:table-cell table:style-name="ce7" table:formula="of:=AVERAGE([data.F325:.J325])" office:value-type="float" office:value="0.076" calcext:value-type="float">
            <text:p>0,08</text:p>
          </table:table-cell>
          <table:table-cell table:style-name="ce9" table:formula="of:=AVERAGE([data.K325:.O325])" office:value-type="float" office:value="0.09" calcext:value-type="float">
            <text:p>0,09</text:p>
          </table:table-cell>
          <table:table-cell table:style-name="ce12" table:formula="of:=[data.Q325]/[data.Q493]*(LOG([data.R493]*1000)/LOG([data.R325]*1000))" office:value-type="float" office:value="2.07718795345243" calcext:value-type="float">
            <text:p>2,08</text:p>
          </table:table-cell>
          <table:table-cell table:style-name="ce12" table:formula="of:=[data.Q325]/[data.Q493]*(LOG([data.S493]*1000)/LOG([data.S325]*1000))" office:value-type="float" office:value="1.78056396624215" calcext:value-type="float">
            <text:p>1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200659" calcext:value-type="float">
            <text:p>1200659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28" table:formula="of:=[data.E326]/([data.C326]*[data.D326])" office:value-type="float" office:value="1.07226205275492" calcext:value-type="float">
            <text:p>1,07</text:p>
          </table:table-cell>
          <table:table-cell table:style-name="ce5" table:formula="of:=[data.B326]/[data.E326]" office:value-type="float" office:value="2.79783685459402" calcext:value-type="float">
            <text:p>2,798</text:p>
          </table:table-cell>
          <table:table-cell table:style-name="ce7" table:formula="of:=AVERAGE([data.F326:.J326])" office:value-type="float" office:value="0.084" calcext:value-type="float">
            <text:p>0,08</text:p>
          </table:table-cell>
          <table:table-cell table:style-name="ce9" table:formula="of:=AVERAGE([data.K326:.O326])" office:value-type="float" office:value="0.092" calcext:value-type="float">
            <text:p>0,09</text:p>
          </table:table-cell>
          <table:table-cell table:style-name="ce12" table:formula="of:=[data.Q326]/[data.Q494]*(LOG([data.R494]*1000)/LOG([data.R326]*1000))" office:value-type="float" office:value="1.8246975259219" calcext:value-type="float">
            <text:p>1,82</text:p>
          </table:table-cell>
          <table:table-cell table:style-name="ce12" table:formula="of:=[data.Q326]/[data.Q494]*(LOG([data.S494]*1000)/LOG([data.S326]*1000))" office:value-type="float" office:value="1.52309193731672" calcext:value-type="float">
            <text:p>1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1211065" calcext:value-type="float">
            <text:p>1211065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style-name="ce28" table:formula="of:=[data.E327]/([data.C327]*[data.D327])" office:value-type="float" office:value="1.31135763167013" calcext:value-type="float">
            <text:p>1,31</text:p>
          </table:table-cell>
          <table:table-cell table:style-name="ce5" table:formula="of:=[data.B327]/[data.E327]" office:value-type="float" office:value="2.2877186608481" calcext:value-type="float">
            <text:p>2,288</text:p>
          </table:table-cell>
          <table:table-cell table:style-name="ce7" table:formula="of:=AVERAGE([data.F327:.J327])" office:value-type="float" office:value="0.062" calcext:value-type="float">
            <text:p>0,06</text:p>
          </table:table-cell>
          <table:table-cell table:style-name="ce9" table:formula="of:=AVERAGE([data.K327:.O327])" office:value-type="float" office:value="0.074" calcext:value-type="float">
            <text:p>0,07</text:p>
          </table:table-cell>
          <table:table-cell table:style-name="ce12" table:formula="of:=[data.Q327]/[data.Q495]*(LOG([data.R495]*1000)/LOG([data.R327]*1000))" office:value-type="float" office:value="2.16747876757567" calcext:value-type="float">
            <text:p>2,17</text:p>
          </table:table-cell>
          <table:table-cell table:style-name="ce12" table:formula="of:=[data.Q327]/[data.Q495]*(LOG([data.S495]*1000)/LOG([data.S327]*1000))" office:value-type="float" office:value="1.89732072605057" calcext:value-type="float">
            <text:p>1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1652998" calcext:value-type="float">
            <text:p>1652998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3" table:style-name="ce7" office:value-type="float" office:value="0.08" calcext:value-type="float">
            <text:p>0,08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328]/([data.C328]*[data.D328])" office:value-type="float" office:value="1.28332774351426" calcext:value-type="float">
            <text:p>1,28</text:p>
          </table:table-cell>
          <table:table-cell table:style-name="ce5" table:formula="of:=[data.B328]/[data.E328]" office:value-type="float" office:value="2.33768219925251" calcext:value-type="float">
            <text:p>2,338</text:p>
          </table:table-cell>
          <table:table-cell table:style-name="ce7" table:formula="of:=AVERAGE([data.F328:.J328])" office:value-type="float" office:value="0.096" calcext:value-type="float">
            <text:p>0,10</text:p>
          </table:table-cell>
          <table:table-cell table:style-name="ce9" table:formula="of:=AVERAGE([data.K328:.O328])" office:value-type="float" office:value="0.102" calcext:value-type="float">
            <text:p>0,10</text:p>
          </table:table-cell>
          <table:table-cell table:style-name="ce12" table:formula="of:=[data.Q328]/[data.Q496]*(LOG([data.R496]*1000)/LOG([data.R328]*1000))" office:value-type="float" office:value="2.0587234684579" calcext:value-type="float">
            <text:p>2,06</text:p>
          </table:table-cell>
          <table:table-cell table:style-name="ce12" table:formula="of:=[data.Q328]/[data.Q496]*(LOG([data.S496]*1000)/LOG([data.S328]*1000))" office:value-type="float" office:value="1.81588161677956" calcext:value-type="float">
            <text:p>1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352064" calcext:value-type="float">
            <text:p>1352064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data.E329]/([data.C329]*[data.D329])" office:value-type="float" office:value="1.24223091171023" calcext:value-type="float">
            <text:p>1,24</text:p>
          </table:table-cell>
          <table:table-cell table:style-name="ce5" table:formula="of:=[data.B329]/[data.E329]" office:value-type="float" office:value="2.4150217741172" calcext:value-type="float">
            <text:p>2,415</text:p>
          </table:table-cell>
          <table:table-cell table:style-name="ce7" table:formula="of:=AVERAGE([data.F329:.J329])" office:value-type="float" office:value="0.1" calcext:value-type="float">
            <text:p>0,10</text:p>
          </table:table-cell>
          <table:table-cell table:style-name="ce9" table:formula="of:=AVERAGE([data.K329:.O329])" office:value-type="float" office:value="0.09" calcext:value-type="float">
            <text:p>0,09</text:p>
          </table:table-cell>
          <table:table-cell table:style-name="ce12" table:formula="of:=[data.Q329]/[data.Q497]*(LOG([data.R497]*1000)/LOG([data.R329]*1000))" office:value-type="float" office:value="1.6485425862623" calcext:value-type="float">
            <text:p>1,65</text:p>
          </table:table-cell>
          <table:table-cell table:style-name="ce12" table:formula="of:=[data.Q329]/[data.Q497]*(LOG([data.S497]*1000)/LOG([data.S329]*1000))" office:value-type="float" office:value="1.50854752760867" calcext:value-type="float">
            <text:p>1,5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1322847" calcext:value-type="float">
            <text:p>1322847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data.E330]/([data.C330]*[data.D330])" office:value-type="float" office:value="1.40968350383632" calcext:value-type="float">
            <text:p>1,41</text:p>
          </table:table-cell>
          <table:table-cell table:style-name="ce5" table:formula="of:=[data.B330]/[data.E330]" office:value-type="float" office:value="2.1281493627003" calcext:value-type="float">
            <text:p>2,128</text:p>
          </table:table-cell>
          <table:table-cell table:style-name="ce7" table:formula="of:=AVERAGE([data.F330:.J330])" office:value-type="float" office:value="0.07" calcext:value-type="float">
            <text:p>0,07</text:p>
          </table:table-cell>
          <table:table-cell table:style-name="ce9" table:formula="of:=AVERAGE([data.K330:.O330])" office:value-type="float" office:value="0.076" calcext:value-type="float">
            <text:p>0,08</text:p>
          </table:table-cell>
          <table:table-cell table:style-name="ce12" table:formula="of:=[data.Q330]/[data.Q498]*(LOG([data.R498]*1000)/LOG([data.R330]*1000))" office:value-type="float" office:value="1.96778925223066" calcext:value-type="float">
            <text:p>1,97</text:p>
          </table:table-cell>
          <table:table-cell table:style-name="ce12" table:formula="of:=[data.Q330]/[data.Q498]*(LOG([data.S498]*1000)/LOG([data.S330]*1000))" office:value-type="float" office:value="1.73022177914987" calcext:value-type="float">
            <text:p>1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54868" calcext:value-type="float">
            <text:p>1254868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31" calcext:value-type="float">
            <text:p>0,31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5" office:value-type="float" office:value="0.09" calcext:value-type="float">
            <text:p>0,09</text:p>
          </table:table-cell>
          <table:table-cell table:style-name="ce28" table:formula="of:=[data.E331]/([data.C331]*[data.D331])" office:value-type="float" office:value="1.12067401120256" calcext:value-type="float">
            <text:p>1,12</text:p>
          </table:table-cell>
          <table:table-cell table:style-name="ce5" table:formula="of:=[data.B331]/[data.E331]" office:value-type="float" office:value="2.67697319558711" calcext:value-type="float">
            <text:p>2,677</text:p>
          </table:table-cell>
          <table:table-cell table:style-name="ce7" table:formula="of:=AVERAGE([data.F331:.J331])" office:value-type="float" office:value="0.072" calcext:value-type="float">
            <text:p>0,07</text:p>
          </table:table-cell>
          <table:table-cell table:style-name="ce9" table:formula="of:=AVERAGE([data.K331:.O331])" office:value-type="float" office:value="0.134" calcext:value-type="float">
            <text:p>0,13</text:p>
          </table:table-cell>
          <table:table-cell table:style-name="ce34" table:formula="of:=[data.Q331]/[data.Q499]*(LOG([data.R499]*1000)/LOG([data.R331]*1000))" office:value-type="float" office:value="1.95074044975167" calcext:value-type="float">
            <text:p>1,95</text:p>
          </table:table-cell>
          <table:table-cell table:style-name="ce34" table:formula="of:=[data.Q331]/[data.Q499]*(LOG([data.S499]*1000)/LOG([data.S331]*1000))" office:value-type="float" office:value="1.48626110967153" calcext:value-type="float">
            <text:p>1,49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282:.P331])" office:value-type="float" office:value="1.30403432596229" calcext:value-type="float">
            <text:p>1,30</text:p>
          </table:table-cell>
          <table:table-cell table:style-name="ce30" table:formula="of:=AVERAGE([data.Q282:.Q331])" office:value-type="float" office:value="2.32955357240603" calcext:value-type="float">
            <text:p>2,330</text:p>
          </table:table-cell>
          <table:table-cell table:style-name="ce31" table:formula="of:=AVERAGE([data.R282:.R331])" office:value-type="float" office:value="0.07736" calcext:value-type="float">
            <text:p>0,08</text:p>
          </table:table-cell>
          <table:table-cell table:style-name="ce32" table:formula="of:=AVERAGE([data.S282:.S331])" office:value-type="float" office:value="0.08976" calcext:value-type="float">
            <text:p>0,09</text:p>
          </table:table-cell>
          <table:table-cell table:style-name="ce35" table:formula="of:=[data.Q332]/[data.Q500]*(LOG([data.R500]*1000)/LOG([data.R332]*1000))" office:value-type="float" office:value="1.89532793781654" calcext:value-type="float">
            <text:p>1,90</text:p>
          </table:table-cell>
          <table:table-cell table:style-name="ce35" table:formula="of:=[data.Q332]/[data.Q500]*(LOG([data.S500]*1000)/LOG([data.S332]*1000))" office:value-type="float" office:value="1.61068958241569" calcext:value-type="float">
            <text:p>1,61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6">
          <table:table-cell table:style-name="ce13" office:value-type="string" calcext:value-type="string">
            <text:p>JPEG 2000</text:p>
          </table:table-cell>
          <table:table-cell table:style-name="ce16" office:value-type="string" calcext:value-type="string">
            <text:p>area</text:p>
          </table:table-cell>
          <table:table-cell table:style-name="ce19" office:value-type="string" calcext:value-type="string">
            <text:p>filesize</text:p>
          </table:table-cell>
          <table:table-cell table:style-name="ce19" office:value-type="string" calcext:value-type="string">
            <text:p>bits per pixel</text:p>
          </table:table-cell>
          <table:table-cell table:style-name="ce21" office:value-type="string" calcext:value-type="string">
            <text:p>y-ssim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241419" calcext:value-type="float">
            <text:p>1241419</text:p>
          </table:table-cell>
          <table:table-cell table:style-name="ce7" office:value-type="float" office:value="0.34" calcext:value-type="float">
            <text:p>0,34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data.E338]/([data.C338]*[data.D338])" office:value-type="float" office:value="1.18424371351166" calcext:value-type="float">
            <text:p>1,18</text:p>
          </table:table-cell>
          <table:table-cell table:style-name="ce5" table:formula="of:=[data.B338]/[data.E338]" office:value-type="float" office:value="2.53327522778369" calcext:value-type="float">
            <text:p>2,533</text:p>
          </table:table-cell>
          <table:table-cell table:style-name="ce7" table:formula="of:=AVERAGE([data.F338:.J338])" office:value-type="float" office:value="0.108" calcext:value-type="float">
            <text:p>0,11</text:p>
          </table:table-cell>
          <table:table-cell table:style-name="ce9" table:formula="of:=AVERAGE([data.K338:.O338])" office:value-type="float" office:value="0.05" calcext:value-type="float">
            <text:p>0,05</text:p>
          </table:table-cell>
          <table:table-cell table:style-name="ce12" table:formula="of:=[data.Q338]/[data.Q450]*(LOG([data.R450]*1000)/LOG([data.R338]*1000))" office:value-type="float" office:value="1.75252908919652" calcext:value-type="float">
            <text:p>1,75</text:p>
          </table:table-cell>
          <table:table-cell table:style-name="ce12" table:formula="of:=[data.Q338]/[data.Q450]*(LOG([data.S450]*1000)/LOG([data.S338]*1000))" office:value-type="float" office:value="1.75679357376342" calcext:value-type="float">
            <text:p>1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1710120" calcext:value-type="float">
            <text:p>1710120</text:p>
          </table:table-cell>
          <table:table-cell table:number-columns-repeated="5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data.E339]/([data.C339]*[data.D339])" office:value-type="float" office:value="1.70662483234336" calcext:value-type="float">
            <text:p>1,71</text:p>
          </table:table-cell>
          <table:table-cell table:style-name="ce5" table:formula="of:=[data.B339]/[data.E339]" office:value-type="float" office:value="1.75786494515005" calcext:value-type="float">
            <text:p>1,758</text:p>
          </table:table-cell>
          <table:table-cell table:style-name="ce7" table:formula="of:=AVERAGE([data.F339:.J339])" office:value-type="float" office:value="0.07" calcext:value-type="float">
            <text:p>0,07</text:p>
          </table:table-cell>
          <table:table-cell table:style-name="ce9" table:formula="of:=AVERAGE([data.K339:.O339])" office:value-type="float" office:value="0.06" calcext:value-type="float">
            <text:p>0,06</text:p>
          </table:table-cell>
          <table:table-cell table:style-name="ce12" table:formula="of:=[data.Q339]/[data.Q451]*(LOG([data.R451]*1000)/LOG([data.R339]*1000))" office:value-type="float" office:value="1.84837294108293" calcext:value-type="float">
            <text:p>1,85</text:p>
          </table:table-cell>
          <table:table-cell table:style-name="ce12" table:formula="of:=[data.Q339]/[data.Q451]*(LOG([data.S451]*1000)/LOG([data.S339]*1000))" office:value-type="float" office:value="1.72327125976792" calcext:value-type="float">
            <text:p>1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712118" calcext:value-type="float">
            <text:p>1712118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4" table:style-name="ce9" office:value-type="float" office:value="0.06" calcext:value-type="float">
            <text:p>0,06</text:p>
          </table:table-cell>
          <table:table-cell table:style-name="ce28" table:formula="of:=[data.E340]/([data.C340]*[data.D340])" office:value-type="float" office:value="1.67921874632206" calcext:value-type="float">
            <text:p>1,68</text:p>
          </table:table-cell>
          <table:table-cell table:style-name="ce5" table:formula="of:=[data.B340]/[data.E340]" office:value-type="float" office:value="1.78655443141185" calcext:value-type="float">
            <text:p>1,787</text:p>
          </table:table-cell>
          <table:table-cell table:style-name="ce7" table:formula="of:=AVERAGE([data.F340:.J340])" office:value-type="float" office:value="0.082" calcext:value-type="float">
            <text:p>0,08</text:p>
          </table:table-cell>
          <table:table-cell table:style-name="ce9" table:formula="of:=AVERAGE([data.K340:.O340])" office:value-type="float" office:value="0.064" calcext:value-type="float">
            <text:p>0,06</text:p>
          </table:table-cell>
          <table:table-cell table:style-name="ce12" table:formula="of:=[data.Q340]/[data.Q452]*(LOG([data.R452]*1000)/LOG([data.R340]*1000))" office:value-type="float" office:value="1.82814434330493" calcext:value-type="float">
            <text:p>1,83</text:p>
          </table:table-cell>
          <table:table-cell table:style-name="ce12" table:formula="of:=[data.Q340]/[data.Q452]*(LOG([data.S452]*1000)/LOG([data.S340]*1000))" office:value-type="float" office:value="1.74712615377115" calcext:value-type="float">
            <text:p>1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01303" calcext:value-type="float">
            <text:p>1201303</text:p>
          </table:table-cell>
          <table:table-cell table:number-columns-repeated="5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data.E341]/([data.C341]*[data.D341])" office:value-type="float" office:value="1.07283718421353" calcext:value-type="float">
            <text:p>1,07</text:p>
          </table:table-cell>
          <table:table-cell table:style-name="ce5" table:formula="of:=[data.B341]/[data.E341]" office:value-type="float" office:value="2.79633697743201" calcext:value-type="float">
            <text:p>2,796</text:p>
          </table:table-cell>
          <table:table-cell table:style-name="ce7" table:formula="of:=AVERAGE([data.F341:.J341])" office:value-type="float" office:value="0.05" calcext:value-type="float">
            <text:p>0,05</text:p>
          </table:table-cell>
          <table:table-cell table:style-name="ce9" table:formula="of:=AVERAGE([data.K341:.O341])" office:value-type="float" office:value="0.05" calcext:value-type="float">
            <text:p>0,05</text:p>
          </table:table-cell>
          <table:table-cell table:style-name="ce12" table:formula="of:=[data.Q341]/[data.Q453]*(LOG([data.R453]*1000)/LOG([data.R341]*1000))" office:value-type="float" office:value="2.4775423888832" calcext:value-type="float">
            <text:p>2,48</text:p>
          </table:table-cell>
          <table:table-cell table:style-name="ce12" table:formula="of:=[data.Q341]/[data.Q453]*(LOG([data.S453]*1000)/LOG([data.S341]*1000))" office:value-type="float" office:value="2.13338337218852" calcext:value-type="float">
            <text:p>2,1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287070" calcext:value-type="float">
            <text:p>1287070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3" table:style-name="ce7" office:value-type="float" office:value="0.05" calcext:value-type="float">
            <text:p>0,05</text:p>
          </table:table-cell>
          <table:table-cell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data.E342]/([data.C342]*[data.D342])" office:value-type="float" office:value="1.31871926229508" calcext:value-type="float">
            <text:p>1,32</text:p>
          </table:table-cell>
          <table:table-cell table:style-name="ce5" table:formula="of:=[data.B342]/[data.E342]" office:value-type="float" office:value="2.27494697258113" calcext:value-type="float">
            <text:p>2,275</text:p>
          </table:table-cell>
          <table:table-cell table:style-name="ce7" table:formula="of:=AVERAGE([data.F342:.J342])" office:value-type="float" office:value="0.056" calcext:value-type="float">
            <text:p>0,06</text:p>
          </table:table-cell>
          <table:table-cell table:style-name="ce9" table:formula="of:=AVERAGE([data.K342:.O342])" office:value-type="float" office:value="0.05" calcext:value-type="float">
            <text:p>0,05</text:p>
          </table:table-cell>
          <table:table-cell table:style-name="ce12" table:formula="of:=[data.Q342]/[data.Q454]*(LOG([data.R454]*1000)/LOG([data.R342]*1000))" office:value-type="float" office:value="1.90430921948926" calcext:value-type="float">
            <text:p>1,90</text:p>
          </table:table-cell>
          <table:table-cell table:style-name="ce12" table:formula="of:=[data.Q342]/[data.Q454]*(LOG([data.S454]*1000)/LOG([data.S342]*1000))" office:value-type="float" office:value="1.74910306759971" calcext:value-type="float">
            <text:p>1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727605" calcext:value-type="float">
            <text:p>1727605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3" table:style-name="ce9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style-name="ce28" table:formula="of:=[data.E343]/([data.C343]*[data.D343])" office:value-type="float" office:value="1.31462381595929" calcext:value-type="float">
            <text:p>1,31</text:p>
          </table:table-cell>
          <table:table-cell table:style-name="ce5" table:formula="of:=[data.B343]/[data.E343]" office:value-type="float" office:value="2.28203090405504" calcext:value-type="float">
            <text:p>2,282</text:p>
          </table:table-cell>
          <table:table-cell table:style-name="ce7" table:formula="of:=AVERAGE([data.F343:.J343])" office:value-type="float" office:value="0.096" calcext:value-type="float">
            <text:p>0,10</text:p>
          </table:table-cell>
          <table:table-cell table:style-name="ce9" table:formula="of:=AVERAGE([data.K343:.O343])" office:value-type="float" office:value="0.064" calcext:value-type="float">
            <text:p>0,06</text:p>
          </table:table-cell>
          <table:table-cell table:style-name="ce12" table:formula="of:=[data.Q343]/[data.Q455]*(LOG([data.R455]*1000)/LOG([data.R343]*1000))" office:value-type="float" office:value="1.90334461831605" calcext:value-type="float">
            <text:p>1,90</text:p>
          </table:table-cell>
          <table:table-cell table:style-name="ce12" table:formula="of:=[data.Q343]/[data.Q455]*(LOG([data.S455]*1000)/LOG([data.S343]*1000))" office:value-type="float" office:value="1.78616962510259" calcext:value-type="float">
            <text:p>1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1392483" calcext:value-type="float">
            <text:p>1392483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data.E344]/([data.C344]*[data.D344])" office:value-type="float" office:value="1.40009954150579" calcext:value-type="float">
            <text:p>1,40</text:p>
          </table:table-cell>
          <table:table-cell table:style-name="ce5" table:formula="of:=[data.B344]/[data.E344]" office:value-type="float" office:value="2.1427162845076" calcext:value-type="float">
            <text:p>2,143</text:p>
          </table:table-cell>
          <table:table-cell table:style-name="ce7" table:formula="of:=AVERAGE([data.F344:.J344])" office:value-type="float" office:value="0.056" calcext:value-type="float">
            <text:p>0,06</text:p>
          </table:table-cell>
          <table:table-cell table:style-name="ce9" table:formula="of:=AVERAGE([data.K344:.O344])" office:value-type="float" office:value="0.05" calcext:value-type="float">
            <text:p>0,05</text:p>
          </table:table-cell>
          <table:table-cell table:style-name="ce12" table:formula="of:=[data.Q344]/[data.Q456]*(LOG([data.R456]*1000)/LOG([data.R344]*1000))" office:value-type="float" office:value="1.89936682369971" calcext:value-type="float">
            <text:p>1,90</text:p>
          </table:table-cell>
          <table:table-cell table:style-name="ce12" table:formula="of:=[data.Q344]/[data.Q456]*(LOG([data.S456]*1000)/LOG([data.S344]*1000))" office:value-type="float" office:value="1.67586684483927" calcext:value-type="float">
            <text:p>1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999201" calcext:value-type="float">
            <text:p>999201</text:p>
          </table:table-cell>
          <table:table-cell table:style-name="ce7" office:value-type="float" office:value="0.08" calcext:value-type="float">
            <text:p>0,08</text:p>
          </table:table-cell>
          <table:table-cell table:style-name="ce7" office:value-type="float" office:value="0.05" calcext:value-type="float">
            <text:p>0,05</text:p>
          </table:table-cell>
          <table:table-cell table:number-columns-repeated="3" table:style-name="ce7" office:value-type="float" office:value="0.04" calcext:value-type="float">
            <text:p>0,04</text:p>
          </table:table-cell>
          <table:table-cell table:number-columns-repeated="5" table:style-name="ce9" office:value-type="float" office:value="0.04" calcext:value-type="float">
            <text:p>0,04</text:p>
          </table:table-cell>
          <table:table-cell table:style-name="ce28" table:formula="of:=[data.E345]/([data.C345]*[data.D345])" office:value-type="float" office:value="1.01091139763015" calcext:value-type="float">
            <text:p>1,01</text:p>
          </table:table-cell>
          <table:table-cell table:style-name="ce5" table:formula="of:=[data.B345]/[data.E345]" office:value-type="float" office:value="2.96763514047724" calcext:value-type="float">
            <text:p>2,968</text:p>
          </table:table-cell>
          <table:table-cell table:style-name="ce7" table:formula="of:=AVERAGE([data.F345:.J345])" office:value-type="float" office:value="0.05" calcext:value-type="float">
            <text:p>0,05</text:p>
          </table:table-cell>
          <table:table-cell table:style-name="ce9" table:formula="of:=AVERAGE([data.K345:.O345])" office:value-type="float" office:value="0.04" calcext:value-type="float">
            <text:p>0,04</text:p>
          </table:table-cell>
          <table:table-cell table:style-name="ce12" table:formula="of:=[data.Q345]/[data.Q457]*(LOG([data.R457]*1000)/LOG([data.R345]*1000))" office:value-type="float" office:value="1.96278223908958" calcext:value-type="float">
            <text:p>1,96</text:p>
          </table:table-cell>
          <table:table-cell table:style-name="ce12" table:formula="of:=[data.Q345]/[data.Q457]*(LOG([data.S457]*1000)/LOG([data.S345]*1000))" office:value-type="float" office:value="1.73901943253319" calcext:value-type="float">
            <text:p>1,7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1589588" calcext:value-type="float">
            <text:p>1589588</text:p>
          </table:table-cell>
          <table:table-cell table:number-columns-repeated="5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data.E346]/([data.C346]*[data.D346])" office:value-type="float" office:value="1.49752044315484" calcext:value-type="float">
            <text:p>1,50</text:p>
          </table:table-cell>
          <table:table-cell table:style-name="ce5" table:formula="of:=[data.B346]/[data.E346]" office:value-type="float" office:value="2.0033216154123" calcext:value-type="float">
            <text:p>2,003</text:p>
          </table:table-cell>
          <table:table-cell table:style-name="ce7" table:formula="of:=AVERAGE([data.F346:.J346])" office:value-type="float" office:value="0.06" calcext:value-type="float">
            <text:p>0,06</text:p>
          </table:table-cell>
          <table:table-cell table:style-name="ce9" table:formula="of:=AVERAGE([data.K346:.O346])" office:value-type="float" office:value="0.06" calcext:value-type="float">
            <text:p>0,06</text:p>
          </table:table-cell>
          <table:table-cell table:style-name="ce12" table:formula="of:=[data.Q346]/[data.Q458]*(LOG([data.R458]*1000)/LOG([data.R346]*1000))" office:value-type="float" office:value="2.18656405034459" calcext:value-type="float">
            <text:p>2,19</text:p>
          </table:table-cell>
          <table:table-cell table:style-name="ce12" table:formula="of:=[data.Q346]/[data.Q458]*(LOG([data.S458]*1000)/LOG([data.S346]*1000))" office:value-type="float" office:value="1.97310350964195" calcext:value-type="float">
            <text:p>1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846994" calcext:value-type="float">
            <text:p>1846994</text:p>
          </table:table-cell>
          <table:table-cell table:style-name="ce7" office:value-type="float" office:value="0.08" calcext:value-type="float">
            <text:p>0,08</text:p>
          </table:table-cell>
          <table:table-cell table:style-name="ce7" office:value-type="float" office:value="0.33" calcext:value-type="float">
            <text:p>0,33</text:p>
          </table:table-cell>
          <table:table-cell table:number-columns-repeated="3" table:style-name="ce7" office:value-type="float" office:value="0.07" calcext:value-type="float">
            <text:p>0,07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6" calcext:value-type="float">
            <text:p>0,06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style-name="ce28" table:formula="of:=[data.E347]/([data.C347]*[data.D347])" office:value-type="float" office:value="1.95150076919176" calcext:value-type="float">
            <text:p>1,95</text:p>
          </table:table-cell>
          <table:table-cell table:style-name="ce5" table:formula="of:=[data.B347]/[data.E347]" office:value-type="float" office:value="1.53728707294122" calcext:value-type="float">
            <text:p>1,537</text:p>
          </table:table-cell>
          <table:table-cell table:style-name="ce7" table:formula="of:=AVERAGE([data.F347:.J347])" office:value-type="float" office:value="0.124" calcext:value-type="float">
            <text:p>0,12</text:p>
          </table:table-cell>
          <table:table-cell table:style-name="ce9" table:formula="of:=AVERAGE([data.K347:.O347])" office:value-type="float" office:value="0.066" calcext:value-type="float">
            <text:p>0,07</text:p>
          </table:table-cell>
          <table:table-cell table:style-name="ce12" table:formula="of:=[data.Q347]/[data.Q459]*(LOG([data.R459]*1000)/LOG([data.R347]*1000))" office:value-type="float" office:value="1.51671839837271" calcext:value-type="float">
            <text:p>1,52</text:p>
          </table:table-cell>
          <table:table-cell table:style-name="ce12" table:formula="of:=[data.Q347]/[data.Q459]*(LOG([data.S459]*1000)/LOG([data.S347]*1000))" office:value-type="float" office:value="1.57045742771654" calcext:value-type="float">
            <text:p>1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467401" calcext:value-type="float">
            <text:p>1467401</text:p>
          </table:table-cell>
          <table:table-cell table:style-name="ce7" office:value-type="float" office:value="0.28" calcext:value-type="float">
            <text:p>0,28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data.E348]/([data.C348]*[data.D348])" office:value-type="float" office:value="1.24753536693192" calcext:value-type="float">
            <text:p>1,25</text:p>
          </table:table-cell>
          <table:table-cell table:style-name="ce5" table:formula="of:=[data.B348]/[data.E348]" office:value-type="float" office:value="2.40475234785856" calcext:value-type="float">
            <text:p>2,405</text:p>
          </table:table-cell>
          <table:table-cell table:style-name="ce7" table:formula="of:=AVERAGE([data.F348:.J348])" office:value-type="float" office:value="0.104" calcext:value-type="float">
            <text:p>0,10</text:p>
          </table:table-cell>
          <table:table-cell table:style-name="ce9" table:formula="of:=AVERAGE([data.K348:.O348])" office:value-type="float" office:value="0.06" calcext:value-type="float">
            <text:p>0,06</text:p>
          </table:table-cell>
          <table:table-cell table:style-name="ce12" table:formula="of:=[data.Q348]/[data.Q460]*(LOG([data.R460]*1000)/LOG([data.R348]*1000))" office:value-type="float" office:value="1.76440600285502" calcext:value-type="float">
            <text:p>1,76</text:p>
          </table:table-cell>
          <table:table-cell table:style-name="ce12" table:formula="of:=[data.Q348]/[data.Q460]*(LOG([data.S460]*1000)/LOG([data.S348]*1000))" office:value-type="float" office:value="1.74036965502945" calcext:value-type="float">
            <text:p>1,7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459495" calcext:value-type="float">
            <text:p>1459495</text:p>
          </table:table-cell>
          <table:table-cell table:style-name="ce7" office:value-type="float" office:value="0.49" calcext:value-type="float">
            <text:p>0,49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4" table:style-name="ce9" office:value-type="float" office:value="0.06" calcext:value-type="float">
            <text:p>0,06</text:p>
          </table:table-cell>
          <table:table-cell table:style-name="ce28" table:formula="of:=[data.E349]/([data.C349]*[data.D349])" office:value-type="float" office:value="1.1106050782867" calcext:value-type="float">
            <text:p>1,11</text:p>
          </table:table-cell>
          <table:table-cell table:style-name="ce5" table:formula="of:=[data.B349]/[data.E349]" office:value-type="float" office:value="2.70124118273786" calcext:value-type="float">
            <text:p>2,701</text:p>
          </table:table-cell>
          <table:table-cell table:style-name="ce7" table:formula="of:=AVERAGE([data.F349:.J349])" office:value-type="float" office:value="0.146" calcext:value-type="float">
            <text:p>0,15</text:p>
          </table:table-cell>
          <table:table-cell table:style-name="ce9" table:formula="of:=AVERAGE([data.K349:.O349])" office:value-type="float" office:value="0.072" calcext:value-type="float">
            <text:p>0,07</text:p>
          </table:table-cell>
          <table:table-cell table:style-name="ce12" table:formula="of:=[data.Q349]/[data.Q461]*(LOG([data.R461]*1000)/LOG([data.R349]*1000))" office:value-type="float" office:value="2.14109705533851" calcext:value-type="float">
            <text:p>2,14</text:p>
          </table:table-cell>
          <table:table-cell table:style-name="ce12" table:formula="of:=[data.Q349]/[data.Q461]*(LOG([data.S461]*1000)/LOG([data.S349]*1000))" office:value-type="float" office:value="2.18723586658786" calcext:value-type="float">
            <text:p>2,1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1664114" calcext:value-type="float">
            <text:p>1664114</text:p>
          </table:table-cell>
          <table:table-cell table:style-name="ce7" office:value-type="float" office:value="0.39" calcext:value-type="float">
            <text:p>0,39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06" calcext:value-type="float">
            <text:p>0,06</text:p>
          </table:table-cell>
          <table:table-cell table:style-name="ce28" table:formula="of:=[data.E350]/([data.C350]*[data.D350])" office:value-type="float" office:value="1.7219580135926" calcext:value-type="float">
            <text:p>1,72</text:p>
          </table:table-cell>
          <table:table-cell table:style-name="ce5" table:formula="of:=[data.B350]/[data.E350]" office:value-type="float" office:value="1.74221237246967" calcext:value-type="float">
            <text:p>1,742</text:p>
          </table:table-cell>
          <table:table-cell table:style-name="ce7" table:formula="of:=AVERAGE([data.F350:.J350])" office:value-type="float" office:value="0.134" calcext:value-type="float">
            <text:p>0,13</text:p>
          </table:table-cell>
          <table:table-cell table:style-name="ce9" table:formula="of:=AVERAGE([data.K350:.O350])" office:value-type="float" office:value="0.07" calcext:value-type="float">
            <text:p>0,07</text:p>
          </table:table-cell>
          <table:table-cell table:style-name="ce12" table:formula="of:=[data.Q350]/[data.Q462]*(LOG([data.R462]*1000)/LOG([data.R350]*1000))" office:value-type="float" office:value="1.64617237087894" calcext:value-type="float">
            <text:p>1,65</text:p>
          </table:table-cell>
          <table:table-cell table:style-name="ce12" table:formula="of:=[data.Q350]/[data.Q462]*(LOG([data.S462]*1000)/LOG([data.S350]*1000))" office:value-type="float" office:value="1.70562818636447" calcext:value-type="float">
            <text:p>1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1351746" calcext:value-type="float">
            <text:p>1351746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data.E351]/([data.C351]*[data.D351])" office:value-type="float" office:value="1.36458400633157" calcext:value-type="float">
            <text:p>1,36</text:p>
          </table:table-cell>
          <table:table-cell table:style-name="ce5" table:formula="of:=[data.B351]/[data.E351]" office:value-type="float" office:value="2.1984840347225" calcext:value-type="float">
            <text:p>2,198</text:p>
          </table:table-cell>
          <table:table-cell table:style-name="ce7" table:formula="of:=AVERAGE([data.F351:.J351])" office:value-type="float" office:value="0.074" calcext:value-type="float">
            <text:p>0,07</text:p>
          </table:table-cell>
          <table:table-cell table:style-name="ce9" table:formula="of:=AVERAGE([data.K351:.O351])" office:value-type="float" office:value="0.05" calcext:value-type="float">
            <text:p>0,05</text:p>
          </table:table-cell>
          <table:table-cell table:style-name="ce12" table:formula="of:=[data.Q351]/[data.Q463]*(LOG([data.R463]*1000)/LOG([data.R351]*1000))" office:value-type="float" office:value="2.02148333854764" calcext:value-type="float">
            <text:p>2,02</text:p>
          </table:table-cell>
          <table:table-cell table:style-name="ce12" table:formula="of:=[data.Q351]/[data.Q463]*(LOG([data.S463]*1000)/LOG([data.S351]*1000))" office:value-type="float" office:value="1.9765782551375" calcext:value-type="float">
            <text:p>1,9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1359219" calcext:value-type="float">
            <text:p>1359219</text:p>
          </table:table-cell>
          <table:table-cell table:style-name="ce7" office:value-type="float" office:value="0.09" calcext:value-type="float">
            <text:p>0,09</text:p>
          </table:table-cell>
          <table:table-cell table:style-name="ce7" office:value-type="float" office:value="0.07" calcext:value-type="float">
            <text:p>0,07</text:p>
          </table:table-cell>
          <table:table-cell table:style-name="ce7" office:value-type="float" office:value="0.06" calcext:value-type="float">
            <text:p>0,06</text:p>
          </table:table-cell>
          <table:table-cell table:style-name="ce7" office:value-type="float" office:value="0.05" calcext:value-type="float">
            <text:p>0,05</text:p>
          </table:table-cell>
          <table:table-cell table:style-name="ce7" office:value-type="float" office:value="0.06" calcext:value-type="float">
            <text:p>0,06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5" calcext:value-type="float">
            <text:p>0,05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5" calcext:value-type="float">
            <text:p>0,05</text:p>
          </table:table-cell>
          <table:table-cell table:style-name="ce28" table:formula="of:=[data.E352]/([data.C352]*[data.D352])" office:value-type="float" office:value="1.37294848484848" calcext:value-type="float">
            <text:p>1,37</text:p>
          </table:table-cell>
          <table:table-cell table:style-name="ce5" table:formula="of:=[data.B352]/[data.E352]" office:value-type="float" office:value="2.18509011424943" calcext:value-type="float">
            <text:p>2,185</text:p>
          </table:table-cell>
          <table:table-cell table:style-name="ce7" table:formula="of:=AVERAGE([data.F352:.J352])" office:value-type="float" office:value="0.066" calcext:value-type="float">
            <text:p>0,07</text:p>
          </table:table-cell>
          <table:table-cell table:style-name="ce9" table:formula="of:=AVERAGE([data.K352:.O352])" office:value-type="float" office:value="0.06" calcext:value-type="float">
            <text:p>0,06</text:p>
          </table:table-cell>
          <table:table-cell table:style-name="ce12" table:formula="of:=[data.Q352]/[data.Q464]*(LOG([data.R464]*1000)/LOG([data.R352]*1000))" office:value-type="float" office:value="2.01229804332051" calcext:value-type="float">
            <text:p>2,01</text:p>
          </table:table-cell>
          <table:table-cell table:style-name="ce12" table:formula="of:=[data.Q352]/[data.Q464]*(LOG([data.S464]*1000)/LOG([data.S352]*1000))" office:value-type="float" office:value="1.82606874228269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973886" calcext:value-type="float">
            <text:p>973886</text:p>
          </table:table-cell>
          <table:table-cell table:style-name="ce7" office:value-type="float" office:value="0.34" calcext:value-type="float">
            <text:p>0,34</text:p>
          </table:table-cell>
          <table:table-cell table:number-columns-repeated="4" table:style-name="ce7" office:value-type="float" office:value="0.04" calcext:value-type="float">
            <text:p>0,04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04" calcext:value-type="float">
            <text:p>0,04</text:p>
          </table:table-cell>
          <table:table-cell table:style-name="ce28" table:formula="of:=[data.E353]/([data.C353]*[data.D353])" office:value-type="float" office:value="1.04803669203485" calcext:value-type="float">
            <text:p>1,05</text:p>
          </table:table-cell>
          <table:table-cell table:style-name="ce5" table:formula="of:=[data.B353]/[data.E353]" office:value-type="float" office:value="2.86251162867112" calcext:value-type="float">
            <text:p>2,863</text:p>
          </table:table-cell>
          <table:table-cell table:style-name="ce7" table:formula="of:=AVERAGE([data.F353:.J353])" office:value-type="float" office:value="0.1" calcext:value-type="float">
            <text:p>0,10</text:p>
          </table:table-cell>
          <table:table-cell table:style-name="ce9" table:formula="of:=AVERAGE([data.K353:.O353])" office:value-type="float" office:value="0.054" calcext:value-type="float">
            <text:p>0,05</text:p>
          </table:table-cell>
          <table:table-cell table:style-name="ce12" table:formula="of:=[data.Q353]/[data.Q465]*(LOG([data.R465]*1000)/LOG([data.R353]*1000))" office:value-type="float" office:value="1.64003072797915" calcext:value-type="float">
            <text:p>1,64</text:p>
          </table:table-cell>
          <table:table-cell table:style-name="ce12" table:formula="of:=[data.Q353]/[data.Q465]*(LOG([data.S465]*1000)/LOG([data.S353]*1000))" office:value-type="float" office:value="1.6600723579696" calcext:value-type="float">
            <text:p>1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1401613" calcext:value-type="float">
            <text:p>1401613</text:p>
          </table:table-cell>
          <table:table-cell table:number-columns-repeated="5" table:style-name="ce7" office:value-type="float" office:value="0.06" calcext:value-type="float">
            <text:p>0,06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4" table:style-name="ce9" office:value-type="float" office:value="0.05" calcext:value-type="float">
            <text:p>0,05</text:p>
          </table:table-cell>
          <table:table-cell table:style-name="ce28" table:formula="of:=[data.E354]/([data.C354]*[data.D354])" office:value-type="float" office:value="1.16684398934399" calcext:value-type="float">
            <text:p>1,17</text:p>
          </table:table-cell>
          <table:table-cell table:style-name="ce5" table:formula="of:=[data.B354]/[data.E354]" office:value-type="float" office:value="2.57104921258578" calcext:value-type="float">
            <text:p>2,571</text:p>
          </table:table-cell>
          <table:table-cell table:style-name="ce7" table:formula="of:=AVERAGE([data.F354:.J354])" office:value-type="float" office:value="0.06" calcext:value-type="float">
            <text:p>0,06</text:p>
          </table:table-cell>
          <table:table-cell table:style-name="ce9" table:formula="of:=AVERAGE([data.K354:.O354])" office:value-type="float" office:value="0.052" calcext:value-type="float">
            <text:p>0,05</text:p>
          </table:table-cell>
          <table:table-cell table:style-name="ce12" table:formula="of:=[data.Q354]/[data.Q466]*(LOG([data.R466]*1000)/LOG([data.R354]*1000))" office:value-type="float" office:value="2.22228223524527" calcext:value-type="float">
            <text:p>2,22</text:p>
          </table:table-cell>
          <table:table-cell table:style-name="ce12" table:formula="of:=[data.Q354]/[data.Q466]*(LOG([data.S466]*1000)/LOG([data.S354]*1000))" office:value-type="float" office:value="2.06290377511195" calcext:value-type="float">
            <text:p>2,0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1665335" calcext:value-type="float">
            <text:p>1665335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2" table:style-name="ce9" office:value-type="float" office:value="0.06" calcext:value-type="float">
            <text:p>0,06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6" calcext:value-type="float">
            <text:p>0,06</text:p>
          </table:table-cell>
          <table:table-cell table:style-name="ce28" table:formula="of:=[data.E355]/([data.C355]*[data.D355])" office:value-type="float" office:value="1.31712839932678" calcext:value-type="float">
            <text:p>1,32</text:p>
          </table:table-cell>
          <table:table-cell table:style-name="ce5" table:formula="of:=[data.B355]/[data.E355]" office:value-type="float" office:value="2.27769187580877" calcext:value-type="float">
            <text:p>2,278</text:p>
          </table:table-cell>
          <table:table-cell table:style-name="ce7" table:formula="of:=AVERAGE([data.F355:.J355])" office:value-type="float" office:value="0.084" calcext:value-type="float">
            <text:p>0,08</text:p>
          </table:table-cell>
          <table:table-cell table:style-name="ce9" table:formula="of:=AVERAGE([data.K355:.O355])" office:value-type="float" office:value="0.068" calcext:value-type="float">
            <text:p>0,07</text:p>
          </table:table-cell>
          <table:table-cell table:style-name="ce12" table:formula="of:=[data.Q355]/[data.Q467]*(LOG([data.R467]*1000)/LOG([data.R355]*1000))" office:value-type="float" office:value="1.74180897567483" calcext:value-type="float">
            <text:p>1,74</text:p>
          </table:table-cell>
          <table:table-cell table:style-name="ce12" table:formula="of:=[data.Q355]/[data.Q467]*(LOG([data.S467]*1000)/LOG([data.S355]*1000))" office:value-type="float" office:value="1.60138878373149" calcext:value-type="float">
            <text:p>1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052597" calcext:value-type="float">
            <text:p>1052597</text:p>
          </table:table-cell>
          <table:table-cell table:style-name="ce7" office:value-type="float" office:value="0.45" calcext:value-type="float">
            <text:p>0,45</text:p>
          </table:table-cell>
          <table:table-cell table:style-name="ce7" office:value-type="float" office:value="0.05" calcext:value-type="float">
            <text:p>0,05</text:p>
          </table:table-cell>
          <table:table-cell table:number-columns-repeated="3" table:style-name="ce7" office:value-type="float" office:value="0.04" calcext:value-type="float">
            <text:p>0,04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4" table:style-name="ce9" office:value-type="float" office:value="0.04" calcext:value-type="float">
            <text:p>0,04</text:p>
          </table:table-cell>
          <table:table-cell table:style-name="ce28" table:formula="of:=[data.E356]/([data.C356]*[data.D356])" office:value-type="float" office:value="1.09586161662433" calcext:value-type="float">
            <text:p>1,10</text:p>
          </table:table-cell>
          <table:table-cell table:style-name="ce5" table:formula="of:=[data.B356]/[data.E356]" office:value-type="float" office:value="2.73758712973721" calcext:value-type="float">
            <text:p>2,738</text:p>
          </table:table-cell>
          <table:table-cell table:style-name="ce7" table:formula="of:=AVERAGE([data.F356:.J356])" office:value-type="float" office:value="0.124" calcext:value-type="float">
            <text:p>0,12</text:p>
          </table:table-cell>
          <table:table-cell table:style-name="ce9" table:formula="of:=AVERAGE([data.K356:.O356])" office:value-type="float" office:value="0.052" calcext:value-type="float">
            <text:p>0,05</text:p>
          </table:table-cell>
          <table:table-cell table:style-name="ce12" table:formula="of:=[data.Q356]/[data.Q468]*(LOG([data.R468]*1000)/LOG([data.R356]*1000))" office:value-type="float" office:value="1.59113216541115" calcext:value-type="float">
            <text:p>1,59</text:p>
          </table:table-cell>
          <table:table-cell table:style-name="ce12" table:formula="of:=[data.Q356]/[data.Q468]*(LOG([data.S468]*1000)/LOG([data.S356]*1000))" office:value-type="float" office:value="1.66617657271122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981228" calcext:value-type="float">
            <text:p>981228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05" calcext:value-type="float">
            <text:p>0,05</text:p>
          </table:table-cell>
          <table:table-cell table:number-columns-repeated="3" table:style-name="ce7" office:value-type="float" office:value="0.04" calcext:value-type="float">
            <text:p>0,04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4" table:style-name="ce9" office:value-type="float" office:value="0.04" calcext:value-type="float">
            <text:p>0,04</text:p>
          </table:table-cell>
          <table:table-cell table:style-name="ce28" table:formula="of:=[data.E357]/([data.C357]*[data.D357])" office:value-type="float" office:value="1.00778515438844" calcext:value-type="float">
            <text:p>1,01</text:p>
          </table:table-cell>
          <table:table-cell table:style-name="ce5" table:formula="of:=[data.B357]/[data.E357]" office:value-type="float" office:value="2.97684126421178" calcext:value-type="float">
            <text:p>2,977</text:p>
          </table:table-cell>
          <table:table-cell table:style-name="ce7" table:formula="of:=AVERAGE([data.F357:.J357])" office:value-type="float" office:value="0.064" calcext:value-type="float">
            <text:p>0,06</text:p>
          </table:table-cell>
          <table:table-cell table:style-name="ce9" table:formula="of:=AVERAGE([data.K357:.O357])" office:value-type="float" office:value="0.048" calcext:value-type="float">
            <text:p>0,05</text:p>
          </table:table-cell>
          <table:table-cell table:style-name="ce12" table:formula="of:=[data.Q357]/[data.Q469]*(LOG([data.R469]*1000)/LOG([data.R357]*1000))" office:value-type="float" office:value="1.8424930079852" calcext:value-type="float">
            <text:p>1,84</text:p>
          </table:table-cell>
          <table:table-cell table:style-name="ce12" table:formula="of:=[data.Q357]/[data.Q469]*(LOG([data.S469]*1000)/LOG([data.S357]*1000))" office:value-type="float" office:value="1.7199239488452" calcext:value-type="float">
            <text:p>1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174796" calcext:value-type="float">
            <text:p>1174796</text:p>
          </table:table-cell>
          <table:table-cell table:style-name="ce7" office:value-type="float" office:value="0.38" calcext:value-type="float">
            <text:p>0,38</text:p>
          </table:table-cell>
          <table:table-cell table:style-name="ce7" office:value-type="float" office:value="0.06" calcext:value-type="float">
            <text:p>0,06</text:p>
          </table:table-cell>
          <table:table-cell table:number-columns-repeated="3" table:style-name="ce7" office:value-type="float" office:value="0.05" calcext:value-type="float">
            <text:p>0,05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05" calcext:value-type="float">
            <text:p>0,05</text:p>
          </table:table-cell>
          <table:table-cell table:number-columns-repeated="2" table:style-name="ce9" office:value-type="float" office:value="0.04" calcext:value-type="float">
            <text:p>0,04</text:p>
          </table:table-cell>
          <table:table-cell table:style-name="ce28" table:formula="of:=[data.E358]/([data.C358]*[data.D358])" office:value-type="float" office:value="1.2065921154257" calcext:value-type="float">
            <text:p>1,21</text:p>
          </table:table-cell>
          <table:table-cell table:style-name="ce5" table:formula="of:=[data.B358]/[data.E358]" office:value-type="float" office:value="2.48635507781777" calcext:value-type="float">
            <text:p>2,486</text:p>
          </table:table-cell>
          <table:table-cell table:style-name="ce7" table:formula="of:=AVERAGE([data.F358:.J358])" office:value-type="float" office:value="0.118" calcext:value-type="float">
            <text:p>0,12</text:p>
          </table:table-cell>
          <table:table-cell table:style-name="ce9" table:formula="of:=AVERAGE([data.K358:.O358])" office:value-type="float" office:value="0.06" calcext:value-type="float">
            <text:p>0,06</text:p>
          </table:table-cell>
          <table:table-cell table:style-name="ce12" table:formula="of:=[data.Q358]/[data.Q470]*(LOG([data.R470]*1000)/LOG([data.R358]*1000))" office:value-type="float" office:value="1.64408147916126" calcext:value-type="float">
            <text:p>1,64</text:p>
          </table:table-cell>
          <table:table-cell table:style-name="ce12" table:formula="of:=[data.Q358]/[data.Q470]*(LOG([data.S470]*1000)/LOG([data.S358]*1000))" office:value-type="float" office:value="1.68132737492999" calcext:value-type="float">
            <text:p>1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1556973" calcext:value-type="float">
            <text:p>1556973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data.E359]/([data.C359]*[data.D359])" office:value-type="float" office:value="1.64947559115179" calcext:value-type="float">
            <text:p>1,65</text:p>
          </table:table-cell>
          <table:table-cell table:style-name="ce5" table:formula="of:=[data.B359]/[data.E359]" office:value-type="float" office:value="1.81877013923812" calcext:value-type="float">
            <text:p>1,819</text:p>
          </table:table-cell>
          <table:table-cell table:style-name="ce7" table:formula="of:=AVERAGE([data.F359:.J359])" office:value-type="float" office:value="0.064" calcext:value-type="float">
            <text:p>0,06</text:p>
          </table:table-cell>
          <table:table-cell table:style-name="ce9" table:formula="of:=AVERAGE([data.K359:.O359])" office:value-type="float" office:value="0.06" calcext:value-type="float">
            <text:p>0,06</text:p>
          </table:table-cell>
          <table:table-cell table:style-name="ce12" table:formula="of:=[data.Q359]/[data.Q471]*(LOG([data.R471]*1000)/LOG([data.R359]*1000))" office:value-type="float" office:value="1.81571058716702" calcext:value-type="float">
            <text:p>1,82</text:p>
          </table:table-cell>
          <table:table-cell table:style-name="ce12" table:formula="of:=[data.Q359]/[data.Q471]*(LOG([data.S471]*1000)/LOG([data.S359]*1000))" office:value-type="float" office:value="1.65377591489866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10972" calcext:value-type="float">
            <text:p>1210972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4" table:style-name="ce9" office:value-type="float" office:value="0.05" calcext:value-type="float">
            <text:p>0,05</text:p>
          </table:table-cell>
          <table:table-cell table:style-name="ce28" table:formula="of:=[data.E360]/([data.C360]*[data.D360])" office:value-type="float" office:value="1.08147219364426" calcext:value-type="float">
            <text:p>1,08</text:p>
          </table:table-cell>
          <table:table-cell table:style-name="ce5" table:formula="of:=[data.B360]/[data.E360]" office:value-type="float" office:value="2.7740096385383" calcext:value-type="float">
            <text:p>2,774</text:p>
          </table:table-cell>
          <table:table-cell table:style-name="ce7" table:formula="of:=AVERAGE([data.F360:.J360])" office:value-type="float" office:value="0.068" calcext:value-type="float">
            <text:p>0,07</text:p>
          </table:table-cell>
          <table:table-cell table:style-name="ce9" table:formula="of:=AVERAGE([data.K360:.O360])" office:value-type="float" office:value="0.056" calcext:value-type="float">
            <text:p>0,06</text:p>
          </table:table-cell>
          <table:table-cell table:style-name="ce12" table:formula="of:=[data.Q360]/[data.Q472]*(LOG([data.R472]*1000)/LOG([data.R360]*1000))" office:value-type="float" office:value="2.20135764875358" calcext:value-type="float">
            <text:p>2,20</text:p>
          </table:table-cell>
          <table:table-cell table:style-name="ce12" table:formula="of:=[data.Q360]/[data.Q472]*(LOG([data.S472]*1000)/LOG([data.S360]*1000))" office:value-type="float" office:value="2.11371901381377" calcext:value-type="float">
            <text:p>2,1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738662" calcext:value-type="float">
            <text:p>1738662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3" table:style-name="ce9" office:value-type="float" office:value="0.07" calcext:value-type="float">
            <text:p>0,07</text:p>
          </table:table-cell>
          <table:table-cell table:style-name="ce9" office:value-type="float" office:value="0.06" calcext:value-type="float">
            <text:p>0,06</text:p>
          </table:table-cell>
          <table:table-cell table:style-name="ce28" table:formula="of:=[data.E361]/([data.C361]*[data.D361])" office:value-type="float" office:value="1.35274117551864" calcext:value-type="float">
            <text:p>1,35</text:p>
          </table:table-cell>
          <table:table-cell table:style-name="ce5" table:formula="of:=[data.B361]/[data.E361]" office:value-type="float" office:value="2.21772834512976" calcext:value-type="float">
            <text:p>2,218</text:p>
          </table:table-cell>
          <table:table-cell table:style-name="ce7" table:formula="of:=AVERAGE([data.F361:.J361])" office:value-type="float" office:value="0.088" calcext:value-type="float">
            <text:p>0,09</text:p>
          </table:table-cell>
          <table:table-cell table:style-name="ce9" table:formula="of:=AVERAGE([data.K361:.O361])" office:value-type="float" office:value="0.07" calcext:value-type="float">
            <text:p>0,07</text:p>
          </table:table-cell>
          <table:table-cell table:style-name="ce12" table:formula="of:=[data.Q361]/[data.Q473]*(LOG([data.R473]*1000)/LOG([data.R361]*1000))" office:value-type="float" office:value="1.91018957278074" calcext:value-type="float">
            <text:p>1,91</text:p>
          </table:table-cell>
          <table:table-cell table:style-name="ce12" table:formula="of:=[data.Q361]/[data.Q473]*(LOG([data.S473]*1000)/LOG([data.S361]*1000))" office:value-type="float" office:value="1.72652214091624" calcext:value-type="float">
            <text:p>1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1254408" calcext:value-type="float">
            <text:p>1254408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06" calcext:value-type="float">
            <text:p>0,06</text:p>
          </table:table-cell>
          <table:table-cell table:number-columns-repeated="3" table:style-name="ce7" office:value-type="float" office:value="0.05" calcext:value-type="float">
            <text:p>0,05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4" table:style-name="ce9" office:value-type="float" office:value="0.05" calcext:value-type="float">
            <text:p>0,05</text:p>
          </table:table-cell>
          <table:table-cell table:style-name="ce28" table:formula="of:=[data.E362]/([data.C362]*[data.D362])" office:value-type="float" office:value="1.11713451125677" calcext:value-type="float">
            <text:p>1,12</text:p>
          </table:table-cell>
          <table:table-cell table:style-name="ce5" table:formula="of:=[data.B362]/[data.E362]" office:value-type="float" office:value="2.68545481215043" calcext:value-type="float">
            <text:p>2,685</text:p>
          </table:table-cell>
          <table:table-cell table:style-name="ce7" table:formula="of:=AVERAGE([data.F362:.J362])" office:value-type="float" office:value="0.064" calcext:value-type="float">
            <text:p>0,06</text:p>
          </table:table-cell>
          <table:table-cell table:style-name="ce9" table:formula="of:=AVERAGE([data.K362:.O362])" office:value-type="float" office:value="0.054" calcext:value-type="float">
            <text:p>0,05</text:p>
          </table:table-cell>
          <table:table-cell table:style-name="ce12" table:formula="of:=[data.Q362]/[data.Q474]*(LOG([data.R474]*1000)/LOG([data.R362]*1000))" office:value-type="float" office:value="2.11245854856125" calcext:value-type="float">
            <text:p>2,11</text:p>
          </table:table-cell>
          <table:table-cell table:style-name="ce12" table:formula="of:=[data.Q362]/[data.Q474]*(LOG([data.S474]*1000)/LOG([data.S362]*1000))" office:value-type="float" office:value="1.85920797133465" calcext:value-type="float">
            <text:p>1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143961" calcext:value-type="float">
            <text:p>114396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06" calcext:value-type="float">
            <text:p>0,06</text:p>
          </table:table-cell>
          <table:table-cell table:number-columns-repeated="3" table:style-name="ce7" office:value-type="float" office:value="0.05" calcext:value-type="float">
            <text:p>0,05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4" table:style-name="ce9" office:value-type="float" office:value="0.04" calcext:value-type="float">
            <text:p>0,04</text:p>
          </table:table-cell>
          <table:table-cell table:style-name="ce28" table:formula="of:=[data.E363]/([data.C363]*[data.D363])" office:value-type="float" office:value="1.2321217774178" calcext:value-type="float">
            <text:p>1,23</text:p>
          </table:table-cell>
          <table:table-cell table:style-name="ce5" table:formula="of:=[data.B363]/[data.E363]" office:value-type="float" office:value="2.4348382506047" calcext:value-type="float">
            <text:p>2,435</text:p>
          </table:table-cell>
          <table:table-cell table:style-name="ce7" table:formula="of:=AVERAGE([data.F363:.J363])" office:value-type="float" office:value="0.062" calcext:value-type="float">
            <text:p>0,06</text:p>
          </table:table-cell>
          <table:table-cell table:style-name="ce9" table:formula="of:=AVERAGE([data.K363:.O363])" office:value-type="float" office:value="0.044" calcext:value-type="float">
            <text:p>0,04</text:p>
          </table:table-cell>
          <table:table-cell table:style-name="ce12" table:formula="of:=[data.Q363]/[data.Q475]*(LOG([data.R475]*1000)/LOG([data.R363]*1000))" office:value-type="float" office:value="1.98452484706976" calcext:value-type="float">
            <text:p>1,98</text:p>
          </table:table-cell>
          <table:table-cell table:style-name="ce12" table:formula="of:=[data.Q363]/[data.Q475]*(LOG([data.S475]*1000)/LOG([data.S363]*1000))" office:value-type="float" office:value="1.92354812274851" calcext:value-type="float">
            <text:p>1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810204" calcext:value-type="float">
            <text:p>1810204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4" table:style-name="ce9" office:value-type="float" office:value="0.07" calcext:value-type="float">
            <text:p>0,07</text:p>
          </table:table-cell>
          <table:table-cell table:style-name="ce28" table:formula="of:=[data.E364]/([data.C364]*[data.D364])" office:value-type="float" office:value="1.37846366596507" calcext:value-type="float">
            <text:p>1,38</text:p>
          </table:table-cell>
          <table:table-cell table:style-name="ce5" table:formula="of:=[data.B364]/[data.E364]" office:value-type="float" office:value="2.17634476556233" calcext:value-type="float">
            <text:p>2,176</text:p>
          </table:table-cell>
          <table:table-cell table:style-name="ce7" table:formula="of:=AVERAGE([data.F364:.J364])" office:value-type="float" office:value="0.088" calcext:value-type="float">
            <text:p>0,09</text:p>
          </table:table-cell>
          <table:table-cell table:style-name="ce9" table:formula="of:=AVERAGE([data.K364:.O364])" office:value-type="float" office:value="0.072" calcext:value-type="float">
            <text:p>0,07</text:p>
          </table:table-cell>
          <table:table-cell table:style-name="ce12" table:formula="of:=[data.Q364]/[data.Q476]*(LOG([data.R476]*1000)/LOG([data.R364]*1000))" office:value-type="float" office:value="1.80580100388414" calcext:value-type="float">
            <text:p>1,81</text:p>
          </table:table-cell>
          <table:table-cell table:style-name="ce12" table:formula="of:=[data.Q364]/[data.Q476]*(LOG([data.S476]*1000)/LOG([data.S364]*1000))" office:value-type="float" office:value="1.65185547994952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1476134" calcext:value-type="float">
            <text:p>1476134</text:p>
          </table:table-cell>
          <table:table-cell table:style-name="ce7" office:value-type="float" office:value="0.39" calcext:value-type="float">
            <text:p>0,39</text:p>
          </table:table-cell>
          <table:table-cell table:number-columns-repeated="2" table:style-name="ce7" office:value-type="float" office:value="0.06" calcext:value-type="float">
            <text:p>0,06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06" calcext:value-type="float">
            <text:p>0,06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0.05" calcext:value-type="float">
            <text:p>0,05</text:p>
          </table:table-cell>
          <table:table-cell table:style-name="ce9" office:value-type="float" office:value="0.34" calcext:value-type="float">
            <text:p>0,34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0.05" calcext:value-type="float">
            <text:p>0,05</text:p>
          </table:table-cell>
          <table:table-cell table:style-name="ce28" table:formula="of:=[data.E365]/([data.C365]*[data.D365])" office:value-type="float" office:value="1.32099620561283" calcext:value-type="float">
            <text:p>1,32</text:p>
          </table:table-cell>
          <table:table-cell table:style-name="ce5" table:formula="of:=[data.B365]/[data.E365]" office:value-type="float" office:value="2.271024175312" calcext:value-type="float">
            <text:p>2,271</text:p>
          </table:table-cell>
          <table:table-cell table:style-name="ce7" table:formula="of:=AVERAGE([data.F365:.J365])" office:value-type="float" office:value="0.144" calcext:value-type="float">
            <text:p>0,14</text:p>
          </table:table-cell>
          <table:table-cell table:style-name="ce9" table:formula="of:=AVERAGE([data.K365:.O365])" office:value-type="float" office:value="0.112" calcext:value-type="float">
            <text:p>0,11</text:p>
          </table:table-cell>
          <table:table-cell table:style-name="ce12" table:formula="of:=[data.Q365]/[data.Q477]*(LOG([data.R477]*1000)/LOG([data.R365]*1000))" office:value-type="float" office:value="1.78807026837862" calcext:value-type="float">
            <text:p>1,79</text:p>
          </table:table-cell>
          <table:table-cell table:style-name="ce12" table:formula="of:=[data.Q365]/[data.Q477]*(LOG([data.S477]*1000)/LOG([data.S365]*1000))" office:value-type="float" office:value="1.69054505152258" calcext:value-type="float">
            <text:p>1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249359" calcext:value-type="float">
            <text:p>2249359</text:p>
          </table:table-cell>
          <table:table-cell table:style-name="ce7" office:value-type="float" office:value="0.34" calcext:value-type="float">
            <text:p>0,34</text:p>
          </table:table-cell>
          <table:table-cell table:number-columns-repeated="4" table:style-name="ce7" office:value-type="float" office:value="0.09" calcext:value-type="float">
            <text:p>0,09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08" calcext:value-type="float">
            <text:p>0,08</text:p>
          </table:table-cell>
          <table:table-cell table:style-name="ce28" table:formula="of:=[data.E366]/([data.C366]*[data.D366])" office:value-type="float" office:value="1.72021948608137" calcext:value-type="float">
            <text:p>1,72</text:p>
          </table:table-cell>
          <table:table-cell table:style-name="ce5" table:formula="of:=[data.B366]/[data.E366]" office:value-type="float" office:value="1.74397061562872" calcext:value-type="float">
            <text:p>1,744</text:p>
          </table:table-cell>
          <table:table-cell table:style-name="ce7" table:formula="of:=AVERAGE([data.F366:.J366])" office:value-type="float" office:value="0.14" calcext:value-type="float">
            <text:p>0,14</text:p>
          </table:table-cell>
          <table:table-cell table:style-name="ce9" table:formula="of:=AVERAGE([data.K366:.O366])" office:value-type="float" office:value="0.086" calcext:value-type="float">
            <text:p>0,09</text:p>
          </table:table-cell>
          <table:table-cell table:style-name="ce12" table:formula="of:=[data.Q366]/[data.Q478]*(LOG([data.R478]*1000)/LOG([data.R366]*1000))" office:value-type="float" office:value="1.55527849381562" calcext:value-type="float">
            <text:p>1,56</text:p>
          </table:table-cell>
          <table:table-cell table:style-name="ce12" table:formula="of:=[data.Q366]/[data.Q478]*(LOG([data.S478]*1000)/LOG([data.S366]*1000))" office:value-type="float" office:value="1.52106135314126" calcext:value-type="float">
            <text:p>1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532922" calcext:value-type="float">
            <text:p>1532922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4" table:style-name="ce9" office:value-type="float" office:value="0.06" calcext:value-type="float">
            <text:p>0,06</text:p>
          </table:table-cell>
          <table:table-cell table:style-name="ce28" table:formula="of:=[data.E367]/([data.C367]*[data.D367])" office:value-type="float" office:value="1.19326970980197" calcext:value-type="float">
            <text:p>1,19</text:p>
          </table:table-cell>
          <table:table-cell table:style-name="ce5" table:formula="of:=[data.B367]/[data.E367]" office:value-type="float" office:value="2.51411161168018" calcext:value-type="float">
            <text:p>2,514</text:p>
          </table:table-cell>
          <table:table-cell table:style-name="ce7" table:formula="of:=AVERAGE([data.F367:.J367])" office:value-type="float" office:value="0.086" calcext:value-type="float">
            <text:p>0,09</text:p>
          </table:table-cell>
          <table:table-cell table:style-name="ce9" table:formula="of:=AVERAGE([data.K367:.O367])" office:value-type="float" office:value="0.062" calcext:value-type="float">
            <text:p>0,06</text:p>
          </table:table-cell>
          <table:table-cell table:style-name="ce12" table:formula="of:=[data.Q367]/[data.Q479]*(LOG([data.R479]*1000)/LOG([data.R367]*1000))" office:value-type="float" office:value="1.69908330792877" calcext:value-type="float">
            <text:p>1,70</text:p>
          </table:table-cell>
          <table:table-cell table:style-name="ce12" table:formula="of:=[data.Q367]/[data.Q479]*(LOG([data.S479]*1000)/LOG([data.S367]*1000))" office:value-type="float" office:value="1.49504636820069" calcext:value-type="float">
            <text:p>1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1478220" calcext:value-type="float">
            <text:p>1478220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05" calcext:value-type="float">
            <text:p>0,05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0.05" calcext:value-type="float">
            <text:p>0,05</text:p>
          </table:table-cell>
          <table:table-cell table:style-name="ce28" table:formula="of:=[data.E368]/([data.C368]*[data.D368])" office:value-type="float" office:value="1.3634150030806" calcext:value-type="float">
            <text:p>1,36</text:p>
          </table:table-cell>
          <table:table-cell table:style-name="ce5" table:formula="of:=[data.B368]/[data.E368]" office:value-type="float" office:value="2.2003680101744" calcext:value-type="float">
            <text:p>2,200</text:p>
          </table:table-cell>
          <table:table-cell table:style-name="ce7" table:formula="of:=AVERAGE([data.F368:.J368])" office:value-type="float" office:value="0.082" calcext:value-type="float">
            <text:p>0,08</text:p>
          </table:table-cell>
          <table:table-cell table:style-name="ce9" table:formula="of:=AVERAGE([data.K368:.O368])" office:value-type="float" office:value="0.06" calcext:value-type="float">
            <text:p>0,06</text:p>
          </table:table-cell>
          <table:table-cell table:style-name="ce12" table:formula="of:=[data.Q368]/[data.Q480]*(LOG([data.R480]*1000)/LOG([data.R368]*1000))" office:value-type="float" office:value="1.88795246492782" calcext:value-type="float">
            <text:p>1,89</text:p>
          </table:table-cell>
          <table:table-cell table:style-name="ce12" table:formula="of:=[data.Q368]/[data.Q480]*(LOG([data.S480]*1000)/LOG([data.S368]*1000))" office:value-type="float" office:value="1.81670910791959" calcext:value-type="float">
            <text:p>1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812376" calcext:value-type="float">
            <text:p>1812376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2" table:style-name="ce7" office:value-type="float" office:value="0.08" calcext:value-type="float">
            <text:p>0,08</text:p>
          </table:table-cell>
          <table:table-cell table:number-columns-repeated="2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data.E369]/([data.C369]*[data.D369])" office:value-type="float" office:value="1.37913044536976" calcext:value-type="float">
            <text:p>1,38</text:p>
          </table:table-cell>
          <table:table-cell table:style-name="ce5" table:formula="of:=[data.B369]/[data.E369]" office:value-type="float" office:value="2.17529254415199" calcext:value-type="float">
            <text:p>2,175</text:p>
          </table:table-cell>
          <table:table-cell table:style-name="ce7" table:formula="of:=AVERAGE([data.F369:.J369])" office:value-type="float" office:value="0.082" calcext:value-type="float">
            <text:p>0,08</text:p>
          </table:table-cell>
          <table:table-cell table:style-name="ce9" table:formula="of:=AVERAGE([data.K369:.O369])" office:value-type="float" office:value="0.07" calcext:value-type="float">
            <text:p>0,07</text:p>
          </table:table-cell>
          <table:table-cell table:style-name="ce12" table:formula="of:=[data.Q369]/[data.Q481]*(LOG([data.R481]*1000)/LOG([data.R369]*1000))" office:value-type="float" office:value="1.89153632853775" calcext:value-type="float">
            <text:p>1,89</text:p>
          </table:table-cell>
          <table:table-cell table:style-name="ce12" table:formula="of:=[data.Q369]/[data.Q481]*(LOG([data.S481]*1000)/LOG([data.S369]*1000))" office:value-type="float" office:value="1.7474389337863" calcext:value-type="float">
            <text:p>1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143246" calcext:value-type="float">
            <text:p>1143246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style-name="ce9" office:value-type="float" office:value="0.05" calcext:value-type="float">
            <text:p>0,05</text:p>
          </table:table-cell>
          <table:table-cell table:number-columns-repeated="4" table:style-name="ce9" office:value-type="float" office:value="0.04" calcext:value-type="float">
            <text:p>0,04</text:p>
          </table:table-cell>
          <table:table-cell table:style-name="ce28" table:formula="of:=[data.E370]/([data.C370]*[data.D370])" office:value-type="float" office:value="1.19566390562249" calcext:value-type="float">
            <text:p>1,20</text:p>
          </table:table-cell>
          <table:table-cell table:style-name="ce5" table:formula="of:=[data.B370]/[data.E370]" office:value-type="float" office:value="2.50908028543288" calcext:value-type="float">
            <text:p>2,509</text:p>
          </table:table-cell>
          <table:table-cell table:style-name="ce7" table:formula="of:=AVERAGE([data.F370:.J370])" office:value-type="float" office:value="0.054" calcext:value-type="float">
            <text:p>0,05</text:p>
          </table:table-cell>
          <table:table-cell table:style-name="ce9" table:formula="of:=AVERAGE([data.K370:.O370])" office:value-type="float" office:value="0.042" calcext:value-type="float">
            <text:p>0,04</text:p>
          </table:table-cell>
          <table:table-cell table:style-name="ce12" table:formula="of:=[data.Q370]/[data.Q482]*(LOG([data.R482]*1000)/LOG([data.R370]*1000))" office:value-type="float" office:value="2.08257898737137" calcext:value-type="float">
            <text:p>2,08</text:p>
          </table:table-cell>
          <table:table-cell table:style-name="ce12" table:formula="of:=[data.Q370]/[data.Q482]*(LOG([data.S482]*1000)/LOG([data.S370]*1000))" office:value-type="float" office:value="1.98811204843989" calcext:value-type="float">
            <text:p>1,9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286554" calcext:value-type="float">
            <text:p>1286554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3" table:style-name="ce7" office:value-type="float" office:value="0.05" calcext:value-type="float">
            <text:p>0,05</text:p>
          </table:table-cell>
          <table:table-cell table:style-name="ce7" office:value-type="float" office:value="0.06" calcext:value-type="float">
            <text:p>0,06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data.E371]/([data.C371]*[data.D371])" office:value-type="float" office:value="1.14843822527547" calcext:value-type="float">
            <text:p>1,15</text:p>
          </table:table-cell>
          <table:table-cell table:style-name="ce5" table:formula="of:=[data.B371]/[data.E371]" office:value-type="float" office:value="2.61225568456513" calcext:value-type="float">
            <text:p>2,612</text:p>
          </table:table-cell>
          <table:table-cell table:style-name="ce7" table:formula="of:=AVERAGE([data.F371:.J371])" office:value-type="float" office:value="0.058" calcext:value-type="float">
            <text:p>0,06</text:p>
          </table:table-cell>
          <table:table-cell table:style-name="ce9" table:formula="of:=AVERAGE([data.K371:.O371])" office:value-type="float" office:value="0.05" calcext:value-type="float">
            <text:p>0,05</text:p>
          </table:table-cell>
          <table:table-cell table:style-name="ce12" table:formula="of:=[data.Q371]/[data.Q483]*(LOG([data.R483]*1000)/LOG([data.R371]*1000))" office:value-type="float" office:value="1.98210306848192" calcext:value-type="float">
            <text:p>1,98</text:p>
          </table:table-cell>
          <table:table-cell table:style-name="ce12" table:formula="of:=[data.Q371]/[data.Q483]*(LOG([data.S483]*1000)/LOG([data.S371]*1000))" office:value-type="float" office:value="1.80851276410884" calcext:value-type="float">
            <text:p>1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88866" calcext:value-type="float">
            <text:p>1288866</text:p>
          </table:table-cell>
          <table:table-cell table:style-name="ce7" office:value-type="float" office:value="0.45" calcext:value-type="float">
            <text:p>0,45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4" table:style-name="ce9" office:value-type="float" office:value="0.05" calcext:value-type="float">
            <text:p>0,05</text:p>
          </table:table-cell>
          <table:table-cell table:style-name="ce28" table:formula="of:=[data.E372]/([data.C372]*[data.D372])" office:value-type="float" office:value="1.32374944538478" calcext:value-type="float">
            <text:p>1,32</text:p>
          </table:table-cell>
          <table:table-cell table:style-name="ce5" table:formula="of:=[data.B372]/[data.E372]" office:value-type="float" office:value="2.2663023153687" calcext:value-type="float">
            <text:p>2,266</text:p>
          </table:table-cell>
          <table:table-cell table:style-name="ce7" table:formula="of:=AVERAGE([data.F372:.J372])" office:value-type="float" office:value="0.13" calcext:value-type="float">
            <text:p>0,13</text:p>
          </table:table-cell>
          <table:table-cell table:style-name="ce9" table:formula="of:=AVERAGE([data.K372:.O372])" office:value-type="float" office:value="0.052" calcext:value-type="float">
            <text:p>0,05</text:p>
          </table:table-cell>
          <table:table-cell table:style-name="ce12" table:formula="of:=[data.Q372]/[data.Q484]*(LOG([data.R484]*1000)/LOG([data.R372]*1000))" office:value-type="float" office:value="1.90438864554426" calcext:value-type="float">
            <text:p>1,90</text:p>
          </table:table-cell>
          <table:table-cell table:style-name="ce12" table:formula="of:=[data.Q372]/[data.Q484]*(LOG([data.S484]*1000)/LOG([data.S372]*1000))" office:value-type="float" office:value="2.11267168808442" calcext:value-type="float">
            <text:p>2,1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00491" calcext:value-type="float">
            <text:p>1200491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4" table:style-name="ce9" office:value-type="float" office:value="0.05" calcext:value-type="float">
            <text:p>0,05</text:p>
          </table:table-cell>
          <table:table-cell table:style-name="ce28" table:formula="of:=[data.E373]/([data.C373]*[data.D373])" office:value-type="float" office:value="1.23298255632426" calcext:value-type="float">
            <text:p>1,23</text:p>
          </table:table-cell>
          <table:table-cell table:style-name="ce5" table:formula="of:=[data.B373]/[data.E373]" office:value-type="float" office:value="2.43313777446062" calcext:value-type="float">
            <text:p>2,433</text:p>
          </table:table-cell>
          <table:table-cell table:style-name="ce7" table:formula="of:=AVERAGE([data.F373:.J373])" office:value-type="float" office:value="0.06" calcext:value-type="float">
            <text:p>0,06</text:p>
          </table:table-cell>
          <table:table-cell table:style-name="ce9" table:formula="of:=AVERAGE([data.K373:.O373])" office:value-type="float" office:value="0.052" calcext:value-type="float">
            <text:p>0,05</text:p>
          </table:table-cell>
          <table:table-cell table:style-name="ce12" table:formula="of:=[data.Q373]/[data.Q485]*(LOG([data.R485]*1000)/LOG([data.R373]*1000))" office:value-type="float" office:value="2.38079174996121" calcext:value-type="float">
            <text:p>2,38</text:p>
          </table:table-cell>
          <table:table-cell table:style-name="ce12" table:formula="of:=[data.Q373]/[data.Q485]*(LOG([data.S485]*1000)/LOG([data.S373]*1000))" office:value-type="float" office:value="2.18339750699056" calcext:value-type="float">
            <text:p>2,1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785876" calcext:value-type="float">
            <text:p>1785876</text:p>
          </table:table-cell>
          <table:table-cell table:style-name="ce7" office:value-type="float" office:value="0.29" calcext:value-type="float">
            <text:p>0,29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data.E374]/([data.C374]*[data.D374])" office:value-type="float" office:value="1.59489669067215" calcext:value-type="float">
            <text:p>1,59</text:p>
          </table:table-cell>
          <table:table-cell table:style-name="ce5" table:formula="of:=[data.B374]/[data.E374]" office:value-type="float" office:value="1.88100853586699" calcext:value-type="float">
            <text:p>1,881</text:p>
          </table:table-cell>
          <table:table-cell table:style-name="ce7" table:formula="of:=AVERAGE([data.F374:.J374])" office:value-type="float" office:value="0.114" calcext:value-type="float">
            <text:p>0,11</text:p>
          </table:table-cell>
          <table:table-cell table:style-name="ce9" table:formula="of:=AVERAGE([data.K374:.O374])" office:value-type="float" office:value="0.06" calcext:value-type="float">
            <text:p>0,06</text:p>
          </table:table-cell>
          <table:table-cell table:style-name="ce12" table:formula="of:=[data.Q374]/[data.Q486]*(LOG([data.R486]*1000)/LOG([data.R374]*1000))" office:value-type="float" office:value="1.65398504351944" calcext:value-type="float">
            <text:p>1,65</text:p>
          </table:table-cell>
          <table:table-cell table:style-name="ce12" table:formula="of:=[data.Q374]/[data.Q486]*(LOG([data.S486]*1000)/LOG([data.S374]*1000))" office:value-type="float" office:value="1.69397612836673" calcext:value-type="float">
            <text:p>1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270796" calcext:value-type="float">
            <text:p>1270796</text:p>
          </table:table-cell>
          <table:table-cell table:number-columns-repeated="5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data.E375]/([data.C375]*[data.D375])" office:value-type="float" office:value="1.27252663622527" calcext:value-type="float">
            <text:p>1,27</text:p>
          </table:table-cell>
          <table:table-cell table:style-name="ce5" table:formula="of:=[data.B375]/[data.E375]" office:value-type="float" office:value="2.35752709325494" calcext:value-type="float">
            <text:p>2,358</text:p>
          </table:table-cell>
          <table:table-cell table:style-name="ce7" table:formula="of:=AVERAGE([data.F375:.J375])" office:value-type="float" office:value="0.05" calcext:value-type="float">
            <text:p>0,05</text:p>
          </table:table-cell>
          <table:table-cell table:style-name="ce9" table:formula="of:=AVERAGE([data.K375:.O375])" office:value-type="float" office:value="0.05" calcext:value-type="float">
            <text:p>0,05</text:p>
          </table:table-cell>
          <table:table-cell table:style-name="ce12" table:formula="of:=[data.Q375]/[data.Q487]*(LOG([data.R487]*1000)/LOG([data.R375]*1000))" office:value-type="float" office:value="2.00623199112252" calcext:value-type="float">
            <text:p>2,01</text:p>
          </table:table-cell>
          <table:table-cell table:style-name="ce12" table:formula="of:=[data.Q375]/[data.Q487]*(LOG([data.S487]*1000)/LOG([data.S375]*1000))" office:value-type="float" office:value="1.76838685862218" calcext:value-type="float">
            <text:p>1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892519" calcext:value-type="float">
            <text:p>892519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4" calcext:value-type="float">
            <text:p>0,04</text:p>
          </table:table-cell>
          <table:table-cell table:number-columns-repeated="5" table:style-name="ce9" office:value-type="float" office:value="0.04" calcext:value-type="float">
            <text:p>0,04</text:p>
          </table:table-cell>
          <table:table-cell table:style-name="ce28" table:formula="of:=[data.E376]/([data.C376]*[data.D376])" office:value-type="float" office:value="0.929707291666667" calcext:value-type="float">
            <text:p>0,93</text:p>
          </table:table-cell>
          <table:table-cell table:style-name="ce5" table:formula="of:=[data.B376]/[data.E376]" office:value-type="float" office:value="3.22683998884057" calcext:value-type="float">
            <text:p>3,227</text:p>
          </table:table-cell>
          <table:table-cell table:style-name="ce7" table:formula="of:=AVERAGE([data.F376:.J376])" office:value-type="float" office:value="0.046" calcext:value-type="float">
            <text:p>0,05</text:p>
          </table:table-cell>
          <table:table-cell table:style-name="ce9" table:formula="of:=AVERAGE([data.K376:.O376])" office:value-type="float" office:value="0.04" calcext:value-type="float">
            <text:p>0,04</text:p>
          </table:table-cell>
          <table:table-cell table:style-name="ce12" table:formula="of:=[data.Q376]/[data.Q488]*(LOG([data.R488]*1000)/LOG([data.R376]*1000))" office:value-type="float" office:value="2.10753933751437" calcext:value-type="float">
            <text:p>2,11</text:p>
          </table:table-cell>
          <table:table-cell table:style-name="ce12" table:formula="of:=[data.Q376]/[data.Q488]*(LOG([data.S488]*1000)/LOG([data.S376]*1000))" office:value-type="float" office:value="1.8775957625163" calcext:value-type="float">
            <text:p>1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50466" calcext:value-type="float">
            <text:p>1550466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4" table:style-name="ce9" office:value-type="float" office:value="0.06" calcext:value-type="float">
            <text:p>0,06</text:p>
          </table:table-cell>
          <table:table-cell table:style-name="ce28" table:formula="of:=[data.E377]/([data.C377]*[data.D377])" office:value-type="float" office:value="1.38466113683128" calcext:value-type="float">
            <text:p>1,38</text:p>
          </table:table-cell>
          <table:table-cell table:style-name="ce5" table:formula="of:=[data.B377]/[data.E377]" office:value-type="float" office:value="2.16660539476519" calcext:value-type="float">
            <text:p>2,167</text:p>
          </table:table-cell>
          <table:table-cell table:style-name="ce7" table:formula="of:=AVERAGE([data.F377:.J377])" office:value-type="float" office:value="0.07" calcext:value-type="float">
            <text:p>0,07</text:p>
          </table:table-cell>
          <table:table-cell table:style-name="ce9" table:formula="of:=AVERAGE([data.K377:.O377])" office:value-type="float" office:value="0.062" calcext:value-type="float">
            <text:p>0,06</text:p>
          </table:table-cell>
          <table:table-cell table:style-name="ce12" table:formula="of:=[data.Q377]/[data.Q489]*(LOG([data.R489]*1000)/LOG([data.R377]*1000))" office:value-type="float" office:value="1.91671511935758" calcext:value-type="float">
            <text:p>1,92</text:p>
          </table:table-cell>
          <table:table-cell table:style-name="ce12" table:formula="of:=[data.Q377]/[data.Q489]*(LOG([data.S489]*1000)/LOG([data.S377]*1000))" office:value-type="float" office:value="1.72538244286585" calcext:value-type="float">
            <text:p>1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032811" calcext:value-type="float">
            <text:p>1032811</text:p>
          </table:table-cell>
          <table:table-cell table:style-name="ce7" office:value-type="float" office:value="0.06" calcext:value-type="float">
            <text:p>0,06</text:p>
          </table:table-cell>
          <table:table-cell table:style-name="ce7" office:value-type="float" office:value="0.05" calcext:value-type="float">
            <text:p>0,05</text:p>
          </table:table-cell>
          <table:table-cell table:number-columns-repeated="3" table:style-name="ce7" office:value-type="float" office:value="0.04" calcext:value-type="float">
            <text:p>0,04</text:p>
          </table:table-cell>
          <table:table-cell table:number-columns-repeated="5" table:style-name="ce9" office:value-type="float" office:value="0.04" calcext:value-type="float">
            <text:p>0,04</text:p>
          </table:table-cell>
          <table:table-cell table:style-name="ce28" table:formula="of:=[data.E378]/([data.C378]*[data.D378])" office:value-type="float" office:value="1.02541162968023" calcext:value-type="float">
            <text:p>1,03</text:p>
          </table:table-cell>
          <table:table-cell table:style-name="ce5" table:formula="of:=[data.B378]/[data.E378]" office:value-type="float" office:value="2.9256698466612" calcext:value-type="float">
            <text:p>2,926</text:p>
          </table:table-cell>
          <table:table-cell table:style-name="ce7" table:formula="of:=AVERAGE([data.F378:.J378])" office:value-type="float" office:value="0.046" calcext:value-type="float">
            <text:p>0,05</text:p>
          </table:table-cell>
          <table:table-cell table:style-name="ce9" table:formula="of:=AVERAGE([data.K378:.O378])" office:value-type="float" office:value="0.04" calcext:value-type="float">
            <text:p>0,04</text:p>
          </table:table-cell>
          <table:table-cell table:style-name="ce12" table:formula="of:=[data.Q378]/[data.Q490]*(LOG([data.R490]*1000)/LOG([data.R378]*1000))" office:value-type="float" office:value="2.24385881705294" calcext:value-type="float">
            <text:p>2,24</text:p>
          </table:table-cell>
          <table:table-cell table:style-name="ce12" table:formula="of:=[data.Q378]/[data.Q490]*(LOG([data.S490]*1000)/LOG([data.S378]*1000))" office:value-type="float" office:value="2.02804722006308" calcext:value-type="float">
            <text:p>2,0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96525" calcext:value-type="float">
            <text:p>1296525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style-name="ce9" office:value-type="float" office:value="0.06" calcext:value-type="float">
            <text:p>0,06</text:p>
          </table:table-cell>
          <table:table-cell table:number-columns-repeated="4" table:style-name="ce9" office:value-type="float" office:value="0.05" calcext:value-type="float">
            <text:p>0,05</text:p>
          </table:table-cell>
          <table:table-cell table:style-name="ce28" table:formula="of:=[data.E379]/([data.C379]*[data.D379])" office:value-type="float" office:value="1.15787626457476" calcext:value-type="float">
            <text:p>1,16</text:p>
          </table:table-cell>
          <table:table-cell table:style-name="ce5" table:formula="of:=[data.B379]/[data.E379]" office:value-type="float" office:value="2.59096276585488" calcext:value-type="float">
            <text:p>2,591</text:p>
          </table:table-cell>
          <table:table-cell table:style-name="ce7" table:formula="of:=AVERAGE([data.F379:.J379])" office:value-type="float" office:value="0.076" calcext:value-type="float">
            <text:p>0,08</text:p>
          </table:table-cell>
          <table:table-cell table:style-name="ce9" table:formula="of:=AVERAGE([data.K379:.O379])" office:value-type="float" office:value="0.052" calcext:value-type="float">
            <text:p>0,05</text:p>
          </table:table-cell>
          <table:table-cell table:style-name="ce12" table:formula="of:=[data.Q379]/[data.Q491]*(LOG([data.R491]*1000)/LOG([data.R379]*1000))" office:value-type="float" office:value="2.24124758482243" calcext:value-type="float">
            <text:p>2,24</text:p>
          </table:table-cell>
          <table:table-cell table:style-name="ce12" table:formula="of:=[data.Q379]/[data.Q491]*(LOG([data.S491]*1000)/LOG([data.S379]*1000))" office:value-type="float" office:value="2.21352800306259" calcext:value-type="float">
            <text:p>2,2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440140" calcext:value-type="float">
            <text:p>1440140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7" office:value-type="float" office:value="0.06" calcext:value-type="float">
            <text:p>0,06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3" table:style-name="ce9" office:value-type="float" office:value="0.06" calcext:value-type="float">
            <text:p>0,06</text:p>
          </table:table-cell>
          <table:table-cell table:style-name="ce9" office:value-type="float" office:value="0.05" calcext:value-type="float">
            <text:p>0,05</text:p>
          </table:table-cell>
          <table:table-cell table:style-name="ce28" table:formula="of:=[data.E380]/([data.C380]*[data.D380])" office:value-type="float" office:value="1.23088888888889" calcext:value-type="float">
            <text:p>1,23</text:p>
          </table:table-cell>
          <table:table-cell table:style-name="ce5" table:formula="of:=[data.B380]/[data.E380]" office:value-type="float" office:value="2.4372741539017" calcext:value-type="float">
            <text:p>2,437</text:p>
          </table:table-cell>
          <table:table-cell table:style-name="ce7" table:formula="of:=AVERAGE([data.F380:.J380])" office:value-type="float" office:value="0.074" calcext:value-type="float">
            <text:p>0,07</text:p>
          </table:table-cell>
          <table:table-cell table:style-name="ce9" table:formula="of:=AVERAGE([data.K380:.O380])" office:value-type="float" office:value="0.062" calcext:value-type="float">
            <text:p>0,06</text:p>
          </table:table-cell>
          <table:table-cell table:style-name="ce12" table:formula="of:=[data.Q380]/[data.Q492]*(LOG([data.R492]*1000)/LOG([data.R380]*1000))" office:value-type="float" office:value="2.27343357941886" calcext:value-type="float">
            <text:p>2,27</text:p>
          </table:table-cell>
          <table:table-cell table:style-name="ce12" table:formula="of:=[data.Q380]/[data.Q492]*(LOG([data.S492]*1000)/LOG([data.S380]*1000))" office:value-type="float" office:value="2.13944022232926" calcext:value-type="float">
            <text:p>2,1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956019" calcext:value-type="float">
            <text:p>1956019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4" table:style-name="ce7" office:value-type="float" office:value="0.08" calcext:value-type="float">
            <text:p>0,08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data.E381]/([data.C381]*[data.D381])" office:value-type="float" office:value="1.84746212550531" calcext:value-type="float">
            <text:p>1,85</text:p>
          </table:table-cell>
          <table:table-cell table:style-name="ce5" table:formula="of:=[data.B381]/[data.E381]" office:value-type="float" office:value="1.62385743696764" calcext:value-type="float">
            <text:p>1,624</text:p>
          </table:table-cell>
          <table:table-cell table:style-name="ce7" table:formula="of:=AVERAGE([data.F381:.J381])" office:value-type="float" office:value="0.084" calcext:value-type="float">
            <text:p>0,08</text:p>
          </table:table-cell>
          <table:table-cell table:style-name="ce9" table:formula="of:=AVERAGE([data.K381:.O381])" office:value-type="float" office:value="0.07" calcext:value-type="float">
            <text:p>0,07</text:p>
          </table:table-cell>
          <table:table-cell table:style-name="ce12" table:formula="of:=[data.Q381]/[data.Q493]*(LOG([data.R493]*1000)/LOG([data.R381]*1000))" office:value-type="float" office:value="1.78230711240061" calcext:value-type="float">
            <text:p>1,78</text:p>
          </table:table-cell>
          <table:table-cell table:style-name="ce12" table:formula="of:=[data.Q381]/[data.Q493]*(LOG([data.S493]*1000)/LOG([data.S381]*1000))" office:value-type="float" office:value="1.65556289314557" calcext:value-type="float">
            <text:p>1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147210" calcext:value-type="float">
            <text:p>1147210</text:p>
          </table:table-cell>
          <table:table-cell table:style-name="ce7" office:value-type="float" office:value="0.08" calcext:value-type="float">
            <text:p>0,08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data.E382]/([data.C382]*[data.D382])" office:value-type="float" office:value="1.02452882087334" calcext:value-type="float">
            <text:p>1,02</text:p>
          </table:table-cell>
          <table:table-cell table:style-name="ce5" table:formula="of:=[data.B382]/[data.E382]" office:value-type="float" office:value="2.92818925915918" calcext:value-type="float">
            <text:p>2,928</text:p>
          </table:table-cell>
          <table:table-cell table:style-name="ce7" table:formula="of:=AVERAGE([data.F382:.J382])" office:value-type="float" office:value="0.056" calcext:value-type="float">
            <text:p>0,06</text:p>
          </table:table-cell>
          <table:table-cell table:style-name="ce9" table:formula="of:=AVERAGE([data.K382:.O382])" office:value-type="float" office:value="0.05" calcext:value-type="float">
            <text:p>0,05</text:p>
          </table:table-cell>
          <table:table-cell table:style-name="ce12" table:formula="of:=[data.Q382]/[data.Q494]*(LOG([data.R494]*1000)/LOG([data.R382]*1000))" office:value-type="float" office:value="2.10207207680705" calcext:value-type="float">
            <text:p>2,10</text:p>
          </table:table-cell>
          <table:table-cell table:style-name="ce12" table:formula="of:=[data.Q382]/[data.Q494]*(LOG([data.S494]*1000)/LOG([data.S382]*1000))" office:value-type="float" office:value="1.84251795255774" calcext:value-type="float">
            <text:p>1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1235570" calcext:value-type="float">
            <text:p>1235570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data.E383]/([data.C383]*[data.D383])" office:value-type="float" office:value="1.33789197851698" calcext:value-type="float">
            <text:p>1,34</text:p>
          </table:table-cell>
          <table:table-cell table:style-name="ce5" table:formula="of:=[data.B383]/[data.E383]" office:value-type="float" office:value="2.24234644738865" calcext:value-type="float">
            <text:p>2,242</text:p>
          </table:table-cell>
          <table:table-cell table:style-name="ce7" table:formula="of:=AVERAGE([data.F383:.J383])" office:value-type="float" office:value="0.054" calcext:value-type="float">
            <text:p>0,05</text:p>
          </table:table-cell>
          <table:table-cell table:style-name="ce9" table:formula="of:=AVERAGE([data.K383:.O383])" office:value-type="float" office:value="0.05" calcext:value-type="float">
            <text:p>0,05</text:p>
          </table:table-cell>
          <table:table-cell table:style-name="ce12" table:formula="of:=[data.Q383]/[data.Q495]*(LOG([data.R495]*1000)/LOG([data.R383]*1000))" office:value-type="float" office:value="2.19806869435776" calcext:value-type="float">
            <text:p>2,20</text:p>
          </table:table-cell>
          <table:table-cell table:style-name="ce12" table:formula="of:=[data.Q383]/[data.Q495]*(LOG([data.S495]*1000)/LOG([data.S383]*1000))" office:value-type="float" office:value="2.04605959824277" calcext:value-type="float">
            <text:p>2,0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1654035" calcext:value-type="float">
            <text:p>1654035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4" table:style-name="ce7" office:value-type="float" office:value="0.07" calcext:value-type="float">
            <text:p>0,07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data.E384]/([data.C384]*[data.D384])" office:value-type="float" office:value="1.28413283273398" calcext:value-type="float">
            <text:p>1,28</text:p>
          </table:table-cell>
          <table:table-cell table:style-name="ce5" table:formula="of:=[data.B384]/[data.E384]" office:value-type="float" office:value="2.33621658550152" calcext:value-type="float">
            <text:p>2,336</text:p>
          </table:table-cell>
          <table:table-cell table:style-name="ce7" table:formula="of:=AVERAGE([data.F384:.J384])" office:value-type="float" office:value="0.074" calcext:value-type="float">
            <text:p>0,07</text:p>
          </table:table-cell>
          <table:table-cell table:style-name="ce9" table:formula="of:=AVERAGE([data.K384:.O384])" office:value-type="float" office:value="0.06" calcext:value-type="float">
            <text:p>0,06</text:p>
          </table:table-cell>
          <table:table-cell table:style-name="ce12" table:formula="of:=[data.Q384]/[data.Q496]*(LOG([data.R496]*1000)/LOG([data.R384]*1000))" office:value-type="float" office:value="2.1818534898129" calcext:value-type="float">
            <text:p>2,18</text:p>
          </table:table-cell>
          <table:table-cell table:style-name="ce12" table:formula="of:=[data.Q384]/[data.Q496]*(LOG([data.S496]*1000)/LOG([data.S384]*1000))" office:value-type="float" office:value="2.04993438861088" calcext:value-type="float">
            <text:p>2,0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283883" calcext:value-type="float">
            <text:p>1283883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data.E385]/([data.C385]*[data.D385])" office:value-type="float" office:value="1.17958850292535" calcext:value-type="float">
            <text:p>1,18</text:p>
          </table:table-cell>
          <table:table-cell table:style-name="ce5" table:formula="of:=[data.B385]/[data.E385]" office:value-type="float" office:value="2.54327224521238" calcext:value-type="float">
            <text:p>2,543</text:p>
          </table:table-cell>
          <table:table-cell table:style-name="ce7" table:formula="of:=AVERAGE([data.F385:.J385])" office:value-type="float" office:value="0.054" calcext:value-type="float">
            <text:p>0,05</text:p>
          </table:table-cell>
          <table:table-cell table:style-name="ce9" table:formula="of:=AVERAGE([data.K385:.O385])" office:value-type="float" office:value="0.05" calcext:value-type="float">
            <text:p>0,05</text:p>
          </table:table-cell>
          <table:table-cell table:style-name="ce12" table:formula="of:=[data.Q385]/[data.Q497]*(LOG([data.R497]*1000)/LOG([data.R385]*1000))" office:value-type="float" office:value="2.00426598797306" calcext:value-type="float">
            <text:p>2,00</text:p>
          </table:table-cell>
          <table:table-cell table:style-name="ce12" table:formula="of:=[data.Q385]/[data.Q497]*(LOG([data.S497]*1000)/LOG([data.S385]*1000))" office:value-type="float" office:value="1.82735759703227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1317679" calcext:value-type="float">
            <text:p>1317679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number-columns-repeated="5" table:style-name="ce9" office:value-type="float" office:value="0.05" calcext:value-type="float">
            <text:p>0,05</text:p>
          </table:table-cell>
          <table:table-cell table:style-name="ce28" table:formula="of:=[data.E386]/([data.C386]*[data.D386])" office:value-type="float" office:value="1.40417625745951" calcext:value-type="float">
            <text:p>1,40</text:p>
          </table:table-cell>
          <table:table-cell table:style-name="ce5" table:formula="of:=[data.B386]/[data.E386]" office:value-type="float" office:value="2.13649606618911" calcext:value-type="float">
            <text:p>2,136</text:p>
          </table:table-cell>
          <table:table-cell table:style-name="ce7" table:formula="of:=AVERAGE([data.F386:.J386])" office:value-type="float" office:value="0.054" calcext:value-type="float">
            <text:p>0,05</text:p>
          </table:table-cell>
          <table:table-cell table:style-name="ce9" table:formula="of:=AVERAGE([data.K386:.O386])" office:value-type="float" office:value="0.05" calcext:value-type="float">
            <text:p>0,05</text:p>
          </table:table-cell>
          <table:table-cell table:style-name="ce12" table:formula="of:=[data.Q386]/[data.Q498]*(LOG([data.R498]*1000)/LOG([data.R386]*1000))" office:value-type="float" office:value="2.10402750647289" calcext:value-type="float">
            <text:p>2,10</text:p>
          </table:table-cell>
          <table:table-cell table:style-name="ce12" table:formula="of:=[data.Q386]/[data.Q498]*(LOG([data.S498]*1000)/LOG([data.S386]*1000))" office:value-type="float" office:value="1.92292262728602" calcext:value-type="float">
            <text:p>1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26776" calcext:value-type="float">
            <text:p>1226776</text:p>
          </table:table-cell>
          <table:table-cell table:style-name="ce7" office:value-type="float" office:value="0.07" calcext:value-type="float">
            <text:p>0,07</text:p>
          </table:table-cell>
          <table:table-cell table:number-columns-repeated="4" table:style-name="ce7" office:value-type="float" office:value="0.05" calcext:value-type="float">
            <text:p>0,05</text:p>
          </table:table-cell>
          <table:table-cell table:number-columns-repeated="4" table:style-name="ce9" office:value-type="float" office:value="0.05" calcext:value-type="float">
            <text:p>0,05</text:p>
          </table:table-cell>
          <table:table-cell table:style-name="ce25" office:value-type="float" office:value="0.05" calcext:value-type="float">
            <text:p>0,05</text:p>
          </table:table-cell>
          <table:table-cell table:style-name="ce28" table:formula="of:=[data.E387]/([data.C387]*[data.D387])" office:value-type="float" office:value="1.09558613397348" calcext:value-type="float">
            <text:p>1,10</text:p>
          </table:table-cell>
          <table:table-cell table:style-name="ce5" table:formula="of:=[data.B387]/[data.E387]" office:value-type="float" office:value="2.73827332781209" calcext:value-type="float">
            <text:p>2,738</text:p>
          </table:table-cell>
          <table:table-cell table:style-name="ce7" table:formula="of:=AVERAGE([data.F387:.J387])" office:value-type="float" office:value="0.054" calcext:value-type="float">
            <text:p>0,05</text:p>
          </table:table-cell>
          <table:table-cell table:style-name="ce9" table:formula="of:=AVERAGE([data.K387:.O387])" office:value-type="float" office:value="0.05" calcext:value-type="float">
            <text:p>0,05</text:p>
          </table:table-cell>
          <table:table-cell table:style-name="ce34" table:formula="of:=[data.Q387]/[data.Q499]*(LOG([data.R499]*1000)/LOG([data.R387]*1000))" office:value-type="float" office:value="2.13931782416901" calcext:value-type="float">
            <text:p>2,14</text:p>
          </table:table-cell>
          <table:table-cell table:style-name="ce34" table:formula="of:=[data.Q387]/[data.Q499]*(LOG([data.S499]*1000)/LOG([data.S387]*1000))" office:value-type="float" office:value="1.90340437586403" calcext:value-type="float">
            <text:p>1,90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338:.P387])" office:value-type="float" office:value="1.30509575422596" calcext:value-type="float">
            <text:p>1,31</text:p>
          </table:table-cell>
          <table:table-cell table:style-name="ce30" table:formula="of:=AVERAGE([data.Q338:.Q387])" office:value-type="float" office:value="2.36386027855994" calcext:value-type="float">
            <text:p>2,364</text:p>
          </table:table-cell>
          <table:table-cell table:style-name="ce31" table:formula="of:=AVERAGE([data.R338:.R387])" office:value-type="float" office:value="0.08004" calcext:value-type="float">
            <text:p>0,08</text:p>
          </table:table-cell>
          <table:table-cell table:style-name="ce32" table:formula="of:=AVERAGE([data.S338:.S387])" office:value-type="float" office:value="0.05776" calcext:value-type="float">
            <text:p>0,06</text:p>
          </table:table-cell>
          <table:table-cell table:style-name="ce35" table:formula="of:=[data.Q388]/[data.Q500]*(LOG([data.R500]*1000)/LOG([data.R388]*1000))" office:value-type="float" office:value="1.90829440315496" calcext:value-type="float">
            <text:p>1,91</text:p>
          </table:table-cell>
          <table:table-cell table:style-name="ce35" table:formula="of:=[data.Q388]/[data.Q500]*(LOG([data.S500]*1000)/LOG([data.S388]*1000))" office:value-type="float" office:value="1.81203929816729" calcext:value-type="float">
            <text:p>1,81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7">
          <table:table-cell table:style-name="ce13" office:value-type="string" calcext:value-type="string">
            <text:p>Mozjpeg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660996" calcext:value-type="float">
            <text:p>1660996</text:p>
          </table:table-cell>
          <table:table-cell table:style-name="ce7" office:value-type="float" office:value="1.34" calcext:value-type="float">
            <text:p>1,34</text:p>
          </table:table-cell>
          <table:table-cell table:style-name="ce7" office:value-type="float" office:value="1.31" calcext:value-type="float">
            <text:p>1,31</text:p>
          </table:table-cell>
          <table:table-cell table:style-name="ce7" office:value-type="float" office:value="1.33" calcext:value-type="float">
            <text:p>1,33</text:p>
          </table:table-cell>
          <table:table-cell table:style-name="ce7" office:value-type="float" office:value="1.31" calcext:value-type="float">
            <text:p>1,31</text:p>
          </table:table-cell>
          <table:table-cell table:style-name="ce7" office:value-type="float" office:value="1.29" calcext:value-type="float">
            <text:p>1,29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394]/([data.C394]*[data.D394])" office:value-type="float" office:value="1.58449650856641" calcext:value-type="float">
            <text:p>1,58</text:p>
          </table:table-cell>
          <table:table-cell table:style-name="ce5" table:formula="of:=[data.B394]/[data.E394]" office:value-type="float" office:value="1.8933555529333" calcext:value-type="float">
            <text:p>1,893</text:p>
          </table:table-cell>
          <table:table-cell table:style-name="ce7" table:formula="of:=AVERAGE([data.F394:.J394])" office:value-type="float" office:value="1.316" calcext:value-type="float">
            <text:p>1,32</text:p>
          </table:table-cell>
          <table:table-cell table:style-name="ce9" table:formula="of:=AVERAGE([data.K394:.O394])" office:value-type="float" office:value="0.08" calcext:value-type="float">
            <text:p>0,08</text:p>
          </table:table-cell>
          <table:table-cell table:style-name="ce12" table:formula="of:=[data.Q394]/[data.Q450]*(LOG([data.R450]*1000)/LOG([data.R394]*1000))" office:value-type="float" office:value="0.853870335488967" calcext:value-type="float">
            <text:p>0,85</text:p>
          </table:table-cell>
          <table:table-cell table:style-name="ce12" table:formula="of:=[data.Q394]/[data.Q450]*(LOG([data.S450]*1000)/LOG([data.S394]*1000))" office:value-type="float" office:value="1.17218705970818" calcext:value-type="float">
            <text:p>1,1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2262869" calcext:value-type="float">
            <text:p>2262869</text:p>
          </table:table-cell>
          <table:table-cell table:number-columns-repeated="2" table:style-name="ce7" office:value-type="float" office:value="1.74" calcext:value-type="float">
            <text:p>1,74</text:p>
          </table:table-cell>
          <table:table-cell table:style-name="ce7" office:value-type="float" office:value="1.76" calcext:value-type="float">
            <text:p>1,76</text:p>
          </table:table-cell>
          <table:table-cell table:number-columns-repeated="2" table:style-name="ce7" office:value-type="float" office:value="1.73" calcext:value-type="float">
            <text:p>1,73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data.E395]/([data.C395]*[data.D395])" office:value-type="float" office:value="2.25824411605033" calcext:value-type="float">
            <text:p>2,26</text:p>
          </table:table-cell>
          <table:table-cell table:style-name="ce5" table:formula="of:=[data.B395]/[data.E395]" office:value-type="float" office:value="1.32847283691632" calcext:value-type="float">
            <text:p>1,328</text:p>
          </table:table-cell>
          <table:table-cell table:style-name="ce7" table:formula="of:=AVERAGE([data.F395:.J395])" office:value-type="float" office:value="1.74" calcext:value-type="float">
            <text:p>1,74</text:p>
          </table:table-cell>
          <table:table-cell table:style-name="ce9" table:formula="of:=AVERAGE([data.K395:.O395])" office:value-type="float" office:value="0.09" calcext:value-type="float">
            <text:p>0,09</text:p>
          </table:table-cell>
          <table:table-cell table:style-name="ce12" table:formula="of:=[data.Q395]/[data.Q451]*(LOG([data.R451]*1000)/LOG([data.R395]*1000))" office:value-type="float" office:value="0.795348738977247" calcext:value-type="float">
            <text:p>0,80</text:p>
          </table:table-cell>
          <table:table-cell table:style-name="ce12" table:formula="of:=[data.Q395]/[data.Q451]*(LOG([data.S451]*1000)/LOG([data.S395]*1000))" office:value-type="float" office:value="1.18498011283739" calcext:value-type="float">
            <text:p>1,1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2473379" calcext:value-type="float">
            <text:p>2473379</text:p>
          </table:table-cell>
          <table:table-cell table:style-name="ce7" office:value-type="float" office:value="1.91" calcext:value-type="float">
            <text:p>1,91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2" calcext:value-type="float">
            <text:p>2,00</text:p>
          </table:table-cell>
          <table:table-cell table:style-name="ce7" office:value-type="float" office:value="1.91" calcext:value-type="float">
            <text:p>1,91</text:p>
          </table:table-cell>
          <table:table-cell table:style-name="ce7" office:value-type="float" office:value="1.99" calcext:value-type="float">
            <text:p>1,99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data.E396]/([data.C396]*[data.D396])" office:value-type="float" office:value="2.42585171323431" calcext:value-type="float">
            <text:p>2,43</text:p>
          </table:table-cell>
          <table:table-cell table:style-name="ce5" table:formula="of:=[data.B396]/[data.E396]" office:value-type="float" office:value="1.23668552211368" calcext:value-type="float">
            <text:p>1,237</text:p>
          </table:table-cell>
          <table:table-cell table:style-name="ce7" table:formula="of:=AVERAGE([data.F396:.J396])" office:value-type="float" office:value="1.954" calcext:value-type="float">
            <text:p>1,95</text:p>
          </table:table-cell>
          <table:table-cell table:style-name="ce9" table:formula="of:=AVERAGE([data.K396:.O396])" office:value-type="float" office:value="0.09" calcext:value-type="float">
            <text:p>0,09</text:p>
          </table:table-cell>
          <table:table-cell table:style-name="ce12" table:formula="of:=[data.Q396]/[data.Q452]*(LOG([data.R452]*1000)/LOG([data.R396]*1000))" office:value-type="float" office:value="0.735927910358162" calcext:value-type="float">
            <text:p>0,74</text:p>
          </table:table-cell>
          <table:table-cell table:style-name="ce12" table:formula="of:=[data.Q396]/[data.Q452]*(LOG([data.S452]*1000)/LOG([data.S396]*1000))" office:value-type="float" office:value="1.11776332471638" calcext:value-type="float">
            <text:p>1,1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630455" calcext:value-type="float">
            <text:p>1630455</text:p>
          </table:table-cell>
          <table:table-cell table:number-columns-repeated="2" table:style-name="ce7" office:value-type="float" office:value="1.21" calcext:value-type="float">
            <text:p>1,21</text:p>
          </table:table-cell>
          <table:table-cell table:style-name="ce7" office:value-type="float" office:value="1.24" calcext:value-type="float">
            <text:p>1,24</text:p>
          </table:table-cell>
          <table:table-cell table:style-name="ce7" office:value-type="float" office:value="1.22" calcext:value-type="float">
            <text:p>1,22</text:p>
          </table:table-cell>
          <table:table-cell table:style-name="ce7" office:value-type="float" office:value="1.25" calcext:value-type="float">
            <text:p>1,25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data.E397]/([data.C397]*[data.D397])" office:value-type="float" office:value="1.45609621484911" calcext:value-type="float">
            <text:p>1,46</text:p>
          </table:table-cell>
          <table:table-cell table:style-name="ce5" table:formula="of:=[data.B397]/[data.E397]" office:value-type="float" office:value="2.06031322544934" calcext:value-type="float">
            <text:p>2,060</text:p>
          </table:table-cell>
          <table:table-cell table:style-name="ce7" table:formula="of:=AVERAGE([data.F397:.J397])" office:value-type="float" office:value="1.226" calcext:value-type="float">
            <text:p>1,23</text:p>
          </table:table-cell>
          <table:table-cell table:style-name="ce9" table:formula="of:=AVERAGE([data.K397:.O397])" office:value-type="float" office:value="0.084" calcext:value-type="float">
            <text:p>0,08</text:p>
          </table:table-cell>
          <table:table-cell table:style-name="ce12" table:formula="of:=[data.Q397]/[data.Q453]*(LOG([data.R453]*1000)/LOG([data.R397]*1000))" office:value-type="float" office:value="1.00416315972624" calcext:value-type="float">
            <text:p>1,00</text:p>
          </table:table-cell>
          <table:table-cell table:style-name="ce12" table:formula="of:=[data.Q397]/[data.Q453]*(LOG([data.S453]*1000)/LOG([data.S397]*1000))" office:value-type="float" office:value="1.38781078126963" calcext:value-type="float">
            <text:p>1,3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762002" calcext:value-type="float">
            <text:p>1762002</text:p>
          </table:table-cell>
          <table:table-cell table:style-name="ce7" office:value-type="float" office:value="1.4" calcext:value-type="float">
            <text:p>1,40</text:p>
          </table:table-cell>
          <table:table-cell table:number-columns-repeated="2" table:style-name="ce7" office:value-type="float" office:value="1.42" calcext:value-type="float">
            <text:p>1,42</text:p>
          </table:table-cell>
          <table:table-cell table:style-name="ce7" office:value-type="float" office:value="1.37" calcext:value-type="float">
            <text:p>1,37</text:p>
          </table:table-cell>
          <table:table-cell table:style-name="ce7" office:value-type="float" office:value="1.41" calcext:value-type="float">
            <text:p>1,41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data.E398]/([data.C398]*[data.D398])" office:value-type="float" office:value="1.80532991803279" calcext:value-type="float">
            <text:p>1,81</text:p>
          </table:table-cell>
          <table:table-cell table:style-name="ce5" table:formula="of:=[data.B398]/[data.E398]" office:value-type="float" office:value="1.66175520799636" calcext:value-type="float">
            <text:p>1,662</text:p>
          </table:table-cell>
          <table:table-cell table:style-name="ce7" table:formula="of:=AVERAGE([data.F398:.J398])" office:value-type="float" office:value="1.404" calcext:value-type="float">
            <text:p>1,40</text:p>
          </table:table-cell>
          <table:table-cell table:style-name="ce9" table:formula="of:=AVERAGE([data.K398:.O398])" office:value-type="float" office:value="0.078" calcext:value-type="float">
            <text:p>0,08</text:p>
          </table:table-cell>
          <table:table-cell table:style-name="ce12" table:formula="of:=[data.Q398]/[data.Q454]*(LOG([data.R454]*1000)/LOG([data.R398]*1000))" office:value-type="float" office:value="0.772634293060674" calcext:value-type="float">
            <text:p>0,77</text:p>
          </table:table-cell>
          <table:table-cell table:style-name="ce12" table:formula="of:=[data.Q398]/[data.Q454]*(LOG([data.S454]*1000)/LOG([data.S398]*1000))" office:value-type="float" office:value="1.14723935459456" calcext:value-type="float">
            <text:p>1,1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524849" calcext:value-type="float">
            <text:p>2524849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1.95" calcext:value-type="float">
            <text:p>1,95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2.03" calcext:value-type="float">
            <text:p>2,03</text:p>
          </table:table-cell>
          <table:table-cell table:style-name="ce7" office:value-type="float" office:value="2.02" calcext:value-type="float">
            <text:p>2,02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28" table:formula="of:=[data.E399]/([data.C399]*[data.D399])" office:value-type="float" office:value="1.92128792582852" calcext:value-type="float">
            <text:p>1,92</text:p>
          </table:table-cell>
          <table:table-cell table:style-name="ce5" table:formula="of:=[data.B399]/[data.E399]" office:value-type="float" office:value="1.56145892289004" calcext:value-type="float">
            <text:p>1,561</text:p>
          </table:table-cell>
          <table:table-cell table:style-name="ce7" table:formula="of:=AVERAGE([data.F399:.J399])" office:value-type="float" office:value="2.008" calcext:value-type="float">
            <text:p>2,01</text:p>
          </table:table-cell>
          <table:table-cell table:style-name="ce9" table:formula="of:=AVERAGE([data.K399:.O399])" office:value-type="float" office:value="0.104" calcext:value-type="float">
            <text:p>0,10</text:p>
          </table:table-cell>
          <table:table-cell table:style-name="ce12" table:formula="of:=[data.Q399]/[data.Q455]*(LOG([data.R455]*1000)/LOG([data.R399]*1000))" office:value-type="float" office:value="0.781649483829821" calcext:value-type="float">
            <text:p>0,78</text:p>
          </table:table-cell>
          <table:table-cell table:style-name="ce12" table:formula="of:=[data.Q399]/[data.Q455]*(LOG([data.S455]*1000)/LOG([data.S399]*1000))" office:value-type="float" office:value="1.09440908099781" calcext:value-type="float">
            <text:p>1,0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2680944" calcext:value-type="float">
            <text:p>2680944</text:p>
          </table:table-cell>
          <table:table-cell table:style-name="ce7" office:value-type="float" office:value="2.47" calcext:value-type="float">
            <text:p>2,47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2.21" calcext:value-type="float">
            <text:p>2,21</text:p>
          </table:table-cell>
          <table:table-cell table:style-name="ce7" office:value-type="float" office:value="2.19" calcext:value-type="float">
            <text:p>2,19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data.E400]/([data.C400]*[data.D400])" office:value-type="float" office:value="2.69560810810811" calcext:value-type="float">
            <text:p>2,70</text:p>
          </table:table-cell>
          <table:table-cell table:style-name="ce5" table:formula="of:=[data.B400]/[data.E400]" office:value-type="float" office:value="1.11292738677123" calcext:value-type="float">
            <text:p>1,113</text:p>
          </table:table-cell>
          <table:table-cell table:style-name="ce7" table:formula="of:=AVERAGE([data.F400:.J400])" office:value-type="float" office:value="2.252" calcext:value-type="float">
            <text:p>2,25</text:p>
          </table:table-cell>
          <table:table-cell table:style-name="ce9" table:formula="of:=AVERAGE([data.K400:.O400])" office:value-type="float" office:value="0.09" calcext:value-type="float">
            <text:p>0,09</text:p>
          </table:table-cell>
          <table:table-cell table:style-name="ce12" table:formula="of:=[data.Q400]/[data.Q456]*(LOG([data.R456]*1000)/LOG([data.R400]*1000))" office:value-type="float" office:value="0.51442433326102" calcext:value-type="float">
            <text:p>0,51</text:p>
          </table:table-cell>
          <table:table-cell table:style-name="ce12" table:formula="of:=[data.Q400]/[data.Q456]*(LOG([data.S456]*1000)/LOG([data.S400]*1000))" office:value-type="float" office:value="0.756743891134015" calcext:value-type="float">
            <text:p>0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1426995" calcext:value-type="float">
            <text:p>1426995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14" calcext:value-type="float">
            <text:p>1,14</text:p>
          </table:table-cell>
          <table:table-cell table:number-columns-repeated="2" table:style-name="ce7" office:value-type="float" office:value="1.16" calcext:value-type="float">
            <text:p>1,16</text:p>
          </table:table-cell>
          <table:table-cell table:style-name="ce7" office:value-type="float" office:value="1.15" calcext:value-type="float">
            <text:p>1,15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data.E401]/([data.C401]*[data.D401])" office:value-type="float" office:value="1.44371904137529" calcext:value-type="float">
            <text:p>1,44</text:p>
          </table:table-cell>
          <table:table-cell table:style-name="ce5" table:formula="of:=[data.B401]/[data.E401]" office:value-type="float" office:value="2.07797784855588" calcext:value-type="float">
            <text:p>2,078</text:p>
          </table:table-cell>
          <table:table-cell table:style-name="ce7" table:formula="of:=AVERAGE([data.F401:.J401])" office:value-type="float" office:value="1.202" calcext:value-type="float">
            <text:p>1,20</text:p>
          </table:table-cell>
          <table:table-cell table:style-name="ce9" table:formula="of:=AVERAGE([data.K401:.O401])" office:value-type="float" office:value="0.07" calcext:value-type="float">
            <text:p>0,07</text:p>
          </table:table-cell>
          <table:table-cell table:style-name="ce12" table:formula="of:=[data.Q401]/[data.Q457]*(LOG([data.R457]*1000)/LOG([data.R401]*1000))" office:value-type="float" office:value="0.758142762953055" calcext:value-type="float">
            <text:p>0,76</text:p>
          </table:table-cell>
          <table:table-cell table:style-name="ce12" table:formula="of:=[data.Q401]/[data.Q457]*(LOG([data.S457]*1000)/LOG([data.S401]*1000))" office:value-type="float" office:value="1.05729011271433" calcext:value-type="float">
            <text:p>1,0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2343028" calcext:value-type="float">
            <text:p>2343028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1.82" calcext:value-type="float">
            <text:p>1,82</text:p>
          </table:table-cell>
          <table:table-cell table:style-name="ce7" office:value-type="float" office:value="1.83" calcext:value-type="float">
            <text:p>1,83</text:p>
          </table:table-cell>
          <table:table-cell table:style-name="ce7" office:value-type="float" office:value="1.82" calcext:value-type="float">
            <text:p>1,82</text:p>
          </table:table-cell>
          <table:table-cell table:style-name="ce7" office:value-type="float" office:value="1.81" calcext:value-type="float">
            <text:p>1,81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28" table:formula="of:=[data.E402]/([data.C402]*[data.D402])" office:value-type="float" office:value="2.20732185250782" calcext:value-type="float">
            <text:p>2,21</text:p>
          </table:table-cell>
          <table:table-cell table:style-name="ce5" table:formula="of:=[data.B402]/[data.E402]" office:value-type="float" office:value="1.35911990808475" calcext:value-type="float">
            <text:p>1,359</text:p>
          </table:table-cell>
          <table:table-cell table:style-name="ce7" table:formula="of:=AVERAGE([data.F402:.J402])" office:value-type="float" office:value="1.818" calcext:value-type="float">
            <text:p>1,82</text:p>
          </table:table-cell>
          <table:table-cell table:style-name="ce9" table:formula="of:=AVERAGE([data.K402:.O402])" office:value-type="float" office:value="0.098" calcext:value-type="float">
            <text:p>0,10</text:p>
          </table:table-cell>
          <table:table-cell table:style-name="ce12" table:formula="of:=[data.Q402]/[data.Q458]*(LOG([data.R458]*1000)/LOG([data.R402]*1000))" office:value-type="float" office:value="0.809234717434573" calcext:value-type="float">
            <text:p>0,81</text:p>
          </table:table-cell>
          <table:table-cell table:style-name="ce12" table:formula="of:=[data.Q402]/[data.Q458]*(LOG([data.S458]*1000)/LOG([data.S402]*1000))" office:value-type="float" office:value="1.1953775485319" calcext:value-type="float">
            <text:p>1,2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2447938" calcext:value-type="float">
            <text:p>2447938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1.94" calcext:value-type="float">
            <text:p>1,94</text:p>
          </table:table-cell>
          <table:table-cell table:style-name="ce7" office:value-type="float" office:value="1.92" calcext:value-type="float">
            <text:p>1,92</text:p>
          </table:table-cell>
          <table:table-cell table:style-name="ce7" office:value-type="float" office:value="1.95" calcext:value-type="float">
            <text:p>1,95</text:p>
          </table:table-cell>
          <table:table-cell table:style-name="ce7" office:value-type="float" office:value="1.96" calcext:value-type="float">
            <text:p>1,9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403]/([data.C403]*[data.D403])" office:value-type="float" office:value="2.58644743292817" calcext:value-type="float">
            <text:p>2,59</text:p>
          </table:table-cell>
          <table:table-cell table:style-name="ce5" table:formula="of:=[data.B403]/[data.E403]" office:value-type="float" office:value="1.15989865756404" calcext:value-type="float">
            <text:p>1,160</text:p>
          </table:table-cell>
          <table:table-cell table:style-name="ce7" table:formula="of:=AVERAGE([data.F403:.J403])" office:value-type="float" office:value="1.992" calcext:value-type="float">
            <text:p>1,99</text:p>
          </table:table-cell>
          <table:table-cell table:style-name="ce9" table:formula="of:=AVERAGE([data.K403:.O403])" office:value-type="float" office:value="0.08" calcext:value-type="float">
            <text:p>0,08</text:p>
          </table:table-cell>
          <table:table-cell table:style-name="ce12" table:formula="of:=[data.Q403]/[data.Q459]*(LOG([data.R459]*1000)/LOG([data.R403]*1000))" office:value-type="float" office:value="0.726116559284256" calcext:value-type="float">
            <text:p>0,73</text:p>
          </table:table-cell>
          <table:table-cell table:style-name="ce12" table:formula="of:=[data.Q403]/[data.Q459]*(LOG([data.S459]*1000)/LOG([data.S403]*1000))" office:value-type="float" office:value="1.13290752377501" calcext:value-type="float">
            <text:p>1,1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920243" calcext:value-type="float">
            <text:p>1920243</text:p>
          </table:table-cell>
          <table:table-cell table:style-name="ce7" office:value-type="float" office:value="1.52" calcext:value-type="float">
            <text:p>1,52</text:p>
          </table:table-cell>
          <table:table-cell table:number-columns-repeated="2" table:style-name="ce7" office:value-type="float" office:value="1.5" calcext:value-type="float">
            <text:p>1,50</text:p>
          </table:table-cell>
          <table:table-cell table:style-name="ce7" office:value-type="float" office:value="1.53" calcext:value-type="float">
            <text:p>1,53</text:p>
          </table:table-cell>
          <table:table-cell table:style-name="ce7" office:value-type="float" office:value="1.54" calcext:value-type="float">
            <text:p>1,54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data.E404]/([data.C404]*[data.D404])" office:value-type="float" office:value="1.63252652519894" calcext:value-type="float">
            <text:p>1,63</text:p>
          </table:table-cell>
          <table:table-cell table:style-name="ce5" table:formula="of:=[data.B404]/[data.E404]" office:value-type="float" office:value="1.83765075565957" calcext:value-type="float">
            <text:p>1,838</text:p>
          </table:table-cell>
          <table:table-cell table:style-name="ce7" table:formula="of:=AVERAGE([data.F404:.J404])" office:value-type="float" office:value="1.518" calcext:value-type="float">
            <text:p>1,52</text:p>
          </table:table-cell>
          <table:table-cell table:style-name="ce9" table:formula="of:=AVERAGE([data.K404:.O404])" office:value-type="float" office:value="0.09" calcext:value-type="float">
            <text:p>0,09</text:p>
          </table:table-cell>
          <table:table-cell table:style-name="ce12" table:formula="of:=[data.Q404]/[data.Q460]*(LOG([data.R460]*1000)/LOG([data.R404]*1000))" office:value-type="float" office:value="0.854876643276087" calcext:value-type="float">
            <text:p>0,85</text:p>
          </table:table-cell>
          <table:table-cell table:style-name="ce12" table:formula="of:=[data.Q404]/[data.Q460]*(LOG([data.S460]*1000)/LOG([data.S404]*1000))" office:value-type="float" office:value="1.21010865168132" calcext:value-type="float">
            <text:p>1,2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043768" calcext:value-type="float">
            <text:p>2043768</text:p>
          </table:table-cell>
          <table:table-cell table:style-name="ce7" office:value-type="float" office:value="1.9" calcext:value-type="float">
            <text:p>1,90</text:p>
          </table:table-cell>
          <table:table-cell table:number-columns-repeated="3" table:style-name="ce7" office:value-type="float" office:value="1.6" calcext:value-type="float">
            <text:p>1,60</text:p>
          </table:table-cell>
          <table:table-cell table:style-name="ce7" office:value-type="float" office:value="1.58" calcext:value-type="float">
            <text:p>1,58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28" table:formula="of:=[data.E405]/([data.C405]*[data.D405])" office:value-type="float" office:value="1.55520856161882" calcext:value-type="float">
            <text:p>1,56</text:p>
          </table:table-cell>
          <table:table-cell table:style-name="ce5" table:formula="of:=[data.B405]/[data.E405]" office:value-type="float" office:value="1.92900955490056" calcext:value-type="float">
            <text:p>1,929</text:p>
          </table:table-cell>
          <table:table-cell table:style-name="ce7" table:formula="of:=AVERAGE([data.F405:.J405])" office:value-type="float" office:value="1.656" calcext:value-type="float">
            <text:p>1,66</text:p>
          </table:table-cell>
          <table:table-cell table:style-name="ce9" table:formula="of:=AVERAGE([data.K405:.O405])" office:value-type="float" office:value="0.096" calcext:value-type="float">
            <text:p>0,10</text:p>
          </table:table-cell>
          <table:table-cell table:style-name="ce12" table:formula="of:=[data.Q405]/[data.Q461]*(LOG([data.R461]*1000)/LOG([data.R405]*1000))" office:value-type="float" office:value="1.02803125782648" calcext:value-type="float">
            <text:p>1,03</text:p>
          </table:table-cell>
          <table:table-cell table:style-name="ce12" table:formula="of:=[data.Q405]/[data.Q461]*(LOG([data.S461]*1000)/LOG([data.S405]*1000))" office:value-type="float" office:value="1.46350164289069" calcext:value-type="float">
            <text:p>1,4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2314580" calcext:value-type="float">
            <text:p>2314580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1.77" calcext:value-type="float">
            <text:p>1,77</text:p>
          </table:table-cell>
          <table:table-cell table:style-name="ce7" office:value-type="float" office:value="1.81" calcext:value-type="float">
            <text:p>1,81</text:p>
          </table:table-cell>
          <table:table-cell table:number-columns-repeated="2" table:style-name="ce7" office:value-type="float" office:value="1.79" calcext:value-type="float">
            <text:p>1,79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data.E406]/([data.C406]*[data.D406])" office:value-type="float" office:value="2.39503398150678" calcext:value-type="float">
            <text:p>2,40</text:p>
          </table:table-cell>
          <table:table-cell table:style-name="ce5" table:formula="of:=[data.B406]/[data.E406]" office:value-type="float" office:value="1.25259874361655" calcext:value-type="float">
            <text:p>1,253</text:p>
          </table:table-cell>
          <table:table-cell table:style-name="ce7" table:formula="of:=AVERAGE([data.F406:.J406])" office:value-type="float" office:value="1.84" calcext:value-type="float">
            <text:p>1,84</text:p>
          </table:table-cell>
          <table:table-cell table:style-name="ce9" table:formula="of:=AVERAGE([data.K406:.O406])" office:value-type="float" office:value="0.09" calcext:value-type="float">
            <text:p>0,09</text:p>
          </table:table-cell>
          <table:table-cell table:style-name="ce12" table:formula="of:=[data.Q406]/[data.Q462]*(LOG([data.R462]*1000)/LOG([data.R406]*1000))" office:value-type="float" office:value="0.77110961978789" calcext:value-type="float">
            <text:p>0,77</text:p>
          </table:table-cell>
          <table:table-cell table:style-name="ce12" table:formula="of:=[data.Q406]/[data.Q462]*(LOG([data.S462]*1000)/LOG([data.S406]*1000))" office:value-type="float" office:value="1.15780716818178" calcext:value-type="float">
            <text:p>1,1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1767257" calcext:value-type="float">
            <text:p>1767257</text:p>
          </table:table-cell>
          <table:table-cell table:style-name="ce7" office:value-type="float" office:value="1.29" calcext:value-type="float">
            <text:p>1,29</text:p>
          </table:table-cell>
          <table:table-cell table:style-name="ce7" office:value-type="float" office:value="1.3" calcext:value-type="float">
            <text:p>1,30</text:p>
          </table:table-cell>
          <table:table-cell table:style-name="ce7" office:value-type="float" office:value="1.29" calcext:value-type="float">
            <text:p>1,29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1.29" calcext:value-type="float">
            <text:p>1,29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data.E407]/([data.C407]*[data.D407])" office:value-type="float" office:value="1.78404126017573" calcext:value-type="float">
            <text:p>1,78</text:p>
          </table:table-cell>
          <table:table-cell table:style-name="ce5" table:formula="of:=[data.B407]/[data.E407]" office:value-type="float" office:value="1.68158451204324" calcext:value-type="float">
            <text:p>1,682</text:p>
          </table:table-cell>
          <table:table-cell table:style-name="ce7" table:formula="of:=AVERAGE([data.F407:.J407])" office:value-type="float" office:value="1.288" calcext:value-type="float">
            <text:p>1,29</text:p>
          </table:table-cell>
          <table:table-cell table:style-name="ce9" table:formula="of:=AVERAGE([data.K407:.O407])" office:value-type="float" office:value="0.086" calcext:value-type="float">
            <text:p>0,09</text:p>
          </table:table-cell>
          <table:table-cell table:style-name="ce12" table:formula="of:=[data.Q407]/[data.Q463]*(LOG([data.R463]*1000)/LOG([data.R407]*1000))" office:value-type="float" office:value="0.929351600572668" calcext:value-type="float">
            <text:p>0,93</text:p>
          </table:table-cell>
          <table:table-cell table:style-name="ce12" table:formula="of:=[data.Q407]/[data.Q463]*(LOG([data.S463]*1000)/LOG([data.S407]*1000))" office:value-type="float" office:value="1.32778182873416" calcext:value-type="float">
            <text:p>1,3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2152143" calcext:value-type="float">
            <text:p>2152143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66" calcext:value-type="float">
            <text:p>1,66</text:p>
          </table:table-cell>
          <table:table-cell table:style-name="ce7" office:value-type="float" office:value="1.68" calcext:value-type="float">
            <text:p>1,68</text:p>
          </table:table-cell>
          <table:table-cell table:number-columns-repeated="2" table:style-name="ce7" office:value-type="float" office:value="1.67" calcext:value-type="float">
            <text:p>1,6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data.E408]/([data.C408]*[data.D408])" office:value-type="float" office:value="2.17388181818182" calcext:value-type="float">
            <text:p>2,17</text:p>
          </table:table-cell>
          <table:table-cell table:style-name="ce5" table:formula="of:=[data.B408]/[data.E408]" office:value-type="float" office:value="1.38002725655312" calcext:value-type="float">
            <text:p>1,380</text:p>
          </table:table-cell>
          <table:table-cell table:style-name="ce7" table:formula="of:=AVERAGE([data.F408:.J408])" office:value-type="float" office:value="1.68" calcext:value-type="float">
            <text:p>1,68</text:p>
          </table:table-cell>
          <table:table-cell table:style-name="ce9" table:formula="of:=AVERAGE([data.K408:.O408])" office:value-type="float" office:value="0.086" calcext:value-type="float">
            <text:p>0,09</text:p>
          </table:table-cell>
          <table:table-cell table:style-name="ce12" table:formula="of:=[data.Q408]/[data.Q464]*(LOG([data.R464]*1000)/LOG([data.R408]*1000))" office:value-type="float" office:value="0.716971342481075" calcext:value-type="float">
            <text:p>0,72</text:p>
          </table:table-cell>
          <table:table-cell table:style-name="ce12" table:formula="of:=[data.Q408]/[data.Q464]*(LOG([data.S464]*1000)/LOG([data.S408]*1000))" office:value-type="float" office:value="1.06007293742036" calcext:value-type="float">
            <text:p>1,0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1108571" calcext:value-type="float">
            <text:p>1108571</text:p>
          </table:table-cell>
          <table:table-cell table:style-name="ce7" office:value-type="float" office:value="0.91" calcext:value-type="float">
            <text:p>0,91</text:p>
          </table:table-cell>
          <table:table-cell table:style-name="ce7" office:value-type="float" office:value="0.88" calcext:value-type="float">
            <text:p>0,88</text:p>
          </table:table-cell>
          <table:table-cell table:style-name="ce7" office:value-type="float" office:value="0.87" calcext:value-type="float">
            <text:p>0,87</text:p>
          </table:table-cell>
          <table:table-cell table:number-columns-repeated="2" table:style-name="ce7" office:value-type="float" office:value="0.88" calcext:value-type="float">
            <text:p>0,88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3" table:style-name="ce9" office:value-type="float" office:value="0.06" calcext:value-type="float">
            <text:p>0,06</text:p>
          </table:table-cell>
          <table:table-cell table:style-name="ce28" table:formula="of:=[data.E409]/([data.C409]*[data.D409])" office:value-type="float" office:value="1.19297647129722" calcext:value-type="float">
            <text:p>1,19</text:p>
          </table:table-cell>
          <table:table-cell table:style-name="ce5" table:formula="of:=[data.B409]/[data.E409]" office:value-type="float" office:value="2.51473293095345" calcext:value-type="float">
            <text:p>2,515</text:p>
          </table:table-cell>
          <table:table-cell table:style-name="ce7" table:formula="of:=AVERAGE([data.F409:.J409])" office:value-type="float" office:value="0.884" calcext:value-type="float">
            <text:p>0,88</text:p>
          </table:table-cell>
          <table:table-cell table:style-name="ce9" table:formula="of:=AVERAGE([data.K409:.O409])" office:value-type="float" office:value="0.062" calcext:value-type="float">
            <text:p>0,06</text:p>
          </table:table-cell>
          <table:table-cell table:style-name="ce12" table:formula="of:=[data.Q409]/[data.Q465]*(LOG([data.R465]*1000)/LOG([data.R409]*1000))" office:value-type="float" office:value="0.97797371102461" calcext:value-type="float">
            <text:p>0,98</text:p>
          </table:table-cell>
          <table:table-cell table:style-name="ce12" table:formula="of:=[data.Q409]/[data.Q465]*(LOG([data.S465]*1000)/LOG([data.S409]*1000))" office:value-type="float" office:value="1.40956567865562" calcext:value-type="float">
            <text:p>1,4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1710733" calcext:value-type="float">
            <text:p>1710733</text:p>
          </table:table-cell>
          <table:table-cell table:style-name="ce7" office:value-type="float" office:value="1.44" calcext:value-type="float">
            <text:p>1,44</text:p>
          </table:table-cell>
          <table:table-cell table:style-name="ce7" office:value-type="float" office:value="1.41" calcext:value-type="float">
            <text:p>1,41</text:p>
          </table:table-cell>
          <table:table-cell table:style-name="ce7" office:value-type="float" office:value="1.38" calcext:value-type="float">
            <text:p>1,38</text:p>
          </table:table-cell>
          <table:table-cell table:style-name="ce7" office:value-type="float" office:value="1.39" calcext:value-type="float">
            <text:p>1,39</text:p>
          </table:table-cell>
          <table:table-cell table:style-name="ce7" office:value-type="float" office:value="1.38" calcext:value-type="float">
            <text:p>1,38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410]/([data.C410]*[data.D410])" office:value-type="float" office:value="1.42418664668665" calcext:value-type="float">
            <text:p>1,42</text:p>
          </table:table-cell>
          <table:table-cell table:style-name="ce5" table:formula="of:=[data.B410]/[data.E410]" office:value-type="float" office:value="2.10647482687246" calcext:value-type="float">
            <text:p>2,106</text:p>
          </table:table-cell>
          <table:table-cell table:style-name="ce7" table:formula="of:=AVERAGE([data.F410:.J410])" office:value-type="float" office:value="1.4" calcext:value-type="float">
            <text:p>1,40</text:p>
          </table:table-cell>
          <table:table-cell table:style-name="ce9" table:formula="of:=AVERAGE([data.K410:.O410])" office:value-type="float" office:value="0.094" calcext:value-type="float">
            <text:p>0,09</text:p>
          </table:table-cell>
          <table:table-cell table:style-name="ce12" table:formula="of:=[data.Q410]/[data.Q466]*(LOG([data.R466]*1000)/LOG([data.R410]*1000))" office:value-type="float" office:value="1.02905219934496" calcext:value-type="float">
            <text:p>1,03</text:p>
          </table:table-cell>
          <table:table-cell table:style-name="ce12" table:formula="of:=[data.Q410]/[data.Q466]*(LOG([data.S466]*1000)/LOG([data.S410]*1000))" office:value-type="float" office:value="1.46989988856711" calcext:value-type="float">
            <text:p>1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2312349" calcext:value-type="float">
            <text:p>2312349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1.95" calcext:value-type="float">
            <text:p>1,95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1.95" calcext:value-type="float">
            <text:p>1,95</text:p>
          </table:table-cell>
          <table:table-cell table:style-name="ce7" office:value-type="float" office:value="1.91" calcext:value-type="float">
            <text:p>1,91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data.E411]/([data.C411]*[data.D411])" office:value-type="float" office:value="1.8288575794389" calcext:value-type="float">
            <text:p>1,83</text:p>
          </table:table-cell>
          <table:table-cell table:style-name="ce5" table:formula="of:=[data.B411]/[data.E411]" office:value-type="float" office:value="1.64037522017654" calcext:value-type="float">
            <text:p>1,640</text:p>
          </table:table-cell>
          <table:table-cell table:style-name="ce7" table:formula="of:=AVERAGE([data.F411:.J411])" office:value-type="float" office:value="1.998" calcext:value-type="float">
            <text:p>2,00</text:p>
          </table:table-cell>
          <table:table-cell table:style-name="ce9" table:formula="of:=AVERAGE([data.K411:.O411])" office:value-type="float" office:value="0.114" calcext:value-type="float">
            <text:p>0,11</text:p>
          </table:table-cell>
          <table:table-cell table:style-name="ce12" table:formula="of:=[data.Q411]/[data.Q467]*(LOG([data.R467]*1000)/LOG([data.R411]*1000))" office:value-type="float" office:value="0.731348803778046" calcext:value-type="float">
            <text:p>0,73</text:p>
          </table:table-cell>
          <table:table-cell table:style-name="ce12" table:formula="of:=[data.Q411]/[data.Q467]*(LOG([data.S467]*1000)/LOG([data.S411]*1000))" office:value-type="float" office:value="1.02748834154976" calcext:value-type="float">
            <text:p>1,0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442239" calcext:value-type="float">
            <text:p>1442239</text:p>
          </table:table-cell>
          <table:table-cell table:style-name="ce7" office:value-type="float" office:value="1.4" calcext:value-type="float">
            <text:p>1,40</text:p>
          </table:table-cell>
          <table:table-cell table:number-columns-repeated="4" table:style-name="ce7" office:value-type="float" office:value="1.16" calcext:value-type="float">
            <text:p>1,16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data.E412]/([data.C412]*[data.D412])" office:value-type="float" office:value="1.50151896889185" calcext:value-type="float">
            <text:p>1,50</text:p>
          </table:table-cell>
          <table:table-cell table:style-name="ce5" table:formula="of:=[data.B412]/[data.E412]" office:value-type="float" office:value="1.99798785083471" calcext:value-type="float">
            <text:p>1,998</text:p>
          </table:table-cell>
          <table:table-cell table:style-name="ce7" table:formula="of:=AVERAGE([data.F412:.J412])" office:value-type="float" office:value="1.208" calcext:value-type="float">
            <text:p>1,21</text:p>
          </table:table-cell>
          <table:table-cell table:style-name="ce9" table:formula="of:=AVERAGE([data.K412:.O412])" office:value-type="float" office:value="0.07" calcext:value-type="float">
            <text:p>0,07</text:p>
          </table:table-cell>
          <table:table-cell table:style-name="ce12" table:formula="of:=[data.Q412]/[data.Q468]*(LOG([data.R468]*1000)/LOG([data.R412]*1000))" office:value-type="float" office:value="0.788761674469158" calcext:value-type="float">
            <text:p>0,79</text:p>
          </table:table-cell>
          <table:table-cell table:style-name="ce12" table:formula="of:=[data.Q412]/[data.Q468]*(LOG([data.S468]*1000)/LOG([data.S412]*1000))" office:value-type="float" office:value="1.13095310855713" calcext:value-type="float">
            <text:p>1,1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00958" calcext:value-type="float">
            <text:p>1200958</text:p>
          </table:table-cell>
          <table:table-cell table:style-name="ce7" office:value-type="float" office:value="0.98" calcext:value-type="float">
            <text:p>0,98</text:p>
          </table:table-cell>
          <table:table-cell table:style-name="ce7" office:value-type="float" office:value="0.97" calcext:value-type="float">
            <text:p>0,97</text:p>
          </table:table-cell>
          <table:table-cell table:style-name="ce7" office:value-type="float" office:value="0.96" calcext:value-type="float">
            <text:p>0,96</text:p>
          </table:table-cell>
          <table:table-cell table:number-columns-repeated="2" table:style-name="ce7" office:value-type="float" office:value="0.95" calcext:value-type="float">
            <text:p>0,95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6" calcext:value-type="float">
            <text:p>0,06</text:p>
          </table:table-cell>
          <table:table-cell table:style-name="ce9" office:value-type="float" office:value="0.07" calcext:value-type="float">
            <text:p>0,07</text:p>
          </table:table-cell>
          <table:table-cell table:style-name="ce28" table:formula="of:=[data.E413]/([data.C413]*[data.D413])" office:value-type="float" office:value="1.23346219578328" calcext:value-type="float">
            <text:p>1,23</text:p>
          </table:table-cell>
          <table:table-cell table:style-name="ce5" table:formula="of:=[data.B413]/[data.E413]" office:value-type="float" office:value="2.43219163367911" calcext:value-type="float">
            <text:p>2,432</text:p>
          </table:table-cell>
          <table:table-cell table:style-name="ce7" table:formula="of:=AVERAGE([data.F413:.J413])" office:value-type="float" office:value="0.962" calcext:value-type="float">
            <text:p>0,96</text:p>
          </table:table-cell>
          <table:table-cell table:style-name="ce9" table:formula="of:=AVERAGE([data.K413:.O413])" office:value-type="float" office:value="0.066" calcext:value-type="float">
            <text:p>0,07</text:p>
          </table:table-cell>
          <table:table-cell table:style-name="ce12" table:formula="of:=[data.Q413]/[data.Q469]*(LOG([data.R469]*1000)/LOG([data.R413]*1000))" office:value-type="float" office:value="0.911444530171133" calcext:value-type="float">
            <text:p>0,91</text:p>
          </table:table-cell>
          <table:table-cell table:style-name="ce12" table:formula="of:=[data.Q413]/[data.Q469]*(LOG([data.S469]*1000)/LOG([data.S413]*1000))" office:value-type="float" office:value="1.29843090522049" calcext:value-type="float">
            <text:p>1,3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517469" calcext:value-type="float">
            <text:p>1517469</text:p>
          </table:table-cell>
          <table:table-cell table:style-name="ce7" office:value-type="float" office:value="1.3" calcext:value-type="float">
            <text:p>1,30</text:p>
          </table:table-cell>
          <table:table-cell table:style-name="ce7" office:value-type="float" office:value="1.31" calcext:value-type="float">
            <text:p>1,31</text:p>
          </table:table-cell>
          <table:table-cell table:style-name="ce7" office:value-type="float" office:value="1.28" calcext:value-type="float">
            <text:p>1,28</text:p>
          </table:table-cell>
          <table:table-cell table:style-name="ce7" office:value-type="float" office:value="1.29" calcext:value-type="float">
            <text:p>1,29</text:p>
          </table:table-cell>
          <table:table-cell table:style-name="ce7" office:value-type="float" office:value="1.26" calcext:value-type="float">
            <text:p>1,2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414]/([data.C414]*[data.D414])" office:value-type="float" office:value="1.55853963650108" calcext:value-type="float">
            <text:p>1,56</text:p>
          </table:table-cell>
          <table:table-cell table:style-name="ce5" table:formula="of:=[data.B414]/[data.E414]" office:value-type="float" office:value="1.92488940466" calcext:value-type="float">
            <text:p>1,925</text:p>
          </table:table-cell>
          <table:table-cell table:style-name="ce7" table:formula="of:=AVERAGE([data.F414:.J414])" office:value-type="float" office:value="1.288" calcext:value-type="float">
            <text:p>1,29</text:p>
          </table:table-cell>
          <table:table-cell table:style-name="ce9" table:formula="of:=AVERAGE([data.K414:.O414])" office:value-type="float" office:value="0.08" calcext:value-type="float">
            <text:p>0,08</text:p>
          </table:table-cell>
          <table:table-cell table:style-name="ce12" table:formula="of:=[data.Q414]/[data.Q470]*(LOG([data.R470]*1000)/LOG([data.R414]*1000))" office:value-type="float" office:value="0.847973631497557" calcext:value-type="float">
            <text:p>0,85</text:p>
          </table:table-cell>
          <table:table-cell table:style-name="ce12" table:formula="of:=[data.Q414]/[data.Q470]*(LOG([data.S470]*1000)/LOG([data.S414]*1000))" office:value-type="float" office:value="1.21619801642446" calcext:value-type="float">
            <text:p>1,2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2093076" calcext:value-type="float">
            <text:p>2093076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1.66" calcext:value-type="float">
            <text:p>1,66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1.64" calcext:value-type="float">
            <text:p>1,64</text:p>
          </table:table-cell>
          <table:table-cell table:style-name="ce7" office:value-type="float" office:value="1.65" calcext:value-type="float">
            <text:p>1,65</text:p>
          </table:table-cell>
          <table:table-cell table:number-columns-repeated="4"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data.E415]/([data.C415]*[data.D415])" office:value-type="float" office:value="2.21742944317315" calcext:value-type="float">
            <text:p>2,22</text:p>
          </table:table-cell>
          <table:table-cell table:style-name="ce5" table:formula="of:=[data.B415]/[data.E415]" office:value-type="float" office:value="1.35292555072057" calcext:value-type="float">
            <text:p>1,353</text:p>
          </table:table-cell>
          <table:table-cell table:style-name="ce7" table:formula="of:=AVERAGE([data.F415:.J415])" office:value-type="float" office:value="1.662" calcext:value-type="float">
            <text:p>1,66</text:p>
          </table:table-cell>
          <table:table-cell table:style-name="ce9" table:formula="of:=AVERAGE([data.K415:.O415])" office:value-type="float" office:value="0.082" calcext:value-type="float">
            <text:p>0,08</text:p>
          </table:table-cell>
          <table:table-cell table:style-name="ce12" table:formula="of:=[data.Q415]/[data.Q471]*(LOG([data.R471]*1000)/LOG([data.R415]*1000))" office:value-type="float" office:value="0.757465331827089" calcext:value-type="float">
            <text:p>0,76</text:p>
          </table:table-cell>
          <table:table-cell table:style-name="ce12" table:formula="of:=[data.Q415]/[data.Q471]*(LOG([data.S471]*1000)/LOG([data.S415]*1000))" office:value-type="float" office:value="1.14298821336004" calcext:value-type="float">
            <text:p>1,1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58994" calcext:value-type="float">
            <text:p>1558994</text:p>
          </table:table-cell>
          <table:table-cell table:style-name="ce7" office:value-type="float" office:value="1.26" calcext:value-type="float">
            <text:p>1,26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office:value-type="float" office:value="1.26" calcext:value-type="float">
            <text:p>1,26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1.25" calcext:value-type="float">
            <text:p>1,25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416]/([data.C416]*[data.D416])" office:value-type="float" office:value="1.39227716335162" calcext:value-type="float">
            <text:p>1,39</text:p>
          </table:table-cell>
          <table:table-cell table:style-name="ce5" table:formula="of:=[data.B416]/[data.E416]" office:value-type="float" office:value="2.15475364241299" calcext:value-type="float">
            <text:p>2,155</text:p>
          </table:table-cell>
          <table:table-cell table:style-name="ce7" table:formula="of:=AVERAGE([data.F416:.J416])" office:value-type="float" office:value="1.258" calcext:value-type="float">
            <text:p>1,26</text:p>
          </table:table-cell>
          <table:table-cell table:style-name="ce9" table:formula="of:=AVERAGE([data.K416:.O416])" office:value-type="float" office:value="0.08" calcext:value-type="float">
            <text:p>0,08</text:p>
          </table:table-cell>
          <table:table-cell table:style-name="ce12" table:formula="of:=[data.Q416]/[data.Q472]*(LOG([data.R472]*1000)/LOG([data.R416]*1000))" office:value-type="float" office:value="1.01090282309964" calcext:value-type="float">
            <text:p>1,01</text:p>
          </table:table-cell>
          <table:table-cell table:style-name="ce12" table:formula="of:=[data.Q416]/[data.Q472]*(LOG([data.S472]*1000)/LOG([data.S416]*1000))" office:value-type="float" office:value="1.5082235895505" calcext:value-type="float">
            <text:p>1,5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2429124" calcext:value-type="float">
            <text:p>2429124</text:p>
          </table:table-cell>
          <table:table-cell table:style-name="ce7" office:value-type="float" office:value="2.11" calcext:value-type="float">
            <text:p>2,11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1.82" calcext:value-type="float">
            <text:p>1,82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417]/([data.C417]*[data.D417])" office:value-type="float" office:value="1.88994528852677" calcext:value-type="float">
            <text:p>1,89</text:p>
          </table:table-cell>
          <table:table-cell table:style-name="ce5" table:formula="of:=[data.B417]/[data.E417]" office:value-type="float" office:value="1.58735412436747" calcext:value-type="float">
            <text:p>1,587</text:p>
          </table:table-cell>
          <table:table-cell table:style-name="ce7" table:formula="of:=AVERAGE([data.F417:.J417])" office:value-type="float" office:value="1.914" calcext:value-type="float">
            <text:p>1,91</text:p>
          </table:table-cell>
          <table:table-cell table:style-name="ce9" table:formula="of:=AVERAGE([data.K417:.O417])" office:value-type="float" office:value="0.11" calcext:value-type="float">
            <text:p>0,11</text:p>
          </table:table-cell>
          <table:table-cell table:style-name="ce12" table:formula="of:=[data.Q417]/[data.Q473]*(LOG([data.R473]*1000)/LOG([data.R417]*1000))" office:value-type="float" office:value="0.810056165620481" calcext:value-type="float">
            <text:p>0,81</text:p>
          </table:table-cell>
          <table:table-cell table:style-name="ce12" table:formula="of:=[data.Q417]/[data.Q473]*(LOG([data.S473]*1000)/LOG([data.S417]*1000))" office:value-type="float" office:value="1.11694174525467" calcext:value-type="float">
            <text:p>1,1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1691624" calcext:value-type="float">
            <text:p>1691624</text:p>
          </table:table-cell>
          <table:table-cell table:style-name="ce7" office:value-type="float" office:value="1.34" calcext:value-type="float">
            <text:p>1,34</text:p>
          </table:table-cell>
          <table:table-cell table:style-name="ce7" office:value-type="float" office:value="1.32" calcext:value-type="float">
            <text:p>1,32</text:p>
          </table:table-cell>
          <table:table-cell table:style-name="ce7" office:value-type="float" office:value="1.33" calcext:value-type="float">
            <text:p>1,33</text:p>
          </table:table-cell>
          <table:table-cell table:style-name="ce7" office:value-type="float" office:value="1.34" calcext:value-type="float">
            <text:p>1,34</text:p>
          </table:table-cell>
          <table:table-cell table:style-name="ce7" office:value-type="float" office:value="1.33" calcext:value-type="float">
            <text:p>1,33</text:p>
          </table:table-cell>
          <table:table-cell table:number-columns-repeated="4"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data.E418]/([data.C418]*[data.D418])" office:value-type="float" office:value="1.50650470219436" calcext:value-type="float">
            <text:p>1,51</text:p>
          </table:table-cell>
          <table:table-cell table:style-name="ce5" table:formula="of:=[data.B418]/[data.E418]" office:value-type="float" office:value="1.99137396962918" calcext:value-type="float">
            <text:p>1,991</text:p>
          </table:table-cell>
          <table:table-cell table:style-name="ce7" table:formula="of:=AVERAGE([data.F418:.J418])" office:value-type="float" office:value="1.332" calcext:value-type="float">
            <text:p>1,33</text:p>
          </table:table-cell>
          <table:table-cell table:style-name="ce9" table:formula="of:=AVERAGE([data.K418:.O418])" office:value-type="float" office:value="0.082" calcext:value-type="float">
            <text:p>0,08</text:p>
          </table:table-cell>
          <table:table-cell table:style-name="ce12" table:formula="of:=[data.Q418]/[data.Q474]*(LOG([data.R474]*1000)/LOG([data.R418]*1000))" office:value-type="float" office:value="0.90553049273643" calcext:value-type="float">
            <text:p>0,91</text:p>
          </table:table-cell>
          <table:table-cell table:style-name="ce12" table:formula="of:=[data.Q418]/[data.Q474]*(LOG([data.S474]*1000)/LOG([data.S418]*1000))" office:value-type="float" office:value="1.24798644045598" calcext:value-type="float">
            <text:p>1,2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668531" calcext:value-type="float">
            <text:p>1668531</text:p>
          </table:table-cell>
          <table:table-cell table:style-name="ce7" office:value-type="float" office:value="1.35" calcext:value-type="float">
            <text:p>1,35</text:p>
          </table:table-cell>
          <table:table-cell table:number-columns-repeated="3" table:style-name="ce7" office:value-type="float" office:value="1.31" calcext:value-type="float">
            <text:p>1,31</text:p>
          </table:table-cell>
          <table:table-cell table:style-name="ce7" office:value-type="float" office:value="1.32" calcext:value-type="float">
            <text:p>1,32</text:p>
          </table:table-cell>
          <table:table-cell table:number-columns-repeated="5" table:style-name="ce9" office:value-type="float" office:value="0.07" calcext:value-type="float">
            <text:p>0,07</text:p>
          </table:table-cell>
          <table:table-cell table:style-name="ce28" table:formula="of:=[data.E419]/([data.C419]*[data.D419])" office:value-type="float" office:value="1.79711841697112" calcext:value-type="float">
            <text:p>1,80</text:p>
          </table:table-cell>
          <table:table-cell table:style-name="ce5" table:formula="of:=[data.B419]/[data.E419]" office:value-type="float" office:value="1.66934866658156" calcext:value-type="float">
            <text:p>1,669</text:p>
          </table:table-cell>
          <table:table-cell table:style-name="ce7" table:formula="of:=AVERAGE([data.F419:.J419])" office:value-type="float" office:value="1.32" calcext:value-type="float">
            <text:p>1,32</text:p>
          </table:table-cell>
          <table:table-cell table:style-name="ce9" table:formula="of:=AVERAGE([data.K419:.O419])" office:value-type="float" office:value="0.07" calcext:value-type="float">
            <text:p>0,07</text:p>
          </table:table-cell>
          <table:table-cell table:style-name="ce12" table:formula="of:=[data.Q419]/[data.Q475]*(LOG([data.R475]*1000)/LOG([data.R419]*1000))" office:value-type="float" office:value="0.78150529538706" calcext:value-type="float">
            <text:p>0,78</text:p>
          </table:table-cell>
          <table:table-cell table:style-name="ce12" table:formula="of:=[data.Q419]/[data.Q475]*(LOG([data.S475]*1000)/LOG([data.S419]*1000))" office:value-type="float" office:value="1.17467506526131" calcext:value-type="float">
            <text:p>1,1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519341" calcext:value-type="float">
            <text:p>2519341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2.05" calcext:value-type="float">
            <text:p>2,05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2" calcext:value-type="float">
            <text:p>2,00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28" table:formula="of:=[data.E420]/([data.C420]*[data.D420])" office:value-type="float" office:value="1.91846887459983" calcext:value-type="float">
            <text:p>1,92</text:p>
          </table:table-cell>
          <table:table-cell table:style-name="ce5" table:formula="of:=[data.B420]/[data.E420]" office:value-type="float" office:value="1.56375337836363" calcext:value-type="float">
            <text:p>1,564</text:p>
          </table:table-cell>
          <table:table-cell table:style-name="ce7" table:formula="of:=AVERAGE([data.F420:.J420])" office:value-type="float" office:value="2.006" calcext:value-type="float">
            <text:p>2,01</text:p>
          </table:table-cell>
          <table:table-cell table:style-name="ce9" table:formula="of:=AVERAGE([data.K420:.O420])" office:value-type="float" office:value="0.102" calcext:value-type="float">
            <text:p>0,10</text:p>
          </table:table-cell>
          <table:table-cell table:style-name="ce12" table:formula="of:=[data.Q420]/[data.Q476]*(LOG([data.R476]*1000)/LOG([data.R420]*1000))" office:value-type="float" office:value="0.764001024950446" calcext:value-type="float">
            <text:p>0,76</text:p>
          </table:table-cell>
          <table:table-cell table:style-name="ce12" table:formula="of:=[data.Q420]/[data.Q476]*(LOG([data.S476]*1000)/LOG([data.S420]*1000))" office:value-type="float" office:value="1.09751073285743" calcext:value-type="float">
            <text:p>1,1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2122553" calcext:value-type="float">
            <text:p>2122553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1.83" calcext:value-type="float">
            <text:p>1,83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1.79" calcext:value-type="float">
            <text:p>1,79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421]/([data.C421]*[data.D421])" office:value-type="float" office:value="1.89947827176403" calcext:value-type="float">
            <text:p>1,90</text:p>
          </table:table-cell>
          <table:table-cell table:style-name="ce5" table:formula="of:=[data.B421]/[data.E421]" office:value-type="float" office:value="1.57938859477243" calcext:value-type="float">
            <text:p>1,579</text:p>
          </table:table-cell>
          <table:table-cell table:style-name="ce7" table:formula="of:=AVERAGE([data.F421:.J421])" office:value-type="float" office:value="1.86" calcext:value-type="float">
            <text:p>1,86</text:p>
          </table:table-cell>
          <table:table-cell table:style-name="ce9" table:formula="of:=AVERAGE([data.K421:.O421])" office:value-type="float" office:value="0.1" calcext:value-type="float">
            <text:p>0,10</text:p>
          </table:table-cell>
          <table:table-cell table:style-name="ce12" table:formula="of:=[data.Q421]/[data.Q477]*(LOG([data.R477]*1000)/LOG([data.R421]*1000))" office:value-type="float" office:value="0.820905463681799" calcext:value-type="float">
            <text:p>0,82</text:p>
          </table:table-cell>
          <table:table-cell table:style-name="ce12" table:formula="of:=[data.Q421]/[data.Q477]*(LOG([data.S477]*1000)/LOG([data.S421]*1000))" office:value-type="float" office:value="1.20462579917927" calcext:value-type="float">
            <text:p>1,2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922191" calcext:value-type="float">
            <text:p>2922191</text:p>
          </table:table-cell>
          <table:table-cell table:number-columns-repeated="2" table:style-name="ce7" office:value-type="float" office:value="2.23" calcext:value-type="float">
            <text:p>2,23</text:p>
          </table:table-cell>
          <table:table-cell table:style-name="ce7" office:value-type="float" office:value="2.21" calcext:value-type="float">
            <text:p>2,21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2.23" calcext:value-type="float">
            <text:p>2,23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422]/([data.C422]*[data.D422])" office:value-type="float" office:value="2.23477439583971" calcext:value-type="float">
            <text:p>2,23</text:p>
          </table:table-cell>
          <table:table-cell table:style-name="ce5" table:formula="of:=[data.B422]/[data.E422]" office:value-type="float" office:value="1.34242286010736" calcext:value-type="float">
            <text:p>1,342</text:p>
          </table:table-cell>
          <table:table-cell table:style-name="ce7" table:formula="of:=AVERAGE([data.F422:.J422])" office:value-type="float" office:value="2.22" calcext:value-type="float">
            <text:p>2,22</text:p>
          </table:table-cell>
          <table:table-cell table:style-name="ce9" table:formula="of:=AVERAGE([data.K422:.O422])" office:value-type="float" office:value="0.11" calcext:value-type="float">
            <text:p>0,11</text:p>
          </table:table-cell>
          <table:table-cell table:style-name="ce12" table:formula="of:=[data.Q422]/[data.Q478]*(LOG([data.R478]*1000)/LOG([data.R422]*1000))" office:value-type="float" office:value="0.767789594468663" calcext:value-type="float">
            <text:p>0,77</text:p>
          </table:table-cell>
          <table:table-cell table:style-name="ce12" table:formula="of:=[data.Q422]/[data.Q478]*(LOG([data.S478]*1000)/LOG([data.S422]*1000))" office:value-type="float" office:value="1.10952920978087" calcext:value-type="float">
            <text:p>1,1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930774" calcext:value-type="float">
            <text:p>1930774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54" calcext:value-type="float">
            <text:p>1,54</text:p>
          </table:table-cell>
          <table:table-cell table:style-name="ce7" office:value-type="float" office:value="1.56" calcext:value-type="float">
            <text:p>1,56</text:p>
          </table:table-cell>
          <table:table-cell table:number-columns-repeated="2" table:style-name="ce7" office:value-type="float" office:value="1.54" calcext:value-type="float">
            <text:p>1,54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data.E423]/([data.C423]*[data.D423])" office:value-type="float" office:value="1.50296892514634" calcext:value-type="float">
            <text:p>1,50</text:p>
          </table:table-cell>
          <table:table-cell table:style-name="ce5" table:formula="of:=[data.B423]/[data.E423]" office:value-type="float" office:value="1.99605805754583" calcext:value-type="float">
            <text:p>1,996</text:p>
          </table:table-cell>
          <table:table-cell table:style-name="ce7" table:formula="of:=AVERAGE([data.F423:.J423])" office:value-type="float" office:value="1.562" calcext:value-type="float">
            <text:p>1,56</text:p>
          </table:table-cell>
          <table:table-cell table:style-name="ce9" table:formula="of:=AVERAGE([data.K423:.O423])" office:value-type="float" office:value="0.092" calcext:value-type="float">
            <text:p>0,09</text:p>
          </table:table-cell>
          <table:table-cell table:style-name="ce12" table:formula="of:=[data.Q423]/[data.Q479]*(LOG([data.R479]*1000)/LOG([data.R423]*1000))" office:value-type="float" office:value="0.817109267627956" calcext:value-type="float">
            <text:p>0,82</text:p>
          </table:table-cell>
          <table:table-cell table:style-name="ce12" table:formula="of:=[data.Q423]/[data.Q479]*(LOG([data.S479]*1000)/LOG([data.S423]*1000))" office:value-type="float" office:value="1.08338204929309" calcext:value-type="float">
            <text:p>1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2086309" calcext:value-type="float">
            <text:p>2086309</text:p>
          </table:table-cell>
          <table:table-cell table:style-name="ce7" office:value-type="float" office:value="1.9" calcext:value-type="float">
            <text:p>1,90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6" calcext:value-type="float">
            <text:p>1,60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58" calcext:value-type="float">
            <text:p>1,58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data.E424]/([data.C424]*[data.D424])" office:value-type="float" office:value="1.92427716555187" calcext:value-type="float">
            <text:p>1,92</text:p>
          </table:table-cell>
          <table:table-cell table:style-name="ce5" table:formula="of:=[data.B424]/[data.E424]" office:value-type="float" office:value="1.5590346396435" calcext:value-type="float">
            <text:p>1,559</text:p>
          </table:table-cell>
          <table:table-cell table:style-name="ce7" table:formula="of:=AVERAGE([data.F424:.J424])" office:value-type="float" office:value="1.664" calcext:value-type="float">
            <text:p>1,66</text:p>
          </table:table-cell>
          <table:table-cell table:style-name="ce9" table:formula="of:=AVERAGE([data.K424:.O424])" office:value-type="float" office:value="0.09" calcext:value-type="float">
            <text:p>0,09</text:p>
          </table:table-cell>
          <table:table-cell table:style-name="ce12" table:formula="of:=[data.Q424]/[data.Q480]*(LOG([data.R480]*1000)/LOG([data.R424]*1000))" office:value-type="float" office:value="0.794766941797539" calcext:value-type="float">
            <text:p>0,79</text:p>
          </table:table-cell>
          <table:table-cell table:style-name="ce12" table:formula="of:=[data.Q424]/[data.Q480]*(LOG([data.S480]*1000)/LOG([data.S424]*1000))" office:value-type="float" office:value="1.17121352619743" calcext:value-type="float">
            <text:p>1,1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419649" calcext:value-type="float">
            <text:p>2419649</text:p>
          </table:table-cell>
          <table:table-cell table:style-name="ce7" office:value-type="float" office:value="2.59" calcext:value-type="float">
            <text:p>2,59</text:p>
          </table:table-cell>
          <table:table-cell table:number-columns-repeated="2" table:style-name="ce7" office:value-type="float" office:value="1.83" calcext:value-type="float">
            <text:p>1,83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1.81" calcext:value-type="float">
            <text:p>1,81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425]/([data.C425]*[data.D425])" office:value-type="float" office:value="1.84123581586188" calcext:value-type="float">
            <text:p>1,84</text:p>
          </table:table-cell>
          <table:table-cell table:style-name="ce5" table:formula="of:=[data.B425]/[data.E425]" office:value-type="float" office:value="1.62934706645468" calcext:value-type="float">
            <text:p>1,629</text:p>
          </table:table-cell>
          <table:table-cell table:style-name="ce7" table:formula="of:=AVERAGE([data.F425:.J425])" office:value-type="float" office:value="1.98" calcext:value-type="float">
            <text:p>1,98</text:p>
          </table:table-cell>
          <table:table-cell table:style-name="ce9" table:formula="of:=AVERAGE([data.K425:.O425])" office:value-type="float" office:value="0.106" calcext:value-type="float">
            <text:p>0,11</text:p>
          </table:table-cell>
          <table:table-cell table:style-name="ce12" table:formula="of:=[data.Q425]/[data.Q481]*(LOG([data.R481]*1000)/LOG([data.R425]*1000))" office:value-type="float" office:value="0.822499172660679" calcext:value-type="float">
            <text:p>0,82</text:p>
          </table:table-cell>
          <table:table-cell table:style-name="ce12" table:formula="of:=[data.Q425]/[data.Q481]*(LOG([data.S481]*1000)/LOG([data.S425]*1000))" office:value-type="float" office:value="1.19241317686978" calcext:value-type="float">
            <text:p>1,1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644600" calcext:value-type="float">
            <text:p>1644600</text:p>
          </table:table-cell>
          <table:table-cell table:style-name="ce7" office:value-type="float" office:value="1.31" calcext:value-type="float">
            <text:p>1,31</text:p>
          </table:table-cell>
          <table:table-cell table:number-columns-repeated="3" table:style-name="ce7" office:value-type="float" office:value="1.27" calcext:value-type="float">
            <text:p>1,27</text:p>
          </table:table-cell>
          <table:table-cell table:style-name="ce7" office:value-type="float" office:value="1.28" calcext:value-type="float">
            <text:p>1,28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426]/([data.C426]*[data.D426])" office:value-type="float" office:value="1.72000502008032" calcext:value-type="float">
            <text:p>1,72</text:p>
          </table:table-cell>
          <table:table-cell table:style-name="ce5" table:formula="of:=[data.B426]/[data.E426]" office:value-type="float" office:value="1.74419068466496" calcext:value-type="float">
            <text:p>1,744</text:p>
          </table:table-cell>
          <table:table-cell table:style-name="ce7" table:formula="of:=AVERAGE([data.F426:.J426])" office:value-type="float" office:value="1.28" calcext:value-type="float">
            <text:p>1,28</text:p>
          </table:table-cell>
          <table:table-cell table:style-name="ce9" table:formula="of:=AVERAGE([data.K426:.O426])" office:value-type="float" office:value="0.08" calcext:value-type="float">
            <text:p>0,08</text:p>
          </table:table-cell>
          <table:table-cell table:style-name="ce12" table:formula="of:=[data.Q426]/[data.Q482]*(LOG([data.R482]*1000)/LOG([data.R426]*1000))" office:value-type="float" office:value="0.807154915286593" calcext:value-type="float">
            <text:p>0,81</text:p>
          </table:table-cell>
          <table:table-cell table:style-name="ce12" table:formula="of:=[data.Q426]/[data.Q482]*(LOG([data.S482]*1000)/LOG([data.S426]*1000))" office:value-type="float" office:value="1.17881637306472" calcext:value-type="float">
            <text:p>1,1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646096" calcext:value-type="float">
            <text:p>1646096</text:p>
          </table:table-cell>
          <table:table-cell table:style-name="ce7" office:value-type="float" office:value="1.23" calcext:value-type="float">
            <text:p>1,23</text:p>
          </table:table-cell>
          <table:table-cell table:style-name="ce7" office:value-type="float" office:value="1.24" calcext:value-type="float">
            <text:p>1,24</text:p>
          </table:table-cell>
          <table:table-cell table:style-name="ce7" office:value-type="float" office:value="1.26" calcext:value-type="float">
            <text:p>1,26</text:p>
          </table:table-cell>
          <table:table-cell table:style-name="ce7" office:value-type="float" office:value="1.24" calcext:value-type="float">
            <text:p>1,24</text:p>
          </table:table-cell>
          <table:table-cell table:style-name="ce7" office:value-type="float" office:value="1.25" calcext:value-type="float">
            <text:p>1,25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data.E427]/([data.C427]*[data.D427])" office:value-type="float" office:value="1.46938221704884" calcext:value-type="float">
            <text:p>1,47</text:p>
          </table:table-cell>
          <table:table-cell table:style-name="ce5" table:formula="of:=[data.B427]/[data.E427]" office:value-type="float" office:value="2.04168408160885" calcext:value-type="float">
            <text:p>2,042</text:p>
          </table:table-cell>
          <table:table-cell table:style-name="ce7" table:formula="of:=AVERAGE([data.F427:.J427])" office:value-type="float" office:value="1.244" calcext:value-type="float">
            <text:p>1,24</text:p>
          </table:table-cell>
          <table:table-cell table:style-name="ce9" table:formula="of:=AVERAGE([data.K427:.O427])" office:value-type="float" office:value="0.082" calcext:value-type="float">
            <text:p>0,08</text:p>
          </table:table-cell>
          <table:table-cell table:style-name="ce12" table:formula="of:=[data.Q427]/[data.Q483]*(LOG([data.R483]*1000)/LOG([data.R427]*1000))" office:value-type="float" office:value="0.882716767490696" calcext:value-type="float">
            <text:p>0,88</text:p>
          </table:table-cell>
          <table:table-cell table:style-name="ce12" table:formula="of:=[data.Q427]/[data.Q483]*(LOG([data.S483]*1000)/LOG([data.S427]*1000))" office:value-type="float" office:value="1.25481717894032" calcext:value-type="float">
            <text:p>1,2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720170" calcext:value-type="float">
            <text:p>1720170</text:p>
          </table:table-cell>
          <table:table-cell table:style-name="ce7" office:value-type="float" office:value="1.25" calcext:value-type="float">
            <text:p>1,25</text:p>
          </table:table-cell>
          <table:table-cell table:number-columns-repeated="2" table:style-name="ce7" office:value-type="float" office:value="1.24" calcext:value-type="float">
            <text:p>1,24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office:value-type="float" office:value="1.26" calcext:value-type="float">
            <text:p>1,26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428]/([data.C428]*[data.D428])" office:value-type="float" office:value="1.76672678421771" calcext:value-type="float">
            <text:p>1,77</text:p>
          </table:table-cell>
          <table:table-cell table:style-name="ce5" table:formula="of:=[data.B428]/[data.E428]" office:value-type="float" office:value="1.69806472616079" calcext:value-type="float">
            <text:p>1,698</text:p>
          </table:table-cell>
          <table:table-cell table:style-name="ce7" table:formula="of:=AVERAGE([data.F428:.J428])" office:value-type="float" office:value="1.248" calcext:value-type="float">
            <text:p>1,25</text:p>
          </table:table-cell>
          <table:table-cell table:style-name="ce9" table:formula="of:=AVERAGE([data.K428:.O428])" office:value-type="float" office:value="0.08" calcext:value-type="float">
            <text:p>0,08</text:p>
          </table:table-cell>
          <table:table-cell table:style-name="ce12" table:formula="of:=[data.Q428]/[data.Q484]*(LOG([data.R484]*1000)/LOG([data.R428]*1000))" office:value-type="float" office:value="0.974213794143443" calcext:value-type="float">
            <text:p>0,97</text:p>
          </table:table-cell>
          <table:table-cell table:style-name="ce12" table:formula="of:=[data.Q428]/[data.Q484]*(LOG([data.S484]*1000)/LOG([data.S428]*1000))" office:value-type="float" office:value="1.42733927422437" calcext:value-type="float">
            <text:p>1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747861" calcext:value-type="float">
            <text:p>1747861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1.44" calcext:value-type="float">
            <text:p>1,44</text:p>
          </table:table-cell>
          <table:table-cell table:style-name="ce7" office:value-type="float" office:value="1.45" calcext:value-type="float">
            <text:p>1,45</text:p>
          </table:table-cell>
          <table:table-cell table:style-name="ce7" office:value-type="float" office:value="1.55" calcext:value-type="float">
            <text:p>1,55</text:p>
          </table:table-cell>
          <table:table-cell table:style-name="ce7" office:value-type="float" office:value="1.45" calcext:value-type="float">
            <text:p>1,45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data.E429]/([data.C429]*[data.D429])" office:value-type="float" office:value="1.79516724730087" calcext:value-type="float">
            <text:p>1,80</text:p>
          </table:table-cell>
          <table:table-cell table:style-name="ce5" table:formula="of:=[data.B429]/[data.E429]" office:value-type="float" office:value="1.67116263821894" calcext:value-type="float">
            <text:p>1,671</text:p>
          </table:table-cell>
          <table:table-cell table:style-name="ce7" table:formula="of:=AVERAGE([data.F429:.J429])" office:value-type="float" office:value="1.746" calcext:value-type="float">
            <text:p>1,75</text:p>
          </table:table-cell>
          <table:table-cell table:style-name="ce9" table:formula="of:=AVERAGE([data.K429:.O429])" office:value-type="float" office:value="0.088" calcext:value-type="float">
            <text:p>0,09</text:p>
          </table:table-cell>
          <table:table-cell table:style-name="ce12" table:formula="of:=[data.Q429]/[data.Q485]*(LOG([data.R485]*1000)/LOG([data.R429]*1000))" office:value-type="float" office:value="0.89685697107284" calcext:value-type="float">
            <text:p>0,90</text:p>
          </table:table-cell>
          <table:table-cell table:style-name="ce12" table:formula="of:=[data.Q429]/[data.Q485]*(LOG([data.S485]*1000)/LOG([data.S429]*1000))" office:value-type="float" office:value="1.32342361208339" calcext:value-type="float">
            <text:p>1,3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295527" calcext:value-type="float">
            <text:p>2295527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1.81" calcext:value-type="float">
            <text:p>1,81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28" table:formula="of:=[data.E430]/([data.C430]*[data.D430])" office:value-type="float" office:value="2.05004626057385" calcext:value-type="float">
            <text:p>2,05</text:p>
          </table:table-cell>
          <table:table-cell table:style-name="ce5" table:formula="of:=[data.B430]/[data.E430]" office:value-type="float" office:value="1.46338858135844" calcext:value-type="float">
            <text:p>1,463</text:p>
          </table:table-cell>
          <table:table-cell table:style-name="ce7" table:formula="of:=AVERAGE([data.F430:.J430])" office:value-type="float" office:value="1.866" calcext:value-type="float">
            <text:p>1,87</text:p>
          </table:table-cell>
          <table:table-cell table:style-name="ce9" table:formula="of:=AVERAGE([data.K430:.O430])" office:value-type="float" office:value="0.096" calcext:value-type="float">
            <text:p>0,10</text:p>
          </table:table-cell>
          <table:table-cell table:style-name="ce12" table:formula="of:=[data.Q430]/[data.Q486]*(LOG([data.R486]*1000)/LOG([data.R430]*1000))" office:value-type="float" office:value="0.809181348728826" calcext:value-type="float">
            <text:p>0,81</text:p>
          </table:table-cell>
          <table:table-cell table:style-name="ce12" table:formula="of:=[data.Q430]/[data.Q486]*(LOG([data.S486]*1000)/LOG([data.S430]*1000))" office:value-type="float" office:value="1.18217508622912" calcext:value-type="float">
            <text:p>1,1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804377" calcext:value-type="float">
            <text:p>1804377</text:p>
          </table:table-cell>
          <table:table-cell table:style-name="ce7" office:value-type="float" office:value="1.55" calcext:value-type="float">
            <text:p>1,55</text:p>
          </table:table-cell>
          <table:table-cell table:style-name="ce7" office:value-type="float" office:value="1.46" calcext:value-type="float">
            <text:p>1,46</text:p>
          </table:table-cell>
          <table:table-cell table:style-name="ce7" office:value-type="float" office:value="1.48" calcext:value-type="float">
            <text:p>1,48</text:p>
          </table:table-cell>
          <table:table-cell table:style-name="ce7" office:value-type="float" office:value="1.46" calcext:value-type="float">
            <text:p>1,46</text:p>
          </table:table-cell>
          <table:table-cell table:style-name="ce7" office:value-type="float" office:value="1.48" calcext:value-type="float">
            <text:p>1,48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data.E431]/([data.C431]*[data.D431])" office:value-type="float" office:value="1.80683429464071" calcext:value-type="float">
            <text:p>1,81</text:p>
          </table:table-cell>
          <table:table-cell table:style-name="ce5" table:formula="of:=[data.B431]/[data.E431]" office:value-type="float" office:value="1.66037141905489" calcext:value-type="float">
            <text:p>1,660</text:p>
          </table:table-cell>
          <table:table-cell table:style-name="ce7" table:formula="of:=AVERAGE([data.F431:.J431])" office:value-type="float" office:value="1.486" calcext:value-type="float">
            <text:p>1,49</text:p>
          </table:table-cell>
          <table:table-cell table:style-name="ce9" table:formula="of:=AVERAGE([data.K431:.O431])" office:value-type="float" office:value="0.09" calcext:value-type="float">
            <text:p>0,09</text:p>
          </table:table-cell>
          <table:table-cell table:style-name="ce12" table:formula="of:=[data.Q431]/[data.Q487]*(LOG([data.R487]*1000)/LOG([data.R431]*1000))" office:value-type="float" office:value="0.756797459199891" calcext:value-type="float">
            <text:p>0,76</text:p>
          </table:table-cell>
          <table:table-cell table:style-name="ce12" table:formula="of:=[data.Q431]/[data.Q487]*(LOG([data.S487]*1000)/LOG([data.S431]*1000))" office:value-type="float" office:value="1.08276221243542" calcext:value-type="float">
            <text:p>1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1134499" calcext:value-type="float">
            <text:p>1134499</text:p>
          </table:table-cell>
          <table:table-cell table:number-columns-repeated="2" table:style-name="ce7" office:value-type="float" office:value="0.88" calcext:value-type="float">
            <text:p>0,88</text:p>
          </table:table-cell>
          <table:table-cell table:style-name="ce7" office:value-type="float" office:value="0.89" calcext:value-type="float">
            <text:p>0,89</text:p>
          </table:table-cell>
          <table:table-cell table:number-columns-repeated="2" table:style-name="ce7" office:value-type="float" office:value="0.88" calcext:value-type="float">
            <text:p>0,88</text:p>
          </table:table-cell>
          <table:table-cell table:number-columns-repeated="5" table:style-name="ce9" office:value-type="float" office:value="0.06" calcext:value-type="float">
            <text:p>0,06</text:p>
          </table:table-cell>
          <table:table-cell table:style-name="ce28" table:formula="of:=[data.E432]/([data.C432]*[data.D432])" office:value-type="float" office:value="1.18176979166667" calcext:value-type="float">
            <text:p>1,18</text:p>
          </table:table-cell>
          <table:table-cell table:style-name="ce5" table:formula="of:=[data.B432]/[data.E432]" office:value-type="float" office:value="2.53857958446856" calcext:value-type="float">
            <text:p>2,539</text:p>
          </table:table-cell>
          <table:table-cell table:style-name="ce7" table:formula="of:=AVERAGE([data.F432:.J432])" office:value-type="float" office:value="0.882" calcext:value-type="float">
            <text:p>0,88</text:p>
          </table:table-cell>
          <table:table-cell table:style-name="ce9" table:formula="of:=AVERAGE([data.K432:.O432])" office:value-type="float" office:value="0.06" calcext:value-type="float">
            <text:p>0,06</text:p>
          </table:table-cell>
          <table:table-cell table:style-name="ce12" table:formula="of:=[data.Q432]/[data.Q488]*(LOG([data.R488]*1000)/LOG([data.R432]*1000))" office:value-type="float" office:value="0.935973707739353" calcext:value-type="float">
            <text:p>0,94</text:p>
          </table:table-cell>
          <table:table-cell table:style-name="ce12" table:formula="of:=[data.Q432]/[data.Q488]*(LOG([data.S488]*1000)/LOG([data.S432]*1000))" office:value-type="float" office:value="1.33083901594307" calcext:value-type="float">
            <text:p>1,3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098872" calcext:value-type="float">
            <text:p>2098872</text:p>
          </table:table-cell>
          <table:table-cell table:number-columns-repeated="3" table:style-name="ce7" office:value-type="float" office:value="1.57" calcext:value-type="float">
            <text:p>1,57</text:p>
          </table:table-cell>
          <table:table-cell table:style-name="ce7" office:value-type="float" office:value="1.6" calcext:value-type="float">
            <text:p>1,60</text:p>
          </table:table-cell>
          <table:table-cell table:style-name="ce7" office:value-type="float" office:value="1.55" calcext:value-type="float">
            <text:p>1,55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data.E433]/([data.C433]*[data.D433])" office:value-type="float" office:value="1.8744212962963" calcext:value-type="float">
            <text:p>1,87</text:p>
          </table:table-cell>
          <table:table-cell table:style-name="ce5" table:formula="of:=[data.B433]/[data.E433]" office:value-type="float" office:value="1.60050160276568" calcext:value-type="float">
            <text:p>1,601</text:p>
          </table:table-cell>
          <table:table-cell table:style-name="ce7" table:formula="of:=AVERAGE([data.F433:.J433])" office:value-type="float" office:value="1.572" calcext:value-type="float">
            <text:p>1,57</text:p>
          </table:table-cell>
          <table:table-cell table:style-name="ce9" table:formula="of:=AVERAGE([data.K433:.O433])" office:value-type="float" office:value="0.09" calcext:value-type="float">
            <text:p>0,09</text:p>
          </table:table-cell>
          <table:table-cell table:style-name="ce12" table:formula="of:=[data.Q433]/[data.Q489]*(LOG([data.R489]*1000)/LOG([data.R433]*1000))" office:value-type="float" office:value="0.817306680177239" calcext:value-type="float">
            <text:p>0,82</text:p>
          </table:table-cell>
          <table:table-cell table:style-name="ce12" table:formula="of:=[data.Q433]/[data.Q489]*(LOG([data.S489]*1000)/LOG([data.S433]*1000))" office:value-type="float" office:value="1.16900436625055" calcext:value-type="float">
            <text:p>1,1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482089" calcext:value-type="float">
            <text:p>1482089</text:p>
          </table:table-cell>
          <table:table-cell table:style-name="ce7" office:value-type="float" office:value="1.22" calcext:value-type="float">
            <text:p>1,22</text:p>
          </table:table-cell>
          <table:table-cell table:style-name="ce7" office:value-type="float" office:value="1.14" calcext:value-type="float">
            <text:p>1,14</text:p>
          </table:table-cell>
          <table:table-cell table:number-columns-repeated="3" table:style-name="ce7" office:value-type="float" office:value="1.16" calcext:value-type="float">
            <text:p>1,16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data.E434]/([data.C434]*[data.D434])" office:value-type="float" office:value="1.47147086622929" calcext:value-type="float">
            <text:p>1,47</text:p>
          </table:table-cell>
          <table:table-cell table:style-name="ce5" table:formula="of:=[data.B434]/[data.E434]" office:value-type="float" office:value="2.03878714436178" calcext:value-type="float">
            <text:p>2,039</text:p>
          </table:table-cell>
          <table:table-cell table:style-name="ce7" table:formula="of:=AVERAGE([data.F434:.J434])" office:value-type="float" office:value="1.168" calcext:value-type="float">
            <text:p>1,17</text:p>
          </table:table-cell>
          <table:table-cell table:style-name="ce9" table:formula="of:=AVERAGE([data.K434:.O434])" office:value-type="float" office:value="0.076" calcext:value-type="float">
            <text:p>0,08</text:p>
          </table:table-cell>
          <table:table-cell table:style-name="ce12" table:formula="of:=[data.Q434]/[data.Q490]*(LOG([data.R490]*1000)/LOG([data.R434]*1000))" office:value-type="float" office:value="0.847607169538695" calcext:value-type="float">
            <text:p>0,85</text:p>
          </table:table-cell>
          <table:table-cell table:style-name="ce12" table:formula="of:=[data.Q434]/[data.Q490]*(LOG([data.S490]*1000)/LOG([data.S434]*1000))" office:value-type="float" office:value="1.20380918757822" calcext:value-type="float">
            <text:p>1,2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678832" calcext:value-type="float">
            <text:p>1678832</text:p>
          </table:table-cell>
          <table:table-cell table:style-name="ce7" office:value-type="float" office:value="1.32" calcext:value-type="float">
            <text:p>1,32</text:p>
          </table:table-cell>
          <table:table-cell table:style-name="ce7" office:value-type="float" office:value="1.33" calcext:value-type="float">
            <text:p>1,33</text:p>
          </table:table-cell>
          <table:table-cell table:style-name="ce7" office:value-type="float" office:value="1.3" calcext:value-type="float">
            <text:p>1,30</text:p>
          </table:table-cell>
          <table:table-cell table:style-name="ce7" office:value-type="float" office:value="1.32" calcext:value-type="float">
            <text:p>1,32</text:p>
          </table:table-cell>
          <table:table-cell table:style-name="ce7" office:value-type="float" office:value="1.31" calcext:value-type="float">
            <text:p>1,31</text:p>
          </table:table-cell>
          <table:table-cell table:number-columns-repeated="5" table:style-name="ce9" office:value-type="float" office:value="0.09" calcext:value-type="float">
            <text:p>0,09</text:p>
          </table:table-cell>
          <table:table-cell table:style-name="ce28" table:formula="of:=[data.E435]/([data.C435]*[data.D435])" office:value-type="float" office:value="1.49929983996342" calcext:value-type="float">
            <text:p>1,50</text:p>
          </table:table-cell>
          <table:table-cell table:style-name="ce5" table:formula="of:=[data.B435]/[data.E435]" office:value-type="float" office:value="2.00094351310911" calcext:value-type="float">
            <text:p>2,001</text:p>
          </table:table-cell>
          <table:table-cell table:style-name="ce7" table:formula="of:=AVERAGE([data.F435:.J435])" office:value-type="float" office:value="1.316" calcext:value-type="float">
            <text:p>1,32</text:p>
          </table:table-cell>
          <table:table-cell table:style-name="ce9" table:formula="of:=AVERAGE([data.K435:.O435])" office:value-type="float" office:value="0.09" calcext:value-type="float">
            <text:p>0,09</text:p>
          </table:table-cell>
          <table:table-cell table:style-name="ce12" table:formula="of:=[data.Q435]/[data.Q491]*(LOG([data.R491]*1000)/LOG([data.R435]*1000))" office:value-type="float" office:value="1.04365808604124" calcext:value-type="float">
            <text:p>1,04</text:p>
          </table:table-cell>
          <table:table-cell table:style-name="ce12" table:formula="of:=[data.Q435]/[data.Q491]*(LOG([data.S491]*1000)/LOG([data.S435]*1000))" office:value-type="float" office:value="1.50106103321342" calcext:value-type="float">
            <text:p>1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906367" calcext:value-type="float">
            <text:p>1906367</text:p>
          </table:table-cell>
          <table:table-cell table:style-name="ce7" office:value-type="float" office:value="1.45" calcext:value-type="float">
            <text:p>1,45</text:p>
          </table:table-cell>
          <table:table-cell table:style-name="ce7" office:value-type="float" office:value="1.46" calcext:value-type="float">
            <text:p>1,46</text:p>
          </table:table-cell>
          <table:table-cell table:number-columns-repeated="3" table:style-name="ce7" office:value-type="float" office:value="1.45" calcext:value-type="float">
            <text:p>1,45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28" table:formula="of:=[data.E436]/([data.C436]*[data.D436])" office:value-type="float" office:value="1.6293735042735" calcext:value-type="float">
            <text:p>1,63</text:p>
          </table:table-cell>
          <table:table-cell table:style-name="ce5" table:formula="of:=[data.B436]/[data.E436]" office:value-type="float" office:value="1.8412068610084" calcext:value-type="float">
            <text:p>1,841</text:p>
          </table:table-cell>
          <table:table-cell table:style-name="ce7" table:formula="of:=AVERAGE([data.F436:.J436])" office:value-type="float" office:value="1.452" calcext:value-type="float">
            <text:p>1,45</text:p>
          </table:table-cell>
          <table:table-cell table:style-name="ce9" table:formula="of:=AVERAGE([data.K436:.O436])" office:value-type="float" office:value="0.094" calcext:value-type="float">
            <text:p>0,09</text:p>
          </table:table-cell>
          <table:table-cell table:style-name="ce12" table:formula="of:=[data.Q436]/[data.Q492]*(LOG([data.R492]*1000)/LOG([data.R436]*1000))" office:value-type="float" office:value="1.01528117485211" calcext:value-type="float">
            <text:p>1,02</text:p>
          </table:table-cell>
          <table:table-cell table:style-name="ce12" table:formula="of:=[data.Q436]/[data.Q492]*(LOG([data.S492]*1000)/LOG([data.S436]*1000))" office:value-type="float" office:value="1.46816900831424" calcext:value-type="float">
            <text:p>1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2641744" calcext:value-type="float">
            <text:p>2641744</text:p>
          </table:table-cell>
          <table:table-cell table:style-name="ce7" office:value-type="float" office:value="2.1" calcext:value-type="float">
            <text:p>2,10</text:p>
          </table:table-cell>
          <table:table-cell table:number-columns-repeated="2" table:style-name="ce7" office:value-type="float" office:value="2.09" calcext:value-type="float">
            <text:p>2,09</text:p>
          </table:table-cell>
          <table:table-cell table:style-name="ce7" office:value-type="float" office:value="2.05" calcext:value-type="float">
            <text:p>2,05</text:p>
          </table:table-cell>
          <table:table-cell table:style-name="ce7" office:value-type="float" office:value="2.06" calcext:value-type="float">
            <text:p>2,06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437]/([data.C437]*[data.D437])" office:value-type="float" office:value="2.49513015225358" calcext:value-type="float">
            <text:p>2,50</text:p>
          </table:table-cell>
          <table:table-cell table:style-name="ce5" table:formula="of:=[data.B437]/[data.E437]" office:value-type="float" office:value="1.20234814577037" calcext:value-type="float">
            <text:p>1,202</text:p>
          </table:table-cell>
          <table:table-cell table:style-name="ce7" table:formula="of:=AVERAGE([data.F437:.J437])" office:value-type="float" office:value="2.078" calcext:value-type="float">
            <text:p>2,08</text:p>
          </table:table-cell>
          <table:table-cell table:style-name="ce9" table:formula="of:=AVERAGE([data.K437:.O437])" office:value-type="float" office:value="0.1" calcext:value-type="float">
            <text:p>0,10</text:p>
          </table:table-cell>
          <table:table-cell table:style-name="ce12" table:formula="of:=[data.Q437]/[data.Q493]*(LOG([data.R493]*1000)/LOG([data.R437]*1000))" office:value-type="float" office:value="0.765425629790186" calcext:value-type="float">
            <text:p>0,77</text:p>
          </table:table-cell>
          <table:table-cell table:style-name="ce12" table:formula="of:=[data.Q437]/[data.Q493]*(LOG([data.S493]*1000)/LOG([data.S437]*1000))" office:value-type="float" office:value="1.13088247763599" calcext:value-type="float">
            <text:p>1,1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352090" calcext:value-type="float">
            <text:p>1352090</text:p>
          </table:table-cell>
          <table:table-cell table:style-name="ce7" office:value-type="float" office:value="1.06" calcext:value-type="float">
            <text:p>1,06</text:p>
          </table:table-cell>
          <table:table-cell table:style-name="ce7" office:value-type="float" office:value="1.05" calcext:value-type="float">
            <text:p>1,05</text:p>
          </table:table-cell>
          <table:table-cell table:number-columns-repeated="2" table:style-name="ce7" office:value-type="float" office:value="1.04" calcext:value-type="float">
            <text:p>1,04</text:p>
          </table:table-cell>
          <table:table-cell table:style-name="ce7" office:value-type="float" office:value="1.06" calcext:value-type="float">
            <text:p>1,06</text:p>
          </table:table-cell>
          <table:table-cell table:number-columns-repeated="2" table:style-name="ce9" office:value-type="float" office:value="0.07" calcext:value-type="float">
            <text:p>0,07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9" office:value-type="float" office:value="0.07" calcext:value-type="float">
            <text:p>0,07</text:p>
          </table:table-cell>
          <table:table-cell table:style-name="ce28" table:formula="of:=[data.E438]/([data.C438]*[data.D438])" office:value-type="float" office:value="1.20749921410608" calcext:value-type="float">
            <text:p>1,21</text:p>
          </table:table-cell>
          <table:table-cell table:style-name="ce5" table:formula="of:=[data.B438]/[data.E438]" office:value-type="float" office:value="2.48448550022558" calcext:value-type="float">
            <text:p>2,484</text:p>
          </table:table-cell>
          <table:table-cell table:style-name="ce7" table:formula="of:=AVERAGE([data.F438:.J438])" office:value-type="float" office:value="1.05" calcext:value-type="float">
            <text:p>1,05</text:p>
          </table:table-cell>
          <table:table-cell table:style-name="ce9" table:formula="of:=AVERAGE([data.K438:.O438])" office:value-type="float" office:value="0.074" calcext:value-type="float">
            <text:p>0,07</text:p>
          </table:table-cell>
          <table:table-cell table:style-name="ce12" table:formula="of:=[data.Q438]/[data.Q494]*(LOG([data.R494]*1000)/LOG([data.R438]*1000))" office:value-type="float" office:value="1.03203667335984" calcext:value-type="float">
            <text:p>1,03</text:p>
          </table:table-cell>
          <table:table-cell table:style-name="ce12" table:formula="of:=[data.Q438]/[data.Q494]*(LOG([data.S494]*1000)/LOG([data.S438]*1000))" office:value-type="float" office:value="1.42092652200592" calcext:value-type="float">
            <text:p>1,4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1695285" calcext:value-type="float">
            <text:p>1695285</text:p>
          </table:table-cell>
          <table:table-cell table:style-name="ce7" office:value-type="float" office:value="1.31" calcext:value-type="float">
            <text:p>1,31</text:p>
          </table:table-cell>
          <table:table-cell table:style-name="ce7" office:value-type="float" office:value="1.33" calcext:value-type="float">
            <text:p>1,33</text:p>
          </table:table-cell>
          <table:table-cell table:style-name="ce7" office:value-type="float" office:value="1.3" calcext:value-type="float">
            <text:p>1,30</text:p>
          </table:table-cell>
          <table:table-cell table:style-name="ce7" office:value-type="float" office:value="1.33" calcext:value-type="float">
            <text:p>1,33</text:p>
          </table:table-cell>
          <table:table-cell table:style-name="ce7" office:value-type="float" office:value="1.31" calcext:value-type="float">
            <text:p>1,31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439]/([data.C439]*[data.D439])" office:value-type="float" office:value="1.83567762474012" calcext:value-type="float">
            <text:p>1,84</text:p>
          </table:table-cell>
          <table:table-cell table:style-name="ce5" table:formula="of:=[data.B439]/[data.E439]" office:value-type="float" office:value="1.6342833210935" calcext:value-type="float">
            <text:p>1,634</text:p>
          </table:table-cell>
          <table:table-cell table:style-name="ce7" table:formula="of:=AVERAGE([data.F439:.J439])" office:value-type="float" office:value="1.316" calcext:value-type="float">
            <text:p>1,32</text:p>
          </table:table-cell>
          <table:table-cell table:style-name="ce9" table:formula="of:=AVERAGE([data.K439:.O439])" office:value-type="float" office:value="0.08" calcext:value-type="float">
            <text:p>0,08</text:p>
          </table:table-cell>
          <table:table-cell table:style-name="ce12" table:formula="of:=[data.Q439]/[data.Q495]*(LOG([data.R495]*1000)/LOG([data.R439]*1000))" office:value-type="float" office:value="0.889736697393044" calcext:value-type="float">
            <text:p>0,89</text:p>
          </table:table-cell>
          <table:table-cell table:style-name="ce12" table:formula="of:=[data.Q439]/[data.Q495]*(LOG([data.S495]*1000)/LOG([data.S439]*1000))" office:value-type="float" office:value="1.33127967800427" calcext:value-type="float">
            <text:p>1,3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2241603" calcext:value-type="float">
            <text:p>2241603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73" calcext:value-type="float">
            <text:p>1,73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440]/([data.C440]*[data.D440])" office:value-type="float" office:value="1.74029933481153" calcext:value-type="float">
            <text:p>1,74</text:p>
          </table:table-cell>
          <table:table-cell table:style-name="ce5" table:formula="of:=[data.B440]/[data.E440]" office:value-type="float" office:value="1.72384851376448" calcext:value-type="float">
            <text:p>1,724</text:p>
          </table:table-cell>
          <table:table-cell table:style-name="ce7" table:formula="of:=AVERAGE([data.F440:.J440])" office:value-type="float" office:value="1.73" calcext:value-type="float">
            <text:p>1,73</text:p>
          </table:table-cell>
          <table:table-cell table:style-name="ce9" table:formula="of:=AVERAGE([data.K440:.O440])" office:value-type="float" office:value="0.11" calcext:value-type="float">
            <text:p>0,11</text:p>
          </table:table-cell>
          <table:table-cell table:style-name="ce12" table:formula="of:=[data.Q440]/[data.Q496]*(LOG([data.R496]*1000)/LOG([data.R440]*1000))" office:value-type="float" office:value="0.929376517082075" calcext:value-type="float">
            <text:p>0,93</text:p>
          </table:table-cell>
          <table:table-cell table:style-name="ce12" table:formula="of:=[data.Q440]/[data.Q496]*(LOG([data.S496]*1000)/LOG([data.S440]*1000))" office:value-type="float" office:value="1.31755302433838" calcext:value-type="float">
            <text:p>1,3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861472" calcext:value-type="float">
            <text:p>1861472</text:p>
          </table:table-cell>
          <table:table-cell table:style-name="ce7" office:value-type="float" office:value="1.46" calcext:value-type="float">
            <text:p>1,46</text:p>
          </table:table-cell>
          <table:table-cell table:style-name="ce7" office:value-type="float" office:value="1.45" calcext:value-type="float">
            <text:p>1,45</text:p>
          </table:table-cell>
          <table:table-cell table:style-name="ce7" office:value-type="float" office:value="1.46" calcext:value-type="float">
            <text:p>1,46</text:p>
          </table:table-cell>
          <table:table-cell table:number-columns-repeated="2" table:style-name="ce7" office:value-type="float" office:value="1.45" calcext:value-type="float">
            <text:p>1,45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28" table:formula="of:=[data.E441]/([data.C441]*[data.D441])" office:value-type="float" office:value="1.7102578425896" calcext:value-type="float">
            <text:p>1,71</text:p>
          </table:table-cell>
          <table:table-cell table:style-name="ce5" table:formula="of:=[data.B441]/[data.E441]" office:value-type="float" office:value="1.75413006480893" calcext:value-type="float">
            <text:p>1,754</text:p>
          </table:table-cell>
          <table:table-cell table:style-name="ce7" table:formula="of:=AVERAGE([data.F441:.J441])" office:value-type="float" office:value="1.454" calcext:value-type="float">
            <text:p>1,45</text:p>
          </table:table-cell>
          <table:table-cell table:style-name="ce9" table:formula="of:=AVERAGE([data.K441:.O441])" office:value-type="float" office:value="0.088" calcext:value-type="float">
            <text:p>0,09</text:p>
          </table:table-cell>
          <table:table-cell table:style-name="ce12" table:formula="of:=[data.Q441]/[data.Q497]*(LOG([data.R497]*1000)/LOG([data.R441]*1000))" office:value-type="float" office:value="0.757236481557629" calcext:value-type="float">
            <text:p>0,76</text:p>
          </table:table-cell>
          <table:table-cell table:style-name="ce12" table:formula="of:=[data.Q441]/[data.Q497]*(LOG([data.S497]*1000)/LOG([data.S441]*1000))" office:value-type="float" office:value="1.10122006883993" calcext:value-type="float">
            <text:p>1,1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2022874" calcext:value-type="float">
            <text:p>2022874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57" calcext:value-type="float">
            <text:p>1,57</text:p>
          </table:table-cell>
          <table:table-cell table:number-columns-repeated="2" table:style-name="ce7" office:value-type="float" office:value="1.56" calcext:value-type="float">
            <text:p>1,56</text:p>
          </table:table-cell>
          <table:table-cell table:style-name="ce7" office:value-type="float" office:value="1.55" calcext:value-type="float">
            <text:p>1,55</text:p>
          </table:table-cell>
          <table:table-cell table:number-columns-repeated="5" table:style-name="ce9" office:value-type="float" office:value="0.08" calcext:value-type="float">
            <text:p>0,08</text:p>
          </table:table-cell>
          <table:table-cell table:style-name="ce28" table:formula="of:=[data.E442]/([data.C442]*[data.D442])" office:value-type="float" office:value="2.15566283034953" calcext:value-type="float">
            <text:p>2,16</text:p>
          </table:table-cell>
          <table:table-cell table:style-name="ce5" table:formula="of:=[data.B442]/[data.E442]" office:value-type="float" office:value="1.39169122743186" calcext:value-type="float">
            <text:p>1,392</text:p>
          </table:table-cell>
          <table:table-cell table:style-name="ce7" table:formula="of:=AVERAGE([data.F442:.J442])" office:value-type="float" office:value="1.57" calcext:value-type="float">
            <text:p>1,57</text:p>
          </table:table-cell>
          <table:table-cell table:style-name="ce9" table:formula="of:=AVERAGE([data.K442:.O442])" office:value-type="float" office:value="0.08" calcext:value-type="float">
            <text:p>0,08</text:p>
          </table:table-cell>
          <table:table-cell table:style-name="ce12" table:formula="of:=[data.Q442]/[data.Q498]*(LOG([data.R498]*1000)/LOG([data.R442]*1000))" office:value-type="float" office:value="0.742926212110313" calcext:value-type="float">
            <text:p>0,74</text:p>
          </table:table-cell>
          <table:table-cell table:style-name="ce12" table:formula="of:=[data.Q442]/[data.Q498]*(LOG([data.S498]*1000)/LOG([data.S442]*1000))" office:value-type="float" office:value="1.11822446354599" calcext:value-type="float">
            <text:p>1,1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23399" calcext:value-type="float">
            <text:p>1523399</text:p>
          </table:table-cell>
          <table:table-cell table:style-name="ce7" office:value-type="float" office:value="1.49" calcext:value-type="float">
            <text:p>1,49</text:p>
          </table:table-cell>
          <table:table-cell table:number-columns-repeated="2" table:style-name="ce7" office:value-type="float" office:value="1.25" calcext:value-type="float">
            <text:p>1,25</text:p>
          </table:table-cell>
          <table:table-cell table:style-name="ce7" office:value-type="float" office:value="1.24" calcext:value-type="float">
            <text:p>1,24</text:p>
          </table:table-cell>
          <table:table-cell table:style-name="ce7" office:value-type="float" office:value="1.23" calcext:value-type="float">
            <text:p>1,23</text:p>
          </table:table-cell>
          <table:table-cell table:number-columns-repeated="4" table:style-name="ce9" office:value-type="float" office:value="0.08" calcext:value-type="float">
            <text:p>0,08</text:p>
          </table:table-cell>
          <table:table-cell table:style-name="ce25" office:value-type="float" office:value="0.08" calcext:value-type="float">
            <text:p>0,08</text:p>
          </table:table-cell>
          <table:table-cell table:style-name="ce28" table:formula="of:=[data.E443]/([data.C443]*[data.D443])" office:value-type="float" office:value="1.36048864740512" calcext:value-type="float">
            <text:p>1,36</text:p>
          </table:table-cell>
          <table:table-cell table:style-name="ce5" table:formula="of:=[data.B443]/[data.E443]" office:value-type="float" office:value="2.20510056787486" calcext:value-type="float">
            <text:p>2,205</text:p>
          </table:table-cell>
          <table:table-cell table:style-name="ce7" table:formula="of:=AVERAGE([data.F443:.J443])" office:value-type="float" office:value="1.292" calcext:value-type="float">
            <text:p>1,29</text:p>
          </table:table-cell>
          <table:table-cell table:style-name="ce9" table:formula="of:=AVERAGE([data.K443:.O443])" office:value-type="float" office:value="0.08" calcext:value-type="float">
            <text:p>0,08</text:p>
          </table:table-cell>
          <table:table-cell table:style-name="ce34" table:formula="of:=[data.Q443]/[data.Q499]*(LOG([data.R499]*1000)/LOG([data.R443]*1000))" office:value-type="float" office:value="0.959261178505794" calcext:value-type="float">
            <text:p>0,96</text:p>
          </table:table-cell>
          <table:table-cell table:style-name="ce34" table:formula="of:=[data.Q443]/[data.Q499]*(LOG([data.S499]*1000)/LOG([data.S443]*1000))" office:value-type="float" office:value="1.36838736491442" calcext:value-type="float">
            <text:p>1,37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394:.P443])" office:value-type="float" office:value="1.79117255416579" calcext:value-type="float">
            <text:p>1,79</text:p>
          </table:table-cell>
          <table:table-cell table:style-name="ce30" table:formula="of:=AVERAGE([data.Q394:.Q443])" office:value-type="float" office:value="1.74540032975147" calcext:value-type="float">
            <text:p>1,745</text:p>
          </table:table-cell>
          <table:table-cell table:style-name="ce31" table:formula="of:=AVERAGE([data.R394:.R443])" office:value-type="float" office:value="1.54324" calcext:value-type="float">
            <text:p>1,54</text:p>
          </table:table-cell>
          <table:table-cell table:style-name="ce32" table:formula="of:=AVERAGE([data.S394:.S443])" office:value-type="float" office:value="0.0872" calcext:value-type="float">
            <text:p>0,09</text:p>
          </table:table-cell>
          <table:table-cell table:style-name="ce35" table:formula="of:=[data.Q444]/[data.Q500]*(LOG([data.R500]*1000)/LOG([data.R444]*1000))" office:value-type="float" office:value="0.841104837447398" calcext:value-type="float">
            <text:p>0,84</text:p>
          </table:table-cell>
          <table:table-cell table:style-name="ce35" table:formula="of:=[data.Q444]/[data.Q500]*(LOG([data.S500]*1000)/LOG([data.S444]*1000))" office:value-type="float" office:value="1.21461189458423" calcext:value-type="float">
            <text:p>1,21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7">
          <table:table-cell table:style-name="ce13" office:value-type="string" calcext:value-type="string">
            <text:p>PNG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837011" calcext:value-type="float">
            <text:p>1837011</text:p>
          </table:table-cell>
          <table:table-cell table:style-name="ce7" office:value-type="float" office:value="0.57" calcext:value-type="float">
            <text:p>0,57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data.E450]/([data.C450]*[data.D450])" office:value-type="float" office:value="1.7524048918228" calcext:value-type="float">
            <text:p>1,75</text:p>
          </table:table-cell>
          <table:table-cell table:style-name="ce5" table:formula="of:=[data.B450]/[data.E450]" office:value-type="float" office:value="1.71194184465961" calcext:value-type="float">
            <text:p>1,712</text:p>
          </table:table-cell>
          <table:table-cell table:style-name="ce7" table:formula="of:=AVERAGE([data.F450:.J450])" office:value-type="float" office:value="0.256" calcext:value-type="float">
            <text:p>0,26</text:p>
          </table:table-cell>
          <table:table-cell table:style-name="ce9" table:formula="of:=AVERAGE([data.K450:.O450])" office:value-type="float" office:value="0.104" calcext:value-type="float">
            <text:p>0,10</text:p>
          </table:table-cell>
          <table:table-cell table:style-name="ce12" table:formula="of:=[data.Q450]/[data.Q450]*(LOG([data.R450]*1000)/LOG([data.R450]*1000))" office:value-type="float" office:value="1" calcext:value-type="float">
            <text:p>1,00</text:p>
          </table:table-cell>
          <table:table-cell table:style-name="ce12" table:formula="of:=[data.Q450]/[data.Q450]*(LOG([data.S450]*1000)/LOG([data.S45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2608888" calcext:value-type="float">
            <text:p>2608888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28" table:formula="of:=[data.E451]/([data.C451]*[data.D451])" office:value-type="float" office:value="2.603555917481" calcext:value-type="float">
            <text:p>2,60</text:p>
          </table:table-cell>
          <table:table-cell table:style-name="ce5" table:formula="of:=[data.B451]/[data.E451]" office:value-type="float" office:value="1.15227637215549" calcext:value-type="float">
            <text:p>1,152</text:p>
          </table:table-cell>
          <table:table-cell table:style-name="ce7" table:formula="of:=AVERAGE([data.F451:.J451])" office:value-type="float" office:value="0.172" calcext:value-type="float">
            <text:p>0,17</text:p>
          </table:table-cell>
          <table:table-cell table:style-name="ce9" table:formula="of:=AVERAGE([data.K451:.O451])" office:value-type="float" office:value="0.102" calcext:value-type="float">
            <text:p>0,10</text:p>
          </table:table-cell>
          <table:table-cell table:style-name="ce12" table:formula="of:=[data.Q451]/[data.Q451]*(LOG([data.R451]*1000)/LOG([data.R451]*1000))" office:value-type="float" office:value="1" calcext:value-type="float">
            <text:p>1,00</text:p>
          </table:table-cell>
          <table:table-cell table:style-name="ce12" table:formula="of:=[data.Q451]/[data.Q451]*(LOG([data.S451]*1000)/LOG([data.S45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2667647" calcext:value-type="float">
            <text:p>2667647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452]/([data.C452]*[data.D452])" office:value-type="float" office:value="2.61638675077874" calcext:value-type="float">
            <text:p>2,62</text:p>
          </table:table-cell>
          <table:table-cell table:style-name="ce5" table:formula="of:=[data.B452]/[data.E452]" office:value-type="float" office:value="1.14662547181093" calcext:value-type="float">
            <text:p>1,147</text:p>
          </table:table-cell>
          <table:table-cell table:style-name="ce7" table:formula="of:=AVERAGE([data.F452:.J452])" office:value-type="float" office:value="0.176" calcext:value-type="float">
            <text:p>0,18</text:p>
          </table:table-cell>
          <table:table-cell table:style-name="ce9" table:formula="of:=AVERAGE([data.K452:.O452])" office:value-type="float" office:value="0.106" calcext:value-type="float">
            <text:p>0,11</text:p>
          </table:table-cell>
          <table:table-cell table:style-name="ce12" table:formula="of:=[data.Q452]/[data.Q452]*(LOG([data.R452]*1000)/LOG([data.R452]*1000))" office:value-type="float" office:value="1" calcext:value-type="float">
            <text:p>1,00</text:p>
          </table:table-cell>
          <table:table-cell table:style-name="ce12" table:formula="of:=[data.Q452]/[data.Q452]*(LOG([data.S452]*1000)/LOG([data.S45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158709" calcext:value-type="float">
            <text:p>2158709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2" table:style-name="ce7" office:value-type="float" office:value="0.21" calcext:value-type="float">
            <text:p>0,21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453]/([data.C453]*[data.D453])" office:value-type="float" office:value="1.92785940357796" calcext:value-type="float">
            <text:p>1,93</text:p>
          </table:table-cell>
          <table:table-cell table:style-name="ce5" table:formula="of:=[data.B453]/[data.E453]" office:value-type="float" office:value="1.55613748772994" calcext:value-type="float">
            <text:p>1,556</text:p>
          </table:table-cell>
          <table:table-cell table:style-name="ce7" table:formula="of:=AVERAGE([data.F453:.J453])" office:value-type="float" office:value="0.22" calcext:value-type="float">
            <text:p>0,22</text:p>
          </table:table-cell>
          <table:table-cell table:style-name="ce9" table:formula="of:=AVERAGE([data.K453:.O453])" office:value-type="float" office:value="0.104" calcext:value-type="float">
            <text:p>0,10</text:p>
          </table:table-cell>
          <table:table-cell table:style-name="ce12" table:formula="of:=[data.Q453]/[data.Q453]*(LOG([data.R453]*1000)/LOG([data.R453]*1000))" office:value-type="float" office:value="1" calcext:value-type="float">
            <text:p>1,00</text:p>
          </table:table-cell>
          <table:table-cell table:style-name="ce12" table:formula="of:=[data.Q453]/[data.Q453]*(LOG([data.S453]*1000)/LOG([data.S45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912376" calcext:value-type="float">
            <text:p>1912376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3"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454]/([data.C454]*[data.D454])" office:value-type="float" office:value="1.95940163934426" calcext:value-type="float">
            <text:p>1,96</text:p>
          </table:table-cell>
          <table:table-cell table:style-name="ce5" table:formula="of:=[data.B454]/[data.E454]" office:value-type="float" office:value="1.53108802871402" calcext:value-type="float">
            <text:p>1,531</text:p>
          </table:table-cell>
          <table:table-cell table:style-name="ce7" table:formula="of:=AVERAGE([data.F454:.J454])" office:value-type="float" office:value="0.174" calcext:value-type="float">
            <text:p>0,17</text:p>
          </table:table-cell>
          <table:table-cell table:style-name="ce9" table:formula="of:=AVERAGE([data.K454:.O454])" office:value-type="float" office:value="0.1" calcext:value-type="float">
            <text:p>0,10</text:p>
          </table:table-cell>
          <table:table-cell table:style-name="ce12" table:formula="of:=[data.Q454]/[data.Q454]*(LOG([data.R454]*1000)/LOG([data.R454]*1000))" office:value-type="float" office:value="1" calcext:value-type="float">
            <text:p>1,00</text:p>
          </table:table-cell>
          <table:table-cell table:style-name="ce12" table:formula="of:=[data.Q454]/[data.Q454]*(LOG([data.S454]*1000)/LOG([data.S45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730245" calcext:value-type="float">
            <text:p>2730245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5" calcext:value-type="float">
            <text:p>0,25</text:p>
          </table:table-cell>
          <table:table-cell table:number-columns-repeated="2" table:style-name="ce7" office:value-type="float" office:value="0.24" calcext:value-type="float">
            <text:p>0,24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455]/([data.C455]*[data.D455])" office:value-type="float" office:value="2.07758434387708" calcext:value-type="float">
            <text:p>2,08</text:p>
          </table:table-cell>
          <table:table-cell table:style-name="ce5" table:formula="of:=[data.B455]/[data.E455]" office:value-type="float" office:value="1.44399055762395" calcext:value-type="float">
            <text:p>1,444</text:p>
          </table:table-cell>
          <table:table-cell table:style-name="ce7" table:formula="of:=AVERAGE([data.F455:.J455])" office:value-type="float" office:value="0.244" calcext:value-type="float">
            <text:p>0,24</text:p>
          </table:table-cell>
          <table:table-cell table:style-name="ce9" table:formula="of:=AVERAGE([data.K455:.O455])" office:value-type="float" office:value="0.11" calcext:value-type="float">
            <text:p>0,11</text:p>
          </table:table-cell>
          <table:table-cell table:style-name="ce12" table:formula="of:=[data.Q455]/[data.Q455]*(LOG([data.R455]*1000)/LOG([data.R455]*1000))" office:value-type="float" office:value="1" calcext:value-type="float">
            <text:p>1,00</text:p>
          </table:table-cell>
          <table:table-cell table:style-name="ce12" table:formula="of:=[data.Q455]/[data.Q455]*(LOG([data.S455]*1000)/LOG([data.S45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1973884" calcext:value-type="float">
            <text:p>1973884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data.E456]/([data.C456]*[data.D456])" office:value-type="float" office:value="1.98468066280566" calcext:value-type="float">
            <text:p>1,98</text:p>
          </table:table-cell>
          <table:table-cell table:style-name="ce5" table:formula="of:=[data.B456]/[data.E456]" office:value-type="float" office:value="1.51158629382476" calcext:value-type="float">
            <text:p>1,512</text:p>
          </table:table-cell>
          <table:table-cell table:style-name="ce7" table:formula="of:=AVERAGE([data.F456:.J456])" office:value-type="float" office:value="0.22" calcext:value-type="float">
            <text:p>0,22</text:p>
          </table:table-cell>
          <table:table-cell table:style-name="ce9" table:formula="of:=AVERAGE([data.K456:.O456])" office:value-type="float" office:value="0.102" calcext:value-type="float">
            <text:p>0,10</text:p>
          </table:table-cell>
          <table:table-cell table:style-name="ce12" table:formula="of:=[data.Q456]/[data.Q456]*(LOG([data.R456]*1000)/LOG([data.R456]*1000))" office:value-type="float" office:value="1" calcext:value-type="float">
            <text:p>1,00</text:p>
          </table:table-cell>
          <table:table-cell table:style-name="ce12" table:formula="of:=[data.Q456]/[data.Q456]*(LOG([data.S456]*1000)/LOG([data.S45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1410850" calcext:value-type="float">
            <text:p>1410850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2" table:style-name="ce7" office:value-type="float" office:value="0.23" calcext:value-type="float">
            <text:p>0,23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data.E457]/([data.C457]*[data.D457])" office:value-type="float" office:value="1.42738482582233" calcext:value-type="float">
            <text:p>1,43</text:p>
          </table:table-cell>
          <table:table-cell table:style-name="ce5" table:formula="of:=[data.B457]/[data.E457]" office:value-type="float" office:value="2.10175709678563" calcext:value-type="float">
            <text:p>2,102</text:p>
          </table:table-cell>
          <table:table-cell table:style-name="ce7" table:formula="of:=AVERAGE([data.F457:.J457])" office:value-type="float" office:value="0.23" calcext:value-type="float">
            <text:p>0,23</text:p>
          </table:table-cell>
          <table:table-cell table:style-name="ce9" table:formula="of:=AVERAGE([data.K457:.O457])" office:value-type="float" office:value="0.094" calcext:value-type="float">
            <text:p>0,09</text:p>
          </table:table-cell>
          <table:table-cell table:style-name="ce12" table:formula="of:=[data.Q457]/[data.Q457]*(LOG([data.R457]*1000)/LOG([data.R457]*1000))" office:value-type="float" office:value="1" calcext:value-type="float">
            <text:p>1,00</text:p>
          </table:table-cell>
          <table:table-cell table:style-name="ce12" table:formula="of:=[data.Q457]/[data.Q457]*(LOG([data.S457]*1000)/LOG([data.S45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2701451" calcext:value-type="float">
            <text:p>2701451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3" table:style-name="ce7" office:value-type="float" office:value="0.18" calcext:value-type="float">
            <text:p>0,18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28" table:formula="of:=[data.E458]/([data.C458]*[data.D458])" office:value-type="float" office:value="2.54498530353846" calcext:value-type="float">
            <text:p>2,54</text:p>
          </table:table-cell>
          <table:table-cell table:style-name="ce5" table:formula="of:=[data.B458]/[data.E458]" office:value-type="float" office:value="1.17879465516865" calcext:value-type="float">
            <text:p>1,179</text:p>
          </table:table-cell>
          <table:table-cell table:style-name="ce7" table:formula="of:=AVERAGE([data.F458:.J458])" office:value-type="float" office:value="0.194" calcext:value-type="float">
            <text:p>0,19</text:p>
          </table:table-cell>
          <table:table-cell table:style-name="ce9" table:formula="of:=AVERAGE([data.K458:.O458])" office:value-type="float" office:value="0.116" calcext:value-type="float">
            <text:p>0,12</text:p>
          </table:table-cell>
          <table:table-cell table:style-name="ce12" table:formula="of:=[data.Q458]/[data.Q458]*(LOG([data.R458]*1000)/LOG([data.R458]*1000))" office:value-type="float" office:value="1" calcext:value-type="float">
            <text:p>1,00</text:p>
          </table:table-cell>
          <table:table-cell table:style-name="ce12" table:formula="of:=[data.Q458]/[data.Q458]*(LOG([data.S458]*1000)/LOG([data.S45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2605935" calcext:value-type="float">
            <text:p>2605935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6" calcext:value-type="float">
            <text:p>0,16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data.E459]/([data.C459]*[data.D459])" office:value-type="float" office:value="2.75338423241425" calcext:value-type="float">
            <text:p>2,75</text:p>
          </table:table-cell>
          <table:table-cell table:style-name="ce5" table:formula="of:=[data.B459]/[data.E459]" office:value-type="float" office:value="1.08957437541612" calcext:value-type="float">
            <text:p>1,090</text:p>
          </table:table-cell>
          <table:table-cell table:style-name="ce7" table:formula="of:=AVERAGE([data.F459:.J459])" office:value-type="float" office:value="0.178" calcext:value-type="float">
            <text:p>0,18</text:p>
          </table:table-cell>
          <table:table-cell table:style-name="ce9" table:formula="of:=AVERAGE([data.K459:.O459])" office:value-type="float" office:value="0.106" calcext:value-type="float">
            <text:p>0,11</text:p>
          </table:table-cell>
          <table:table-cell table:style-name="ce12" table:formula="of:=[data.Q459]/[data.Q459]*(LOG([data.R459]*1000)/LOG([data.R459]*1000))" office:value-type="float" office:value="1" calcext:value-type="float">
            <text:p>1,00</text:p>
          </table:table-cell>
          <table:table-cell table:style-name="ce12" table:formula="of:=[data.Q459]/[data.Q459]*(LOG([data.S459]*1000)/LOG([data.S45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2233218" calcext:value-type="float">
            <text:p>2233218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2"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data.E460]/([data.C460]*[data.D460])" office:value-type="float" office:value="1.8986074270557" calcext:value-type="float">
            <text:p>1,90</text:p>
          </table:table-cell>
          <table:table-cell table:style-name="ce5" table:formula="of:=[data.B460]/[data.E460]" office:value-type="float" office:value="1.58011264462314" calcext:value-type="float">
            <text:p>1,580</text:p>
          </table:table-cell>
          <table:table-cell table:style-name="ce7" table:formula="of:=AVERAGE([data.F460:.J460])" office:value-type="float" office:value="0.218" calcext:value-type="float">
            <text:p>0,22</text:p>
          </table:table-cell>
          <table:table-cell table:style-name="ce9" table:formula="of:=AVERAGE([data.K460:.O460])" office:value-type="float" office:value="0.108" calcext:value-type="float">
            <text:p>0,11</text:p>
          </table:table-cell>
          <table:table-cell table:style-name="ce12" table:formula="of:=[data.Q460]/[data.Q460]*(LOG([data.R460]*1000)/LOG([data.R460]*1000))" office:value-type="float" office:value="1" calcext:value-type="float">
            <text:p>1,00</text:p>
          </table:table-cell>
          <table:table-cell table:style-name="ce12" table:formula="of:=[data.Q460]/[data.Q460]*(LOG([data.S460]*1000)/LOG([data.S46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882529" calcext:value-type="float">
            <text:p>2882529</text:p>
          </table:table-cell>
          <table:table-cell table:style-name="ce7" office:value-type="float" office:value="0.26" calcext:value-type="float">
            <text:p>0,26</text:p>
          </table:table-cell>
          <table:table-cell table:number-columns-repeated="2" table:style-name="ce7" office:value-type="float" office:value="0.22" calcext:value-type="float">
            <text:p>0,22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data.E461]/([data.C461]*[data.D461])" office:value-type="float" office:value="2.1934650997151" calcext:value-type="float">
            <text:p>2,19</text:p>
          </table:table-cell>
          <table:table-cell table:style-name="ce5" table:formula="of:=[data.B461]/[data.E461]" office:value-type="float" office:value="1.36770454000636" calcext:value-type="float">
            <text:p>1,368</text:p>
          </table:table-cell>
          <table:table-cell table:style-name="ce7" table:formula="of:=AVERAGE([data.F461:.J461])" office:value-type="float" office:value="0.222" calcext:value-type="float">
            <text:p>0,22</text:p>
          </table:table-cell>
          <table:table-cell table:style-name="ce9" table:formula="of:=AVERAGE([data.K461:.O461])" office:value-type="float" office:value="0.114" calcext:value-type="float">
            <text:p>0,11</text:p>
          </table:table-cell>
          <table:table-cell table:style-name="ce12" table:formula="of:=[data.Q461]/[data.Q461]*(LOG([data.R461]*1000)/LOG([data.R461]*1000))" office:value-type="float" office:value="1" calcext:value-type="float">
            <text:p>1,00</text:p>
          </table:table-cell>
          <table:table-cell table:style-name="ce12" table:formula="of:=[data.Q461]/[data.Q461]*(LOG([data.S461]*1000)/LOG([data.S46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2618526" calcext:value-type="float">
            <text:p>2618526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2" table:style-name="ce7" office:value-type="float" office:value="0.16" calcext:value-type="float">
            <text:p>0,16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462]/([data.C462]*[data.D462])" office:value-type="float" office:value="2.70954503687883" calcext:value-type="float">
            <text:p>2,71</text:p>
          </table:table-cell>
          <table:table-cell table:style-name="ce5" table:formula="of:=[data.B462]/[data.E462]" office:value-type="float" office:value="1.10720306004218" calcext:value-type="float">
            <text:p>1,107</text:p>
          </table:table-cell>
          <table:table-cell table:style-name="ce7" table:formula="of:=AVERAGE([data.F462:.J462])" office:value-type="float" office:value="0.168" calcext:value-type="float">
            <text:p>0,17</text:p>
          </table:table-cell>
          <table:table-cell table:style-name="ce9" table:formula="of:=AVERAGE([data.K462:.O462])" office:value-type="float" office:value="0.1" calcext:value-type="float">
            <text:p>0,10</text:p>
          </table:table-cell>
          <table:table-cell table:style-name="ce12" table:formula="of:=[data.Q462]/[data.Q462]*(LOG([data.R462]*1000)/LOG([data.R462]*1000))" office:value-type="float" office:value="1" calcext:value-type="float">
            <text:p>1,00</text:p>
          </table:table-cell>
          <table:table-cell table:style-name="ce12" table:formula="of:=[data.Q462]/[data.Q462]*(LOG([data.S462]*1000)/LOG([data.S46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2269681" calcext:value-type="float">
            <text:p>2269681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463]/([data.C463]*[data.D463])" office:value-type="float" office:value="2.29123695729422" calcext:value-type="float">
            <text:p>2,29</text:p>
          </table:table-cell>
          <table:table-cell table:style-name="ce5" table:formula="of:=[data.B463]/[data.E463]" office:value-type="float" office:value="1.30934347161561" calcext:value-type="float">
            <text:p>1,309</text:p>
          </table:table-cell>
          <table:table-cell table:style-name="ce7" table:formula="of:=AVERAGE([data.F463:.J463])" office:value-type="float" office:value="0.178" calcext:value-type="float">
            <text:p>0,18</text:p>
          </table:table-cell>
          <table:table-cell table:style-name="ce9" table:formula="of:=AVERAGE([data.K463:.O463])" office:value-type="float" office:value="0.1" calcext:value-type="float">
            <text:p>0,10</text:p>
          </table:table-cell>
          <table:table-cell table:style-name="ce12" table:formula="of:=[data.Q463]/[data.Q463]*(LOG([data.R463]*1000)/LOG([data.R463]*1000))" office:value-type="float" office:value="1" calcext:value-type="float">
            <text:p>1,00</text:p>
          </table:table-cell>
          <table:table-cell table:style-name="ce12" table:formula="of:=[data.Q463]/[data.Q463]*(LOG([data.S463]*1000)/LOG([data.S46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2206710" calcext:value-type="float">
            <text:p>2206710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464]/([data.C464]*[data.D464])" office:value-type="float" office:value="2.229" calcext:value-type="float">
            <text:p>2,23</text:p>
          </table:table-cell>
          <table:table-cell table:style-name="ce5" table:formula="of:=[data.B464]/[data.E464]" office:value-type="float" office:value="1.34590227080133" calcext:value-type="float">
            <text:p>1,346</text:p>
          </table:table-cell>
          <table:table-cell table:style-name="ce7" table:formula="of:=AVERAGE([data.F464:.J464])" office:value-type="float" office:value="0.18" calcext:value-type="float">
            <text:p>0,18</text:p>
          </table:table-cell>
          <table:table-cell table:style-name="ce9" table:formula="of:=AVERAGE([data.K464:.O464])" office:value-type="float" office:value="0.1" calcext:value-type="float">
            <text:p>0,10</text:p>
          </table:table-cell>
          <table:table-cell table:style-name="ce12" table:formula="of:=[data.Q464]/[data.Q464]*(LOG([data.R464]*1000)/LOG([data.R464]*1000))" office:value-type="float" office:value="1" calcext:value-type="float">
            <text:p>1,00</text:p>
          </table:table-cell>
          <table:table-cell table:style-name="ce12" table:formula="of:=[data.Q464]/[data.Q464]*(LOG([data.S464]*1000)/LOG([data.S46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1419471" calcext:value-type="float">
            <text:p>1419471</text:p>
          </table:table-cell>
          <table:table-cell table:style-name="ce7" office:value-type="float" office:value="0.21" calcext:value-type="float">
            <text:p>0,21</text:p>
          </table:table-cell>
          <table:table-cell table:number-columns-repeated="4" table:style-name="ce7" office:value-type="float" office:value="0.17" calcext:value-type="float">
            <text:p>0,17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data.E465]/([data.C465]*[data.D465])" office:value-type="float" office:value="1.52754808188987" calcext:value-type="float">
            <text:p>1,53</text:p>
          </table:table-cell>
          <table:table-cell table:style-name="ce5" table:formula="of:=[data.B465]/[data.E465]" office:value-type="float" office:value="1.96394290549085" calcext:value-type="float">
            <text:p>1,964</text:p>
          </table:table-cell>
          <table:table-cell table:style-name="ce7" table:formula="of:=AVERAGE([data.F465:.J465])" office:value-type="float" office:value="0.178" calcext:value-type="float">
            <text:p>0,18</text:p>
          </table:table-cell>
          <table:table-cell table:style-name="ce9" table:formula="of:=AVERAGE([data.K465:.O465])" office:value-type="float" office:value="0.094" calcext:value-type="float">
            <text:p>0,09</text:p>
          </table:table-cell>
          <table:table-cell table:style-name="ce12" table:formula="of:=[data.Q465]/[data.Q465]*(LOG([data.R465]*1000)/LOG([data.R465]*1000))" office:value-type="float" office:value="1" calcext:value-type="float">
            <text:p>1,00</text:p>
          </table:table-cell>
          <table:table-cell table:style-name="ce12" table:formula="of:=[data.Q465]/[data.Q465]*(LOG([data.S465]*1000)/LOG([data.S46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2430517" calcext:value-type="float">
            <text:p>2430517</text:p>
          </table:table-cell>
          <table:table-cell table:number-columns-repeated="5" table:style-name="ce7" office:value-type="float" office:value="0.19" calcext:value-type="float">
            <text:p>0,19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466]/([data.C466]*[data.D466])" office:value-type="float" office:value="2.02340742590743" calcext:value-type="float">
            <text:p>2,02</text:p>
          </table:table-cell>
          <table:table-cell table:style-name="ce5" table:formula="of:=[data.B466]/[data.E466]" office:value-type="float" office:value="1.48265410198736" calcext:value-type="float">
            <text:p>1,483</text:p>
          </table:table-cell>
          <table:table-cell table:style-name="ce7" table:formula="of:=AVERAGE([data.F466:.J466])" office:value-type="float" office:value="0.19" calcext:value-type="float">
            <text:p>0,19</text:p>
          </table:table-cell>
          <table:table-cell table:style-name="ce9" table:formula="of:=AVERAGE([data.K466:.O466])" office:value-type="float" office:value="0.11" calcext:value-type="float">
            <text:p>0,11</text:p>
          </table:table-cell>
          <table:table-cell table:style-name="ce12" table:formula="of:=[data.Q466]/[data.Q466]*(LOG([data.R466]*1000)/LOG([data.R466]*1000))" office:value-type="float" office:value="1" calcext:value-type="float">
            <text:p>1,00</text:p>
          </table:table-cell>
          <table:table-cell table:style-name="ce12" table:formula="of:=[data.Q466]/[data.Q466]*(LOG([data.S466]*1000)/LOG([data.S46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2367219" calcext:value-type="float">
            <text:p>2367219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3" calcext:value-type="float">
            <text:p>0,23</text:p>
          </table:table-cell>
          <table:table-cell table:number-columns-repeated="2" table:style-name="ce7" office:value-type="float" office:value="0.22" calcext:value-type="float">
            <text:p>0,22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467]/([data.C467]*[data.D467])" office:value-type="float" office:value="1.87225475494476" calcext:value-type="float">
            <text:p>1,87</text:p>
          </table:table-cell>
          <table:table-cell table:style-name="ce5" table:formula="of:=[data.B467]/[data.E467]" office:value-type="float" office:value="1.60235280301485" calcext:value-type="float">
            <text:p>1,602</text:p>
          </table:table-cell>
          <table:table-cell table:style-name="ce7" table:formula="of:=AVERAGE([data.F467:.J467])" office:value-type="float" office:value="0.228" calcext:value-type="float">
            <text:p>0,23</text:p>
          </table:table-cell>
          <table:table-cell table:style-name="ce9" table:formula="of:=AVERAGE([data.K467:.O467])" office:value-type="float" office:value="0.116" calcext:value-type="float">
            <text:p>0,12</text:p>
          </table:table-cell>
          <table:table-cell table:style-name="ce12" table:formula="of:=[data.Q467]/[data.Q467]*(LOG([data.R467]*1000)/LOG([data.R467]*1000))" office:value-type="float" office:value="1" calcext:value-type="float">
            <text:p>1,00</text:p>
          </table:table-cell>
          <table:table-cell table:style-name="ce12" table:formula="of:=[data.Q467]/[data.Q467]*(LOG([data.S467]*1000)/LOG([data.S46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532522" calcext:value-type="float">
            <text:p>1532522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4" table:style-name="ce9" office:value-type="float" office:value="0.09" calcext:value-type="float">
            <text:p>0,09</text:p>
          </table:table-cell>
          <table:table-cell table:style-name="ce28" table:formula="of:=[data.E468]/([data.C468]*[data.D468])" office:value-type="float" office:value="1.59551284720776" calcext:value-type="float">
            <text:p>1,60</text:p>
          </table:table-cell>
          <table:table-cell table:style-name="ce5" table:formula="of:=[data.B468]/[data.E468]" office:value-type="float" office:value="1.88028361093674" calcext:value-type="float">
            <text:p>1,880</text:p>
          </table:table-cell>
          <table:table-cell table:style-name="ce7" table:formula="of:=AVERAGE([data.F468:.J468])" office:value-type="float" office:value="0.194" calcext:value-type="float">
            <text:p>0,19</text:p>
          </table:table-cell>
          <table:table-cell table:style-name="ce9" table:formula="of:=AVERAGE([data.K468:.O468])" office:value-type="float" office:value="0.092" calcext:value-type="float">
            <text:p>0,09</text:p>
          </table:table-cell>
          <table:table-cell table:style-name="ce12" table:formula="of:=[data.Q468]/[data.Q468]*(LOG([data.R468]*1000)/LOG([data.R468]*1000))" office:value-type="float" office:value="1" calcext:value-type="float">
            <text:p>1,00</text:p>
          </table:table-cell>
          <table:table-cell table:style-name="ce12" table:formula="of:=[data.Q468]/[data.Q468]*(LOG([data.S468]*1000)/LOG([data.S46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444823" calcext:value-type="float">
            <text:p>1444823</text:p>
          </table:table-cell>
          <table:table-cell table:number-columns-repeated="3" table:style-name="ce7" office:value-type="float" office:value="0.18" calcext:value-type="float">
            <text:p>0,18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data.E469]/([data.C469]*[data.D469])" office:value-type="float" office:value="1.48392745632919" calcext:value-type="float">
            <text:p>1,48</text:p>
          </table:table-cell>
          <table:table-cell table:style-name="ce5" table:formula="of:=[data.B469]/[data.E469]" office:value-type="float" office:value="2.02167324302008" calcext:value-type="float">
            <text:p>2,022</text:p>
          </table:table-cell>
          <table:table-cell table:style-name="ce7" table:formula="of:=AVERAGE([data.F469:.J469])" office:value-type="float" office:value="0.182" calcext:value-type="float">
            <text:p>0,18</text:p>
          </table:table-cell>
          <table:table-cell table:style-name="ce9" table:formula="of:=AVERAGE([data.K469:.O469])" office:value-type="float" office:value="0.092" calcext:value-type="float">
            <text:p>0,09</text:p>
          </table:table-cell>
          <table:table-cell table:style-name="ce12" table:formula="of:=[data.Q469]/[data.Q469]*(LOG([data.R469]*1000)/LOG([data.R469]*1000))" office:value-type="float" office:value="1" calcext:value-type="float">
            <text:p>1,00</text:p>
          </table:table-cell>
          <table:table-cell table:style-name="ce12" table:formula="of:=[data.Q469]/[data.Q469]*(LOG([data.S469]*1000)/LOG([data.S46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756117" calcext:value-type="float">
            <text:p>1756117</text:p>
          </table:table-cell>
          <table:table-cell table:number-columns-repeated="5" table:style-name="ce7" office:value-type="float" office:value="0.19" calcext:value-type="float">
            <text:p>0,19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470]/([data.C470]*[data.D470])" office:value-type="float" office:value="1.8036466977799" calcext:value-type="float">
            <text:p>1,80</text:p>
          </table:table-cell>
          <table:table-cell table:style-name="ce5" table:formula="of:=[data.B470]/[data.E470]" office:value-type="float" office:value="1.66330603257072" calcext:value-type="float">
            <text:p>1,663</text:p>
          </table:table-cell>
          <table:table-cell table:style-name="ce7" table:formula="of:=AVERAGE([data.F470:.J470])" office:value-type="float" office:value="0.19" calcext:value-type="float">
            <text:p>0,19</text:p>
          </table:table-cell>
          <table:table-cell table:style-name="ce9" table:formula="of:=AVERAGE([data.K470:.O470])" office:value-type="float" office:value="0.1" calcext:value-type="float">
            <text:p>0,10</text:p>
          </table:table-cell>
          <table:table-cell table:style-name="ce12" table:formula="of:=[data.Q470]/[data.Q470]*(LOG([data.R470]*1000)/LOG([data.R470]*1000))" office:value-type="float" office:value="1" calcext:value-type="float">
            <text:p>1,00</text:p>
          </table:table-cell>
          <table:table-cell table:style-name="ce12" table:formula="of:=[data.Q470]/[data.Q470]*(LOG([data.S470]*1000)/LOG([data.S47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2289267" calcext:value-type="float">
            <text:p>2289267</text:p>
          </table:table-cell>
          <table:table-cell table:number-columns-repeated="5" table:style-name="ce7" office:value-type="float" office:value="0.17" calcext:value-type="float">
            <text:p>0,17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471]/([data.C471]*[data.D471])" office:value-type="float" office:value="2.4252765064836" calcext:value-type="float">
            <text:p>2,43</text:p>
          </table:table-cell>
          <table:table-cell table:style-name="ce5" table:formula="of:=[data.B471]/[data.E471]" office:value-type="float" office:value="1.23697934753788" calcext:value-type="float">
            <text:p>1,237</text:p>
          </table:table-cell>
          <table:table-cell table:style-name="ce7" table:formula="of:=AVERAGE([data.F471:.J471])" office:value-type="float" office:value="0.17" calcext:value-type="float">
            <text:p>0,17</text:p>
          </table:table-cell>
          <table:table-cell table:style-name="ce9" table:formula="of:=AVERAGE([data.K471:.O471])" office:value-type="float" office:value="0.1" calcext:value-type="float">
            <text:p>0,10</text:p>
          </table:table-cell>
          <table:table-cell table:style-name="ce12" table:formula="of:=[data.Q471]/[data.Q471]*(LOG([data.R471]*1000)/LOG([data.R471]*1000))" office:value-type="float" office:value="1" calcext:value-type="float">
            <text:p>1,00</text:p>
          </table:table-cell>
          <table:table-cell table:style-name="ce12" table:formula="of:=[data.Q471]/[data.Q471]*(LOG([data.S471]*1000)/LOG([data.S47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175481" calcext:value-type="float">
            <text:p>2175481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data.E472]/([data.C472]*[data.D472])" office:value-type="float" office:value="1.94283782721765" calcext:value-type="float">
            <text:p>1,94</text:p>
          </table:table-cell>
          <table:table-cell table:style-name="ce5" table:formula="of:=[data.B472]/[data.E472]" office:value-type="float" office:value="1.54414035332876" calcext:value-type="float">
            <text:p>1,544</text:p>
          </table:table-cell>
          <table:table-cell table:style-name="ce7" table:formula="of:=AVERAGE([data.F472:.J472])" office:value-type="float" office:value="0.176" calcext:value-type="float">
            <text:p>0,18</text:p>
          </table:table-cell>
          <table:table-cell table:style-name="ce9" table:formula="of:=AVERAGE([data.K472:.O472])" office:value-type="float" office:value="0.114" calcext:value-type="float">
            <text:p>0,11</text:p>
          </table:table-cell>
          <table:table-cell table:style-name="ce12" table:formula="of:=[data.Q472]/[data.Q472]*(LOG([data.R472]*1000)/LOG([data.R472]*1000))" office:value-type="float" office:value="1" calcext:value-type="float">
            <text:p>1,00</text:p>
          </table:table-cell>
          <table:table-cell table:style-name="ce12" table:formula="of:=[data.Q472]/[data.Q472]*(LOG([data.S472]*1000)/LOG([data.S47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2713190" calcext:value-type="float">
            <text:p>2713190</text:p>
          </table:table-cell>
          <table:table-cell table:number-columns-repeated="5" table:style-name="ce7" office:value-type="float" office:value="0.24" calcext:value-type="float">
            <text:p>0,24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473]/([data.C473]*[data.D473])" office:value-type="float" office:value="2.11095878900293" calcext:value-type="float">
            <text:p>2,11</text:p>
          </table:table-cell>
          <table:table-cell table:style-name="ce5" table:formula="of:=[data.B473]/[data.E473]" office:value-type="float" office:value="1.4211610687051" calcext:value-type="float">
            <text:p>1,421</text:p>
          </table:table-cell>
          <table:table-cell table:style-name="ce7" table:formula="of:=AVERAGE([data.F473:.J473])" office:value-type="float" office:value="0.24" calcext:value-type="float">
            <text:p>0,24</text:p>
          </table:table-cell>
          <table:table-cell table:style-name="ce9" table:formula="of:=AVERAGE([data.K473:.O473])" office:value-type="float" office:value="0.11" calcext:value-type="float">
            <text:p>0,11</text:p>
          </table:table-cell>
          <table:table-cell table:style-name="ce12" table:formula="of:=[data.Q473]/[data.Q473]*(LOG([data.R473]*1000)/LOG([data.R473]*1000))" office:value-type="float" office:value="1" calcext:value-type="float">
            <text:p>1,00</text:p>
          </table:table-cell>
          <table:table-cell table:style-name="ce12" table:formula="of:=[data.Q473]/[data.Q473]*(LOG([data.S473]*1000)/LOG([data.S47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2020149" calcext:value-type="float">
            <text:p>2020149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2" table:style-name="ce7" office:value-type="float" office:value="0.23" calcext:value-type="float">
            <text:p>0,23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474]/([data.C474]*[data.D474])" office:value-type="float" office:value="1.7990782630379" calcext:value-type="float">
            <text:p>1,80</text:p>
          </table:table-cell>
          <table:table-cell table:style-name="ce5" table:formula="of:=[data.B474]/[data.E474]" office:value-type="float" office:value="1.66752848428507" calcext:value-type="float">
            <text:p>1,668</text:p>
          </table:table-cell>
          <table:table-cell table:style-name="ce7" table:formula="of:=AVERAGE([data.F474:.J474])" office:value-type="float" office:value="0.234" calcext:value-type="float">
            <text:p>0,23</text:p>
          </table:table-cell>
          <table:table-cell table:style-name="ce9" table:formula="of:=AVERAGE([data.K474:.O474])" office:value-type="float" office:value="0.1" calcext:value-type="float">
            <text:p>0,10</text:p>
          </table:table-cell>
          <table:table-cell table:style-name="ce12" table:formula="of:=[data.Q474]/[data.Q474]*(LOG([data.R474]*1000)/LOG([data.R474]*1000))" office:value-type="float" office:value="1" calcext:value-type="float">
            <text:p>1,00</text:p>
          </table:table-cell>
          <table:table-cell table:style-name="ce12" table:formula="of:=[data.Q474]/[data.Q474]*(LOG([data.S474]*1000)/LOG([data.S47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824351" calcext:value-type="float">
            <text:p>1824351</text:p>
          </table:table-cell>
          <table:table-cell table:number-columns-repeated="5" table:style-name="ce7" office:value-type="float" office:value="0.17" calcext:value-type="float">
            <text:p>0,17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475]/([data.C475]*[data.D475])" office:value-type="float" office:value="1.96494687909285" calcext:value-type="float">
            <text:p>1,96</text:p>
          </table:table-cell>
          <table:table-cell table:style-name="ce5" table:formula="of:=[data.B475]/[data.E475]" office:value-type="float" office:value="1.52676760119078" calcext:value-type="float">
            <text:p>1,527</text:p>
          </table:table-cell>
          <table:table-cell table:style-name="ce7" table:formula="of:=AVERAGE([data.F475:.J475])" office:value-type="float" office:value="0.17" calcext:value-type="float">
            <text:p>0,17</text:p>
          </table:table-cell>
          <table:table-cell table:style-name="ce9" table:formula="of:=AVERAGE([data.K475:.O475])" office:value-type="float" office:value="0.096" calcext:value-type="float">
            <text:p>0,10</text:p>
          </table:table-cell>
          <table:table-cell table:style-name="ce12" table:formula="of:=[data.Q475]/[data.Q475]*(LOG([data.R475]*1000)/LOG([data.R475]*1000))" office:value-type="float" office:value="1" calcext:value-type="float">
            <text:p>1,00</text:p>
          </table:table-cell>
          <table:table-cell table:style-name="ce12" table:formula="of:=[data.Q475]/[data.Q475]*(LOG([data.S475]*1000)/LOG([data.S47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700070" calcext:value-type="float">
            <text:p>2700070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2" table:style-name="ce7" office:value-type="float" office:value="0.22" calcext:value-type="float">
            <text:p>0,22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2" calcext:value-type="float">
            <text:p>0,22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476]/([data.C476]*[data.D476])" office:value-type="float" office:value="2.05609334117167" calcext:value-type="float">
            <text:p>2,06</text:p>
          </table:table-cell>
          <table:table-cell table:style-name="ce5" table:formula="of:=[data.B476]/[data.E476]" office:value-type="float" office:value="1.45908365338676" calcext:value-type="float">
            <text:p>1,459</text:p>
          </table:table-cell>
          <table:table-cell table:style-name="ce7" table:formula="of:=AVERAGE([data.F476:.J476])" office:value-type="float" office:value="0.226" calcext:value-type="float">
            <text:p>0,23</text:p>
          </table:table-cell>
          <table:table-cell table:style-name="ce9" table:formula="of:=AVERAGE([data.K476:.O476])" office:value-type="float" office:value="0.114" calcext:value-type="float">
            <text:p>0,11</text:p>
          </table:table-cell>
          <table:table-cell table:style-name="ce12" table:formula="of:=[data.Q476]/[data.Q476]*(LOG([data.R476]*1000)/LOG([data.R476]*1000))" office:value-type="float" office:value="1" calcext:value-type="float">
            <text:p>1,00</text:p>
          </table:table-cell>
          <table:table-cell table:style-name="ce12" table:formula="of:=[data.Q476]/[data.Q476]*(LOG([data.S476]*1000)/LOG([data.S47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2505037" calcext:value-type="float">
            <text:p>2505037</text:p>
          </table:table-cell>
          <table:table-cell table:number-columns-repeated="3"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477]/([data.C477]*[data.D477])" office:value-type="float" office:value="2.24176421105384" calcext:value-type="float">
            <text:p>2,24</text:p>
          </table:table-cell>
          <table:table-cell table:style-name="ce5" table:formula="of:=[data.B477]/[data.E477]" office:value-type="float" office:value="1.33823811784018" calcext:value-type="float">
            <text:p>1,338</text:p>
          </table:table-cell>
          <table:table-cell table:style-name="ce7" table:formula="of:=AVERAGE([data.F477:.J477])" office:value-type="float" office:value="0.188" calcext:value-type="float">
            <text:p>0,19</text:p>
          </table:table-cell>
          <table:table-cell table:style-name="ce9" table:formula="of:=AVERAGE([data.K477:.O477])" office:value-type="float" office:value="0.11" calcext:value-type="float">
            <text:p>0,11</text:p>
          </table:table-cell>
          <table:table-cell table:style-name="ce12" table:formula="of:=[data.Q477]/[data.Q477]*(LOG([data.R477]*1000)/LOG([data.R477]*1000))" office:value-type="float" office:value="1" calcext:value-type="float">
            <text:p>1,00</text:p>
          </table:table-cell>
          <table:table-cell table:style-name="ce12" table:formula="of:=[data.Q477]/[data.Q477]*(LOG([data.S477]*1000)/LOG([data.S47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3194544" calcext:value-type="float">
            <text:p>3194544</text:p>
          </table:table-cell>
          <table:table-cell table:style-name="ce7" office:value-type="float" office:value="0.27" calcext:value-type="float">
            <text:p>0,27</text:p>
          </table:table-cell>
          <table:table-cell table:number-columns-repeated="2"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1" calcext:value-type="float">
            <text:p>0,21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478]/([data.C478]*[data.D478])" office:value-type="float" office:value="2.44305903946161" calcext:value-type="float">
            <text:p>2,44</text:p>
          </table:table-cell>
          <table:table-cell table:style-name="ce5" table:formula="of:=[data.B478]/[data.E478]" office:value-type="float" office:value="1.22797369515023" calcext:value-type="float">
            <text:p>1,228</text:p>
          </table:table-cell>
          <table:table-cell table:style-name="ce7" table:formula="of:=AVERAGE([data.F478:.J478])" office:value-type="float" office:value="0.224" calcext:value-type="float">
            <text:p>0,22</text:p>
          </table:table-cell>
          <table:table-cell table:style-name="ce9" table:formula="of:=AVERAGE([data.K478:.O478])" office:value-type="float" office:value="0.118" calcext:value-type="float">
            <text:p>0,12</text:p>
          </table:table-cell>
          <table:table-cell table:style-name="ce12" table:formula="of:=[data.Q478]/[data.Q478]*(LOG([data.R478]*1000)/LOG([data.R478]*1000))" office:value-type="float" office:value="1" calcext:value-type="float">
            <text:p>1,00</text:p>
          </table:table-cell>
          <table:table-cell table:style-name="ce12" table:formula="of:=[data.Q478]/[data.Q478]*(LOG([data.S478]*1000)/LOG([data.S47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2020132" calcext:value-type="float">
            <text:p>2020132</text:p>
          </table:table-cell>
          <table:table-cell table:style-name="ce7" office:value-type="float" office:value="0.34" calcext:value-type="float">
            <text:p>0,34</text:p>
          </table:table-cell>
          <table:table-cell table:number-columns-repeated="3" table:style-name="ce7" office:value-type="float" office:value="0.3" calcext:value-type="float">
            <text:p>0,30</text:p>
          </table:table-cell>
          <table:table-cell table:style-name="ce7" office:value-type="float" office:value="0.32" calcext:value-type="float">
            <text:p>0,3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data.E479]/([data.C479]*[data.D479])" office:value-type="float" office:value="1.57252771204384" calcext:value-type="float">
            <text:p>1,57</text:p>
          </table:table-cell>
          <table:table-cell table:style-name="ce5" table:formula="of:=[data.B479]/[data.E479]" office:value-type="float" office:value="1.90776493813276" calcext:value-type="float">
            <text:p>1,908</text:p>
          </table:table-cell>
          <table:table-cell table:style-name="ce7" table:formula="of:=AVERAGE([data.F479:.J479])" office:value-type="float" office:value="0.312" calcext:value-type="float">
            <text:p>0,31</text:p>
          </table:table-cell>
          <table:table-cell table:style-name="ce9" table:formula="of:=AVERAGE([data.K479:.O479])" office:value-type="float" office:value="0.108" calcext:value-type="float">
            <text:p>0,11</text:p>
          </table:table-cell>
          <table:table-cell table:style-name="ce12" table:formula="of:=[data.Q479]/[data.Q479]*(LOG([data.R479]*1000)/LOG([data.R479]*1000))" office:value-type="float" office:value="1" calcext:value-type="float">
            <text:p>1,00</text:p>
          </table:table-cell>
          <table:table-cell table:style-name="ce12" table:formula="of:=[data.Q479]/[data.Q479]*(LOG([data.S479]*1000)/LOG([data.S47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2339196" calcext:value-type="float">
            <text:p>2339196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2" table:style-name="ce7" office:value-type="float" office:value="0.19" calcext:value-type="float">
            <text:p>0,19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480]/([data.C480]*[data.D480])" office:value-type="float" office:value="2.15752386082324" calcext:value-type="float">
            <text:p>2,16</text:p>
          </table:table-cell>
          <table:table-cell table:style-name="ce5" table:formula="of:=[data.B480]/[data.E480]" office:value-type="float" office:value="1.39048972381964" calcext:value-type="float">
            <text:p>1,390</text:p>
          </table:table-cell>
          <table:table-cell table:style-name="ce7" table:formula="of:=AVERAGE([data.F480:.J480])" office:value-type="float" office:value="0.192" calcext:value-type="float">
            <text:p>0,19</text:p>
          </table:table-cell>
          <table:table-cell table:style-name="ce9" table:formula="of:=AVERAGE([data.K480:.O480])" office:value-type="float" office:value="0.11" calcext:value-type="float">
            <text:p>0,11</text:p>
          </table:table-cell>
          <table:table-cell table:style-name="ce12" table:formula="of:=[data.Q480]/[data.Q480]*(LOG([data.R480]*1000)/LOG([data.R480]*1000))" office:value-type="float" office:value="1" calcext:value-type="float">
            <text:p>1,00</text:p>
          </table:table-cell>
          <table:table-cell table:style-name="ce12" table:formula="of:=[data.Q480]/[data.Q480]*(LOG([data.S480]*1000)/LOG([data.S48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810460" calcext:value-type="float">
            <text:p>2810460</text:p>
          </table:table-cell>
          <table:table-cell table:number-columns-repeated="2" table:style-name="ce7" office:value-type="float" office:value="0.22" calcext:value-type="float">
            <text:p>0,22</text:p>
          </table:table-cell>
          <table:table-cell table:number-columns-repeated="2"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481]/([data.C481]*[data.D481])" office:value-type="float" office:value="2.13862407772664" calcext:value-type="float">
            <text:p>2,14</text:p>
          </table:table-cell>
          <table:table-cell table:style-name="ce5" table:formula="of:=[data.B481]/[data.E481]" office:value-type="float" office:value="1.40277676963913" calcext:value-type="float">
            <text:p>1,403</text:p>
          </table:table-cell>
          <table:table-cell table:style-name="ce7" table:formula="of:=AVERAGE([data.F481:.J481])" office:value-type="float" office:value="0.216" calcext:value-type="float">
            <text:p>0,22</text:p>
          </table:table-cell>
          <table:table-cell table:style-name="ce9" table:formula="of:=AVERAGE([data.K481:.O481])" office:value-type="float" office:value="0.12" calcext:value-type="float">
            <text:p>0,12</text:p>
          </table:table-cell>
          <table:table-cell table:style-name="ce12" table:formula="of:=[data.Q481]/[data.Q481]*(LOG([data.R481]*1000)/LOG([data.R481]*1000))" office:value-type="float" office:value="1" calcext:value-type="float">
            <text:p>1,00</text:p>
          </table:table-cell>
          <table:table-cell table:style-name="ce12" table:formula="of:=[data.Q481]/[data.Q481]*(LOG([data.S481]*1000)/LOG([data.S48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836844" calcext:value-type="float">
            <text:p>1836844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4" table:style-name="ce7" office:value-type="float" office:value="0.17" calcext:value-type="float">
            <text:p>0,17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data.E482]/([data.C482]*[data.D482])" office:value-type="float" office:value="1.92106342034806" calcext:value-type="float">
            <text:p>1,92</text:p>
          </table:table-cell>
          <table:table-cell table:style-name="ce5" table:formula="of:=[data.B482]/[data.E482]" office:value-type="float" office:value="1.56164377595484" calcext:value-type="float">
            <text:p>1,562</text:p>
          </table:table-cell>
          <table:table-cell table:style-name="ce7" table:formula="of:=AVERAGE([data.F482:.J482])" office:value-type="float" office:value="0.176" calcext:value-type="float">
            <text:p>0,18</text:p>
          </table:table-cell>
          <table:table-cell table:style-name="ce9" table:formula="of:=AVERAGE([data.K482:.O482])" office:value-type="float" office:value="0.102" calcext:value-type="float">
            <text:p>0,10</text:p>
          </table:table-cell>
          <table:table-cell table:style-name="ce12" table:formula="of:=[data.Q482]/[data.Q482]*(LOG([data.R482]*1000)/LOG([data.R482]*1000))" office:value-type="float" office:value="1" calcext:value-type="float">
            <text:p>1,00</text:p>
          </table:table-cell>
          <table:table-cell table:style-name="ce12" table:formula="of:=[data.Q482]/[data.Q482]*(LOG([data.S482]*1000)/LOG([data.S48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936461" calcext:value-type="float">
            <text:p>1936461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2" table:style-name="ce7" office:value-type="float" office:value="0.2" calcext:value-type="float">
            <text:p>0,20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" calcext:value-type="float">
            <text:p>0,20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483]/([data.C483]*[data.D483])" office:value-type="float" office:value="1.72857558575479" calcext:value-type="float">
            <text:p>1,73</text:p>
          </table:table-cell>
          <table:table-cell table:style-name="ce5" table:formula="of:=[data.B483]/[data.E483]" office:value-type="float" office:value="1.73554127865214" calcext:value-type="float">
            <text:p>1,736</text:p>
          </table:table-cell>
          <table:table-cell table:style-name="ce7" table:formula="of:=AVERAGE([data.F483:.J483])" office:value-type="float" office:value="0.21" calcext:value-type="float">
            <text:p>0,21</text:p>
          </table:table-cell>
          <table:table-cell table:style-name="ce9" table:formula="of:=AVERAGE([data.K483:.O483])" office:value-type="float" office:value="0.11" calcext:value-type="float">
            <text:p>0,11</text:p>
          </table:table-cell>
          <table:table-cell table:style-name="ce12" table:formula="of:=[data.Q483]/[data.Q483]*(LOG([data.R483]*1000)/LOG([data.R483]*1000))" office:value-type="float" office:value="1" calcext:value-type="float">
            <text:p>1,00</text:p>
          </table:table-cell>
          <table:table-cell table:style-name="ce12" table:formula="of:=[data.Q483]/[data.Q483]*(LOG([data.S483]*1000)/LOG([data.S48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2326293" calcext:value-type="float">
            <text:p>2326293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6" calcext:value-type="float">
            <text:p>0,16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data.E484]/([data.C484]*[data.D484])" office:value-type="float" office:value="2.38925463822655" calcext:value-type="float">
            <text:p>2,39</text:p>
          </table:table-cell>
          <table:table-cell table:style-name="ce5" table:formula="of:=[data.B484]/[data.E484]" office:value-type="float" office:value="1.25562859020768" calcext:value-type="float">
            <text:p>1,256</text:p>
          </table:table-cell>
          <table:table-cell table:style-name="ce7" table:formula="of:=AVERAGE([data.F484:.J484])" office:value-type="float" office:value="0.17" calcext:value-type="float">
            <text:p>0,17</text:p>
          </table:table-cell>
          <table:table-cell table:style-name="ce9" table:formula="of:=AVERAGE([data.K484:.O484])" office:value-type="float" office:value="0.102" calcext:value-type="float">
            <text:p>0,10</text:p>
          </table:table-cell>
          <table:table-cell table:style-name="ce12" table:formula="of:=[data.Q484]/[data.Q484]*(LOG([data.R484]*1000)/LOG([data.R484]*1000))" office:value-type="float" office:value="1" calcext:value-type="float">
            <text:p>1,00</text:p>
          </table:table-cell>
          <table:table-cell table:style-name="ce12" table:formula="of:=[data.Q484]/[data.Q484]*(LOG([data.S484]*1000)/LOG([data.S48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2239321" calcext:value-type="float">
            <text:p>2239321</text:p>
          </table:table-cell>
          <table:table-cell table:style-name="ce7" office:value-type="float" office:value="0.27" calcext:value-type="float">
            <text:p>0,27</text:p>
          </table:table-cell>
          <table:table-cell table:number-columns-repeated="2" table:style-name="ce7" office:value-type="float" office:value="0.16" calcext:value-type="float">
            <text:p>0,16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data.E485]/([data.C485]*[data.D485])" office:value-type="float" office:value="2.29992872167354" calcext:value-type="float">
            <text:p>2,30</text:p>
          </table:table-cell>
          <table:table-cell table:style-name="ce5" table:formula="of:=[data.B485]/[data.E485]" office:value-type="float" office:value="1.30439539485407" calcext:value-type="float">
            <text:p>1,304</text:p>
          </table:table-cell>
          <table:table-cell table:style-name="ce7" table:formula="of:=AVERAGE([data.F485:.J485])" office:value-type="float" office:value="0.186" calcext:value-type="float">
            <text:p>0,19</text:p>
          </table:table-cell>
          <table:table-cell table:style-name="ce9" table:formula="of:=AVERAGE([data.K485:.O485])" office:value-type="float" office:value="0.102" calcext:value-type="float">
            <text:p>0,10</text:p>
          </table:table-cell>
          <table:table-cell table:style-name="ce12" table:formula="of:=[data.Q485]/[data.Q485]*(LOG([data.R485]*1000)/LOG([data.R485]*1000))" office:value-type="float" office:value="1" calcext:value-type="float">
            <text:p>1,00</text:p>
          </table:table-cell>
          <table:table-cell table:style-name="ce12" table:formula="of:=[data.Q485]/[data.Q485]*(LOG([data.S485]*1000)/LOG([data.S48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645449" calcext:value-type="float">
            <text:p>2645449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3" table:style-name="ce7" office:value-type="float" office:value="0.19" calcext:value-type="float">
            <text:p>0,19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data.E486]/([data.C486]*[data.D486])" office:value-type="float" office:value="2.36254804669639" calcext:value-type="float">
            <text:p>2,36</text:p>
          </table:table-cell>
          <table:table-cell table:style-name="ce5" table:formula="of:=[data.B486]/[data.E486]" office:value-type="float" office:value="1.26982149344024" calcext:value-type="float">
            <text:p>1,270</text:p>
          </table:table-cell>
          <table:table-cell table:style-name="ce7" table:formula="of:=AVERAGE([data.F486:.J486])" office:value-type="float" office:value="0.198" calcext:value-type="float">
            <text:p>0,20</text:p>
          </table:table-cell>
          <table:table-cell table:style-name="ce9" table:formula="of:=AVERAGE([data.K486:.O486])" office:value-type="float" office:value="0.108" calcext:value-type="float">
            <text:p>0,11</text:p>
          </table:table-cell>
          <table:table-cell table:style-name="ce12" table:formula="of:=[data.Q486]/[data.Q486]*(LOG([data.R486]*1000)/LOG([data.R486]*1000))" office:value-type="float" office:value="1" calcext:value-type="float">
            <text:p>1,00</text:p>
          </table:table-cell>
          <table:table-cell table:style-name="ce12" table:formula="of:=[data.Q486]/[data.Q486]*(LOG([data.S486]*1000)/LOG([data.S48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900839" calcext:value-type="float">
            <text:p>1900839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3"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data.E487]/([data.C487]*[data.D487])" office:value-type="float" office:value="1.9034276616198" calcext:value-type="float">
            <text:p>1,90</text:p>
          </table:table-cell>
          <table:table-cell table:style-name="ce5" table:formula="of:=[data.B487]/[data.E487]" office:value-type="float" office:value="1.57611244297913" calcext:value-type="float">
            <text:p>1,576</text:p>
          </table:table-cell>
          <table:table-cell table:style-name="ce7" table:formula="of:=AVERAGE([data.F487:.J487])" office:value-type="float" office:value="0.19" calcext:value-type="float">
            <text:p>0,19</text:p>
          </table:table-cell>
          <table:table-cell table:style-name="ce9" table:formula="of:=AVERAGE([data.K487:.O487])" office:value-type="float" office:value="0.102" calcext:value-type="float">
            <text:p>0,10</text:p>
          </table:table-cell>
          <table:table-cell table:style-name="ce12" table:formula="of:=[data.Q487]/[data.Q487]*(LOG([data.R487]*1000)/LOG([data.R487]*1000))" office:value-type="float" office:value="1" calcext:value-type="float">
            <text:p>1,00</text:p>
          </table:table-cell>
          <table:table-cell table:style-name="ce12" table:formula="of:=[data.Q487]/[data.Q487]*(LOG([data.S487]*1000)/LOG([data.S48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1367111" calcext:value-type="float">
            <text:p>1367111</text:p>
          </table:table-cell>
          <table:table-cell table:style-name="ce7" office:value-type="float" office:value="0.21" calcext:value-type="float">
            <text:p>0,21</text:p>
          </table:table-cell>
          <table:table-cell table:number-columns-repeated="4" table:style-name="ce7" office:value-type="float" office:value="0.19" calcext:value-type="float">
            <text:p>0,19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4" table:style-name="ce9" office:value-type="float" office:value="0.09" calcext:value-type="float">
            <text:p>0,09</text:p>
          </table:table-cell>
          <table:table-cell table:style-name="ce28" table:formula="of:=[data.E488]/([data.C488]*[data.D488])" office:value-type="float" office:value="1.42407395833333" calcext:value-type="float">
            <text:p>1,42</text:p>
          </table:table-cell>
          <table:table-cell table:style-name="ce5" table:formula="of:=[data.B488]/[data.E488]" office:value-type="float" office:value="2.10664386432411" calcext:value-type="float">
            <text:p>2,107</text:p>
          </table:table-cell>
          <table:table-cell table:style-name="ce7" table:formula="of:=AVERAGE([data.F488:.J488])" office:value-type="float" office:value="0.194" calcext:value-type="float">
            <text:p>0,19</text:p>
          </table:table-cell>
          <table:table-cell table:style-name="ce9" table:formula="of:=AVERAGE([data.K488:.O488])" office:value-type="float" office:value="0.092" calcext:value-type="float">
            <text:p>0,09</text:p>
          </table:table-cell>
          <table:table-cell table:style-name="ce12" table:formula="of:=[data.Q488]/[data.Q488]*(LOG([data.R488]*1000)/LOG([data.R488]*1000))" office:value-type="float" office:value="1" calcext:value-type="float">
            <text:p>1,00</text:p>
          </table:table-cell>
          <table:table-cell table:style-name="ce12" table:formula="of:=[data.Q488]/[data.Q488]*(LOG([data.S488]*1000)/LOG([data.S48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348843" calcext:value-type="float">
            <text:p>2348843</text:p>
          </table:table-cell>
          <table:table-cell table:style-name="ce7" office:value-type="float" office:value="0.25" calcext:value-type="float">
            <text:p>0,25</text:p>
          </table:table-cell>
          <table:table-cell table:number-columns-repeated="2" table:style-name="ce7" office:value-type="float" office:value="0.21" calcext:value-type="float">
            <text:p>0,21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21" calcext:value-type="float">
            <text:p>0,21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489]/([data.C489]*[data.D489])" office:value-type="float" office:value="2.09766071530636" calcext:value-type="float">
            <text:p>2,10</text:p>
          </table:table-cell>
          <table:table-cell table:style-name="ce5" table:formula="of:=[data.B489]/[data.E489]" office:value-type="float" office:value="1.43017136522109" calcext:value-type="float">
            <text:p>1,430</text:p>
          </table:table-cell>
          <table:table-cell table:style-name="ce7" table:formula="of:=AVERAGE([data.F489:.J489])" office:value-type="float" office:value="0.216" calcext:value-type="float">
            <text:p>0,22</text:p>
          </table:table-cell>
          <table:table-cell table:style-name="ce9" table:formula="of:=AVERAGE([data.K489:.O489])" office:value-type="float" office:value="0.11" calcext:value-type="float">
            <text:p>0,11</text:p>
          </table:table-cell>
          <table:table-cell table:style-name="ce12" table:formula="of:=[data.Q489]/[data.Q489]*(LOG([data.R489]*1000)/LOG([data.R489]*1000))" office:value-type="float" office:value="1" calcext:value-type="float">
            <text:p>1,00</text:p>
          </table:table-cell>
          <table:table-cell table:style-name="ce12" table:formula="of:=[data.Q489]/[data.Q489]*(LOG([data.S489]*1000)/LOG([data.S48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677829" calcext:value-type="float">
            <text:p>1677829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490]/([data.C490]*[data.D490])" office:value-type="float" office:value="1.6658085256787" calcext:value-type="float">
            <text:p>1,67</text:p>
          </table:table-cell>
          <table:table-cell table:style-name="ce5" table:formula="of:=[data.B490]/[data.E490]" office:value-type="float" office:value="1.80093680583659" calcext:value-type="float">
            <text:p>1,801</text:p>
          </table:table-cell>
          <table:table-cell table:style-name="ce7" table:formula="of:=AVERAGE([data.F490:.J490])" office:value-type="float" office:value="0.198" calcext:value-type="float">
            <text:p>0,20</text:p>
          </table:table-cell>
          <table:table-cell table:style-name="ce9" table:formula="of:=AVERAGE([data.K490:.O490])" office:value-type="float" office:value="0.1" calcext:value-type="float">
            <text:p>0,10</text:p>
          </table:table-cell>
          <table:table-cell table:style-name="ce12" table:formula="of:=[data.Q490]/[data.Q490]*(LOG([data.R490]*1000)/LOG([data.R490]*1000))" office:value-type="float" office:value="1" calcext:value-type="float">
            <text:p>1,00</text:p>
          </table:table-cell>
          <table:table-cell table:style-name="ce12" table:formula="of:=[data.Q490]/[data.Q490]*(LOG([data.S490]*1000)/LOG([data.S49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403233" calcext:value-type="float">
            <text:p>2403233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28" table:formula="of:=[data.E491]/([data.C491]*[data.D491])" office:value-type="float" office:value="2.14623431784408" calcext:value-type="float">
            <text:p>2,15</text:p>
          </table:table-cell>
          <table:table-cell table:style-name="ce5" table:formula="of:=[data.B491]/[data.E491]" office:value-type="float" office:value="1.39780370858756" calcext:value-type="float">
            <text:p>1,398</text:p>
          </table:table-cell>
          <table:table-cell table:style-name="ce7" table:formula="of:=AVERAGE([data.F491:.J491])" office:value-type="float" office:value="0.188" calcext:value-type="float">
            <text:p>0,19</text:p>
          </table:table-cell>
          <table:table-cell table:style-name="ce9" table:formula="of:=AVERAGE([data.K491:.O491])" office:value-type="float" office:value="0.112" calcext:value-type="float">
            <text:p>0,11</text:p>
          </table:table-cell>
          <table:table-cell table:style-name="ce12" table:formula="of:=[data.Q491]/[data.Q491]*(LOG([data.R491]*1000)/LOG([data.R491]*1000))" office:value-type="float" office:value="1" calcext:value-type="float">
            <text:p>1,00</text:p>
          </table:table-cell>
          <table:table-cell table:style-name="ce12" table:formula="of:=[data.Q491]/[data.Q491]*(LOG([data.S491]*1000)/LOG([data.S49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2675049" calcext:value-type="float">
            <text:p>2675049</text:p>
          </table:table-cell>
          <table:table-cell table:style-name="ce7" office:value-type="float" office:value="0.21" calcext:value-type="float">
            <text:p>0,21</text:p>
          </table:table-cell>
          <table:table-cell table:number-columns-repeated="2" table:style-name="ce7" office:value-type="float" office:value="0.19" calcext:value-type="float">
            <text:p>0,19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8" calcext:value-type="float">
            <text:p>0,18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data.E492]/([data.C492]*[data.D492])" office:value-type="float" office:value="2.28636666666667" calcext:value-type="float">
            <text:p>2,29</text:p>
          </table:table-cell>
          <table:table-cell table:style-name="ce5" table:formula="of:=[data.B492]/[data.E492]" office:value-type="float" office:value="1.3121314787131" calcext:value-type="float">
            <text:p>1,312</text:p>
          </table:table-cell>
          <table:table-cell table:style-name="ce7" table:formula="of:=AVERAGE([data.F492:.J492])" office:value-type="float" office:value="0.194" calcext:value-type="float">
            <text:p>0,19</text:p>
          </table:table-cell>
          <table:table-cell table:style-name="ce9" table:formula="of:=AVERAGE([data.K492:.O492])" office:value-type="float" office:value="0.116" calcext:value-type="float">
            <text:p>0,12</text:p>
          </table:table-cell>
          <table:table-cell table:style-name="ce12" table:formula="of:=[data.Q492]/[data.Q492]*(LOG([data.R492]*1000)/LOG([data.R492]*1000))" office:value-type="float" office:value="1" calcext:value-type="float">
            <text:p>1,00</text:p>
          </table:table-cell>
          <table:table-cell table:style-name="ce12" table:formula="of:=[data.Q492]/[data.Q492]*(LOG([data.S492]*1000)/LOG([data.S49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2987502" calcext:value-type="float">
            <text:p>2987502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4" table:style-name="ce7" office:value-type="float" office:value="0.17" calcext:value-type="float">
            <text:p>0,17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493]/([data.C493]*[data.D493])" office:value-type="float" office:value="2.82169896860478" calcext:value-type="float">
            <text:p>2,82</text:p>
          </table:table-cell>
          <table:table-cell table:style-name="ce5" table:formula="of:=[data.B493]/[data.E493]" office:value-type="float" office:value="1.06319460204545" calcext:value-type="float">
            <text:p>1,063</text:p>
          </table:table-cell>
          <table:table-cell table:style-name="ce7" table:formula="of:=AVERAGE([data.F493:.J493])" office:value-type="float" office:value="0.176" calcext:value-type="float">
            <text:p>0,18</text:p>
          </table:table-cell>
          <table:table-cell table:style-name="ce9" table:formula="of:=AVERAGE([data.K493:.O493])" office:value-type="float" office:value="0.1" calcext:value-type="float">
            <text:p>0,10</text:p>
          </table:table-cell>
          <table:table-cell table:style-name="ce12" table:formula="of:=[data.Q493]/[data.Q493]*(LOG([data.R493]*1000)/LOG([data.R493]*1000))" office:value-type="float" office:value="1" calcext:value-type="float">
            <text:p>1,00</text:p>
          </table:table-cell>
          <table:table-cell table:style-name="ce12" table:formula="of:=[data.Q493]/[data.Q493]*(LOG([data.S493]*1000)/LOG([data.S49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787915" calcext:value-type="float">
            <text:p>1787915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2" table:style-name="ce7" office:value-type="float" office:value="0.22" calcext:value-type="float">
            <text:p>0,22</text:p>
          </table:table-cell>
          <table:table-cell table:number-columns-repeated="2" table:style-name="ce7" office:value-type="float" office:value="0.23" calcext:value-type="float">
            <text:p>0,23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data.E494]/([data.C494]*[data.D494])" office:value-type="float" office:value="1.59671764260402" calcext:value-type="float">
            <text:p>1,60</text:p>
          </table:table-cell>
          <table:table-cell table:style-name="ce5" table:formula="of:=[data.B494]/[data.E494]" office:value-type="float" office:value="1.87886336878431" calcext:value-type="float">
            <text:p>1,879</text:p>
          </table:table-cell>
          <table:table-cell table:style-name="ce7" table:formula="of:=AVERAGE([data.F494:.J494])" office:value-type="float" office:value="0.228" calcext:value-type="float">
            <text:p>0,23</text:p>
          </table:table-cell>
          <table:table-cell table:style-name="ce9" table:formula="of:=AVERAGE([data.K494:.O494])" office:value-type="float" office:value="0.102" calcext:value-type="float">
            <text:p>0,10</text:p>
          </table:table-cell>
          <table:table-cell table:style-name="ce12" table:formula="of:=[data.Q494]/[data.Q494]*(LOG([data.R494]*1000)/LOG([data.R494]*1000))" office:value-type="float" office:value="1" calcext:value-type="float">
            <text:p>1,00</text:p>
          </table:table-cell>
          <table:table-cell table:style-name="ce12" table:formula="of:=[data.Q494]/[data.Q494]*(LOG([data.S494]*1000)/LOG([data.S49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2129405" calcext:value-type="float">
            <text:p>2129405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3" table:style-name="ce7" office:value-type="float" office:value="0.16" calcext:value-type="float">
            <text:p>0,16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28" table:formula="of:=[data.E495]/([data.C495]*[data.D495])" office:value-type="float" office:value="2.30574865731116" calcext:value-type="float">
            <text:p>2,31</text:p>
          </table:table-cell>
          <table:table-cell table:style-name="ce5" table:formula="of:=[data.B495]/[data.E495]" office:value-type="float" office:value="1.30110335985874" calcext:value-type="float">
            <text:p>1,301</text:p>
          </table:table-cell>
          <table:table-cell table:style-name="ce7" table:formula="of:=AVERAGE([data.F495:.J495])" office:value-type="float" office:value="0.162" calcext:value-type="float">
            <text:p>0,16</text:p>
          </table:table-cell>
          <table:table-cell table:style-name="ce9" table:formula="of:=AVERAGE([data.K495:.O495])" office:value-type="float" office:value="0.104" calcext:value-type="float">
            <text:p>0,10</text:p>
          </table:table-cell>
          <table:table-cell table:style-name="ce12" table:formula="of:=[data.Q495]/[data.Q495]*(LOG([data.R495]*1000)/LOG([data.R495]*1000))" office:value-type="float" office:value="1" calcext:value-type="float">
            <text:p>1,00</text:p>
          </table:table-cell>
          <table:table-cell table:style-name="ce12" table:formula="of:=[data.Q495]/[data.Q495]*(LOG([data.S495]*1000)/LOG([data.S49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2899753" calcext:value-type="float">
            <text:p>2899753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4" table:style-name="ce7" office:value-type="float" office:value="0.21" calcext:value-type="float">
            <text:p>0,21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496]/([data.C496]*[data.D496])" office:value-type="float" office:value="2.25126314383847" calcext:value-type="float">
            <text:p>2,25</text:p>
          </table:table-cell>
          <table:table-cell table:style-name="ce5" table:formula="of:=[data.B496]/[data.E496]" office:value-type="float" office:value="1.33259074134935" calcext:value-type="float">
            <text:p>1,333</text:p>
          </table:table-cell>
          <table:table-cell table:style-name="ce7" table:formula="of:=AVERAGE([data.F496:.J496])" office:value-type="float" office:value="0.212" calcext:value-type="float">
            <text:p>0,21</text:p>
          </table:table-cell>
          <table:table-cell table:style-name="ce9" table:formula="of:=AVERAGE([data.K496:.O496])" office:value-type="float" office:value="0.12" calcext:value-type="float">
            <text:p>0,12</text:p>
          </table:table-cell>
          <table:table-cell table:style-name="ce12" table:formula="of:=[data.Q496]/[data.Q496]*(LOG([data.R496]*1000)/LOG([data.R496]*1000))" office:value-type="float" office:value="1" calcext:value-type="float">
            <text:p>1,00</text:p>
          </table:table-cell>
          <table:table-cell table:style-name="ce12" table:formula="of:=[data.Q496]/[data.Q496]*(LOG([data.S496]*1000)/LOG([data.S49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960229" calcext:value-type="float">
            <text:p>1960229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number-columns-repeated="2" table:style-name="ce7" office:value-type="float" office:value="0.19" calcext:value-type="float">
            <text:p>0,19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497]/([data.C497]*[data.D497])" office:value-type="float" office:value="1.80099245141564" calcext:value-type="float">
            <text:p>1,80</text:p>
          </table:table-cell>
          <table:table-cell table:style-name="ce5" table:formula="of:=[data.B497]/[data.E497]" office:value-type="float" office:value="1.66575639886972" calcext:value-type="float">
            <text:p>1,666</text:p>
          </table:table-cell>
          <table:table-cell table:style-name="ce7" table:formula="of:=AVERAGE([data.F497:.J497])" office:value-type="float" office:value="0.188" calcext:value-type="float">
            <text:p>0,19</text:p>
          </table:table-cell>
          <table:table-cell table:style-name="ce9" table:formula="of:=AVERAGE([data.K497:.O497])" office:value-type="float" office:value="0.108" calcext:value-type="float">
            <text:p>0,11</text:p>
          </table:table-cell>
          <table:table-cell table:style-name="ce12" table:formula="of:=[data.Q497]/[data.Q497]*(LOG([data.R497]*1000)/LOG([data.R497]*1000))" office:value-type="float" office:value="1" calcext:value-type="float">
            <text:p>1,00</text:p>
          </table:table-cell>
          <table:table-cell table:style-name="ce12" table:formula="of:=[data.Q497]/[data.Q497]*(LOG([data.S497]*1000)/LOG([data.S49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2134244" calcext:value-type="float">
            <text:p>2134244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3"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498]/([data.C498]*[data.D498])" office:value-type="float" office:value="2.27434356351236" calcext:value-type="float">
            <text:p>2,27</text:p>
          </table:table-cell>
          <table:table-cell table:style-name="ce5" table:formula="of:=[data.B498]/[data.E498]" office:value-type="float" office:value="1.31906942224038" calcext:value-type="float">
            <text:p>1,319</text:p>
          </table:table-cell>
          <table:table-cell table:style-name="ce7" table:formula="of:=AVERAGE([data.F498:.J498])" office:value-type="float" office:value="0.178" calcext:value-type="float">
            <text:p>0,18</text:p>
          </table:table-cell>
          <table:table-cell table:style-name="ce9" table:formula="of:=AVERAGE([data.K498:.O498])" office:value-type="float" office:value="0.104" calcext:value-type="float">
            <text:p>0,10</text:p>
          </table:table-cell>
          <table:table-cell table:style-name="ce12" table:formula="of:=[data.Q498]/[data.Q498]*(LOG([data.R498]*1000)/LOG([data.R498]*1000))" office:value-type="float" office:value="1" calcext:value-type="float">
            <text:p>1,00</text:p>
          </table:table-cell>
          <table:table-cell table:style-name="ce12" table:formula="of:=[data.Q498]/[data.Q498]*(LOG([data.S498]*1000)/LOG([data.S49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950986" calcext:value-type="float">
            <text:p>1950986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3" table:style-name="ce7" office:value-type="float" office:value="0.21" calcext:value-type="float">
            <text:p>0,21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5" office:value-type="float" office:value="0.11" calcext:value-type="float">
            <text:p>0,11</text:p>
          </table:table-cell>
          <table:table-cell table:style-name="ce28" table:formula="of:=[data.E499]/([data.C499]*[data.D499])" office:value-type="float" office:value="1.74235003715135" calcext:value-type="float">
            <text:p>1,74</text:p>
          </table:table-cell>
          <table:table-cell table:style-name="ce5" table:formula="of:=[data.B499]/[data.E499]" office:value-type="float" office:value="1.72182065888735" calcext:value-type="float">
            <text:p>1,722</text:p>
          </table:table-cell>
          <table:table-cell table:style-name="ce7" table:formula="of:=AVERAGE([data.F499:.J499])" office:value-type="float" office:value="0.214" calcext:value-type="float">
            <text:p>0,21</text:p>
          </table:table-cell>
          <table:table-cell table:style-name="ce9" table:formula="of:=AVERAGE([data.K499:.O499])" office:value-type="float" office:value="0.108" calcext:value-type="float">
            <text:p>0,11</text:p>
          </table:table-cell>
          <table:table-cell table:style-name="ce34" table:formula="of:=[data.Q499]/[data.Q499]*(LOG([data.R499]*1000)/LOG([data.R499]*1000))" office:value-type="float" office:value="1" calcext:value-type="float">
            <text:p>1,00</text:p>
          </table:table-cell>
          <table:table-cell table:style-name="ce34" table:formula="of:=[data.Q499]/[data.Q499]*(LOG([data.S499]*1000)/LOG([data.S49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450:.P499])" office:value-type="float" office:value="2.06293053972334" calcext:value-type="float">
            <text:p>2,06</text:p>
          </table:table-cell>
          <table:table-cell table:style-name="ce30" table:formula="of:=AVERAGE([data.Q450:.Q499])" office:value-type="float" office:value="1.49808766743641" calcext:value-type="float">
            <text:p>1,498</text:p>
          </table:table-cell>
          <table:table-cell table:style-name="ce31" table:formula="of:=AVERAGE([data.R450:.R499])" office:value-type="float" office:value="0.20036" calcext:value-type="float">
            <text:p>0,20</text:p>
          </table:table-cell>
          <table:table-cell table:style-name="ce32" table:formula="of:=AVERAGE([data.S450:.S499])" office:value-type="float" office:value="0.10544" calcext:value-type="float">
            <text:p>0,11</text:p>
          </table:table-cell>
          <table:table-cell table:style-name="ce35" table:formula="of:=[data.Q500]/[data.Q500]*(LOG([data.R500]*1000)/LOG([data.R500]*1000))" office:value-type="float" office:value="1" calcext:value-type="float">
            <text:p>1,00</text:p>
          </table:table-cell>
          <table:table-cell table:style-name="ce35" table:formula="of:=[data.Q500]/[data.Q500]*(LOG([data.S500]*1000)/LOG([data.S50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6">
          <table:table-cell table:style-name="ce13" office:value-type="string" calcext:value-type="string">
            <text:p>WebP</text:p>
          </table:table-cell>
          <table:table-cell table:style-name="ce16" office:value-type="string" calcext:value-type="string">
            <text:p>area</text:p>
          </table:table-cell>
          <table:table-cell table:style-name="ce19" office:value-type="string" calcext:value-type="string">
            <text:p>filesize</text:p>
          </table:table-cell>
          <table:table-cell table:style-name="ce19" office:value-type="string" calcext:value-type="string">
            <text:p>bits per pixel</text:p>
          </table:table-cell>
          <table:table-cell table:style-name="ce21" office:value-type="string" calcext:value-type="string">
            <text:p>y-ssim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908644" calcext:value-type="float">
            <text:p>908644</text:p>
          </table:table-cell>
          <table:table-cell table:style-name="ce7" office:value-type="float" office:value="10.39" calcext:value-type="float">
            <text:p>10,39</text:p>
          </table:table-cell>
          <table:table-cell table:style-name="ce7" office:value-type="float" office:value="10.59" calcext:value-type="float">
            <text:p>10,59</text:p>
          </table:table-cell>
          <table:table-cell table:style-name="ce7" office:value-type="float" office:value="10.83" calcext:value-type="float">
            <text:p>10,83</text:p>
          </table:table-cell>
          <table:table-cell table:style-name="ce7" office:value-type="float" office:value="11.01" calcext:value-type="float">
            <text:p>11,01</text:p>
          </table:table-cell>
          <table:table-cell table:style-name="ce7" office:value-type="float" office:value="11.02" calcext:value-type="float">
            <text:p>11,02</text:p>
          </table:table-cell>
          <table:table-cell table:style-name="ce9" office:value-type="float" office:value="0.47" calcext:value-type="float">
            <text:p>0,47</text:p>
          </table:table-cell>
          <table:table-cell table:style-name="ce9" office:value-type="float" office:value="0.49" calcext:value-type="float">
            <text:p>0,49</text:p>
          </table:table-cell>
          <table:table-cell table:style-name="ce9" office:value-type="float" office:value="0.47" calcext:value-type="float">
            <text:p>0,47</text:p>
          </table:table-cell>
          <table:table-cell table:style-name="ce9" office:value-type="float" office:value="0.5" calcext:value-type="float">
            <text:p>0,50</text:p>
          </table:table-cell>
          <table:table-cell table:style-name="ce9" office:value-type="float" office:value="0.48" calcext:value-type="float">
            <text:p>0,48</text:p>
          </table:table-cell>
          <table:table-cell table:style-name="ce28" table:formula="of:=[data.E506]/([data.C506]*[data.D506])" office:value-type="float" office:value="0.866795131071851" calcext:value-type="float">
            <text:p>0,87</text:p>
          </table:table-cell>
          <table:table-cell table:style-name="ce5" table:formula="of:=[data.B506]/[data.E506]" office:value-type="float" office:value="3.46104304876277" calcext:value-type="float">
            <text:p>3,461</text:p>
          </table:table-cell>
          <table:table-cell table:style-name="ce7" table:formula="of:=AVERAGE([data.F506:.J506])" office:value-type="float" office:value="10.768" calcext:value-type="float">
            <text:p>10,77</text:p>
          </table:table-cell>
          <table:table-cell table:style-name="ce9" table:formula="of:=AVERAGE([data.K506:.O506])" office:value-type="float" office:value="0.482" calcext:value-type="float">
            <text:p>0,48</text:p>
          </table:table-cell>
          <table:table-cell table:style-name="ce12" table:formula="of:=[data.Q506]/[data.Q450]*(LOG([data.R450]*1000)/LOG([data.R506]*1000))" office:value-type="float" office:value="1.20748761141045" calcext:value-type="float">
            <text:p>1,21</text:p>
          </table:table-cell>
          <table:table-cell table:style-name="ce12" table:formula="of:=[data.Q506]/[data.Q450]*(LOG([data.S450]*1000)/LOG([data.S506]*1000))" office:value-type="float" office:value="1.51985719480624" calcext:value-type="float">
            <text:p>1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1200288" calcext:value-type="float">
            <text:p>1200288</text:p>
          </table:table-cell>
          <table:table-cell table:style-name="ce7" office:value-type="float" office:value="12.02" calcext:value-type="float">
            <text:p>12,02</text:p>
          </table:table-cell>
          <table:table-cell table:style-name="ce7" office:value-type="float" office:value="12.26" calcext:value-type="float">
            <text:p>12,26</text:p>
          </table:table-cell>
          <table:table-cell table:style-name="ce7" office:value-type="float" office:value="11.92" calcext:value-type="float">
            <text:p>11,92</text:p>
          </table:table-cell>
          <table:table-cell table:style-name="ce7" office:value-type="float" office:value="11.62" calcext:value-type="float">
            <text:p>11,62</text:p>
          </table:table-cell>
          <table:table-cell table:style-name="ce7" office:value-type="float" office:value="11.81" calcext:value-type="float">
            <text:p>11,81</text:p>
          </table:table-cell>
          <table:table-cell table:number-columns-repeated="2" table:style-name="ce9" office:value-type="float" office:value="0.36" calcext:value-type="float">
            <text:p>0,36</text:p>
          </table:table-cell>
          <table:table-cell table:number-columns-repeated="2" table:style-name="ce9" office:value-type="float" office:value="0.35" calcext:value-type="float">
            <text:p>0,35</text:p>
          </table:table-cell>
          <table:table-cell table:style-name="ce9" office:value-type="float" office:value="0.34" calcext:value-type="float">
            <text:p>0,34</text:p>
          </table:table-cell>
          <table:table-cell table:style-name="ce28" table:formula="of:=[data.E507]/([data.C507]*[data.D507])" office:value-type="float" office:value="1.19783483425944" calcext:value-type="float">
            <text:p>1,20</text:p>
          </table:table-cell>
          <table:table-cell table:style-name="ce5" table:formula="of:=[data.B507]/[data.E507]" office:value-type="float" office:value="2.50453224559439" calcext:value-type="float">
            <text:p>2,505</text:p>
          </table:table-cell>
          <table:table-cell table:style-name="ce7" table:formula="of:=AVERAGE([data.F507:.J507])" office:value-type="float" office:value="11.926" calcext:value-type="float">
            <text:p>11,93</text:p>
          </table:table-cell>
          <table:table-cell table:style-name="ce9" table:formula="of:=AVERAGE([data.K507:.O507])" office:value-type="float" office:value="0.352" calcext:value-type="float">
            <text:p>0,35</text:p>
          </table:table-cell>
          <table:table-cell table:style-name="ce12" table:formula="of:=[data.Q507]/[data.Q451]*(LOG([data.R451]*1000)/LOG([data.R507]*1000))" office:value-type="float" office:value="1.1919643826287" calcext:value-type="float">
            <text:p>1,19</text:p>
          </table:table-cell>
          <table:table-cell table:style-name="ce12" table:formula="of:=[data.Q507]/[data.Q451]*(LOG([data.S451]*1000)/LOG([data.S507]*1000))" office:value-type="float" office:value="1.71440138909211" calcext:value-type="float">
            <text:p>1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244030" calcext:value-type="float">
            <text:p>1244030</text:p>
          </table:table-cell>
          <table:table-cell table:style-name="ce7" office:value-type="float" office:value="9.63" calcext:value-type="float">
            <text:p>9,63</text:p>
          </table:table-cell>
          <table:table-cell table:style-name="ce7" office:value-type="float" office:value="10.14" calcext:value-type="float">
            <text:p>10,14</text:p>
          </table:table-cell>
          <table:table-cell table:style-name="ce7" office:value-type="float" office:value="9.9" calcext:value-type="float">
            <text:p>9,90</text:p>
          </table:table-cell>
          <table:table-cell table:style-name="ce7" office:value-type="float" office:value="9.86" calcext:value-type="float">
            <text:p>9,86</text:p>
          </table:table-cell>
          <table:table-cell table:style-name="ce7" office:value-type="float" office:value="9.77" calcext:value-type="float">
            <text:p>9,77</text:p>
          </table:table-cell>
          <table:table-cell table:style-name="ce9" office:value-type="float" office:value="0.43" calcext:value-type="float">
            <text:p>0,43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0.34" calcext:value-type="float">
            <text:p>0,34</text:p>
          </table:table-cell>
          <table:table-cell table:style-name="ce28" table:formula="of:=[data.E508]/([data.C508]*[data.D508])" office:value-type="float" office:value="1.22012530502397" calcext:value-type="float">
            <text:p>1,22</text:p>
          </table:table-cell>
          <table:table-cell table:style-name="ce5" table:formula="of:=[data.B508]/[data.E508]" office:value-type="float" office:value="2.45877671760327" calcext:value-type="float">
            <text:p>2,459</text:p>
          </table:table-cell>
          <table:table-cell table:style-name="ce7" table:formula="of:=AVERAGE([data.F508:.J508])" office:value-type="float" office:value="9.86" calcext:value-type="float">
            <text:p>9,86</text:p>
          </table:table-cell>
          <table:table-cell table:style-name="ce9" table:formula="of:=AVERAGE([data.K508:.O508])" office:value-type="float" office:value="0.368" calcext:value-type="float">
            <text:p>0,37</text:p>
          </table:table-cell>
          <table:table-cell table:style-name="ce12" table:formula="of:=[data.Q508]/[data.Q452]*(LOG([data.R452]*1000)/LOG([data.R508]*1000))" office:value-type="float" office:value="1.20564191976221" calcext:value-type="float">
            <text:p>1,21</text:p>
          </table:table-cell>
          <table:table-cell table:style-name="ce12" table:formula="of:=[data.Q508]/[data.Q452]*(LOG([data.S452]*1000)/LOG([data.S508]*1000))" office:value-type="float" office:value="1.69261128721127" calcext:value-type="float">
            <text:p>1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66826" calcext:value-type="float">
            <text:p>866826</text:p>
          </table:table-cell>
          <table:table-cell table:style-name="ce7" office:value-type="float" office:value="12.97" calcext:value-type="float">
            <text:p>12,97</text:p>
          </table:table-cell>
          <table:table-cell table:style-name="ce7" office:value-type="float" office:value="12.69" calcext:value-type="float">
            <text:p>12,69</text:p>
          </table:table-cell>
          <table:table-cell table:style-name="ce7" office:value-type="float" office:value="12.51" calcext:value-type="float">
            <text:p>12,51</text:p>
          </table:table-cell>
          <table:table-cell table:style-name="ce7" office:value-type="float" office:value="13.28" calcext:value-type="float">
            <text:p>13,28</text:p>
          </table:table-cell>
          <table:table-cell table:style-name="ce7" office:value-type="float" office:value="12.57" calcext:value-type="float">
            <text:p>12,57</text:p>
          </table:table-cell>
          <table:table-cell table:number-columns-repeated="2" table:style-name="ce9" office:value-type="float" office:value="0.5" calcext:value-type="float">
            <text:p>0,50</text:p>
          </table:table-cell>
          <table:table-cell table:number-columns-repeated="3" table:style-name="ce9" office:value-type="float" office:value="0.49" calcext:value-type="float">
            <text:p>0,49</text:p>
          </table:table-cell>
          <table:table-cell table:style-name="ce28" table:formula="of:=[data.E509]/([data.C509]*[data.D509])" office:value-type="float" office:value="0.774128729423868" calcext:value-type="float">
            <text:p>0,77</text:p>
          </table:table-cell>
          <table:table-cell table:style-name="ce5" table:formula="of:=[data.B509]/[data.E509]" office:value-type="float" office:value="3.87534291772513" calcext:value-type="float">
            <text:p>3,875</text:p>
          </table:table-cell>
          <table:table-cell table:style-name="ce7" table:formula="of:=AVERAGE([data.F509:.J509])" office:value-type="float" office:value="12.804" calcext:value-type="float">
            <text:p>12,80</text:p>
          </table:table-cell>
          <table:table-cell table:style-name="ce9" table:formula="of:=AVERAGE([data.K509:.O509])" office:value-type="float" office:value="0.494" calcext:value-type="float">
            <text:p>0,49</text:p>
          </table:table-cell>
          <table:table-cell table:style-name="ce12" table:formula="of:=[data.Q509]/[data.Q453]*(LOG([data.R453]*1000)/LOG([data.R509]*1000))" office:value-type="float" office:value="1.42025453178791" calcext:value-type="float">
            <text:p>1,42</text:p>
          </table:table-cell>
          <table:table-cell table:style-name="ce12" table:formula="of:=[data.Q509]/[data.Q453]*(LOG([data.S453]*1000)/LOG([data.S509]*1000))" office:value-type="float" office:value="1.86475456259217" calcext:value-type="float">
            <text:p>1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933690" calcext:value-type="float">
            <text:p>933690</text:p>
          </table:table-cell>
          <table:table-cell table:style-name="ce7" office:value-type="float" office:value="9.75" calcext:value-type="float">
            <text:p>9,75</text:p>
          </table:table-cell>
          <table:table-cell table:style-name="ce7" office:value-type="float" office:value="9.81" calcext:value-type="float">
            <text:p>9,81</text:p>
          </table:table-cell>
          <table:table-cell table:style-name="ce7" office:value-type="float" office:value="9.61" calcext:value-type="float">
            <text:p>9,61</text:p>
          </table:table-cell>
          <table:table-cell table:number-columns-repeated="2" table:style-name="ce7" office:value-type="float" office:value="9.45" calcext:value-type="float">
            <text:p>9,45</text:p>
          </table:table-cell>
          <table:table-cell table:number-columns-repeated="2" table:style-name="ce9" office:value-type="float" office:value="0.39" calcext:value-type="float">
            <text:p>0,39</text:p>
          </table:table-cell>
          <table:table-cell table:style-name="ce9" office:value-type="float" office:value="0.37" calcext:value-type="float">
            <text:p>0,37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0.38" calcext:value-type="float">
            <text:p>0,38</text:p>
          </table:table-cell>
          <table:table-cell table:style-name="ce28" table:formula="of:=[data.E510]/([data.C510]*[data.D510])" office:value-type="float" office:value="0.956649590163934" calcext:value-type="float">
            <text:p>0,96</text:p>
          </table:table-cell>
          <table:table-cell table:style-name="ce5" table:formula="of:=[data.B510]/[data.E510]" office:value-type="float" office:value="3.13596161466868" calcext:value-type="float">
            <text:p>3,136</text:p>
          </table:table-cell>
          <table:table-cell table:style-name="ce7" table:formula="of:=AVERAGE([data.F510:.J510])" office:value-type="float" office:value="9.614" calcext:value-type="float">
            <text:p>9,61</text:p>
          </table:table-cell>
          <table:table-cell table:style-name="ce9" table:formula="of:=AVERAGE([data.K510:.O510])" office:value-type="float" office:value="0.378" calcext:value-type="float">
            <text:p>0,38</text:p>
          </table:table-cell>
          <table:table-cell table:style-name="ce12" table:formula="of:=[data.Q510]/[data.Q454]*(LOG([data.R454]*1000)/LOG([data.R510]*1000))" office:value-type="float" office:value="1.15219296724054" calcext:value-type="float">
            <text:p>1,15</text:p>
          </table:table-cell>
          <table:table-cell table:style-name="ce12" table:formula="of:=[data.Q510]/[data.Q454]*(LOG([data.S454]*1000)/LOG([data.S510]*1000))" office:value-type="float" office:value="1.58929047538369" calcext:value-type="float">
            <text:p>1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295500" calcext:value-type="float">
            <text:p>1295500</text:p>
          </table:table-cell>
          <table:table-cell table:style-name="ce7" office:value-type="float" office:value="14.91" calcext:value-type="float">
            <text:p>14,91</text:p>
          </table:table-cell>
          <table:table-cell table:style-name="ce7" office:value-type="float" office:value="14.81" calcext:value-type="float">
            <text:p>14,81</text:p>
          </table:table-cell>
          <table:table-cell table:style-name="ce7" office:value-type="float" office:value="14.71" calcext:value-type="float">
            <text:p>14,71</text:p>
          </table:table-cell>
          <table:table-cell table:style-name="ce7" office:value-type="float" office:value="14.85" calcext:value-type="float">
            <text:p>14,85</text:p>
          </table:table-cell>
          <table:table-cell table:style-name="ce7" office:value-type="float" office:value="15.1" calcext:value-type="float">
            <text:p>15,10</text:p>
          </table:table-cell>
          <table:table-cell table:style-name="ce9" office:value-type="float" office:value="0.5" calcext:value-type="float">
            <text:p>0,50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5" calcext:value-type="float">
            <text:p>0,50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0.51" calcext:value-type="float">
            <text:p>0,51</text:p>
          </table:table-cell>
          <table:table-cell table:style-name="ce28" table:formula="of:=[data.E511]/([data.C511]*[data.D511])" office:value-type="float" office:value="0.985812818077775" calcext:value-type="float">
            <text:p>0,99</text:p>
          </table:table-cell>
          <table:table-cell table:style-name="ce5" table:formula="of:=[data.B511]/[data.E511]" office:value-type="float" office:value="3.04318641451177" calcext:value-type="float">
            <text:p>3,043</text:p>
          </table:table-cell>
          <table:table-cell table:style-name="ce7" table:formula="of:=AVERAGE([data.F511:.J511])" office:value-type="float" office:value="14.876" calcext:value-type="float">
            <text:p>14,88</text:p>
          </table:table-cell>
          <table:table-cell table:style-name="ce9" table:formula="of:=AVERAGE([data.K511:.O511])" office:value-type="float" office:value="0.512" calcext:value-type="float">
            <text:p>0,51</text:p>
          </table:table-cell>
          <table:table-cell table:style-name="ce12" table:formula="of:=[data.Q511]/[data.Q455]*(LOG([data.R455]*1000)/LOG([data.R511]*1000))" office:value-type="float" office:value="1.20584819078992" calcext:value-type="float">
            <text:p>1,21</text:p>
          </table:table-cell>
          <table:table-cell table:style-name="ce12" table:formula="of:=[data.Q511]/[data.Q455]*(LOG([data.S455]*1000)/LOG([data.S511]*1000))" office:value-type="float" office:value="1.58795604022918" calcext:value-type="float">
            <text:p>1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1197520" calcext:value-type="float">
            <text:p>1197520</text:p>
          </table:table-cell>
          <table:table-cell table:style-name="ce7" office:value-type="float" office:value="9.23" calcext:value-type="float">
            <text:p>9,23</text:p>
          </table:table-cell>
          <table:table-cell table:style-name="ce7" office:value-type="float" office:value="9.62" calcext:value-type="float">
            <text:p>9,62</text:p>
          </table:table-cell>
          <table:table-cell table:style-name="ce7" office:value-type="float" office:value="9.52" calcext:value-type="float">
            <text:p>9,52</text:p>
          </table:table-cell>
          <table:table-cell table:style-name="ce7" office:value-type="float" office:value="9.65" calcext:value-type="float">
            <text:p>9,65</text:p>
          </table:table-cell>
          <table:table-cell table:style-name="ce7" office:value-type="float" office:value="9.36" calcext:value-type="float">
            <text:p>9,36</text:p>
          </table:table-cell>
          <table:table-cell table:style-name="ce9" office:value-type="float" office:value="0.34" calcext:value-type="float">
            <text:p>0,34</text:p>
          </table:table-cell>
          <table:table-cell table:style-name="ce9" office:value-type="float" office:value="0.37" calcext:value-type="float">
            <text:p>0,37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office:value-type="float" office:value="0.37" calcext:value-type="float">
            <text:p>0,37</text:p>
          </table:table-cell>
          <table:table-cell table:style-name="ce9" office:value-type="float" office:value="0.34" calcext:value-type="float">
            <text:p>0,34</text:p>
          </table:table-cell>
          <table:table-cell table:style-name="ce28" table:formula="of:=[data.E512]/([data.C512]*[data.D512])" office:value-type="float" office:value="1.20407014157014" calcext:value-type="float">
            <text:p>1,20</text:p>
          </table:table-cell>
          <table:table-cell table:style-name="ce5" table:formula="of:=[data.B512]/[data.E512]" office:value-type="float" office:value="2.49156256262943" calcext:value-type="float">
            <text:p>2,492</text:p>
          </table:table-cell>
          <table:table-cell table:style-name="ce7" table:formula="of:=AVERAGE([data.F512:.J512])" office:value-type="float" office:value="9.476" calcext:value-type="float">
            <text:p>9,48</text:p>
          </table:table-cell>
          <table:table-cell table:style-name="ce9" table:formula="of:=AVERAGE([data.K512:.O512])" office:value-type="float" office:value="0.354" calcext:value-type="float">
            <text:p>0,35</text:p>
          </table:table-cell>
          <table:table-cell table:style-name="ce12" table:formula="of:=[data.Q512]/[data.Q456]*(LOG([data.R456]*1000)/LOG([data.R512]*1000))" office:value-type="float" office:value="0.970933468579339" calcext:value-type="float">
            <text:p>0,97</text:p>
          </table:table-cell>
          <table:table-cell table:style-name="ce12" table:formula="of:=[data.Q512]/[data.Q456]*(LOG([data.S456]*1000)/LOG([data.S512]*1000))" office:value-type="float" office:value="1.29885884327427" calcext:value-type="float">
            <text:p>1,3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730744" calcext:value-type="float">
            <text:p>730744</text:p>
          </table:table-cell>
          <table:table-cell table:style-name="ce7" office:value-type="float" office:value="8.81" calcext:value-type="float">
            <text:p>8,81</text:p>
          </table:table-cell>
          <table:table-cell table:style-name="ce7" office:value-type="float" office:value="8.97" calcext:value-type="float">
            <text:p>8,97</text:p>
          </table:table-cell>
          <table:table-cell table:style-name="ce7" office:value-type="float" office:value="9.1" calcext:value-type="float">
            <text:p>9,10</text:p>
          </table:table-cell>
          <table:table-cell table:style-name="ce7" office:value-type="float" office:value="9.31" calcext:value-type="float">
            <text:p>9,31</text:p>
          </table:table-cell>
          <table:table-cell table:style-name="ce7" office:value-type="float" office:value="8.95" calcext:value-type="float">
            <text:p>8,95</text:p>
          </table:table-cell>
          <table:table-cell table:style-name="ce9" office:value-type="float" office:value="0.4" calcext:value-type="float">
            <text:p>0,40</text:p>
          </table:table-cell>
          <table:table-cell table:number-columns-repeated="4" table:style-name="ce9" office:value-type="float" office:value="0.39" calcext:value-type="float">
            <text:p>0,39</text:p>
          </table:table-cell>
          <table:table-cell table:style-name="ce28" table:formula="of:=[data.E513]/([data.C513]*[data.D513])" office:value-type="float" office:value="0.739308145558146" calcext:value-type="float">
            <text:p>0,74</text:p>
          </table:table-cell>
          <table:table-cell table:style-name="ce5" table:formula="of:=[data.B513]/[data.E513]" office:value-type="float" office:value="4.05786978750424" calcext:value-type="float">
            <text:p>4,058</text:p>
          </table:table-cell>
          <table:table-cell table:style-name="ce7" table:formula="of:=AVERAGE([data.F513:.J513])" office:value-type="float" office:value="9.028" calcext:value-type="float">
            <text:p>9,03</text:p>
          </table:table-cell>
          <table:table-cell table:style-name="ce9" table:formula="of:=AVERAGE([data.K513:.O513])" office:value-type="float" office:value="0.392" calcext:value-type="float">
            <text:p>0,39</text:p>
          </table:table-cell>
          <table:table-cell table:style-name="ce12" table:formula="of:=[data.Q513]/[data.Q457]*(LOG([data.R457]*1000)/LOG([data.R513]*1000))" office:value-type="float" office:value="1.15274697756321" calcext:value-type="float">
            <text:p>1,15</text:p>
          </table:table-cell>
          <table:table-cell table:style-name="ce12" table:formula="of:=[data.Q513]/[data.Q457]*(LOG([data.S457]*1000)/LOG([data.S513]*1000))" office:value-type="float" office:value="1.46899522796527" calcext:value-type="float">
            <text:p>1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1189708" calcext:value-type="float">
            <text:p>1189708</text:p>
          </table:table-cell>
          <table:table-cell table:style-name="ce7" office:value-type="float" office:value="9.53" calcext:value-type="float">
            <text:p>9,53</text:p>
          </table:table-cell>
          <table:table-cell table:style-name="ce7" office:value-type="float" office:value="9.28" calcext:value-type="float">
            <text:p>9,28</text:p>
          </table:table-cell>
          <table:table-cell table:style-name="ce7" office:value-type="float" office:value="9.29" calcext:value-type="float">
            <text:p>9,29</text:p>
          </table:table-cell>
          <table:table-cell table:style-name="ce7" office:value-type="float" office:value="9.42" calcext:value-type="float">
            <text:p>9,42</text:p>
          </table:table-cell>
          <table:table-cell table:style-name="ce7" office:value-type="float" office:value="9.28" calcext:value-type="float">
            <text:p>9,28</text:p>
          </table:table-cell>
          <table:table-cell table:number-columns-repeated="4" table:style-name="ce9" office:value-type="float" office:value="0.35" calcext:value-type="float">
            <text:p>0,35</text:p>
          </table:table-cell>
          <table:table-cell table:style-name="ce9" office:value-type="float" office:value="0.37" calcext:value-type="float">
            <text:p>0,37</text:p>
          </table:table-cell>
          <table:table-cell table:style-name="ce28" table:formula="of:=[data.E514]/([data.C514]*[data.D514])" office:value-type="float" office:value="1.12080114557034" calcext:value-type="float">
            <text:p>1,12</text:p>
          </table:table-cell>
          <table:table-cell table:style-name="ce5" table:formula="of:=[data.B514]/[data.E514]" office:value-type="float" office:value="2.67667024177361" calcext:value-type="float">
            <text:p>2,677</text:p>
          </table:table-cell>
          <table:table-cell table:style-name="ce7" table:formula="of:=AVERAGE([data.F514:.J514])" office:value-type="float" office:value="9.36" calcext:value-type="float">
            <text:p>9,36</text:p>
          </table:table-cell>
          <table:table-cell table:style-name="ce9" table:formula="of:=AVERAGE([data.K514:.O514])" office:value-type="float" office:value="0.354" calcext:value-type="float">
            <text:p>0,35</text:p>
          </table:table-cell>
          <table:table-cell table:style-name="ce12" table:formula="of:=[data.Q514]/[data.Q458]*(LOG([data.R458]*1000)/LOG([data.R514]*1000))" office:value-type="float" office:value="1.30811233832877" calcext:value-type="float">
            <text:p>1,31</text:p>
          </table:table-cell>
          <table:table-cell table:style-name="ce12" table:formula="of:=[data.Q514]/[data.Q458]*(LOG([data.S458]*1000)/LOG([data.S514]*1000))" office:value-type="float" office:value="1.83904506243487" calcext:value-type="float">
            <text:p>1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343554" calcext:value-type="float">
            <text:p>1343554</text:p>
          </table:table-cell>
          <table:table-cell table:style-name="ce7" office:value-type="float" office:value="9.24" calcext:value-type="float">
            <text:p>9,24</text:p>
          </table:table-cell>
          <table:table-cell table:style-name="ce7" office:value-type="float" office:value="8.99" calcext:value-type="float">
            <text:p>8,99</text:p>
          </table:table-cell>
          <table:table-cell table:number-columns-repeated="2" table:style-name="ce7" office:value-type="float" office:value="8.94" calcext:value-type="float">
            <text:p>8,94</text:p>
          </table:table-cell>
          <table:table-cell table:style-name="ce7" office:value-type="float" office:value="9.2" calcext:value-type="float">
            <text:p>9,20</text:p>
          </table:table-cell>
          <table:table-cell table:style-name="ce9" office:value-type="float" office:value="0.27" calcext:value-type="float">
            <text:p>0,27</text:p>
          </table:table-cell>
          <table:table-cell table:style-name="ce9" office:value-type="float" office:value="0.29" calcext:value-type="float">
            <text:p>0,29</text:p>
          </table:table-cell>
          <table:table-cell table:style-name="ce9" office:value-type="float" office:value="0.27" calcext:value-type="float">
            <text:p>0,27</text:p>
          </table:table-cell>
          <table:table-cell table:number-columns-repeated="2" table:style-name="ce9" office:value-type="float" office:value="0.28" calcext:value-type="float">
            <text:p>0,28</text:p>
          </table:table-cell>
          <table:table-cell table:style-name="ce28" table:formula="of:=[data.E515]/([data.C515]*[data.D515])" office:value-type="float" office:value="1.4195750849492" calcext:value-type="float">
            <text:p>1,42</text:p>
          </table:table-cell>
          <table:table-cell table:style-name="ce5" table:formula="of:=[data.B515]/[data.E515]" office:value-type="float" office:value="2.11332034291141" calcext:value-type="float">
            <text:p>2,113</text:p>
          </table:table-cell>
          <table:table-cell table:style-name="ce7" table:formula="of:=AVERAGE([data.F515:.J515])" office:value-type="float" office:value="9.062" calcext:value-type="float">
            <text:p>9,06</text:p>
          </table:table-cell>
          <table:table-cell table:style-name="ce9" table:formula="of:=AVERAGE([data.K515:.O515])" office:value-type="float" office:value="0.278" calcext:value-type="float">
            <text:p>0,28</text:p>
          </table:table-cell>
          <table:table-cell table:style-name="ce12" table:formula="of:=[data.Q515]/[data.Q459]*(LOG([data.R459]*1000)/LOG([data.R515]*1000))" office:value-type="float" office:value="1.10301493077073" calcext:value-type="float">
            <text:p>1,10</text:p>
          </table:table-cell>
          <table:table-cell table:style-name="ce12" table:formula="of:=[data.Q515]/[data.Q459]*(LOG([data.S459]*1000)/LOG([data.S515]*1000))" office:value-type="float" office:value="1.60727397033913" calcext:value-type="float">
            <text:p>1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026910" calcext:value-type="float">
            <text:p>1026910</text:p>
          </table:table-cell>
          <table:table-cell table:style-name="ce7" office:value-type="float" office:value="15.9" calcext:value-type="float">
            <text:p>15,90</text:p>
          </table:table-cell>
          <table:table-cell table:style-name="ce7" office:value-type="float" office:value="15.95" calcext:value-type="float">
            <text:p>15,95</text:p>
          </table:table-cell>
          <table:table-cell table:style-name="ce7" office:value-type="float" office:value="16.21" calcext:value-type="float">
            <text:p>16,21</text:p>
          </table:table-cell>
          <table:table-cell table:style-name="ce7" office:value-type="float" office:value="16.14" calcext:value-type="float">
            <text:p>16,14</text:p>
          </table:table-cell>
          <table:table-cell table:style-name="ce7" office:value-type="float" office:value="16" calcext:value-type="float">
            <text:p>16,00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0.54" calcext:value-type="float">
            <text:p>0,54</text:p>
          </table:table-cell>
          <table:table-cell table:number-columns-repeated="2" table:style-name="ce9" office:value-type="float" office:value="0.55" calcext:value-type="float">
            <text:p>0,55</text:p>
          </table:table-cell>
          <table:table-cell table:style-name="ce9" office:value-type="float" office:value="0.57" calcext:value-type="float">
            <text:p>0,57</text:p>
          </table:table-cell>
          <table:table-cell table:style-name="ce28" table:formula="of:=[data.E516]/([data.C516]*[data.D516])" office:value-type="float" office:value="0.873044616744882" calcext:value-type="float">
            <text:p>0,87</text:p>
          </table:table-cell>
          <table:table-cell table:style-name="ce5" table:formula="of:=[data.B516]/[data.E516]" office:value-type="float" office:value="3.43626607979278" calcext:value-type="float">
            <text:p>3,436</text:p>
          </table:table-cell>
          <table:table-cell table:style-name="ce7" table:formula="of:=AVERAGE([data.F516:.J516])" office:value-type="float" office:value="16.04" calcext:value-type="float">
            <text:p>16,04</text:p>
          </table:table-cell>
          <table:table-cell table:style-name="ce9" table:formula="of:=AVERAGE([data.K516:.O516])" office:value-type="float" office:value="0.548" calcext:value-type="float">
            <text:p>0,55</text:p>
          </table:table-cell>
          <table:table-cell table:style-name="ce12" table:formula="of:=[data.Q516]/[data.Q460]*(LOG([data.R460]*1000)/LOG([data.R516]*1000))" office:value-type="float" office:value="1.20931913455783" calcext:value-type="float">
            <text:p>1,21</text:p>
          </table:table-cell>
          <table:table-cell table:style-name="ce12" table:formula="of:=[data.Q516]/[data.Q460]*(LOG([data.S460]*1000)/LOG([data.S516]*1000))" office:value-type="float" office:value="1.61461652575972" calcext:value-type="float">
            <text:p>1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087800" calcext:value-type="float">
            <text:p>1087800</text:p>
          </table:table-cell>
          <table:table-cell table:style-name="ce7" office:value-type="float" office:value="18.53" calcext:value-type="float">
            <text:p>18,53</text:p>
          </table:table-cell>
          <table:table-cell table:style-name="ce7" office:value-type="float" office:value="18.25" calcext:value-type="float">
            <text:p>18,25</text:p>
          </table:table-cell>
          <table:table-cell table:style-name="ce7" office:value-type="float" office:value="18" calcext:value-type="float">
            <text:p>18,00</text:p>
          </table:table-cell>
          <table:table-cell table:style-name="ce7" office:value-type="float" office:value="18.16" calcext:value-type="float">
            <text:p>18,16</text:p>
          </table:table-cell>
          <table:table-cell table:style-name="ce7" office:value-type="float" office:value="18.22" calcext:value-type="float">
            <text:p>18,22</text:p>
          </table:table-cell>
          <table:table-cell table:number-columns-repeated="2" table:style-name="ce9" office:value-type="float" office:value="0.58" calcext:value-type="float">
            <text:p>0,58</text:p>
          </table:table-cell>
          <table:table-cell table:style-name="ce9" office:value-type="float" office:value="0.6" calcext:value-type="float">
            <text:p>0,60</text:p>
          </table:table-cell>
          <table:table-cell table:number-columns-repeated="2" table:style-name="ce9" office:value-type="float" office:value="0.58" calcext:value-type="float">
            <text:p>0,58</text:p>
          </table:table-cell>
          <table:table-cell table:style-name="ce28" table:formula="of:=[data.E517]/([data.C517]*[data.D517])" office:value-type="float" office:value="0.827763167506757" calcext:value-type="float">
            <text:p>0,83</text:p>
          </table:table-cell>
          <table:table-cell table:style-name="ce5" table:formula="of:=[data.B517]/[data.E517]" office:value-type="float" office:value="3.62423974995404" calcext:value-type="float">
            <text:p>3,624</text:p>
          </table:table-cell>
          <table:table-cell table:style-name="ce7" table:formula="of:=AVERAGE([data.F517:.J517])" office:value-type="float" office:value="18.232" calcext:value-type="float">
            <text:p>18,23</text:p>
          </table:table-cell>
          <table:table-cell table:style-name="ce9" table:formula="of:=AVERAGE([data.K517:.O517])" office:value-type="float" office:value="0.584" calcext:value-type="float">
            <text:p>0,58</text:p>
          </table:table-cell>
          <table:table-cell table:style-name="ce12" table:formula="of:=[data.Q517]/[data.Q461]*(LOG([data.R461]*1000)/LOG([data.R517]*1000))" office:value-type="float" office:value="1.45922859089622" calcext:value-type="float">
            <text:p>1,46</text:p>
          </table:table-cell>
          <table:table-cell table:style-name="ce12" table:formula="of:=[data.Q517]/[data.Q461]*(LOG([data.S461]*1000)/LOG([data.S517]*1000))" office:value-type="float" office:value="1.97025228787768" calcext:value-type="float">
            <text:p>1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1204758" calcext:value-type="float">
            <text:p>1204758</text:p>
          </table:table-cell>
          <table:table-cell table:style-name="ce7" office:value-type="float" office:value="8.91" calcext:value-type="float">
            <text:p>8,91</text:p>
          </table:table-cell>
          <table:table-cell table:style-name="ce7" office:value-type="float" office:value="8.56" calcext:value-type="float">
            <text:p>8,56</text:p>
          </table:table-cell>
          <table:table-cell table:style-name="ce7" office:value-type="float" office:value="8.73" calcext:value-type="float">
            <text:p>8,73</text:p>
          </table:table-cell>
          <table:table-cell table:style-name="ce7" office:value-type="float" office:value="8.79" calcext:value-type="float">
            <text:p>8,79</text:p>
          </table:table-cell>
          <table:table-cell table:style-name="ce7" office:value-type="float" office:value="8.69" calcext:value-type="float">
            <text:p>8,69</text:p>
          </table:table-cell>
          <table:table-cell table:style-name="ce9" office:value-type="float" office:value="0.32" calcext:value-type="float">
            <text:p>0,32</text:p>
          </table:table-cell>
          <table:table-cell table:style-name="ce9" office:value-type="float" office:value="0.31" calcext:value-type="float">
            <text:p>0,31</text:p>
          </table:table-cell>
          <table:table-cell table:style-name="ce9" office:value-type="float" office:value="0.33" calcext:value-type="float">
            <text:p>0,33</text:p>
          </table:table-cell>
          <table:table-cell table:style-name="ce9" office:value-type="float" office:value="0.32" calcext:value-type="float">
            <text:p>0,32</text:p>
          </table:table-cell>
          <table:table-cell table:style-name="ce9" office:value-type="float" office:value="0.31" calcext:value-type="float">
            <text:p>0,31</text:p>
          </table:table-cell>
          <table:table-cell table:style-name="ce28" table:formula="of:=[data.E518]/([data.C518]*[data.D518])" office:value-type="float" office:value="1.24663496163111" calcext:value-type="float">
            <text:p>1,25</text:p>
          </table:table-cell>
          <table:table-cell table:style-name="ce5" table:formula="of:=[data.B518]/[data.E518]" office:value-type="float" office:value="2.40649159416248" calcext:value-type="float">
            <text:p>2,406</text:p>
          </table:table-cell>
          <table:table-cell table:style-name="ce7" table:formula="of:=AVERAGE([data.F518:.J518])" office:value-type="float" office:value="8.736" calcext:value-type="float">
            <text:p>8,74</text:p>
          </table:table-cell>
          <table:table-cell table:style-name="ce9" table:formula="of:=AVERAGE([data.K518:.O518])" office:value-type="float" office:value="0.318" calcext:value-type="float">
            <text:p>0,32</text:p>
          </table:table-cell>
          <table:table-cell table:style-name="ce12" table:formula="of:=[data.Q518]/[data.Q462]*(LOG([data.R462]*1000)/LOG([data.R518]*1000))" office:value-type="float" office:value="1.22717518997018" calcext:value-type="float">
            <text:p>1,23</text:p>
          </table:table-cell>
          <table:table-cell table:style-name="ce12" table:formula="of:=[data.Q518]/[data.Q462]*(LOG([data.S462]*1000)/LOG([data.S518]*1000))" office:value-type="float" office:value="1.73710323565277" calcext:value-type="float">
            <text:p>1,7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945820" calcext:value-type="float">
            <text:p>945820</text:p>
          </table:table-cell>
          <table:table-cell table:style-name="ce7" office:value-type="float" office:value="10.61" calcext:value-type="float">
            <text:p>10,61</text:p>
          </table:table-cell>
          <table:table-cell table:style-name="ce7" office:value-type="float" office:value="10.3" calcext:value-type="float">
            <text:p>10,30</text:p>
          </table:table-cell>
          <table:table-cell table:style-name="ce7" office:value-type="float" office:value="10.33" calcext:value-type="float">
            <text:p>10,33</text:p>
          </table:table-cell>
          <table:table-cell table:style-name="ce7" office:value-type="float" office:value="10.31" calcext:value-type="float">
            <text:p>10,31</text:p>
          </table:table-cell>
          <table:table-cell table:style-name="ce7" office:value-type="float" office:value="10.27" calcext:value-type="float">
            <text:p>10,27</text:p>
          </table:table-cell>
          <table:table-cell table:style-name="ce9" office:value-type="float" office:value="0.4" calcext:value-type="float">
            <text:p>0,40</text:p>
          </table:table-cell>
          <table:table-cell table:style-name="ce9" office:value-type="float" office:value="0.39" calcext:value-type="float">
            <text:p>0,39</text:p>
          </table:table-cell>
          <table:table-cell table:style-name="ce9" office:value-type="float" office:value="0.4" calcext:value-type="float">
            <text:p>0,40</text:p>
          </table:table-cell>
          <table:table-cell table:style-name="ce9" office:value-type="float" office:value="0.39" calcext:value-type="float">
            <text:p>0,39</text:p>
          </table:table-cell>
          <table:table-cell table:style-name="ce9" office:value-type="float" office:value="0.38" calcext:value-type="float">
            <text:p>0,38</text:p>
          </table:table-cell>
          <table:table-cell table:style-name="ce28" table:formula="of:=[data.E519]/([data.C519]*[data.D519])" office:value-type="float" office:value="0.954802784597493" calcext:value-type="float">
            <text:p>0,95</text:p>
          </table:table-cell>
          <table:table-cell table:style-name="ce5" table:formula="of:=[data.B519]/[data.E519]" office:value-type="float" office:value="3.1420270241695" calcext:value-type="float">
            <text:p>3,142</text:p>
          </table:table-cell>
          <table:table-cell table:style-name="ce7" table:formula="of:=AVERAGE([data.F519:.J519])" office:value-type="float" office:value="10.364" calcext:value-type="float">
            <text:p>10,36</text:p>
          </table:table-cell>
          <table:table-cell table:style-name="ce9" table:formula="of:=AVERAGE([data.K519:.O519])" office:value-type="float" office:value="0.392" calcext:value-type="float">
            <text:p>0,39</text:p>
          </table:table-cell>
          <table:table-cell table:style-name="ce12" table:formula="of:=[data.Q519]/[data.Q463]*(LOG([data.R463]*1000)/LOG([data.R519]*1000))" office:value-type="float" office:value="1.34486073520309" calcext:value-type="float">
            <text:p>1,34</text:p>
          </table:table-cell>
          <table:table-cell table:style-name="ce12" table:formula="of:=[data.Q519]/[data.Q463]*(LOG([data.S463]*1000)/LOG([data.S519]*1000))" office:value-type="float" office:value="1.85069945820223" calcext:value-type="float">
            <text:p>1,8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1060294" calcext:value-type="float">
            <text:p>1060294</text:p>
          </table:table-cell>
          <table:table-cell table:style-name="ce7" office:value-type="float" office:value="8.94" calcext:value-type="float">
            <text:p>8,94</text:p>
          </table:table-cell>
          <table:table-cell table:style-name="ce7" office:value-type="float" office:value="8.69" calcext:value-type="float">
            <text:p>8,69</text:p>
          </table:table-cell>
          <table:table-cell table:style-name="ce7" office:value-type="float" office:value="8.72" calcext:value-type="float">
            <text:p>8,72</text:p>
          </table:table-cell>
          <table:table-cell table:style-name="ce7" office:value-type="float" office:value="8.66" calcext:value-type="float">
            <text:p>8,66</text:p>
          </table:table-cell>
          <table:table-cell table:style-name="ce7" office:value-type="float" office:value="8.64" calcext:value-type="float">
            <text:p>8,64</text:p>
          </table:table-cell>
          <table:table-cell table:number-columns-repeated="2" table:style-name="ce9" office:value-type="float" office:value="0.36" calcext:value-type="float">
            <text:p>0,36</text:p>
          </table:table-cell>
          <table:table-cell table:style-name="ce9" office:value-type="float" office:value="0.38" calcext:value-type="float">
            <text:p>0,38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0.38" calcext:value-type="float">
            <text:p>0,38</text:p>
          </table:table-cell>
          <table:table-cell table:style-name="ce28" table:formula="of:=[data.E520]/([data.C520]*[data.D520])" office:value-type="float" office:value="1.07100404040404" calcext:value-type="float">
            <text:p>1,07</text:p>
          </table:table-cell>
          <table:table-cell table:style-name="ce5" table:formula="of:=[data.B520]/[data.E520]" office:value-type="float" office:value="2.80112497099861" calcext:value-type="float">
            <text:p>2,801</text:p>
          </table:table-cell>
          <table:table-cell table:style-name="ce7" table:formula="of:=AVERAGE([data.F520:.J520])" office:value-type="float" office:value="8.73" calcext:value-type="float">
            <text:p>8,73</text:p>
          </table:table-cell>
          <table:table-cell table:style-name="ce9" table:formula="of:=AVERAGE([data.K520:.O520])" office:value-type="float" office:value="0.368" calcext:value-type="float">
            <text:p>0,37</text:p>
          </table:table-cell>
          <table:table-cell table:style-name="ce12" table:formula="of:=[data.Q520]/[data.Q464]*(LOG([data.R464]*1000)/LOG([data.R520]*1000))" office:value-type="float" office:value="1.19099511460571" calcext:value-type="float">
            <text:p>1,19</text:p>
          </table:table-cell>
          <table:table-cell table:style-name="ce12" table:formula="of:=[data.Q520]/[data.Q464]*(LOG([data.S464]*1000)/LOG([data.S520]*1000))" office:value-type="float" office:value="1.62225103634035" calcext:value-type="float">
            <text:p>1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676434" calcext:value-type="float">
            <text:p>676434</text:p>
          </table:table-cell>
          <table:table-cell table:style-name="ce7" office:value-type="float" office:value="10.95" calcext:value-type="float">
            <text:p>10,95</text:p>
          </table:table-cell>
          <table:table-cell table:style-name="ce7" office:value-type="float" office:value="10.66" calcext:value-type="float">
            <text:p>10,66</text:p>
          </table:table-cell>
          <table:table-cell table:style-name="ce7" office:value-type="float" office:value="10.67" calcext:value-type="float">
            <text:p>10,67</text:p>
          </table:table-cell>
          <table:table-cell table:style-name="ce7" office:value-type="float" office:value="10.66" calcext:value-type="float">
            <text:p>10,66</text:p>
          </table:table-cell>
          <table:table-cell table:style-name="ce7" office:value-type="float" office:value="10.8" calcext:value-type="float">
            <text:p>10,80</text:p>
          </table:table-cell>
          <table:table-cell table:number-columns-repeated="2" table:style-name="ce9" office:value-type="float" office:value="0.44" calcext:value-type="float">
            <text:p>0,44</text:p>
          </table:table-cell>
          <table:table-cell table:style-name="ce9" office:value-type="float" office:value="0.43" calcext:value-type="float">
            <text:p>0,43</text:p>
          </table:table-cell>
          <table:table-cell table:number-columns-repeated="2" table:style-name="ce9" office:value-type="float" office:value="0.44" calcext:value-type="float">
            <text:p>0,44</text:p>
          </table:table-cell>
          <table:table-cell table:style-name="ce28" table:formula="of:=[data.E521]/([data.C521]*[data.D521])" office:value-type="float" office:value="0.727936998519233" calcext:value-type="float">
            <text:p>0,73</text:p>
          </table:table-cell>
          <table:table-cell table:style-name="ce5" table:formula="of:=[data.B521]/[data.E521]" office:value-type="float" office:value="4.12125942811863" calcext:value-type="float">
            <text:p>4,121</text:p>
          </table:table-cell>
          <table:table-cell table:style-name="ce7" table:formula="of:=AVERAGE([data.F521:.J521])" office:value-type="float" office:value="10.748" calcext:value-type="float">
            <text:p>10,75</text:p>
          </table:table-cell>
          <table:table-cell table:style-name="ce9" table:formula="of:=AVERAGE([data.K521:.O521])" office:value-type="float" office:value="0.438" calcext:value-type="float">
            <text:p>0,44</text:p>
          </table:table-cell>
          <table:table-cell table:style-name="ce12" table:formula="of:=[data.Q521]/[data.Q465]*(LOG([data.R465]*1000)/LOG([data.R521]*1000))" office:value-type="float" office:value="1.17143063321097" calcext:value-type="float">
            <text:p>1,17</text:p>
          </table:table-cell>
          <table:table-cell table:style-name="ce12" table:formula="of:=[data.Q521]/[data.Q465]*(LOG([data.S465]*1000)/LOG([data.S521]*1000))" office:value-type="float" office:value="1.56750871629875" calcext:value-type="float">
            <text:p>1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964390" calcext:value-type="float">
            <text:p>964390</text:p>
          </table:table-cell>
          <table:table-cell table:style-name="ce7" office:value-type="float" office:value="15.24" calcext:value-type="float">
            <text:p>15,24</text:p>
          </table:table-cell>
          <table:table-cell table:number-columns-repeated="2" table:style-name="ce7" office:value-type="float" office:value="15.14" calcext:value-type="float">
            <text:p>15,14</text:p>
          </table:table-cell>
          <table:table-cell table:style-name="ce7" office:value-type="float" office:value="15.34" calcext:value-type="float">
            <text:p>15,34</text:p>
          </table:table-cell>
          <table:table-cell table:style-name="ce7" office:value-type="float" office:value="15.19" calcext:value-type="float">
            <text:p>15,19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66" calcext:value-type="float">
            <text:p>0,66</text:p>
          </table:table-cell>
          <table:table-cell table:style-name="ce28" table:formula="of:=[data.E522]/([data.C522]*[data.D522])" office:value-type="float" office:value="0.802855477855478" calcext:value-type="float">
            <text:p>0,80</text:p>
          </table:table-cell>
          <table:table-cell table:style-name="ce5" table:formula="of:=[data.B522]/[data.E522]" office:value-type="float" office:value="3.73667914432958" calcext:value-type="float">
            <text:p>3,737</text:p>
          </table:table-cell>
          <table:table-cell table:style-name="ce7" table:formula="of:=AVERAGE([data.F522:.J522])" office:value-type="float" office:value="15.21" calcext:value-type="float">
            <text:p>15,21</text:p>
          </table:table-cell>
          <table:table-cell table:style-name="ce9" table:formula="of:=AVERAGE([data.K522:.O522])" office:value-type="float" office:value="0.672" calcext:value-type="float">
            <text:p>0,67</text:p>
          </table:table-cell>
          <table:table-cell table:style-name="ce12" table:formula="of:=[data.Q522]/[data.Q466]*(LOG([data.R466]*1000)/LOG([data.R522]*1000))" office:value-type="float" office:value="1.37323823074441" calcext:value-type="float">
            <text:p>1,37</text:p>
          </table:table-cell>
          <table:table-cell table:style-name="ce12" table:formula="of:=[data.Q522]/[data.Q466]*(LOG([data.S466]*1000)/LOG([data.S522]*1000))" office:value-type="float" office:value="1.81965889591909" calcext:value-type="float">
            <text:p>1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1248160" calcext:value-type="float">
            <text:p>1248160</text:p>
          </table:table-cell>
          <table:table-cell table:style-name="ce7" office:value-type="float" office:value="14.18" calcext:value-type="float">
            <text:p>14,18</text:p>
          </table:table-cell>
          <table:table-cell table:style-name="ce7" office:value-type="float" office:value="13.89" calcext:value-type="float">
            <text:p>13,89</text:p>
          </table:table-cell>
          <table:table-cell table:style-name="ce7" office:value-type="float" office:value="13.94" calcext:value-type="float">
            <text:p>13,94</text:p>
          </table:table-cell>
          <table:table-cell table:style-name="ce7" office:value-type="float" office:value="13.92" calcext:value-type="float">
            <text:p>13,92</text:p>
          </table:table-cell>
          <table:table-cell table:style-name="ce7" office:value-type="float" office:value="13.95" calcext:value-type="float">
            <text:p>13,95</text:p>
          </table:table-cell>
          <table:table-cell table:number-columns-repeated="2" table:style-name="ce9" office:value-type="float" office:value="0.51" calcext:value-type="float">
            <text:p>0,51</text:p>
          </table:table-cell>
          <table:table-cell table:style-name="ce9" office:value-type="float" office:value="0.53" calcext:value-type="float">
            <text:p>0,53</text:p>
          </table:table-cell>
          <table:table-cell table:number-columns-repeated="2" table:style-name="ce9" office:value-type="float" office:value="0.51" calcext:value-type="float">
            <text:p>0,51</text:p>
          </table:table-cell>
          <table:table-cell table:style-name="ce28" table:formula="of:=[data.E523]/([data.C523]*[data.D523])" office:value-type="float" office:value="0.987180947319135" calcext:value-type="float">
            <text:p>0,99</text:p>
          </table:table-cell>
          <table:table-cell table:style-name="ce5" table:formula="of:=[data.B523]/[data.E523]" office:value-type="float" office:value="3.03896936290219" calcext:value-type="float">
            <text:p>3,039</text:p>
          </table:table-cell>
          <table:table-cell table:style-name="ce7" table:formula="of:=AVERAGE([data.F523:.J523])" office:value-type="float" office:value="13.976" calcext:value-type="float">
            <text:p>13,98</text:p>
          </table:table-cell>
          <table:table-cell table:style-name="ce9" table:formula="of:=AVERAGE([data.K523:.O523])" office:value-type="float" office:value="0.514" calcext:value-type="float">
            <text:p>0,51</text:p>
          </table:table-cell>
          <table:table-cell table:style-name="ce12" table:formula="of:=[data.Q523]/[data.Q467]*(LOG([data.R467]*1000)/LOG([data.R523]*1000))" office:value-type="float" office:value="1.07878606378818" calcext:value-type="float">
            <text:p>1,08</text:p>
          </table:table-cell>
          <table:table-cell table:style-name="ce12" table:formula="of:=[data.Q523]/[data.Q467]*(LOG([data.S467]*1000)/LOG([data.S523]*1000))" office:value-type="float" office:value="1.44427740734086" calcext:value-type="float">
            <text:p>1,4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782636" calcext:value-type="float">
            <text:p>782636</text:p>
          </table:table-cell>
          <table:table-cell table:style-name="ce7" office:value-type="float" office:value="9.5" calcext:value-type="float">
            <text:p>9,50</text:p>
          </table:table-cell>
          <table:table-cell table:style-name="ce7" office:value-type="float" office:value="9.16" calcext:value-type="float">
            <text:p>9,16</text:p>
          </table:table-cell>
          <table:table-cell table:style-name="ce7" office:value-type="float" office:value="9.23" calcext:value-type="float">
            <text:p>9,23</text:p>
          </table:table-cell>
          <table:table-cell table:style-name="ce7" office:value-type="float" office:value="9.22" calcext:value-type="float">
            <text:p>9,22</text:p>
          </table:table-cell>
          <table:table-cell table:style-name="ce7" office:value-type="float" office:value="9.15" calcext:value-type="float">
            <text:p>9,15</text:p>
          </table:table-cell>
          <table:table-cell table:number-columns-repeated="2" table:style-name="ce9" office:value-type="float" office:value="0.39" calcext:value-type="float">
            <text:p>0,39</text:p>
          </table:table-cell>
          <table:table-cell table:style-name="ce9" office:value-type="float" office:value="0.4" calcext:value-type="float">
            <text:p>0,40</text:p>
          </table:table-cell>
          <table:table-cell table:style-name="ce9" office:value-type="float" office:value="0.38" calcext:value-type="float">
            <text:p>0,38</text:p>
          </table:table-cell>
          <table:table-cell table:style-name="ce9" office:value-type="float" office:value="0.4" calcext:value-type="float">
            <text:p>0,40</text:p>
          </table:table-cell>
          <table:table-cell table:style-name="ce28" table:formula="of:=[data.E524]/([data.C524]*[data.D524])" office:value-type="float" office:value="0.814804480906176" calcext:value-type="float">
            <text:p>0,81</text:p>
          </table:table-cell>
          <table:table-cell table:style-name="ce5" table:formula="of:=[data.B524]/[data.E524]" office:value-type="float" office:value="3.68188532088992" calcext:value-type="float">
            <text:p>3,682</text:p>
          </table:table-cell>
          <table:table-cell table:style-name="ce7" table:formula="of:=AVERAGE([data.F524:.J524])" office:value-type="float" office:value="9.252" calcext:value-type="float">
            <text:p>9,25</text:p>
          </table:table-cell>
          <table:table-cell table:style-name="ce9" table:formula="of:=AVERAGE([data.K524:.O524])" office:value-type="float" office:value="0.392" calcext:value-type="float">
            <text:p>0,39</text:p>
          </table:table-cell>
          <table:table-cell table:style-name="ce12" table:formula="of:=[data.Q524]/[data.Q468]*(LOG([data.R468]*1000)/LOG([data.R524]*1000))" office:value-type="float" office:value="1.12950139051986" calcext:value-type="float">
            <text:p>1,13</text:p>
          </table:table-cell>
          <table:table-cell table:style-name="ce12" table:formula="of:=[data.Q524]/[data.Q468]*(LOG([data.S468]*1000)/LOG([data.S524]*1000))" office:value-type="float" office:value="1.48282887299715" calcext:value-type="float">
            <text:p>1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82534" calcext:value-type="float">
            <text:p>682534</text:p>
          </table:table-cell>
          <table:table-cell table:style-name="ce7" office:value-type="float" office:value="8.15" calcext:value-type="float">
            <text:p>8,15</text:p>
          </table:table-cell>
          <table:table-cell table:style-name="ce7" office:value-type="float" office:value="7.96" calcext:value-type="float">
            <text:p>7,96</text:p>
          </table:table-cell>
          <table:table-cell table:style-name="ce7" office:value-type="float" office:value="7.85" calcext:value-type="float">
            <text:p>7,85</text:p>
          </table:table-cell>
          <table:table-cell table:style-name="ce7" office:value-type="float" office:value="7.88" calcext:value-type="float">
            <text:p>7,88</text:p>
          </table:table-cell>
          <table:table-cell table:style-name="ce7" office:value-type="float" office:value="7.94" calcext:value-type="float">
            <text:p>7,94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5" calcext:value-type="float">
            <text:p>0,50</text:p>
          </table:table-cell>
          <table:table-cell table:number-columns-repeated="2" table:style-name="ce9" office:value-type="float" office:value="0.49" calcext:value-type="float">
            <text:p>0,49</text:p>
          </table:table-cell>
          <table:table-cell table:style-name="ce9" office:value-type="float" office:value="0.5" calcext:value-type="float">
            <text:p>0,50</text:p>
          </table:table-cell>
          <table:table-cell table:style-name="ce28" table:formula="of:=[data.E525]/([data.C525]*[data.D525])" office:value-type="float" office:value="0.701006934744384" calcext:value-type="float">
            <text:p>0,70</text:p>
          </table:table-cell>
          <table:table-cell table:style-name="ce5" table:formula="of:=[data.B525]/[data.E525]" office:value-type="float" office:value="4.27958167651721" calcext:value-type="float">
            <text:p>4,280</text:p>
          </table:table-cell>
          <table:table-cell table:style-name="ce7" table:formula="of:=AVERAGE([data.F525:.J525])" office:value-type="float" office:value="7.956" calcext:value-type="float">
            <text:p>7,96</text:p>
          </table:table-cell>
          <table:table-cell table:style-name="ce9" table:formula="of:=AVERAGE([data.K525:.O525])" office:value-type="float" office:value="0.498" calcext:value-type="float">
            <text:p>0,50</text:p>
          </table:table-cell>
          <table:table-cell table:style-name="ce12" table:formula="of:=[data.Q525]/[data.Q469]*(LOG([data.R469]*1000)/LOG([data.R525]*1000))" office:value-type="float" office:value="1.22650845077901" calcext:value-type="float">
            <text:p>1,23</text:p>
          </table:table-cell>
          <table:table-cell table:style-name="ce12" table:formula="of:=[data.Q525]/[data.Q469]*(LOG([data.S469]*1000)/LOG([data.S525]*1000))" office:value-type="float" office:value="1.54122854587757" calcext:value-type="float">
            <text:p>1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850454" calcext:value-type="float">
            <text:p>850454</text:p>
          </table:table-cell>
          <table:table-cell table:style-name="ce7" office:value-type="float" office:value="9.5" calcext:value-type="float">
            <text:p>9,50</text:p>
          </table:table-cell>
          <table:table-cell table:style-name="ce7" office:value-type="float" office:value="9.45" calcext:value-type="float">
            <text:p>9,45</text:p>
          </table:table-cell>
          <table:table-cell table:style-name="ce7" office:value-type="float" office:value="9.41" calcext:value-type="float">
            <text:p>9,41</text:p>
          </table:table-cell>
          <table:table-cell table:style-name="ce7" office:value-type="float" office:value="9.44" calcext:value-type="float">
            <text:p>9,44</text:p>
          </table:table-cell>
          <table:table-cell table:style-name="ce7" office:value-type="float" office:value="9.39" calcext:value-type="float">
            <text:p>9,39</text:p>
          </table:table-cell>
          <table:table-cell table:style-name="ce9" office:value-type="float" office:value="0.46" calcext:value-type="float">
            <text:p>0,46</text:p>
          </table:table-cell>
          <table:table-cell table:style-name="ce9" office:value-type="float" office:value="0.45" calcext:value-type="float">
            <text:p>0,45</text:p>
          </table:table-cell>
          <table:table-cell table:number-columns-repeated="3" table:style-name="ce9" office:value-type="float" office:value="0.47" calcext:value-type="float">
            <text:p>0,47</text:p>
          </table:table-cell>
          <table:table-cell table:style-name="ce28" table:formula="of:=[data.E526]/([data.C526]*[data.D526])" office:value-type="float" office:value="0.873471726948548" calcext:value-type="float">
            <text:p>0,87</text:p>
          </table:table-cell>
          <table:table-cell table:style-name="ce5" table:formula="of:=[data.B526]/[data.E526]" office:value-type="float" office:value="3.43458905478721" calcext:value-type="float">
            <text:p>3,435</text:p>
          </table:table-cell>
          <table:table-cell table:style-name="ce7" table:formula="of:=AVERAGE([data.F526:.J526])" office:value-type="float" office:value="9.438" calcext:value-type="float">
            <text:p>9,44</text:p>
          </table:table-cell>
          <table:table-cell table:style-name="ce9" table:formula="of:=AVERAGE([data.K526:.O526])" office:value-type="float" office:value="0.464" calcext:value-type="float">
            <text:p>0,46</text:p>
          </table:table-cell>
          <table:table-cell table:style-name="ce12" table:formula="of:=[data.Q526]/[data.Q470]*(LOG([data.R470]*1000)/LOG([data.R526]*1000))" office:value-type="float" office:value="1.18379354584752" calcext:value-type="float">
            <text:p>1,18</text:p>
          </table:table-cell>
          <table:table-cell table:style-name="ce12" table:formula="of:=[data.Q526]/[data.Q470]*(LOG([data.S470]*1000)/LOG([data.S526]*1000))" office:value-type="float" office:value="1.54877417396009" calcext:value-type="float">
            <text:p>1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1177324" calcext:value-type="float">
            <text:p>1177324</text:p>
          </table:table-cell>
          <table:table-cell table:style-name="ce7" office:value-type="float" office:value="8.55" calcext:value-type="float">
            <text:p>8,55</text:p>
          </table:table-cell>
          <table:table-cell table:style-name="ce7" office:value-type="float" office:value="8.29" calcext:value-type="float">
            <text:p>8,29</text:p>
          </table:table-cell>
          <table:table-cell table:style-name="ce7" office:value-type="float" office:value="8.44" calcext:value-type="float">
            <text:p>8,44</text:p>
          </table:table-cell>
          <table:table-cell table:number-columns-repeated="2" table:style-name="ce7" office:value-type="float" office:value="8.25" calcext:value-type="float">
            <text:p>8,25</text:p>
          </table:table-cell>
          <table:table-cell table:style-name="ce9" office:value-type="float" office:value="0.32" calcext:value-type="float">
            <text:p>0,32</text:p>
          </table:table-cell>
          <table:table-cell table:number-columns-repeated="3" table:style-name="ce9" office:value-type="float" office:value="0.31" calcext:value-type="float">
            <text:p>0,31</text:p>
          </table:table-cell>
          <table:table-cell table:style-name="ce9" office:value-type="float" office:value="0.32" calcext:value-type="float">
            <text:p>0,32</text:p>
          </table:table-cell>
          <table:table-cell table:style-name="ce28" table:formula="of:=[data.E527]/([data.C527]*[data.D527])" office:value-type="float" office:value="1.24727095516569" calcext:value-type="float">
            <text:p>1,25</text:p>
          </table:table-cell>
          <table:table-cell table:style-name="ce5" table:formula="of:=[data.B527]/[data.E527]" office:value-type="float" office:value="2.40526482089892" calcext:value-type="float">
            <text:p>2,405</text:p>
          </table:table-cell>
          <table:table-cell table:style-name="ce7" table:formula="of:=AVERAGE([data.F527:.J527])" office:value-type="float" office:value="8.356" calcext:value-type="float">
            <text:p>8,36</text:p>
          </table:table-cell>
          <table:table-cell table:style-name="ce9" table:formula="of:=AVERAGE([data.K527:.O527])" office:value-type="float" office:value="0.314" calcext:value-type="float">
            <text:p>0,31</text:p>
          </table:table-cell>
          <table:table-cell table:style-name="ce12" table:formula="of:=[data.Q527]/[data.Q471]*(LOG([data.R471]*1000)/LOG([data.R527]*1000))" office:value-type="float" office:value="1.10582223232393" calcext:value-type="float">
            <text:p>1,11</text:p>
          </table:table-cell>
          <table:table-cell table:style-name="ce12" table:formula="of:=[data.Q527]/[data.Q471]*(LOG([data.S471]*1000)/LOG([data.S527]*1000))" office:value-type="float" office:value="1.55748595924536" calcext:value-type="float">
            <text:p>1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68536" calcext:value-type="float">
            <text:p>868536</text:p>
          </table:table-cell>
          <table:table-cell table:style-name="ce7" office:value-type="float" office:value="16.67" calcext:value-type="float">
            <text:p>16,67</text:p>
          </table:table-cell>
          <table:table-cell table:style-name="ce7" office:value-type="float" office:value="16.45" calcext:value-type="float">
            <text:p>16,45</text:p>
          </table:table-cell>
          <table:table-cell table:style-name="ce7" office:value-type="float" office:value="16.34" calcext:value-type="float">
            <text:p>16,34</text:p>
          </table:table-cell>
          <table:table-cell table:style-name="ce7" office:value-type="float" office:value="16.53" calcext:value-type="float">
            <text:p>16,53</text:p>
          </table:table-cell>
          <table:table-cell table:style-name="ce7" office:value-type="float" office:value="16.26" calcext:value-type="float">
            <text:p>16,26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0.59" calcext:value-type="float">
            <text:p>0,59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0.61" calcext:value-type="float">
            <text:p>0,61</text:p>
          </table:table-cell>
          <table:table-cell table:style-name="ce28" table:formula="of:=[data.E528]/([data.C528]*[data.D528])" office:value-type="float" office:value="0.775655864197531" calcext:value-type="float">
            <text:p>0,78</text:p>
          </table:table-cell>
          <table:table-cell table:style-name="ce5" table:formula="of:=[data.B528]/[data.E528]" office:value-type="float" office:value="3.86771302513655" calcext:value-type="float">
            <text:p>3,868</text:p>
          </table:table-cell>
          <table:table-cell table:style-name="ce7" table:formula="of:=AVERAGE([data.F528:.J528])" office:value-type="float" office:value="16.45" calcext:value-type="float">
            <text:p>16,45</text:p>
          </table:table-cell>
          <table:table-cell table:style-name="ce9" table:formula="of:=AVERAGE([data.K528:.O528])" office:value-type="float" office:value="0.592" calcext:value-type="float">
            <text:p>0,59</text:p>
          </table:table-cell>
          <table:table-cell table:style-name="ce12" table:formula="of:=[data.Q528]/[data.Q472]*(LOG([data.R472]*1000)/LOG([data.R528]*1000))" office:value-type="float" office:value="1.33402905384346" calcext:value-type="float">
            <text:p>1,33</text:p>
          </table:table-cell>
          <table:table-cell table:style-name="ce12" table:formula="of:=[data.Q528]/[data.Q472]*(LOG([data.S472]*1000)/LOG([data.S528]*1000))" office:value-type="float" office:value="1.85839508190131" calcext:value-type="float">
            <text:p>1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310312" calcext:value-type="float">
            <text:p>1310312</text:p>
          </table:table-cell>
          <table:table-cell table:style-name="ce7" office:value-type="float" office:value="15.92" calcext:value-type="float">
            <text:p>15,92</text:p>
          </table:table-cell>
          <table:table-cell table:style-name="ce7" office:value-type="float" office:value="15.86" calcext:value-type="float">
            <text:p>15,86</text:p>
          </table:table-cell>
          <table:table-cell table:style-name="ce7" office:value-type="float" office:value="15.84" calcext:value-type="float">
            <text:p>15,84</text:p>
          </table:table-cell>
          <table:table-cell table:style-name="ce7" office:value-type="float" office:value="15.75" calcext:value-type="float">
            <text:p>15,75</text:p>
          </table:table-cell>
          <table:table-cell table:style-name="ce7" office:value-type="float" office:value="15.8" calcext:value-type="float">
            <text:p>15,80</text:p>
          </table:table-cell>
          <table:table-cell table:number-columns-repeated="4" table:style-name="ce9" office:value-type="float" office:value="0.49" calcext:value-type="float">
            <text:p>0,49</text:p>
          </table:table-cell>
          <table:table-cell table:style-name="ce9" office:value-type="float" office:value="0.5" calcext:value-type="float">
            <text:p>0,50</text:p>
          </table:table-cell>
          <table:table-cell table:style-name="ce28" table:formula="of:=[data.E529]/([data.C529]*[data.D529])" office:value-type="float" office:value="1.019469566354" calcext:value-type="float">
            <text:p>1,02</text:p>
          </table:table-cell>
          <table:table-cell table:style-name="ce5" table:formula="of:=[data.B529]/[data.E529]" office:value-type="float" office:value="2.94271898601249" calcext:value-type="float">
            <text:p>2,943</text:p>
          </table:table-cell>
          <table:table-cell table:style-name="ce7" table:formula="of:=AVERAGE([data.F529:.J529])" office:value-type="float" office:value="15.834" calcext:value-type="float">
            <text:p>15,83</text:p>
          </table:table-cell>
          <table:table-cell table:style-name="ce9" table:formula="of:=AVERAGE([data.K529:.O529])" office:value-type="float" office:value="0.492" calcext:value-type="float">
            <text:p>0,49</text:p>
          </table:table-cell>
          <table:table-cell table:style-name="ce12" table:formula="of:=[data.Q529]/[data.Q473]*(LOG([data.R473]*1000)/LOG([data.R529]*1000))" office:value-type="float" office:value="1.17358360082345" calcext:value-type="float">
            <text:p>1,17</text:p>
          </table:table-cell>
          <table:table-cell table:style-name="ce12" table:formula="of:=[data.Q529]/[data.Q473]*(LOG([data.S473]*1000)/LOG([data.S529]*1000))" office:value-type="float" office:value="1.57022764073638" calcext:value-type="float">
            <text:p>1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884990" calcext:value-type="float">
            <text:p>884990</text:p>
          </table:table-cell>
          <table:table-cell table:style-name="ce7" office:value-type="float" office:value="13.8" calcext:value-type="float">
            <text:p>13,80</text:p>
          </table:table-cell>
          <table:table-cell table:style-name="ce7" office:value-type="float" office:value="13.51" calcext:value-type="float">
            <text:p>13,51</text:p>
          </table:table-cell>
          <table:table-cell table:style-name="ce7" office:value-type="float" office:value="13.73" calcext:value-type="float">
            <text:p>13,73</text:p>
          </table:table-cell>
          <table:table-cell table:style-name="ce7" office:value-type="float" office:value="13.6" calcext:value-type="float">
            <text:p>13,60</text:p>
          </table:table-cell>
          <table:table-cell table:style-name="ce7" office:value-type="float" office:value="13.63" calcext:value-type="float">
            <text:p>13,63</text:p>
          </table:table-cell>
          <table:table-cell table:style-name="ce9" office:value-type="float" office:value="0.5" calcext:value-type="float">
            <text:p>0,50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47" calcext:value-type="float">
            <text:p>0,47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47" calcext:value-type="float">
            <text:p>0,47</text:p>
          </table:table-cell>
          <table:table-cell table:style-name="ce28" table:formula="of:=[data.E530]/([data.C530]*[data.D530])" office:value-type="float" office:value="0.788142989455685" calcext:value-type="float">
            <text:p>0,79</text:p>
          </table:table-cell>
          <table:table-cell table:style-name="ce5" table:formula="of:=[data.B530]/[data.E530]" office:value-type="float" office:value="3.80643397100532" calcext:value-type="float">
            <text:p>3,806</text:p>
          </table:table-cell>
          <table:table-cell table:style-name="ce7" table:formula="of:=AVERAGE([data.F530:.J530])" office:value-type="float" office:value="13.654" calcext:value-type="float">
            <text:p>13,65</text:p>
          </table:table-cell>
          <table:table-cell table:style-name="ce9" table:formula="of:=AVERAGE([data.K530:.O530])" office:value-type="float" office:value="0.48" calcext:value-type="float">
            <text:p>0,48</text:p>
          </table:table-cell>
          <table:table-cell table:style-name="ce12" table:formula="of:=[data.Q530]/[data.Q474]*(LOG([data.R474]*1000)/LOG([data.R530]*1000))" office:value-type="float" office:value="1.30781664462753" calcext:value-type="float">
            <text:p>1,31</text:p>
          </table:table-cell>
          <table:table-cell table:style-name="ce12" table:formula="of:=[data.Q530]/[data.Q474]*(LOG([data.S474]*1000)/LOG([data.S530]*1000))" office:value-type="float" office:value="1.70270395551362" calcext:value-type="float">
            <text:p>1,7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854612" calcext:value-type="float">
            <text:p>854612</text:p>
          </table:table-cell>
          <table:table-cell table:style-name="ce7" office:value-type="float" office:value="8.47" calcext:value-type="float">
            <text:p>8,47</text:p>
          </table:table-cell>
          <table:table-cell table:style-name="ce7" office:value-type="float" office:value="8.58" calcext:value-type="float">
            <text:p>8,58</text:p>
          </table:table-cell>
          <table:table-cell table:style-name="ce7" office:value-type="float" office:value="8.43" calcext:value-type="float">
            <text:p>8,43</text:p>
          </table:table-cell>
          <table:table-cell table:style-name="ce7" office:value-type="float" office:value="8.45" calcext:value-type="float">
            <text:p>8,45</text:p>
          </table:table-cell>
          <table:table-cell table:style-name="ce7" office:value-type="float" office:value="8.42" calcext:value-type="float">
            <text:p>8,42</text:p>
          </table:table-cell>
          <table:table-cell table:style-name="ce9" office:value-type="float" office:value="0.37" calcext:value-type="float">
            <text:p>0,37</text:p>
          </table:table-cell>
          <table:table-cell table:number-columns-repeated="3" table:style-name="ce9" office:value-type="float" office:value="0.38" calcext:value-type="float">
            <text:p>0,38</text:p>
          </table:table-cell>
          <table:table-cell table:style-name="ce9" office:value-type="float" office:value="0.37" calcext:value-type="float">
            <text:p>0,37</text:p>
          </table:table-cell>
          <table:table-cell table:style-name="ce28" table:formula="of:=[data.E531]/([data.C531]*[data.D531])" office:value-type="float" office:value="0.920473736816709" calcext:value-type="float">
            <text:p>0,92</text:p>
          </table:table-cell>
          <table:table-cell table:style-name="ce5" table:formula="of:=[data.B531]/[data.E531]" office:value-type="float" office:value="3.25921002747446" calcext:value-type="float">
            <text:p>3,259</text:p>
          </table:table-cell>
          <table:table-cell table:style-name="ce7" table:formula="of:=AVERAGE([data.F531:.J531])" office:value-type="float" office:value="8.47" calcext:value-type="float">
            <text:p>8,47</text:p>
          </table:table-cell>
          <table:table-cell table:style-name="ce9" table:formula="of:=AVERAGE([data.K531:.O531])" office:value-type="float" office:value="0.376" calcext:value-type="float">
            <text:p>0,38</text:p>
          </table:table-cell>
          <table:table-cell table:style-name="ce12" table:formula="of:=[data.Q531]/[data.Q475]*(LOG([data.R475]*1000)/LOG([data.R531]*1000))" office:value-type="float" office:value="1.21219672453261" calcext:value-type="float">
            <text:p>1,21</text:p>
          </table:table-cell>
          <table:table-cell table:style-name="ce12" table:formula="of:=[data.Q531]/[data.Q475]*(LOG([data.S475]*1000)/LOG([data.S531]*1000))" office:value-type="float" office:value="1.64321192166945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341626" calcext:value-type="float">
            <text:p>1341626</text:p>
          </table:table-cell>
          <table:table-cell table:style-name="ce7" office:value-type="float" office:value="15.92" calcext:value-type="float">
            <text:p>15,92</text:p>
          </table:table-cell>
          <table:table-cell table:style-name="ce7" office:value-type="float" office:value="15.61" calcext:value-type="float">
            <text:p>15,61</text:p>
          </table:table-cell>
          <table:table-cell table:style-name="ce7" office:value-type="float" office:value="15.64" calcext:value-type="float">
            <text:p>15,64</text:p>
          </table:table-cell>
          <table:table-cell table:style-name="ce7" office:value-type="float" office:value="15.56" calcext:value-type="float">
            <text:p>15,56</text:p>
          </table:table-cell>
          <table:table-cell table:style-name="ce7" office:value-type="float" office:value="15.47" calcext:value-type="float">
            <text:p>15,47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0.54" calcext:value-type="float">
            <text:p>0,54</text:p>
          </table:table-cell>
          <table:table-cell table:style-name="ce28" table:formula="of:=[data.E532]/([data.C532]*[data.D532])" office:value-type="float" office:value="1.02164324811682" calcext:value-type="float">
            <text:p>1,02</text:p>
          </table:table-cell>
          <table:table-cell table:style-name="ce5" table:formula="of:=[data.B532]/[data.E532]" office:value-type="float" office:value="2.9364577013266" calcext:value-type="float">
            <text:p>2,936</text:p>
          </table:table-cell>
          <table:table-cell table:style-name="ce7" table:formula="of:=AVERAGE([data.F532:.J532])" office:value-type="float" office:value="15.64" calcext:value-type="float">
            <text:p>15,64</text:p>
          </table:table-cell>
          <table:table-cell table:style-name="ce9" table:formula="of:=AVERAGE([data.K532:.O532])" office:value-type="float" office:value="0.604" calcext:value-type="float">
            <text:p>0,60</text:p>
          </table:table-cell>
          <table:table-cell table:style-name="ce12" table:formula="of:=[data.Q532]/[data.Q476]*(LOG([data.R476]*1000)/LOG([data.R532]*1000))" office:value-type="float" office:value="1.12958022434731" calcext:value-type="float">
            <text:p>1,13</text:p>
          </table:table-cell>
          <table:table-cell table:style-name="ce12" table:formula="of:=[data.Q532]/[data.Q476]*(LOG([data.S476]*1000)/LOG([data.S532]*1000))" office:value-type="float" office:value="1.48850741550083" calcext:value-type="float">
            <text:p>1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1158158" calcext:value-type="float">
            <text:p>1158158</text:p>
          </table:table-cell>
          <table:table-cell table:style-name="ce7" office:value-type="float" office:value="11.88" calcext:value-type="float">
            <text:p>11,88</text:p>
          </table:table-cell>
          <table:table-cell table:style-name="ce7" office:value-type="float" office:value="11.83" calcext:value-type="float">
            <text:p>11,83</text:p>
          </table:table-cell>
          <table:table-cell table:style-name="ce7" office:value-type="float" office:value="11.87" calcext:value-type="float">
            <text:p>11,87</text:p>
          </table:table-cell>
          <table:table-cell table:style-name="ce7" office:value-type="float" office:value="11.82" calcext:value-type="float">
            <text:p>11,82</text:p>
          </table:table-cell>
          <table:table-cell table:style-name="ce7" office:value-type="float" office:value="11.88" calcext:value-type="float">
            <text:p>11,88</text:p>
          </table:table-cell>
          <table:table-cell table:style-name="ce9" office:value-type="float" office:value="0.41" calcext:value-type="float">
            <text:p>0,41</text:p>
          </table:table-cell>
          <table:table-cell table:number-columns-repeated="3" table:style-name="ce9" office:value-type="float" office:value="0.42" calcext:value-type="float">
            <text:p>0,42</text:p>
          </table:table-cell>
          <table:table-cell table:style-name="ce9" office:value-type="float" office:value="0.4" calcext:value-type="float">
            <text:p>0,40</text:p>
          </table:table-cell>
          <table:table-cell table:style-name="ce28" table:formula="of:=[data.E533]/([data.C533]*[data.D533])" office:value-type="float" office:value="1.03643864547537" calcext:value-type="float">
            <text:p>1,04</text:p>
          </table:table-cell>
          <table:table-cell table:style-name="ce5" table:formula="of:=[data.B533]/[data.E533]" office:value-type="float" office:value="2.89454115932368" calcext:value-type="float">
            <text:p>2,895</text:p>
          </table:table-cell>
          <table:table-cell table:style-name="ce7" table:formula="of:=AVERAGE([data.F533:.J533])" office:value-type="float" office:value="11.856" calcext:value-type="float">
            <text:p>11,86</text:p>
          </table:table-cell>
          <table:table-cell table:style-name="ce9" table:formula="of:=AVERAGE([data.K533:.O533])" office:value-type="float" office:value="0.414" calcext:value-type="float">
            <text:p>0,41</text:p>
          </table:table-cell>
          <table:table-cell table:style-name="ce12" table:formula="of:=[data.Q533]/[data.Q477]*(LOG([data.R477]*1000)/LOG([data.R533]*1000))" office:value-type="float" office:value="1.20740370336762" calcext:value-type="float">
            <text:p>1,21</text:p>
          </table:table-cell>
          <table:table-cell table:style-name="ce12" table:formula="of:=[data.Q533]/[data.Q477]*(LOG([data.S477]*1000)/LOG([data.S533]*1000))" office:value-type="float" office:value="1.68720987446216" calcext:value-type="float">
            <text:p>1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586844" calcext:value-type="float">
            <text:p>1586844</text:p>
          </table:table-cell>
          <table:table-cell table:style-name="ce7" office:value-type="float" office:value="17.77" calcext:value-type="float">
            <text:p>17,77</text:p>
          </table:table-cell>
          <table:table-cell table:style-name="ce7" office:value-type="float" office:value="17.46" calcext:value-type="float">
            <text:p>17,46</text:p>
          </table:table-cell>
          <table:table-cell table:style-name="ce7" office:value-type="float" office:value="17.47" calcext:value-type="float">
            <text:p>17,47</text:p>
          </table:table-cell>
          <table:table-cell table:style-name="ce7" office:value-type="float" office:value="17.39" calcext:value-type="float">
            <text:p>17,39</text:p>
          </table:table-cell>
          <table:table-cell table:style-name="ce7" office:value-type="float" office:value="17.42" calcext:value-type="float">
            <text:p>17,42</text:p>
          </table:table-cell>
          <table:table-cell table:style-name="ce9" office:value-type="float" office:value="0.46" calcext:value-type="float">
            <text:p>0,46</text:p>
          </table:table-cell>
          <table:table-cell table:number-columns-repeated="2" table:style-name="ce9" office:value-type="float" office:value="0.47" calcext:value-type="float">
            <text:p>0,47</text:p>
          </table:table-cell>
          <table:table-cell table:style-name="ce9" office:value-type="float" office:value="0.49" calcext:value-type="float">
            <text:p>0,49</text:p>
          </table:table-cell>
          <table:table-cell table:style-name="ce9" office:value-type="float" office:value="0.47" calcext:value-type="float">
            <text:p>0,47</text:p>
          </table:table-cell>
          <table:table-cell table:style-name="ce28" table:formula="of:=[data.E534]/([data.C534]*[data.D534])" office:value-type="float" office:value="1.21355460385439" calcext:value-type="float">
            <text:p>1,21</text:p>
          </table:table-cell>
          <table:table-cell table:style-name="ce5" table:formula="of:=[data.B534]/[data.E534]" office:value-type="float" office:value="2.47208673316344" calcext:value-type="float">
            <text:p>2,472</text:p>
          </table:table-cell>
          <table:table-cell table:style-name="ce7" table:formula="of:=AVERAGE([data.F534:.J534])" office:value-type="float" office:value="17.502" calcext:value-type="float">
            <text:p>17,50</text:p>
          </table:table-cell>
          <table:table-cell table:style-name="ce9" table:formula="of:=AVERAGE([data.K534:.O534])" office:value-type="float" office:value="0.472" calcext:value-type="float">
            <text:p>0,47</text:p>
          </table:table-cell>
          <table:table-cell table:style-name="ce12" table:formula="of:=[data.Q534]/[data.Q478]*(LOG([data.R478]*1000)/LOG([data.R534]*1000))" office:value-type="float" office:value="1.11508077740667" calcext:value-type="float">
            <text:p>1,12</text:p>
          </table:table-cell>
          <table:table-cell table:style-name="ce12" table:formula="of:=[data.Q534]/[data.Q478]*(LOG([data.S478]*1000)/LOG([data.S534]*1000))" office:value-type="float" office:value="1.55986738107417" calcext:value-type="float">
            <text:p>1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049258" calcext:value-type="float">
            <text:p>1049258</text:p>
          </table:table-cell>
          <table:table-cell table:style-name="ce7" office:value-type="float" office:value="14.36" calcext:value-type="float">
            <text:p>14,36</text:p>
          </table:table-cell>
          <table:table-cell table:style-name="ce7" office:value-type="float" office:value="13.83" calcext:value-type="float">
            <text:p>13,83</text:p>
          </table:table-cell>
          <table:table-cell table:style-name="ce7" office:value-type="float" office:value="13.81" calcext:value-type="float">
            <text:p>13,81</text:p>
          </table:table-cell>
          <table:table-cell table:number-columns-repeated="2" table:style-name="ce7" office:value-type="float" office:value="13.85" calcext:value-type="float">
            <text:p>13,85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7" calcext:value-type="float">
            <text:p>0,57</text:p>
          </table:table-cell>
          <table:table-cell table:number-columns-repeated="2" table:style-name="ce9" office:value-type="float" office:value="0.55" calcext:value-type="float">
            <text:p>0,55</text:p>
          </table:table-cell>
          <table:table-cell table:style-name="ce28" table:formula="of:=[data.E535]/([data.C535]*[data.D535])" office:value-type="float" office:value="0.816772013949433" calcext:value-type="float">
            <text:p>0,82</text:p>
          </table:table-cell>
          <table:table-cell table:style-name="ce5" table:formula="of:=[data.B535]/[data.E535]" office:value-type="float" office:value="3.67301178547126" calcext:value-type="float">
            <text:p>3,673</text:p>
          </table:table-cell>
          <table:table-cell table:style-name="ce7" table:formula="of:=AVERAGE([data.F535:.J535])" office:value-type="float" office:value="13.94" calcext:value-type="float">
            <text:p>13,94</text:p>
          </table:table-cell>
          <table:table-cell table:style-name="ce9" table:formula="of:=AVERAGE([data.K535:.O535])" office:value-type="float" office:value="0.56" calcext:value-type="float">
            <text:p>0,56</text:p>
          </table:table-cell>
          <table:table-cell table:style-name="ce12" table:formula="of:=[data.Q535]/[data.Q479]*(LOG([data.R479]*1000)/LOG([data.R535]*1000))" office:value-type="float" office:value="1.15870676590484" calcext:value-type="float">
            <text:p>1,16</text:p>
          </table:table-cell>
          <table:table-cell table:style-name="ce12" table:formula="of:=[data.Q535]/[data.Q479]*(LOG([data.S479]*1000)/LOG([data.S535]*1000))" office:value-type="float" office:value="1.42455397441057" calcext:value-type="float">
            <text:p>1,4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1070674" calcext:value-type="float">
            <text:p>1070674</text:p>
          </table:table-cell>
          <table:table-cell table:style-name="ce7" office:value-type="float" office:value="12.78" calcext:value-type="float">
            <text:p>12,78</text:p>
          </table:table-cell>
          <table:table-cell table:style-name="ce7" office:value-type="float" office:value="12.6" calcext:value-type="float">
            <text:p>12,60</text:p>
          </table:table-cell>
          <table:table-cell table:style-name="ce7" office:value-type="float" office:value="12.63" calcext:value-type="float">
            <text:p>12,63</text:p>
          </table:table-cell>
          <table:table-cell table:style-name="ce7" office:value-type="float" office:value="12.72" calcext:value-type="float">
            <text:p>12,72</text:p>
          </table:table-cell>
          <table:table-cell table:style-name="ce7" office:value-type="float" office:value="12.59" calcext:value-type="float">
            <text:p>12,59</text:p>
          </table:table-cell>
          <table:table-cell table:style-name="ce9" office:value-type="float" office:value="0.43" calcext:value-type="float">
            <text:p>0,43</text:p>
          </table:table-cell>
          <table:table-cell table:style-name="ce9" office:value-type="float" office:value="0.44" calcext:value-type="float">
            <text:p>0,44</text:p>
          </table:table-cell>
          <table:table-cell table:number-columns-repeated="3" table:style-name="ce9" office:value-type="float" office:value="0.43" calcext:value-type="float">
            <text:p>0,43</text:p>
          </table:table-cell>
          <table:table-cell table:style-name="ce28" table:formula="of:=[data.E536]/([data.C536]*[data.D536])" office:value-type="float" office:value="0.987520798668885" calcext:value-type="float">
            <text:p>0,99</text:p>
          </table:table-cell>
          <table:table-cell table:style-name="ce5" table:formula="of:=[data.B536]/[data.E536]" office:value-type="float" office:value="3.03792564309958" calcext:value-type="float">
            <text:p>3,038</text:p>
          </table:table-cell>
          <table:table-cell table:style-name="ce7" table:formula="of:=AVERAGE([data.F536:.J536])" office:value-type="float" office:value="12.664" calcext:value-type="float">
            <text:p>12,66</text:p>
          </table:table-cell>
          <table:table-cell table:style-name="ce9" table:formula="of:=AVERAGE([data.K536:.O536])" office:value-type="float" office:value="0.432" calcext:value-type="float">
            <text:p>0,43</text:p>
          </table:table-cell>
          <table:table-cell table:style-name="ce12" table:formula="of:=[data.Q536]/[data.Q480]*(LOG([data.R480]*1000)/LOG([data.R536]*1000))" office:value-type="float" office:value="1.21595211120179" calcext:value-type="float">
            <text:p>1,22</text:p>
          </table:table-cell>
          <table:table-cell table:style-name="ce12" table:formula="of:=[data.Q536]/[data.Q480]*(LOG([data.S480]*1000)/LOG([data.S536]*1000))" office:value-type="float" office:value="1.69229303942561" calcext:value-type="float">
            <text:p>1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316864" calcext:value-type="float">
            <text:p>1316864</text:p>
          </table:table-cell>
          <table:table-cell table:style-name="ce7" office:value-type="float" office:value="17.67" calcext:value-type="float">
            <text:p>17,67</text:p>
          </table:table-cell>
          <table:table-cell table:style-name="ce7" office:value-type="float" office:value="17.29" calcext:value-type="float">
            <text:p>17,29</text:p>
          </table:table-cell>
          <table:table-cell table:style-name="ce7" office:value-type="float" office:value="17.28" calcext:value-type="float">
            <text:p>17,28</text:p>
          </table:table-cell>
          <table:table-cell table:style-name="ce7" office:value-type="float" office:value="17.26" calcext:value-type="float">
            <text:p>17,26</text:p>
          </table:table-cell>
          <table:table-cell table:style-name="ce7" office:value-type="float" office:value="17.28" calcext:value-type="float">
            <text:p>17,28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0.5" calcext:value-type="float">
            <text:p>0,50</text:p>
          </table:table-cell>
          <table:table-cell table:number-columns-repeated="2" table:style-name="ce9" office:value-type="float" office:value="0.51" calcext:value-type="float">
            <text:p>0,51</text:p>
          </table:table-cell>
          <table:table-cell table:style-name="ce28" table:formula="of:=[data.E537]/([data.C537]*[data.D537])" office:value-type="float" office:value="1.00206978839457" calcext:value-type="float">
            <text:p>1,00</text:p>
          </table:table-cell>
          <table:table-cell table:style-name="ce5" table:formula="of:=[data.B537]/[data.E537]" office:value-type="float" office:value="2.99381561041991" calcext:value-type="float">
            <text:p>2,994</text:p>
          </table:table-cell>
          <table:table-cell table:style-name="ce7" table:formula="of:=AVERAGE([data.F537:.J537])" office:value-type="float" office:value="17.356" calcext:value-type="float">
            <text:p>17,36</text:p>
          </table:table-cell>
          <table:table-cell table:style-name="ce9" table:formula="of:=AVERAGE([data.K537:.O537])" office:value-type="float" office:value="0.51" calcext:value-type="float">
            <text:p>0,51</text:p>
          </table:table-cell>
          <table:table-cell table:style-name="ce12" table:formula="of:=[data.Q537]/[data.Q481]*(LOG([data.R481]*1000)/LOG([data.R537]*1000))" office:value-type="float" office:value="1.17520133694642" calcext:value-type="float">
            <text:p>1,18</text:p>
          </table:table-cell>
          <table:table-cell table:style-name="ce12" table:formula="of:=[data.Q537]/[data.Q481]*(LOG([data.S481]*1000)/LOG([data.S537]*1000))" office:value-type="float" office:value="1.63888737937222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862506" calcext:value-type="float">
            <text:p>862506</text:p>
          </table:table-cell>
          <table:table-cell table:style-name="ce7" office:value-type="float" office:value="8.51" calcext:value-type="float">
            <text:p>8,51</text:p>
          </table:table-cell>
          <table:table-cell table:style-name="ce7" office:value-type="float" office:value="8.04" calcext:value-type="float">
            <text:p>8,04</text:p>
          </table:table-cell>
          <table:table-cell table:style-name="ce7" office:value-type="float" office:value="7.99" calcext:value-type="float">
            <text:p>7,99</text:p>
          </table:table-cell>
          <table:table-cell table:number-columns-repeated="2" table:style-name="ce7" office:value-type="float" office:value="8.03" calcext:value-type="float">
            <text:p>8,03</text:p>
          </table:table-cell>
          <table:table-cell table:number-columns-repeated="5" table:style-name="ce9" office:value-type="float" office:value="0.42" calcext:value-type="float">
            <text:p>0,42</text:p>
          </table:table-cell>
          <table:table-cell table:style-name="ce28" table:formula="of:=[data.E538]/([data.C538]*[data.D538])" office:value-type="float" office:value="0.902051957831325" calcext:value-type="float">
            <text:p>0,90</text:p>
          </table:table-cell>
          <table:table-cell table:style-name="ce5" table:formula="of:=[data.B538]/[data.E538]" office:value-type="float" office:value="3.32576932798149" calcext:value-type="float">
            <text:p>3,326</text:p>
          </table:table-cell>
          <table:table-cell table:style-name="ce7" table:formula="of:=AVERAGE([data.F538:.J538])" office:value-type="float" office:value="8.12" calcext:value-type="float">
            <text:p>8,12</text:p>
          </table:table-cell>
          <table:table-cell table:style-name="ce9" table:formula="of:=AVERAGE([data.K538:.O538])" office:value-type="float" office:value="0.42" calcext:value-type="float">
            <text:p>0,42</text:p>
          </table:table-cell>
          <table:table-cell table:style-name="ce12" table:formula="of:=[data.Q538]/[data.Q482]*(LOG([data.R482]*1000)/LOG([data.R538]*1000))" office:value-type="float" office:value="1.22320209707666" calcext:value-type="float">
            <text:p>1,22</text:p>
          </table:table-cell>
          <table:table-cell table:style-name="ce12" table:formula="of:=[data.Q538]/[data.Q482]*(LOG([data.S482]*1000)/LOG([data.S538]*1000))" office:value-type="float" office:value="1.63066248714575" calcext:value-type="float">
            <text:p>1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922268" calcext:value-type="float">
            <text:p>922268</text:p>
          </table:table-cell>
          <table:table-cell table:style-name="ce7" office:value-type="float" office:value="12.18" calcext:value-type="float">
            <text:p>12,18</text:p>
          </table:table-cell>
          <table:table-cell table:style-name="ce7" office:value-type="float" office:value="11.91" calcext:value-type="float">
            <text:p>11,91</text:p>
          </table:table-cell>
          <table:table-cell table:style-name="ce7" office:value-type="float" office:value="12.2" calcext:value-type="float">
            <text:p>12,20</text:p>
          </table:table-cell>
          <table:table-cell table:style-name="ce7" office:value-type="float" office:value="11.88" calcext:value-type="float">
            <text:p>11,88</text:p>
          </table:table-cell>
          <table:table-cell table:style-name="ce7" office:value-type="float" office:value="12.35" calcext:value-type="float">
            <text:p>12,35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0.56" calcext:value-type="float">
            <text:p>0,56</text:p>
          </table:table-cell>
          <table:table-cell table:style-name="ce28" table:formula="of:=[data.E539]/([data.C539]*[data.D539])" office:value-type="float" office:value="0.82325951739947" calcext:value-type="float">
            <text:p>0,82</text:p>
          </table:table-cell>
          <table:table-cell table:style-name="ce5" table:formula="of:=[data.B539]/[data.E539]" office:value-type="float" office:value="3.64406875224989" calcext:value-type="float">
            <text:p>3,644</text:p>
          </table:table-cell>
          <table:table-cell table:style-name="ce7" table:formula="of:=AVERAGE([data.F539:.J539])" office:value-type="float" office:value="12.104" calcext:value-type="float">
            <text:p>12,10</text:p>
          </table:table-cell>
          <table:table-cell table:style-name="ce9" table:formula="of:=AVERAGE([data.K539:.O539])" office:value-type="float" office:value="0.538" calcext:value-type="float">
            <text:p>0,54</text:p>
          </table:table-cell>
          <table:table-cell table:style-name="ce12" table:formula="of:=[data.Q539]/[data.Q483]*(LOG([data.R483]*1000)/LOG([data.R539]*1000))" office:value-type="float" office:value="1.19421638360447" calcext:value-type="float">
            <text:p>1,19</text:p>
          </table:table-cell>
          <table:table-cell table:style-name="ce12" table:formula="of:=[data.Q539]/[data.Q483]*(LOG([data.S483]*1000)/LOG([data.S539]*1000))" office:value-type="float" office:value="1.56960760229074" calcext:value-type="float">
            <text:p>1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924202" calcext:value-type="float">
            <text:p>924202</text:p>
          </table:table-cell>
          <table:table-cell table:style-name="ce7" office:value-type="float" office:value="12.08" calcext:value-type="float">
            <text:p>12,08</text:p>
          </table:table-cell>
          <table:table-cell table:number-columns-repeated="2" table:style-name="ce7" office:value-type="float" office:value="11.81" calcext:value-type="float">
            <text:p>11,81</text:p>
          </table:table-cell>
          <table:table-cell table:style-name="ce7" office:value-type="float" office:value="11.88" calcext:value-type="float">
            <text:p>11,88</text:p>
          </table:table-cell>
          <table:table-cell table:style-name="ce7" office:value-type="float" office:value="11.74" calcext:value-type="float">
            <text:p>11,74</text:p>
          </table:table-cell>
          <table:table-cell table:style-name="ce9" office:value-type="float" office:value="0.4" calcext:value-type="float">
            <text:p>0,40</text:p>
          </table:table-cell>
          <table:table-cell table:number-columns-repeated="2" table:style-name="ce9" office:value-type="float" office:value="0.41" calcext:value-type="float">
            <text:p>0,41</text:p>
          </table:table-cell>
          <table:table-cell table:number-columns-repeated="2" table:style-name="ce9" office:value-type="float" office:value="0.4" calcext:value-type="float">
            <text:p>0,40</text:p>
          </table:table-cell>
          <table:table-cell table:style-name="ce28" table:formula="of:=[data.E540]/([data.C540]*[data.D540])" office:value-type="float" office:value="0.949215732995908" calcext:value-type="float">
            <text:p>0,95</text:p>
          </table:table-cell>
          <table:table-cell table:style-name="ce5" table:formula="of:=[data.B540]/[data.E540]" office:value-type="float" office:value="3.16052118476264" calcext:value-type="float">
            <text:p>3,161</text:p>
          </table:table-cell>
          <table:table-cell table:style-name="ce7" table:formula="of:=AVERAGE([data.F540:.J540])" office:value-type="float" office:value="11.864" calcext:value-type="float">
            <text:p>11,86</text:p>
          </table:table-cell>
          <table:table-cell table:style-name="ce9" table:formula="of:=AVERAGE([data.K540:.O540])" office:value-type="float" office:value="0.404" calcext:value-type="float">
            <text:p>0,40</text:p>
          </table:table-cell>
          <table:table-cell table:style-name="ce12" table:formula="of:=[data.Q540]/[data.Q484]*(LOG([data.R484]*1000)/LOG([data.R540]*1000))" office:value-type="float" office:value="1.37798385207698" calcext:value-type="float">
            <text:p>1,38</text:p>
          </table:table-cell>
          <table:table-cell table:style-name="ce12" table:formula="of:=[data.Q540]/[data.Q484]*(LOG([data.S484]*1000)/LOG([data.S540]*1000))" office:value-type="float" office:value="1.9397825289647" calcext:value-type="float">
            <text:p>1,9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934430" calcext:value-type="float">
            <text:p>934430</text:p>
          </table:table-cell>
          <table:table-cell table:style-name="ce7" office:value-type="float" office:value="13.06" calcext:value-type="float">
            <text:p>13,06</text:p>
          </table:table-cell>
          <table:table-cell table:style-name="ce7" office:value-type="float" office:value="12.6" calcext:value-type="float">
            <text:p>12,60</text:p>
          </table:table-cell>
          <table:table-cell table:style-name="ce7" office:value-type="float" office:value="12.68" calcext:value-type="float">
            <text:p>12,68</text:p>
          </table:table-cell>
          <table:table-cell table:style-name="ce7" office:value-type="float" office:value="12.58" calcext:value-type="float">
            <text:p>12,58</text:p>
          </table:table-cell>
          <table:table-cell table:style-name="ce7" office:value-type="float" office:value="12.7" calcext:value-type="float">
            <text:p>12,70</text:p>
          </table:table-cell>
          <table:table-cell table:style-name="ce9" office:value-type="float" office:value="0.39" calcext:value-type="float">
            <text:p>0,39</text:p>
          </table:table-cell>
          <table:table-cell table:style-name="ce9" office:value-type="float" office:value="0.4" calcext:value-type="float">
            <text:p>0,40</text:p>
          </table:table-cell>
          <table:table-cell table:style-name="ce9" office:value-type="float" office:value="0.39" calcext:value-type="float">
            <text:p>0,39</text:p>
          </table:table-cell>
          <table:table-cell table:number-columns-repeated="2" table:style-name="ce9" office:value-type="float" office:value="0.38" calcext:value-type="float">
            <text:p>0,38</text:p>
          </table:table-cell>
          <table:table-cell table:style-name="ce28" table:formula="of:=[data.E541]/([data.C541]*[data.D541])" office:value-type="float" office:value="0.959720556094194" calcext:value-type="float">
            <text:p>0,96</text:p>
          </table:table-cell>
          <table:table-cell table:style-name="ce5" table:formula="of:=[data.B541]/[data.E541]" office:value-type="float" office:value="3.12592703573301" calcext:value-type="float">
            <text:p>3,126</text:p>
          </table:table-cell>
          <table:table-cell table:style-name="ce7" table:formula="of:=AVERAGE([data.F541:.J541])" office:value-type="float" office:value="12.724" calcext:value-type="float">
            <text:p>12,72</text:p>
          </table:table-cell>
          <table:table-cell table:style-name="ce9" table:formula="of:=AVERAGE([data.K541:.O541])" office:value-type="float" office:value="0.388" calcext:value-type="float">
            <text:p>0,39</text:p>
          </table:table-cell>
          <table:table-cell table:style-name="ce12" table:formula="of:=[data.Q541]/[data.Q485]*(LOG([data.R485]*1000)/LOG([data.R541]*1000))" office:value-type="float" office:value="1.32503972783542" calcext:value-type="float">
            <text:p>1,33</text:p>
          </table:table-cell>
          <table:table-cell table:style-name="ce12" table:formula="of:=[data.Q541]/[data.Q485]*(LOG([data.S485]*1000)/LOG([data.S541]*1000))" office:value-type="float" office:value="1.85934188699018" calcext:value-type="float">
            <text:p>1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54860" calcext:value-type="float">
            <text:p>1254860</text:p>
          </table:table-cell>
          <table:table-cell table:style-name="ce7" office:value-type="float" office:value="10.91" calcext:value-type="float">
            <text:p>10,91</text:p>
          </table:table-cell>
          <table:table-cell table:style-name="ce7" office:value-type="float" office:value="10.74" calcext:value-type="float">
            <text:p>10,74</text:p>
          </table:table-cell>
          <table:table-cell table:style-name="ce7" office:value-type="float" office:value="10.63" calcext:value-type="float">
            <text:p>10,63</text:p>
          </table:table-cell>
          <table:table-cell table:style-name="ce7" office:value-type="float" office:value="10.66" calcext:value-type="float">
            <text:p>10,66</text:p>
          </table:table-cell>
          <table:table-cell table:style-name="ce7" office:value-type="float" office:value="10.64" calcext:value-type="float">
            <text:p>10,64</text:p>
          </table:table-cell>
          <table:table-cell table:style-name="ce9" office:value-type="float" office:value="0.41" calcext:value-type="float">
            <text:p>0,41</text:p>
          </table:table-cell>
          <table:table-cell table:style-name="ce9" office:value-type="float" office:value="0.4" calcext:value-type="float">
            <text:p>0,40</text:p>
          </table:table-cell>
          <table:table-cell table:style-name="ce9" office:value-type="float" office:value="0.39" calcext:value-type="float">
            <text:p>0,39</text:p>
          </table:table-cell>
          <table:table-cell table:number-columns-repeated="2" table:style-name="ce9" office:value-type="float" office:value="0.4" calcext:value-type="float">
            <text:p>0,40</text:p>
          </table:table-cell>
          <table:table-cell table:style-name="ce28" table:formula="of:=[data.E542]/([data.C542]*[data.D542])" office:value-type="float" office:value="1.12066686671239" calcext:value-type="float">
            <text:p>1,12</text:p>
          </table:table-cell>
          <table:table-cell table:style-name="ce5" table:formula="of:=[data.B542]/[data.E542]" office:value-type="float" office:value="2.67699026186188" calcext:value-type="float">
            <text:p>2,677</text:p>
          </table:table-cell>
          <table:table-cell table:style-name="ce7" table:formula="of:=AVERAGE([data.F542:.J542])" office:value-type="float" office:value="10.716" calcext:value-type="float">
            <text:p>10,72</text:p>
          </table:table-cell>
          <table:table-cell table:style-name="ce9" table:formula="of:=AVERAGE([data.K542:.O542])" office:value-type="float" office:value="0.4" calcext:value-type="float">
            <text:p>0,40</text:p>
          </table:table-cell>
          <table:table-cell table:style-name="ce12" table:formula="of:=[data.Q542]/[data.Q486]*(LOG([data.R486]*1000)/LOG([data.R542]*1000))" office:value-type="float" office:value="1.20141551181116" calcext:value-type="float">
            <text:p>1,20</text:p>
          </table:table-cell>
          <table:table-cell table:style-name="ce12" table:formula="of:=[data.Q542]/[data.Q486]*(LOG([data.S486]*1000)/LOG([data.S542]*1000))" office:value-type="float" office:value="1.64745934175562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955728" calcext:value-type="float">
            <text:p>955728</text:p>
          </table:table-cell>
          <table:table-cell table:style-name="ce7" office:value-type="float" office:value="9.9" calcext:value-type="float">
            <text:p>9,90</text:p>
          </table:table-cell>
          <table:table-cell table:style-name="ce7" office:value-type="float" office:value="9.66" calcext:value-type="float">
            <text:p>9,66</text:p>
          </table:table-cell>
          <table:table-cell table:style-name="ce7" office:value-type="float" office:value="9.82" calcext:value-type="float">
            <text:p>9,82</text:p>
          </table:table-cell>
          <table:table-cell table:style-name="ce7" office:value-type="float" office:value="9.67" calcext:value-type="float">
            <text:p>9,67</text:p>
          </table:table-cell>
          <table:table-cell table:style-name="ce7" office:value-type="float" office:value="9.68" calcext:value-type="float">
            <text:p>9,68</text:p>
          </table:table-cell>
          <table:table-cell table:number-columns-repeated="3" table:style-name="ce9" office:value-type="float" office:value="0.44" calcext:value-type="float">
            <text:p>0,44</text:p>
          </table:table-cell>
          <table:table-cell table:number-columns-repeated="2" table:style-name="ce9" office:value-type="float" office:value="0.43" calcext:value-type="float">
            <text:p>0,43</text:p>
          </table:table-cell>
          <table:table-cell table:style-name="ce28" table:formula="of:=[data.E543]/([data.C543]*[data.D543])" office:value-type="float" office:value="0.957029560201875" calcext:value-type="float">
            <text:p>0,96</text:p>
          </table:table-cell>
          <table:table-cell table:style-name="ce5" table:formula="of:=[data.B543]/[data.E543]" office:value-type="float" office:value="3.13471615354996" calcext:value-type="float">
            <text:p>3,135</text:p>
          </table:table-cell>
          <table:table-cell table:style-name="ce7" table:formula="of:=AVERAGE([data.F543:.J543])" office:value-type="float" office:value="9.746" calcext:value-type="float">
            <text:p>9,75</text:p>
          </table:table-cell>
          <table:table-cell table:style-name="ce9" table:formula="of:=AVERAGE([data.K543:.O543])" office:value-type="float" office:value="0.436" calcext:value-type="float">
            <text:p>0,44</text:p>
          </table:table-cell>
          <table:table-cell table:style-name="ce12" table:formula="of:=[data.Q543]/[data.Q487]*(LOG([data.R487]*1000)/LOG([data.R543]*1000))" office:value-type="float" office:value="1.13622216171947" calcext:value-type="float">
            <text:p>1,14</text:p>
          </table:table-cell>
          <table:table-cell table:style-name="ce12" table:formula="of:=[data.Q543]/[data.Q487]*(LOG([data.S487]*1000)/LOG([data.S543]*1000))" office:value-type="float" office:value="1.51350923889811" calcext:value-type="float">
            <text:p>1,5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635404" calcext:value-type="float">
            <text:p>635404</text:p>
          </table:table-cell>
          <table:table-cell table:style-name="ce7" office:value-type="float" office:value="8.44" calcext:value-type="float">
            <text:p>8,44</text:p>
          </table:table-cell>
          <table:table-cell table:number-columns-repeated="2" table:style-name="ce7" office:value-type="float" office:value="8.11" calcext:value-type="float">
            <text:p>8,11</text:p>
          </table:table-cell>
          <table:table-cell table:style-name="ce7" office:value-type="float" office:value="8.16" calcext:value-type="float">
            <text:p>8,16</text:p>
          </table:table-cell>
          <table:table-cell table:style-name="ce7" office:value-type="float" office:value="8.15" calcext:value-type="float">
            <text:p>8,15</text:p>
          </table:table-cell>
          <table:table-cell table:number-columns-repeated="2" table:style-name="ce9" office:value-type="float" office:value="0.48" calcext:value-type="float">
            <text:p>0,48</text:p>
          </table:table-cell>
          <table:table-cell table:number-columns-repeated="3" table:style-name="ce9" office:value-type="float" office:value="0.49" calcext:value-type="float">
            <text:p>0,49</text:p>
          </table:table-cell>
          <table:table-cell table:style-name="ce28" table:formula="of:=[data.E544]/([data.C544]*[data.D544])" office:value-type="float" office:value="0.661879166666667" calcext:value-type="float">
            <text:p>0,66</text:p>
          </table:table-cell>
          <table:table-cell table:style-name="ce5" table:formula="of:=[data.B544]/[data.E544]" office:value-type="float" office:value="4.53257455099433" calcext:value-type="float">
            <text:p>4,533</text:p>
          </table:table-cell>
          <table:table-cell table:style-name="ce7" table:formula="of:=AVERAGE([data.F544:.J544])" office:value-type="float" office:value="8.194" calcext:value-type="float">
            <text:p>8,19</text:p>
          </table:table-cell>
          <table:table-cell table:style-name="ce9" table:formula="of:=AVERAGE([data.K544:.O544])" office:value-type="float" office:value="0.486" calcext:value-type="float">
            <text:p>0,49</text:p>
          </table:table-cell>
          <table:table-cell table:style-name="ce12" table:formula="of:=[data.Q544]/[data.Q488]*(LOG([data.R488]*1000)/LOG([data.R544]*1000))" office:value-type="float" office:value="1.25778765395881" calcext:value-type="float">
            <text:p>1,26</text:p>
          </table:table-cell>
          <table:table-cell table:style-name="ce12" table:formula="of:=[data.Q544]/[data.Q488]*(LOG([data.S488]*1000)/LOG([data.S544]*1000))" office:value-type="float" office:value="1.57267695721207" calcext:value-type="float">
            <text:p>1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115564" calcext:value-type="float">
            <text:p>1115564</text:p>
          </table:table-cell>
          <table:table-cell table:style-name="ce7" office:value-type="float" office:value="12.42" calcext:value-type="float">
            <text:p>12,42</text:p>
          </table:table-cell>
          <table:table-cell table:style-name="ce7" office:value-type="float" office:value="12.26" calcext:value-type="float">
            <text:p>12,26</text:p>
          </table:table-cell>
          <table:table-cell table:style-name="ce7" office:value-type="float" office:value="12.11" calcext:value-type="float">
            <text:p>12,11</text:p>
          </table:table-cell>
          <table:table-cell table:style-name="ce7" office:value-type="float" office:value="12.16" calcext:value-type="float">
            <text:p>12,16</text:p>
          </table:table-cell>
          <table:table-cell table:style-name="ce7" office:value-type="float" office:value="12.13" calcext:value-type="float">
            <text:p>12,13</text:p>
          </table:table-cell>
          <table:table-cell table:number-columns-repeated="2" table:style-name="ce9" office:value-type="float" office:value="0.45" calcext:value-type="float">
            <text:p>0,45</text:p>
          </table:table-cell>
          <table:table-cell table:style-name="ce9" office:value-type="float" office:value="0.44" calcext:value-type="float">
            <text:p>0,44</text:p>
          </table:table-cell>
          <table:table-cell table:number-columns-repeated="2" table:style-name="ce9" office:value-type="float" office:value="0.47" calcext:value-type="float">
            <text:p>0,47</text:p>
          </table:table-cell>
          <table:table-cell table:style-name="ce28" table:formula="of:=[data.E545]/([data.C545]*[data.D545])" office:value-type="float" office:value="0.996267003886603" calcext:value-type="float">
            <text:p>1,00</text:p>
          </table:table-cell>
          <table:table-cell table:style-name="ce5" table:formula="of:=[data.B545]/[data.E545]" office:value-type="float" office:value="3.01125529328662" calcext:value-type="float">
            <text:p>3,011</text:p>
          </table:table-cell>
          <table:table-cell table:style-name="ce7" table:formula="of:=AVERAGE([data.F545:.J545])" office:value-type="float" office:value="12.216" calcext:value-type="float">
            <text:p>12,22</text:p>
          </table:table-cell>
          <table:table-cell table:style-name="ce9" table:formula="of:=AVERAGE([data.K545:.O545])" office:value-type="float" office:value="0.456" calcext:value-type="float">
            <text:p>0,46</text:p>
          </table:table-cell>
          <table:table-cell table:style-name="ce12" table:formula="of:=[data.Q545]/[data.Q489]*(LOG([data.R489]*1000)/LOG([data.R545]*1000))" office:value-type="float" office:value="1.20267332029657" calcext:value-type="float">
            <text:p>1,20</text:p>
          </table:table-cell>
          <table:table-cell table:style-name="ce12" table:formula="of:=[data.Q545]/[data.Q489]*(LOG([data.S489]*1000)/LOG([data.S545]*1000))" office:value-type="float" office:value="1.61649161889251" calcext:value-type="float">
            <text:p>1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757810" calcext:value-type="float">
            <text:p>757810</text:p>
          </table:table-cell>
          <table:table-cell table:style-name="ce7" office:value-type="float" office:value="11.09" calcext:value-type="float">
            <text:p>11,09</text:p>
          </table:table-cell>
          <table:table-cell table:style-name="ce7" office:value-type="float" office:value="10.82" calcext:value-type="float">
            <text:p>10,82</text:p>
          </table:table-cell>
          <table:table-cell table:style-name="ce7" office:value-type="float" office:value="10.9" calcext:value-type="float">
            <text:p>10,90</text:p>
          </table:table-cell>
          <table:table-cell table:style-name="ce7" office:value-type="float" office:value="10.92" calcext:value-type="float">
            <text:p>10,92</text:p>
          </table:table-cell>
          <table:table-cell table:style-name="ce7" office:value-type="float" office:value="10.83" calcext:value-type="float">
            <text:p>10,83</text:p>
          </table:table-cell>
          <table:table-cell table:style-name="ce9" office:value-type="float" office:value="0.44" calcext:value-type="float">
            <text:p>0,44</text:p>
          </table:table-cell>
          <table:table-cell table:style-name="ce9" office:value-type="float" office:value="0.43" calcext:value-type="float">
            <text:p>0,43</text:p>
          </table:table-cell>
          <table:table-cell table:number-columns-repeated="2" table:style-name="ce9" office:value-type="float" office:value="0.45" calcext:value-type="float">
            <text:p>0,45</text:p>
          </table:table-cell>
          <table:table-cell table:style-name="ce9" office:value-type="float" office:value="0.46" calcext:value-type="float">
            <text:p>0,46</text:p>
          </table:table-cell>
          <table:table-cell table:style-name="ce28" table:formula="of:=[data.E546]/([data.C546]*[data.D546])" office:value-type="float" office:value="0.752380820002859" calcext:value-type="float">
            <text:p>0,75</text:p>
          </table:table-cell>
          <table:table-cell table:style-name="ce5" table:formula="of:=[data.B546]/[data.E546]" office:value-type="float" office:value="3.98736358717884" calcext:value-type="float">
            <text:p>3,987</text:p>
          </table:table-cell>
          <table:table-cell table:style-name="ce7" table:formula="of:=AVERAGE([data.F546:.J546])" office:value-type="float" office:value="10.912" calcext:value-type="float">
            <text:p>10,91</text:p>
          </table:table-cell>
          <table:table-cell table:style-name="ce9" table:formula="of:=AVERAGE([data.K546:.O546])" office:value-type="float" office:value="0.446" calcext:value-type="float">
            <text:p>0,45</text:p>
          </table:table-cell>
          <table:table-cell table:style-name="ce12" table:formula="of:=[data.Q546]/[data.Q490]*(LOG([data.R490]*1000)/LOG([data.R546]*1000))" office:value-type="float" office:value="1.25929948209959" calcext:value-type="float">
            <text:p>1,26</text:p>
          </table:table-cell>
          <table:table-cell table:style-name="ce12" table:formula="of:=[data.Q546]/[data.Q490]*(LOG([data.S490]*1000)/LOG([data.S546]*1000))" office:value-type="float" office:value="1.67140041852642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55700" calcext:value-type="float">
            <text:p>955700</text:p>
          </table:table-cell>
          <table:table-cell table:style-name="ce7" office:value-type="float" office:value="13.88" calcext:value-type="float">
            <text:p>13,88</text:p>
          </table:table-cell>
          <table:table-cell table:style-name="ce7" office:value-type="float" office:value="13.81" calcext:value-type="float">
            <text:p>13,81</text:p>
          </table:table-cell>
          <table:table-cell table:style-name="ce7" office:value-type="float" office:value="13.8" calcext:value-type="float">
            <text:p>13,80</text:p>
          </table:table-cell>
          <table:table-cell table:style-name="ce7" office:value-type="float" office:value="14.19" calcext:value-type="float">
            <text:p>14,19</text:p>
          </table:table-cell>
          <table:table-cell table:style-name="ce7" office:value-type="float" office:value="13.9" calcext:value-type="float">
            <text:p>13,90</text:p>
          </table:table-cell>
          <table:table-cell table:style-name="ce9" office:value-type="float" office:value="0.53" calcext:value-type="float">
            <text:p>0,53</text:p>
          </table:table-cell>
          <table:table-cell table:number-columns-repeated="2" table:style-name="ce9" office:value-type="float" office:value="0.54" calcext:value-type="float">
            <text:p>0,54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0.54" calcext:value-type="float">
            <text:p>0,54</text:p>
          </table:table-cell>
          <table:table-cell table:style-name="ce28" table:formula="of:=[data.E547]/([data.C547]*[data.D547])" office:value-type="float" office:value="0.853498656835848" calcext:value-type="float">
            <text:p>0,85</text:p>
          </table:table-cell>
          <table:table-cell table:style-name="ce5" table:formula="of:=[data.B547]/[data.E547]" office:value-type="float" office:value="3.51496076174532" calcext:value-type="float">
            <text:p>3,515</text:p>
          </table:table-cell>
          <table:table-cell table:style-name="ce7" table:formula="of:=AVERAGE([data.F547:.J547])" office:value-type="float" office:value="13.916" calcext:value-type="float">
            <text:p>13,92</text:p>
          </table:table-cell>
          <table:table-cell table:style-name="ce9" table:formula="of:=AVERAGE([data.K547:.O547])" office:value-type="float" office:value="0.54" calcext:value-type="float">
            <text:p>0,54</text:p>
          </table:table-cell>
          <table:table-cell table:style-name="ce12" table:formula="of:=[data.Q547]/[data.Q491]*(LOG([data.R491]*1000)/LOG([data.R547]*1000))" office:value-type="float" office:value="1.38014921915875" calcext:value-type="float">
            <text:p>1,38</text:p>
          </table:table-cell>
          <table:table-cell table:style-name="ce12" table:formula="of:=[data.Q547]/[data.Q491]*(LOG([data.S491]*1000)/LOG([data.S547]*1000))" office:value-type="float" office:value="1.88590223343426" calcext:value-type="float">
            <text:p>1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110726" calcext:value-type="float">
            <text:p>1110726</text:p>
          </table:table-cell>
          <table:table-cell table:style-name="ce7" office:value-type="float" office:value="16.88" calcext:value-type="float">
            <text:p>16,88</text:p>
          </table:table-cell>
          <table:table-cell table:style-name="ce7" office:value-type="float" office:value="16.48" calcext:value-type="float">
            <text:p>16,48</text:p>
          </table:table-cell>
          <table:table-cell table:style-name="ce7" office:value-type="float" office:value="16.44" calcext:value-type="float">
            <text:p>16,44</text:p>
          </table:table-cell>
          <table:table-cell table:style-name="ce7" office:value-type="float" office:value="16.4" calcext:value-type="float">
            <text:p>16,40</text:p>
          </table:table-cell>
          <table:table-cell table:style-name="ce7" office:value-type="float" office:value="16.43" calcext:value-type="float">
            <text:p>16,43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0.55" calcext:value-type="float">
            <text:p>0,55</text:p>
          </table:table-cell>
          <table:table-cell table:number-columns-repeated="2" table:style-name="ce9" office:value-type="float" office:value="0.53" calcext:value-type="float">
            <text:p>0,53</text:p>
          </table:table-cell>
          <table:table-cell table:style-name="ce9" office:value-type="float" office:value="0.52" calcext:value-type="float">
            <text:p>0,52</text:p>
          </table:table-cell>
          <table:table-cell table:style-name="ce28" table:formula="of:=[data.E548]/([data.C548]*[data.D548])" office:value-type="float" office:value="0.949338461538462" calcext:value-type="float">
            <text:p>0,95</text:p>
          </table:table-cell>
          <table:table-cell table:style-name="ce5" table:formula="of:=[data.B548]/[data.E548]" office:value-type="float" office:value="3.16010969401995" calcext:value-type="float">
            <text:p>3,160</text:p>
          </table:table-cell>
          <table:table-cell table:style-name="ce7" table:formula="of:=AVERAGE([data.F548:.J548])" office:value-type="float" office:value="16.526" calcext:value-type="float">
            <text:p>16,53</text:p>
          </table:table-cell>
          <table:table-cell table:style-name="ce9" table:formula="of:=AVERAGE([data.K548:.O548])" office:value-type="float" office:value="0.53" calcext:value-type="float">
            <text:p>0,53</text:p>
          </table:table-cell>
          <table:table-cell table:style-name="ce12" table:formula="of:=[data.Q548]/[data.Q492]*(LOG([data.R492]*1000)/LOG([data.R548]*1000))" office:value-type="float" office:value="1.30622905832502" calcext:value-type="float">
            <text:p>1,31</text:p>
          </table:table-cell>
          <table:table-cell table:style-name="ce12" table:formula="of:=[data.Q548]/[data.Q492]*(LOG([data.S492]*1000)/LOG([data.S548]*1000))" office:value-type="float" office:value="1.82507102209555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377098" calcext:value-type="float">
            <text:p>1377098</text:p>
          </table:table-cell>
          <table:table-cell table:style-name="ce7" office:value-type="float" office:value="10.06" calcext:value-type="float">
            <text:p>10,06</text:p>
          </table:table-cell>
          <table:table-cell table:style-name="ce7" office:value-type="float" office:value="9.82" calcext:value-type="float">
            <text:p>9,82</text:p>
          </table:table-cell>
          <table:table-cell table:style-name="ce7" office:value-type="float" office:value="9.75" calcext:value-type="float">
            <text:p>9,75</text:p>
          </table:table-cell>
          <table:table-cell table:style-name="ce7" office:value-type="float" office:value="9.83" calcext:value-type="float">
            <text:p>9,83</text:p>
          </table:table-cell>
          <table:table-cell table:style-name="ce7" office:value-type="float" office:value="9.81" calcext:value-type="float">
            <text:p>9,81</text:p>
          </table:table-cell>
          <table:table-cell table:number-columns-repeated="2" table:style-name="ce9" office:value-type="float" office:value="0.29" calcext:value-type="float">
            <text:p>0,29</text:p>
          </table:table-cell>
          <table:table-cell table:number-columns-repeated="2" table:style-name="ce9" office:value-type="float" office:value="0.3" calcext:value-type="float">
            <text:p>0,30</text:p>
          </table:table-cell>
          <table:table-cell table:style-name="ce9" office:value-type="float" office:value="0.29" calcext:value-type="float">
            <text:p>0,29</text:p>
          </table:table-cell>
          <table:table-cell table:style-name="ce28" table:formula="of:=[data.E549]/([data.C549]*[data.D549])" office:value-type="float" office:value="1.3006705957913" calcext:value-type="float">
            <text:p>1,30</text:p>
          </table:table-cell>
          <table:table-cell table:style-name="ce5" table:formula="of:=[data.B549]/[data.E549]" office:value-type="float" office:value="2.30651413334418" calcext:value-type="float">
            <text:p>2,307</text:p>
          </table:table-cell>
          <table:table-cell table:style-name="ce7" table:formula="of:=AVERAGE([data.F549:.J549])" office:value-type="float" office:value="9.854" calcext:value-type="float">
            <text:p>9,85</text:p>
          </table:table-cell>
          <table:table-cell table:style-name="ce9" table:formula="of:=AVERAGE([data.K549:.O549])" office:value-type="float" office:value="0.294" calcext:value-type="float">
            <text:p>0,29</text:p>
          </table:table-cell>
          <table:table-cell table:style-name="ce12" table:formula="of:=[data.Q549]/[data.Q493]*(LOG([data.R493]*1000)/LOG([data.R549]*1000))" office:value-type="float" office:value="1.21981210059679" calcext:value-type="float">
            <text:p>1,22</text:p>
          </table:table-cell>
          <table:table-cell table:style-name="ce12" table:formula="of:=[data.Q549]/[data.Q493]*(LOG([data.S493]*1000)/LOG([data.S549]*1000))" office:value-type="float" office:value="1.75779037432588" calcext:value-type="float">
            <text:p>1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770850" calcext:value-type="float">
            <text:p>770850</text:p>
          </table:table-cell>
          <table:table-cell table:style-name="ce7" office:value-type="float" office:value="13.2" calcext:value-type="float">
            <text:p>13,20</text:p>
          </table:table-cell>
          <table:table-cell table:style-name="ce7" office:value-type="float" office:value="12.91" calcext:value-type="float">
            <text:p>12,91</text:p>
          </table:table-cell>
          <table:table-cell table:style-name="ce7" office:value-type="float" office:value="12.95" calcext:value-type="float">
            <text:p>12,95</text:p>
          </table:table-cell>
          <table:table-cell table:style-name="ce7" office:value-type="float" office:value="12.9" calcext:value-type="float">
            <text:p>12,90</text:p>
          </table:table-cell>
          <table:table-cell table:style-name="ce7" office:value-type="float" office:value="12.99" calcext:value-type="float">
            <text:p>12,99</text:p>
          </table:table-cell>
          <table:table-cell table:style-name="ce9" office:value-type="float" office:value="0.57" calcext:value-type="float">
            <text:p>0,57</text:p>
          </table:table-cell>
          <table:table-cell table:number-columns-repeated="3" table:style-name="ce9" office:value-type="float" office:value="0.55" calcext:value-type="float">
            <text:p>0,55</text:p>
          </table:table-cell>
          <table:table-cell table:style-name="ce9" office:value-type="float" office:value="0.56" calcext:value-type="float">
            <text:p>0,56</text:p>
          </table:table-cell>
          <table:table-cell table:style-name="ce28" table:formula="of:=[data.E550]/([data.C550]*[data.D550])" office:value-type="float" office:value="0.688416280864197" calcext:value-type="float">
            <text:p>0,69</text:p>
          </table:table-cell>
          <table:table-cell table:style-name="ce5" table:formula="of:=[data.B550]/[data.E550]" office:value-type="float" office:value="4.35784912758643" calcext:value-type="float">
            <text:p>4,358</text:p>
          </table:table-cell>
          <table:table-cell table:style-name="ce7" table:formula="of:=AVERAGE([data.F550:.J550])" office:value-type="float" office:value="12.99" calcext:value-type="float">
            <text:p>12,99</text:p>
          </table:table-cell>
          <table:table-cell table:style-name="ce9" table:formula="of:=AVERAGE([data.K550:.O550])" office:value-type="float" office:value="0.556" calcext:value-type="float">
            <text:p>0,56</text:p>
          </table:table-cell>
          <table:table-cell table:style-name="ce12" table:formula="of:=[data.Q550]/[data.Q494]*(LOG([data.R494]*1000)/LOG([data.R550]*1000))" office:value-type="float" office:value="1.32949211694433" calcext:value-type="float">
            <text:p>1,33</text:p>
          </table:table-cell>
          <table:table-cell table:style-name="ce12" table:formula="of:=[data.Q550]/[data.Q494]*(LOG([data.S494]*1000)/LOG([data.S550]*1000))" office:value-type="float" office:value="1.69713466826176" calcext:value-type="float">
            <text:p>1,7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904352" calcext:value-type="float">
            <text:p>904352</text:p>
          </table:table-cell>
          <table:table-cell table:style-name="ce7" office:value-type="float" office:value="9.21" calcext:value-type="float">
            <text:p>9,21</text:p>
          </table:table-cell>
          <table:table-cell table:style-name="ce7" office:value-type="float" office:value="8.91" calcext:value-type="float">
            <text:p>8,91</text:p>
          </table:table-cell>
          <table:table-cell table:style-name="ce7" office:value-type="float" office:value="8.93" calcext:value-type="float">
            <text:p>8,93</text:p>
          </table:table-cell>
          <table:table-cell table:style-name="ce7" office:value-type="float" office:value="9.03" calcext:value-type="float">
            <text:p>9,03</text:p>
          </table:table-cell>
          <table:table-cell table:style-name="ce7" office:value-type="float" office:value="8.94" calcext:value-type="float">
            <text:p>8,94</text:p>
          </table:table-cell>
          <table:table-cell table:number-columns-repeated="2" table:style-name="ce9" office:value-type="float" office:value="0.38" calcext:value-type="float">
            <text:p>0,38</text:p>
          </table:table-cell>
          <table:table-cell table:style-name="ce9" office:value-type="float" office:value="0.39" calcext:value-type="float">
            <text:p>0,39</text:p>
          </table:table-cell>
          <table:table-cell table:number-columns-repeated="2" table:style-name="ce9" office:value-type="float" office:value="0.38" calcext:value-type="float">
            <text:p>0,38</text:p>
          </table:table-cell>
          <table:table-cell table:style-name="ce28" table:formula="of:=[data.E551]/([data.C551]*[data.D551])" office:value-type="float" office:value="0.979244629244629" calcext:value-type="float">
            <text:p>0,98</text:p>
          </table:table-cell>
          <table:table-cell table:style-name="ce5" table:formula="of:=[data.B551]/[data.E551]" office:value-type="float" office:value="3.06360355259899" calcext:value-type="float">
            <text:p>3,064</text:p>
          </table:table-cell>
          <table:table-cell table:style-name="ce7" table:formula="of:=AVERAGE([data.F551:.J551])" office:value-type="float" office:value="9.004" calcext:value-type="float">
            <text:p>9,00</text:p>
          </table:table-cell>
          <table:table-cell table:style-name="ce9" table:formula="of:=AVERAGE([data.K551:.O551])" office:value-type="float" office:value="0.382" calcext:value-type="float">
            <text:p>0,38</text:p>
          </table:table-cell>
          <table:table-cell table:style-name="ce12" table:formula="of:=[data.Q551]/[data.Q495]*(LOG([data.R495]*1000)/LOG([data.R551]*1000))" office:value-type="float" office:value="1.31562836549558" calcext:value-type="float">
            <text:p>1,32</text:p>
          </table:table-cell>
          <table:table-cell table:style-name="ce12" table:formula="of:=[data.Q551]/[data.Q495]*(LOG([data.S495]*1000)/LOG([data.S551]*1000))" office:value-type="float" office:value="1.83936088733222" calcext:value-type="float">
            <text:p>1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1209712" calcext:value-type="float">
            <text:p>1209712</text:p>
          </table:table-cell>
          <table:table-cell table:style-name="ce7" office:value-type="float" office:value="13.94" calcext:value-type="float">
            <text:p>13,94</text:p>
          </table:table-cell>
          <table:table-cell table:style-name="ce7" office:value-type="float" office:value="13.63" calcext:value-type="float">
            <text:p>13,63</text:p>
          </table:table-cell>
          <table:table-cell table:style-name="ce7" office:value-type="float" office:value="13.6" calcext:value-type="float">
            <text:p>13,60</text:p>
          </table:table-cell>
          <table:table-cell table:style-name="ce7" office:value-type="float" office:value="13.72" calcext:value-type="float">
            <text:p>13,72</text:p>
          </table:table-cell>
          <table:table-cell table:style-name="ce7" office:value-type="float" office:value="13.63" calcext:value-type="float">
            <text:p>13,63</text:p>
          </table:table-cell>
          <table:table-cell table:style-name="ce9" office:value-type="float" office:value="0.54" calcext:value-type="float">
            <text:p>0,54</text:p>
          </table:table-cell>
          <table:table-cell table:number-columns-repeated="2" table:style-name="ce9" office:value-type="float" office:value="0.53" calcext:value-type="float">
            <text:p>0,53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0.55" calcext:value-type="float">
            <text:p>0,55</text:p>
          </table:table-cell>
          <table:table-cell table:style-name="ce28" table:formula="of:=[data.E552]/([data.C552]*[data.D552])" office:value-type="float" office:value="0.939176557540976" calcext:value-type="float">
            <text:p>0,94</text:p>
          </table:table-cell>
          <table:table-cell table:style-name="ce5" table:formula="of:=[data.B552]/[data.E552]" office:value-type="float" office:value="3.19430079225469" calcext:value-type="float">
            <text:p>3,194</text:p>
          </table:table-cell>
          <table:table-cell table:style-name="ce7" table:formula="of:=AVERAGE([data.F552:.J552])" office:value-type="float" office:value="13.704" calcext:value-type="float">
            <text:p>13,70</text:p>
          </table:table-cell>
          <table:table-cell table:style-name="ce9" table:formula="of:=AVERAGE([data.K552:.O552])" office:value-type="float" office:value="0.538" calcext:value-type="float">
            <text:p>0,54</text:p>
          </table:table-cell>
          <table:table-cell table:style-name="ce12" table:formula="of:=[data.Q552]/[data.Q496]*(LOG([data.R496]*1000)/LOG([data.R552]*1000))" office:value-type="float" office:value="1.34797530961587" calcext:value-type="float">
            <text:p>1,35</text:p>
          </table:table-cell>
          <table:table-cell table:style-name="ce12" table:formula="of:=[data.Q552]/[data.Q496]*(LOG([data.S496]*1000)/LOG([data.S552]*1000))" office:value-type="float" office:value="1.8250900252118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960204" calcext:value-type="float">
            <text:p>960204</text:p>
          </table:table-cell>
          <table:table-cell table:style-name="ce7" office:value-type="float" office:value="12.62" calcext:value-type="float">
            <text:p>12,62</text:p>
          </table:table-cell>
          <table:table-cell table:style-name="ce7" office:value-type="float" office:value="12.28" calcext:value-type="float">
            <text:p>12,28</text:p>
          </table:table-cell>
          <table:table-cell table:style-name="ce7" office:value-type="float" office:value="12.32" calcext:value-type="float">
            <text:p>12,32</text:p>
          </table:table-cell>
          <table:table-cell table:number-columns-repeated="2" table:style-name="ce7" office:value-type="float" office:value="12.33" calcext:value-type="float">
            <text:p>12,33</text:p>
          </table:table-cell>
          <table:table-cell table:number-columns-repeated="2" table:style-name="ce9" office:value-type="float" office:value="0.49" calcext:value-type="float">
            <text:p>0,49</text:p>
          </table:table-cell>
          <table:table-cell table:style-name="ce9" office:value-type="float" office:value="0.5" calcext:value-type="float">
            <text:p>0,50</text:p>
          </table:table-cell>
          <table:table-cell table:number-columns-repeated="2" table:style-name="ce9" office:value-type="float" office:value="0.48" calcext:value-type="float">
            <text:p>0,48</text:p>
          </table:table-cell>
          <table:table-cell table:style-name="ce28" table:formula="of:=[data.E553]/([data.C553]*[data.D553])" office:value-type="float" office:value="0.882203128215682" calcext:value-type="float">
            <text:p>0,88</text:p>
          </table:table-cell>
          <table:table-cell table:style-name="ce5" table:formula="of:=[data.B553]/[data.E553]" office:value-type="float" office:value="3.40059404043307" calcext:value-type="float">
            <text:p>3,401</text:p>
          </table:table-cell>
          <table:table-cell table:style-name="ce7" table:formula="of:=AVERAGE([data.F553:.J553])" office:value-type="float" office:value="12.376" calcext:value-type="float">
            <text:p>12,38</text:p>
          </table:table-cell>
          <table:table-cell table:style-name="ce9" table:formula="of:=AVERAGE([data.K553:.O553])" office:value-type="float" office:value="0.488" calcext:value-type="float">
            <text:p>0,49</text:p>
          </table:table-cell>
          <table:table-cell table:style-name="ce12" table:formula="of:=[data.Q553]/[data.Q497]*(LOG([data.R497]*1000)/LOG([data.R553]*1000))" office:value-type="float" office:value="1.13440124747393" calcext:value-type="float">
            <text:p>1,13</text:p>
          </table:table-cell>
          <table:table-cell table:style-name="ce12" table:formula="of:=[data.Q553]/[data.Q497]*(LOG([data.S497]*1000)/LOG([data.S553]*1000))" office:value-type="float" office:value="1.54409530762697" calcext:value-type="float">
            <text:p>1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1006890" calcext:value-type="float">
            <text:p>1006890</text:p>
          </table:table-cell>
          <table:table-cell table:style-name="ce7" office:value-type="float" office:value="8.47" calcext:value-type="float">
            <text:p>8,47</text:p>
          </table:table-cell>
          <table:table-cell table:number-columns-repeated="2" table:style-name="ce7" office:value-type="float" office:value="8.1" calcext:value-type="float">
            <text:p>8,10</text:p>
          </table:table-cell>
          <table:table-cell table:style-name="ce7" office:value-type="float" office:value="8.07" calcext:value-type="float">
            <text:p>8,07</text:p>
          </table:table-cell>
          <table:table-cell table:style-name="ce7" office:value-type="float" office:value="8.13" calcext:value-type="float">
            <text:p>8,13</text:p>
          </table:table-cell>
          <table:table-cell table:number-columns-repeated="2" table:style-name="ce9" office:value-type="float" office:value="0.35" calcext:value-type="float">
            <text:p>0,35</text:p>
          </table:table-cell>
          <table:table-cell table:style-name="ce9" office:value-type="float" office:value="0.34" calcext:value-type="float">
            <text:p>0,34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0.37" calcext:value-type="float">
            <text:p>0,37</text:p>
          </table:table-cell>
          <table:table-cell table:style-name="ce28" table:formula="of:=[data.E554]/([data.C554]*[data.D554])" office:value-type="float" office:value="1.07298593350384" calcext:value-type="float">
            <text:p>1,07</text:p>
          </table:table-cell>
          <table:table-cell table:style-name="ce5" table:formula="of:=[data.B554]/[data.E554]" office:value-type="float" office:value="2.79595189146779" calcext:value-type="float">
            <text:p>2,796</text:p>
          </table:table-cell>
          <table:table-cell table:style-name="ce7" table:formula="of:=AVERAGE([data.F554:.J554])" office:value-type="float" office:value="8.174" calcext:value-type="float">
            <text:p>8,17</text:p>
          </table:table-cell>
          <table:table-cell table:style-name="ce9" table:formula="of:=AVERAGE([data.K554:.O554])" office:value-type="float" office:value="0.354" calcext:value-type="float">
            <text:p>0,35</text:p>
          </table:table-cell>
          <table:table-cell table:style-name="ce12" table:formula="of:=[data.Q554]/[data.Q498]*(LOG([data.R498]*1000)/LOG([data.R554]*1000))" office:value-type="float" office:value="1.21921002812151" calcext:value-type="float">
            <text:p>1,22</text:p>
          </table:table-cell>
          <table:table-cell table:style-name="ce12" table:formula="of:=[data.Q554]/[data.Q498]*(LOG([data.S498]*1000)/LOG([data.S554]*1000))" office:value-type="float" office:value="1.67727675000338" calcext:value-type="float">
            <text:p>1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77692" calcext:value-type="float">
            <text:p>877692</text:p>
          </table:table-cell>
          <table:table-cell table:style-name="ce7" office:value-type="float" office:value="11.29" calcext:value-type="float">
            <text:p>11,29</text:p>
          </table:table-cell>
          <table:table-cell table:style-name="ce7" office:value-type="float" office:value="11.31" calcext:value-type="float">
            <text:p>11,31</text:p>
          </table:table-cell>
          <table:table-cell table:style-name="ce7" office:value-type="float" office:value="11.3" calcext:value-type="float">
            <text:p>11,30</text:p>
          </table:table-cell>
          <table:table-cell table:style-name="ce7" office:value-type="float" office:value="11.33" calcext:value-type="float">
            <text:p>11,33</text:p>
          </table:table-cell>
          <table:table-cell table:style-name="ce7" office:value-type="float" office:value="11.28" calcext:value-type="float">
            <text:p>11,28</text:p>
          </table:table-cell>
          <table:table-cell table:style-name="ce9" office:value-type="float" office:value="0.58" calcext:value-type="float">
            <text:p>0,58</text:p>
          </table:table-cell>
          <table:table-cell table:number-columns-repeated="2" table:style-name="ce9" office:value-type="float" office:value="0.59" calcext:value-type="float">
            <text:p>0,59</text:p>
          </table:table-cell>
          <table:table-cell table:style-name="ce9" office:value-type="float" office:value="0.61" calcext:value-type="float">
            <text:p>0,61</text:p>
          </table:table-cell>
          <table:table-cell table:style-name="ce25" office:value-type="float" office:value="0.6" calcext:value-type="float">
            <text:p>0,60</text:p>
          </table:table-cell>
          <table:table-cell table:style-name="ce28" table:formula="of:=[data.E555]/([data.C555]*[data.D555])" office:value-type="float" office:value="0.783832733196159" calcext:value-type="float">
            <text:p>0,78</text:p>
          </table:table-cell>
          <table:table-cell table:style-name="ce5" table:formula="of:=[data.B555]/[data.E555]" office:value-type="float" office:value="3.82736540836649" calcext:value-type="float">
            <text:p>3,827</text:p>
          </table:table-cell>
          <table:table-cell table:style-name="ce7" table:formula="of:=AVERAGE([data.F555:.J555])" office:value-type="float" office:value="11.302" calcext:value-type="float">
            <text:p>11,30</text:p>
          </table:table-cell>
          <table:table-cell table:style-name="ce9" table:formula="of:=AVERAGE([data.K555:.O555])" office:value-type="float" office:value="0.594" calcext:value-type="float">
            <text:p>0,59</text:p>
          </table:table-cell>
          <table:table-cell table:style-name="ce34" table:formula="of:=[data.Q555]/[data.Q499]*(LOG([data.R499]*1000)/LOG([data.R555]*1000))" office:value-type="float" office:value="1.2780616598893" calcext:value-type="float">
            <text:p>1,28</text:p>
          </table:table-cell>
          <table:table-cell table:style-name="ce34" table:formula="of:=[data.Q555]/[data.Q499]*(LOG([data.S499]*1000)/LOG([data.S555]*1000))" office:value-type="float" office:value="1.62954697538213" calcext:value-type="float">
            <text:p>1,63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506:.P555])" office:value-type="float" office:value="0.955329148636348" calcext:value-type="float">
            <text:p>0,96</text:p>
          </table:table-cell>
          <table:table-cell table:style-name="ce30" table:formula="of:=AVERAGE([data.Q506:.Q555])" office:value-type="float" office:value="3.24061988626109" calcext:value-type="float">
            <text:p>3,241</text:p>
          </table:table-cell>
          <table:table-cell table:style-name="ce31" table:formula="of:=AVERAGE([data.R506:.R555])" office:value-type="float" office:value="11.8324" calcext:value-type="float">
            <text:p>11,83</text:p>
          </table:table-cell>
          <table:table-cell table:style-name="ce32" table:formula="of:=AVERAGE([data.S506:.S555])" office:value-type="float" office:value="0.45296" calcext:value-type="float">
            <text:p>0,45</text:p>
          </table:table-cell>
          <table:table-cell table:style-name="ce35" table:formula="of:=[data.Q556]/[data.Q500]*(LOG([data.R500]*1000)/LOG([data.R556]*1000))" office:value-type="float" office:value="1.22247040031447" calcext:value-type="float">
            <text:p>1,22</text:p>
          </table:table-cell>
          <table:table-cell table:style-name="ce35" table:formula="of:=[data.Q556]/[data.Q500]*(LOG([data.S500]*1000)/LOG([data.S556]*1000))" office:value-type="float" office:value="1.64759341718003" calcext:value-type="float">
            <text:p>1,65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7">
          <table:table-cell table:style-name="ce13" office:value-type="string" calcext:value-type="string">
            <text:p>OpenJPEG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241479" calcext:value-type="float">
            <text:p>1241479</text:p>
          </table:table-cell>
          <table:table-cell table:style-name="ce7" office:value-type="float" office:value="2.21" calcext:value-type="float">
            <text:p>2,21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1.8" calcext:value-type="float">
            <text:p>1,80</text:p>
          </table:table-cell>
          <table:table-cell table:style-name="ce9" office:value-type="float" office:value="4.1" calcext:value-type="float">
            <text:p>4,10</text:p>
          </table:table-cell>
          <table:table-cell table:style-name="ce9" office:value-type="float" office:value="3.6" calcext:value-type="float">
            <text:p>3,60</text:p>
          </table:table-cell>
          <table:table-cell table:style-name="ce9" office:value-type="float" office:value="3.43" calcext:value-type="float">
            <text:p>3,43</text:p>
          </table:table-cell>
          <table:table-cell table:style-name="ce9" office:value-type="float" office:value="4.04" calcext:value-type="float">
            <text:p>4,04</text:p>
          </table:table-cell>
          <table:table-cell table:style-name="ce9" office:value-type="float" office:value="4.45" calcext:value-type="float">
            <text:p>4,45</text:p>
          </table:table-cell>
          <table:table-cell table:style-name="ce28" table:formula="of:=[data.E562]/([data.C562]*[data.D562])" office:value-type="float" office:value="1.18430095012783" calcext:value-type="float">
            <text:p>1,18</text:p>
          </table:table-cell>
          <table:table-cell table:style-name="ce5" table:formula="of:=[data.B562]/[data.E562]" office:value-type="float" office:value="2.53315279597963" calcext:value-type="float">
            <text:p>2,533</text:p>
          </table:table-cell>
          <table:table-cell table:style-name="ce7" table:formula="of:=AVERAGE([data.F562:.J562])" office:value-type="float" office:value="1.88" calcext:value-type="float">
            <text:p>1,88</text:p>
          </table:table-cell>
          <table:table-cell table:style-name="ce9" table:formula="of:=AVERAGE([data.K562:.O562])" office:value-type="float" office:value="3.924" calcext:value-type="float">
            <text:p>3,92</text:p>
          </table:table-cell>
          <table:table-cell table:style-name="ce12" table:formula="of:=[data.Q562]/[data.Q506]*(LOG([data.R506]*1000)/LOG([data.R562]*1000))" office:value-type="float" office:value="0.901342483921804" calcext:value-type="float">
            <text:p>0,90</text:p>
          </table:table-cell>
          <table:table-cell table:style-name="ce12" table:formula="of:=[data.Q562]/[data.Q506]*(LOG([data.S506]*1000)/LOG([data.S562]*1000))" office:value-type="float" office:value="0.546433539489135" calcext:value-type="float">
            <text:p>0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1710190" calcext:value-type="float">
            <text:p>1710190</text:p>
          </table:table-cell>
          <table:table-cell table:style-name="ce7" office:value-type="float" office:value="2.73" calcext:value-type="float">
            <text:p>2,73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11" calcext:value-type="float">
            <text:p>2,11</text:p>
          </table:table-cell>
          <table:table-cell table:style-name="ce7" office:value-type="float" office:value="2.56" calcext:value-type="float">
            <text:p>2,56</text:p>
          </table:table-cell>
          <table:table-cell table:style-name="ce7" office:value-type="float" office:value="2.11" calcext:value-type="float">
            <text:p>2,11</text:p>
          </table:table-cell>
          <table:table-cell table:style-name="ce9" office:value-type="float" office:value="2.04" calcext:value-type="float">
            <text:p>2,04</text:p>
          </table:table-cell>
          <table:table-cell table:style-name="ce9" office:value-type="float" office:value="2.22" calcext:value-type="float">
            <text:p>2,22</text:p>
          </table:table-cell>
          <table:table-cell table:style-name="ce9" office:value-type="float" office:value="2.05" calcext:value-type="float">
            <text:p>2,05</text:p>
          </table:table-cell>
          <table:table-cell table:style-name="ce9" office:value-type="float" office:value="2.28" calcext:value-type="float">
            <text:p>2,28</text:p>
          </table:table-cell>
          <table:table-cell table:style-name="ce9" office:value-type="float" office:value="2.05" calcext:value-type="float">
            <text:p>2,05</text:p>
          </table:table-cell>
          <table:table-cell table:style-name="ce28" table:formula="of:=[data.E563]/([data.C563]*[data.D563])" office:value-type="float" office:value="1.70669468927636" calcext:value-type="float">
            <text:p>1,71</text:p>
          </table:table-cell>
          <table:table-cell table:style-name="ce5" table:formula="of:=[data.B563]/[data.E563]" office:value-type="float" office:value="1.75779299376093" calcext:value-type="float">
            <text:p>1,758</text:p>
          </table:table-cell>
          <table:table-cell table:style-name="ce7" table:formula="of:=AVERAGE([data.F563:.J563])" office:value-type="float" office:value="2.332" calcext:value-type="float">
            <text:p>2,33</text:p>
          </table:table-cell>
          <table:table-cell table:style-name="ce9" table:formula="of:=AVERAGE([data.K563:.O563])" office:value-type="float" office:value="2.128" calcext:value-type="float">
            <text:p>2,13</text:p>
          </table:table-cell>
          <table:table-cell table:style-name="ce12" table:formula="of:=[data.Q563]/[data.Q507]*(LOG([data.R507]*1000)/LOG([data.R563]*1000))" office:value-type="float" office:value="0.849553858294277" calcext:value-type="float">
            <text:p>0,85</text:p>
          </table:table-cell>
          <table:table-cell table:style-name="ce12" table:formula="of:=[data.Q563]/[data.Q507]*(LOG([data.S507]*1000)/LOG([data.S563]*1000))" office:value-type="float" office:value="0.537047183765309" calcext:value-type="float">
            <text:p>0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712188" calcext:value-type="float">
            <text:p>1712188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1.99" calcext:value-type="float">
            <text:p>1,99</text:p>
          </table:table-cell>
          <table:table-cell table:style-name="ce7" office:value-type="float" office:value="2.13" calcext:value-type="float">
            <text:p>2,13</text:p>
          </table:table-cell>
          <table:table-cell table:style-name="ce7" office:value-type="float" office:value="2.65" calcext:value-type="float">
            <text:p>2,65</text:p>
          </table:table-cell>
          <table:table-cell table:style-name="ce7" office:value-type="float" office:value="2.15" calcext:value-type="float">
            <text:p>2,15</text:p>
          </table:table-cell>
          <table:table-cell table:style-name="ce9" office:value-type="float" office:value="1.84" calcext:value-type="float">
            <text:p>1,84</text:p>
          </table:table-cell>
          <table:table-cell table:style-name="ce9" office:value-type="float" office:value="1.78" calcext:value-type="float">
            <text:p>1,78</text:p>
          </table:table-cell>
          <table:table-cell table:style-name="ce9" office:value-type="float" office:value="2.07" calcext:value-type="float">
            <text:p>2,07</text:p>
          </table:table-cell>
          <table:table-cell table:style-name="ce9" office:value-type="float" office:value="1.93" calcext:value-type="float">
            <text:p>1,93</text:p>
          </table:table-cell>
          <table:table-cell table:style-name="ce9" office:value-type="float" office:value="1.78" calcext:value-type="float">
            <text:p>1,78</text:p>
          </table:table-cell>
          <table:table-cell table:style-name="ce28" table:formula="of:=[data.E564]/([data.C564]*[data.D564])" office:value-type="float" office:value="1.679287401235" calcext:value-type="float">
            <text:p>1,68</text:p>
          </table:table-cell>
          <table:table-cell table:style-name="ce5" table:formula="of:=[data.B564]/[data.E564]" office:value-type="float" office:value="1.7864813910622" calcext:value-type="float">
            <text:p>1,786</text:p>
          </table:table-cell>
          <table:table-cell table:style-name="ce7" table:formula="of:=AVERAGE([data.F564:.J564])" office:value-type="float" office:value="2.192" calcext:value-type="float">
            <text:p>2,19</text:p>
          </table:table-cell>
          <table:table-cell table:style-name="ce9" table:formula="of:=AVERAGE([data.K564:.O564])" office:value-type="float" office:value="1.88" calcext:value-type="float">
            <text:p>1,88</text:p>
          </table:table-cell>
          <table:table-cell table:style-name="ce12" table:formula="of:=[data.Q564]/[data.Q508]*(LOG([data.R508]*1000)/LOG([data.R564]*1000))" office:value-type="float" office:value="0.868597015468454" calcext:value-type="float">
            <text:p>0,87</text:p>
          </table:table-cell>
          <table:table-cell table:style-name="ce12" table:formula="of:=[data.Q564]/[data.Q508]*(LOG([data.S508]*1000)/LOG([data.S564]*1000))" office:value-type="float" office:value="0.56939111514781" calcext:value-type="float">
            <text:p>0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01365" calcext:value-type="float">
            <text:p>1201365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86" calcext:value-type="float">
            <text:p>1,86</text:p>
          </table:table-cell>
          <table:table-cell table:style-name="ce7" office:value-type="float" office:value="1.65" calcext:value-type="float">
            <text:p>1,65</text:p>
          </table:table-cell>
          <table:table-cell table:style-name="ce9" office:value-type="float" office:value="3.12" calcext:value-type="float">
            <text:p>3,12</text:p>
          </table:table-cell>
          <table:table-cell table:style-name="ce9" office:value-type="float" office:value="3.11" calcext:value-type="float">
            <text:p>3,11</text:p>
          </table:table-cell>
          <table:table-cell table:style-name="ce9" office:value-type="float" office:value="4" calcext:value-type="float">
            <text:p>4,00</text:p>
          </table:table-cell>
          <table:table-cell table:style-name="ce9" office:value-type="float" office:value="3.25" calcext:value-type="float">
            <text:p>3,25</text:p>
          </table:table-cell>
          <table:table-cell table:style-name="ce9" office:value-type="float" office:value="3.32" calcext:value-type="float">
            <text:p>3,32</text:p>
          </table:table-cell>
          <table:table-cell table:style-name="ce28" table:formula="of:=[data.E565]/([data.C565]*[data.D565])" office:value-type="float" office:value="1.07289255401235" calcext:value-type="float">
            <text:p>1,07</text:p>
          </table:table-cell>
          <table:table-cell table:style-name="ce5" table:formula="of:=[data.B565]/[data.E565]" office:value-type="float" office:value="2.79619266417783" calcext:value-type="float">
            <text:p>2,796</text:p>
          </table:table-cell>
          <table:table-cell table:style-name="ce7" table:formula="of:=AVERAGE([data.F565:.J565])" office:value-type="float" office:value="1.718" calcext:value-type="float">
            <text:p>1,72</text:p>
          </table:table-cell>
          <table:table-cell table:style-name="ce9" table:formula="of:=AVERAGE([data.K565:.O565])" office:value-type="float" office:value="3.36" calcext:value-type="float">
            <text:p>3,36</text:p>
          </table:table-cell>
          <table:table-cell table:style-name="ce12" table:formula="of:=[data.Q565]/[data.Q509]*(LOG([data.R509]*1000)/LOG([data.R565]*1000))" office:value-type="float" office:value="0.916095634488125" calcext:value-type="float">
            <text:p>0,92</text:p>
          </table:table-cell>
          <table:table-cell table:style-name="ce12" table:formula="of:=[data.Q565]/[data.Q509]*(LOG([data.S509]*1000)/LOG([data.S565]*1000))" office:value-type="float" office:value="0.551171090980511" calcext:value-type="float">
            <text:p>0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287133" calcext:value-type="float">
            <text:p>1287133</text:p>
          </table:table-cell>
          <table:table-cell table:style-name="ce7" office:value-type="float" office:value="1.57" calcext:value-type="float">
            <text:p>1,57</text:p>
          </table:table-cell>
          <table:table-cell table:number-columns-repeated="2" table:style-name="ce7" office:value-type="float" office:value="1.53" calcext:value-type="float">
            <text:p>1,53</text:p>
          </table:table-cell>
          <table:table-cell table:style-name="ce7" office:value-type="float" office:value="1.58" calcext:value-type="float">
            <text:p>1,58</text:p>
          </table:table-cell>
          <table:table-cell table:style-name="ce7" office:value-type="float" office:value="1.56" calcext:value-type="float">
            <text:p>1,56</text:p>
          </table:table-cell>
          <table:table-cell table:style-name="ce9" office:value-type="float" office:value="3.26" calcext:value-type="float">
            <text:p>3,26</text:p>
          </table:table-cell>
          <table:table-cell table:style-name="ce9" office:value-type="float" office:value="2.71" calcext:value-type="float">
            <text:p>2,71</text:p>
          </table:table-cell>
          <table:table-cell table:style-name="ce9" office:value-type="float" office:value="2.93" calcext:value-type="float">
            <text:p>2,93</text:p>
          </table:table-cell>
          <table:table-cell table:style-name="ce9" office:value-type="float" office:value="2.83" calcext:value-type="float">
            <text:p>2,83</text:p>
          </table:table-cell>
          <table:table-cell table:style-name="ce9" office:value-type="float" office:value="2.85" calcext:value-type="float">
            <text:p>2,85</text:p>
          </table:table-cell>
          <table:table-cell table:style-name="ce28" table:formula="of:=[data.E566]/([data.C566]*[data.D566])" office:value-type="float" office:value="1.31878381147541" calcext:value-type="float">
            <text:p>1,32</text:p>
          </table:table-cell>
          <table:table-cell table:style-name="ce5" table:formula="of:=[data.B566]/[data.E566]" office:value-type="float" office:value="2.2748356230475" calcext:value-type="float">
            <text:p>2,275</text:p>
          </table:table-cell>
          <table:table-cell table:style-name="ce7" table:formula="of:=AVERAGE([data.F566:.J566])" office:value-type="float" office:value="1.554" calcext:value-type="float">
            <text:p>1,55</text:p>
          </table:table-cell>
          <table:table-cell table:style-name="ce9" table:formula="of:=AVERAGE([data.K566:.O566])" office:value-type="float" office:value="2.916" calcext:value-type="float">
            <text:p>2,92</text:p>
          </table:table-cell>
          <table:table-cell table:style-name="ce12" table:formula="of:=[data.Q566]/[data.Q510]*(LOG([data.R510]*1000)/LOG([data.R566]*1000))" office:value-type="float" office:value="0.905296728882562" calcext:value-type="float">
            <text:p>0,91</text:p>
          </table:table-cell>
          <table:table-cell table:style-name="ce12" table:formula="of:=[data.Q566]/[data.Q510]*(LOG([data.S510]*1000)/LOG([data.S566]*1000))" office:value-type="float" office:value="0.539634824337085" calcext:value-type="float">
            <text:p>0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727686" calcext:value-type="float">
            <text:p>1727686</text:p>
          </table:table-cell>
          <table:table-cell table:style-name="ce7" office:value-type="float" office:value="2.48" calcext:value-type="float">
            <text:p>2,48</text:p>
          </table:table-cell>
          <table:table-cell table:style-name="ce7" office:value-type="float" office:value="2.33" calcext:value-type="float">
            <text:p>2,33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2.16" calcext:value-type="float">
            <text:p>2,16</text:p>
          </table:table-cell>
          <table:table-cell table:style-name="ce7" office:value-type="float" office:value="2.21" calcext:value-type="float">
            <text:p>2,21</text:p>
          </table:table-cell>
          <table:table-cell table:style-name="ce9" office:value-type="float" office:value="3.61" calcext:value-type="float">
            <text:p>3,61</text:p>
          </table:table-cell>
          <table:table-cell table:style-name="ce9" office:value-type="float" office:value="3.81" calcext:value-type="float">
            <text:p>3,81</text:p>
          </table:table-cell>
          <table:table-cell table:style-name="ce9" office:value-type="float" office:value="3.99" calcext:value-type="float">
            <text:p>3,99</text:p>
          </table:table-cell>
          <table:table-cell table:style-name="ce9" office:value-type="float" office:value="3.35" calcext:value-type="float">
            <text:p>3,35</text:p>
          </table:table-cell>
          <table:table-cell table:style-name="ce9" office:value-type="float" office:value="3.41" calcext:value-type="float">
            <text:p>3,41</text:p>
          </table:table-cell>
          <table:table-cell table:style-name="ce28" table:formula="of:=[data.E567]/([data.C567]*[data.D567])" office:value-type="float" office:value="1.31468545304015" calcext:value-type="float">
            <text:p>1,31</text:p>
          </table:table-cell>
          <table:table-cell table:style-name="ce5" table:formula="of:=[data.B567]/[data.E567]" office:value-type="float" office:value="2.281923914415" calcext:value-type="float">
            <text:p>2,282</text:p>
          </table:table-cell>
          <table:table-cell table:style-name="ce7" table:formula="of:=AVERAGE([data.F567:.J567])" office:value-type="float" office:value="2.288" calcext:value-type="float">
            <text:p>2,29</text:p>
          </table:table-cell>
          <table:table-cell table:style-name="ce9" table:formula="of:=AVERAGE([data.K567:.O567])" office:value-type="float" office:value="3.634" calcext:value-type="float">
            <text:p>3,63</text:p>
          </table:table-cell>
          <table:table-cell table:style-name="ce12" table:formula="of:=[data.Q567]/[data.Q511]*(LOG([data.R511]*1000)/LOG([data.R567]*1000))" office:value-type="float" office:value="0.931319184406323" calcext:value-type="float">
            <text:p>0,93</text:p>
          </table:table-cell>
          <table:table-cell table:style-name="ce12" table:formula="of:=[data.Q567]/[data.Q511]*(LOG([data.S511]*1000)/LOG([data.S567]*1000))" office:value-type="float" office:value="0.570594960695891" calcext:value-type="float">
            <text:p>0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1392537" calcext:value-type="float">
            <text:p>1392537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76" calcext:value-type="float">
            <text:p>1,76</text:p>
          </table:table-cell>
          <table:table-cell table:style-name="ce7" office:value-type="float" office:value="1.58" calcext:value-type="float">
            <text:p>1,58</text:p>
          </table:table-cell>
          <table:table-cell table:number-columns-repeated="2" table:style-name="ce9" office:value-type="float" office:value="1.62" calcext:value-type="float">
            <text:p>1,62</text:p>
          </table:table-cell>
          <table:table-cell table:style-name="ce9" office:value-type="float" office:value="1.93" calcext:value-type="float">
            <text:p>1,93</text:p>
          </table:table-cell>
          <table:table-cell table:style-name="ce9" office:value-type="float" office:value="1.96" calcext:value-type="float">
            <text:p>1,96</text:p>
          </table:table-cell>
          <table:table-cell table:style-name="ce9" office:value-type="float" office:value="1.65" calcext:value-type="float">
            <text:p>1,65</text:p>
          </table:table-cell>
          <table:table-cell table:style-name="ce28" table:formula="of:=[data.E568]/([data.C568]*[data.D568])" office:value-type="float" office:value="1.40015383687259" calcext:value-type="float">
            <text:p>1,40</text:p>
          </table:table-cell>
          <table:table-cell table:style-name="ce5" table:formula="of:=[data.B568]/[data.E568]" office:value-type="float" office:value="2.14263319394745" calcext:value-type="float">
            <text:p>2,143</text:p>
          </table:table-cell>
          <table:table-cell table:style-name="ce7" table:formula="of:=AVERAGE([data.F568:.J568])" office:value-type="float" office:value="1.666" calcext:value-type="float">
            <text:p>1,67</text:p>
          </table:table-cell>
          <table:table-cell table:style-name="ce9" table:formula="of:=AVERAGE([data.K568:.O568])" office:value-type="float" office:value="1.756" calcext:value-type="float">
            <text:p>1,76</text:p>
          </table:table-cell>
          <table:table-cell table:style-name="ce12" table:formula="of:=[data.Q568]/[data.Q512]*(LOG([data.R512]*1000)/LOG([data.R568]*1000))" office:value-type="float" office:value="1.06147299476254" calcext:value-type="float">
            <text:p>1,06</text:p>
          </table:table-cell>
          <table:table-cell table:style-name="ce12" table:formula="of:=[data.Q568]/[data.Q512]*(LOG([data.S512]*1000)/LOG([data.S568]*1000))" office:value-type="float" office:value="0.675608902814855" calcext:value-type="float">
            <text:p>0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999270" calcext:value-type="float">
            <text:p>999270</text:p>
          </table:table-cell>
          <table:table-cell table:style-name="ce7" office:value-type="float" office:value="1.31" calcext:value-type="float">
            <text:p>1,31</text:p>
          </table:table-cell>
          <table:table-cell table:style-name="ce7" office:value-type="float" office:value="1.3" calcext:value-type="float">
            <text:p>1,30</text:p>
          </table:table-cell>
          <table:table-cell table:style-name="ce7" office:value-type="float" office:value="1.29" calcext:value-type="float">
            <text:p>1,29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3" calcext:value-type="float">
            <text:p>1,30</text:p>
          </table:table-cell>
          <table:table-cell table:style-name="ce9" office:value-type="float" office:value="2.98" calcext:value-type="float">
            <text:p>2,98</text:p>
          </table:table-cell>
          <table:table-cell table:style-name="ce9" office:value-type="float" office:value="2.93" calcext:value-type="float">
            <text:p>2,93</text:p>
          </table:table-cell>
          <table:table-cell table:style-name="ce9" office:value-type="float" office:value="3.04" calcext:value-type="float">
            <text:p>3,04</text:p>
          </table:table-cell>
          <table:table-cell table:style-name="ce9" office:value-type="float" office:value="2.94" calcext:value-type="float">
            <text:p>2,94</text:p>
          </table:table-cell>
          <table:table-cell table:style-name="ce9" office:value-type="float" office:value="3.02" calcext:value-type="float">
            <text:p>3,02</text:p>
          </table:table-cell>
          <table:table-cell table:style-name="ce28" table:formula="of:=[data.E569]/([data.C569]*[data.D569])" office:value-type="float" office:value="1.01098120629371" calcext:value-type="float">
            <text:p>1,01</text:p>
          </table:table-cell>
          <table:table-cell table:style-name="ce5" table:formula="of:=[data.B569]/[data.E569]" office:value-type="float" office:value="2.96743022406357" calcext:value-type="float">
            <text:p>2,967</text:p>
          </table:table-cell>
          <table:table-cell table:style-name="ce7" table:formula="of:=AVERAGE([data.F569:.J569])" office:value-type="float" office:value="1.32" calcext:value-type="float">
            <text:p>1,32</text:p>
          </table:table-cell>
          <table:table-cell table:style-name="ce9" table:formula="of:=AVERAGE([data.K569:.O569])" office:value-type="float" office:value="2.982" calcext:value-type="float">
            <text:p>2,98</text:p>
          </table:table-cell>
          <table:table-cell table:style-name="ce12" table:formula="of:=[data.Q569]/[data.Q513]*(LOG([data.R513]*1000)/LOG([data.R569]*1000))" office:value-type="float" office:value="0.926956540771957" calcext:value-type="float">
            <text:p>0,93</text:p>
          </table:table-cell>
          <table:table-cell table:style-name="ce12" table:formula="of:=[data.Q569]/[data.Q513]*(LOG([data.S513]*1000)/LOG([data.S569]*1000))" office:value-type="float" office:value="0.545807582524033" calcext:value-type="float">
            <text:p>0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1589654" calcext:value-type="float">
            <text:p>1589654</text:p>
          </table:table-cell>
          <table:table-cell table:style-name="ce7" office:value-type="float" office:value="1.95" calcext:value-type="float">
            <text:p>1,95</text:p>
          </table:table-cell>
          <table:table-cell table:style-name="ce7" office:value-type="float" office:value="1.85" calcext:value-type="float">
            <text:p>1,85</text:p>
          </table:table-cell>
          <table:table-cell table:style-name="ce7" office:value-type="float" office:value="1.88" calcext:value-type="float">
            <text:p>1,88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1.91" calcext:value-type="float">
            <text:p>1,91</text:p>
          </table:table-cell>
          <table:table-cell table:style-name="ce9" office:value-type="float" office:value="1.7" calcext:value-type="float">
            <text:p>1,70</text:p>
          </table:table-cell>
          <table:table-cell table:style-name="ce9" office:value-type="float" office:value="1.86" calcext:value-type="float">
            <text:p>1,86</text:p>
          </table:table-cell>
          <table:table-cell table:style-name="ce9" office:value-type="float" office:value="1.77" calcext:value-type="float">
            <text:p>1,77</text:p>
          </table:table-cell>
          <table:table-cell table:style-name="ce9" office:value-type="float" office:value="1.82" calcext:value-type="float">
            <text:p>1,82</text:p>
          </table:table-cell>
          <table:table-cell table:style-name="ce9" office:value-type="float" office:value="1.73" calcext:value-type="float">
            <text:p>1,73</text:p>
          </table:table-cell>
          <table:table-cell table:style-name="ce28" table:formula="of:=[data.E570]/([data.C570]*[data.D570])" office:value-type="float" office:value="1.49758262049214" calcext:value-type="float">
            <text:p>1,50</text:p>
          </table:table-cell>
          <table:table-cell table:style-name="ce5" table:formula="of:=[data.B570]/[data.E570]" office:value-type="float" office:value="2.00323844056631" calcext:value-type="float">
            <text:p>2,003</text:p>
          </table:table-cell>
          <table:table-cell table:style-name="ce7" table:formula="of:=AVERAGE([data.F570:.J570])" office:value-type="float" office:value="1.88" calcext:value-type="float">
            <text:p>1,88</text:p>
          </table:table-cell>
          <table:table-cell table:style-name="ce9" table:formula="of:=AVERAGE([data.K570:.O570])" office:value-type="float" office:value="1.776" calcext:value-type="float">
            <text:p>1,78</text:p>
          </table:table-cell>
          <table:table-cell table:style-name="ce12" table:formula="of:=[data.Q570]/[data.Q514]*(LOG([data.R514]*1000)/LOG([data.R570]*1000))" office:value-type="float" office:value="0.907754093827762" calcext:value-type="float">
            <text:p>0,91</text:p>
          </table:table-cell>
          <table:table-cell table:style-name="ce12" table:formula="of:=[data.Q570]/[data.Q514]*(LOG([data.S514]*1000)/LOG([data.S570]*1000))" office:value-type="float" office:value="0.587082652762702" calcext:value-type="float">
            <text:p>0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847059" calcext:value-type="float">
            <text:p>1847059</text:p>
          </table:table-cell>
          <table:table-cell table:style-name="ce7" office:value-type="float" office:value="2.1" calcext:value-type="float">
            <text:p>2,10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2.33" calcext:value-type="float">
            <text:p>2,33</text:p>
          </table:table-cell>
          <table:table-cell table:style-name="ce7" office:value-type="float" office:value="2.18" calcext:value-type="float">
            <text:p>2,18</text:p>
          </table:table-cell>
          <table:table-cell table:style-name="ce7" office:value-type="float" office:value="2.14" calcext:value-type="float">
            <text:p>2,14</text:p>
          </table:table-cell>
          <table:table-cell table:style-name="ce9" office:value-type="float" office:value="1.71" calcext:value-type="float">
            <text:p>1,71</text:p>
          </table:table-cell>
          <table:table-cell table:number-columns-repeated="2" table:style-name="ce9" office:value-type="float" office:value="1.75" calcext:value-type="float">
            <text:p>1,75</text:p>
          </table:table-cell>
          <table:table-cell table:style-name="ce9" office:value-type="float" office:value="1.76" calcext:value-type="float">
            <text:p>1,76</text:p>
          </table:table-cell>
          <table:table-cell table:style-name="ce9" office:value-type="float" office:value="1.92" calcext:value-type="float">
            <text:p>1,92</text:p>
          </table:table-cell>
          <table:table-cell table:style-name="ce28" table:formula="of:=[data.E571]/([data.C571]*[data.D571])" office:value-type="float" office:value="1.9515694470272" calcext:value-type="float">
            <text:p>1,95</text:p>
          </table:table-cell>
          <table:table-cell table:style-name="ce5" table:formula="of:=[data.B571]/[data.E571]" office:value-type="float" office:value="1.53723297414972" calcext:value-type="float">
            <text:p>1,537</text:p>
          </table:table-cell>
          <table:table-cell table:style-name="ce7" table:formula="of:=AVERAGE([data.F571:.J571])" office:value-type="float" office:value="2.188" calcext:value-type="float">
            <text:p>2,19</text:p>
          </table:table-cell>
          <table:table-cell table:style-name="ce9" table:formula="of:=AVERAGE([data.K571:.O571])" office:value-type="float" office:value="1.778" calcext:value-type="float">
            <text:p>1,78</text:p>
          </table:table-cell>
          <table:table-cell table:style-name="ce12" table:formula="of:=[data.Q571]/[data.Q515]*(LOG([data.R515]*1000)/LOG([data.R571]*1000))" office:value-type="float" office:value="0.861811687206145" calcext:value-type="float">
            <text:p>0,86</text:p>
          </table:table-cell>
          <table:table-cell table:style-name="ce12" table:formula="of:=[data.Q571]/[data.Q515]*(LOG([data.S515]*1000)/LOG([data.S571]*1000))" office:value-type="float" office:value="0.547027649286981" calcext:value-type="float">
            <text:p>0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467476" calcext:value-type="float">
            <text:p>1467476</text:p>
          </table:table-cell>
          <table:table-cell table:style-name="ce7" office:value-type="float" office:value="2.03" calcext:value-type="float">
            <text:p>2,03</text:p>
          </table:table-cell>
          <table:table-cell table:style-name="ce7" office:value-type="float" office:value="2.5" calcext:value-type="float">
            <text:p>2,50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2.31" calcext:value-type="float">
            <text:p>2,31</text:p>
          </table:table-cell>
          <table:table-cell table:style-name="ce9" office:value-type="float" office:value="3.22" calcext:value-type="float">
            <text:p>3,22</text:p>
          </table:table-cell>
          <table:table-cell table:style-name="ce9" office:value-type="float" office:value="3.36" calcext:value-type="float">
            <text:p>3,36</text:p>
          </table:table-cell>
          <table:table-cell table:style-name="ce9" office:value-type="float" office:value="3.43" calcext:value-type="float">
            <text:p>3,43</text:p>
          </table:table-cell>
          <table:table-cell table:style-name="ce9" office:value-type="float" office:value="3.45" calcext:value-type="float">
            <text:p>3,45</text:p>
          </table:table-cell>
          <table:table-cell table:style-name="ce9" office:value-type="float" office:value="3.38" calcext:value-type="float">
            <text:p>3,38</text:p>
          </table:table-cell>
          <table:table-cell table:style-name="ce28" table:formula="of:=[data.E572]/([data.C572]*[data.D572])" office:value-type="float" office:value="1.24759912942937" calcext:value-type="float">
            <text:p>1,25</text:p>
          </table:table-cell>
          <table:table-cell table:style-name="ce5" table:formula="of:=[data.B572]/[data.E572]" office:value-type="float" office:value="2.40462944538786" calcext:value-type="float">
            <text:p>2,405</text:p>
          </table:table-cell>
          <table:table-cell table:style-name="ce7" table:formula="of:=AVERAGE([data.F572:.J572])" office:value-type="float" office:value="2.19" calcext:value-type="float">
            <text:p>2,19</text:p>
          </table:table-cell>
          <table:table-cell table:style-name="ce9" table:formula="of:=AVERAGE([data.K572:.O572])" office:value-type="float" office:value="3.368" calcext:value-type="float">
            <text:p>3,37</text:p>
          </table:table-cell>
          <table:table-cell table:style-name="ce12" table:formula="of:=[data.Q572]/[data.Q516]*(LOG([data.R516]*1000)/LOG([data.R572]*1000))" office:value-type="float" office:value="0.880935824861978" calcext:value-type="float">
            <text:p>0,88</text:p>
          </table:table-cell>
          <table:table-cell table:style-name="ce12" table:formula="of:=[data.Q572]/[data.Q516]*(LOG([data.S516]*1000)/LOG([data.S572]*1000))" office:value-type="float" office:value="0.543334570651107" calcext:value-type="float">
            <text:p>0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459570" calcext:value-type="float">
            <text:p>1459570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1.86" calcext:value-type="float">
            <text:p>1,86</text:p>
          </table:table-cell>
          <table:table-cell table:number-columns-repeated="2" table:style-name="ce7" office:value-type="float" office:value="1.88" calcext:value-type="float">
            <text:p>1,88</text:p>
          </table:table-cell>
          <table:table-cell table:style-name="ce7" office:value-type="float" office:value="1.84" calcext:value-type="float">
            <text:p>1,84</text:p>
          </table:table-cell>
          <table:table-cell table:style-name="ce9" office:value-type="float" office:value="3.73" calcext:value-type="float">
            <text:p>3,73</text:p>
          </table:table-cell>
          <table:table-cell table:style-name="ce9" office:value-type="float" office:value="3.21" calcext:value-type="float">
            <text:p>3,21</text:p>
          </table:table-cell>
          <table:table-cell table:style-name="ce9" office:value-type="float" office:value="3.42" calcext:value-type="float">
            <text:p>3,42</text:p>
          </table:table-cell>
          <table:table-cell table:style-name="ce9" office:value-type="float" office:value="3.45" calcext:value-type="float">
            <text:p>3,45</text:p>
          </table:table-cell>
          <table:table-cell table:style-name="ce9" office:value-type="float" office:value="3.24" calcext:value-type="float">
            <text:p>3,24</text:p>
          </table:table-cell>
          <table:table-cell table:style-name="ce28" table:formula="of:=[data.E573]/([data.C573]*[data.D573])" office:value-type="float" office:value="1.11066214965788" calcext:value-type="float">
            <text:p>1,11</text:p>
          </table:table-cell>
          <table:table-cell table:style-name="ce5" table:formula="of:=[data.B573]/[data.E573]" office:value-type="float" office:value="2.70110237946793" calcext:value-type="float">
            <text:p>2,701</text:p>
          </table:table-cell>
          <table:table-cell table:style-name="ce7" table:formula="of:=AVERAGE([data.F573:.J573])" office:value-type="float" office:value="1.93" calcext:value-type="float">
            <text:p>1,93</text:p>
          </table:table-cell>
          <table:table-cell table:style-name="ce9" table:formula="of:=AVERAGE([data.K573:.O573])" office:value-type="float" office:value="3.41" calcext:value-type="float">
            <text:p>3,41</text:p>
          </table:table-cell>
          <table:table-cell table:style-name="ce12" table:formula="of:=[data.Q573]/[data.Q517]*(LOG([data.R517]*1000)/LOG([data.R573]*1000))" office:value-type="float" office:value="0.966517508661802" calcext:value-type="float">
            <text:p>0,97</text:p>
          </table:table-cell>
          <table:table-cell table:style-name="ce12" table:formula="of:=[data.Q573]/[data.Q517]*(LOG([data.S517]*1000)/LOG([data.S573]*1000))" office:value-type="float" office:value="0.583616652939023" calcext:value-type="float">
            <text:p>0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1664193" calcext:value-type="float">
            <text:p>1664193</text:p>
          </table:table-cell>
          <table:table-cell table:style-name="ce7" office:value-type="float" office:value="1.94" calcext:value-type="float">
            <text:p>1,94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1.91" calcext:value-type="float">
            <text:p>1,91</text:p>
          </table:table-cell>
          <table:table-cell table:style-name="ce7" office:value-type="float" office:value="1.92" calcext:value-type="float">
            <text:p>1,92</text:p>
          </table:table-cell>
          <table:table-cell table:style-name="ce9" office:value-type="float" office:value="1.92" calcext:value-type="float">
            <text:p>1,92</text:p>
          </table:table-cell>
          <table:table-cell table:style-name="ce9" office:value-type="float" office:value="1.8" calcext:value-type="float">
            <text:p>1,80</text:p>
          </table:table-cell>
          <table:table-cell table:style-name="ce9" office:value-type="float" office:value="1.75" calcext:value-type="float">
            <text:p>1,75</text:p>
          </table:table-cell>
          <table:table-cell table:style-name="ce9" office:value-type="float" office:value="1.8" calcext:value-type="float">
            <text:p>1,80</text:p>
          </table:table-cell>
          <table:table-cell table:style-name="ce9" office:value-type="float" office:value="1.88" calcext:value-type="float">
            <text:p>1,88</text:p>
          </table:table-cell>
          <table:table-cell table:style-name="ce28" table:formula="of:=[data.E574]/([data.C574]*[data.D574])" office:value-type="float" office:value="1.72203975960464" calcext:value-type="float">
            <text:p>1,72</text:p>
          </table:table-cell>
          <table:table-cell table:style-name="ce5" table:formula="of:=[data.B574]/[data.E574]" office:value-type="float" office:value="1.74212966885451" calcext:value-type="float">
            <text:p>1,742</text:p>
          </table:table-cell>
          <table:table-cell table:style-name="ce7" table:formula="of:=AVERAGE([data.F574:.J574])" office:value-type="float" office:value="1.936" calcext:value-type="float">
            <text:p>1,94</text:p>
          </table:table-cell>
          <table:table-cell table:style-name="ce9" table:formula="of:=AVERAGE([data.K574:.O574])" office:value-type="float" office:value="1.83" calcext:value-type="float">
            <text:p>1,83</text:p>
          </table:table-cell>
          <table:table-cell table:style-name="ce12" table:formula="of:=[data.Q574]/[data.Q518]*(LOG([data.R518]*1000)/LOG([data.R574]*1000))" office:value-type="float" office:value="0.868060138445436" calcext:value-type="float">
            <text:p>0,87</text:p>
          </table:table-cell>
          <table:table-cell table:style-name="ce12" table:formula="of:=[data.Q574]/[data.Q518]*(LOG([data.S518]*1000)/LOG([data.S574]*1000))" office:value-type="float" office:value="0.555281949933358" calcext:value-type="float">
            <text:p>0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1351801" calcext:value-type="float">
            <text:p>1351801</text:p>
          </table:table-cell>
          <table:table-cell table:style-name="ce7" office:value-type="float" office:value="1.66" calcext:value-type="float">
            <text:p>1,66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1.57" calcext:value-type="float">
            <text:p>1,57</text:p>
          </table:table-cell>
          <table:table-cell table:style-name="ce7" office:value-type="float" office:value="1.59" calcext:value-type="float">
            <text:p>1,59</text:p>
          </table:table-cell>
          <table:table-cell table:style-name="ce7" office:value-type="float" office:value="1.63" calcext:value-type="float">
            <text:p>1,63</text:p>
          </table:table-cell>
          <table:table-cell table:style-name="ce9" office:value-type="float" office:value="1.98" calcext:value-type="float">
            <text:p>1,98</text:p>
          </table:table-cell>
          <table:table-cell table:style-name="ce9" office:value-type="float" office:value="2.01" calcext:value-type="float">
            <text:p>2,01</text:p>
          </table:table-cell>
          <table:table-cell table:style-name="ce9" office:value-type="float" office:value="2.07" calcext:value-type="float">
            <text:p>2,07</text:p>
          </table:table-cell>
          <table:table-cell table:style-name="ce9" office:value-type="float" office:value="1.98" calcext:value-type="float">
            <text:p>1,98</text:p>
          </table:table-cell>
          <table:table-cell table:style-name="ce9" office:value-type="float" office:value="2.1" calcext:value-type="float">
            <text:p>2,10</text:p>
          </table:table-cell>
          <table:table-cell table:style-name="ce28" table:formula="of:=[data.E575]/([data.C575]*[data.D575])" office:value-type="float" office:value="1.36463952868588" calcext:value-type="float">
            <text:p>1,36</text:p>
          </table:table-cell>
          <table:table-cell table:style-name="ce5" table:formula="of:=[data.B575]/[data.E575]" office:value-type="float" office:value="2.19839458618539" calcext:value-type="float">
            <text:p>2,198</text:p>
          </table:table-cell>
          <table:table-cell table:style-name="ce7" table:formula="of:=AVERAGE([data.F575:.J575])" office:value-type="float" office:value="1.62" calcext:value-type="float">
            <text:p>1,62</text:p>
          </table:table-cell>
          <table:table-cell table:style-name="ce9" table:formula="of:=AVERAGE([data.K575:.O575])" office:value-type="float" office:value="2.028" calcext:value-type="float">
            <text:p>2,03</text:p>
          </table:table-cell>
          <table:table-cell table:style-name="ce12" table:formula="of:=[data.Q575]/[data.Q519]*(LOG([data.R519]*1000)/LOG([data.R575]*1000))" office:value-type="float" office:value="0.875384620452999" calcext:value-type="float">
            <text:p>0,88</text:p>
          </table:table-cell>
          <table:table-cell table:style-name="ce12" table:formula="of:=[data.Q575]/[data.Q519]*(LOG([data.S519]*1000)/LOG([data.S575]*1000))" office:value-type="float" office:value="0.548659670145649" calcext:value-type="float">
            <text:p>0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1359293" calcext:value-type="float">
            <text:p>1359293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1.6" calcext:value-type="float">
            <text:p>1,60</text:p>
          </table:table-cell>
          <table:table-cell table:style-name="ce7" office:value-type="float" office:value="1.59" calcext:value-type="float">
            <text:p>1,59</text:p>
          </table:table-cell>
          <table:table-cell table:style-name="ce7" office:value-type="float" office:value="1.64" calcext:value-type="float">
            <text:p>1,64</text:p>
          </table:table-cell>
          <table:table-cell table:style-name="ce7" office:value-type="float" office:value="1.62" calcext:value-type="float">
            <text:p>1,62</text:p>
          </table:table-cell>
          <table:table-cell table:style-name="ce9" office:value-type="float" office:value="1.72" calcext:value-type="float">
            <text:p>1,72</text:p>
          </table:table-cell>
          <table:table-cell table:style-name="ce9" office:value-type="float" office:value="1.66" calcext:value-type="float">
            <text:p>1,66</text:p>
          </table:table-cell>
          <table:table-cell table:style-name="ce9" office:value-type="float" office:value="1.62" calcext:value-type="float">
            <text:p>1,62</text:p>
          </table:table-cell>
          <table:table-cell table:style-name="ce9" office:value-type="float" office:value="1.73" calcext:value-type="float">
            <text:p>1,73</text:p>
          </table:table-cell>
          <table:table-cell table:style-name="ce9" office:value-type="float" office:value="1.7" calcext:value-type="float">
            <text:p>1,70</text:p>
          </table:table-cell>
          <table:table-cell table:style-name="ce28" table:formula="of:=[data.E576]/([data.C576]*[data.D576])" office:value-type="float" office:value="1.37302323232323" calcext:value-type="float">
            <text:p>1,37</text:p>
          </table:table-cell>
          <table:table-cell table:style-name="ce5" table:formula="of:=[data.B576]/[data.E576]" office:value-type="float" office:value="2.18497115780042" calcext:value-type="float">
            <text:p>2,185</text:p>
          </table:table-cell>
          <table:table-cell table:style-name="ce7" table:formula="of:=AVERAGE([data.F576:.J576])" office:value-type="float" office:value="1.624" calcext:value-type="float">
            <text:p>1,62</text:p>
          </table:table-cell>
          <table:table-cell table:style-name="ce9" table:formula="of:=AVERAGE([data.K576:.O576])" office:value-type="float" office:value="1.686" calcext:value-type="float">
            <text:p>1,69</text:p>
          </table:table-cell>
          <table:table-cell table:style-name="ce12" table:formula="of:=[data.Q576]/[data.Q520]*(LOG([data.R520]*1000)/LOG([data.R576]*1000))" office:value-type="float" office:value="0.957495886719276" calcext:value-type="float">
            <text:p>0,96</text:p>
          </table:table-cell>
          <table:table-cell table:style-name="ce12" table:formula="of:=[data.Q576]/[data.Q520]*(LOG([data.S520]*1000)/LOG([data.S576]*1000))" office:value-type="float" office:value="0.620246498897207" calcext:value-type="float">
            <text:p>0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973943" calcext:value-type="float">
            <text:p>973943</text:p>
          </table:table-cell>
          <table:table-cell table:style-name="ce7" office:value-type="float" office:value="1.43" calcext:value-type="float">
            <text:p>1,43</text:p>
          </table:table-cell>
          <table:table-cell table:style-name="ce7" office:value-type="float" office:value="1.46" calcext:value-type="float">
            <text:p>1,46</text:p>
          </table:table-cell>
          <table:table-cell table:number-columns-repeated="2" table:style-name="ce7" office:value-type="float" office:value="1.37" calcext:value-type="float">
            <text:p>1,37</text:p>
          </table:table-cell>
          <table:table-cell table:style-name="ce7" office:value-type="float" office:value="1.36" calcext:value-type="float">
            <text:p>1,36</text:p>
          </table:table-cell>
          <table:table-cell table:style-name="ce9" office:value-type="float" office:value="3.58" calcext:value-type="float">
            <text:p>3,58</text:p>
          </table:table-cell>
          <table:table-cell table:style-name="ce9" office:value-type="float" office:value="3.73" calcext:value-type="float">
            <text:p>3,73</text:p>
          </table:table-cell>
          <table:table-cell table:style-name="ce9" office:value-type="float" office:value="3.63" calcext:value-type="float">
            <text:p>3,63</text:p>
          </table:table-cell>
          <table:table-cell table:style-name="ce9" office:value-type="float" office:value="3.6" calcext:value-type="float">
            <text:p>3,60</text:p>
          </table:table-cell>
          <table:table-cell table:style-name="ce9" office:value-type="float" office:value="3.54" calcext:value-type="float">
            <text:p>3,54</text:p>
          </table:table-cell>
          <table:table-cell table:style-name="ce28" table:formula="of:=[data.E577]/([data.C577]*[data.D577])" office:value-type="float" office:value="1.04809803195702" calcext:value-type="float">
            <text:p>1,05</text:p>
          </table:table-cell>
          <table:table-cell table:style-name="ce5" table:formula="of:=[data.B577]/[data.E577]" office:value-type="float" office:value="2.86234410021942" calcext:value-type="float">
            <text:p>2,862</text:p>
          </table:table-cell>
          <table:table-cell table:style-name="ce7" table:formula="of:=AVERAGE([data.F577:.J577])" office:value-type="float" office:value="1.398" calcext:value-type="float">
            <text:p>1,40</text:p>
          </table:table-cell>
          <table:table-cell table:style-name="ce9" table:formula="of:=AVERAGE([data.K577:.O577])" office:value-type="float" office:value="3.616" calcext:value-type="float">
            <text:p>3,62</text:p>
          </table:table-cell>
          <table:table-cell table:style-name="ce12" table:formula="of:=[data.Q577]/[data.Q521]*(LOG([data.R521]*1000)/LOG([data.R577]*1000))" office:value-type="float" office:value="0.890121531708581" calcext:value-type="float">
            <text:p>0,89</text:p>
          </table:table-cell>
          <table:table-cell table:style-name="ce12" table:formula="of:=[data.Q577]/[data.Q521]*(LOG([data.S521]*1000)/LOG([data.S577]*1000))" office:value-type="float" office:value="0.515589924893525" calcext:value-type="float">
            <text:p>0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1401702" calcext:value-type="float">
            <text:p>1401702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1.92" calcext:value-type="float">
            <text:p>1,92</text:p>
          </table:table-cell>
          <table:table-cell table:style-name="ce7" office:value-type="float" office:value="1.9" calcext:value-type="float">
            <text:p>1,90</text:p>
          </table:table-cell>
          <table:table-cell table:style-name="ce9" office:value-type="float" office:value="2.82" calcext:value-type="float">
            <text:p>2,82</text:p>
          </table:table-cell>
          <table:table-cell table:style-name="ce9" office:value-type="float" office:value="2.55" calcext:value-type="float">
            <text:p>2,55</text:p>
          </table:table-cell>
          <table:table-cell table:style-name="ce9" office:value-type="float" office:value="2.64" calcext:value-type="float">
            <text:p>2,64</text:p>
          </table:table-cell>
          <table:table-cell table:style-name="ce9" office:value-type="float" office:value="2.84" calcext:value-type="float">
            <text:p>2,84</text:p>
          </table:table-cell>
          <table:table-cell table:style-name="ce9" office:value-type="float" office:value="2.6" calcext:value-type="float">
            <text:p>2,60</text:p>
          </table:table-cell>
          <table:table-cell table:style-name="ce28" table:formula="of:=[data.E578]/([data.C578]*[data.D578])" office:value-type="float" office:value="1.16691808191808" calcext:value-type="float">
            <text:p>1,17</text:p>
          </table:table-cell>
          <table:table-cell table:style-name="ce5" table:formula="of:=[data.B578]/[data.E578]" office:value-type="float" office:value="2.57088596577589" calcext:value-type="float">
            <text:p>2,571</text:p>
          </table:table-cell>
          <table:table-cell table:style-name="ce7" table:formula="of:=AVERAGE([data.F578:.J578])" office:value-type="float" office:value="1.93" calcext:value-type="float">
            <text:p>1,93</text:p>
          </table:table-cell>
          <table:table-cell table:style-name="ce9" table:formula="of:=AVERAGE([data.K578:.O578])" office:value-type="float" office:value="2.69" calcext:value-type="float">
            <text:p>2,69</text:p>
          </table:table-cell>
          <table:table-cell table:style-name="ce12" table:formula="of:=[data.Q578]/[data.Q522]*(LOG([data.R522]*1000)/LOG([data.R578]*1000))" office:value-type="float" office:value="0.875760605830013" calcext:value-type="float">
            <text:p>0,88</text:p>
          </table:table-cell>
          <table:table-cell table:style-name="ce12" table:formula="of:=[data.Q578]/[data.Q522]*(LOG([data.S522]*1000)/LOG([data.S578]*1000))" office:value-type="float" office:value="0.567174616213993" calcext:value-type="float">
            <text:p>0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1665398" calcext:value-type="float">
            <text:p>1665398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2.09" calcext:value-type="float">
            <text:p>2,09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float" office:value="1.99" calcext:value-type="float">
            <text:p>1,99</text:p>
          </table:table-cell>
          <table:table-cell table:style-name="ce7" office:value-type="float" office:value="2.12" calcext:value-type="float">
            <text:p>2,12</text:p>
          </table:table-cell>
          <table:table-cell table:style-name="ce9" office:value-type="float" office:value="2.36" calcext:value-type="float">
            <text:p>2,36</text:p>
          </table:table-cell>
          <table:table-cell table:style-name="ce9" office:value-type="float" office:value="2.25" calcext:value-type="float">
            <text:p>2,25</text:p>
          </table:table-cell>
          <table:table-cell table:style-name="ce9" office:value-type="float" office:value="2.21" calcext:value-type="float">
            <text:p>2,21</text:p>
          </table:table-cell>
          <table:table-cell table:style-name="ce9" office:value-type="float" office:value="2.29" calcext:value-type="float">
            <text:p>2,29</text:p>
          </table:table-cell>
          <table:table-cell table:style-name="ce9" office:value-type="float" office:value="2.26" calcext:value-type="float">
            <text:p>2,26</text:p>
          </table:table-cell>
          <table:table-cell table:style-name="ce28" table:formula="of:=[data.E579]/([data.C579]*[data.D579])" office:value-type="float" office:value="1.31717822659226" calcext:value-type="float">
            <text:p>1,32</text:p>
          </table:table-cell>
          <table:table-cell table:style-name="ce5" table:formula="of:=[data.B579]/[data.E579]" office:value-type="float" office:value="2.27760571346909" calcext:value-type="float">
            <text:p>2,278</text:p>
          </table:table-cell>
          <table:table-cell table:style-name="ce7" table:formula="of:=AVERAGE([data.F579:.J579])" office:value-type="float" office:value="2.038" calcext:value-type="float">
            <text:p>2,04</text:p>
          </table:table-cell>
          <table:table-cell table:style-name="ce9" table:formula="of:=AVERAGE([data.K579:.O579])" office:value-type="float" office:value="2.274" calcext:value-type="float">
            <text:p>2,27</text:p>
          </table:table-cell>
          <table:table-cell table:style-name="ce12" table:formula="of:=[data.Q579]/[data.Q523]*(LOG([data.R523]*1000)/LOG([data.R579]*1000))" office:value-type="float" office:value="0.938843725928932" calcext:value-type="float">
            <text:p>0,94</text:p>
          </table:table-cell>
          <table:table-cell table:style-name="ce12" table:formula="of:=[data.Q579]/[data.Q523]*(LOG([data.S523]*1000)/LOG([data.S579]*1000))" office:value-type="float" office:value="0.605273414551939" calcext:value-type="float">
            <text:p>0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052684" calcext:value-type="float">
            <text:p>1052684</text:p>
          </table:table-cell>
          <table:table-cell table:style-name="ce7" office:value-type="float" office:value="1.41" calcext:value-type="float">
            <text:p>1,41</text:p>
          </table:table-cell>
          <table:table-cell table:style-name="ce7" office:value-type="float" office:value="1.51" calcext:value-type="float">
            <text:p>1,51</text:p>
          </table:table-cell>
          <table:table-cell table:style-name="ce7" office:value-type="float" office:value="1.41" calcext:value-type="float">
            <text:p>1,41</text:p>
          </table:table-cell>
          <table:table-cell table:style-name="ce7" office:value-type="float" office:value="1.53" calcext:value-type="float">
            <text:p>1,53</text:p>
          </table:table-cell>
          <table:table-cell table:style-name="ce7" office:value-type="float" office:value="1.41" calcext:value-type="float">
            <text:p>1,41</text:p>
          </table:table-cell>
          <table:table-cell table:style-name="ce9" office:value-type="float" office:value="3.12" calcext:value-type="float">
            <text:p>3,12</text:p>
          </table:table-cell>
          <table:table-cell table:number-columns-repeated="2" table:style-name="ce9" office:value-type="float" office:value="3.06" calcext:value-type="float">
            <text:p>3,06</text:p>
          </table:table-cell>
          <table:table-cell table:style-name="ce9" office:value-type="float" office:value="3" calcext:value-type="float">
            <text:p>3,00</text:p>
          </table:table-cell>
          <table:table-cell table:style-name="ce9" office:value-type="float" office:value="3.03" calcext:value-type="float">
            <text:p>3,03</text:p>
          </table:table-cell>
          <table:table-cell table:style-name="ce28" table:formula="of:=[data.E580]/([data.C580]*[data.D580])" office:value-type="float" office:value="1.09595219256236" calcext:value-type="float">
            <text:p>1,10</text:p>
          </table:table-cell>
          <table:table-cell table:style-name="ce5" table:formula="of:=[data.B580]/[data.E580]" office:value-type="float" office:value="2.7373608794282" calcext:value-type="float">
            <text:p>2,737</text:p>
          </table:table-cell>
          <table:table-cell table:style-name="ce7" table:formula="of:=AVERAGE([data.F580:.J580])" office:value-type="float" office:value="1.454" calcext:value-type="float">
            <text:p>1,45</text:p>
          </table:table-cell>
          <table:table-cell table:style-name="ce9" table:formula="of:=AVERAGE([data.K580:.O580])" office:value-type="float" office:value="3.054" calcext:value-type="float">
            <text:p>3,05</text:p>
          </table:table-cell>
          <table:table-cell table:style-name="ce12" table:formula="of:=[data.Q580]/[data.Q524]*(LOG([data.R524]*1000)/LOG([data.R580]*1000))" office:value-type="float" office:value="0.932397136348674" calcext:value-type="float">
            <text:p>0,93</text:p>
          </table:table-cell>
          <table:table-cell table:style-name="ce12" table:formula="of:=[data.Q580]/[data.Q524]*(LOG([data.S524]*1000)/LOG([data.S580]*1000))" office:value-type="float" office:value="0.553255530976834" calcext:value-type="float">
            <text:p>0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981290" calcext:value-type="float">
            <text:p>981290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1.28" calcext:value-type="float">
            <text:p>1,28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office:value-type="float" office:value="1.27" calcext:value-type="float">
            <text:p>1,27</text:p>
          </table:table-cell>
          <table:table-cell table:style-name="ce7" office:value-type="float" office:value="1.29" calcext:value-type="float">
            <text:p>1,29</text:p>
          </table:table-cell>
          <table:table-cell table:style-name="ce9" office:value-type="float" office:value="3.32" calcext:value-type="float">
            <text:p>3,32</text:p>
          </table:table-cell>
          <table:table-cell table:style-name="ce9" office:value-type="float" office:value="3.28" calcext:value-type="float">
            <text:p>3,28</text:p>
          </table:table-cell>
          <table:table-cell table:style-name="ce9" office:value-type="float" office:value="3.4" calcext:value-type="float">
            <text:p>3,40</text:p>
          </table:table-cell>
          <table:table-cell table:style-name="ce9" office:value-type="float" office:value="3.35" calcext:value-type="float">
            <text:p>3,35</text:p>
          </table:table-cell>
          <table:table-cell table:style-name="ce9" office:value-type="float" office:value="3.47" calcext:value-type="float">
            <text:p>3,47</text:p>
          </table:table-cell>
          <table:table-cell table:style-name="ce28" table:formula="of:=[data.E581]/([data.C581]*[data.D581])" office:value-type="float" office:value="1.00784883243225" calcext:value-type="float">
            <text:p>1,01</text:p>
          </table:table-cell>
          <table:table-cell table:style-name="ce5" table:formula="of:=[data.B581]/[data.E581]" office:value-type="float" office:value="2.97665318101682" calcext:value-type="float">
            <text:p>2,977</text:p>
          </table:table-cell>
          <table:table-cell table:style-name="ce7" table:formula="of:=AVERAGE([data.F581:.J581])" office:value-type="float" office:value="1.272" calcext:value-type="float">
            <text:p>1,27</text:p>
          </table:table-cell>
          <table:table-cell table:style-name="ce9" table:formula="of:=AVERAGE([data.K581:.O581])" office:value-type="float" office:value="3.364" calcext:value-type="float">
            <text:p>3,36</text:p>
          </table:table-cell>
          <table:table-cell table:style-name="ce12" table:formula="of:=[data.Q581]/[data.Q525]*(LOG([data.R525]*1000)/LOG([data.R581]*1000))" office:value-type="float" office:value="0.873934782598143" calcext:value-type="float">
            <text:p>0,87</text:p>
          </table:table-cell>
          <table:table-cell table:style-name="ce12" table:formula="of:=[data.Q581]/[data.Q525]*(LOG([data.S525]*1000)/LOG([data.S581]*1000))" office:value-type="float" office:value="0.531933162458252" calcext:value-type="float">
            <text:p>0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174858" calcext:value-type="float">
            <text:p>1174858</text:p>
          </table:table-cell>
          <table:table-cell table:style-name="ce7" office:value-type="float" office:value="1.51" calcext:value-type="float">
            <text:p>1,51</text:p>
          </table:table-cell>
          <table:table-cell table:style-name="ce7" office:value-type="float" office:value="1.53" calcext:value-type="float">
            <text:p>1,53</text:p>
          </table:table-cell>
          <table:table-cell table:number-columns-repeated="2" table:style-name="ce7" office:value-type="float" office:value="1.47" calcext:value-type="float">
            <text:p>1,47</text:p>
          </table:table-cell>
          <table:table-cell table:style-name="ce7" office:value-type="float" office:value="1.54" calcext:value-type="float">
            <text:p>1,54</text:p>
          </table:table-cell>
          <table:table-cell table:style-name="ce9" office:value-type="float" office:value="1.92" calcext:value-type="float">
            <text:p>1,92</text:p>
          </table:table-cell>
          <table:table-cell table:style-name="ce9" office:value-type="float" office:value="1.84" calcext:value-type="float">
            <text:p>1,84</text:p>
          </table:table-cell>
          <table:table-cell table:style-name="ce9" office:value-type="float" office:value="2.05" calcext:value-type="float">
            <text:p>2,05</text:p>
          </table:table-cell>
          <table:table-cell table:style-name="ce9" office:value-type="float" office:value="1.92" calcext:value-type="float">
            <text:p>1,92</text:p>
          </table:table-cell>
          <table:table-cell table:style-name="ce9" office:value-type="float" office:value="1.91" calcext:value-type="float">
            <text:p>1,91</text:p>
          </table:table-cell>
          <table:table-cell table:style-name="ce28" table:formula="of:=[data.E582]/([data.C582]*[data.D582])" office:value-type="float" office:value="1.20665579346951" calcext:value-type="float">
            <text:p>1,21</text:p>
          </table:table-cell>
          <table:table-cell table:style-name="ce5" table:formula="of:=[data.B582]/[data.E582]" office:value-type="float" office:value="2.48622386705457" calcext:value-type="float">
            <text:p>2,486</text:p>
          </table:table-cell>
          <table:table-cell table:style-name="ce7" table:formula="of:=AVERAGE([data.F582:.J582])" office:value-type="float" office:value="1.504" calcext:value-type="float">
            <text:p>1,50</text:p>
          </table:table-cell>
          <table:table-cell table:style-name="ce9" table:formula="of:=AVERAGE([data.K582:.O582])" office:value-type="float" office:value="1.928" calcext:value-type="float">
            <text:p>1,93</text:p>
          </table:table-cell>
          <table:table-cell table:style-name="ce12" table:formula="of:=[data.Q582]/[data.Q526]*(LOG([data.R526]*1000)/LOG([data.R582]*1000))" office:value-type="float" office:value="0.905604091759583" calcext:value-type="float">
            <text:p>0,91</text:p>
          </table:table-cell>
          <table:table-cell table:style-name="ce12" table:formula="of:=[data.Q582]/[data.Q526]*(LOG([data.S526]*1000)/LOG([data.S582]*1000))" office:value-type="float" office:value="0.587571121622817" calcext:value-type="float">
            <text:p>0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1557045" calcext:value-type="float">
            <text:p>1557045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8" calcext:value-type="float">
            <text:p>1,80</text:p>
          </table:table-cell>
          <table:table-cell table:number-columns-repeated="2" table:style-name="ce7" office:value-type="float" office:value="1.81" calcext:value-type="float">
            <text:p>1,81</text:p>
          </table:table-cell>
          <table:table-cell table:style-name="ce7" office:value-type="float" office:value="1.82" calcext:value-type="float">
            <text:p>1,82</text:p>
          </table:table-cell>
          <table:table-cell table:style-name="ce9" office:value-type="float" office:value="1.71" calcext:value-type="float">
            <text:p>1,71</text:p>
          </table:table-cell>
          <table:table-cell table:style-name="ce9" office:value-type="float" office:value="1.72" calcext:value-type="float">
            <text:p>1,72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1.78" calcext:value-type="float">
            <text:p>1,78</text:p>
          </table:table-cell>
          <table:table-cell table:style-name="ce9" office:value-type="float" office:value="1.77" calcext:value-type="float">
            <text:p>1,77</text:p>
          </table:table-cell>
          <table:table-cell table:style-name="ce28" table:formula="of:=[data.E583]/([data.C583]*[data.D583])" office:value-type="float" office:value="1.64955186880244" calcext:value-type="float">
            <text:p>1,65</text:p>
          </table:table-cell>
          <table:table-cell table:style-name="ce5" table:formula="of:=[data.B583]/[data.E583]" office:value-type="float" office:value="1.8186860366913" calcext:value-type="float">
            <text:p>1,819</text:p>
          </table:table-cell>
          <table:table-cell table:style-name="ce7" table:formula="of:=AVERAGE([data.F583:.J583])" office:value-type="float" office:value="1.826" calcext:value-type="float">
            <text:p>1,83</text:p>
          </table:table-cell>
          <table:table-cell table:style-name="ce9" table:formula="of:=AVERAGE([data.K583:.O583])" office:value-type="float" office:value="1.734" calcext:value-type="float">
            <text:p>1,73</text:p>
          </table:table-cell>
          <table:table-cell table:style-name="ce12" table:formula="of:=[data.Q583]/[data.Q527]*(LOG([data.R527]*1000)/LOG([data.R583]*1000))" office:value-type="float" office:value="0.909253042308738" calcext:value-type="float">
            <text:p>0,91</text:p>
          </table:table-cell>
          <table:table-cell table:style-name="ce12" table:formula="of:=[data.Q583]/[data.Q527]*(LOG([data.S527]*1000)/LOG([data.S583]*1000))" office:value-type="float" office:value="0.582885978887467" calcext:value-type="float">
            <text:p>0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11026" calcext:value-type="float">
            <text:p>1211026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1.66" calcext:value-type="float">
            <text:p>1,66</text:p>
          </table:table-cell>
          <table:table-cell table:number-columns-repeated="2" table:style-name="ce7" office:value-type="float" office:value="1.61" calcext:value-type="float">
            <text:p>1,61</text:p>
          </table:table-cell>
          <table:table-cell table:style-name="ce7" office:value-type="float" office:value="1.63" calcext:value-type="float">
            <text:p>1,63</text:p>
          </table:table-cell>
          <table:table-cell table:style-name="ce9" office:value-type="float" office:value="2.72" calcext:value-type="float">
            <text:p>2,72</text:p>
          </table:table-cell>
          <table:table-cell table:style-name="ce9" office:value-type="float" office:value="2.68" calcext:value-type="float">
            <text:p>2,68</text:p>
          </table:table-cell>
          <table:table-cell table:style-name="ce9" office:value-type="float" office:value="2.72" calcext:value-type="float">
            <text:p>2,72</text:p>
          </table:table-cell>
          <table:table-cell table:style-name="ce9" office:value-type="float" office:value="2.69" calcext:value-type="float">
            <text:p>2,69</text:p>
          </table:table-cell>
          <table:table-cell table:style-name="ce9" office:value-type="float" office:value="2.78" calcext:value-type="float">
            <text:p>2,78</text:p>
          </table:table-cell>
          <table:table-cell table:style-name="ce28" table:formula="of:=[data.E584]/([data.C584]*[data.D584])" office:value-type="float" office:value="1.0815204189529" calcext:value-type="float">
            <text:p>1,08</text:p>
          </table:table-cell>
          <table:table-cell table:style-name="ce5" table:formula="of:=[data.B584]/[data.E584]" office:value-type="float" office:value="2.77388594464528" calcext:value-type="float">
            <text:p>2,774</text:p>
          </table:table-cell>
          <table:table-cell table:style-name="ce7" table:formula="of:=AVERAGE([data.F584:.J584])" office:value-type="float" office:value="1.632" calcext:value-type="float">
            <text:p>1,63</text:p>
          </table:table-cell>
          <table:table-cell table:style-name="ce9" table:formula="of:=AVERAGE([data.K584:.O584])" office:value-type="float" office:value="2.718" calcext:value-type="float">
            <text:p>2,72</text:p>
          </table:table-cell>
          <table:table-cell table:style-name="ce12" table:formula="of:=[data.Q584]/[data.Q528]*(LOG([data.R528]*1000)/LOG([data.R584]*1000))" office:value-type="float" office:value="0.941194001955398" calcext:value-type="float">
            <text:p>0,94</text:p>
          </table:table-cell>
          <table:table-cell table:style-name="ce12" table:formula="of:=[data.Q584]/[data.Q528]*(LOG([data.S528]*1000)/LOG([data.S584]*1000))" office:value-type="float" office:value="0.578956780691342" calcext:value-type="float">
            <text:p>0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738762" calcext:value-type="float">
            <text:p>1738762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2.2" calcext:value-type="float">
            <text:p>2,20</text:p>
          </table:table-cell>
          <table:table-cell table:style-name="ce9" office:value-type="float" office:value="2.81" calcext:value-type="float">
            <text:p>2,81</text:p>
          </table:table-cell>
          <table:table-cell table:style-name="ce9" office:value-type="float" office:value="2.77" calcext:value-type="float">
            <text:p>2,77</text:p>
          </table:table-cell>
          <table:table-cell table:style-name="ce9" office:value-type="float" office:value="2.71" calcext:value-type="float">
            <text:p>2,71</text:p>
          </table:table-cell>
          <table:table-cell table:style-name="ce9" office:value-type="float" office:value="2.81" calcext:value-type="float">
            <text:p>2,81</text:p>
          </table:table-cell>
          <table:table-cell table:style-name="ce9" office:value-type="float" office:value="2.85" calcext:value-type="float">
            <text:p>2,85</text:p>
          </table:table-cell>
          <table:table-cell table:style-name="ce28" table:formula="of:=[data.E585]/([data.C585]*[data.D585])" office:value-type="float" office:value="1.35281897909262" calcext:value-type="float">
            <text:p>1,35</text:p>
          </table:table-cell>
          <table:table-cell table:style-name="ce5" table:formula="of:=[data.B585]/[data.E585]" office:value-type="float" office:value="2.21760079872921" calcext:value-type="float">
            <text:p>2,218</text:p>
          </table:table-cell>
          <table:table-cell table:style-name="ce7" table:formula="of:=AVERAGE([data.F585:.J585])" office:value-type="float" office:value="2.228" calcext:value-type="float">
            <text:p>2,23</text:p>
          </table:table-cell>
          <table:table-cell table:style-name="ce9" table:formula="of:=AVERAGE([data.K585:.O585])" office:value-type="float" office:value="2.79" calcext:value-type="float">
            <text:p>2,79</text:p>
          </table:table-cell>
          <table:table-cell table:style-name="ce12" table:formula="of:=[data.Q585]/[data.Q529]*(LOG([data.R529]*1000)/LOG([data.R585]*1000))" office:value-type="float" office:value="0.945294410362988" calcext:value-type="float">
            <text:p>0,95</text:p>
          </table:table-cell>
          <table:table-cell table:style-name="ce12" table:formula="of:=[data.Q585]/[data.Q529]*(LOG([data.S529]*1000)/LOG([data.S585]*1000))" office:value-type="float" office:value="0.588760431823545" calcext:value-type="float">
            <text:p>0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1254466" calcext:value-type="float">
            <text:p>1254466</text:p>
          </table:table-cell>
          <table:table-cell table:number-columns-repeated="2" table:style-name="ce7" office:value-type="float" office:value="1.82" calcext:value-type="float">
            <text:p>1,82</text:p>
          </table:table-cell>
          <table:table-cell table:style-name="ce7" office:value-type="float" office:value="1.77" calcext:value-type="float">
            <text:p>1,77</text:p>
          </table:table-cell>
          <table:table-cell table:number-columns-repeated="2" table:style-name="ce7" office:value-type="float" office:value="1.7" calcext:value-type="float">
            <text:p>1,70</text:p>
          </table:table-cell>
          <table:table-cell table:style-name="ce9" office:value-type="float" office:value="3.25" calcext:value-type="float">
            <text:p>3,25</text:p>
          </table:table-cell>
          <table:table-cell table:style-name="ce9" office:value-type="float" office:value="3.21" calcext:value-type="float">
            <text:p>3,21</text:p>
          </table:table-cell>
          <table:table-cell table:style-name="ce9" office:value-type="float" office:value="3.15" calcext:value-type="float">
            <text:p>3,15</text:p>
          </table:table-cell>
          <table:table-cell table:style-name="ce9" office:value-type="float" office:value="3.09" calcext:value-type="float">
            <text:p>3,09</text:p>
          </table:table-cell>
          <table:table-cell table:style-name="ce9" office:value-type="float" office:value="3.23" calcext:value-type="float">
            <text:p>3,23</text:p>
          </table:table-cell>
          <table:table-cell table:style-name="ce28" table:formula="of:=[data.E586]/([data.C586]*[data.D586])" office:value-type="float" office:value="1.11718616414933" calcext:value-type="float">
            <text:p>1,12</text:p>
          </table:table-cell>
          <table:table-cell table:style-name="ce5" table:formula="of:=[data.B586]/[data.E586]" office:value-type="float" office:value="2.68533065065135" calcext:value-type="float">
            <text:p>2,685</text:p>
          </table:table-cell>
          <table:table-cell table:style-name="ce7" table:formula="of:=AVERAGE([data.F586:.J586])" office:value-type="float" office:value="1.762" calcext:value-type="float">
            <text:p>1,76</text:p>
          </table:table-cell>
          <table:table-cell table:style-name="ce9" table:formula="of:=AVERAGE([data.K586:.O586])" office:value-type="float" office:value="3.186" calcext:value-type="float">
            <text:p>3,19</text:p>
          </table:table-cell>
          <table:table-cell table:style-name="ce12" table:formula="of:=[data.Q586]/[data.Q530]*(LOG([data.R530]*1000)/LOG([data.R586]*1000))" office:value-type="float" office:value="0.898737727031849" calcext:value-type="float">
            <text:p>0,90</text:p>
          </table:table-cell>
          <table:table-cell table:style-name="ce12" table:formula="of:=[data.Q586]/[data.Q530]*(LOG([data.S530]*1000)/LOG([data.S586]*1000))" office:value-type="float" office:value="0.539939067390015" calcext:value-type="float">
            <text:p>0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144034" calcext:value-type="float">
            <text:p>1144034</text:p>
          </table:table-cell>
          <table:table-cell table:style-name="ce7" office:value-type="float" office:value="1.51" calcext:value-type="float">
            <text:p>1,51</text:p>
          </table:table-cell>
          <table:table-cell table:style-name="ce7" office:value-type="float" office:value="1.42" calcext:value-type="float">
            <text:p>1,42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41" calcext:value-type="float">
            <text:p>1,41</text:p>
          </table:table-cell>
          <table:table-cell table:style-name="ce7" office:value-type="float" office:value="1.47" calcext:value-type="float">
            <text:p>1,47</text:p>
          </table:table-cell>
          <table:table-cell table:style-name="ce9" office:value-type="float" office:value="2.62" calcext:value-type="float">
            <text:p>2,62</text:p>
          </table:table-cell>
          <table:table-cell table:style-name="ce9" office:value-type="float" office:value="2.4" calcext:value-type="float">
            <text:p>2,40</text:p>
          </table:table-cell>
          <table:table-cell table:number-columns-repeated="2" table:style-name="ce9" office:value-type="float" office:value="2.56" calcext:value-type="float">
            <text:p>2,56</text:p>
          </table:table-cell>
          <table:table-cell table:style-name="ce9" office:value-type="float" office:value="2.58" calcext:value-type="float">
            <text:p>2,58</text:p>
          </table:table-cell>
          <table:table-cell table:style-name="ce28" table:formula="of:=[data.E587]/([data.C587]*[data.D587])" office:value-type="float" office:value="1.2322004032536" calcext:value-type="float">
            <text:p>1,23</text:p>
          </table:table-cell>
          <table:table-cell table:style-name="ce5" table:formula="of:=[data.B587]/[data.E587]" office:value-type="float" office:value="2.43468288529886" calcext:value-type="float">
            <text:p>2,435</text:p>
          </table:table-cell>
          <table:table-cell table:style-name="ce7" table:formula="of:=AVERAGE([data.F587:.J587])" office:value-type="float" office:value="1.442" calcext:value-type="float">
            <text:p>1,44</text:p>
          </table:table-cell>
          <table:table-cell table:style-name="ce9" table:formula="of:=AVERAGE([data.K587:.O587])" office:value-type="float" office:value="2.544" calcext:value-type="float">
            <text:p>2,54</text:p>
          </table:table-cell>
          <table:table-cell table:style-name="ce12" table:formula="of:=[data.Q587]/[data.Q531]*(LOG([data.R531]*1000)/LOG([data.R587]*1000))" office:value-type="float" office:value="0.92884616735853" calcext:value-type="float">
            <text:p>0,93</text:p>
          </table:table-cell>
          <table:table-cell table:style-name="ce12" table:formula="of:=[data.Q587]/[data.Q531]*(LOG([data.S531]*1000)/LOG([data.S587]*1000))" office:value-type="float" office:value="0.564879615137045" calcext:value-type="float">
            <text:p>0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810282" calcext:value-type="float">
            <text:p>1810282</text:p>
          </table:table-cell>
          <table:table-cell table:style-name="ce7" office:value-type="float" office:value="2.32" calcext:value-type="float">
            <text:p>2,32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41" calcext:value-type="float">
            <text:p>2,41</text:p>
          </table:table-cell>
          <table:table-cell table:style-name="ce9" office:value-type="float" office:value="3.01" calcext:value-type="float">
            <text:p>3,01</text:p>
          </table:table-cell>
          <table:table-cell table:style-name="ce9" office:value-type="float" office:value="3" calcext:value-type="float">
            <text:p>3,00</text:p>
          </table:table-cell>
          <table:table-cell table:style-name="ce9" office:value-type="float" office:value="3.08" calcext:value-type="float">
            <text:p>3,08</text:p>
          </table:table-cell>
          <table:table-cell table:style-name="ce9" office:value-type="float" office:value="2.97" calcext:value-type="float">
            <text:p>2,97</text:p>
          </table:table-cell>
          <table:table-cell table:style-name="ce9" office:value-type="float" office:value="3.21" calcext:value-type="float">
            <text:p>3,21</text:p>
          </table:table-cell>
          <table:table-cell table:style-name="ce28" table:formula="of:=[data.E588]/([data.C588]*[data.D588])" office:value-type="float" office:value="1.37852306267724" calcext:value-type="float">
            <text:p>1,38</text:p>
          </table:table-cell>
          <table:table-cell table:style-name="ce5" table:formula="of:=[data.B588]/[data.E588]" office:value-type="float" office:value="2.17625099293922" calcext:value-type="float">
            <text:p>2,176</text:p>
          </table:table-cell>
          <table:table-cell table:style-name="ce7" table:formula="of:=AVERAGE([data.F588:.J588])" office:value-type="float" office:value="2.338" calcext:value-type="float">
            <text:p>2,34</text:p>
          </table:table-cell>
          <table:table-cell table:style-name="ce9" table:formula="of:=AVERAGE([data.K588:.O588])" office:value-type="float" office:value="3.054" calcext:value-type="float">
            <text:p>3,05</text:p>
          </table:table-cell>
          <table:table-cell table:style-name="ce12" table:formula="of:=[data.Q588]/[data.Q532]*(LOG([data.R532]*1000)/LOG([data.R588]*1000))" office:value-type="float" office:value="0.922692961995131" calcext:value-type="float">
            <text:p>0,92</text:p>
          </table:table-cell>
          <table:table-cell table:style-name="ce12" table:formula="of:=[data.Q588]/[data.Q532]*(LOG([data.S532]*1000)/LOG([data.S588]*1000))" office:value-type="float" office:value="0.591432967290662" calcext:value-type="float">
            <text:p>0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1476198" calcext:value-type="float">
            <text:p>1476198</text:p>
          </table:table-cell>
          <table:table-cell table:style-name="ce7" office:value-type="float" office:value="1.83" calcext:value-type="float">
            <text:p>1,83</text:p>
          </table:table-cell>
          <table:table-cell table:style-name="ce7" office:value-type="float" office:value="1.79" calcext:value-type="float">
            <text:p>1,79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1.83" calcext:value-type="float">
            <text:p>1,83</text:p>
          </table:table-cell>
          <table:table-cell table:style-name="ce9" office:value-type="float" office:value="1.76" calcext:value-type="float">
            <text:p>1,76</text:p>
          </table:table-cell>
          <table:table-cell table:style-name="ce9" office:value-type="float" office:value="1.81" calcext:value-type="float">
            <text:p>1,81</text:p>
          </table:table-cell>
          <table:table-cell table:style-name="ce9" office:value-type="float" office:value="1.74" calcext:value-type="float">
            <text:p>1,74</text:p>
          </table:table-cell>
          <table:table-cell table:style-name="ce9" office:value-type="float" office:value="1.82" calcext:value-type="float">
            <text:p>1,82</text:p>
          </table:table-cell>
          <table:table-cell table:style-name="ce9" office:value-type="float" office:value="1.87" calcext:value-type="float">
            <text:p>1,87</text:p>
          </table:table-cell>
          <table:table-cell table:style-name="ce28" table:formula="of:=[data.E589]/([data.C589]*[data.D589])" office:value-type="float" office:value="1.32105347938144" calcext:value-type="float">
            <text:p>1,32</text:p>
          </table:table-cell>
          <table:table-cell table:style-name="ce5" table:formula="of:=[data.B589]/[data.E589]" office:value-type="float" office:value="2.270925715927" calcext:value-type="float">
            <text:p>2,271</text:p>
          </table:table-cell>
          <table:table-cell table:style-name="ce7" table:formula="of:=AVERAGE([data.F589:.J589])" office:value-type="float" office:value="1.812" calcext:value-type="float">
            <text:p>1,81</text:p>
          </table:table-cell>
          <table:table-cell table:style-name="ce9" table:formula="of:=AVERAGE([data.K589:.O589])" office:value-type="float" office:value="1.8" calcext:value-type="float">
            <text:p>1,80</text:p>
          </table:table-cell>
          <table:table-cell table:style-name="ce12" table:formula="of:=[data.Q589]/[data.Q533]*(LOG([data.R533]*1000)/LOG([data.R589]*1000))" office:value-type="float" office:value="0.980992004439893" calcext:value-type="float">
            <text:p>0,98</text:p>
          </table:table-cell>
          <table:table-cell table:style-name="ce12" table:formula="of:=[data.Q589]/[data.Q533]*(LOG([data.S533]*1000)/LOG([data.S589]*1000))" office:value-type="float" office:value="0.630724393796207" calcext:value-type="float">
            <text:p>0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249417" calcext:value-type="float">
            <text:p>2249417</text:p>
          </table:table-cell>
          <table:table-cell table:style-name="ce7" office:value-type="float" office:value="2.83" calcext:value-type="float">
            <text:p>2,83</text:p>
          </table:table-cell>
          <table:table-cell table:style-name="ce7" office:value-type="float" office:value="2.72" calcext:value-type="float">
            <text:p>2,72</text:p>
          </table:table-cell>
          <table:table-cell table:style-name="ce7" office:value-type="float" office:value="2.69" calcext:value-type="float">
            <text:p>2,69</text:p>
          </table:table-cell>
          <table:table-cell table:style-name="ce7" office:value-type="float" office:value="2.72" calcext:value-type="float">
            <text:p>2,72</text:p>
          </table:table-cell>
          <table:table-cell table:style-name="ce7" office:value-type="float" office:value="2.73" calcext:value-type="float">
            <text:p>2,73</text:p>
          </table:table-cell>
          <table:table-cell table:style-name="ce9" office:value-type="float" office:value="3.21" calcext:value-type="float">
            <text:p>3,21</text:p>
          </table:table-cell>
          <table:table-cell table:style-name="ce9" office:value-type="float" office:value="3.04" calcext:value-type="float">
            <text:p>3,04</text:p>
          </table:table-cell>
          <table:table-cell table:style-name="ce9" office:value-type="float" office:value="2.95" calcext:value-type="float">
            <text:p>2,95</text:p>
          </table:table-cell>
          <table:table-cell table:style-name="ce9" office:value-type="float" office:value="3.29" calcext:value-type="float">
            <text:p>3,29</text:p>
          </table:table-cell>
          <table:table-cell table:style-name="ce9" office:value-type="float" office:value="3.17" calcext:value-type="float">
            <text:p>3,17</text:p>
          </table:table-cell>
          <table:table-cell table:style-name="ce28" table:formula="of:=[data.E590]/([data.C590]*[data.D590])" office:value-type="float" office:value="1.72026384215356" calcext:value-type="float">
            <text:p>1,72</text:p>
          </table:table-cell>
          <table:table-cell table:style-name="ce5" table:formula="of:=[data.B590]/[data.E590]" office:value-type="float" office:value="1.7439256482902" calcext:value-type="float">
            <text:p>1,744</text:p>
          </table:table-cell>
          <table:table-cell table:style-name="ce7" table:formula="of:=AVERAGE([data.F590:.J590])" office:value-type="float" office:value="2.738" calcext:value-type="float">
            <text:p>2,74</text:p>
          </table:table-cell>
          <table:table-cell table:style-name="ce9" table:formula="of:=AVERAGE([data.K590:.O590])" office:value-type="float" office:value="3.132" calcext:value-type="float">
            <text:p>3,13</text:p>
          </table:table-cell>
          <table:table-cell table:style-name="ce12" table:formula="of:=[data.Q590]/[data.Q534]*(LOG([data.R534]*1000)/LOG([data.R590]*1000))" office:value-type="float" office:value="0.870787064919971" calcext:value-type="float">
            <text:p>0,87</text:p>
          </table:table-cell>
          <table:table-cell table:style-name="ce12" table:formula="of:=[data.Q590]/[data.Q534]*(LOG([data.S534]*1000)/LOG([data.S590]*1000))" office:value-type="float" office:value="0.539593815203152" calcext:value-type="float">
            <text:p>0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532982" calcext:value-type="float">
            <text:p>1532982</text:p>
          </table:table-cell>
          <table:table-cell table:style-name="ce7" office:value-type="float" office:value="2.11" calcext:value-type="float">
            <text:p>2,11</text:p>
          </table:table-cell>
          <table:table-cell table:style-name="ce7" office:value-type="float" office:value="2.23" calcext:value-type="float">
            <text:p>2,23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2.03" calcext:value-type="float">
            <text:p>2,03</text:p>
          </table:table-cell>
          <table:table-cell table:style-name="ce7" office:value-type="float" office:value="2.11" calcext:value-type="float">
            <text:p>2,11</text:p>
          </table:table-cell>
          <table:table-cell table:style-name="ce9" office:value-type="float" office:value="4.15" calcext:value-type="float">
            <text:p>4,15</text:p>
          </table:table-cell>
          <table:table-cell table:style-name="ce9" office:value-type="float" office:value="4.27" calcext:value-type="float">
            <text:p>4,27</text:p>
          </table:table-cell>
          <table:table-cell table:style-name="ce9" office:value-type="float" office:value="4.47" calcext:value-type="float">
            <text:p>4,47</text:p>
          </table:table-cell>
          <table:table-cell table:style-name="ce9" office:value-type="float" office:value="4.25" calcext:value-type="float">
            <text:p>4,25</text:p>
          </table:table-cell>
          <table:table-cell table:style-name="ce9" office:value-type="float" office:value="4.52" calcext:value-type="float">
            <text:p>4,52</text:p>
          </table:table-cell>
          <table:table-cell table:style-name="ce28" table:formula="of:=[data.E591]/([data.C591]*[data.D591])" office:value-type="float" office:value="1.19331641549384" calcext:value-type="float">
            <text:p>1,19</text:p>
          </table:table-cell>
          <table:table-cell table:style-name="ce5" table:formula="of:=[data.B591]/[data.E591]" office:value-type="float" office:value="2.5140132108531" calcext:value-type="float">
            <text:p>2,514</text:p>
          </table:table-cell>
          <table:table-cell table:style-name="ce7" table:formula="of:=AVERAGE([data.F591:.J591])" office:value-type="float" office:value="2.104" calcext:value-type="float">
            <text:p>2,10</text:p>
          </table:table-cell>
          <table:table-cell table:style-name="ce9" table:formula="of:=AVERAGE([data.K591:.O591])" office:value-type="float" office:value="4.332" calcext:value-type="float">
            <text:p>4,33</text:p>
          </table:table-cell>
          <table:table-cell table:style-name="ce12" table:formula="of:=[data.Q591]/[data.Q535]*(LOG([data.R535]*1000)/LOG([data.R591]*1000))" office:value-type="float" office:value="0.853603525006653" calcext:value-type="float">
            <text:p>0,85</text:p>
          </table:table-cell>
          <table:table-cell table:style-name="ce12" table:formula="of:=[data.Q591]/[data.Q535]*(LOG([data.S535]*1000)/LOG([data.S591]*1000))" office:value-type="float" office:value="0.51723223102962" calcext:value-type="float">
            <text:p>0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1478299" calcext:value-type="float">
            <text:p>1478299</text:p>
          </table:table-cell>
          <table:table-cell table:style-name="ce7" office:value-type="float" office:value="1.9" calcext:value-type="float">
            <text:p>1,90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1.86" calcext:value-type="float">
            <text:p>1,86</text:p>
          </table:table-cell>
          <table:table-cell table:style-name="ce7" office:value-type="float" office:value="1.92" calcext:value-type="float">
            <text:p>1,92</text:p>
          </table:table-cell>
          <table:table-cell table:style-name="ce7" office:value-type="float" office:value="1.85" calcext:value-type="float">
            <text:p>1,85</text:p>
          </table:table-cell>
          <table:table-cell table:style-name="ce9" office:value-type="float" office:value="2.3" calcext:value-type="float">
            <text:p>2,30</text:p>
          </table:table-cell>
          <table:table-cell table:style-name="ce9" office:value-type="float" office:value="2.35" calcext:value-type="float">
            <text:p>2,35</text:p>
          </table:table-cell>
          <table:table-cell table:style-name="ce9" office:value-type="float" office:value="2.32" calcext:value-type="float">
            <text:p>2,32</text:p>
          </table:table-cell>
          <table:table-cell table:number-columns-repeated="2" table:style-name="ce9" office:value-type="float" office:value="2.35" calcext:value-type="float">
            <text:p>2,35</text:p>
          </table:table-cell>
          <table:table-cell table:style-name="ce28" table:formula="of:=[data.E592]/([data.C592]*[data.D592])" office:value-type="float" office:value="1.36348786759687" calcext:value-type="float">
            <text:p>1,36</text:p>
          </table:table-cell>
          <table:table-cell table:style-name="ce5" table:formula="of:=[data.B592]/[data.E592]" office:value-type="float" office:value="2.20025042295233" calcext:value-type="float">
            <text:p>2,200</text:p>
          </table:table-cell>
          <table:table-cell table:style-name="ce7" table:formula="of:=AVERAGE([data.F592:.J592])" office:value-type="float" office:value="1.92" calcext:value-type="float">
            <text:p>1,92</text:p>
          </table:table-cell>
          <table:table-cell table:style-name="ce9" table:formula="of:=AVERAGE([data.K592:.O592])" office:value-type="float" office:value="2.334" calcext:value-type="float">
            <text:p>2,33</text:p>
          </table:table-cell>
          <table:table-cell table:style-name="ce12" table:formula="of:=[data.Q592]/[data.Q536]*(LOG([data.R536]*1000)/LOG([data.R592]*1000))" office:value-type="float" office:value="0.904982830086375" calcext:value-type="float">
            <text:p>0,90</text:p>
          </table:table-cell>
          <table:table-cell table:style-name="ce12" table:formula="of:=[data.Q592]/[data.Q536]*(LOG([data.S536]*1000)/LOG([data.S592]*1000))" office:value-type="float" office:value="0.566722203904882" calcext:value-type="float">
            <text:p>0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812462" calcext:value-type="float">
            <text:p>1812462</text:p>
          </table:table-cell>
          <table:table-cell table:style-name="ce7" office:value-type="float" office:value="2.32" calcext:value-type="float">
            <text:p>2,32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33" calcext:value-type="float">
            <text:p>2,33</text:p>
          </table:table-cell>
          <table:table-cell table:style-name="ce9" office:value-type="float" office:value="3.48" calcext:value-type="float">
            <text:p>3,48</text:p>
          </table:table-cell>
          <table:table-cell table:style-name="ce9" office:value-type="float" office:value="3.24" calcext:value-type="float">
            <text:p>3,24</text:p>
          </table:table-cell>
          <table:table-cell table:style-name="ce9" office:value-type="float" office:value="3.58" calcext:value-type="float">
            <text:p>3,58</text:p>
          </table:table-cell>
          <table:table-cell table:style-name="ce9" office:value-type="float" office:value="3.31" calcext:value-type="float">
            <text:p>3,31</text:p>
          </table:table-cell>
          <table:table-cell table:style-name="ce9" office:value-type="float" office:value="3.39" calcext:value-type="float">
            <text:p>3,39</text:p>
          </table:table-cell>
          <table:table-cell table:style-name="ce28" table:formula="of:=[data.E593]/([data.C593]*[data.D593])" office:value-type="float" office:value="1.37919588720871" calcext:value-type="float">
            <text:p>1,38</text:p>
          </table:table-cell>
          <table:table-cell table:style-name="ce5" table:formula="of:=[data.B593]/[data.E593]" office:value-type="float" office:value="2.17518932810729" calcext:value-type="float">
            <text:p>2,175</text:p>
          </table:table-cell>
          <table:table-cell table:style-name="ce7" table:formula="of:=AVERAGE([data.F593:.J593])" office:value-type="float" office:value="2.3" calcext:value-type="float">
            <text:p>2,30</text:p>
          </table:table-cell>
          <table:table-cell table:style-name="ce9" table:formula="of:=AVERAGE([data.K593:.O593])" office:value-type="float" office:value="3.4" calcext:value-type="float">
            <text:p>3,40</text:p>
          </table:table-cell>
          <table:table-cell table:style-name="ce12" table:formula="of:=[data.Q593]/[data.Q537]*(LOG([data.R537]*1000)/LOG([data.R593]*1000))" office:value-type="float" office:value="0.91626046067479" calcext:value-type="float">
            <text:p>0,92</text:p>
          </table:table-cell>
          <table:table-cell table:style-name="ce12" table:formula="of:=[data.Q593]/[data.Q537]*(LOG([data.S537]*1000)/LOG([data.S593]*1000))" office:value-type="float" office:value="0.557051206421305" calcext:value-type="float">
            <text:p>0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143317" calcext:value-type="float">
            <text:p>1143317</text:p>
          </table:table-cell>
          <table:table-cell table:style-name="ce7" office:value-type="float" office:value="1.44" calcext:value-type="float">
            <text:p>1,44</text:p>
          </table:table-cell>
          <table:table-cell table:style-name="ce7" office:value-type="float" office:value="1.45" calcext:value-type="float">
            <text:p>1,45</text:p>
          </table:table-cell>
          <table:table-cell table:style-name="ce7" office:value-type="float" office:value="1.66" calcext:value-type="float">
            <text:p>1,66</text:p>
          </table:table-cell>
          <table:table-cell table:style-name="ce7" office:value-type="float" office:value="1.43" calcext:value-type="float">
            <text:p>1,43</text:p>
          </table:table-cell>
          <table:table-cell table:style-name="ce7" office:value-type="float" office:value="1.42" calcext:value-type="float">
            <text:p>1,42</text:p>
          </table:table-cell>
          <table:table-cell table:style-name="ce9" office:value-type="float" office:value="2.04" calcext:value-type="float">
            <text:p>2,04</text:p>
          </table:table-cell>
          <table:table-cell table:style-name="ce9" office:value-type="float" office:value="2.12" calcext:value-type="float">
            <text:p>2,12</text:p>
          </table:table-cell>
          <table:table-cell table:style-name="ce9" office:value-type="float" office:value="2.18" calcext:value-type="float">
            <text:p>2,18</text:p>
          </table:table-cell>
          <table:table-cell table:style-name="ce9" office:value-type="float" office:value="2.22" calcext:value-type="float">
            <text:p>2,22</text:p>
          </table:table-cell>
          <table:table-cell table:style-name="ce9" office:value-type="float" office:value="2.09" calcext:value-type="float">
            <text:p>2,09</text:p>
          </table:table-cell>
          <table:table-cell table:style-name="ce28" table:formula="of:=[data.E594]/([data.C594]*[data.D594])" office:value-type="float" office:value="1.19573816097724" calcext:value-type="float">
            <text:p>1,20</text:p>
          </table:table-cell>
          <table:table-cell table:style-name="ce5" table:formula="of:=[data.B594]/[data.E594]" office:value-type="float" office:value="2.50892447151577" calcext:value-type="float">
            <text:p>2,509</text:p>
          </table:table-cell>
          <table:table-cell table:style-name="ce7" table:formula="of:=AVERAGE([data.F594:.J594])" office:value-type="float" office:value="1.48" calcext:value-type="float">
            <text:p>1,48</text:p>
          </table:table-cell>
          <table:table-cell table:style-name="ce9" table:formula="of:=AVERAGE([data.K594:.O594])" office:value-type="float" office:value="2.13" calcext:value-type="float">
            <text:p>2,13</text:p>
          </table:table-cell>
          <table:table-cell table:style-name="ce12" table:formula="of:=[data.Q594]/[data.Q538]*(LOG([data.R538]*1000)/LOG([data.R594]*1000))" office:value-type="float" office:value="0.930310214223481" calcext:value-type="float">
            <text:p>0,93</text:p>
          </table:table-cell>
          <table:table-cell table:style-name="ce12" table:formula="of:=[data.Q594]/[data.Q538]*(LOG([data.S538]*1000)/LOG([data.S594]*1000))" office:value-type="float" office:value="0.594568882250294" calcext:value-type="float">
            <text:p>0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286631" calcext:value-type="float">
            <text:p>1286631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75" calcext:value-type="float">
            <text:p>1,75</text:p>
          </table:table-cell>
          <table:table-cell table:style-name="ce7" office:value-type="float" office:value="1.78" calcext:value-type="float">
            <text:p>1,78</text:p>
          </table:table-cell>
          <table:table-cell table:style-name="ce9" office:value-type="float" office:value="3.44" calcext:value-type="float">
            <text:p>3,44</text:p>
          </table:table-cell>
          <table:table-cell table:style-name="ce9" office:value-type="float" office:value="3.16" calcext:value-type="float">
            <text:p>3,16</text:p>
          </table:table-cell>
          <table:table-cell table:style-name="ce9" office:value-type="float" office:value="3.29" calcext:value-type="float">
            <text:p>3,29</text:p>
          </table:table-cell>
          <table:table-cell table:style-name="ce9" office:value-type="float" office:value="3.32" calcext:value-type="float">
            <text:p>3,32</text:p>
          </table:table-cell>
          <table:table-cell table:style-name="ce9" office:value-type="float" office:value="3.24" calcext:value-type="float">
            <text:p>3,24</text:p>
          </table:table-cell>
          <table:table-cell table:style-name="ce28" table:formula="of:=[data.E595]/([data.C595]*[data.D595])" office:value-type="float" office:value="1.14850695907393" calcext:value-type="float">
            <text:p>1,15</text:p>
          </table:table-cell>
          <table:table-cell table:style-name="ce5" table:formula="of:=[data.B595]/[data.E595]" office:value-type="float" office:value="2.61209935094056" calcext:value-type="float">
            <text:p>2,612</text:p>
          </table:table-cell>
          <table:table-cell table:style-name="ce7" table:formula="of:=AVERAGE([data.F595:.J595])" office:value-type="float" office:value="1.746" calcext:value-type="float">
            <text:p>1,75</text:p>
          </table:table-cell>
          <table:table-cell table:style-name="ce9" table:formula="of:=AVERAGE([data.K595:.O595])" office:value-type="float" office:value="3.29" calcext:value-type="float">
            <text:p>3,29</text:p>
          </table:table-cell>
          <table:table-cell table:style-name="ce12" table:formula="of:=[data.Q595]/[data.Q539]*(LOG([data.R539]*1000)/LOG([data.R595]*1000))" office:value-type="float" office:value="0.902726124988041" calcext:value-type="float">
            <text:p>0,90</text:p>
          </table:table-cell>
          <table:table-cell table:style-name="ce12" table:formula="of:=[data.Q595]/[data.Q539]*(LOG([data.S539]*1000)/LOG([data.S595]*1000))" office:value-type="float" office:value="0.556536492354905" calcext:value-type="float">
            <text:p>0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88936" calcext:value-type="float">
            <text:p>1288936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1.68" calcext:value-type="float">
            <text:p>1,68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1.61" calcext:value-type="float">
            <text:p>1,61</text:p>
          </table:table-cell>
          <table:table-cell table:style-name="ce9" office:value-type="float" office:value="2.14" calcext:value-type="float">
            <text:p>2,14</text:p>
          </table:table-cell>
          <table:table-cell table:style-name="ce9" office:value-type="float" office:value="2.27" calcext:value-type="float">
            <text:p>2,27</text:p>
          </table:table-cell>
          <table:table-cell table:style-name="ce9" office:value-type="float" office:value="2.39" calcext:value-type="float">
            <text:p>2,39</text:p>
          </table:table-cell>
          <table:table-cell table:style-name="ce9" office:value-type="float" office:value="2.16" calcext:value-type="float">
            <text:p>2,16</text:p>
          </table:table-cell>
          <table:table-cell table:style-name="ce9" office:value-type="float" office:value="2.12" calcext:value-type="float">
            <text:p>2,12</text:p>
          </table:table-cell>
          <table:table-cell table:style-name="ce28" table:formula="of:=[data.E596]/([data.C596]*[data.D596])" office:value-type="float" office:value="1.32382133995037" calcext:value-type="float">
            <text:p>1,32</text:p>
          </table:table-cell>
          <table:table-cell table:style-name="ce5" table:formula="of:=[data.B596]/[data.E596]" office:value-type="float" office:value="2.26617923620723" calcext:value-type="float">
            <text:p>2,266</text:p>
          </table:table-cell>
          <table:table-cell table:style-name="ce7" table:formula="of:=AVERAGE([data.F596:.J596])" office:value-type="float" office:value="1.698" calcext:value-type="float">
            <text:p>1,70</text:p>
          </table:table-cell>
          <table:table-cell table:style-name="ce9" table:formula="of:=AVERAGE([data.K596:.O596])" office:value-type="float" office:value="2.216" calcext:value-type="float">
            <text:p>2,22</text:p>
          </table:table-cell>
          <table:table-cell table:style-name="ce12" table:formula="of:=[data.Q596]/[data.Q540]*(LOG([data.R540]*1000)/LOG([data.R596]*1000))" office:value-type="float" office:value="0.904455221253252" calcext:value-type="float">
            <text:p>0,90</text:p>
          </table:table-cell>
          <table:table-cell table:style-name="ce12" table:formula="of:=[data.Q596]/[data.Q540]*(LOG([data.S540]*1000)/LOG([data.S596]*1000))" office:value-type="float" office:value="0.558603204453393" calcext:value-type="float">
            <text:p>0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00556" calcext:value-type="float">
            <text:p>1200556</text:p>
          </table:table-cell>
          <table:table-cell table:number-columns-repeated="2" table:style-name="ce7" office:value-type="float" office:value="1.67" calcext:value-type="float">
            <text:p>1,67</text:p>
          </table:table-cell>
          <table:table-cell table:style-name="ce7" office:value-type="float" office:value="1.66" calcext:value-type="float">
            <text:p>1,66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58" calcext:value-type="float">
            <text:p>1,58</text:p>
          </table:table-cell>
          <table:table-cell table:style-name="ce9" office:value-type="float" office:value="1.68" calcext:value-type="float">
            <text:p>1,68</text:p>
          </table:table-cell>
          <table:table-cell table:style-name="ce9" office:value-type="float" office:value="1.74" calcext:value-type="float">
            <text:p>1,74</text:p>
          </table:table-cell>
          <table:table-cell table:style-name="ce9" office:value-type="float" office:value="1.75" calcext:value-type="float">
            <text:p>1,75</text:p>
          </table:table-cell>
          <table:table-cell table:style-name="ce9" office:value-type="float" office:value="1.84" calcext:value-type="float">
            <text:p>1,84</text:p>
          </table:table-cell>
          <table:table-cell table:style-name="ce9" office:value-type="float" office:value="2.07" calcext:value-type="float">
            <text:p>2,07</text:p>
          </table:table-cell>
          <table:table-cell table:style-name="ce28" table:formula="of:=[data.E597]/([data.C597]*[data.D597])" office:value-type="float" office:value="1.23304931556374" calcext:value-type="float">
            <text:p>1,23</text:p>
          </table:table-cell>
          <table:table-cell table:style-name="ce5" table:formula="of:=[data.B597]/[data.E597]" office:value-type="float" office:value="2.43300604053455" calcext:value-type="float">
            <text:p>2,433</text:p>
          </table:table-cell>
          <table:table-cell table:style-name="ce7" table:formula="of:=AVERAGE([data.F597:.J597])" office:value-type="float" office:value="1.658" calcext:value-type="float">
            <text:p>1,66</text:p>
          </table:table-cell>
          <table:table-cell table:style-name="ce9" table:formula="of:=AVERAGE([data.K597:.O597])" office:value-type="float" office:value="1.816" calcext:value-type="float">
            <text:p>1,82</text:p>
          </table:table-cell>
          <table:table-cell table:style-name="ce12" table:formula="of:=[data.Q597]/[data.Q541]*(LOG([data.R541]*1000)/LOG([data.R597]*1000))" office:value-type="float" office:value="0.992288283231584" calcext:value-type="float">
            <text:p>0,99</text:p>
          </table:table-cell>
          <table:table-cell table:style-name="ce12" table:formula="of:=[data.Q597]/[data.Q541]*(LOG([data.S541]*1000)/LOG([data.S597]*1000))" office:value-type="float" office:value="0.618256050283167" calcext:value-type="float">
            <text:p>0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785957" calcext:value-type="float">
            <text:p>1785957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43" calcext:value-type="float">
            <text:p>2,43</text:p>
          </table:table-cell>
          <table:table-cell table:style-name="ce7" office:value-type="float" office:value="2.45" calcext:value-type="float">
            <text:p>2,45</text:p>
          </table:table-cell>
          <table:table-cell table:style-name="ce7" office:value-type="float" office:value="2.21" calcext:value-type="float">
            <text:p>2,21</text:p>
          </table:table-cell>
          <table:table-cell table:style-name="ce9" office:value-type="float" office:value="2.5" calcext:value-type="float">
            <text:p>2,50</text:p>
          </table:table-cell>
          <table:table-cell table:style-name="ce9" office:value-type="float" office:value="2.43" calcext:value-type="float">
            <text:p>2,43</text:p>
          </table:table-cell>
          <table:table-cell table:style-name="ce9" office:value-type="float" office:value="2.85" calcext:value-type="float">
            <text:p>2,85</text:p>
          </table:table-cell>
          <table:table-cell table:style-name="ce9" office:value-type="float" office:value="2.88" calcext:value-type="float">
            <text:p>2,88</text:p>
          </table:table-cell>
          <table:table-cell table:style-name="ce9" office:value-type="float" office:value="2.63" calcext:value-type="float">
            <text:p>2,63</text:p>
          </table:table-cell>
          <table:table-cell table:style-name="ce28" table:formula="of:=[data.E598]/([data.C598]*[data.D598])" office:value-type="float" office:value="1.59496902863512" calcext:value-type="float">
            <text:p>1,59</text:p>
          </table:table-cell>
          <table:table-cell table:style-name="ce5" table:formula="of:=[data.B598]/[data.E598]" office:value-type="float" office:value="1.88092322491527" calcext:value-type="float">
            <text:p>1,881</text:p>
          </table:table-cell>
          <table:table-cell table:style-name="ce7" table:formula="of:=AVERAGE([data.F598:.J598])" office:value-type="float" office:value="2.354" calcext:value-type="float">
            <text:p>2,35</text:p>
          </table:table-cell>
          <table:table-cell table:style-name="ce9" table:formula="of:=AVERAGE([data.K598:.O598])" office:value-type="float" office:value="2.658" calcext:value-type="float">
            <text:p>2,66</text:p>
          </table:table-cell>
          <table:table-cell table:style-name="ce12" table:formula="of:=[data.Q598]/[data.Q542]*(LOG([data.R542]*1000)/LOG([data.R598]*1000))" office:value-type="float" office:value="0.839789054739951" calcext:value-type="float">
            <text:p>0,84</text:p>
          </table:table-cell>
          <table:table-cell table:style-name="ce12" table:formula="of:=[data.Q598]/[data.Q542]*(LOG([data.S542]*1000)/LOG([data.S598]*1000))" office:value-type="float" office:value="0.533872364064089" calcext:value-type="float">
            <text:p>0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270859" calcext:value-type="float">
            <text:p>1270859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1.77" calcext:value-type="float">
            <text:p>1,77</text:p>
          </table:table-cell>
          <table:table-cell table:style-name="ce7" office:value-type="float" office:value="1.73" calcext:value-type="float">
            <text:p>1,73</text:p>
          </table:table-cell>
          <table:table-cell table:style-name="ce7" office:value-type="float" office:value="1.7" calcext:value-type="float">
            <text:p>1,70</text:p>
          </table:table-cell>
          <table:table-cell table:style-name="ce9" office:value-type="float" office:value="2.14" calcext:value-type="float">
            <text:p>2,14</text:p>
          </table:table-cell>
          <table:table-cell table:style-name="ce9" office:value-type="float" office:value="2.11" calcext:value-type="float">
            <text:p>2,11</text:p>
          </table:table-cell>
          <table:table-cell table:style-name="ce9" office:value-type="float" office:value="1.91" calcext:value-type="float">
            <text:p>1,91</text:p>
          </table:table-cell>
          <table:table-cell table:style-name="ce9" office:value-type="float" office:value="1.83" calcext:value-type="float">
            <text:p>1,83</text:p>
          </table:table-cell>
          <table:table-cell table:style-name="ce9" office:value-type="float" office:value="2.06" calcext:value-type="float">
            <text:p>2,06</text:p>
          </table:table-cell>
          <table:table-cell table:style-name="ce28" table:formula="of:=[data.E599]/([data.C599]*[data.D599])" office:value-type="float" office:value="1.27258972202195" calcext:value-type="float">
            <text:p>1,27</text:p>
          </table:table-cell>
          <table:table-cell table:style-name="ce5" table:formula="of:=[data.B599]/[data.E599]" office:value-type="float" office:value="2.35741022410826" calcext:value-type="float">
            <text:p>2,357</text:p>
          </table:table-cell>
          <table:table-cell table:style-name="ce7" table:formula="of:=AVERAGE([data.F599:.J599])" office:value-type="float" office:value="1.818" calcext:value-type="float">
            <text:p>1,82</text:p>
          </table:table-cell>
          <table:table-cell table:style-name="ce9" table:formula="of:=AVERAGE([data.K599:.O599])" office:value-type="float" office:value="2.01" calcext:value-type="float">
            <text:p>2,01</text:p>
          </table:table-cell>
          <table:table-cell table:style-name="ce12" table:formula="of:=[data.Q599]/[data.Q543]*(LOG([data.R543]*1000)/LOG([data.R599]*1000))" office:value-type="float" office:value="0.920277032898959" calcext:value-type="float">
            <text:p>0,92</text:p>
          </table:table-cell>
          <table:table-cell table:style-name="ce12" table:formula="of:=[data.Q599]/[data.Q543]*(LOG([data.S543]*1000)/LOG([data.S599]*1000))" office:value-type="float" office:value="0.600927436031467" calcext:value-type="float">
            <text:p>0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892586" calcext:value-type="float">
            <text:p>892586</text:p>
          </table:table-cell>
          <table:table-cell table:style-name="ce7" office:value-type="float" office:value="1.43" calcext:value-type="float">
            <text:p>1,43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1.34" calcext:value-type="float">
            <text:p>1,34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office:value-type="float" office:value="1.4" calcext:value-type="float">
            <text:p>1,40</text:p>
          </table:table-cell>
          <table:table-cell table:style-name="ce9" office:value-type="float" office:value="4.1" calcext:value-type="float">
            <text:p>4,10</text:p>
          </table:table-cell>
          <table:table-cell table:style-name="ce9" office:value-type="float" office:value="3.92" calcext:value-type="float">
            <text:p>3,92</text:p>
          </table:table-cell>
          <table:table-cell table:style-name="ce9" office:value-type="float" office:value="3.68" calcext:value-type="float">
            <text:p>3,68</text:p>
          </table:table-cell>
          <table:table-cell table:style-name="ce9" office:value-type="float" office:value="3.54" calcext:value-type="float">
            <text:p>3,54</text:p>
          </table:table-cell>
          <table:table-cell table:style-name="ce9" office:value-type="float" office:value="3.49" calcext:value-type="float">
            <text:p>3,49</text:p>
          </table:table-cell>
          <table:table-cell table:style-name="ce28" table:formula="of:=[data.E600]/([data.C600]*[data.D600])" office:value-type="float" office:value="0.929777083333333" calcext:value-type="float">
            <text:p>0,93</text:p>
          </table:table-cell>
          <table:table-cell table:style-name="ce5" table:formula="of:=[data.B600]/[data.E600]" office:value-type="float" office:value="3.22659777321177" calcext:value-type="float">
            <text:p>3,227</text:p>
          </table:table-cell>
          <table:table-cell table:style-name="ce7" table:formula="of:=AVERAGE([data.F600:.J600])" office:value-type="float" office:value="1.422" calcext:value-type="float">
            <text:p>1,42</text:p>
          </table:table-cell>
          <table:table-cell table:style-name="ce9" table:formula="of:=AVERAGE([data.K600:.O600])" office:value-type="float" office:value="3.746" calcext:value-type="float">
            <text:p>3,75</text:p>
          </table:table-cell>
          <table:table-cell table:style-name="ce12" table:formula="of:=[data.Q600]/[data.Q544]*(LOG([data.R544]*1000)/LOG([data.R600]*1000))" office:value-type="float" office:value="0.883597793266165" calcext:value-type="float">
            <text:p>0,88</text:p>
          </table:table-cell>
          <table:table-cell table:style-name="ce12" table:formula="of:=[data.Q600]/[data.Q544]*(LOG([data.S544]*1000)/LOG([data.S600]*1000))" office:value-type="float" office:value="0.535188439988296" calcext:value-type="float">
            <text:p>0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50533" calcext:value-type="float">
            <text:p>1550533</text:p>
          </table:table-cell>
          <table:table-cell table:style-name="ce7" office:value-type="float" office:value="2.44" calcext:value-type="float">
            <text:p>2,44</text:p>
          </table:table-cell>
          <table:table-cell table:style-name="ce7" office:value-type="float" office:value="2.01" calcext:value-type="float">
            <text:p>2,01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23" calcext:value-type="float">
            <text:p>2,23</text:p>
          </table:table-cell>
          <table:table-cell table:style-name="ce9" office:value-type="float" office:value="3.01" calcext:value-type="float">
            <text:p>3,01</text:p>
          </table:table-cell>
          <table:table-cell table:style-name="ce9" office:value-type="float" office:value="2.72" calcext:value-type="float">
            <text:p>2,72</text:p>
          </table:table-cell>
          <table:table-cell table:style-name="ce9" office:value-type="float" office:value="2.77" calcext:value-type="float">
            <text:p>2,77</text:p>
          </table:table-cell>
          <table:table-cell table:style-name="ce9" office:value-type="float" office:value="2.65" calcext:value-type="float">
            <text:p>2,65</text:p>
          </table:table-cell>
          <table:table-cell table:style-name="ce9" office:value-type="float" office:value="2.94" calcext:value-type="float">
            <text:p>2,94</text:p>
          </table:table-cell>
          <table:table-cell table:style-name="ce28" table:formula="of:=[data.E601]/([data.C601]*[data.D601])" office:value-type="float" office:value="1.38472097193644" calcext:value-type="float">
            <text:p>1,38</text:p>
          </table:table-cell>
          <table:table-cell table:style-name="ce5" table:formula="of:=[data.B601]/[data.E601]" office:value-type="float" office:value="2.1665117736933" calcext:value-type="float">
            <text:p>2,167</text:p>
          </table:table-cell>
          <table:table-cell table:style-name="ce7" table:formula="of:=AVERAGE([data.F601:.J601])" office:value-type="float" office:value="2.162" calcext:value-type="float">
            <text:p>2,16</text:p>
          </table:table-cell>
          <table:table-cell table:style-name="ce9" table:formula="of:=AVERAGE([data.K601:.O601])" office:value-type="float" office:value="2.818" calcext:value-type="float">
            <text:p>2,82</text:p>
          </table:table-cell>
          <table:table-cell table:style-name="ce12" table:formula="of:=[data.Q601]/[data.Q545]*(LOG([data.R545]*1000)/LOG([data.R601]*1000))" office:value-type="float" office:value="0.88172575653287" calcext:value-type="float">
            <text:p>0,88</text:p>
          </table:table-cell>
          <table:table-cell table:style-name="ce12" table:formula="of:=[data.Q601]/[data.Q545]*(LOG([data.S545]*1000)/LOG([data.S601]*1000))" office:value-type="float" office:value="0.554516413436519" calcext:value-type="float">
            <text:p>0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032871" calcext:value-type="float">
            <text:p>1032871</text:p>
          </table:table-cell>
          <table:table-cell table:style-name="ce7" office:value-type="float" office:value="1.54" calcext:value-type="float">
            <text:p>1,54</text:p>
          </table:table-cell>
          <table:table-cell table:style-name="ce7" office:value-type="float" office:value="1.44" calcext:value-type="float">
            <text:p>1,44</text:p>
          </table:table-cell>
          <table:table-cell table:style-name="ce7" office:value-type="float" office:value="1.55" calcext:value-type="float">
            <text:p>1,55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47" calcext:value-type="float">
            <text:p>1,47</text:p>
          </table:table-cell>
          <table:table-cell table:style-name="ce9" office:value-type="float" office:value="3.17" calcext:value-type="float">
            <text:p>3,17</text:p>
          </table:table-cell>
          <table:table-cell table:style-name="ce9" office:value-type="float" office:value="3.12" calcext:value-type="float">
            <text:p>3,12</text:p>
          </table:table-cell>
          <table:table-cell table:style-name="ce9" office:value-type="float" office:value="3.02" calcext:value-type="float">
            <text:p>3,02</text:p>
          </table:table-cell>
          <table:table-cell table:style-name="ce9" office:value-type="float" office:value="3.22" calcext:value-type="float">
            <text:p>3,22</text:p>
          </table:table-cell>
          <table:table-cell table:style-name="ce9" office:value-type="float" office:value="2.99" calcext:value-type="float">
            <text:p>2,99</text:p>
          </table:table-cell>
          <table:table-cell table:style-name="ce28" table:formula="of:=[data.E602]/([data.C602]*[data.D602])" office:value-type="float" office:value="1.02547119982208" calcext:value-type="float">
            <text:p>1,03</text:p>
          </table:table-cell>
          <table:table-cell table:style-name="ce5" table:formula="of:=[data.B602]/[data.E602]" office:value-type="float" office:value="2.92549989301665" calcext:value-type="float">
            <text:p>2,925</text:p>
          </table:table-cell>
          <table:table-cell table:style-name="ce7" table:formula="of:=AVERAGE([data.F602:.J602])" office:value-type="float" office:value="1.48" calcext:value-type="float">
            <text:p>1,48</text:p>
          </table:table-cell>
          <table:table-cell table:style-name="ce9" table:formula="of:=AVERAGE([data.K602:.O602])" office:value-type="float" office:value="3.104" calcext:value-type="float">
            <text:p>3,10</text:p>
          </table:table-cell>
          <table:table-cell table:style-name="ce12" table:formula="of:=[data.Q602]/[data.Q546]*(LOG([data.R546]*1000)/LOG([data.R602]*1000))" office:value-type="float" office:value="0.934491079080103" calcext:value-type="float">
            <text:p>0,93</text:p>
          </table:table-cell>
          <table:table-cell table:style-name="ce12" table:formula="of:=[data.Q602]/[data.Q546]*(LOG([data.S546]*1000)/LOG([data.S602]*1000))" office:value-type="float" office:value="0.55665562675869" calcext:value-type="float">
            <text:p>0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96570" calcext:value-type="float">
            <text:p>1296570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1.76" calcext:value-type="float">
            <text:p>1,76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68" calcext:value-type="float">
            <text:p>1,68</text:p>
          </table:table-cell>
          <table:table-cell table:style-name="ce7" office:value-type="float" office:value="1.8" calcext:value-type="float">
            <text:p>1,80</text:p>
          </table:table-cell>
          <table:table-cell table:style-name="ce9" office:value-type="float" office:value="2.57" calcext:value-type="float">
            <text:p>2,57</text:p>
          </table:table-cell>
          <table:table-cell table:style-name="ce9" office:value-type="float" office:value="2.53" calcext:value-type="float">
            <text:p>2,53</text:p>
          </table:table-cell>
          <table:table-cell table:style-name="ce9" office:value-type="float" office:value="2.77" calcext:value-type="float">
            <text:p>2,77</text:p>
          </table:table-cell>
          <table:table-cell table:style-name="ce9" office:value-type="float" office:value="2.4" calcext:value-type="float">
            <text:p>2,40</text:p>
          </table:table-cell>
          <table:table-cell table:style-name="ce9" office:value-type="float" office:value="2.77" calcext:value-type="float">
            <text:p>2,77</text:p>
          </table:table-cell>
          <table:table-cell table:style-name="ce28" table:formula="of:=[data.E603]/([data.C603]*[data.D603])" office:value-type="float" office:value="1.15791645233196" calcext:value-type="float">
            <text:p>1,16</text:p>
          </table:table-cell>
          <table:table-cell table:style-name="ce5" table:formula="of:=[data.B603]/[data.E603]" office:value-type="float" office:value="2.59087284142005" calcext:value-type="float">
            <text:p>2,591</text:p>
          </table:table-cell>
          <table:table-cell table:style-name="ce7" table:formula="of:=AVERAGE([data.F603:.J603])" office:value-type="float" office:value="1.786" calcext:value-type="float">
            <text:p>1,79</text:p>
          </table:table-cell>
          <table:table-cell table:style-name="ce9" table:formula="of:=AVERAGE([data.K603:.O603])" office:value-type="float" office:value="2.608" calcext:value-type="float">
            <text:p>2,61</text:p>
          </table:table-cell>
          <table:table-cell table:style-name="ce12" table:formula="of:=[data.Q603]/[data.Q547]*(LOG([data.R547]*1000)/LOG([data.R603]*1000))" office:value-type="float" office:value="0.939203639107309" calcext:value-type="float">
            <text:p>0,94</text:p>
          </table:table-cell>
          <table:table-cell table:style-name="ce12" table:formula="of:=[data.Q603]/[data.Q547]*(LOG([data.S547]*1000)/LOG([data.S603]*1000))" office:value-type="float" office:value="0.589538180450589" calcext:value-type="float">
            <text:p>0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440220" calcext:value-type="float">
            <text:p>1440220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float" office:value="2.11" calcext:value-type="float">
            <text:p>2,11</text:p>
          </table:table-cell>
          <table:table-cell table:style-name="ce7" office:value-type="float" office:value="1.82" calcext:value-type="float">
            <text:p>1,82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94" calcext:value-type="float">
            <text:p>1,94</text:p>
          </table:table-cell>
          <table:table-cell table:style-name="ce9" office:value-type="float" office:value="2.82" calcext:value-type="float">
            <text:p>2,82</text:p>
          </table:table-cell>
          <table:table-cell table:style-name="ce9" office:value-type="float" office:value="2.45" calcext:value-type="float">
            <text:p>2,45</text:p>
          </table:table-cell>
          <table:table-cell table:style-name="ce9" office:value-type="float" office:value="2.29" calcext:value-type="float">
            <text:p>2,29</text:p>
          </table:table-cell>
          <table:table-cell table:style-name="ce9" office:value-type="float" office:value="2.45" calcext:value-type="float">
            <text:p>2,45</text:p>
          </table:table-cell>
          <table:table-cell table:style-name="ce9" office:value-type="float" office:value="2.41" calcext:value-type="float">
            <text:p>2,41</text:p>
          </table:table-cell>
          <table:table-cell table:style-name="ce28" table:formula="of:=[data.E604]/([data.C604]*[data.D604])" office:value-type="float" office:value="1.23095726495726" calcext:value-type="float">
            <text:p>1,23</text:p>
          </table:table-cell>
          <table:table-cell table:style-name="ce5" table:formula="of:=[data.B604]/[data.E604]" office:value-type="float" office:value="2.43713877046562" calcext:value-type="float">
            <text:p>2,437</text:p>
          </table:table-cell>
          <table:table-cell table:style-name="ce7" table:formula="of:=AVERAGE([data.F604:.J604])" office:value-type="float" office:value="1.946" calcext:value-type="float">
            <text:p>1,95</text:p>
          </table:table-cell>
          <table:table-cell table:style-name="ce9" table:formula="of:=AVERAGE([data.K604:.O604])" office:value-type="float" office:value="2.484" calcext:value-type="float">
            <text:p>2,48</text:p>
          </table:table-cell>
          <table:table-cell table:style-name="ce12" table:formula="of:=[data.Q604]/[data.Q548]*(LOG([data.R548]*1000)/LOG([data.R604]*1000))" office:value-type="float" office:value="0.989052200327455" calcext:value-type="float">
            <text:p>0,99</text:p>
          </table:table-cell>
          <table:table-cell table:style-name="ce12" table:formula="of:=[data.Q604]/[data.Q548]*(LOG([data.S548]*1000)/LOG([data.S604]*1000))" office:value-type="float" office:value="0.618828082787146" calcext:value-type="float">
            <text:p>0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956080" calcext:value-type="float">
            <text:p>1956080</text:p>
          </table:table-cell>
          <table:table-cell table:style-name="ce7" office:value-type="float" office:value="2.27" calcext:value-type="float">
            <text:p>2,27</text:p>
          </table:table-cell>
          <table:table-cell table:style-name="ce7" office:value-type="float" office:value="2.59" calcext:value-type="float">
            <text:p>2,59</text:p>
          </table:table-cell>
          <table:table-cell table:style-name="ce7" office:value-type="float" office:value="2.85" calcext:value-type="float">
            <text:p>2,85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.47" calcext:value-type="float">
            <text:p>2,47</text:p>
          </table:table-cell>
          <table:table-cell table:style-name="ce9" office:value-type="float" office:value="2.03" calcext:value-type="float">
            <text:p>2,03</text:p>
          </table:table-cell>
          <table:table-cell table:style-name="ce9" office:value-type="float" office:value="1.81" calcext:value-type="float">
            <text:p>1,81</text:p>
          </table:table-cell>
          <table:table-cell table:style-name="ce9" office:value-type="float" office:value="2.2" calcext:value-type="float">
            <text:p>2,20</text:p>
          </table:table-cell>
          <table:table-cell table:style-name="ce9" office:value-type="float" office:value="1.91" calcext:value-type="float">
            <text:p>1,91</text:p>
          </table:table-cell>
          <table:table-cell table:style-name="ce9" office:value-type="float" office:value="1.98" calcext:value-type="float">
            <text:p>1,98</text:p>
          </table:table-cell>
          <table:table-cell table:style-name="ce28" table:formula="of:=[data.E605]/([data.C605]*[data.D605])" office:value-type="float" office:value="1.84751974007329" calcext:value-type="float">
            <text:p>1,85</text:p>
          </table:table-cell>
          <table:table-cell table:style-name="ce5" table:formula="of:=[data.B605]/[data.E605]" office:value-type="float" office:value="1.62380679726801" calcext:value-type="float">
            <text:p>1,624</text:p>
          </table:table-cell>
          <table:table-cell table:style-name="ce7" table:formula="of:=AVERAGE([data.F605:.J605])" office:value-type="float" office:value="2.484" calcext:value-type="float">
            <text:p>2,48</text:p>
          </table:table-cell>
          <table:table-cell table:style-name="ce9" table:formula="of:=AVERAGE([data.K605:.O605])" office:value-type="float" office:value="1.986" calcext:value-type="float">
            <text:p>1,99</text:p>
          </table:table-cell>
          <table:table-cell table:style-name="ce12" table:formula="of:=[data.Q605]/[data.Q549]*(LOG([data.R549]*1000)/LOG([data.R605]*1000))" office:value-type="float" office:value="0.828104213087815" calcext:value-type="float">
            <text:p>0,83</text:p>
          </table:table-cell>
          <table:table-cell table:style-name="ce12" table:formula="of:=[data.Q605]/[data.Q549]*(LOG([data.S549]*1000)/LOG([data.S605]*1000))" office:value-type="float" office:value="0.526910178045632" calcext:value-type="float">
            <text:p>0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147278" calcext:value-type="float">
            <text:p>1147278</text:p>
          </table:table-cell>
          <table:table-cell table:style-name="ce7" office:value-type="float" office:value="1.86" calcext:value-type="float">
            <text:p>1,86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1.77" calcext:value-type="float">
            <text:p>1,77</text:p>
          </table:table-cell>
          <table:table-cell table:style-name="ce7" office:value-type="float" office:value="1.79" calcext:value-type="float">
            <text:p>1,79</text:p>
          </table:table-cell>
          <table:table-cell table:style-name="ce9" office:value-type="float" office:value="4.3" calcext:value-type="float">
            <text:p>4,30</text:p>
          </table:table-cell>
          <table:table-cell table:style-name="ce9" office:value-type="float" office:value="4.05" calcext:value-type="float">
            <text:p>4,05</text:p>
          </table:table-cell>
          <table:table-cell table:style-name="ce9" office:value-type="float" office:value="4.12" calcext:value-type="float">
            <text:p>4,12</text:p>
          </table:table-cell>
          <table:table-cell table:style-name="ce9" office:value-type="float" office:value="4.23" calcext:value-type="float">
            <text:p>4,23</text:p>
          </table:table-cell>
          <table:table-cell table:style-name="ce9" office:value-type="float" office:value="4.52" calcext:value-type="float">
            <text:p>4,52</text:p>
          </table:table-cell>
          <table:table-cell table:style-name="ce28" table:formula="of:=[data.E606]/([data.C606]*[data.D606])" office:value-type="float" office:value="1.02458954903978" calcext:value-type="float">
            <text:p>1,02</text:p>
          </table:table-cell>
          <table:table-cell table:style-name="ce5" table:formula="of:=[data.B606]/[data.E606]" office:value-type="float" office:value="2.92801570325588" calcext:value-type="float">
            <text:p>2,928</text:p>
          </table:table-cell>
          <table:table-cell table:style-name="ce7" table:formula="of:=AVERAGE([data.F606:.J606])" office:value-type="float" office:value="1.748" calcext:value-type="float">
            <text:p>1,75</text:p>
          </table:table-cell>
          <table:table-cell table:style-name="ce9" table:formula="of:=AVERAGE([data.K606:.O606])" office:value-type="float" office:value="4.244" calcext:value-type="float">
            <text:p>4,24</text:p>
          </table:table-cell>
          <table:table-cell table:style-name="ce12" table:formula="of:=[data.Q606]/[data.Q550]*(LOG([data.R550]*1000)/LOG([data.R606]*1000))" office:value-type="float" office:value="0.852390700396523" calcext:value-type="float">
            <text:p>0,85</text:p>
          </table:table-cell>
          <table:table-cell table:style-name="ce12" table:formula="of:=[data.Q606]/[data.Q550]*(LOG([data.S550]*1000)/LOG([data.S606]*1000))" office:value-type="float" office:value="0.508411076913206" calcext:value-type="float">
            <text:p>0,5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1235630" calcext:value-type="float">
            <text:p>1235630</text:p>
          </table:table-cell>
          <table:table-cell table:style-name="ce7" office:value-type="float" office:value="1.78" calcext:value-type="float">
            <text:p>1,78</text:p>
          </table:table-cell>
          <table:table-cell table:style-name="ce7" office:value-type="float" office:value="1.64" calcext:value-type="float">
            <text:p>1,64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1.64" calcext:value-type="float">
            <text:p>1,64</text:p>
          </table:table-cell>
          <table:table-cell table:style-name="ce9" office:value-type="float" office:value="1.77" calcext:value-type="float">
            <text:p>1,77</text:p>
          </table:table-cell>
          <table:table-cell table:style-name="ce9" office:value-type="float" office:value="1.81" calcext:value-type="float">
            <text:p>1,81</text:p>
          </table:table-cell>
          <table:table-cell table:style-name="ce9" office:value-type="float" office:value="2.02" calcext:value-type="float">
            <text:p>2,02</text:p>
          </table:table-cell>
          <table:table-cell table:style-name="ce9" office:value-type="float" office:value="1.9" calcext:value-type="float">
            <text:p>1,90</text:p>
          </table:table-cell>
          <table:table-cell table:style-name="ce9" office:value-type="float" office:value="1.96" calcext:value-type="float">
            <text:p>1,96</text:p>
          </table:table-cell>
          <table:table-cell table:style-name="ce28" table:formula="of:=[data.E607]/([data.C607]*[data.D607])" office:value-type="float" office:value="1.33795694733195" calcext:value-type="float">
            <text:p>1,34</text:p>
          </table:table-cell>
          <table:table-cell table:style-name="ce5" table:formula="of:=[data.B607]/[data.E607]" office:value-type="float" office:value="2.24223756302453" calcext:value-type="float">
            <text:p>2,242</text:p>
          </table:table-cell>
          <table:table-cell table:style-name="ce7" table:formula="of:=AVERAGE([data.F607:.J607])" office:value-type="float" office:value="1.698" calcext:value-type="float">
            <text:p>1,70</text:p>
          </table:table-cell>
          <table:table-cell table:style-name="ce9" table:formula="of:=AVERAGE([data.K607:.O607])" office:value-type="float" office:value="1.892" calcext:value-type="float">
            <text:p>1,89</text:p>
          </table:table-cell>
          <table:table-cell table:style-name="ce12" table:formula="of:=[data.Q607]/[data.Q551]*(LOG([data.R551]*1000)/LOG([data.R607]*1000))" office:value-type="float" office:value="0.896064785636913" calcext:value-type="float">
            <text:p>0,90</text:p>
          </table:table-cell>
          <table:table-cell table:style-name="ce12" table:formula="of:=[data.Q607]/[data.Q551]*(LOG([data.S551]*1000)/LOG([data.S607]*1000))" office:value-type="float" office:value="0.576700019087958" calcext:value-type="float">
            <text:p>0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1654113" calcext:value-type="float">
            <text:p>1654113</text:p>
          </table:table-cell>
          <table:table-cell table:style-name="ce7" office:value-type="float" office:value="2.23" calcext:value-type="float">
            <text:p>2,23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.74" calcext:value-type="float">
            <text:p>2,74</text:p>
          </table:table-cell>
          <table:table-cell table:style-name="ce7" office:value-type="float" office:value="2.53" calcext:value-type="float">
            <text:p>2,53</text:p>
          </table:table-cell>
          <table:table-cell table:style-name="ce7" office:value-type="float" office:value="2.21" calcext:value-type="float">
            <text:p>2,21</text:p>
          </table:table-cell>
          <table:table-cell table:style-name="ce9" office:value-type="float" office:value="2.89" calcext:value-type="float">
            <text:p>2,89</text:p>
          </table:table-cell>
          <table:table-cell table:style-name="ce9" office:value-type="float" office:value="2.92" calcext:value-type="float">
            <text:p>2,92</text:p>
          </table:table-cell>
          <table:table-cell table:style-name="ce9" office:value-type="float" office:value="3.16" calcext:value-type="float">
            <text:p>3,16</text:p>
          </table:table-cell>
          <table:table-cell table:style-name="ce9" office:value-type="float" office:value="3.02" calcext:value-type="float">
            <text:p>3,02</text:p>
          </table:table-cell>
          <table:table-cell table:style-name="ce9" office:value-type="float" office:value="2.79" calcext:value-type="float">
            <text:p>2,79</text:p>
          </table:table-cell>
          <table:table-cell table:style-name="ce28" table:formula="of:=[data.E608]/([data.C608]*[data.D608])" office:value-type="float" office:value="1.28419338910731" calcext:value-type="float">
            <text:p>1,28</text:p>
          </table:table-cell>
          <table:table-cell table:style-name="ce5" table:formula="of:=[data.B608]/[data.E608]" office:value-type="float" office:value="2.33610642078262" calcext:value-type="float">
            <text:p>2,336</text:p>
          </table:table-cell>
          <table:table-cell table:style-name="ce7" table:formula="of:=AVERAGE([data.F608:.J608])" office:value-type="float" office:value="2.39" calcext:value-type="float">
            <text:p>2,39</text:p>
          </table:table-cell>
          <table:table-cell table:style-name="ce9" table:formula="of:=AVERAGE([data.K608:.O608])" office:value-type="float" office:value="2.956" calcext:value-type="float">
            <text:p>2,96</text:p>
          </table:table-cell>
          <table:table-cell table:style-name="ce12" table:formula="of:=[data.Q608]/[data.Q552]*(LOG([data.R552]*1000)/LOG([data.R608]*1000))" office:value-type="float" office:value="0.895520456573577" calcext:value-type="float">
            <text:p>0,90</text:p>
          </table:table-cell>
          <table:table-cell table:style-name="ce12" table:formula="of:=[data.Q608]/[data.Q552]*(LOG([data.S552]*1000)/LOG([data.S608]*1000))" office:value-type="float" office:value="0.575421731020449" calcext:value-type="float">
            <text:p>0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283939" calcext:value-type="float">
            <text:p>1283939</text:p>
          </table:table-cell>
          <table:table-cell table:style-name="ce7" office:value-type="float" office:value="1.85" calcext:value-type="float">
            <text:p>1,85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68" calcext:value-type="float">
            <text:p>1,68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81" calcext:value-type="float">
            <text:p>1,81</text:p>
          </table:table-cell>
          <table:table-cell table:style-name="ce9" office:value-type="float" office:value="3.09" calcext:value-type="float">
            <text:p>3,09</text:p>
          </table:table-cell>
          <table:table-cell table:style-name="ce9" office:value-type="float" office:value="2.9" calcext:value-type="float">
            <text:p>2,90</text:p>
          </table:table-cell>
          <table:table-cell table:style-name="ce9" office:value-type="float" office:value="3.13" calcext:value-type="float">
            <text:p>3,13</text:p>
          </table:table-cell>
          <table:table-cell table:style-name="ce9" office:value-type="float" office:value="3.51" calcext:value-type="float">
            <text:p>3,51</text:p>
          </table:table-cell>
          <table:table-cell table:style-name="ce9" office:value-type="float" office:value="3.48" calcext:value-type="float">
            <text:p>3,48</text:p>
          </table:table-cell>
          <table:table-cell table:style-name="ce28" table:formula="of:=[data.E609]/([data.C609]*[data.D609])" office:value-type="float" office:value="1.17963995384118" calcext:value-type="float">
            <text:p>1,18</text:p>
          </table:table-cell>
          <table:table-cell table:style-name="ce5" table:formula="of:=[data.B609]/[data.E609]" office:value-type="float" office:value="2.54316131841154" calcext:value-type="float">
            <text:p>2,543</text:p>
          </table:table-cell>
          <table:table-cell table:style-name="ce7" table:formula="of:=AVERAGE([data.F609:.J609])" office:value-type="float" office:value="1.772" calcext:value-type="float">
            <text:p>1,77</text:p>
          </table:table-cell>
          <table:table-cell table:style-name="ce9" table:formula="of:=AVERAGE([data.K609:.O609])" office:value-type="float" office:value="3.222" calcext:value-type="float">
            <text:p>3,22</text:p>
          </table:table-cell>
          <table:table-cell table:style-name="ce12" table:formula="of:=[data.Q609]/[data.Q553]*(LOG([data.R553]*1000)/LOG([data.R609]*1000))" office:value-type="float" office:value="0.942189606156554" calcext:value-type="float">
            <text:p>0,94</text:p>
          </table:table-cell>
          <table:table-cell table:style-name="ce12" table:formula="of:=[data.Q609]/[data.Q553]*(LOG([data.S553]*1000)/LOG([data.S609]*1000))" office:value-type="float" office:value="0.573114086225072" calcext:value-type="float">
            <text:p>0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1317739" calcext:value-type="float">
            <text:p>1317739</text:p>
          </table:table-cell>
          <table:table-cell table:style-name="ce7" office:value-type="float" office:value="1.55" calcext:value-type="float">
            <text:p>1,55</text:p>
          </table:table-cell>
          <table:table-cell table:style-name="ce7" office:value-type="float" office:value="1.57" calcext:value-type="float">
            <text:p>1,57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78" calcext:value-type="float">
            <text:p>1,78</text:p>
          </table:table-cell>
          <table:table-cell table:style-name="ce7" office:value-type="float" office:value="1.83" calcext:value-type="float">
            <text:p>1,83</text:p>
          </table:table-cell>
          <table:table-cell table:style-name="ce9" office:value-type="float" office:value="2.04" calcext:value-type="float">
            <text:p>2,04</text:p>
          </table:table-cell>
          <table:table-cell table:style-name="ce9" office:value-type="float" office:value="1.79" calcext:value-type="float">
            <text:p>1,79</text:p>
          </table:table-cell>
          <table:table-cell table:number-columns-repeated="2" table:style-name="ce9" office:value-type="float" office:value="1.66" calcext:value-type="float">
            <text:p>1,66</text:p>
          </table:table-cell>
          <table:table-cell table:style-name="ce9" office:value-type="float" office:value="1.86" calcext:value-type="float">
            <text:p>1,86</text:p>
          </table:table-cell>
          <table:table-cell table:style-name="ce28" table:formula="of:=[data.E610]/([data.C610]*[data.D610])" office:value-type="float" office:value="1.40424019607843" calcext:value-type="float">
            <text:p>1,40</text:p>
          </table:table-cell>
          <table:table-cell table:style-name="ce5" table:formula="of:=[data.B610]/[data.E610]" office:value-type="float" office:value="2.13639878610256" calcext:value-type="float">
            <text:p>2,136</text:p>
          </table:table-cell>
          <table:table-cell table:style-name="ce7" table:formula="of:=AVERAGE([data.F610:.J610])" office:value-type="float" office:value="1.67" calcext:value-type="float">
            <text:p>1,67</text:p>
          </table:table-cell>
          <table:table-cell table:style-name="ce9" table:formula="of:=AVERAGE([data.K610:.O610])" office:value-type="float" office:value="1.802" calcext:value-type="float">
            <text:p>1,80</text:p>
          </table:table-cell>
          <table:table-cell table:style-name="ce12" table:formula="of:=[data.Q610]/[data.Q554]*(LOG([data.R554]*1000)/LOG([data.R610]*1000))" office:value-type="float" office:value="0.927636062986706" calcext:value-type="float">
            <text:p>0,93</text:p>
          </table:table-cell>
          <table:table-cell table:style-name="ce12" table:formula="of:=[data.Q610]/[data.Q554]*(LOG([data.S554]*1000)/LOG([data.S610]*1000))" office:value-type="float" office:value="0.598234329943161" calcext:value-type="float">
            <text:p>0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26835" calcext:value-type="float">
            <text:p>1226835</text:p>
          </table:table-cell>
          <table:table-cell table:style-name="ce7" office:value-type="float" office:value="1.75" calcext:value-type="float">
            <text:p>1,75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53" calcext:value-type="float">
            <text:p>1,53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75" calcext:value-type="float">
            <text:p>1,75</text:p>
          </table:table-cell>
          <table:table-cell table:style-name="ce9" office:value-type="float" office:value="3.36" calcext:value-type="float">
            <text:p>3,36</text:p>
          </table:table-cell>
          <table:table-cell table:style-name="ce9" office:value-type="float" office:value="3.11" calcext:value-type="float">
            <text:p>3,11</text:p>
          </table:table-cell>
          <table:table-cell table:style-name="ce9" office:value-type="float" office:value="2.82" calcext:value-type="float">
            <text:p>2,82</text:p>
          </table:table-cell>
          <table:table-cell table:style-name="ce9" office:value-type="float" office:value="2.96" calcext:value-type="float">
            <text:p>2,96</text:p>
          </table:table-cell>
          <table:table-cell table:style-name="ce25" office:value-type="float" office:value="3.18" calcext:value-type="float">
            <text:p>3,18</text:p>
          </table:table-cell>
          <table:table-cell table:style-name="ce28" table:formula="of:=[data.E611]/([data.C611]*[data.D611])" office:value-type="float" office:value="1.09563882458848" calcext:value-type="float">
            <text:p>1,10</text:p>
          </table:table-cell>
          <table:table-cell table:style-name="ce5" table:formula="of:=[data.B611]/[data.E611]" office:value-type="float" office:value="2.73814164088895" calcext:value-type="float">
            <text:p>2,738</text:p>
          </table:table-cell>
          <table:table-cell table:style-name="ce7" table:formula="of:=AVERAGE([data.F611:.J611])" office:value-type="float" office:value="1.67" calcext:value-type="float">
            <text:p>1,67</text:p>
          </table:table-cell>
          <table:table-cell table:style-name="ce9" table:formula="of:=AVERAGE([data.K611:.O611])" office:value-type="float" office:value="3.086" calcext:value-type="float">
            <text:p>3,09</text:p>
          </table:table-cell>
          <table:table-cell table:style-name="ce34" table:formula="of:=[data.Q611]/[data.Q555]*(LOG([data.R555]*1000)/LOG([data.R611]*1000))" office:value-type="float" office:value="0.899760924795383" calcext:value-type="float">
            <text:p>0,90</text:p>
          </table:table-cell>
          <table:table-cell table:style-name="ce34" table:formula="of:=[data.Q611]/[data.Q555]*(LOG([data.S555]*1000)/LOG([data.S611]*1000))" office:value-type="float" office:value="0.568694142235015" calcext:value-type="float">
            <text:p>0,57</text:p>
          </table:table-cell>
          <table:table-cell table:number-columns-repeated="1003"/>
        </table:table-row>
        <table:table-row table:style-name="ro2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562:.P611])" office:value-type="float" office:value="1.30515922831823" calcext:value-type="float">
            <text:p>1,31</text:p>
          </table:table-cell>
          <table:table-cell table:style-name="ce30" table:formula="of:=AVERAGE([data.Q562:.Q611])" office:value-type="float" office:value="2.36373977249357" calcext:value-type="float">
            <text:p>2,364</text:p>
          </table:table-cell>
          <table:table-cell table:style-name="ce31" table:formula="of:=AVERAGE([data.R562:.R611])" office:value-type="float" office:value="1.85996" calcext:value-type="float">
            <text:p>1,86</text:p>
          </table:table-cell>
          <table:table-cell table:style-name="ce32" table:formula="of:=AVERAGE([data.S562:.S611])" office:value-type="float" office:value="2.68948" calcext:value-type="float">
            <text:p>2,69</text:p>
          </table:table-cell>
          <table:table-cell table:style-name="ce35" table:formula="of:=[data.Q612]/[data.Q556]*(LOG([data.R556]*1000)/LOG([data.R612]*1000))" office:value-type="float" office:value="0.908682002800956" calcext:value-type="float">
            <text:p>0,91</text:p>
          </table:table-cell>
          <table:table-cell table:style-name="ce35" table:formula="of:=[data.Q612]/[data.Q556]*(LOG([data.S556]*1000)/LOG([data.S612]*1000))" office:value-type="float" office:value="0.564881439884817" calcext:value-type="float">
            <text:p>0,56</text:p>
          </table:table-cell>
          <table:table-cell table:number-columns-repeated="1003"/>
        </table:table-row>
        <table:table-row table:style-name="ro3" table:number-rows-repeated="104796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av1_lossless_results" table:base-cell-address="$data.$A$1" table:cell-range-address="data.$A$1:data.$S$51"/>
          <table:named-range table:name="av1_lossless_results_1" table:base-cell-address="$data.$A$1" table:cell-range-address="data.$A$1:data.$S$51"/>
          <table:named-range table:name="bpg_lossless_results" table:base-cell-address="$data.$A$1" table:cell-range-address="data.$A$113:data.$S$163"/>
          <table:named-range table:name="Connexion1" table:base-cell-address="$data.$A$1" table:cell-range-address="data.$A$1:data.$S$51"/>
          <table:named-range table:name="Connexion2" table:base-cell-address="$data.$A$1" table:cell-range-address="data.$A$113:data.$S$163"/>
          <table:named-range table:name="Connexion3" table:base-cell-address="$data.$A$1" table:cell-range-address="data.$A$169:data.$S$219"/>
          <table:named-range table:name="Connexion4" table:base-cell-address="$data.$A$1" table:cell-range-address="data.$A$225:data.$S$275"/>
          <table:named-range table:name="Connexion5" table:base-cell-address="$data.$A$1" table:cell-range-address="data.$A$281:data.$S$331"/>
          <table:named-range table:name="Connexion6" table:base-cell-address="$data.$A$1" table:cell-range-address="data.$A$337:data.$S$387"/>
          <table:named-range table:name="Connexion8" table:base-cell-address="$data.$A$1" table:cell-range-address="data.$A$449:data.$S$499"/>
          <table:named-range table:name="Connexion9" table:base-cell-address="$data.$A$1" table:cell-range-address="data.$A$505:data.$O$555"/>
          <table:named-range table:name="daala_lossless_results" table:base-cell-address="$data.$A$1" table:cell-range-address="data.$A$169:data.$S$219"/>
          <table:named-range table:name="flif_lossless_results" table:base-cell-address="$data.$A$1" table:cell-range-address="data.$A$225:data.$S$275"/>
          <table:named-range table:name="jpegxr_lossless_results" table:base-cell-address="$data.$A$1" table:cell-range-address="data.$A$281:data.$S$331"/>
          <table:named-range table:name="kdujpeg_lossless_results" table:base-cell-address="$data.$A$1" table:cell-range-address="data.$A$337:data.$S$387"/>
          <table:named-range table:name="mozjpeg_lossless_results" table:base-cell-address="$data.$A$1" table:cell-range-address="data.$A$393:data.$S$443"/>
          <table:named-range table:name="mozjpeg_lossless_results_1" table:base-cell-address="$data.$A$1" table:cell-range-address="data.$A$393:data.$S$443"/>
          <table:named-range table:name="png_lossless_results" table:base-cell-address="$data.$A$1" table:cell-range-address="data.$A$449:data.$S$499"/>
          <table:named-range table:name="results" table:base-cell-address="$data.$A$1" table:cell-range-address="data.$A$113:data.$S$556"/>
          <table:named-range table:name="webp_lossless_results" table:base-cell-address="$data.$A$1" table:cell-range-address="data.$A$505:data.$O$555"/>
        </table:named-expressions>
      </table:table>
      <table:named-expressions/>
      <table:database-ranges>
        <table:database-range table:name="__Anonymous_Sheet_DB__0" table:target-range-address="Summary.A1:Summary.G10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number:number-style style:name="N110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 style:data-style-name="N2" text:time-value="18:22:30.748964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1$Linux_X86_64 LibreOffice_project/30$Build-1</meta:generator>
    <meta:initial-creator>Robert-André Mauchin</meta:initial-creator>
    <meta:creation-date>2016-04-04T14:23:24Z</meta:creation-date>
    <dc:date>2017-07-07T18:36:41.796567261</dc:date>
    <meta:editing-duration>PT18H31M8S</meta:editing-duration>
    <meta:editing-cycles>13</meta:editing-cycles>
    <meta:document-statistic meta:table-count="2" meta:cell-count="11942" meta:object-count="0"/>
  </office:meta>
</office:document-meta>
</file>